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5.5736in" fo:margin-left="0.3903in" table:align="left" style:writing-mode="lr-tb"/>
    </style:style>
    <style:style style:name="表14.A" style:family="table-column">
      <style:table-column-properties style:column-width="5.5736in"/>
    </style:style>
    <style:style style:name="表14.1" style:family="table-row">
      <style:table-row-properties fo:keep-together="auto"/>
    </style:style>
    <style:style style:name="表1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5" style:family="table">
      <style:table-properties style:width="5.5736in" fo:margin-left="0.3903in" table:align="left" style:writing-mode="lr-tb"/>
    </style:style>
    <style:style style:name="表5.A" style:family="table-column">
      <style:table-column-properties style:column-width="5.5736in"/>
    </style:style>
    <style:style style:name="表5.1" style:family="table-row">
      <style:table-row-properties fo:keep-together="auto"/>
    </style:style>
    <style:style style:name="表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2" style:family="table">
      <style:table-properties style:width="5.5736in" fo:margin-left="0.3903in" table:align="left" style:writing-mode="lr-tb"/>
    </style:style>
    <style:style style:name="表122.A" style:family="table-column">
      <style:table-column-properties style:column-width="5.5736in"/>
    </style:style>
    <style:style style:name="表122.1" style:family="table-row">
      <style:table-row-properties fo:keep-together="auto"/>
    </style:style>
    <style:style style:name="表1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 style:family="table">
      <style:table-properties style:width="5.5736in" fo:margin-left="0.3903in" table:align="left" style:writing-mode="lr-tb"/>
    </style:style>
    <style:style style:name="表1.A" style:family="table-column">
      <style:table-column-properties style:column-width="5.5736in"/>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 style:family="table">
      <style:table-properties style:width="5.5736in" fo:margin-left="0.3903in" table:align="left" style:writing-mode="lr-tb"/>
    </style:style>
    <style:style style:name="表2.A" style:family="table-column">
      <style:table-column-properties style:column-width="5.5736in"/>
    </style:style>
    <style:style style:name="表2.1" style:family="table-row">
      <style:table-row-properties fo:keep-together="auto"/>
    </style:style>
    <style:style style:name="表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3" style:family="table">
      <style:table-properties style:width="5.5736in" fo:margin-left="0.3903in" table:align="left" style:writing-mode="lr-tb"/>
    </style:style>
    <style:style style:name="表3.A" style:family="table-column">
      <style:table-column-properties style:column-width="5.5736in"/>
    </style:style>
    <style:style style:name="表3.1" style:family="table-row">
      <style:table-row-properties fo:keep-together="auto"/>
    </style:style>
    <style:style style:name="表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4" style:family="table">
      <style:table-properties style:width="5.5736in" fo:margin-left="0.3903in" table:align="left" style:writing-mode="lr-tb"/>
    </style:style>
    <style:style style:name="表4.A" style:family="table-column">
      <style:table-column-properties style:column-width="5.5736in"/>
    </style:style>
    <style:style style:name="表4.1" style:family="table-row">
      <style:table-row-properties fo:keep-together="auto"/>
    </style:style>
    <style:style style:name="表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6" style:family="table">
      <style:table-properties style:width="5.5736in" fo:margin-left="0.3903in" table:align="left" style:writing-mode="lr-tb"/>
    </style:style>
    <style:style style:name="表6.A" style:family="table-column">
      <style:table-column-properties style:column-width="5.5736in"/>
    </style:style>
    <style:style style:name="表6.1" style:family="table-row">
      <style:table-row-properties fo:keep-together="auto"/>
    </style:style>
    <style:style style:name="表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 style:family="table">
      <style:table-properties style:width="5.5736in" fo:margin-left="0.3903in" table:align="left" style:writing-mode="lr-tb"/>
    </style:style>
    <style:style style:name="表12.A" style:family="table-column">
      <style:table-column-properties style:column-width="5.5736in"/>
    </style:style>
    <style:style style:name="表12.1" style:family="table-row">
      <style:table-row-properties fo:keep-together="auto"/>
    </style:style>
    <style:style style:name="表1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7" style:family="table">
      <style:table-properties style:width="5.5736in" fo:margin-left="0.3903in" table:align="left" style:writing-mode="lr-tb"/>
    </style:style>
    <style:style style:name="表7.A" style:family="table-column">
      <style:table-column-properties style:column-width="5.5736in"/>
    </style:style>
    <style:style style:name="表7.1" style:family="table-row">
      <style:table-row-properties fo:keep-together="auto"/>
    </style:style>
    <style:style style:name="表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9" style:family="table">
      <style:table-properties style:width="5.5736in" fo:margin-left="0.3903in" table:align="left" style:writing-mode="lr-tb"/>
    </style:style>
    <style:style style:name="表9.A" style:family="table-column">
      <style:table-column-properties style:column-width="5.5736in"/>
    </style:style>
    <style:style style:name="表9.1" style:family="table-row">
      <style:table-row-properties fo:keep-together="auto"/>
    </style:style>
    <style:style style:name="表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 style:family="table">
      <style:table-properties style:width="5.5736in" fo:margin-left="0.3903in" table:align="left" style:writing-mode="lr-tb"/>
    </style:style>
    <style:style style:name="表8.A" style:family="table-column">
      <style:table-column-properties style:column-width="5.5736in"/>
    </style:style>
    <style:style style:name="表8.1" style:family="table-row">
      <style:table-row-properties fo:keep-together="auto"/>
    </style:style>
    <style:style style:name="表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0" style:family="table">
      <style:table-properties style:width="5.5736in" fo:margin-left="0.3903in" table:align="left" style:writing-mode="lr-tb"/>
    </style:style>
    <style:style style:name="表10.A" style:family="table-column">
      <style:table-column-properties style:column-width="5.5736in"/>
    </style:style>
    <style:style style:name="表10.1" style:family="table-row">
      <style:table-row-properties fo:keep-together="auto"/>
    </style:style>
    <style:style style:name="表1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1" style:family="table">
      <style:table-properties style:width="5.5736in" fo:margin-left="0.3903in" table:align="left" style:writing-mode="lr-tb"/>
    </style:style>
    <style:style style:name="表11.A" style:family="table-column">
      <style:table-column-properties style:column-width="5.5736in"/>
    </style:style>
    <style:style style:name="表11.1" style:family="table-row">
      <style:table-row-properties fo:keep-together="auto"/>
    </style:style>
    <style:style style:name="表1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 style:family="table">
      <style:table-properties style:width="5.5736in" fo:margin-left="0.3903in" table:align="left" style:writing-mode="lr-tb"/>
    </style:style>
    <style:style style:name="Table1.A" style:family="table-column">
      <style:table-column-properties style:column-width="5.5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 style:family="table">
      <style:table-properties style:width="5.5736in" fo:margin-left="0.3903in" table:align="left" style:writing-mode="lr-tb"/>
    </style:style>
    <style:style style:name="Table2.A" style:family="table-column">
      <style:table-column-properties style:column-width="5.57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 style:family="table">
      <style:table-properties style:width="5.5736in" fo:margin-left="0.3903in" table:align="left" style:writing-mode="lr-tb"/>
    </style:style>
    <style:style style:name="Table3.A" style:family="table-column">
      <style:table-column-properties style:column-width="5.5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3" style:family="table">
      <style:table-properties style:width="5.9493in" fo:margin-left="0.3903in" table:align="left" style:writing-mode="lr-tb"/>
    </style:style>
    <style:style style:name="表13.A" style:family="table-column">
      <style:table-column-properties style:column-width="5.9493in"/>
    </style:style>
    <style:style style:name="表13.1" style:family="table-row">
      <style:table-row-properties fo:keep-together="auto"/>
    </style:style>
    <style:style style:name="表1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6" style:family="table">
      <style:table-properties style:width="5.5736in" fo:margin-left="0.3903in" table:align="left" style:writing-mode="lr-tb"/>
    </style:style>
    <style:style style:name="表16.A" style:family="table-column">
      <style:table-column-properties style:column-width="5.5736in"/>
    </style:style>
    <style:style style:name="表16.1" style:family="table-row">
      <style:table-row-properties fo:keep-together="auto"/>
    </style:style>
    <style:style style:name="表1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7" style:family="table">
      <style:table-properties style:width="5.5736in" fo:margin-left="0.3903in" table:align="left" style:writing-mode="lr-tb"/>
    </style:style>
    <style:style style:name="表17.A" style:family="table-column">
      <style:table-column-properties style:column-width="5.5736in"/>
    </style:style>
    <style:style style:name="表17.1" style:family="table-row">
      <style:table-row-properties fo:keep-together="auto"/>
    </style:style>
    <style:style style:name="表1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8" style:family="table">
      <style:table-properties style:width="5.5736in" fo:margin-left="0.3903in" table:align="left" style:writing-mode="lr-tb"/>
    </style:style>
    <style:style style:name="表18.A" style:family="table-column">
      <style:table-column-properties style:column-width="5.5736in"/>
    </style:style>
    <style:style style:name="表18.1" style:family="table-row">
      <style:table-row-properties fo:keep-together="auto"/>
    </style:style>
    <style:style style:name="表1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 style:family="table">
      <style:table-properties style:width="5.5736in" fo:margin-left="0.3903in" table:align="left" style:writing-mode="lr-tb"/>
    </style:style>
    <style:style style:name="表19.A" style:family="table-column">
      <style:table-column-properties style:column-width="5.5736in"/>
    </style:style>
    <style:style style:name="表19.1" style:family="table-row">
      <style:table-row-properties fo:keep-together="auto"/>
    </style:style>
    <style:style style:name="表1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0" style:family="table">
      <style:table-properties style:width="5.5736in" fo:margin-left="0.3903in" table:align="left" style:writing-mode="lr-tb"/>
    </style:style>
    <style:style style:name="表20.A" style:family="table-column">
      <style:table-column-properties style:column-width="5.5736in"/>
    </style:style>
    <style:style style:name="表20.1" style:family="table-row">
      <style:table-row-properties fo:keep-together="auto"/>
    </style:style>
    <style:style style:name="表2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1" style:family="table">
      <style:table-properties style:width="5.5736in" fo:margin-left="0.3903in" table:align="left" style:writing-mode="lr-tb"/>
    </style:style>
    <style:style style:name="表21.A" style:family="table-column">
      <style:table-column-properties style:column-width="5.5736in"/>
    </style:style>
    <style:style style:name="表21.1" style:family="table-row">
      <style:table-row-properties fo:keep-together="auto"/>
    </style:style>
    <style:style style:name="表2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2" style:family="table">
      <style:table-properties style:width="5.5736in" fo:margin-left="0.3903in" table:align="left" style:writing-mode="lr-tb"/>
    </style:style>
    <style:style style:name="表22.A" style:family="table-column">
      <style:table-column-properties style:column-width="5.5736in"/>
    </style:style>
    <style:style style:name="表22.1" style:family="table-row">
      <style:table-row-properties fo:keep-together="auto"/>
    </style:style>
    <style:style style:name="表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3" style:family="table">
      <style:table-properties style:width="5.5736in" fo:margin-left="0.3903in" table:align="left" style:writing-mode="lr-tb"/>
    </style:style>
    <style:style style:name="表23.A" style:family="table-column">
      <style:table-column-properties style:column-width="5.5736in"/>
    </style:style>
    <style:style style:name="表23.1" style:family="table-row">
      <style:table-row-properties fo:keep-together="auto"/>
    </style:style>
    <style:style style:name="表2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4" style:family="table">
      <style:table-properties style:width="5.5736in" fo:margin-left="0.3903in" table:align="left" style:writing-mode="lr-tb"/>
    </style:style>
    <style:style style:name="表24.A" style:family="table-column">
      <style:table-column-properties style:column-width="5.5736in"/>
    </style:style>
    <style:style style:name="表24.1" style:family="table-row">
      <style:table-row-properties fo:keep-together="auto"/>
    </style:style>
    <style:style style:name="表2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5" style:family="table">
      <style:table-properties style:width="5.5736in" fo:margin-left="0.3903in" table:align="left" style:writing-mode="lr-tb"/>
    </style:style>
    <style:style style:name="表25.A" style:family="table-column">
      <style:table-column-properties style:column-width="5.5736in"/>
    </style:style>
    <style:style style:name="表25.1" style:family="table-row">
      <style:table-row-properties fo:keep-together="auto"/>
    </style:style>
    <style:style style:name="表2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1" style:family="table">
      <style:table-properties style:width="5.7549in" fo:margin-left="0.1542in" fo:margin-right="-0.0042in" table:align="margins" style:writing-mode="lr-tb"/>
    </style:style>
    <style:style style:name="表81.A" style:family="table-column">
      <style:table-column-properties style:column-width="0.7764in" style:rel-column-width="8841*"/>
    </style:style>
    <style:style style:name="表81.B" style:family="table-column">
      <style:table-column-properties style:column-width="4.9785in" style:rel-column-width="56694*"/>
    </style:style>
    <style:style style:name="表26" style:family="table">
      <style:table-properties style:width="5.7549in" fo:margin-left="0.1542in" fo:margin-right="-0.0042in" table:align="margins" style:writing-mode="lr-tb"/>
    </style:style>
    <style:style style:name="表26.A" style:family="table-column">
      <style:table-column-properties style:column-width="0.7764in" style:rel-column-width="8841*"/>
    </style:style>
    <style:style style:name="表26.B" style:family="table-column">
      <style:table-column-properties style:column-width="4.9785in" style:rel-column-width="56694*"/>
    </style:style>
    <style:style style:name="表27" style:family="table">
      <style:table-properties style:width="5.7549in" fo:margin-left="0.1542in" fo:margin-right="-0.0042in" table:align="margins" style:writing-mode="lr-tb"/>
    </style:style>
    <style:style style:name="表27.A" style:family="table-column">
      <style:table-column-properties style:column-width="0.7764in" style:rel-column-width="8841*"/>
    </style:style>
    <style:style style:name="表27.B" style:family="table-column">
      <style:table-column-properties style:column-width="4.9785in" style:rel-column-width="56694*"/>
    </style:style>
    <style:style style:name="表116" style:family="table">
      <style:table-properties style:width="5.7549in" fo:margin-left="0.1542in" fo:margin-right="-0.0042in" table:align="margins" style:writing-mode="lr-tb"/>
    </style:style>
    <style:style style:name="表116.A" style:family="table-column">
      <style:table-column-properties style:column-width="0.7764in" style:rel-column-width="8841*"/>
    </style:style>
    <style:style style:name="表116.B" style:family="table-column">
      <style:table-column-properties style:column-width="4.9785in" style:rel-column-width="56694*"/>
    </style:style>
    <style:style style:name="Table26" style:family="table">
      <style:table-properties style:width="5.7549in" fo:margin-left="0.1542in" fo:margin-right="-0.0042in" table:align="margins" style:writing-mode="lr-tb"/>
    </style:style>
    <style:style style:name="Table26.A" style:family="table-column">
      <style:table-column-properties style:column-width="0.7764in" style:rel-column-width="8841*"/>
    </style:style>
    <style:style style:name="Table26.B" style:family="table-column">
      <style:table-column-properties style:column-width="4.9785in" style:rel-column-width="56694*"/>
    </style:style>
    <style:style style:name="表28" style:family="table">
      <style:table-properties style:width="5.7549in" fo:margin-left="0.1542in" fo:margin-right="-0.0042in" table:align="margins" style:writing-mode="lr-tb"/>
    </style:style>
    <style:style style:name="表28.A" style:family="table-column">
      <style:table-column-properties style:column-width="0.7764in" style:rel-column-width="8841*"/>
    </style:style>
    <style:style style:name="表28.B" style:family="table-column">
      <style:table-column-properties style:column-width="4.9785in" style:rel-column-width="56694*"/>
    </style:style>
    <style:style style:name="表29" style:family="table">
      <style:table-properties style:width="5.7549in" fo:margin-left="0.1542in" fo:margin-right="-0.0042in" table:align="margins" style:writing-mode="lr-tb"/>
    </style:style>
    <style:style style:name="表29.A" style:family="table-column">
      <style:table-column-properties style:column-width="0.7764in" style:rel-column-width="8841*"/>
    </style:style>
    <style:style style:name="表29.B" style:family="table-column">
      <style:table-column-properties style:column-width="4.9785in" style:rel-column-width="56694*"/>
    </style:style>
    <style:style style:name="表30" style:family="table">
      <style:table-properties style:width="5.7549in" fo:margin-left="0.1542in" fo:margin-right="-0.0042in" table:align="margins" style:writing-mode="lr-tb"/>
    </style:style>
    <style:style style:name="表30.A" style:family="table-column">
      <style:table-column-properties style:column-width="0.7764in" style:rel-column-width="8841*"/>
    </style:style>
    <style:style style:name="表30.B" style:family="table-column">
      <style:table-column-properties style:column-width="4.9785in" style:rel-column-width="56694*"/>
    </style:style>
    <style:style style:name="表31" style:family="table">
      <style:table-properties style:width="5.7549in" fo:margin-left="0.1542in" fo:margin-right="-0.0042in" table:align="margins" style:writing-mode="lr-tb"/>
    </style:style>
    <style:style style:name="表31.A" style:family="table-column">
      <style:table-column-properties style:column-width="0.7764in" style:rel-column-width="8841*"/>
    </style:style>
    <style:style style:name="表31.B" style:family="table-column">
      <style:table-column-properties style:column-width="4.9785in" style:rel-column-width="56694*"/>
    </style:style>
    <style:style style:name="表32" style:family="table">
      <style:table-properties style:width="5.7549in" fo:margin-left="0.1542in" fo:margin-right="-0.0042in" table:align="margins" style:writing-mode="lr-tb"/>
    </style:style>
    <style:style style:name="表32.A" style:family="table-column">
      <style:table-column-properties style:column-width="0.7764in" style:rel-column-width="8841*"/>
    </style:style>
    <style:style style:name="表32.B" style:family="table-column">
      <style:table-column-properties style:column-width="4.9785in" style:rel-column-width="56694*"/>
    </style:style>
    <style:style style:name="表33" style:family="table">
      <style:table-properties style:width="5.7549in" fo:margin-left="0.1542in" fo:margin-right="-0.0042in" table:align="margins" style:writing-mode="lr-tb"/>
    </style:style>
    <style:style style:name="表33.A" style:family="table-column">
      <style:table-column-properties style:column-width="0.7764in" style:rel-column-width="8841*"/>
    </style:style>
    <style:style style:name="表33.B" style:family="table-column">
      <style:table-column-properties style:column-width="4.9785in" style:rel-column-width="56694*"/>
    </style:style>
    <style:style style:name="Table36" style:family="table">
      <style:table-properties style:width="5.7549in" fo:margin-left="0.1542in" fo:margin-right="-0.0042in" table:align="margins" style:writing-mode="lr-tb"/>
    </style:style>
    <style:style style:name="Table36.A" style:family="table-column">
      <style:table-column-properties style:column-width="0.7764in" style:rel-column-width="8841*"/>
    </style:style>
    <style:style style:name="Table36.B" style:family="table-column">
      <style:table-column-properties style:column-width="4.9785in" style:rel-column-width="56694*"/>
    </style:style>
    <style:style style:name="表34" style:family="table">
      <style:table-properties style:width="5.7549in" fo:margin-left="0.1542in" fo:margin-right="-0.0042in" table:align="margins" style:writing-mode="lr-tb"/>
    </style:style>
    <style:style style:name="表34.A" style:family="table-column">
      <style:table-column-properties style:column-width="0.7764in" style:rel-column-width="8841*"/>
    </style:style>
    <style:style style:name="表34.B" style:family="table-column">
      <style:table-column-properties style:column-width="4.9785in" style:rel-column-width="56694*"/>
    </style:style>
    <style:style style:name="Table37" style:family="table">
      <style:table-properties style:width="5.7549in" fo:margin-left="0.1542in" fo:margin-right="-0.0042in" table:align="margins" style:writing-mode="lr-tb"/>
    </style:style>
    <style:style style:name="Table37.A" style:family="table-column">
      <style:table-column-properties style:column-width="0.7764in" style:rel-column-width="8841*"/>
    </style:style>
    <style:style style:name="Table37.B" style:family="table-column">
      <style:table-column-properties style:column-width="4.9785in" style:rel-column-width="56694*"/>
    </style:style>
    <style:style style:name="表180" style:family="table">
      <style:table-properties style:width="5.7549in" fo:margin-left="0.1542in" fo:margin-right="-0.0042in" table:align="margins" style:writing-mode="lr-tb"/>
    </style:style>
    <style:style style:name="表180.A" style:family="table-column">
      <style:table-column-properties style:column-width="0.7764in" style:rel-column-width="8841*"/>
    </style:style>
    <style:style style:name="表180.B" style:family="table-column">
      <style:table-column-properties style:column-width="4.9785in" style:rel-column-width="56694*"/>
    </style:style>
    <style:style style:name="表167" style:family="table">
      <style:table-properties style:width="5.7549in" fo:margin-left="0.1542in" fo:margin-right="-0.0042in" table:align="margins" style:writing-mode="lr-tb"/>
    </style:style>
    <style:style style:name="表167.A" style:family="table-column">
      <style:table-column-properties style:column-width="0.7764in" style:rel-column-width="8841*"/>
    </style:style>
    <style:style style:name="表167.B" style:family="table-column">
      <style:table-column-properties style:column-width="4.9785in" style:rel-column-width="56694*"/>
    </style:style>
    <style:style style:name="表167.A1" style:family="table-cell">
      <style:table-cell-properties fo:padding="0in" fo:border="none"/>
    </style:style>
    <style:style style:name="表168" style:family="table">
      <style:table-properties style:width="5.7549in" fo:margin-left="0.1542in" fo:margin-right="-0.0042in" table:align="margins" style:writing-mode="lr-tb"/>
    </style:style>
    <style:style style:name="表168.A" style:family="table-column">
      <style:table-column-properties style:column-width="0.7764in" style:rel-column-width="8841*"/>
    </style:style>
    <style:style style:name="表168.B" style:family="table-column">
      <style:table-column-properties style:column-width="4.9785in" style:rel-column-width="56694*"/>
    </style:style>
    <style:style style:name="表168.A1" style:family="table-cell">
      <style:table-cell-properties fo:padding="0in" fo:border="none"/>
    </style:style>
    <style:style style:name="表35" style:family="table">
      <style:table-properties style:width="5.7549in" fo:margin-left="0.1542in" fo:margin-right="-0.0042in" table:align="margins" style:writing-mode="lr-tb"/>
    </style:style>
    <style:style style:name="表35.A" style:family="table-column">
      <style:table-column-properties style:column-width="0.7764in" style:rel-column-width="8841*"/>
    </style:style>
    <style:style style:name="表35.B" style:family="table-column">
      <style:table-column-properties style:column-width="4.9785in" style:rel-column-width="56694*"/>
    </style:style>
    <style:style style:name="表36" style:family="table">
      <style:table-properties style:width="5.7549in" fo:margin-left="0.1542in" fo:margin-right="-0.0042in" table:align="margins" style:writing-mode="lr-tb"/>
    </style:style>
    <style:style style:name="表36.A" style:family="table-column">
      <style:table-column-properties style:column-width="0.7764in" style:rel-column-width="8841*"/>
    </style:style>
    <style:style style:name="表36.B" style:family="table-column">
      <style:table-column-properties style:column-width="4.9785in" style:rel-column-width="56694*"/>
    </style:style>
    <style:style style:name="表37" style:family="table">
      <style:table-properties style:width="5.7549in" fo:margin-left="0.1542in" fo:margin-right="-0.0042in" table:align="margins" style:writing-mode="lr-tb"/>
    </style:style>
    <style:style style:name="表37.A" style:family="table-column">
      <style:table-column-properties style:column-width="0.7764in" style:rel-column-width="8841*"/>
    </style:style>
    <style:style style:name="表37.B" style:family="table-column">
      <style:table-column-properties style:column-width="4.9785in" style:rel-column-width="56694*"/>
    </style:style>
    <style:style style:name="Table4" style:family="table">
      <style:table-properties style:width="5.7549in" fo:margin-left="0.1542in" fo:margin-right="-0.0042in" table:align="margins" style:writing-mode="lr-tb"/>
    </style:style>
    <style:style style:name="Table4.A" style:family="table-column">
      <style:table-column-properties style:column-width="0.7764in" style:rel-column-width="8841*"/>
    </style:style>
    <style:style style:name="Table4.B" style:family="table-column">
      <style:table-column-properties style:column-width="4.9785in" style:rel-column-width="56694*"/>
    </style:style>
    <style:style style:name="Table6" style:family="table">
      <style:table-properties style:width="5.7549in" fo:margin-left="0.1542in" fo:margin-right="-0.0042in" table:align="margins" style:writing-mode="lr-tb"/>
    </style:style>
    <style:style style:name="Table6.A" style:family="table-column">
      <style:table-column-properties style:column-width="0.7764in" style:rel-column-width="8841*"/>
    </style:style>
    <style:style style:name="Table6.B" style:family="table-column">
      <style:table-column-properties style:column-width="4.9785in" style:rel-column-width="56694*"/>
    </style:style>
    <style:style style:name="Table5" style:family="table">
      <style:table-properties style:width="5.7549in" fo:margin-left="0.1542in" fo:margin-right="-0.0042in" table:align="margins" style:writing-mode="lr-tb"/>
    </style:style>
    <style:style style:name="Table5.A" style:family="table-column">
      <style:table-column-properties style:column-width="0.7764in" style:rel-column-width="8841*"/>
    </style:style>
    <style:style style:name="Table5.B" style:family="table-column">
      <style:table-column-properties style:column-width="4.9785in" style:rel-column-width="56694*"/>
    </style:style>
    <style:style style:name="表182" style:family="table">
      <style:table-properties style:width="5.7549in" fo:margin-left="0.1542in" fo:margin-right="-0.0042in" table:align="margins" style:writing-mode="lr-tb"/>
    </style:style>
    <style:style style:name="表182.A" style:family="table-column">
      <style:table-column-properties style:column-width="0.7764in" style:rel-column-width="8841*"/>
    </style:style>
    <style:style style:name="表182.B" style:family="table-column">
      <style:table-column-properties style:column-width="4.9785in" style:rel-column-width="56694*"/>
    </style:style>
    <style:style style:name="表117" style:family="table">
      <style:table-properties style:width="5.7549in" fo:margin-left="0.1542in" fo:margin-right="-0.0042in" table:align="margins" style:writing-mode="lr-tb"/>
    </style:style>
    <style:style style:name="表117.A" style:family="table-column">
      <style:table-column-properties style:column-width="0.7764in" style:rel-column-width="8841*"/>
    </style:style>
    <style:style style:name="表117.B" style:family="table-column">
      <style:table-column-properties style:column-width="4.9785in" style:rel-column-width="56694*"/>
    </style:style>
    <style:style style:name="表117.A1" style:family="table-cell">
      <style:table-cell-properties fo:padding="0in" fo:border="none"/>
    </style:style>
    <style:style style:name="表117.6" style:family="table-row">
      <style:table-row-properties style:min-row-height="0.25in"/>
    </style:style>
    <style:style style:name="表117.7" style:family="table-row">
      <style:table-row-properties style:min-row-height="0.3125in"/>
    </style:style>
    <style:style style:name="表38" style:family="table">
      <style:table-properties style:width="5.7549in" fo:margin-left="0.1542in" fo:margin-right="-0.0042in" table:align="margins" style:writing-mode="lr-tb"/>
    </style:style>
    <style:style style:name="表38.A" style:family="table-column">
      <style:table-column-properties style:column-width="0.7764in" style:rel-column-width="8841*"/>
    </style:style>
    <style:style style:name="表38.B" style:family="table-column">
      <style:table-column-properties style:column-width="4.9785in" style:rel-column-width="56694*"/>
    </style:style>
    <style:style style:name="表39" style:family="table">
      <style:table-properties style:width="5.7549in" fo:margin-left="0.1542in" fo:margin-right="-0.0042in" table:align="margins" style:writing-mode="lr-tb"/>
    </style:style>
    <style:style style:name="表39.A" style:family="table-column">
      <style:table-column-properties style:column-width="0.7764in" style:rel-column-width="8841*"/>
    </style:style>
    <style:style style:name="表39.B" style:family="table-column">
      <style:table-column-properties style:column-width="4.9785in" style:rel-column-width="56694*"/>
    </style:style>
    <style:style style:name="表40" style:family="table">
      <style:table-properties style:width="5.7549in" fo:margin-left="0.1542in" fo:margin-right="-0.0042in" table:align="margins" style:writing-mode="lr-tb"/>
    </style:style>
    <style:style style:name="表40.A" style:family="table-column">
      <style:table-column-properties style:column-width="0.7764in" style:rel-column-width="8841*"/>
    </style:style>
    <style:style style:name="表40.B" style:family="table-column">
      <style:table-column-properties style:column-width="4.9785in" style:rel-column-width="56694*"/>
    </style:style>
    <style:style style:name="表173" style:family="table">
      <style:table-properties style:width="5.7549in" fo:margin-left="0.1542in" fo:margin-right="-0.0042in" table:align="margins" style:writing-mode="lr-tb"/>
    </style:style>
    <style:style style:name="表173.A" style:family="table-column">
      <style:table-column-properties style:column-width="0.7764in" style:rel-column-width="8841*"/>
    </style:style>
    <style:style style:name="表173.B" style:family="table-column">
      <style:table-column-properties style:column-width="4.9785in" style:rel-column-width="56694*"/>
    </style:style>
    <style:style style:name="表41" style:family="table">
      <style:table-properties style:width="5.7549in" fo:margin-left="0.1542in" fo:margin-right="-0.0042in" table:align="margins" style:writing-mode="lr-tb"/>
    </style:style>
    <style:style style:name="表41.A" style:family="table-column">
      <style:table-column-properties style:column-width="0.7764in" style:rel-column-width="8841*"/>
    </style:style>
    <style:style style:name="表41.B" style:family="table-column">
      <style:table-column-properties style:column-width="4.9785in" style:rel-column-width="56694*"/>
    </style:style>
    <style:style style:name="表183" style:family="table">
      <style:table-properties style:width="5.7549in" fo:margin-left="0.1542in" fo:margin-right="-0.0042in" table:align="margins" style:writing-mode="lr-tb"/>
    </style:style>
    <style:style style:name="表183.A" style:family="table-column">
      <style:table-column-properties style:column-width="0.7764in" style:rel-column-width="8841*"/>
    </style:style>
    <style:style style:name="表183.B" style:family="table-column">
      <style:table-column-properties style:column-width="4.9785in" style:rel-column-width="56694*"/>
    </style:style>
    <style:style style:name="表183.A1" style:family="table-cell">
      <style:table-cell-properties fo:padding="0in" fo:border="none"/>
    </style:style>
    <style:style style:name="表42" style:family="table">
      <style:table-properties style:width="5.7549in" fo:margin-left="0.1542in" fo:margin-right="-0.0042in" table:align="margins" style:writing-mode="lr-tb"/>
    </style:style>
    <style:style style:name="表42.A" style:family="table-column">
      <style:table-column-properties style:column-width="0.7764in" style:rel-column-width="8841*"/>
    </style:style>
    <style:style style:name="表42.B" style:family="table-column">
      <style:table-column-properties style:column-width="4.9785in" style:rel-column-width="56694*"/>
    </style:style>
    <style:style style:name="表42.A1" style:family="table-cell">
      <style:table-cell-properties fo:padding="0in" fo:border="none"/>
    </style:style>
    <style:style style:name="表43" style:family="table">
      <style:table-properties style:width="5.7549in" fo:margin-left="0.1542in" fo:margin-right="-0.0042in" table:align="margins" style:writing-mode="lr-tb"/>
    </style:style>
    <style:style style:name="表43.A" style:family="table-column">
      <style:table-column-properties style:column-width="0.7764in" style:rel-column-width="8841*"/>
    </style:style>
    <style:style style:name="表43.B" style:family="table-column">
      <style:table-column-properties style:column-width="4.9785in" style:rel-column-width="56694*"/>
    </style:style>
    <style:style style:name="Table27" style:family="table">
      <style:table-properties style:width="5.7549in" fo:margin-left="0.1542in" fo:margin-right="-0.0042in" table:align="margins" style:writing-mode="lr-tb"/>
    </style:style>
    <style:style style:name="Table27.A" style:family="table-column">
      <style:table-column-properties style:column-width="0.7764in" style:rel-column-width="8841*"/>
    </style:style>
    <style:style style:name="Table27.B" style:family="table-column">
      <style:table-column-properties style:column-width="4.9785in" style:rel-column-width="56694*"/>
    </style:style>
    <style:style style:name="Table39" style:family="table">
      <style:table-properties style:width="5.7549in" fo:margin-left="0.1542in" fo:margin-right="-0.0042in" table:align="margins" style:writing-mode="lr-tb"/>
    </style:style>
    <style:style style:name="Table39.A" style:family="table-column">
      <style:table-column-properties style:column-width="0.7764in" style:rel-column-width="8841*"/>
    </style:style>
    <style:style style:name="Table39.B" style:family="table-column">
      <style:table-column-properties style:column-width="4.9785in" style:rel-column-width="56694*"/>
    </style:style>
    <style:style style:name="Table40" style:family="table">
      <style:table-properties style:width="5.7549in" fo:margin-left="0.1542in" fo:margin-right="-0.0042in" table:align="margins" style:writing-mode="lr-tb"/>
    </style:style>
    <style:style style:name="Table40.A" style:family="table-column">
      <style:table-column-properties style:column-width="0.7764in" style:rel-column-width="8841*"/>
    </style:style>
    <style:style style:name="Table40.B" style:family="table-column">
      <style:table-column-properties style:column-width="4.9785in" style:rel-column-width="56694*"/>
    </style:style>
    <style:style style:name="表44" style:family="table">
      <style:table-properties style:width="5.7549in" fo:margin-left="0.1542in" fo:margin-right="-0.0042in" table:align="margins" style:writing-mode="lr-tb"/>
    </style:style>
    <style:style style:name="表44.A" style:family="table-column">
      <style:table-column-properties style:column-width="0.7764in" style:rel-column-width="8841*"/>
    </style:style>
    <style:style style:name="表44.B" style:family="table-column">
      <style:table-column-properties style:column-width="4.9785in" style:rel-column-width="56694*"/>
    </style:style>
    <style:style style:name="表45" style:family="table">
      <style:table-properties style:width="5.7549in" fo:margin-left="0.1542in" fo:margin-right="-0.0042in" table:align="margins" style:writing-mode="lr-tb"/>
    </style:style>
    <style:style style:name="表45.A" style:family="table-column">
      <style:table-column-properties style:column-width="0.7764in" style:rel-column-width="8841*"/>
    </style:style>
    <style:style style:name="表45.B" style:family="table-column">
      <style:table-column-properties style:column-width="4.9785in" style:rel-column-width="56694*"/>
    </style:style>
    <style:style style:name="Table28" style:family="table">
      <style:table-properties style:width="5.7549in" fo:margin-left="0.1542in" fo:margin-right="-0.0042in" table:align="margins" style:writing-mode="lr-tb"/>
    </style:style>
    <style:style style:name="Table28.A" style:family="table-column">
      <style:table-column-properties style:column-width="0.7764in" style:rel-column-width="8841*"/>
    </style:style>
    <style:style style:name="Table28.B" style:family="table-column">
      <style:table-column-properties style:column-width="4.9785in" style:rel-column-width="56694*"/>
    </style:style>
    <style:style style:name="表46" style:family="table">
      <style:table-properties style:width="5.7549in" fo:margin-left="0.1542in" fo:margin-right="-0.0042in" table:align="margins" style:writing-mode="lr-tb"/>
    </style:style>
    <style:style style:name="表46.A" style:family="table-column">
      <style:table-column-properties style:column-width="0.7764in" style:rel-column-width="8841*"/>
    </style:style>
    <style:style style:name="表46.B" style:family="table-column">
      <style:table-column-properties style:column-width="4.9785in" style:rel-column-width="56694*"/>
    </style:style>
    <style:style style:name="Table29" style:family="table">
      <style:table-properties style:width="5.7549in" fo:margin-left="0.1542in" fo:margin-right="-0.0042in" table:align="margins" style:writing-mode="lr-tb"/>
    </style:style>
    <style:style style:name="Table29.A" style:family="table-column">
      <style:table-column-properties style:column-width="0.7764in" style:rel-column-width="8841*"/>
    </style:style>
    <style:style style:name="Table29.B" style:family="table-column">
      <style:table-column-properties style:column-width="4.9785in" style:rel-column-width="56694*"/>
    </style:style>
    <style:style style:name="表156" style:family="table">
      <style:table-properties style:width="5.7549in" fo:margin-left="0.1542in" fo:margin-right="-0.0042in" table:align="margins" style:writing-mode="lr-tb"/>
    </style:style>
    <style:style style:name="表156.A" style:family="table-column">
      <style:table-column-properties style:column-width="0.7764in" style:rel-column-width="8841*"/>
    </style:style>
    <style:style style:name="表156.B" style:family="table-column">
      <style:table-column-properties style:column-width="4.9785in" style:rel-column-width="56694*"/>
    </style:style>
    <style:style style:name="表163" style:family="table">
      <style:table-properties style:width="5.7549in" fo:margin-left="0.1542in" fo:margin-right="-0.0042in" table:align="margins" style:writing-mode="lr-tb"/>
    </style:style>
    <style:style style:name="表163.A" style:family="table-column">
      <style:table-column-properties style:column-width="0.7764in" style:rel-column-width="8841*"/>
    </style:style>
    <style:style style:name="表163.B" style:family="table-column">
      <style:table-column-properties style:column-width="4.9785in" style:rel-column-width="56694*"/>
    </style:style>
    <style:style style:name="表163.A1" style:family="table-cell">
      <style:table-cell-properties fo:padding="0in" fo:border="none"/>
    </style:style>
    <style:style style:name="表47" style:family="table">
      <style:table-properties style:width="5.7549in" fo:margin-left="0.1542in" fo:margin-right="-0.0042in" table:align="margins" style:writing-mode="lr-tb"/>
    </style:style>
    <style:style style:name="表47.A" style:family="table-column">
      <style:table-column-properties style:column-width="0.7764in" style:rel-column-width="8841*"/>
    </style:style>
    <style:style style:name="表47.B" style:family="table-column">
      <style:table-column-properties style:column-width="4.9785in" style:rel-column-width="56694*"/>
    </style:style>
    <style:style style:name="表47.A1" style:family="table-cell">
      <style:table-cell-properties fo:padding="0in" fo:border="none"/>
    </style:style>
    <style:style style:name="Table41" style:family="table">
      <style:table-properties style:width="5.7549in" fo:margin-left="0.1542in" fo:margin-right="-0.0042in" table:align="margins" style:writing-mode="lr-tb"/>
    </style:style>
    <style:style style:name="Table41.A" style:family="table-column">
      <style:table-column-properties style:column-width="0.7764in" style:rel-column-width="8841*"/>
    </style:style>
    <style:style style:name="Table41.B" style:family="table-column">
      <style:table-column-properties style:column-width="4.9785in" style:rel-column-width="56694*"/>
    </style:style>
    <style:style style:name="表176" style:family="table">
      <style:table-properties style:width="5.7549in" fo:margin-left="0.1542in" fo:margin-right="-0.0042in" table:align="margins" style:writing-mode="lr-tb"/>
    </style:style>
    <style:style style:name="表176.A" style:family="table-column">
      <style:table-column-properties style:column-width="0.7764in" style:rel-column-width="8841*"/>
    </style:style>
    <style:style style:name="表176.B" style:family="table-column">
      <style:table-column-properties style:column-width="4.9785in" style:rel-column-width="56694*"/>
    </style:style>
    <style:style style:name="表48" style:family="table">
      <style:table-properties style:width="5.7479in" fo:margin-left="0.1542in" fo:margin-right="0.0028in" table:align="margins" style:writing-mode="lr-tb"/>
    </style:style>
    <style:style style:name="表48.A" style:family="table-column">
      <style:table-column-properties style:column-width="0.7757in" style:rel-column-width="8844*"/>
    </style:style>
    <style:style style:name="表48.B" style:family="table-column">
      <style:table-column-properties style:column-width="4.9722in" style:rel-column-width="56691*"/>
    </style:style>
    <style:style style:name="Table30" style:family="table">
      <style:table-properties style:width="5.7549in" fo:margin-left="0.1542in" fo:margin-right="-0.0042in" table:align="margins" style:writing-mode="lr-tb"/>
    </style:style>
    <style:style style:name="Table30.A" style:family="table-column">
      <style:table-column-properties style:column-width="0.7764in" style:rel-column-width="8841*"/>
    </style:style>
    <style:style style:name="Table30.B" style:family="table-column">
      <style:table-column-properties style:column-width="4.9785in" style:rel-column-width="56694*"/>
    </style:style>
    <style:style style:name="Table31" style:family="table">
      <style:table-properties style:width="5.7549in" fo:margin-left="0.1542in" fo:margin-right="-0.0042in" table:align="margins" style:writing-mode="lr-tb"/>
    </style:style>
    <style:style style:name="Table31.A" style:family="table-column">
      <style:table-column-properties style:column-width="0.7764in" style:rel-column-width="8841*"/>
    </style:style>
    <style:style style:name="Table31.B" style:family="table-column">
      <style:table-column-properties style:column-width="4.9785in" style:rel-column-width="56694*"/>
    </style:style>
    <style:style style:name="表49" style:family="table">
      <style:table-properties style:width="5.7549in" fo:margin-left="0.1542in" fo:margin-right="-0.0042in" table:align="margins" style:writing-mode="lr-tb"/>
    </style:style>
    <style:style style:name="表49.A" style:family="table-column">
      <style:table-column-properties style:column-width="0.7764in" style:rel-column-width="8841*"/>
    </style:style>
    <style:style style:name="表49.B" style:family="table-column">
      <style:table-column-properties style:column-width="4.9785in" style:rel-column-width="56694*"/>
    </style:style>
    <style:style style:name="Table42" style:family="table">
      <style:table-properties style:width="5.7549in" fo:margin-left="0.1542in" fo:margin-right="-0.0042in" table:align="margins" style:writing-mode="lr-tb"/>
    </style:style>
    <style:style style:name="Table42.A" style:family="table-column">
      <style:table-column-properties style:column-width="0.7764in" style:rel-column-width="8841*"/>
    </style:style>
    <style:style style:name="Table42.B" style:family="table-column">
      <style:table-column-properties style:column-width="4.9785in" style:rel-column-width="56694*"/>
    </style:style>
    <style:style style:name="表146" style:family="table">
      <style:table-properties style:width="5.7549in" fo:margin-left="0.1542in" fo:margin-right="-0.0042in" table:align="margins" style:writing-mode="lr-tb"/>
    </style:style>
    <style:style style:name="表146.A" style:family="table-column">
      <style:table-column-properties style:column-width="0.7757in" style:rel-column-width="8833*"/>
    </style:style>
    <style:style style:name="表146.B" style:family="table-column">
      <style:table-column-properties style:column-width="4.9792in" style:rel-column-width="56702*"/>
    </style:style>
    <style:style style:name="表50" style:family="table">
      <style:table-properties style:width="5.7549in" fo:margin-left="0.1542in" fo:margin-right="-0.0042in" table:align="margins" style:writing-mode="lr-tb"/>
    </style:style>
    <style:style style:name="表50.A" style:family="table-column">
      <style:table-column-properties style:column-width="0.7764in" style:rel-column-width="8841*"/>
    </style:style>
    <style:style style:name="表50.B" style:family="table-column">
      <style:table-column-properties style:column-width="4.9785in" style:rel-column-width="56694*"/>
    </style:style>
    <style:style style:name="表51" style:family="table">
      <style:table-properties style:width="5.7549in" fo:margin-left="0.1542in" fo:margin-right="-0.0042in" table:align="margins" style:writing-mode="lr-tb"/>
    </style:style>
    <style:style style:name="表51.A" style:family="table-column">
      <style:table-column-properties style:column-width="0.7764in" style:rel-column-width="8841*"/>
    </style:style>
    <style:style style:name="表51.B" style:family="table-column">
      <style:table-column-properties style:column-width="4.9785in" style:rel-column-width="56694*"/>
    </style:style>
    <style:style style:name="表52" style:family="table">
      <style:table-properties style:width="5.7549in" fo:margin-left="0.1542in" fo:margin-right="-0.0042in" table:align="margins" style:writing-mode="lr-tb"/>
    </style:style>
    <style:style style:name="表52.A" style:family="table-column">
      <style:table-column-properties style:column-width="0.7764in" style:rel-column-width="8841*"/>
    </style:style>
    <style:style style:name="表52.B" style:family="table-column">
      <style:table-column-properties style:column-width="4.9785in" style:rel-column-width="56694*"/>
    </style:style>
    <style:style style:name="表119" style:family="table">
      <style:table-properties style:width="5.7549in" fo:margin-left="0.1542in" fo:margin-right="-0.0042in" table:align="margins" style:writing-mode="lr-tb"/>
    </style:style>
    <style:style style:name="表119.A" style:family="table-column">
      <style:table-column-properties style:column-width="0.7764in" style:rel-column-width="8841*"/>
    </style:style>
    <style:style style:name="表119.B" style:family="table-column">
      <style:table-column-properties style:column-width="4.9785in" style:rel-column-width="56694*"/>
    </style:style>
    <style:style style:name="Table32" style:family="table">
      <style:table-properties style:width="5.7549in" fo:margin-left="0.1542in" fo:margin-right="-0.0042in" table:align="margins" style:writing-mode="lr-tb"/>
    </style:style>
    <style:style style:name="Table32.A" style:family="table-column">
      <style:table-column-properties style:column-width="0.7764in" style:rel-column-width="8841*"/>
    </style:style>
    <style:style style:name="Table32.B" style:family="table-column">
      <style:table-column-properties style:column-width="4.9785in" style:rel-column-width="56694*"/>
    </style:style>
    <style:style style:name="表53" style:family="table">
      <style:table-properties style:width="5.7549in" fo:margin-left="0.1542in" fo:margin-right="-0.0042in" table:align="margins" style:writing-mode="lr-tb"/>
    </style:style>
    <style:style style:name="表53.A" style:family="table-column">
      <style:table-column-properties style:column-width="0.7764in" style:rel-column-width="8841*"/>
    </style:style>
    <style:style style:name="表53.B" style:family="table-column">
      <style:table-column-properties style:column-width="4.9785in" style:rel-column-width="56694*"/>
    </style:style>
    <style:style style:name="表82" style:family="table">
      <style:table-properties style:width="5.7549in" fo:margin-left="0.1542in" fo:margin-right="-0.0042in" table:align="margins" style:writing-mode="lr-tb"/>
    </style:style>
    <style:style style:name="表82.A" style:family="table-column">
      <style:table-column-properties style:column-width="0.7764in" style:rel-column-width="8841*"/>
    </style:style>
    <style:style style:name="表82.B" style:family="table-column">
      <style:table-column-properties style:column-width="4.9785in" style:rel-column-width="56694*"/>
    </style:style>
    <style:style style:name="Table43" style:family="table">
      <style:table-properties style:width="5.7549in" fo:margin-left="0.1542in" fo:margin-right="-0.0042in" table:align="margins" style:writing-mode="lr-tb"/>
    </style:style>
    <style:style style:name="Table43.A" style:family="table-column">
      <style:table-column-properties style:column-width="0.7764in" style:rel-column-width="8841*"/>
    </style:style>
    <style:style style:name="Table43.B" style:family="table-column">
      <style:table-column-properties style:column-width="4.9785in" style:rel-column-width="56694*"/>
    </style:style>
    <style:style style:name="Table44" style:family="table">
      <style:table-properties style:width="5.7549in" fo:margin-left="0.1542in" fo:margin-right="-0.0042in" table:align="margins" style:writing-mode="lr-tb"/>
    </style:style>
    <style:style style:name="Table44.A" style:family="table-column">
      <style:table-column-properties style:column-width="0.7764in" style:rel-column-width="8841*"/>
    </style:style>
    <style:style style:name="Table44.B" style:family="table-column">
      <style:table-column-properties style:column-width="4.9785in" style:rel-column-width="56694*"/>
    </style:style>
    <style:style style:name="表54" style:family="table">
      <style:table-properties style:width="5.7549in" fo:margin-left="0.1542in" fo:margin-right="-0.0042in" table:align="margins" style:writing-mode="lr-tb"/>
    </style:style>
    <style:style style:name="表54.A" style:family="table-column">
      <style:table-column-properties style:column-width="0.7764in" style:rel-column-width="8841*"/>
    </style:style>
    <style:style style:name="表54.B" style:family="table-column">
      <style:table-column-properties style:column-width="4.9785in" style:rel-column-width="56694*"/>
    </style:style>
    <style:style style:name="表55" style:family="table">
      <style:table-properties style:width="5.7549in" fo:margin-left="0.1542in" fo:margin-right="-0.0042in" table:align="margins" style:writing-mode="lr-tb"/>
    </style:style>
    <style:style style:name="表55.A" style:family="table-column">
      <style:table-column-properties style:column-width="0.7764in" style:rel-column-width="8841*"/>
    </style:style>
    <style:style style:name="表55.B" style:family="table-column">
      <style:table-column-properties style:column-width="4.9785in" style:rel-column-width="56694*"/>
    </style:style>
    <style:style style:name="表56" style:family="table">
      <style:table-properties style:width="5.7549in" fo:margin-left="0.1542in" fo:margin-right="-0.0042in" table:align="margins" style:writing-mode="lr-tb"/>
    </style:style>
    <style:style style:name="表56.A" style:family="table-column">
      <style:table-column-properties style:column-width="0.7764in" style:rel-column-width="8841*"/>
    </style:style>
    <style:style style:name="表56.B" style:family="table-column">
      <style:table-column-properties style:column-width="4.9785in" style:rel-column-width="56694*"/>
    </style:style>
    <style:style style:name="Table33" style:family="table">
      <style:table-properties style:width="5.7549in" fo:margin-left="0.1542in" fo:margin-right="-0.0042in" table:align="margins" style:writing-mode="lr-tb"/>
    </style:style>
    <style:style style:name="Table33.A" style:family="table-column">
      <style:table-column-properties style:column-width="0.7764in" style:rel-column-width="8841*"/>
    </style:style>
    <style:style style:name="Table33.B" style:family="table-column">
      <style:table-column-properties style:column-width="4.9785in" style:rel-column-width="56694*"/>
    </style:style>
    <style:style style:name="表57" style:family="table">
      <style:table-properties style:width="5.7549in" fo:margin-left="0.1542in" fo:margin-right="-0.0042in" table:align="margins" style:writing-mode="lr-tb"/>
    </style:style>
    <style:style style:name="表57.A" style:family="table-column">
      <style:table-column-properties style:column-width="0.7764in" style:rel-column-width="8841*"/>
    </style:style>
    <style:style style:name="表57.B" style:family="table-column">
      <style:table-column-properties style:column-width="4.9785in" style:rel-column-width="56694*"/>
    </style:style>
    <style:style style:name="表58" style:family="table">
      <style:table-properties style:width="5.7549in" fo:margin-left="0.1542in" fo:margin-right="-0.0042in" table:align="margins" style:writing-mode="lr-tb"/>
    </style:style>
    <style:style style:name="表58.A" style:family="table-column">
      <style:table-column-properties style:column-width="0.7764in" style:rel-column-width="8841*"/>
    </style:style>
    <style:style style:name="表58.B" style:family="table-column">
      <style:table-column-properties style:column-width="4.9785in" style:rel-column-width="56694*"/>
    </style:style>
    <style:style style:name="表59" style:family="table">
      <style:table-properties style:width="5.7549in" fo:margin-left="0.1542in" fo:margin-right="-0.0042in" table:align="margins" style:writing-mode="lr-tb"/>
    </style:style>
    <style:style style:name="表59.A" style:family="table-column">
      <style:table-column-properties style:column-width="0.7764in" style:rel-column-width="8841*"/>
    </style:style>
    <style:style style:name="表59.B" style:family="table-column">
      <style:table-column-properties style:column-width="4.9785in" style:rel-column-width="56694*"/>
    </style:style>
    <style:style style:name="表60" style:family="table">
      <style:table-properties style:width="5.7549in" fo:margin-left="0.1542in" fo:margin-right="-0.0042in" table:align="margins" style:writing-mode="lr-tb"/>
    </style:style>
    <style:style style:name="表60.A" style:family="table-column">
      <style:table-column-properties style:column-width="0.7764in" style:rel-column-width="8841*"/>
    </style:style>
    <style:style style:name="表60.B" style:family="table-column">
      <style:table-column-properties style:column-width="4.9785in" style:rel-column-width="56694*"/>
    </style:style>
    <style:style style:name="表84" style:family="table">
      <style:table-properties style:width="5.7549in" fo:margin-left="0.1542in" fo:margin-right="-0.0042in" table:align="margins" style:writing-mode="lr-tb"/>
    </style:style>
    <style:style style:name="表84.A" style:family="table-column">
      <style:table-column-properties style:column-width="0.7764in" style:rel-column-width="8841*"/>
    </style:style>
    <style:style style:name="表84.B" style:family="table-column">
      <style:table-column-properties style:column-width="4.9785in" style:rel-column-width="56694*"/>
    </style:style>
    <style:style style:name="表86" style:family="table">
      <style:table-properties style:width="5.7549in" fo:margin-left="0.1542in" fo:margin-right="-0.0042in" table:align="margins" style:writing-mode="lr-tb"/>
    </style:style>
    <style:style style:name="表86.A" style:family="table-column">
      <style:table-column-properties style:column-width="0.7764in" style:rel-column-width="8841*"/>
    </style:style>
    <style:style style:name="表86.B" style:family="table-column">
      <style:table-column-properties style:column-width="4.9785in" style:rel-column-width="56694*"/>
    </style:style>
    <style:style style:name="表61" style:family="table">
      <style:table-properties style:width="5.7549in" fo:margin-left="0.1542in" fo:margin-right="-0.0042in" table:align="margins" style:writing-mode="lr-tb"/>
    </style:style>
    <style:style style:name="表61.A" style:family="table-column">
      <style:table-column-properties style:column-width="0.7764in" style:rel-column-width="8841*"/>
    </style:style>
    <style:style style:name="表61.B" style:family="table-column">
      <style:table-column-properties style:column-width="4.9785in" style:rel-column-width="56694*"/>
    </style:style>
    <style:style style:name="表62" style:family="table">
      <style:table-properties style:width="5.7549in" fo:margin-left="0.1542in" fo:margin-right="-0.0042in" table:align="margins" style:writing-mode="lr-tb"/>
    </style:style>
    <style:style style:name="表62.A" style:family="table-column">
      <style:table-column-properties style:column-width="0.7764in" style:rel-column-width="8841*"/>
    </style:style>
    <style:style style:name="表62.B" style:family="table-column">
      <style:table-column-properties style:column-width="4.9785in" style:rel-column-width="56694*"/>
    </style:style>
    <style:style style:name="表63" style:family="table">
      <style:table-properties style:width="5.7549in" fo:margin-left="0.1542in" fo:margin-right="-0.0042in" table:align="margins" style:writing-mode="lr-tb"/>
    </style:style>
    <style:style style:name="表63.A" style:family="table-column">
      <style:table-column-properties style:column-width="0.7764in" style:rel-column-width="8841*"/>
    </style:style>
    <style:style style:name="表63.B" style:family="table-column">
      <style:table-column-properties style:column-width="4.9785in" style:rel-column-width="56694*"/>
    </style:style>
    <style:style style:name="表64" style:family="table">
      <style:table-properties style:width="5.7549in" fo:margin-left="0.1542in" fo:margin-right="-0.0042in" table:align="margins" style:writing-mode="lr-tb"/>
    </style:style>
    <style:style style:name="表64.A" style:family="table-column">
      <style:table-column-properties style:column-width="0.7764in" style:rel-column-width="8841*"/>
    </style:style>
    <style:style style:name="表64.B" style:family="table-column">
      <style:table-column-properties style:column-width="4.9785in" style:rel-column-width="56694*"/>
    </style:style>
    <style:style style:name="表65" style:family="table">
      <style:table-properties style:width="5.7549in" fo:margin-left="0.1542in" fo:margin-right="-0.0042in" table:align="margins" style:writing-mode="lr-tb"/>
    </style:style>
    <style:style style:name="表65.A" style:family="table-column">
      <style:table-column-properties style:column-width="0.7764in" style:rel-column-width="8841*"/>
    </style:style>
    <style:style style:name="表65.B" style:family="table-column">
      <style:table-column-properties style:column-width="4.9785in" style:rel-column-width="56694*"/>
    </style:style>
    <style:style style:name="表66" style:family="table">
      <style:table-properties style:width="5.7549in" fo:margin-left="0.1542in" fo:margin-right="-0.0042in" table:align="margins" style:writing-mode="lr-tb"/>
    </style:style>
    <style:style style:name="表66.A" style:family="table-column">
      <style:table-column-properties style:column-width="0.7764in" style:rel-column-width="8841*"/>
    </style:style>
    <style:style style:name="表66.B" style:family="table-column">
      <style:table-column-properties style:column-width="4.9785in" style:rel-column-width="56694*"/>
    </style:style>
    <style:style style:name="表67" style:family="table">
      <style:table-properties style:width="5.7549in" fo:margin-left="0.1542in" fo:margin-right="-0.0042in" table:align="margins" style:writing-mode="lr-tb"/>
    </style:style>
    <style:style style:name="表67.A" style:family="table-column">
      <style:table-column-properties style:column-width="0.7764in" style:rel-column-width="8841*"/>
    </style:style>
    <style:style style:name="表67.B" style:family="table-column">
      <style:table-column-properties style:column-width="4.9785in" style:rel-column-width="56694*"/>
    </style:style>
    <style:style style:name="Table34" style:family="table">
      <style:table-properties style:width="5.7549in" fo:margin-left="0.1542in" fo:margin-right="-0.0042in" table:align="margins" style:writing-mode="lr-tb"/>
    </style:style>
    <style:style style:name="Table34.A" style:family="table-column">
      <style:table-column-properties style:column-width="0.7764in" style:rel-column-width="8841*"/>
    </style:style>
    <style:style style:name="Table34.B" style:family="table-column">
      <style:table-column-properties style:column-width="4.9785in" style:rel-column-width="56694*"/>
    </style:style>
    <style:style style:name="表68" style:family="table">
      <style:table-properties style:width="5.7549in" fo:margin-left="0.1542in" fo:margin-right="-0.0042in" table:align="margins" style:writing-mode="lr-tb"/>
    </style:style>
    <style:style style:name="表68.A" style:family="table-column">
      <style:table-column-properties style:column-width="0.7764in" style:rel-column-width="8841*"/>
    </style:style>
    <style:style style:name="表68.B" style:family="table-column">
      <style:table-column-properties style:column-width="4.9785in" style:rel-column-width="56694*"/>
    </style:style>
    <style:style style:name="Table35" style:family="table">
      <style:table-properties style:width="5.7549in" fo:margin-left="0.1542in" fo:margin-right="-0.0042in" table:align="margins" style:writing-mode="lr-tb"/>
    </style:style>
    <style:style style:name="Table35.A" style:family="table-column">
      <style:table-column-properties style:column-width="0.7764in" style:rel-column-width="8841*"/>
    </style:style>
    <style:style style:name="Table35.B" style:family="table-column">
      <style:table-column-properties style:column-width="4.9785in" style:rel-column-width="56694*"/>
    </style:style>
    <style:style style:name="表69" style:family="table">
      <style:table-properties style:width="5.7549in" fo:margin-left="0.1542in" fo:margin-right="-0.0042in" table:align="margins" style:writing-mode="lr-tb"/>
    </style:style>
    <style:style style:name="表69.A" style:family="table-column">
      <style:table-column-properties style:column-width="0.7764in" style:rel-column-width="8841*"/>
    </style:style>
    <style:style style:name="表69.B" style:family="table-column">
      <style:table-column-properties style:column-width="4.9785in" style:rel-column-width="56694*"/>
    </style:style>
    <style:style style:name="表70" style:family="table">
      <style:table-properties style:width="5.7549in" fo:margin-left="0.1542in" fo:margin-right="-0.0042in" table:align="margins" style:writing-mode="lr-tb"/>
    </style:style>
    <style:style style:name="表70.A" style:family="table-column">
      <style:table-column-properties style:column-width="0.7764in" style:rel-column-width="8841*"/>
    </style:style>
    <style:style style:name="表70.B" style:family="table-column">
      <style:table-column-properties style:column-width="4.9785in" style:rel-column-width="56694*"/>
    </style:style>
    <style:style style:name="表71" style:family="table">
      <style:table-properties style:width="5.7549in" fo:margin-left="0.1542in" fo:margin-right="-0.0042in" table:align="margins" style:writing-mode="lr-tb"/>
    </style:style>
    <style:style style:name="表71.A" style:family="table-column">
      <style:table-column-properties style:column-width="0.7764in" style:rel-column-width="8841*"/>
    </style:style>
    <style:style style:name="表71.B" style:family="table-column">
      <style:table-column-properties style:column-width="4.9785in" style:rel-column-width="56694*"/>
    </style:style>
    <style:style style:name="表72" style:family="table">
      <style:table-properties style:width="5.7549in" fo:margin-left="0.1542in" fo:margin-right="-0.0042in" table:align="margins" style:writing-mode="lr-tb"/>
    </style:style>
    <style:style style:name="表72.A" style:family="table-column">
      <style:table-column-properties style:column-width="0.7764in" style:rel-column-width="8841*"/>
    </style:style>
    <style:style style:name="表72.B" style:family="table-column">
      <style:table-column-properties style:column-width="4.9785in" style:rel-column-width="56694*"/>
    </style:style>
    <style:style style:name="表73" style:family="table">
      <style:table-properties style:width="5.7549in" fo:margin-left="0.1542in" fo:margin-right="-0.0042in" table:align="margins" style:writing-mode="lr-tb"/>
    </style:style>
    <style:style style:name="表73.A" style:family="table-column">
      <style:table-column-properties style:column-width="0.7764in" style:rel-column-width="8841*"/>
    </style:style>
    <style:style style:name="表73.B" style:family="table-column">
      <style:table-column-properties style:column-width="4.9785in" style:rel-column-width="56694*"/>
    </style:style>
    <style:style style:name="表174" style:family="table">
      <style:table-properties style:width="5.7549in" fo:margin-left="0.1542in" fo:margin-right="-0.0042in" table:align="margins" style:writing-mode="lr-tb"/>
    </style:style>
    <style:style style:name="表174.A" style:family="table-column">
      <style:table-column-properties style:column-width="0.7764in" style:rel-column-width="8841*"/>
    </style:style>
    <style:style style:name="表174.B" style:family="table-column">
      <style:table-column-properties style:column-width="4.9785in" style:rel-column-width="56694*"/>
    </style:style>
    <style:style style:name="表74" style:family="table">
      <style:table-properties style:width="5.7549in" fo:margin-left="0.1542in" fo:margin-right="-0.0042in" table:align="margins" style:writing-mode="lr-tb"/>
    </style:style>
    <style:style style:name="表74.A" style:family="table-column">
      <style:table-column-properties style:column-width="0.7764in" style:rel-column-width="8841*"/>
    </style:style>
    <style:style style:name="表74.B" style:family="table-column">
      <style:table-column-properties style:column-width="4.9785in" style:rel-column-width="56694*"/>
    </style:style>
    <style:style style:name="表75" style:family="table">
      <style:table-properties style:width="5.7549in" fo:margin-left="0.1542in" fo:margin-right="-0.0042in" table:align="margins" style:writing-mode="lr-tb"/>
    </style:style>
    <style:style style:name="表75.A" style:family="table-column">
      <style:table-column-properties style:column-width="0.7764in" style:rel-column-width="8841*"/>
    </style:style>
    <style:style style:name="表75.B" style:family="table-column">
      <style:table-column-properties style:column-width="4.9785in" style:rel-column-width="56694*"/>
    </style:style>
    <style:style style:name="表76" style:family="table">
      <style:table-properties style:width="5.7549in" fo:margin-left="0.1542in" fo:margin-right="-0.0042in" table:align="margins" style:writing-mode="lr-tb"/>
    </style:style>
    <style:style style:name="表76.A" style:family="table-column">
      <style:table-column-properties style:column-width="0.7764in" style:rel-column-width="8841*"/>
    </style:style>
    <style:style style:name="表76.B" style:family="table-column">
      <style:table-column-properties style:column-width="4.9785in" style:rel-column-width="56694*"/>
    </style:style>
    <style:style style:name="表77" style:family="table">
      <style:table-properties style:width="5.7549in" fo:margin-left="0.1542in" fo:margin-right="-0.0042in" table:align="margins" style:writing-mode="lr-tb"/>
    </style:style>
    <style:style style:name="表77.A" style:family="table-column">
      <style:table-column-properties style:column-width="0.7764in" style:rel-column-width="8841*"/>
    </style:style>
    <style:style style:name="表77.B" style:family="table-column">
      <style:table-column-properties style:column-width="4.9785in" style:rel-column-width="56694*"/>
    </style:style>
    <style:style style:name="表136" style:family="table">
      <style:table-properties style:width="5.7549in" fo:margin-left="0.1542in" fo:margin-right="-0.0042in" table:align="margins" style:writing-mode="lr-tb"/>
    </style:style>
    <style:style style:name="表136.A" style:family="table-column">
      <style:table-column-properties style:column-width="0.7764in" style:rel-column-width="8841*"/>
    </style:style>
    <style:style style:name="表136.B" style:family="table-column">
      <style:table-column-properties style:column-width="4.9785in" style:rel-column-width="56694*"/>
    </style:style>
    <style:style style:name="表78" style:family="table">
      <style:table-properties style:width="5.7549in" fo:margin-left="0.1542in" fo:margin-right="-0.0042in" table:align="margins" style:writing-mode="lr-tb"/>
    </style:style>
    <style:style style:name="表78.A" style:family="table-column">
      <style:table-column-properties style:column-width="0.7757in" style:rel-column-width="8833*"/>
    </style:style>
    <style:style style:name="表78.B" style:family="table-column">
      <style:table-column-properties style:column-width="4.9792in" style:rel-column-width="56702*"/>
    </style:style>
    <style:style style:name="表78.6" style:family="table-row">
      <style:table-row-properties style:min-row-height="0.2917in"/>
    </style:style>
    <style:style style:name="Table7" style:family="table">
      <style:table-properties style:width="5.7549in" fo:margin-left="0.1542in" fo:margin-right="-0.0042in" table:align="margins" style:writing-mode="lr-tb"/>
    </style:style>
    <style:style style:name="Table7.A" style:family="table-column">
      <style:table-column-properties style:column-width="0.7764in" style:rel-column-width="8841*"/>
    </style:style>
    <style:style style:name="Table7.B" style:family="table-column">
      <style:table-column-properties style:column-width="4.9785in" style:rel-column-width="56694*"/>
    </style:style>
    <style:style style:name="Table8" style:family="table">
      <style:table-properties style:width="5.7549in" fo:margin-left="0.1542in" fo:margin-right="-0.0042in" table:align="margins" style:writing-mode="lr-tb"/>
    </style:style>
    <style:style style:name="Table8.A" style:family="table-column">
      <style:table-column-properties style:column-width="0.7764in" style:rel-column-width="8841*"/>
    </style:style>
    <style:style style:name="Table8.B" style:family="table-column">
      <style:table-column-properties style:column-width="4.9785in" style:rel-column-width="56694*"/>
    </style:style>
    <style:style style:name="表151" style:family="table">
      <style:table-properties style:width="5.7549in" fo:margin-left="0.1542in" fo:margin-right="-0.0042in" table:align="margins" style:writing-mode="lr-tb"/>
    </style:style>
    <style:style style:name="表151.A" style:family="table-column">
      <style:table-column-properties style:column-width="0.7764in" style:rel-column-width="8841*"/>
    </style:style>
    <style:style style:name="表151.B" style:family="table-column">
      <style:table-column-properties style:column-width="4.9785in" style:rel-column-width="56694*"/>
    </style:style>
    <style:style style:name="表151.A1" style:family="table-cell">
      <style:table-cell-properties fo:padding="0in" fo:border="none"/>
    </style:style>
    <style:style style:name="表172" style:family="table">
      <style:table-properties style:width="5.7549in" fo:margin-left="0.1542in" fo:margin-right="-0.0042in" table:align="margins" style:writing-mode="lr-tb"/>
    </style:style>
    <style:style style:name="表172.A" style:family="table-column">
      <style:table-column-properties style:column-width="0.7764in" style:rel-column-width="8841*"/>
    </style:style>
    <style:style style:name="表172.B" style:family="table-column">
      <style:table-column-properties style:column-width="4.9785in" style:rel-column-width="56694*"/>
    </style:style>
    <style:style style:name="表79" style:family="table">
      <style:table-properties style:width="5.7549in" fo:margin-left="0.1542in" fo:margin-right="-0.0042in" table:align="margins" style:writing-mode="lr-tb"/>
    </style:style>
    <style:style style:name="表79.A" style:family="table-column">
      <style:table-column-properties style:column-width="0.7764in" style:rel-column-width="8841*"/>
    </style:style>
    <style:style style:name="表79.B" style:family="table-column">
      <style:table-column-properties style:column-width="4.9785in" style:rel-column-width="56694*"/>
    </style:style>
    <style:style style:name="表80" style:family="table">
      <style:table-properties style:width="5.7549in" fo:margin-left="0.1542in" fo:margin-right="-0.0042in" table:align="margins" style:writing-mode="lr-tb"/>
    </style:style>
    <style:style style:name="表80.A" style:family="table-column">
      <style:table-column-properties style:column-width="0.7764in" style:rel-column-width="8841*"/>
    </style:style>
    <style:style style:name="表80.B" style:family="table-column">
      <style:table-column-properties style:column-width="4.9785in" style:rel-column-width="56694*"/>
    </style:style>
    <style:style style:name="表92" style:family="table">
      <style:table-properties style:width="5.7549in" fo:margin-left="0.1542in" fo:margin-right="-0.0042in" table:align="margins" style:writing-mode="lr-tb"/>
    </style:style>
    <style:style style:name="表92.A" style:family="table-column">
      <style:table-column-properties style:column-width="0.7764in" style:rel-column-width="8841*"/>
    </style:style>
    <style:style style:name="表92.B" style:family="table-column">
      <style:table-column-properties style:column-width="4.9785in" style:rel-column-width="56694*"/>
    </style:style>
    <style:style style:name="表120" style:family="table">
      <style:table-properties style:width="5.7549in" fo:margin-left="0.1542in" fo:margin-right="-0.0042in" table:align="margins" style:writing-mode="lr-tb"/>
    </style:style>
    <style:style style:name="表120.A" style:family="table-column">
      <style:table-column-properties style:column-width="0.7764in" style:rel-column-width="8841*"/>
    </style:style>
    <style:style style:name="表120.B" style:family="table-column">
      <style:table-column-properties style:column-width="4.9785in" style:rel-column-width="56694*"/>
    </style:style>
    <style:style style:name="表93" style:family="table">
      <style:table-properties style:width="5.7549in" fo:margin-left="0.1542in" fo:margin-right="-0.0042in" table:align="margins" style:writing-mode="lr-tb"/>
    </style:style>
    <style:style style:name="表93.A" style:family="table-column">
      <style:table-column-properties style:column-width="0.7764in" style:rel-column-width="8841*"/>
    </style:style>
    <style:style style:name="表93.B" style:family="table-column">
      <style:table-column-properties style:column-width="4.9785in" style:rel-column-width="56694*"/>
    </style:style>
    <style:style style:name="表129" style:family="table">
      <style:table-properties style:width="5.7549in" fo:margin-left="0.1542in" fo:margin-right="-0.0042in" table:align="margins" style:writing-mode="lr-tb"/>
    </style:style>
    <style:style style:name="表129.A" style:family="table-column">
      <style:table-column-properties style:column-width="0.7764in" style:rel-column-width="8841*"/>
    </style:style>
    <style:style style:name="表129.B" style:family="table-column">
      <style:table-column-properties style:column-width="4.9785in" style:rel-column-width="56694*"/>
    </style:style>
    <style:style style:name="Table46" style:family="table">
      <style:table-properties style:width="5.7549in" fo:margin-left="0.1542in" fo:margin-right="-0.0042in" table:align="margins" style:writing-mode="lr-tb"/>
    </style:style>
    <style:style style:name="Table46.A" style:family="table-column">
      <style:table-column-properties style:column-width="0.7764in" style:rel-column-width="8841*"/>
    </style:style>
    <style:style style:name="Table46.B" style:family="table-column">
      <style:table-column-properties style:column-width="4.9785in" style:rel-column-width="56694*"/>
    </style:style>
    <style:style style:name="表187" style:family="table">
      <style:table-properties style:width="5.7549in" fo:margin-left="0.1542in" fo:margin-right="-0.0042in" table:align="margins" style:writing-mode="lr-tb"/>
    </style:style>
    <style:style style:name="表187.A" style:family="table-column">
      <style:table-column-properties style:column-width="0.7764in" style:rel-column-width="8841*"/>
    </style:style>
    <style:style style:name="表187.B" style:family="table-column">
      <style:table-column-properties style:column-width="4.9785in" style:rel-column-width="56694*"/>
    </style:style>
    <style:style style:name="Table17" style:family="table">
      <style:table-properties style:width="5.7549in" fo:margin-left="0.1542in" fo:margin-right="-0.0042in" table:align="margins" style:writing-mode="lr-tb"/>
    </style:style>
    <style:style style:name="Table17.A" style:family="table-column">
      <style:table-column-properties style:column-width="0.7764in" style:rel-column-width="8841*"/>
    </style:style>
    <style:style style:name="Table17.B" style:family="table-column">
      <style:table-column-properties style:column-width="4.9785in" style:rel-column-width="56694*"/>
    </style:style>
    <style:style style:name="Table18" style:family="table">
      <style:table-properties style:width="5.7549in" fo:margin-left="0.1542in" fo:margin-right="-0.0042in" table:align="margins" style:writing-mode="lr-tb"/>
    </style:style>
    <style:style style:name="Table18.A" style:family="table-column">
      <style:table-column-properties style:column-width="0.7757in" style:rel-column-width="8833*"/>
    </style:style>
    <style:style style:name="Table18.B" style:family="table-column">
      <style:table-column-properties style:column-width="4.9792in" style:rel-column-width="56702*"/>
    </style:style>
    <style:style style:name="Table19" style:family="table">
      <style:table-properties style:width="5.7549in" fo:margin-left="0.1542in" fo:margin-right="-0.0042in" table:align="margins" style:writing-mode="lr-tb"/>
    </style:style>
    <style:style style:name="Table19.A" style:family="table-column">
      <style:table-column-properties style:column-width="0.7764in" style:rel-column-width="8841*"/>
    </style:style>
    <style:style style:name="Table19.B" style:family="table-column">
      <style:table-column-properties style:column-width="4.9785in" style:rel-column-width="56694*"/>
    </style:style>
    <style:style style:name="Table20" style:family="table">
      <style:table-properties style:width="5.7549in" fo:margin-left="0.1542in" fo:margin-right="-0.0042in" table:align="margins" style:writing-mode="lr-tb"/>
    </style:style>
    <style:style style:name="Table20.A" style:family="table-column">
      <style:table-column-properties style:column-width="0.7764in" style:rel-column-width="8841*"/>
    </style:style>
    <style:style style:name="Table20.B" style:family="table-column">
      <style:table-column-properties style:column-width="4.9785in" style:rel-column-width="56694*"/>
    </style:style>
    <style:style style:name="Table21" style:family="table">
      <style:table-properties style:width="5.7549in" fo:margin-left="0.1542in" fo:margin-right="-0.0042in" table:align="margins" style:writing-mode="lr-tb"/>
    </style:style>
    <style:style style:name="Table21.A" style:family="table-column">
      <style:table-column-properties style:column-width="0.7764in" style:rel-column-width="8841*"/>
    </style:style>
    <style:style style:name="Table21.B" style:family="table-column">
      <style:table-column-properties style:column-width="4.9785in" style:rel-column-width="56694*"/>
    </style:style>
    <style:style style:name="Table22" style:family="table">
      <style:table-properties style:width="5.7549in" fo:margin-left="0.1542in" fo:margin-right="-0.0042in" table:align="margins" style:writing-mode="lr-tb"/>
    </style:style>
    <style:style style:name="Table22.A" style:family="table-column">
      <style:table-column-properties style:column-width="0.7764in" style:rel-column-width="8841*"/>
    </style:style>
    <style:style style:name="Table22.B" style:family="table-column">
      <style:table-column-properties style:column-width="4.9785in" style:rel-column-width="56694*"/>
    </style:style>
    <style:style style:name="Table23" style:family="table">
      <style:table-properties style:width="5.7549in" fo:margin-left="0.1542in" fo:margin-right="-0.0042in" table:align="margins" style:writing-mode="lr-tb"/>
    </style:style>
    <style:style style:name="Table23.A" style:family="table-column">
      <style:table-column-properties style:column-width="0.7764in" style:rel-column-width="8841*"/>
    </style:style>
    <style:style style:name="Table23.B" style:family="table-column">
      <style:table-column-properties style:column-width="4.9785in" style:rel-column-width="56694*"/>
    </style:style>
    <style:style style:name="Table24" style:family="table">
      <style:table-properties style:width="5.7549in" fo:margin-left="0.1542in" fo:margin-right="-0.0042in" table:align="margins" style:writing-mode="lr-tb"/>
    </style:style>
    <style:style style:name="Table24.A" style:family="table-column">
      <style:table-column-properties style:column-width="0.7764in" style:rel-column-width="8841*"/>
    </style:style>
    <style:style style:name="Table24.B" style:family="table-column">
      <style:table-column-properties style:column-width="4.9785in" style:rel-column-width="56694*"/>
    </style:style>
    <style:style style:name="Table25" style:family="table">
      <style:table-properties style:width="5.7549in" fo:margin-left="0.1542in" fo:margin-right="-0.0042in" table:align="margins" style:writing-mode="lr-tb"/>
    </style:style>
    <style:style style:name="Table25.A" style:family="table-column">
      <style:table-column-properties style:column-width="0.7764in" style:rel-column-width="8841*"/>
    </style:style>
    <style:style style:name="Table25.B" style:family="table-column">
      <style:table-column-properties style:column-width="4.9785in" style:rel-column-width="56694*"/>
    </style:style>
    <style:style style:name="表91" style:family="table">
      <style:table-properties style:width="5.7549in" fo:margin-left="0.1542in" fo:margin-right="-0.0042in" table:align="margins" style:writing-mode="lr-tb"/>
    </style:style>
    <style:style style:name="表91.A" style:family="table-column">
      <style:table-column-properties style:column-width="0.7764in" style:rel-column-width="8841*"/>
    </style:style>
    <style:style style:name="表91.B" style:family="table-column">
      <style:table-column-properties style:column-width="4.9785in" style:rel-column-width="56694*"/>
    </style:style>
    <style:style style:name="表112" style:family="table">
      <style:table-properties style:width="5.7549in" fo:margin-left="0.1542in" fo:margin-right="-0.0042in" table:align="margins" style:writing-mode="lr-tb"/>
    </style:style>
    <style:style style:name="表112.A" style:family="table-column">
      <style:table-column-properties style:column-width="0.7764in" style:rel-column-width="8841*"/>
    </style:style>
    <style:style style:name="表112.B" style:family="table-column">
      <style:table-column-properties style:column-width="4.9785in" style:rel-column-width="56694*"/>
    </style:style>
    <style:style style:name="表83" style:family="table">
      <style:table-properties style:width="5.7549in" fo:margin-left="0.1542in" fo:margin-right="-0.0042in" table:align="margins" style:writing-mode="lr-tb"/>
    </style:style>
    <style:style style:name="表83.A" style:family="table-column">
      <style:table-column-properties style:column-width="0.7764in" style:rel-column-width="8841*"/>
    </style:style>
    <style:style style:name="表83.B" style:family="table-column">
      <style:table-column-properties style:column-width="4.9785in" style:rel-column-width="56694*"/>
    </style:style>
    <style:style style:name="表95" style:family="table">
      <style:table-properties style:width="5.7549in" fo:margin-left="0.1542in" fo:margin-right="-0.0042in" table:align="margins" style:writing-mode="lr-tb"/>
    </style:style>
    <style:style style:name="表95.A" style:family="table-column">
      <style:table-column-properties style:column-width="0.7764in" style:rel-column-width="8841*"/>
    </style:style>
    <style:style style:name="表95.B" style:family="table-column">
      <style:table-column-properties style:column-width="4.9785in" style:rel-column-width="56694*"/>
    </style:style>
    <style:style style:name="表96" style:family="table">
      <style:table-properties style:width="5.7549in" fo:margin-left="0.1542in" fo:margin-right="-0.0042in" table:align="margins" style:writing-mode="lr-tb"/>
    </style:style>
    <style:style style:name="表96.A" style:family="table-column">
      <style:table-column-properties style:column-width="0.7764in" style:rel-column-width="8841*"/>
    </style:style>
    <style:style style:name="表96.B" style:family="table-column">
      <style:table-column-properties style:column-width="4.9785in" style:rel-column-width="56694*"/>
    </style:style>
    <style:style style:name="表97" style:family="table">
      <style:table-properties style:width="5.7549in" fo:margin-left="0.1542in" fo:margin-right="-0.0042in" table:align="margins" style:writing-mode="lr-tb"/>
    </style:style>
    <style:style style:name="表97.A" style:family="table-column">
      <style:table-column-properties style:column-width="0.7764in" style:rel-column-width="8841*"/>
    </style:style>
    <style:style style:name="表97.B" style:family="table-column">
      <style:table-column-properties style:column-width="4.9785in" style:rel-column-width="56694*"/>
    </style:style>
    <style:style style:name="表98" style:family="table">
      <style:table-properties style:width="5.7549in" fo:margin-left="0.1542in" fo:margin-right="-0.0042in" table:align="margins" style:writing-mode="lr-tb"/>
    </style:style>
    <style:style style:name="表98.A" style:family="table-column">
      <style:table-column-properties style:column-width="0.7764in" style:rel-column-width="8841*"/>
    </style:style>
    <style:style style:name="表98.B" style:family="table-column">
      <style:table-column-properties style:column-width="4.9785in" style:rel-column-width="56694*"/>
    </style:style>
    <style:style style:name="表99" style:family="table">
      <style:table-properties style:width="5.7549in" fo:margin-left="0.1542in" fo:margin-right="-0.0042in" table:align="margins" style:writing-mode="lr-tb"/>
    </style:style>
    <style:style style:name="表99.A" style:family="table-column">
      <style:table-column-properties style:column-width="0.7764in" style:rel-column-width="8841*"/>
    </style:style>
    <style:style style:name="表99.B" style:family="table-column">
      <style:table-column-properties style:column-width="4.9785in" style:rel-column-width="56694*"/>
    </style:style>
    <style:style style:name="表100" style:family="table">
      <style:table-properties style:width="5.7549in" fo:margin-left="0.1542in" fo:margin-right="-0.0042in" table:align="margins" style:writing-mode="lr-tb"/>
    </style:style>
    <style:style style:name="表100.A" style:family="table-column">
      <style:table-column-properties style:column-width="0.7764in" style:rel-column-width="8841*"/>
    </style:style>
    <style:style style:name="表100.B" style:family="table-column">
      <style:table-column-properties style:column-width="4.9785in" style:rel-column-width="56694*"/>
    </style:style>
    <style:style style:name="表101" style:family="table">
      <style:table-properties style:width="5.7549in" fo:margin-left="0.1542in" fo:margin-right="-0.0042in" table:align="margins" style:writing-mode="lr-tb"/>
    </style:style>
    <style:style style:name="表101.A" style:family="table-column">
      <style:table-column-properties style:column-width="0.7764in" style:rel-column-width="8841*"/>
    </style:style>
    <style:style style:name="表101.B" style:family="table-column">
      <style:table-column-properties style:column-width="4.9785in" style:rel-column-width="56694*"/>
    </style:style>
    <style:style style:name="表102" style:family="table">
      <style:table-properties style:width="5.7549in" fo:margin-left="0.1542in" fo:margin-right="-0.0042in" table:align="margins" style:writing-mode="lr-tb"/>
    </style:style>
    <style:style style:name="表102.A" style:family="table-column">
      <style:table-column-properties style:column-width="0.7764in" style:rel-column-width="8841*"/>
    </style:style>
    <style:style style:name="表102.B" style:family="table-column">
      <style:table-column-properties style:column-width="4.9785in" style:rel-column-width="56694*"/>
    </style:style>
    <style:style style:name="表169" style:family="table">
      <style:table-properties style:width="5.7549in" fo:margin-left="0.1542in" fo:margin-right="-0.0042in" table:align="margins" style:writing-mode="lr-tb"/>
    </style:style>
    <style:style style:name="表169.A" style:family="table-column">
      <style:table-column-properties style:column-width="0.7764in" style:rel-column-width="8841*"/>
    </style:style>
    <style:style style:name="表169.B" style:family="table-column">
      <style:table-column-properties style:column-width="4.9785in" style:rel-column-width="56694*"/>
    </style:style>
    <style:style style:name="表171" style:family="table">
      <style:table-properties style:width="5.7549in" fo:margin-left="0.1542in" fo:margin-right="-0.0042in" table:align="margins" style:writing-mode="lr-tb"/>
    </style:style>
    <style:style style:name="表171.A" style:family="table-column">
      <style:table-column-properties style:column-width="0.7764in" style:rel-column-width="8841*"/>
    </style:style>
    <style:style style:name="表171.B" style:family="table-column">
      <style:table-column-properties style:column-width="4.9785in" style:rel-column-width="56694*"/>
    </style:style>
    <style:style style:name="表170" style:family="table">
      <style:table-properties style:width="5.7549in" fo:margin-left="0.1542in" fo:margin-right="-0.0042in" table:align="margins" style:writing-mode="lr-tb"/>
    </style:style>
    <style:style style:name="表170.A" style:family="table-column">
      <style:table-column-properties style:column-width="0.7764in" style:rel-column-width="8841*"/>
    </style:style>
    <style:style style:name="表170.B" style:family="table-column">
      <style:table-column-properties style:column-width="4.9785in" style:rel-column-width="56694*"/>
    </style:style>
    <style:style style:name="表103" style:family="table">
      <style:table-properties style:width="5.7549in" fo:margin-left="0.1542in" fo:margin-right="-0.0042in" table:align="margins" style:writing-mode="lr-tb"/>
    </style:style>
    <style:style style:name="表103.A" style:family="table-column">
      <style:table-column-properties style:column-width="0.7764in" style:rel-column-width="8841*"/>
    </style:style>
    <style:style style:name="表103.B" style:family="table-column">
      <style:table-column-properties style:column-width="4.9785in" style:rel-column-width="56694*"/>
    </style:style>
    <style:style style:name="表114" style:family="table">
      <style:table-properties style:width="5.7549in" fo:margin-left="0.1542in" fo:margin-right="-0.0042in" table:align="margins" style:writing-mode="lr-tb"/>
    </style:style>
    <style:style style:name="表114.A" style:family="table-column">
      <style:table-column-properties style:column-width="0.7764in" style:rel-column-width="8841*"/>
    </style:style>
    <style:style style:name="表114.B" style:family="table-column">
      <style:table-column-properties style:column-width="4.9785in" style:rel-column-width="56694*"/>
    </style:style>
    <style:style style:name="表115" style:family="table">
      <style:table-properties style:width="5.7549in" fo:margin-left="0.1542in" fo:margin-right="-0.0042in" table:align="margins" style:writing-mode="lr-tb"/>
    </style:style>
    <style:style style:name="表115.A" style:family="table-column">
      <style:table-column-properties style:column-width="0.7764in" style:rel-column-width="8841*"/>
    </style:style>
    <style:style style:name="表115.B" style:family="table-column">
      <style:table-column-properties style:column-width="4.9785in" style:rel-column-width="56694*"/>
    </style:style>
    <style:style style:name="Table47" style:family="table">
      <style:table-properties style:width="5.7549in" fo:margin-left="0.1542in" fo:margin-right="-0.0042in" table:align="margins" style:writing-mode="lr-tb"/>
    </style:style>
    <style:style style:name="Table47.A" style:family="table-column">
      <style:table-column-properties style:column-width="0.7764in" style:rel-column-width="8841*"/>
    </style:style>
    <style:style style:name="Table47.B" style:family="table-column">
      <style:table-column-properties style:column-width="4.9785in" style:rel-column-width="56694*"/>
    </style:style>
    <style:style style:name="表118" style:family="table">
      <style:table-properties style:width="5.7549in" fo:margin-left="0.1542in" fo:margin-right="-0.0042in" table:align="margins" style:writing-mode="lr-tb"/>
    </style:style>
    <style:style style:name="表118.A" style:family="table-column">
      <style:table-column-properties style:column-width="0.7764in" style:rel-column-width="8841*"/>
    </style:style>
    <style:style style:name="表118.B" style:family="table-column">
      <style:table-column-properties style:column-width="4.9785in" style:rel-column-width="56694*"/>
    </style:style>
    <style:style style:name="表121" style:family="table">
      <style:table-properties style:width="5.7549in" fo:margin-left="0.1542in" fo:margin-right="-0.0042in" table:align="margins" style:writing-mode="lr-tb"/>
    </style:style>
    <style:style style:name="表121.A" style:family="table-column">
      <style:table-column-properties style:column-width="0.7764in" style:rel-column-width="8841*"/>
    </style:style>
    <style:style style:name="表121.B" style:family="table-column">
      <style:table-column-properties style:column-width="4.9785in" style:rel-column-width="56694*"/>
    </style:style>
    <style:style style:name="表128" style:family="table">
      <style:table-properties style:width="5.7549in" fo:margin-left="0.1542in" fo:margin-right="-0.0042in" table:align="margins" style:writing-mode="lr-tb"/>
    </style:style>
    <style:style style:name="表128.A" style:family="table-column">
      <style:table-column-properties style:column-width="0.7764in" style:rel-column-width="8841*"/>
    </style:style>
    <style:style style:name="表128.B" style:family="table-column">
      <style:table-column-properties style:column-width="4.9785in" style:rel-column-width="56694*"/>
    </style:style>
    <style:style style:name="Table48" style:family="table">
      <style:table-properties style:width="5.7549in" fo:margin-left="0.1542in" fo:margin-right="-0.0042in" table:align="margins" style:writing-mode="lr-tb"/>
    </style:style>
    <style:style style:name="Table48.A" style:family="table-column">
      <style:table-column-properties style:column-width="0.7764in" style:rel-column-width="8841*"/>
    </style:style>
    <style:style style:name="Table48.B" style:family="table-column">
      <style:table-column-properties style:column-width="4.9785in" style:rel-column-width="56694*"/>
    </style:style>
    <style:style style:name="表130" style:family="table">
      <style:table-properties style:width="5.7549in" fo:margin-left="0.1542in" fo:margin-right="-0.0042in" table:align="margins" style:writing-mode="lr-tb"/>
    </style:style>
    <style:style style:name="表130.A" style:family="table-column">
      <style:table-column-properties style:column-width="0.7764in" style:rel-column-width="8841*"/>
    </style:style>
    <style:style style:name="表130.B" style:family="table-column">
      <style:table-column-properties style:column-width="4.9785in" style:rel-column-width="56694*"/>
    </style:style>
    <style:style style:name="表131" style:family="table">
      <style:table-properties style:width="5.7549in" fo:margin-left="0.1542in" fo:margin-right="-0.0042in" table:align="margins" style:writing-mode="lr-tb"/>
    </style:style>
    <style:style style:name="表131.A" style:family="table-column">
      <style:table-column-properties style:column-width="0.7764in" style:rel-column-width="8841*"/>
    </style:style>
    <style:style style:name="表131.B" style:family="table-column">
      <style:table-column-properties style:column-width="4.9785in" style:rel-column-width="56694*"/>
    </style:style>
    <style:style style:name="表132" style:family="table">
      <style:table-properties style:width="5.7549in" fo:margin-left="0.1542in" fo:margin-right="-0.0042in" table:align="margins" style:writing-mode="lr-tb"/>
    </style:style>
    <style:style style:name="表132.A" style:family="table-column">
      <style:table-column-properties style:column-width="0.7764in" style:rel-column-width="8841*"/>
    </style:style>
    <style:style style:name="表132.B" style:family="table-column">
      <style:table-column-properties style:column-width="4.9785in" style:rel-column-width="56694*"/>
    </style:style>
    <style:style style:name="表133" style:family="table">
      <style:table-properties style:width="5.7549in" fo:margin-left="0.1542in" fo:margin-right="-0.0042in" table:align="margins" style:writing-mode="lr-tb"/>
    </style:style>
    <style:style style:name="表133.A" style:family="table-column">
      <style:table-column-properties style:column-width="0.7764in" style:rel-column-width="8841*"/>
    </style:style>
    <style:style style:name="表133.B" style:family="table-column">
      <style:table-column-properties style:column-width="4.9785in" style:rel-column-width="56694*"/>
    </style:style>
    <style:style style:name="表134" style:family="table">
      <style:table-properties style:width="5.7549in" fo:margin-left="0.1542in" fo:margin-right="-0.0042in" table:align="margins" style:writing-mode="lr-tb"/>
    </style:style>
    <style:style style:name="表134.A" style:family="table-column">
      <style:table-column-properties style:column-width="0.7764in" style:rel-column-width="8841*"/>
    </style:style>
    <style:style style:name="表134.B" style:family="table-column">
      <style:table-column-properties style:column-width="4.9785in" style:rel-column-width="56694*"/>
    </style:style>
    <style:style style:name="表135" style:family="table">
      <style:table-properties style:width="5.7549in" fo:margin-left="0.1542in" fo:margin-right="-0.0042in" table:align="margins" style:writing-mode="lr-tb"/>
    </style:style>
    <style:style style:name="表135.A" style:family="table-column">
      <style:table-column-properties style:column-width="0.7764in" style:rel-column-width="8841*"/>
    </style:style>
    <style:style style:name="表135.B" style:family="table-column">
      <style:table-column-properties style:column-width="4.9785in" style:rel-column-width="56694*"/>
    </style:style>
    <style:style style:name="表89" style:family="table">
      <style:table-properties style:width="5.7549in" fo:margin-left="0.1542in" fo:margin-right="-0.0042in" table:align="margins" style:writing-mode="lr-tb"/>
    </style:style>
    <style:style style:name="表89.A" style:family="table-column">
      <style:table-column-properties style:column-width="0.7764in" style:rel-column-width="8841*"/>
    </style:style>
    <style:style style:name="表89.B" style:family="table-column">
      <style:table-column-properties style:column-width="4.9785in" style:rel-column-width="56694*"/>
    </style:style>
    <style:style style:name="表137" style:family="table">
      <style:table-properties style:width="5.7549in" fo:margin-left="0.1542in" fo:margin-right="-0.0042in" table:align="margins" style:writing-mode="lr-tb"/>
    </style:style>
    <style:style style:name="表137.A" style:family="table-column">
      <style:table-column-properties style:column-width="0.7764in" style:rel-column-width="8841*"/>
    </style:style>
    <style:style style:name="表137.B" style:family="table-column">
      <style:table-column-properties style:column-width="4.9785in" style:rel-column-width="56694*"/>
    </style:style>
    <style:style style:name="表138" style:family="table">
      <style:table-properties style:width="5.7549in" fo:margin-left="0.1542in" fo:margin-right="-0.0042in" table:align="margins" style:writing-mode="lr-tb"/>
    </style:style>
    <style:style style:name="表138.A" style:family="table-column">
      <style:table-column-properties style:column-width="0.7764in" style:rel-column-width="8841*"/>
    </style:style>
    <style:style style:name="表138.B" style:family="table-column">
      <style:table-column-properties style:column-width="4.9785in" style:rel-column-width="56694*"/>
    </style:style>
    <style:style style:name="Table49" style:family="table">
      <style:table-properties style:width="5.7549in" fo:margin-left="0.1542in" fo:margin-right="-0.0042in" table:align="margins" style:writing-mode="lr-tb"/>
    </style:style>
    <style:style style:name="Table49.A" style:family="table-column">
      <style:table-column-properties style:column-width="0.7764in" style:rel-column-width="8841*"/>
    </style:style>
    <style:style style:name="Table49.B" style:family="table-column">
      <style:table-column-properties style:column-width="4.9785in" style:rel-column-width="56694*"/>
    </style:style>
    <style:style style:name="表139" style:family="table">
      <style:table-properties style:width="5.7549in" fo:margin-left="0.1542in" fo:margin-right="-0.0042in" table:align="margins" style:writing-mode="lr-tb"/>
    </style:style>
    <style:style style:name="表139.A" style:family="table-column">
      <style:table-column-properties style:column-width="0.7764in" style:rel-column-width="8841*"/>
    </style:style>
    <style:style style:name="表139.B" style:family="table-column">
      <style:table-column-properties style:column-width="4.9785in" style:rel-column-width="56694*"/>
    </style:style>
    <style:style style:name="表140" style:family="table">
      <style:table-properties style:width="5.7549in" fo:margin-left="0.1542in" fo:margin-right="-0.0042in" table:align="margins" style:writing-mode="lr-tb"/>
    </style:style>
    <style:style style:name="表140.A" style:family="table-column">
      <style:table-column-properties style:column-width="0.7764in" style:rel-column-width="8841*"/>
    </style:style>
    <style:style style:name="表140.B" style:family="table-column">
      <style:table-column-properties style:column-width="4.9785in" style:rel-column-width="56694*"/>
    </style:style>
    <style:style style:name="Table50" style:family="table">
      <style:table-properties style:width="5.7549in" fo:margin-left="0.1542in" fo:margin-right="-0.0042in" table:align="margins" style:writing-mode="lr-tb"/>
    </style:style>
    <style:style style:name="Table50.A" style:family="table-column">
      <style:table-column-properties style:column-width="0.7764in" style:rel-column-width="8841*"/>
    </style:style>
    <style:style style:name="Table50.B" style:family="table-column">
      <style:table-column-properties style:column-width="4.9785in" style:rel-column-width="56694*"/>
    </style:style>
    <style:style style:name="表141" style:family="table">
      <style:table-properties style:width="5.7549in" fo:margin-left="0.1542in" fo:margin-right="-0.0042in" table:align="margins" style:writing-mode="lr-tb"/>
    </style:style>
    <style:style style:name="表141.A" style:family="table-column">
      <style:table-column-properties style:column-width="0.7764in" style:rel-column-width="8841*"/>
    </style:style>
    <style:style style:name="表141.B" style:family="table-column">
      <style:table-column-properties style:column-width="4.9785in" style:rel-column-width="56694*"/>
    </style:style>
    <style:style style:name="表142" style:family="table">
      <style:table-properties style:width="5.7549in" fo:margin-left="0.1542in" fo:margin-right="-0.0042in" table:align="margins" style:writing-mode="lr-tb"/>
    </style:style>
    <style:style style:name="表142.A" style:family="table-column">
      <style:table-column-properties style:column-width="0.7764in" style:rel-column-width="8841*"/>
    </style:style>
    <style:style style:name="表142.B" style:family="table-column">
      <style:table-column-properties style:column-width="4.9785in" style:rel-column-width="56694*"/>
    </style:style>
    <style:style style:name="表143" style:family="table">
      <style:table-properties style:width="5.7549in" fo:margin-left="0.1542in" fo:margin-right="-0.0042in" table:align="margins" style:writing-mode="lr-tb"/>
    </style:style>
    <style:style style:name="表143.A" style:family="table-column">
      <style:table-column-properties style:column-width="0.7764in" style:rel-column-width="8841*"/>
    </style:style>
    <style:style style:name="表143.B" style:family="table-column">
      <style:table-column-properties style:column-width="4.9785in" style:rel-column-width="56694*"/>
    </style:style>
    <style:style style:name="Table51" style:family="table">
      <style:table-properties style:width="5.7549in" fo:margin-left="0.1542in" fo:margin-right="-0.0042in" table:align="margins" style:writing-mode="lr-tb"/>
    </style:style>
    <style:style style:name="Table51.A" style:family="table-column">
      <style:table-column-properties style:column-width="0.7764in" style:rel-column-width="8841*"/>
    </style:style>
    <style:style style:name="Table51.B" style:family="table-column">
      <style:table-column-properties style:column-width="4.9785in" style:rel-column-width="56694*"/>
    </style:style>
    <style:style style:name="表144" style:family="table">
      <style:table-properties style:width="5.7549in" fo:margin-left="0.1542in" fo:margin-right="-0.0042in" table:align="margins" style:writing-mode="lr-tb"/>
    </style:style>
    <style:style style:name="表144.A" style:family="table-column">
      <style:table-column-properties style:column-width="0.7764in" style:rel-column-width="8841*"/>
    </style:style>
    <style:style style:name="表144.B" style:family="table-column">
      <style:table-column-properties style:column-width="4.9785in" style:rel-column-width="56694*"/>
    </style:style>
    <style:style style:name="表188" style:family="table">
      <style:table-properties style:width="5.7549in" fo:margin-left="0.1542in" fo:margin-right="-0.0042in" table:align="margins" style:writing-mode="lr-tb"/>
    </style:style>
    <style:style style:name="表188.A" style:family="table-column">
      <style:table-column-properties style:column-width="0.7757in" style:rel-column-width="8833*"/>
    </style:style>
    <style:style style:name="表188.B" style:family="table-column">
      <style:table-column-properties style:column-width="4.9792in" style:rel-column-width="56702*"/>
    </style:style>
    <style:style style:name="表145" style:family="table">
      <style:table-properties style:width="5.7549in" fo:margin-left="0.1542in" fo:margin-right="-0.0042in" table:align="margins" style:writing-mode="lr-tb"/>
    </style:style>
    <style:style style:name="表145.A" style:family="table-column">
      <style:table-column-properties style:column-width="0.7757in" style:rel-column-width="8833*"/>
    </style:style>
    <style:style style:name="表145.B" style:family="table-column">
      <style:table-column-properties style:column-width="4.9792in" style:rel-column-width="56702*"/>
    </style:style>
    <style:style style:name="Table52" style:family="table">
      <style:table-properties style:width="5.7549in" fo:margin-left="0.1542in" fo:margin-right="-0.0042in" table:align="margins" style:writing-mode="lr-tb"/>
    </style:style>
    <style:style style:name="Table52.A" style:family="table-column">
      <style:table-column-properties style:column-width="0.7764in" style:rel-column-width="8841*"/>
    </style:style>
    <style:style style:name="Table52.B" style:family="table-column">
      <style:table-column-properties style:column-width="4.9785in" style:rel-column-width="56694*"/>
    </style:style>
    <style:style style:name="表147" style:family="table">
      <style:table-properties style:width="5.7549in" fo:margin-left="0.1542in" fo:margin-right="-0.0042in" table:align="margins" style:writing-mode="lr-tb"/>
    </style:style>
    <style:style style:name="表147.A" style:family="table-column">
      <style:table-column-properties style:column-width="0.7764in" style:rel-column-width="8841*"/>
    </style:style>
    <style:style style:name="表147.B" style:family="table-column">
      <style:table-column-properties style:column-width="4.9785in" style:rel-column-width="56694*"/>
    </style:style>
    <style:style style:name="表148" style:family="table">
      <style:table-properties style:width="5.7549in" fo:margin-left="0.1542in" fo:margin-right="-0.0042in" table:align="margins" style:writing-mode="lr-tb"/>
    </style:style>
    <style:style style:name="表148.A" style:family="table-column">
      <style:table-column-properties style:column-width="0.7764in" style:rel-column-width="8841*"/>
    </style:style>
    <style:style style:name="表148.B" style:family="table-column">
      <style:table-column-properties style:column-width="4.9785in" style:rel-column-width="56694*"/>
    </style:style>
    <style:style style:name="表149" style:family="table">
      <style:table-properties style:width="5.7549in" fo:margin-left="0.1542in" fo:margin-right="-0.0042in" table:align="margins" style:writing-mode="lr-tb"/>
    </style:style>
    <style:style style:name="表149.A" style:family="table-column">
      <style:table-column-properties style:column-width="0.7764in" style:rel-column-width="8841*"/>
    </style:style>
    <style:style style:name="表149.B" style:family="table-column">
      <style:table-column-properties style:column-width="4.9785in" style:rel-column-width="56694*"/>
    </style:style>
    <style:style style:name="表150" style:family="table">
      <style:table-properties style:width="5.7549in" fo:margin-left="0.1542in" fo:margin-right="-0.0042in" table:align="margins" style:writing-mode="lr-tb"/>
    </style:style>
    <style:style style:name="表150.A" style:family="table-column">
      <style:table-column-properties style:column-width="0.7764in" style:rel-column-width="8841*"/>
    </style:style>
    <style:style style:name="表150.B" style:family="table-column">
      <style:table-column-properties style:column-width="4.9785in" style:rel-column-width="56694*"/>
    </style:style>
    <style:style style:name="表189" style:family="table">
      <style:table-properties style:width="5.7549in" fo:margin-left="0.1542in" fo:margin-right="-0.0042in" table:align="margins" style:writing-mode="lr-tb"/>
    </style:style>
    <style:style style:name="表189.A" style:family="table-column">
      <style:table-column-properties style:column-width="0.7764in" style:rel-column-width="8841*"/>
    </style:style>
    <style:style style:name="表189.B" style:family="table-column">
      <style:table-column-properties style:column-width="4.9785in" style:rel-column-width="56694*"/>
    </style:style>
    <style:style style:name="表189.5" style:family="table-row">
      <style:table-row-properties style:min-row-height="0.1042in"/>
    </style:style>
    <style:style style:name="表152" style:family="table">
      <style:table-properties style:width="5.7549in" fo:margin-left="0.1542in" fo:margin-right="-0.0042in" table:align="margins" style:writing-mode="lr-tb"/>
    </style:style>
    <style:style style:name="表152.A" style:family="table-column">
      <style:table-column-properties style:column-width="0.7764in" style:rel-column-width="8841*"/>
    </style:style>
    <style:style style:name="表152.B" style:family="table-column">
      <style:table-column-properties style:column-width="4.9785in" style:rel-column-width="56694*"/>
    </style:style>
    <style:style style:name="表153" style:family="table">
      <style:table-properties style:width="5.7549in" fo:margin-left="0.1542in" fo:margin-right="-0.0042in" table:align="margins" style:writing-mode="lr-tb"/>
    </style:style>
    <style:style style:name="表153.A" style:family="table-column">
      <style:table-column-properties style:column-width="0.7764in" style:rel-column-width="8841*"/>
    </style:style>
    <style:style style:name="表153.B" style:family="table-column">
      <style:table-column-properties style:column-width="4.9785in" style:rel-column-width="56694*"/>
    </style:style>
    <style:style style:name="表178" style:family="table">
      <style:table-properties style:width="5.7549in" fo:margin-left="0.1542in" fo:margin-right="-0.0042in" table:align="margins" style:writing-mode="lr-tb"/>
    </style:style>
    <style:style style:name="表178.A" style:family="table-column">
      <style:table-column-properties style:column-width="0.7764in" style:rel-column-width="8841*"/>
    </style:style>
    <style:style style:name="表178.B" style:family="table-column">
      <style:table-column-properties style:column-width="4.9785in" style:rel-column-width="56694*"/>
    </style:style>
    <style:style style:name="表179" style:family="table">
      <style:table-properties style:width="5.7549in" fo:margin-left="0.1542in" fo:margin-right="-0.0042in" table:align="margins" style:writing-mode="lr-tb"/>
    </style:style>
    <style:style style:name="表179.A" style:family="table-column">
      <style:table-column-properties style:column-width="0.7764in" style:rel-column-width="8841*"/>
    </style:style>
    <style:style style:name="表179.B" style:family="table-column">
      <style:table-column-properties style:column-width="4.9785in" style:rel-column-width="56694*"/>
    </style:style>
    <style:style style:name="表154" style:family="table">
      <style:table-properties style:width="5.7549in" fo:margin-left="0.1542in" fo:margin-right="-0.0042in" table:align="margins" style:writing-mode="lr-tb"/>
    </style:style>
    <style:style style:name="表154.A" style:family="table-column">
      <style:table-column-properties style:column-width="0.7764in" style:rel-column-width="8841*"/>
    </style:style>
    <style:style style:name="表154.B" style:family="table-column">
      <style:table-column-properties style:column-width="4.9785in" style:rel-column-width="56694*"/>
    </style:style>
    <style:style style:name="表155" style:family="table">
      <style:table-properties style:width="5.7549in" fo:margin-left="0.1542in" fo:margin-right="-0.0042in" table:align="margins" style:writing-mode="lr-tb"/>
    </style:style>
    <style:style style:name="表155.A" style:family="table-column">
      <style:table-column-properties style:column-width="0.7764in" style:rel-column-width="8841*"/>
    </style:style>
    <style:style style:name="表155.B" style:family="table-column">
      <style:table-column-properties style:column-width="4.9785in" style:rel-column-width="56694*"/>
    </style:style>
    <style:style style:name="Table54" style:family="table">
      <style:table-properties style:width="5.7549in" fo:margin-left="0.1542in" fo:margin-right="-0.0042in" table:align="margins" style:writing-mode="lr-tb"/>
    </style:style>
    <style:style style:name="Table54.A" style:family="table-column">
      <style:table-column-properties style:column-width="0.7764in" style:rel-column-width="8841*"/>
    </style:style>
    <style:style style:name="Table54.B" style:family="table-column">
      <style:table-column-properties style:column-width="4.9785in" style:rel-column-width="56694*"/>
    </style:style>
    <style:style style:name="Table53" style:family="table">
      <style:table-properties style:width="5.7549in" fo:margin-left="0.1542in" fo:margin-right="-0.0042in" table:align="margins" style:writing-mode="lr-tb"/>
    </style:style>
    <style:style style:name="Table53.A" style:family="table-column">
      <style:table-column-properties style:column-width="0.7764in" style:rel-column-width="8841*"/>
    </style:style>
    <style:style style:name="Table53.B" style:family="table-column">
      <style:table-column-properties style:column-width="4.9785in" style:rel-column-width="56694*"/>
    </style:style>
    <style:style style:name="表157" style:family="table">
      <style:table-properties style:width="5.7549in" fo:margin-left="0.1542in" fo:margin-right="-0.0042in" table:align="margins" style:writing-mode="lr-tb"/>
    </style:style>
    <style:style style:name="表157.A" style:family="table-column">
      <style:table-column-properties style:column-width="0.7764in" style:rel-column-width="8841*"/>
    </style:style>
    <style:style style:name="表157.B" style:family="table-column">
      <style:table-column-properties style:column-width="4.9785in" style:rel-column-width="56694*"/>
    </style:style>
    <style:style style:name="表158" style:family="table">
      <style:table-properties style:width="5.7549in" fo:margin-left="0.1542in" fo:margin-right="-0.0042in" table:align="margins" style:writing-mode="lr-tb"/>
    </style:style>
    <style:style style:name="表158.A" style:family="table-column">
      <style:table-column-properties style:column-width="0.7764in" style:rel-column-width="8841*"/>
    </style:style>
    <style:style style:name="表158.B" style:family="table-column">
      <style:table-column-properties style:column-width="4.9785in" style:rel-column-width="56694*"/>
    </style:style>
    <style:style style:name="表159" style:family="table">
      <style:table-properties style:width="5.7549in" fo:margin-left="0.1542in" fo:margin-right="-0.0042in" table:align="margins" style:writing-mode="lr-tb"/>
    </style:style>
    <style:style style:name="表159.A" style:family="table-column">
      <style:table-column-properties style:column-width="0.7764in" style:rel-column-width="8841*"/>
    </style:style>
    <style:style style:name="表159.B" style:family="table-column">
      <style:table-column-properties style:column-width="4.9785in" style:rel-column-width="56694*"/>
    </style:style>
    <style:style style:name="表160" style:family="table">
      <style:table-properties style:width="5.7549in" fo:margin-left="0.1542in" fo:margin-right="-0.0042in" table:align="margins" style:writing-mode="lr-tb"/>
    </style:style>
    <style:style style:name="表160.A" style:family="table-column">
      <style:table-column-properties style:column-width="0.7764in" style:rel-column-width="8841*"/>
    </style:style>
    <style:style style:name="表160.B" style:family="table-column">
      <style:table-column-properties style:column-width="4.9785in" style:rel-column-width="56694*"/>
    </style:style>
    <style:style style:name="表161" style:family="table">
      <style:table-properties style:width="5.7549in" fo:margin-left="0.1542in" fo:margin-right="-0.0042in" table:align="margins" style:writing-mode="lr-tb"/>
    </style:style>
    <style:style style:name="表161.A" style:family="table-column">
      <style:table-column-properties style:column-width="0.7764in" style:rel-column-width="8841*"/>
    </style:style>
    <style:style style:name="表161.B" style:family="table-column">
      <style:table-column-properties style:column-width="4.9785in" style:rel-column-width="56694*"/>
    </style:style>
    <style:style style:name="表162" style:family="table">
      <style:table-properties style:width="5.7549in" fo:margin-left="0.1542in" fo:margin-right="-0.0042in" table:align="margins" style:writing-mode="lr-tb"/>
    </style:style>
    <style:style style:name="表162.A" style:family="table-column">
      <style:table-column-properties style:column-width="0.7764in" style:rel-column-width="8841*"/>
    </style:style>
    <style:style style:name="表162.B" style:family="table-column">
      <style:table-column-properties style:column-width="4.9785in" style:rel-column-width="56694*"/>
    </style:style>
    <style:style style:name="表164" style:family="table">
      <style:table-properties style:width="5.7549in" fo:margin-left="0.1542in" fo:margin-right="-0.0042in" table:align="margins" style:writing-mode="lr-tb"/>
    </style:style>
    <style:style style:name="表164.A" style:family="table-column">
      <style:table-column-properties style:column-width="0.7764in" style:rel-column-width="8841*"/>
    </style:style>
    <style:style style:name="表164.B" style:family="table-column">
      <style:table-column-properties style:column-width="4.9785in" style:rel-column-width="56694*"/>
    </style:style>
    <style:style style:name="表165" style:family="table">
      <style:table-properties style:width="5.7549in" fo:margin-left="0.1542in" fo:margin-right="-0.0042in" table:align="margins" style:writing-mode="lr-tb"/>
    </style:style>
    <style:style style:name="表165.A" style:family="table-column">
      <style:table-column-properties style:column-width="0.7764in" style:rel-column-width="8841*"/>
    </style:style>
    <style:style style:name="表165.B" style:family="table-column">
      <style:table-column-properties style:column-width="4.9785in" style:rel-column-width="56694*"/>
    </style:style>
    <style:style style:name="表166" style:family="table">
      <style:table-properties style:width="5.7549in" fo:margin-left="0.1542in" fo:margin-right="-0.0042in" table:align="margins" style:writing-mode="lr-tb"/>
    </style:style>
    <style:style style:name="表166.A" style:family="table-column">
      <style:table-column-properties style:column-width="0.7764in" style:rel-column-width="8841*"/>
    </style:style>
    <style:style style:name="表166.B" style:family="table-column">
      <style:table-column-properties style:column-width="4.9785in" style:rel-column-width="56694*"/>
    </style:style>
    <style:style style:name="表15" style:family="table">
      <style:table-properties style:width="5.7549in" fo:margin-left="0.1542in" fo:margin-right="-0.0042in" table:align="margins" style:writing-mode="lr-tb"/>
    </style:style>
    <style:style style:name="表15.A" style:family="table-column">
      <style:table-column-properties style:column-width="0.7764in" style:rel-column-width="8841*"/>
    </style:style>
    <style:style style:name="表15.B" style:family="table-column">
      <style:table-column-properties style:column-width="4.9785in" style:rel-column-width="56694*"/>
    </style:style>
    <style:style style:name="表88" style:family="table">
      <style:table-properties style:width="5.7549in" fo:margin-left="0.1542in" fo:margin-right="-0.0042in" table:align="margins" style:writing-mode="lr-tb"/>
    </style:style>
    <style:style style:name="表88.A" style:family="table-column">
      <style:table-column-properties style:column-width="0.7764in" style:rel-column-width="8841*"/>
    </style:style>
    <style:style style:name="表88.B" style:family="table-column">
      <style:table-column-properties style:column-width="4.9785in" style:rel-column-width="56694*"/>
    </style:style>
    <style:style style:name="表94" style:family="table">
      <style:table-properties style:width="5.7549in" fo:margin-left="0.1542in" fo:margin-right="-0.0042in" table:align="margins" style:writing-mode="lr-tb"/>
    </style:style>
    <style:style style:name="表94.A" style:family="table-column">
      <style:table-column-properties style:column-width="0.7764in" style:rel-column-width="8841*"/>
    </style:style>
    <style:style style:name="表94.B" style:family="table-column">
      <style:table-column-properties style:column-width="4.9785in" style:rel-column-width="56694*"/>
    </style:style>
    <style:style style:name="表109" style:family="table">
      <style:table-properties style:width="5.7549in" fo:margin-left="0.1542in" fo:margin-right="-0.0042in" table:align="margins" style:writing-mode="lr-tb"/>
    </style:style>
    <style:style style:name="表109.A" style:family="table-column">
      <style:table-column-properties style:column-width="0.7764in" style:rel-column-width="8841*"/>
    </style:style>
    <style:style style:name="表109.B" style:family="table-column">
      <style:table-column-properties style:column-width="4.9785in" style:rel-column-width="56694*"/>
    </style:style>
    <style:style style:name="表104" style:family="table">
      <style:table-properties style:width="5.7549in" fo:margin-left="0.1542in" fo:margin-right="-0.0042in" table:align="margins" style:writing-mode="lr-tb"/>
    </style:style>
    <style:style style:name="表104.A" style:family="table-column">
      <style:table-column-properties style:column-width="0.7764in" style:rel-column-width="8841*"/>
    </style:style>
    <style:style style:name="表104.B" style:family="table-column">
      <style:table-column-properties style:column-width="4.9785in" style:rel-column-width="56694*"/>
    </style:style>
    <style:style style:name="表105" style:family="table">
      <style:table-properties style:width="5.7549in" fo:margin-left="0.1542in" fo:margin-right="-0.0042in" table:align="margins" style:writing-mode="lr-tb"/>
    </style:style>
    <style:style style:name="表105.A" style:family="table-column">
      <style:table-column-properties style:column-width="0.7764in" style:rel-column-width="8841*"/>
    </style:style>
    <style:style style:name="表105.B" style:family="table-column">
      <style:table-column-properties style:column-width="4.9785in" style:rel-column-width="56694*"/>
    </style:style>
    <style:style style:name="表106" style:family="table">
      <style:table-properties style:width="5.7549in" fo:margin-left="0.1542in" fo:margin-right="-0.0042in" table:align="margins" style:writing-mode="lr-tb"/>
    </style:style>
    <style:style style:name="表106.A" style:family="table-column">
      <style:table-column-properties style:column-width="0.7764in" style:rel-column-width="8841*"/>
    </style:style>
    <style:style style:name="表106.B" style:family="table-column">
      <style:table-column-properties style:column-width="4.9785in" style:rel-column-width="56694*"/>
    </style:style>
    <style:style style:name="表126" style:family="table">
      <style:table-properties style:width="5.7549in" fo:margin-left="0.1542in" fo:margin-right="-0.0042in" table:align="margins" style:writing-mode="lr-tb"/>
    </style:style>
    <style:style style:name="表126.A" style:family="table-column">
      <style:table-column-properties style:column-width="0.7764in" style:rel-column-width="8841*"/>
    </style:style>
    <style:style style:name="表126.B" style:family="table-column">
      <style:table-column-properties style:column-width="4.9785in" style:rel-column-width="56694*"/>
    </style:style>
    <style:style style:name="表107" style:family="table">
      <style:table-properties style:width="5.7549in" fo:margin-left="0.1542in" fo:margin-right="-0.0042in" table:align="margins" style:writing-mode="lr-tb"/>
    </style:style>
    <style:style style:name="表107.A" style:family="table-column">
      <style:table-column-properties style:column-width="0.7764in" style:rel-column-width="8841*"/>
    </style:style>
    <style:style style:name="表107.B" style:family="table-column">
      <style:table-column-properties style:column-width="4.9785in" style:rel-column-width="56694*"/>
    </style:style>
    <style:style style:name="表108" style:family="table">
      <style:table-properties style:width="5.7549in" fo:margin-left="0.1542in" fo:margin-right="-0.0042in" table:align="margins" style:writing-mode="lr-tb"/>
    </style:style>
    <style:style style:name="表108.A" style:family="table-column">
      <style:table-column-properties style:column-width="0.7764in" style:rel-column-width="8841*"/>
    </style:style>
    <style:style style:name="表108.B" style:family="table-column">
      <style:table-column-properties style:column-width="4.9785in" style:rel-column-width="56694*"/>
    </style:style>
    <style:style style:name="表110" style:family="table">
      <style:table-properties style:width="5.7549in" fo:margin-left="0.1542in" fo:margin-right="-0.0042in" table:align="margins" style:writing-mode="lr-tb"/>
    </style:style>
    <style:style style:name="表110.A" style:family="table-column">
      <style:table-column-properties style:column-width="0.7764in" style:rel-column-width="8841*"/>
    </style:style>
    <style:style style:name="表110.B" style:family="table-column">
      <style:table-column-properties style:column-width="4.9785in" style:rel-column-width="56694*"/>
    </style:style>
    <style:style style:name="表111" style:family="table">
      <style:table-properties style:width="5.7549in" fo:margin-left="0.1542in" fo:margin-right="-0.0042in" table:align="margins" style:writing-mode="lr-tb"/>
    </style:style>
    <style:style style:name="表111.A" style:family="table-column">
      <style:table-column-properties style:column-width="0.7764in" style:rel-column-width="8841*"/>
    </style:style>
    <style:style style:name="表111.B" style:family="table-column">
      <style:table-column-properties style:column-width="4.9785in" style:rel-column-width="56694*"/>
    </style:style>
    <style:style style:name="表123" style:family="table">
      <style:table-properties style:width="5.7549in" fo:margin-left="0.1542in" fo:margin-right="-0.0042in" table:align="margins" style:writing-mode="lr-tb"/>
    </style:style>
    <style:style style:name="表123.A" style:family="table-column">
      <style:table-column-properties style:column-width="0.7764in" style:rel-column-width="8841*"/>
    </style:style>
    <style:style style:name="表123.B" style:family="table-column">
      <style:table-column-properties style:column-width="4.9785in" style:rel-column-width="56694*"/>
    </style:style>
    <style:style style:name="表124" style:family="table">
      <style:table-properties style:width="5.7549in" fo:margin-left="0.1542in" fo:margin-right="-0.0042in" table:align="margins" style:writing-mode="lr-tb"/>
    </style:style>
    <style:style style:name="表124.A" style:family="table-column">
      <style:table-column-properties style:column-width="0.7764in" style:rel-column-width="8841*"/>
    </style:style>
    <style:style style:name="表124.B" style:family="table-column">
      <style:table-column-properties style:column-width="4.9785in" style:rel-column-width="56694*"/>
    </style:style>
    <style:style style:name="表127" style:family="table">
      <style:table-properties style:width="5.7549in" fo:margin-left="0.1542in" fo:margin-right="-0.0042in" table:align="margins" style:writing-mode="lr-tb"/>
    </style:style>
    <style:style style:name="表127.A" style:family="table-column">
      <style:table-column-properties style:column-width="0.7764in" style:rel-column-width="8841*"/>
    </style:style>
    <style:style style:name="表127.B" style:family="table-column">
      <style:table-column-properties style:column-width="4.9785in" style:rel-column-width="56694*"/>
    </style:style>
    <style:style style:name="表125" style:family="table">
      <style:table-properties style:width="5.7549in" fo:margin-left="0.1542in" fo:margin-right="-0.0042in" table:align="margins" style:writing-mode="lr-tb"/>
    </style:style>
    <style:style style:name="表125.A" style:family="table-column">
      <style:table-column-properties style:column-width="0.7764in" style:rel-column-width="8841*"/>
    </style:style>
    <style:style style:name="表125.B" style:family="table-column">
      <style:table-column-properties style:column-width="4.9785in" style:rel-column-width="56694*"/>
    </style:style>
    <style:style style:name="表113" style:family="table">
      <style:table-properties style:width="5.7549in" fo:margin-left="0.1542in" fo:margin-right="-0.0042in" table:align="margins" style:writing-mode="lr-tb"/>
    </style:style>
    <style:style style:name="表113.A" style:family="table-column">
      <style:table-column-properties style:column-width="0.7764in" style:rel-column-width="8841*"/>
    </style:style>
    <style:style style:name="表113.B" style:family="table-column">
      <style:table-column-properties style:column-width="4.9785in" style:rel-column-width="56694*"/>
    </style:style>
    <style:style style:name="表175" style:family="table">
      <style:table-properties style:width="5.7549in" fo:margin-left="0.1542in" fo:margin-right="-0.0042in" table:align="margins" style:writing-mode="lr-tb"/>
    </style:style>
    <style:style style:name="表175.A" style:family="table-column">
      <style:table-column-properties style:column-width="0.7764in" style:rel-column-width="8841*"/>
    </style:style>
    <style:style style:name="表175.B" style:family="table-column">
      <style:table-column-properties style:column-width="4.9785in" style:rel-column-width="56694*"/>
    </style:style>
    <style:style style:name="表177" style:family="table">
      <style:table-properties style:width="5.7549in" fo:margin-left="0.1542in" fo:margin-right="-0.0042in" table:align="margins" style:writing-mode="lr-tb"/>
    </style:style>
    <style:style style:name="表177.A" style:family="table-column">
      <style:table-column-properties style:column-width="0.7764in" style:rel-column-width="8841*"/>
    </style:style>
    <style:style style:name="表177.B" style:family="table-column">
      <style:table-column-properties style:column-width="4.9785in" style:rel-column-width="56694*"/>
    </style:style>
    <style:style style:name="表181" style:family="table">
      <style:table-properties style:width="5.7549in" fo:margin-left="0.1542in" fo:margin-right="-0.0042in" table:align="margins" style:writing-mode="lr-tb"/>
    </style:style>
    <style:style style:name="表181.A" style:family="table-column">
      <style:table-column-properties style:column-width="0.7764in" style:rel-column-width="8841*"/>
    </style:style>
    <style:style style:name="表181.B" style:family="table-column">
      <style:table-column-properties style:column-width="4.9785in" style:rel-column-width="56694*"/>
    </style:style>
    <style:style style:name="表90" style:family="table">
      <style:table-properties style:width="5.7549in" fo:margin-left="0.1542in" fo:margin-right="-0.0042in" table:align="margins" style:writing-mode="lr-tb"/>
    </style:style>
    <style:style style:name="表90.A" style:family="table-column">
      <style:table-column-properties style:column-width="0.7764in" style:rel-column-width="8841*"/>
    </style:style>
    <style:style style:name="表90.B" style:family="table-column">
      <style:table-column-properties style:column-width="4.9785in" style:rel-column-width="56694*"/>
    </style:style>
    <style:style style:name="表184" style:family="table">
      <style:table-properties style:width="5.7549in" fo:margin-left="0.1542in" fo:margin-right="-0.0042in" table:align="margins" style:writing-mode="lr-tb"/>
    </style:style>
    <style:style style:name="表184.A" style:family="table-column">
      <style:table-column-properties style:column-width="0.7764in" style:rel-column-width="8841*"/>
    </style:style>
    <style:style style:name="表184.B" style:family="table-column">
      <style:table-column-properties style:column-width="4.9785in" style:rel-column-width="56694*"/>
    </style:style>
    <style:style style:name="Table55" style:family="table">
      <style:table-properties style:width="5.7549in" fo:margin-left="0.1542in" fo:margin-right="-0.0042in" table:align="margins" style:writing-mode="lr-tb"/>
    </style:style>
    <style:style style:name="Table55.A" style:family="table-column">
      <style:table-column-properties style:column-width="0.7764in" style:rel-column-width="8841*"/>
    </style:style>
    <style:style style:name="Table55.B" style:family="table-column">
      <style:table-column-properties style:column-width="4.9785in" style:rel-column-width="56694*"/>
    </style:style>
    <style:style style:name="表185" style:family="table">
      <style:table-properties style:width="5.7549in" fo:margin-left="0.1542in" fo:margin-right="-0.0042in" table:align="margins" style:writing-mode="lr-tb"/>
    </style:style>
    <style:style style:name="表185.A" style:family="table-column">
      <style:table-column-properties style:column-width="0.7764in" style:rel-column-width="8841*"/>
    </style:style>
    <style:style style:name="表185.B" style:family="table-column">
      <style:table-column-properties style:column-width="4.9785in" style:rel-column-width="56694*"/>
    </style:style>
    <style:style style:name="表190" style:family="table">
      <style:table-properties style:width="5.7549in" fo:margin-left="0.1542in" fo:margin-right="-0.0042in" table:align="margins" style:writing-mode="lr-tb"/>
    </style:style>
    <style:style style:name="表190.A" style:family="table-column">
      <style:table-column-properties style:column-width="0.7764in" style:rel-column-width="8841*"/>
    </style:style>
    <style:style style:name="表190.B" style:family="table-column">
      <style:table-column-properties style:column-width="4.9785in" style:rel-column-width="56694*"/>
    </style:style>
    <style:style style:name="Table57" style:family="table">
      <style:table-properties style:width="5.7549in" fo:margin-left="0.1542in" fo:margin-right="-0.0042in" table:align="margins" style:writing-mode="lr-tb"/>
    </style:style>
    <style:style style:name="Table57.A" style:family="table-column">
      <style:table-column-properties style:column-width="0.7764in" style:rel-column-width="8841*"/>
    </style:style>
    <style:style style:name="Table57.B" style:family="table-column">
      <style:table-column-properties style:column-width="4.9785in" style:rel-column-width="56694*"/>
    </style:style>
    <style:style style:name="表186" style:family="table">
      <style:table-properties style:width="5.7549in" fo:margin-left="0.1542in" fo:margin-right="-0.0042in" table:align="margins" style:writing-mode="lr-tb"/>
    </style:style>
    <style:style style:name="表186.A" style:family="table-column">
      <style:table-column-properties style:column-width="0.7764in" style:rel-column-width="8841*"/>
    </style:style>
    <style:style style:name="表186.B" style:family="table-column">
      <style:table-column-properties style:column-width="4.9785in" style:rel-column-width="56694*"/>
    </style:style>
    <style:style style:name="Table9" style:family="table">
      <style:table-properties style:width="5.7549in" fo:margin-left="0.1542in" fo:margin-right="-0.0042in" table:align="margins" style:writing-mode="lr-tb"/>
    </style:style>
    <style:style style:name="Table9.A" style:family="table-column">
      <style:table-column-properties style:column-width="0.7764in" style:rel-column-width="8841*"/>
    </style:style>
    <style:style style:name="Table9.B" style:family="table-column">
      <style:table-column-properties style:column-width="4.9785in" style:rel-column-width="56694*"/>
    </style:style>
    <style:style style:name="Table10" style:family="table">
      <style:table-properties style:width="5.7549in" fo:margin-left="0.1542in" fo:margin-right="-0.0042in" table:align="margins" style:writing-mode="lr-tb"/>
    </style:style>
    <style:style style:name="Table10.A" style:family="table-column">
      <style:table-column-properties style:column-width="0.7764in" style:rel-column-width="8841*"/>
    </style:style>
    <style:style style:name="Table10.B" style:family="table-column">
      <style:table-column-properties style:column-width="4.9785in" style:rel-column-width="56694*"/>
    </style:style>
    <style:style style:name="Table11" style:family="table">
      <style:table-properties style:width="5.7549in" fo:margin-left="0.1542in" fo:margin-right="-0.0042in" table:align="margins" style:writing-mode="lr-tb"/>
    </style:style>
    <style:style style:name="Table11.A" style:family="table-column">
      <style:table-column-properties style:column-width="0.7764in" style:rel-column-width="8841*"/>
    </style:style>
    <style:style style:name="Table11.B" style:family="table-column">
      <style:table-column-properties style:column-width="4.9785in" style:rel-column-width="56694*"/>
    </style:style>
    <style:style style:name="Table12" style:family="table">
      <style:table-properties style:width="5.7549in" fo:margin-left="0.1542in" fo:margin-right="-0.0042in" table:align="margins" style:writing-mode="lr-tb"/>
    </style:style>
    <style:style style:name="Table12.A" style:family="table-column">
      <style:table-column-properties style:column-width="0.7764in" style:rel-column-width="8841*"/>
    </style:style>
    <style:style style:name="Table12.B" style:family="table-column">
      <style:table-column-properties style:column-width="4.9785in" style:rel-column-width="56694*"/>
    </style:style>
    <style:style style:name="Table13" style:family="table">
      <style:table-properties style:width="5.7549in" fo:margin-left="0.1542in" fo:margin-right="-0.0042in" table:align="margins" style:writing-mode="lr-tb"/>
    </style:style>
    <style:style style:name="Table13.A" style:family="table-column">
      <style:table-column-properties style:column-width="0.7764in" style:rel-column-width="8841*"/>
    </style:style>
    <style:style style:name="Table13.B" style:family="table-column">
      <style:table-column-properties style:column-width="4.9785in" style:rel-column-width="56694*"/>
    </style:style>
    <style:style style:name="Table14" style:family="table">
      <style:table-properties style:width="5.7549in" fo:margin-left="0.1542in" fo:margin-right="-0.0042in" table:align="margins" style:writing-mode="lr-tb"/>
    </style:style>
    <style:style style:name="Table14.A" style:family="table-column">
      <style:table-column-properties style:column-width="0.7764in" style:rel-column-width="8841*"/>
    </style:style>
    <style:style style:name="Table14.B" style:family="table-column">
      <style:table-column-properties style:column-width="4.9785in" style:rel-column-width="56694*"/>
    </style:style>
    <style:style style:name="Table15" style:family="table">
      <style:table-properties style:width="5.7549in" fo:margin-left="0.1542in" fo:margin-right="-0.0042in" table:align="margins" style:writing-mode="lr-tb"/>
    </style:style>
    <style:style style:name="Table15.A" style:family="table-column">
      <style:table-column-properties style:column-width="0.7764in" style:rel-column-width="8841*"/>
    </style:style>
    <style:style style:name="Table15.B" style:family="table-column">
      <style:table-column-properties style:column-width="4.9785in" style:rel-column-width="56694*"/>
    </style:style>
    <style:style style:name="Table16" style:family="table">
      <style:table-properties style:width="5.7549in" fo:margin-left="0.1542in" fo:margin-right="-0.0042in" table:align="margins" style:writing-mode="lr-tb"/>
    </style:style>
    <style:style style:name="Table16.A" style:family="table-column">
      <style:table-column-properties style:column-width="0.7764in" style:rel-column-width="8841*"/>
    </style:style>
    <style:style style:name="Table16.B" style:family="table-column">
      <style:table-column-properties style:column-width="4.9785in" style:rel-column-width="56694*"/>
    </style:style>
    <style:style style:name="表87" style:family="table">
      <style:table-properties style:width="5.7549in" fo:margin-left="0.1542in" fo:margin-right="-0.0042in" table:align="margins" style:writing-mode="lr-tb"/>
    </style:style>
    <style:style style:name="表87.A" style:family="table-column">
      <style:table-column-properties style:column-width="0.7764in" style:rel-column-width="8841*"/>
    </style:style>
    <style:style style:name="表87.B" style:family="table-column">
      <style:table-column-properties style:column-width="4.9785in" style:rel-column-width="56694*"/>
    </style:style>
    <style:style style:name="表85" style:family="table">
      <style:table-properties style:width="5.9493in" fo:margin-left="-0.0354in" fo:margin-right="-0.009in" table:align="margins" style:writing-mode="lr-tb"/>
    </style:style>
    <style:style style:name="表85.A" style:family="table-column">
      <style:table-column-properties style:column-width="1.875in" style:rel-column-width="20654*"/>
    </style:style>
    <style:style style:name="表85.B" style:family="table-column">
      <style:table-column-properties style:column-width="4.0743in" style:rel-column-width="44881*"/>
    </style:style>
    <style:style style:name="表85.1" style:family="table-row">
      <style:table-row-properties fo:keep-together="always"/>
    </style:style>
    <style:style style:name="表85.A1" style:family="table-cell">
      <style:table-cell-properties fo:padding="0in" fo:border="none"/>
    </style:style>
    <style:style style:name="表85.19" style:family="table-row">
      <style:table-row-properties style:min-row-height="0.0833in"/>
    </style:style>
    <style:style style:name="表191" style:family="table">
      <style:table-properties style:width="5.7549in" fo:margin-left="0.1542in" fo:margin-right="-0.0042in" table:align="margins" style:writing-mode="lr-tb"/>
    </style:style>
    <style:style style:name="表191.A" style:family="table-column">
      <style:table-column-properties style:column-width="0.7764in" style:rel-column-width="8841*"/>
    </style:style>
    <style:style style:name="表191.B" style:family="table-column">
      <style:table-column-properties style:column-width="4.9785in" style:rel-column-width="56694*"/>
    </style:style>
    <style:style style:name="表192" style:family="table">
      <style:table-properties style:width="5.7549in" fo:margin-left="0.1542in" fo:margin-right="-0.0042in" table:align="margins" style:writing-mode="lr-tb"/>
    </style:style>
    <style:style style:name="表192.A" style:family="table-column">
      <style:table-column-properties style:column-width="0.7764in" style:rel-column-width="8841*"/>
    </style:style>
    <style:style style:name="表192.B" style:family="table-column">
      <style:table-column-properties style:column-width="4.9785in" style:rel-column-width="56694*"/>
    </style:style>
    <style:style style:name="P1" style:family="paragraph" style:parent-style-name="Header">
      <style:text-properties officeooo:paragraph-rsid="0008327f"/>
    </style:style>
    <style:style style:name="P2" style:family="paragraph" style:parent-style-name="Footer">
      <style:paragraph-properties fo:margin-left="0in" fo:margin-right="0.25in" fo:text-indent="0in" style:auto-text-indent="false"/>
      <style:text-properties fo:language="zxx" fo:country="none" style:language-asian="zxx" style:country-asian="non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in"/>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in"/>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in"/>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in"/>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in"/>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in"/>
        </style:tab-stops>
      </style:paragraph-properties>
      <style:text-properties officeooo:paragraph-rsid="002f9641" style:language-asian="ja" style:country-asian="JP"/>
    </style:style>
    <style:style style:name="P16" style:family="paragraph" style:parent-style-name="Standard">
      <style:paragraph-properties fo:text-align="start" style:justify-single-word="false">
        <style:tab-stops>
          <style:tab-stop style:position="0in"/>
        </style:tab-stops>
      </style:paragraph-properties>
      <style:text-properties officeooo:paragraph-rsid="00767dd0" style:language-asian="ja" style:country-asian="JP"/>
    </style:style>
    <style:style style:name="P17" style:family="paragraph" style:parent-style-name="Standard">
      <style:text-properties officeooo:paragraph-rsid="00267de4" style:language-asian="ja" style:country-asian="JP"/>
    </style:style>
    <style:style style:name="P18" style:family="paragraph" style:parent-style-name="Standard">
      <style:text-properties officeooo:rsid="005a111a" officeooo:paragraph-rsid="005a111a" style:language-asian="ja" style:country-asian="JP"/>
    </style:style>
    <style:style style:name="P19" style:family="paragraph" style:parent-style-name="Standard">
      <style:paragraph-properties fo:text-align="start" style:justify-single-word="false">
        <style:tab-stops>
          <style:tab-stop style:position="0in"/>
        </style:tab-stops>
      </style:paragraph-properties>
      <style:text-properties officeooo:rsid="0072fa55" officeooo:paragraph-rsid="0072fa55" style:language-asian="ja" style:country-asian="JP"/>
    </style:style>
    <style:style style:name="P20" style:family="paragraph" style:parent-style-name="Standard">
      <style:paragraph-properties fo:text-align="start" style:justify-single-word="false">
        <style:tab-stops>
          <style:tab-stop style:position="0in"/>
        </style:tab-stops>
      </style:paragraph-properties>
      <style:text-properties officeooo:rsid="00767dd0" officeooo:paragraph-rsid="00767dd0" style:language-asian="ja" style:country-asian="JP"/>
    </style:style>
    <style:style style:name="P21" style:family="paragraph" style:parent-style-name="Standard">
      <style:text-properties style:font-name="Courier"/>
    </style:style>
    <style:style style:name="P22" style:family="paragraph" style:parent-style-name="Standard">
      <style:paragraph-properties>
        <style:tab-stops>
          <style:tab-stop style:position="0in"/>
        </style:tab-stops>
      </style:paragraph-properties>
    </style:style>
    <style:style style:name="P23" style:family="paragraph" style:parent-style-name="Standard">
      <style:paragraph-properties fo:text-align="center" style:justify-single-word="false"/>
      <style:text-properties style:font-name-asian="ＭＳ ゴシック"/>
    </style:style>
    <style:style style:name="P24"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5" style:family="paragraph" style:parent-style-name="Standard">
      <style:text-properties officeooo:paragraph-rsid="0008327f"/>
    </style:style>
    <style:style style:name="P26" style:family="paragraph" style:parent-style-name="Standard">
      <style:text-properties officeooo:paragraph-rsid="0009fb1b"/>
    </style:style>
    <style:style style:name="P27" style:family="paragraph" style:parent-style-name="Standard">
      <style:paragraph-properties>
        <style:tab-stops>
          <style:tab-stop style:position="0.8752in"/>
        </style:tab-stops>
      </style:paragraph-properties>
    </style:style>
    <style:style style:name="P28" style:family="paragraph" style:parent-style-name="Standard">
      <style:text-properties officeooo:paragraph-rsid="000ab48e"/>
    </style:style>
    <style:style style:name="P29" style:family="paragraph" style:parent-style-name="Standard">
      <style:text-properties officeooo:paragraph-rsid="000ab7d6"/>
    </style:style>
    <style:style style:name="P30" style:family="paragraph" style:parent-style-name="Standard">
      <style:text-properties officeooo:paragraph-rsid="000d10c3"/>
    </style:style>
    <style:style style:name="P31" style:family="paragraph" style:parent-style-name="Standard">
      <style:text-properties style:font-name="IPAMincho" style:font-name-asian="IPAMincho" style:language-asian="ja" style:country-asian="JP"/>
    </style:style>
    <style:style style:name="P32" style:family="paragraph" style:parent-style-name="Standard">
      <style:paragraph-properties fo:text-align="start" style:justify-single-word="false">
        <style:tab-stops>
          <style:tab-stop style:position="0in"/>
        </style:tab-stops>
      </style:paragraph-properties>
      <style:text-properties style:font-name="IPAMincho" style:font-name-asian="IPAMincho" style:language-asian="ja" style:country-asian="JP"/>
    </style:style>
    <style:style style:name="P33"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4" style:family="paragraph" style:parent-style-name="Standard">
      <style:text-properties style:font-name="IPAMincho" officeooo:paragraph-rsid="0017a420" style:font-name-asian="IPAMincho" style:language-asian="ja" style:country-asian="JP"/>
    </style:style>
    <style:style style:name="P35" style:family="paragraph" style:parent-style-name="Standard">
      <style:text-properties fo:color="#000000" style:text-underline-style="none"/>
    </style:style>
    <style:style style:name="P36" style:family="paragraph" style:parent-style-name="Standard">
      <style:text-properties fo:color="#000000" style:text-underline-style="none" officeooo:paragraph-rsid="000d10c3"/>
    </style:style>
    <style:style style:name="P37"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38" style:family="paragraph" style:parent-style-name="Standard">
      <style:text-properties officeooo:paragraph-rsid="00267de4"/>
    </style:style>
    <style:style style:name="P39" style:family="paragraph" style:parent-style-name="Standard">
      <style:text-properties officeooo:paragraph-rsid="001f02fd"/>
    </style:style>
    <style:style style:name="P40" style:family="paragraph" style:parent-style-name="Standard">
      <style:text-properties style:font-name="Arial" fo:font-size="24pt" style:font-size-asian="24pt" style:font-size-complex="24pt"/>
    </style:style>
    <style:style style:name="P41" style:family="paragraph" style:parent-style-name="Standard">
      <style:text-properties style:font-name="Arial" fo:font-size="12pt" officeooo:paragraph-rsid="0034271c" style:font-size-asian="12pt" style:font-size-complex="12pt"/>
    </style:style>
    <style:style style:name="P42" style:family="paragraph" style:parent-style-name="Standard">
      <style:text-properties style:font-name="Arial" fo:font-size="12pt" officeooo:paragraph-rsid="0073bc19" style:font-size-asian="12pt" style:font-size-complex="12pt"/>
    </style:style>
    <style:style style:name="P43" style:family="paragraph" style:parent-style-name="Standard">
      <style:text-properties officeooo:paragraph-rsid="006ac80d"/>
    </style:style>
    <style:style style:name="P44" style:family="paragraph" style:parent-style-name="Standard">
      <style:text-properties officeooo:paragraph-rsid="00709b59"/>
    </style:style>
    <style:style style:name="P45" style:family="paragraph" style:parent-style-name="Standard">
      <style:text-properties officeooo:rsid="00710d15" officeooo:paragraph-rsid="00710d15"/>
    </style:style>
    <style:style style:name="P46" style:family="paragraph" style:parent-style-name="Standard">
      <style:text-properties officeooo:rsid="00710d15" officeooo:paragraph-rsid="007ce410"/>
    </style:style>
    <style:style style:name="P47" style:family="paragraph" style:parent-style-name="Standard">
      <style:text-properties officeooo:paragraph-rsid="0071a7c3"/>
    </style:style>
    <style:style style:name="P48" style:family="paragraph" style:parent-style-name="Standard">
      <style:text-properties officeooo:paragraph-rsid="0073bc19"/>
    </style:style>
    <style:style style:name="P49" style:family="paragraph" style:parent-style-name="Standard">
      <style:text-properties officeooo:paragraph-rsid="007468d5"/>
    </style:style>
    <style:style style:name="P50" style:family="paragraph" style:parent-style-name="Standard">
      <style:text-properties officeooo:rsid="007468d5" officeooo:paragraph-rsid="007468d5"/>
    </style:style>
    <style:style style:name="P51" style:family="paragraph" style:parent-style-name="Standard">
      <style:text-properties officeooo:rsid="00764715" officeooo:paragraph-rsid="00764715"/>
    </style:style>
    <style:style style:name="P52" style:family="paragraph" style:parent-style-name="Standard">
      <style:text-properties officeooo:paragraph-rsid="007ce410"/>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language-asian="ja" style:country-asian="JP"/>
    </style:style>
    <style:style style:name="P55" style:family="paragraph" style:parent-style-name="Standard">
      <style:paragraph-properties fo:text-align="start" style:justify-single-word="false" fo:break-before="page"/>
      <style:text-properties style:language-asian="ja" style:country-asian="JP"/>
    </style:style>
    <style:style style:name="P56" style:family="paragraph" style:parent-style-name="Standard">
      <style:paragraph-properties fo:text-align="start" style:justify-single-word="false" fo:break-before="page">
        <style:tab-stops>
          <style:tab-stop style:position="0in"/>
        </style:tab-stops>
      </style:paragraph-properties>
      <style:text-properties style:language-asian="ja" style:country-asian="JP"/>
    </style:style>
    <style:style style:name="P57" style:family="paragraph" style:parent-style-name="Standard">
      <style:paragraph-properties fo:break-before="page">
        <style:tab-stops>
          <style:tab-stop style:position="0in"/>
        </style:tab-stops>
      </style:paragraph-properties>
      <style:text-properties style:language-asian="ja" style:country-asian="JP"/>
    </style:style>
    <style:style style:name="P58" style:family="paragraph" style:parent-style-name="Standard">
      <style:paragraph-properties fo:break-before="page"/>
      <style:text-properties officeooo:paragraph-rsid="000d10c3"/>
    </style:style>
    <style:style style:name="P59" style:family="paragraph" style:parent-style-name="Standard">
      <style:paragraph-properties fo:margin-left="0in" fo:margin-right="0in" fo:text-indent="0.1457in" style:auto-text-indent="false"/>
    </style:style>
    <style:style style:name="P60" style:family="paragraph" style:parent-style-name="Standard">
      <style:paragraph-properties fo:margin-left="0in" fo:margin-right="0in" fo:text-indent="0.1457in" style:auto-text-indent="false"/>
      <style:text-properties style:font-name="Courier"/>
    </style:style>
    <style:style style:name="P61" style:family="paragraph" style:parent-style-name="Standard">
      <style:paragraph-properties fo:margin-left="0in" fo:margin-right="0in" fo:text-indent="0.1457in" style:auto-text-indent="false"/>
      <style:text-properties fo:color="#000000" style:text-underline-style="none"/>
    </style:style>
    <style:style style:name="P62" style:family="paragraph" style:parent-style-name="Standard">
      <style:paragraph-properties fo:margin-left="0in" fo:margin-right="0in" fo:text-indent="0.1457in" style:auto-text-indent="false"/>
      <style:text-properties officeooo:paragraph-rsid="00267de4"/>
    </style:style>
    <style:style style:name="P63" style:family="paragraph" style:parent-style-name="Standard">
      <style:paragraph-properties fo:margin-left="0in" fo:margin-right="0in" fo:text-indent="0.5835in" style:auto-text-indent="false"/>
    </style:style>
    <style:style style:name="P64" style:family="paragraph" style:parent-style-name="Standard">
      <style:paragraph-properties fo:margin-left="0in" fo:margin-right="0in" fo:text-indent="0.5835in" style:auto-text-indent="false"/>
      <style:text-properties style:font-name="Courier"/>
    </style:style>
    <style:style style:name="P65" style:family="paragraph" style:parent-style-name="Standard">
      <style:paragraph-properties fo:margin-left="0.4374in" fo:margin-right="0in" fo:text-indent="0in" style:auto-text-indent="false"/>
      <style:text-properties style:language-asian="ja" style:country-asian="JP"/>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ab-stops>
          <style:tab-stop style:position="0in"/>
        </style:tab-stops>
      </style:paragraph-properties>
    </style:style>
    <style:style style:name="P68" style:family="paragraph" style:parent-style-name="Standard">
      <style:paragraph-properties fo:margin-left="0in" fo:margin-right="0in" fo:text-indent="0in" style:auto-text-indent="false"/>
      <style:text-properties style:language-asian="ja" style:country-asian="JP"/>
    </style:style>
    <style:style style:name="P69" style:family="paragraph" style:parent-style-name="Standard">
      <style:paragraph-properties fo:margin-left="0in" fo:margin-right="0in" fo:text-indent="0in" style:auto-text-indent="false">
        <style:tab-stops>
          <style:tab-stop style:position="0in"/>
        </style:tab-stops>
      </style:paragraph-properties>
      <style:text-properties style:language-asian="ja" style:country-asian="JP"/>
    </style:style>
    <style:style style:name="P70" style:family="paragraph" style:parent-style-name="Standard">
      <style:paragraph-properties fo:margin-left="0in" fo:margin-right="0in" fo:text-indent="0in" style:auto-text-indent="false">
        <style:tab-stops>
          <style:tab-stop style:position="0.8957in"/>
        </style:tab-stops>
      </style:paragraph-properties>
    </style:style>
    <style:style style:name="P71" style:family="paragraph" style:parent-style-name="Standard">
      <style:paragraph-properties fo:margin-left="0in" fo:margin-right="0in" fo:text-indent="0in" style:auto-text-indent="false">
        <style:tab-stops>
          <style:tab-stop style:position="0.9118in"/>
        </style:tab-stops>
      </style:paragraph-properties>
    </style:style>
    <style:style style:name="P72" style:family="paragraph" style:parent-style-name="Standard">
      <style:paragraph-properties fo:margin-left="0in" fo:margin-right="0in" fo:text-indent="0in" style:auto-text-indent="false">
        <style:tab-stops>
          <style:tab-stop style:position="0.8854in"/>
        </style:tab-stops>
      </style:paragraph-properties>
    </style:style>
    <style:style style:name="P73" style:family="paragraph" style:parent-style-name="Standard">
      <style:paragraph-properties fo:margin-left="0in" fo:margin-right="0in" fo:text-indent="0in" style:auto-text-indent="false">
        <style:tab-stops>
          <style:tab-stop style:position="0.8752in"/>
        </style:tab-stops>
      </style:paragraph-properties>
      <style:text-properties officeooo:paragraph-rsid="0011d2d1"/>
    </style:style>
    <style:style style:name="P74" style:family="paragraph" style:parent-style-name="Standard">
      <style:paragraph-properties fo:margin-left="0in" fo:margin-right="0in" fo:text-indent="0in" style:auto-text-indent="false">
        <style:tab-stops>
          <style:tab-stop style:position="0.8752in"/>
          <style:tab-stop style:position="0.8854in"/>
        </style:tab-stops>
      </style:paragraph-properties>
    </style:style>
    <style:style style:name="P75" style:family="paragraph" style:parent-style-name="Standard">
      <style:paragraph-properties fo:margin-left="0in" fo:margin-right="0in" fo:text-indent="0in" style:auto-text-indent="false">
        <style:tab-stops>
          <style:tab-stop style:position="0.8752in"/>
          <style:tab-stop style:position="0.8854in"/>
        </style:tab-stops>
      </style:paragraph-properties>
      <style:text-properties officeooo:paragraph-rsid="0011d2d1"/>
    </style:style>
    <style:style style:name="P76" style:family="paragraph" style:parent-style-name="Standard">
      <style:paragraph-properties fo:margin-left="0in" fo:margin-right="0in" fo:text-indent="0in" style:auto-text-indent="false"/>
      <style:text-properties officeooo:paragraph-rsid="0011d2d1"/>
    </style:style>
    <style:style style:name="P77" style:family="paragraph" style:parent-style-name="Standard">
      <style:paragraph-properties fo:margin-left="0in" fo:margin-right="0in" fo:text-indent="0in" style:auto-text-indent="false">
        <style:tab-stops>
          <style:tab-stop style:position="0.9063in"/>
        </style:tab-stops>
      </style:paragraph-properties>
    </style:style>
    <style:style style:name="P78" style:family="paragraph" style:parent-style-name="Standard">
      <style:paragraph-properties fo:margin-left="0in" fo:margin-right="0in" fo:text-indent="0in" style:auto-text-indent="false" fo:break-before="page"/>
      <style:text-properties style:language-asian="ja" style:country-asian="JP"/>
    </style:style>
    <style:style style:name="P79" style:family="paragraph" style:parent-style-name="Standard" style:master-page-name="">
      <style:paragraph-properties fo:margin-left="0in" fo:margin-right="0in" fo:text-align="justify" style:justify-single-word="false" fo:orphans="0" fo:widows="0" fo:hyphenation-ladder-count="no-limit" fo:text-indent="0in" style:auto-text-indent="false" style:page-number="auto" style:writing-mode="lr-tb">
        <style:tab-stops>
          <style:tab-stop style:position="0in"/>
        </style:tab-stops>
      </style:paragraph-properties>
      <style:text-properties style:language-asian="ja" style:country-asian="JP" fo:hyphenate="false" fo:hyphenation-remain-char-count="2" fo:hyphenation-push-char-count="2"/>
    </style:style>
    <style:style style:name="P80" style:family="paragraph" style:parent-style-name="Standard">
      <style:paragraph-properties fo:margin-left="0in" fo:margin-right="0in" fo:text-align="justify" style:justify-single-word="false" fo:orphans="0" fo:widows="0" fo:hyphenation-ladder-count="no-limit" fo:text-indent="0in" style:auto-text-indent="false" style:writing-mode="lr-tb">
        <style:tab-stops>
          <style:tab-stop style:position="0in"/>
        </style:tab-stops>
      </style:paragraph-properties>
      <style:text-properties style:language-asian="ja" style:country-asian="JP" fo:hyphenate="false" fo:hyphenation-remain-char-count="2" fo:hyphenation-push-char-count="2"/>
    </style:style>
    <style:style style:name="P81" style:family="paragraph" style:parent-style-name="Standard">
      <style:paragraph-properties fo:margin-left="0in" fo:margin-right="0in" fo:text-indent="0.2291in" style:auto-text-indent="false"/>
    </style:style>
    <style:style style:name="P82" style:family="paragraph" style:parent-style-name="Standard">
      <style:paragraph-properties fo:margin-left="0.5835in" fo:margin-right="0in" fo:text-indent="0.5835in" style:auto-text-indent="false"/>
      <style:text-properties style:font-name="Courier"/>
    </style:style>
    <style:style style:name="P83" style:family="paragraph" style:parent-style-name="Standard">
      <style:paragraph-properties fo:margin-left="0.5835in" fo:margin-right="0in" fo:text-indent="0in" style:auto-text-indent="false"/>
    </style:style>
    <style:style style:name="P84" style:family="paragraph" style:parent-style-name="Standard">
      <style:paragraph-properties fo:margin-left="0.5835in" fo:margin-right="0.6252in" fo:text-indent="0in" style:auto-text-indent="false">
        <style:tab-stops>
          <style:tab-stop style:position="0in"/>
        </style:tab-stops>
      </style:paragraph-properties>
      <style:text-properties style:language-asian="ja" style:country-asian="JP"/>
    </style:style>
    <style:style style:name="P85" style:family="paragraph" style:parent-style-name="Standard">
      <style:paragraph-properties fo:margin-left="0in" fo:margin-right="0.6252in" fo:text-indent="0in" style:auto-text-indent="false">
        <style:tab-stops>
          <style:tab-stop style:position="0in"/>
        </style:tab-stops>
      </style:paragraph-properties>
      <style:text-properties style:language-asian="ja" style:country-asian="JP"/>
    </style:style>
    <style:style style:name="P86"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style>
    <style:style style:name="P87"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font-name-complex="Courier New1"/>
    </style:style>
    <style:style style:name="P88" style:family="paragraph" style:parent-style-name="Standard">
      <style:paragraph-properties fo:margin-left="0.1457in" fo:margin-right="0in" fo:text-indent="0in" style:auto-text-indent="false" style:snap-to-layout-grid="false"/>
      <style:text-properties style:font-name="Courier New" officeooo:paragraph-rsid="002e5e27" style:font-name-asian="Courier New" style:language-asian="ja" style:country-asian="JP" style:font-name-complex="Courier New1"/>
    </style:style>
    <style:style style:name="P89" style:family="paragraph" style:parent-style-name="Standard">
      <style:paragraph-properties fo:margin-left="0.1457in" fo:margin-right="0in" fo:text-align="justify" style:justify-single-word="false" fo:text-indent="0in" style:auto-text-indent="false" style:snap-to-layout-grid="false"/>
      <style:text-properties style:font-name="Courier New" style:font-name-asian="Courier New" style:language-asian="ja" style:country-asian="JP" style:font-name-complex="Courier New1"/>
    </style:style>
    <style:style style:name="P90" style:family="paragraph" style:parent-style-name="Standard">
      <style:paragraph-properties fo:margin-left="0.1457in" fo:margin-right="0in" fo:text-indent="0in" style:auto-text-indent="false" style:snap-to-layout-grid="false"/>
      <style:text-properties style:font-name="Courier New" style:language-asian="ja" style:country-asian="JP"/>
    </style:style>
    <style:style style:name="P91" style:family="paragraph" style:parent-style-name="Standard">
      <style:paragraph-properties fo:margin-left="0.1457in" fo:margin-right="0in" fo:text-indent="0in" style:auto-text-indent="false" style:snap-to-layout-grid="false"/>
      <style:text-properties style:font-name="Courier New" officeooo:paragraph-rsid="000e6c48" style:language-asian="ja" style:country-asian="JP"/>
    </style:style>
    <style:style style:name="P92" style:family="paragraph" style:parent-style-name="Standard">
      <style:paragraph-properties fo:margin-left="0.1457in" fo:margin-right="0in" fo:text-indent="0in" style:auto-text-indent="false" style:snap-to-layout-grid="false"/>
      <style:text-properties style:font-name="Courier New" style:language-asian="ja" style:country-asian="JP" style:font-name-complex="Courier New1"/>
    </style:style>
    <style:style style:name="P93" style:family="paragraph" style:parent-style-name="Table_20_Contents">
      <style:paragraph-properties style:line-height-at-least="0in"/>
      <style:text-properties style:language-asian="ja" style:country-asian="JP"/>
    </style:style>
    <style:style style:name="P94" style:family="paragraph" style:parent-style-name="Table_20_Contents">
      <style:paragraph-properties style:line-height-at-least="0in"/>
      <style:text-properties officeooo:paragraph-rsid="00181c4e" style:language-asian="ja" style:country-asian="JP"/>
    </style:style>
    <style:style style:name="P95" style:family="paragraph" style:parent-style-name="Table_20_Contents">
      <style:paragraph-properties style:line-height-at-least="0in"/>
      <style:text-properties officeooo:paragraph-rsid="0019b44d" style:language-asian="ja" style:country-asian="JP"/>
    </style:style>
    <style:style style:name="P96" style:family="paragraph" style:parent-style-name="Table_20_Contents">
      <style:paragraph-properties style:line-height-at-least="0in"/>
      <style:text-properties officeooo:paragraph-rsid="001a934f" style:language-asian="ja" style:country-asian="JP"/>
    </style:style>
    <style:style style:name="P97" style:family="paragraph" style:parent-style-name="Table_20_Contents">
      <style:paragraph-properties style:line-height-at-least="0in"/>
      <style:text-properties officeooo:paragraph-rsid="001bc9ba" style:language-asian="ja" style:country-asian="JP"/>
    </style:style>
    <style:style style:name="P98" style:family="paragraph" style:parent-style-name="Table_20_Contents">
      <style:paragraph-properties style:line-height-at-least="0in"/>
      <style:text-properties officeooo:paragraph-rsid="001f02fd" style:language-asian="ja" style:country-asian="JP"/>
    </style:style>
    <style:style style:name="P99" style:family="paragraph" style:parent-style-name="Table_20_Contents">
      <style:paragraph-properties style:line-height-at-least="0in"/>
      <style:text-properties officeooo:paragraph-rsid="002a16fa" style:language-asian="ja" style:country-asian="JP"/>
    </style:style>
    <style:style style:name="P100" style:family="paragraph" style:parent-style-name="Table_20_Contents">
      <style:paragraph-properties style:line-height-at-least="0in"/>
      <style:text-properties officeooo:paragraph-rsid="00368ad3" style:language-asian="ja" style:country-asian="JP"/>
    </style:style>
    <style:style style:name="P101" style:family="paragraph" style:parent-style-name="Table_20_Contents">
      <style:paragraph-properties style:line-height-at-least="0in"/>
      <style:text-properties officeooo:paragraph-rsid="0036c41a" style:language-asian="ja" style:country-asian="JP"/>
    </style:style>
    <style:style style:name="P102" style:family="paragraph" style:parent-style-name="Table_20_Contents">
      <style:paragraph-properties style:line-height-at-least="0in"/>
      <style:text-properties officeooo:paragraph-rsid="003b43c3" style:language-asian="ja" style:country-asian="JP"/>
    </style:style>
    <style:style style:name="P103" style:family="paragraph" style:parent-style-name="Table_20_Contents">
      <style:paragraph-properties style:line-height-at-least="0in"/>
      <style:text-properties officeooo:paragraph-rsid="003c7d1f" style:language-asian="ja" style:country-asian="JP"/>
    </style:style>
    <style:style style:name="P104" style:family="paragraph" style:parent-style-name="Table_20_Contents">
      <style:paragraph-properties style:line-height-at-least="0in"/>
      <style:text-properties officeooo:paragraph-rsid="003da1a2" style:language-asian="ja" style:country-asian="JP"/>
    </style:style>
    <style:style style:name="P105" style:family="paragraph" style:parent-style-name="Table_20_Contents">
      <style:paragraph-properties style:line-height-at-least="0in"/>
      <style:text-properties officeooo:paragraph-rsid="003ec7f2" style:language-asian="ja" style:country-asian="JP"/>
    </style:style>
    <style:style style:name="P106" style:family="paragraph" style:parent-style-name="Table_20_Contents">
      <style:paragraph-properties style:line-height-at-least="0in"/>
      <style:text-properties officeooo:paragraph-rsid="003f7e4b" style:language-asian="ja" style:country-asian="JP"/>
    </style:style>
    <style:style style:name="P107" style:family="paragraph" style:parent-style-name="Table_20_Contents">
      <style:paragraph-properties style:line-height-at-least="0in"/>
      <style:text-properties officeooo:paragraph-rsid="00403a64" style:language-asian="ja" style:country-asian="JP"/>
    </style:style>
    <style:style style:name="P108" style:family="paragraph" style:parent-style-name="Table_20_Contents">
      <style:paragraph-properties style:line-height-at-least="0in"/>
      <style:text-properties officeooo:paragraph-rsid="0041ffda" style:language-asian="ja" style:country-asian="JP"/>
    </style:style>
    <style:style style:name="P109" style:family="paragraph" style:parent-style-name="Table_20_Contents">
      <style:paragraph-properties style:line-height-at-least="0in"/>
      <style:text-properties officeooo:paragraph-rsid="0044d140" style:language-asian="ja" style:country-asian="JP"/>
    </style:style>
    <style:style style:name="P110" style:family="paragraph" style:parent-style-name="Table_20_Contents">
      <style:paragraph-properties style:line-height-at-least="0in"/>
      <style:text-properties officeooo:paragraph-rsid="00465a4c" style:language-asian="ja" style:country-asian="JP"/>
    </style:style>
    <style:style style:name="P111" style:family="paragraph" style:parent-style-name="Table_20_Contents">
      <style:paragraph-properties style:line-height-at-least="0in"/>
      <style:text-properties officeooo:paragraph-rsid="004746bb" style:language-asian="ja" style:country-asian="JP"/>
    </style:style>
    <style:style style:name="P112" style:family="paragraph" style:parent-style-name="Table_20_Contents">
      <style:paragraph-properties style:line-height-at-least="0in"/>
      <style:text-properties officeooo:paragraph-rsid="004af2f3" style:language-asian="ja" style:country-asian="JP"/>
    </style:style>
    <style:style style:name="P113" style:family="paragraph" style:parent-style-name="Table_20_Contents">
      <style:paragraph-properties style:line-height-at-least="0in"/>
      <style:text-properties officeooo:paragraph-rsid="004bec59" style:language-asian="ja" style:country-asian="JP"/>
    </style:style>
    <style:style style:name="P114" style:family="paragraph" style:parent-style-name="Table_20_Contents">
      <style:paragraph-properties style:line-height-at-least="0in"/>
      <style:text-properties officeooo:paragraph-rsid="004caf2f" style:language-asian="ja" style:country-asian="JP"/>
    </style:style>
    <style:style style:name="P115" style:family="paragraph" style:parent-style-name="Table_20_Contents">
      <style:paragraph-properties style:line-height-at-least="0in"/>
      <style:text-properties officeooo:paragraph-rsid="004ee55c" style:language-asian="ja" style:country-asian="JP"/>
    </style:style>
    <style:style style:name="P116" style:family="paragraph" style:parent-style-name="Table_20_Contents">
      <style:paragraph-properties style:line-height-at-least="0in"/>
      <style:text-properties officeooo:paragraph-rsid="004ee920" style:language-asian="ja" style:country-asian="JP"/>
    </style:style>
    <style:style style:name="P117" style:family="paragraph" style:parent-style-name="Table_20_Contents">
      <style:paragraph-properties style:line-height-at-least="0in"/>
      <style:text-properties officeooo:paragraph-rsid="0052c271" style:language-asian="ja" style:country-asian="JP"/>
    </style:style>
    <style:style style:name="P118" style:family="paragraph" style:parent-style-name="Table_20_Contents">
      <style:paragraph-properties style:line-height-at-least="0in"/>
      <style:text-properties officeooo:paragraph-rsid="0055ef95" style:language-asian="ja" style:country-asian="JP"/>
    </style:style>
    <style:style style:name="P119" style:family="paragraph" style:parent-style-name="Table_20_Contents">
      <style:paragraph-properties style:line-height-at-least="0in"/>
      <style:text-properties officeooo:paragraph-rsid="0056e5e9" style:language-asian="ja" style:country-asian="JP"/>
    </style:style>
    <style:style style:name="P120" style:family="paragraph" style:parent-style-name="Table_20_Contents">
      <style:paragraph-properties style:line-height-at-least="0in"/>
      <style:text-properties officeooo:paragraph-rsid="00575578" style:language-asian="ja" style:country-asian="JP"/>
    </style:style>
    <style:style style:name="P121" style:family="paragraph" style:parent-style-name="Table_20_Contents">
      <style:paragraph-properties style:line-height-at-least="0in"/>
      <style:text-properties officeooo:paragraph-rsid="005e9464" style:language-asian="ja" style:country-asian="JP"/>
    </style:style>
    <style:style style:name="P122" style:family="paragraph" style:parent-style-name="Table_20_Contents">
      <style:paragraph-properties style:line-height-at-least="0in"/>
      <style:text-properties officeooo:paragraph-rsid="005e94ef" style:language-asian="ja" style:country-asian="JP"/>
    </style:style>
    <style:style style:name="P123" style:family="paragraph" style:parent-style-name="Table_20_Contents">
      <style:paragraph-properties style:line-height-at-least="0in"/>
      <style:text-properties officeooo:paragraph-rsid="005f2b63" style:language-asian="ja" style:country-asian="JP"/>
    </style:style>
    <style:style style:name="P124" style:family="paragraph" style:parent-style-name="Table_20_Contents">
      <style:paragraph-properties style:line-height-at-least="0in"/>
      <style:text-properties officeooo:paragraph-rsid="0060f41f" style:language-asian="ja" style:country-asian="JP"/>
    </style:style>
    <style:style style:name="P125" style:family="paragraph" style:parent-style-name="Table_20_Contents">
      <style:paragraph-properties style:line-height-at-least="0in"/>
      <style:text-properties officeooo:paragraph-rsid="00660667" style:language-asian="ja" style:country-asian="JP"/>
    </style:style>
    <style:style style:name="P126" style:family="paragraph" style:parent-style-name="Table_20_Contents">
      <style:paragraph-properties style:line-height-at-least="0in"/>
      <style:text-properties officeooo:paragraph-rsid="0067eb03" style:language-asian="ja" style:country-asian="JP"/>
    </style:style>
    <style:style style:name="P127" style:family="paragraph" style:parent-style-name="Table_20_Contents">
      <style:paragraph-properties style:line-height-at-least="0in"/>
      <style:text-properties officeooo:paragraph-rsid="006ac80d" style:language-asian="ja" style:country-asian="JP"/>
    </style:style>
    <style:style style:name="P128" style:family="paragraph" style:parent-style-name="Table_20_Contents">
      <style:paragraph-properties style:line-height-at-least="0in"/>
      <style:text-properties officeooo:paragraph-rsid="006c49af" style:language-asian="ja" style:country-asian="JP"/>
    </style:style>
    <style:style style:name="P129" style:family="paragraph" style:parent-style-name="Table_20_Contents">
      <style:paragraph-properties style:line-height-at-least="0in"/>
      <style:text-properties officeooo:paragraph-rsid="006d5c57" style:language-asian="ja" style:country-asian="JP"/>
    </style:style>
    <style:style style:name="P130" style:family="paragraph" style:parent-style-name="Table_20_Contents">
      <style:paragraph-properties style:line-height-at-least="0in"/>
      <style:text-properties officeooo:paragraph-rsid="006efcd4" style:language-asian="ja" style:country-asian="JP"/>
    </style:style>
    <style:style style:name="P131" style:family="paragraph" style:parent-style-name="Table_20_Contents">
      <style:paragraph-properties style:line-height-at-least="0in"/>
      <style:text-properties officeooo:paragraph-rsid="00709b59" style:language-asian="ja" style:country-asian="JP"/>
    </style:style>
    <style:style style:name="P132" style:family="paragraph" style:parent-style-name="Table_20_Contents">
      <style:paragraph-properties style:line-height-at-least="0in"/>
      <style:text-properties officeooo:paragraph-rsid="0071a7c3" style:language-asian="ja" style:country-asian="JP"/>
    </style:style>
    <style:style style:name="P133" style:family="paragraph" style:parent-style-name="Table_20_Contents">
      <style:paragraph-properties style:line-height-at-least="0in"/>
      <style:text-properties officeooo:paragraph-rsid="0072fa55" style:language-asian="ja" style:country-asian="JP"/>
    </style:style>
    <style:style style:name="P134" style:family="paragraph" style:parent-style-name="Table_20_Contents">
      <style:paragraph-properties style:line-height-at-least="0in"/>
      <style:text-properties officeooo:paragraph-rsid="007468d5" style:language-asian="ja" style:country-asian="JP"/>
    </style:style>
    <style:style style:name="P135" style:family="paragraph" style:parent-style-name="Table_20_Contents">
      <style:paragraph-properties style:line-height-at-least="0in"/>
      <style:text-properties officeooo:paragraph-rsid="00764715" style:language-asian="ja" style:country-asian="JP"/>
    </style:style>
    <style:style style:name="P136" style:family="paragraph" style:parent-style-name="Table_20_Contents">
      <style:paragraph-properties style:line-height-at-least="0in"/>
      <style:text-properties officeooo:paragraph-rsid="00767dd0" style:language-asian="ja" style:country-asian="JP"/>
    </style:style>
    <style:style style:name="P137" style:family="paragraph" style:parent-style-name="Table_20_Contents">
      <style:paragraph-properties style:line-height-at-least="0in"/>
      <style:text-properties officeooo:paragraph-rsid="0076c1c0" style:language-asian="ja" style:country-asian="JP"/>
    </style:style>
    <style:style style:name="P138" style:family="paragraph" style:parent-style-name="Table_20_Contents">
      <style:paragraph-properties style:line-height-at-least="0in"/>
      <style:text-properties officeooo:paragraph-rsid="00790870" style:language-asian="ja" style:country-asian="JP"/>
    </style:style>
    <style:style style:name="P139" style:family="paragraph" style:parent-style-name="Table_20_Contents">
      <style:paragraph-properties style:line-height-at-least="0in"/>
      <style:text-properties officeooo:paragraph-rsid="007b7363" style:language-asian="ja" style:country-asian="JP"/>
    </style:style>
    <style:style style:name="P140" style:family="paragraph" style:parent-style-name="Table_20_Contents">
      <style:paragraph-properties style:line-height-at-least="0in"/>
      <style:text-properties officeooo:paragraph-rsid="007cafe3" style:language-asian="ja" style:country-asian="JP"/>
    </style:style>
    <style:style style:name="P141" style:family="paragraph" style:parent-style-name="Table_20_Contents">
      <style:paragraph-properties style:line-height-at-least="0in"/>
      <style:text-properties officeooo:paragraph-rsid="007ce410" style:language-asian="ja" style:country-asian="JP"/>
    </style:style>
    <style:style style:name="P142" style:family="paragraph" style:parent-style-name="Table_20_Contents">
      <style:paragraph-properties style:line-height-at-least="0in"/>
      <style:text-properties officeooo:paragraph-rsid="007debb3" style:language-asian="ja" style:country-asian="JP"/>
    </style:style>
    <style:style style:name="P143" style:family="paragraph" style:parent-style-name="Table_20_Contents">
      <style:paragraph-properties style:line-height-at-least="0in"/>
      <style:text-properties officeooo:paragraph-rsid="007f8ba4" style:language-asian="ja" style:country-asian="JP"/>
    </style:style>
    <style:style style:name="P144" style:family="paragraph" style:parent-style-name="Table_20_Contents">
      <style:paragraph-properties style:line-height-at-least="0in"/>
      <style:text-properties officeooo:rsid="0055ef95" officeooo:paragraph-rsid="0055ef95" style:language-asian="ja" style:country-asian="JP"/>
    </style:style>
    <style:style style:name="P145" style:family="paragraph" style:parent-style-name="Table_20_Contents">
      <style:paragraph-properties style:line-height-at-least="0in"/>
      <style:text-properties officeooo:rsid="0056e5e9" officeooo:paragraph-rsid="0056e5e9" style:language-asian="ja" style:country-asian="JP"/>
    </style:style>
    <style:style style:name="P146" style:family="paragraph" style:parent-style-name="Table_20_Contents">
      <style:paragraph-properties style:line-height-at-least="0in"/>
      <style:text-properties officeooo:rsid="0056e5e9" officeooo:paragraph-rsid="0058d9c8" style:language-asian="ja" style:country-asian="JP"/>
    </style:style>
    <style:style style:name="P147" style:family="paragraph" style:parent-style-name="Table_20_Contents">
      <style:paragraph-properties style:line-height-at-least="0in"/>
      <style:text-properties officeooo:rsid="00575578" officeooo:paragraph-rsid="00575578" style:language-asian="ja" style:country-asian="JP"/>
    </style:style>
    <style:style style:name="P148" style:family="paragraph" style:parent-style-name="Table_20_Contents">
      <style:text-properties officeooo:paragraph-rsid="005e94ef" style:language-asian="ja" style:country-asian="JP"/>
    </style:style>
    <style:style style:name="P149" style:family="paragraph" style:parent-style-name="Table_20_Contents">
      <style:paragraph-properties style:line-height-at-least="0in"/>
      <style:text-properties officeooo:rsid="006c49af" officeooo:paragraph-rsid="006c49af" style:language-asian="ja" style:country-asian="JP"/>
    </style:style>
    <style:style style:name="P150" style:family="paragraph" style:parent-style-name="Table_20_Contents">
      <style:text-properties officeooo:paragraph-rsid="006d5c57" style:language-asian="ja" style:country-asian="JP"/>
    </style:style>
    <style:style style:name="P151" style:family="paragraph" style:parent-style-name="Table_20_Contents">
      <style:paragraph-properties style:line-height-at-least="0in"/>
      <style:text-properties officeooo:rsid="006efcd4" officeooo:paragraph-rsid="006efcd4" style:language-asian="ja" style:country-asian="JP"/>
    </style:style>
    <style:style style:name="P152" style:family="paragraph" style:parent-style-name="Table_20_Contents">
      <style:paragraph-properties style:line-height-at-least="0in"/>
      <style:text-properties officeooo:rsid="0072fa55" officeooo:paragraph-rsid="0072fa55" style:language-asian="ja" style:country-asian="JP"/>
    </style:style>
    <style:style style:name="P153" style:family="paragraph" style:parent-style-name="Table_20_Contents">
      <style:paragraph-properties style:line-height-at-least="0in"/>
      <style:text-properties officeooo:rsid="007468d5" officeooo:paragraph-rsid="007468d5" style:language-asian="ja" style:country-asian="JP"/>
    </style:style>
    <style:style style:name="P154" style:family="paragraph" style:parent-style-name="Table_20_Contents">
      <style:paragraph-properties style:line-height-at-least="0in"/>
      <style:text-properties officeooo:rsid="00767dd0" officeooo:paragraph-rsid="00767dd0" style:language-asian="ja" style:country-asian="JP"/>
    </style:style>
    <style:style style:name="P155" style:family="paragraph" style:parent-style-name="Table_20_Contents">
      <style:paragraph-properties style:line-height-at-least="0in"/>
      <style:text-properties officeooo:rsid="0076c1c0" officeooo:paragraph-rsid="0076c1c0" style:language-asian="ja" style:country-asian="JP"/>
    </style:style>
    <style:style style:name="P156" style:family="paragraph" style:parent-style-name="Table_20_Contents">
      <style:text-properties officeooo:paragraph-rsid="0076c1c0" style:language-asian="ja" style:country-asian="JP"/>
    </style:style>
    <style:style style:name="P157" style:family="paragraph" style:parent-style-name="Table_20_Contents">
      <style:paragraph-properties style:line-height-at-least="0in"/>
      <style:text-properties officeooo:rsid="007debb3" officeooo:paragraph-rsid="007debb3" style:language-asian="ja" style:country-asian="JP"/>
    </style:style>
    <style:style style:name="P158" style:family="paragraph" style:parent-style-name="Table_20_Contents">
      <style:paragraph-properties style:line-height-at-least="0in"/>
      <style:text-properties style:font-name="Courier New" style:language-asian="ja" style:country-asian="JP"/>
    </style:style>
    <style:style style:name="P159" style:family="paragraph" style:parent-style-name="Table_20_Contents">
      <style:paragraph-properties style:line-height-at-least="0in" fo:text-align="start" style:justify-single-word="false"/>
      <style:text-properties style:font-name="Courier New" style:language-asian="ja" style:country-asian="JP"/>
    </style:style>
    <style:style style:name="P160" style:family="paragraph" style:parent-style-name="Table_20_Contents">
      <style:paragraph-properties style:line-height-at-least="0in"/>
      <style:text-properties style:font-name="Courier New" officeooo:paragraph-rsid="00181c4e" style:language-asian="ja" style:country-asian="JP"/>
    </style:style>
    <style:style style:name="P161" style:family="paragraph" style:parent-style-name="Table_20_Contents">
      <style:paragraph-properties style:line-height-at-least="0in"/>
      <style:text-properties style:font-name="Courier New" officeooo:paragraph-rsid="0019b44d" style:language-asian="ja" style:country-asian="JP"/>
    </style:style>
    <style:style style:name="P162" style:family="paragraph" style:parent-style-name="Table_20_Contents">
      <style:paragraph-properties style:line-height-at-least="0in"/>
      <style:text-properties style:font-name="Courier New" officeooo:paragraph-rsid="001bc9ba" style:language-asian="ja" style:country-asian="JP"/>
    </style:style>
    <style:style style:name="P163" style:family="paragraph" style:parent-style-name="Table_20_Contents">
      <style:paragraph-properties style:line-height-at-least="0in"/>
      <style:text-properties style:font-name="Courier New" officeooo:paragraph-rsid="001f02fd" style:language-asian="ja" style:country-asian="JP"/>
    </style:style>
    <style:style style:name="P164" style:family="paragraph" style:parent-style-name="Table_20_Contents">
      <style:paragraph-properties style:line-height-at-least="0in"/>
      <style:text-properties style:font-name="Courier New" officeooo:paragraph-rsid="00368ad3" style:language-asian="ja" style:country-asian="JP"/>
    </style:style>
    <style:style style:name="P165" style:family="paragraph" style:parent-style-name="Table_20_Contents">
      <style:paragraph-properties style:line-height-at-least="0in"/>
      <style:text-properties style:font-name="Courier New" officeooo:paragraph-rsid="0036c41a" style:language-asian="ja" style:country-asian="JP"/>
    </style:style>
    <style:style style:name="P166" style:family="paragraph" style:parent-style-name="Table_20_Contents">
      <style:paragraph-properties style:line-height-at-least="0in"/>
      <style:text-properties style:font-name="Courier New" officeooo:paragraph-rsid="003b43c3" style:language-asian="ja" style:country-asian="JP"/>
    </style:style>
    <style:style style:name="P167" style:family="paragraph" style:parent-style-name="Table_20_Contents">
      <style:paragraph-properties style:line-height-at-least="0in"/>
      <style:text-properties style:font-name="Courier New" officeooo:paragraph-rsid="003c0bf1" style:language-asian="ja" style:country-asian="JP"/>
    </style:style>
    <style:style style:name="P168" style:family="paragraph" style:parent-style-name="Table_20_Contents">
      <style:paragraph-properties style:line-height-at-least="0in"/>
      <style:text-properties style:font-name="Courier New" officeooo:paragraph-rsid="003da1a2" style:language-asian="ja" style:country-asian="JP"/>
    </style:style>
    <style:style style:name="P169" style:family="paragraph" style:parent-style-name="Table_20_Contents">
      <style:paragraph-properties style:line-height-at-least="0in"/>
      <style:text-properties style:font-name="Courier New" officeooo:paragraph-rsid="003ec7f2" style:language-asian="ja" style:country-asian="JP"/>
    </style:style>
    <style:style style:name="P170" style:family="paragraph" style:parent-style-name="Table_20_Contents">
      <style:paragraph-properties style:line-height-at-least="0in"/>
      <style:text-properties style:font-name="Courier New" officeooo:paragraph-rsid="00403a64" style:language-asian="ja" style:country-asian="JP"/>
    </style:style>
    <style:style style:name="P171" style:family="paragraph" style:parent-style-name="Table_20_Contents">
      <style:paragraph-properties style:line-height-at-least="0in"/>
      <style:text-properties style:font-name="Courier New" officeooo:paragraph-rsid="0041ffda" style:language-asian="ja" style:country-asian="JP"/>
    </style:style>
    <style:style style:name="P172" style:family="paragraph" style:parent-style-name="Table_20_Contents">
      <style:paragraph-properties style:line-height-at-least="0in"/>
      <style:text-properties style:font-name="Courier New" officeooo:paragraph-rsid="0044d140" style:language-asian="ja" style:country-asian="JP"/>
    </style:style>
    <style:style style:name="P173" style:family="paragraph" style:parent-style-name="Table_20_Contents">
      <style:paragraph-properties style:line-height-at-least="0in"/>
      <style:text-properties style:font-name="Courier New" officeooo:paragraph-rsid="00465a4c" style:language-asian="ja" style:country-asian="JP"/>
    </style:style>
    <style:style style:name="P174" style:family="paragraph" style:parent-style-name="Table_20_Contents">
      <style:paragraph-properties style:line-height-at-least="0in"/>
      <style:text-properties style:font-name="Courier New" officeooo:paragraph-rsid="004746bb" style:language-asian="ja" style:country-asian="JP"/>
    </style:style>
    <style:style style:name="P175" style:family="paragraph" style:parent-style-name="Table_20_Contents">
      <style:paragraph-properties style:line-height-at-least="0in"/>
      <style:text-properties style:font-name="Courier New" officeooo:paragraph-rsid="004af2f3" style:language-asian="ja" style:country-asian="JP"/>
    </style:style>
    <style:style style:name="P176" style:family="paragraph" style:parent-style-name="Table_20_Contents">
      <style:paragraph-properties style:line-height-at-least="0in"/>
      <style:text-properties style:font-name="Courier New" officeooo:paragraph-rsid="004bec59" style:language-asian="ja" style:country-asian="JP"/>
    </style:style>
    <style:style style:name="P177" style:family="paragraph" style:parent-style-name="Table_20_Contents">
      <style:paragraph-properties style:line-height-at-least="0in"/>
      <style:text-properties style:font-name="Courier New" officeooo:paragraph-rsid="004ee920" style:language-asian="ja" style:country-asian="JP"/>
    </style:style>
    <style:style style:name="P178" style:family="paragraph" style:parent-style-name="Table_20_Contents">
      <style:paragraph-properties style:line-height-at-least="0in"/>
      <style:text-properties style:font-name="Courier New" officeooo:paragraph-rsid="0052c271" style:language-asian="ja" style:country-asian="JP"/>
    </style:style>
    <style:style style:name="P179" style:family="paragraph" style:parent-style-name="Table_20_Contents">
      <style:paragraph-properties style:line-height-at-least="0in"/>
      <style:text-properties style:font-name="Courier New" officeooo:paragraph-rsid="005e94ef" style:language-asian="ja" style:country-asian="JP"/>
    </style:style>
    <style:style style:name="P180" style:family="paragraph" style:parent-style-name="Table_20_Contents">
      <style:paragraph-properties style:line-height-at-least="0in"/>
      <style:text-properties style:font-name="Courier New" officeooo:paragraph-rsid="005f2b63" style:language-asian="ja" style:country-asian="JP"/>
    </style:style>
    <style:style style:name="P181" style:family="paragraph" style:parent-style-name="Table_20_Contents">
      <style:paragraph-properties style:line-height-at-least="0in"/>
      <style:text-properties style:font-name="Courier New" officeooo:paragraph-rsid="00660667" style:language-asian="ja" style:country-asian="JP"/>
    </style:style>
    <style:style style:name="P182" style:family="paragraph" style:parent-style-name="Table_20_Contents">
      <style:paragraph-properties style:line-height-at-least="0in"/>
      <style:text-properties style:font-name="Courier New" officeooo:paragraph-rsid="0067eb03" style:language-asian="ja" style:country-asian="JP"/>
    </style:style>
    <style:style style:name="P183" style:family="paragraph" style:parent-style-name="Table_20_Contents">
      <style:paragraph-properties style:line-height-at-least="0in"/>
      <style:text-properties style:font-name="Courier New" officeooo:paragraph-rsid="006ac80d" style:language-asian="ja" style:country-asian="JP"/>
    </style:style>
    <style:style style:name="P184" style:family="paragraph" style:parent-style-name="Table_20_Contents">
      <style:paragraph-properties style:line-height-at-least="0in"/>
      <style:text-properties style:font-name="Courier New" officeooo:paragraph-rsid="006c49af" style:language-asian="ja" style:country-asian="JP"/>
    </style:style>
    <style:style style:name="P185" style:family="paragraph" style:parent-style-name="Table_20_Contents">
      <style:paragraph-properties style:line-height-at-least="0in"/>
      <style:text-properties style:font-name="Courier New" officeooo:paragraph-rsid="006d5c57" style:language-asian="ja" style:country-asian="JP"/>
    </style:style>
    <style:style style:name="P186" style:family="paragraph" style:parent-style-name="Table_20_Contents">
      <style:paragraph-properties style:line-height-at-least="0in"/>
      <style:text-properties style:font-name="Courier New" officeooo:paragraph-rsid="006efcd4" style:language-asian="ja" style:country-asian="JP"/>
    </style:style>
    <style:style style:name="P187" style:family="paragraph" style:parent-style-name="Table_20_Contents">
      <style:paragraph-properties style:line-height-at-least="0in"/>
      <style:text-properties style:font-name="Courier New" officeooo:paragraph-rsid="00709b59" style:language-asian="ja" style:country-asian="JP"/>
    </style:style>
    <style:style style:name="P188" style:family="paragraph" style:parent-style-name="Table_20_Contents">
      <style:paragraph-properties style:line-height-at-least="0in"/>
      <style:text-properties style:font-name="Courier New" officeooo:paragraph-rsid="0071a7c3" style:language-asian="ja" style:country-asian="JP"/>
    </style:style>
    <style:style style:name="P189" style:family="paragraph" style:parent-style-name="Table_20_Contents">
      <style:paragraph-properties style:line-height-at-least="0in"/>
      <style:text-properties style:font-name="Courier New" officeooo:paragraph-rsid="0072fa55" style:language-asian="ja" style:country-asian="JP"/>
    </style:style>
    <style:style style:name="P190" style:family="paragraph" style:parent-style-name="Table_20_Contents">
      <style:paragraph-properties style:line-height-at-least="0in"/>
      <style:text-properties style:font-name="Courier New" officeooo:paragraph-rsid="007468d5" style:language-asian="ja" style:country-asian="JP"/>
    </style:style>
    <style:style style:name="P191" style:family="paragraph" style:parent-style-name="Table_20_Contents">
      <style:paragraph-properties style:line-height-at-least="0in"/>
      <style:text-properties style:font-name="Courier New" officeooo:paragraph-rsid="00764715" style:language-asian="ja" style:country-asian="JP"/>
    </style:style>
    <style:style style:name="P192" style:family="paragraph" style:parent-style-name="Table_20_Contents">
      <style:paragraph-properties style:line-height-at-least="0in"/>
      <style:text-properties style:font-name="Courier New" officeooo:paragraph-rsid="00767dd0" style:language-asian="ja" style:country-asian="JP"/>
    </style:style>
    <style:style style:name="P193" style:family="paragraph" style:parent-style-name="Table_20_Contents">
      <style:paragraph-properties style:line-height-at-least="0in"/>
      <style:text-properties style:font-name="Courier New" officeooo:paragraph-rsid="0076c1c0" style:language-asian="ja" style:country-asian="JP"/>
    </style:style>
    <style:style style:name="P194" style:family="paragraph" style:parent-style-name="Table_20_Contents">
      <style:paragraph-properties style:line-height-at-least="0in"/>
      <style:text-properties style:font-name="Courier New" officeooo:paragraph-rsid="007cafe3" style:language-asian="ja" style:country-asian="JP"/>
    </style:style>
    <style:style style:name="P195" style:family="paragraph" style:parent-style-name="Table_20_Contents">
      <style:paragraph-properties style:line-height-at-least="0in"/>
      <style:text-properties style:font-name="Courier New" officeooo:paragraph-rsid="007ce410" style:language-asian="ja" style:country-asian="JP"/>
    </style:style>
    <style:style style:name="P196" style:family="paragraph" style:parent-style-name="Table_20_Contents">
      <style:paragraph-properties style:line-height-at-least="0in"/>
      <style:text-properties style:font-name="Courier New" officeooo:paragraph-rsid="007debb3" style:language-asian="ja" style:country-asian="JP"/>
    </style:style>
    <style:style style:name="P197" style:family="paragraph" style:parent-style-name="Table_20_Contents">
      <style:paragraph-properties style:line-height-at-least="0in"/>
      <style:text-properties style:font-name="Courier New" officeooo:paragraph-rsid="007f8ba4" style:language-asian="ja" style:country-asian="JP"/>
    </style:style>
    <style:style style:name="P198" style:family="paragraph" style:parent-style-name="Table_20_Contents">
      <style:paragraph-properties fo:line-height="100%"/>
      <style:text-properties style:font-name="Courier New" style:language-asian="ja" style:country-asian="JP"/>
    </style:style>
    <style:style style:name="P199" style:family="paragraph" style:parent-style-name="Table_20_Contents">
      <style:paragraph-properties fo:line-height="100%"/>
      <style:text-properties style:font-name="Courier New" officeooo:paragraph-rsid="003f7e4b" style:language-asian="ja" style:country-asian="JP"/>
    </style:style>
    <style:style style:name="P200" style:family="paragraph" style:parent-style-name="Table_20_Contents">
      <style:paragraph-properties fo:line-height="100%"/>
      <style:text-properties style:font-name="Courier New" officeooo:paragraph-rsid="0055ef95" style:language-asian="ja" style:country-asian="JP"/>
    </style:style>
    <style:style style:name="P201" style:family="paragraph" style:parent-style-name="Table_20_Contents">
      <style:paragraph-properties fo:line-height="100%"/>
      <style:text-properties style:font-name="Courier New" officeooo:rsid="0055ef95" officeooo:paragraph-rsid="0055ef95" style:language-asian="ja" style:country-asian="JP"/>
    </style:style>
    <style:style style:name="P202" style:family="paragraph" style:parent-style-name="Table_20_Contents">
      <style:paragraph-properties style:line-height-at-least="0in"/>
      <style:text-properties style:font-name="Courier New" officeooo:rsid="00710d15" officeooo:paragraph-rsid="00710d15" style:language-asian="ja" style:country-asian="JP"/>
    </style:style>
    <style:style style:name="P203" style:family="paragraph" style:parent-style-name="Table_20_Contents">
      <style:paragraph-properties style:line-height-at-least="0in"/>
      <style:text-properties style:font-name="Courier New" fo:font-style="normal" style:language-asian="ja" style:country-asian="JP" style:font-style-asian="normal" style:font-style-complex="normal"/>
    </style:style>
    <style:style style:name="P204" style:family="paragraph" style:parent-style-name="Table_20_Contents">
      <style:paragraph-properties style:line-height-at-least="0in"/>
      <style:text-properties fo:font-style="normal" style:language-asian="ja" style:country-asian="JP" style:font-style-asian="normal" style:font-style-complex="normal"/>
    </style:style>
    <style:style style:name="P205" style:family="paragraph" style:parent-style-name="Table_20_Contents">
      <style:paragraph-properties style:line-height-at-least="0in"/>
      <style:text-properties fo:font-style="normal" officeooo:paragraph-rsid="00368ad3" style:language-asian="ja" style:country-asian="JP" style:font-style-asian="normal" style:font-style-complex="normal"/>
    </style:style>
    <style:style style:name="P206" style:family="paragraph" style:parent-style-name="Table_20_Contents">
      <style:paragraph-properties style:line-height-at-least="0in"/>
      <style:text-properties fo:font-style="normal" officeooo:paragraph-rsid="003c7d1f" style:language-asian="ja" style:country-asian="JP" style:font-style-asian="normal" style:font-style-complex="normal"/>
    </style:style>
    <style:style style:name="P207" style:family="paragraph" style:parent-style-name="Table_20_Contents">
      <style:paragraph-properties style:line-height-at-least="0in"/>
      <style:text-properties fo:font-style="normal" officeooo:paragraph-rsid="003da1a2" style:language-asian="ja" style:country-asian="JP" style:font-style-asian="normal" style:font-style-complex="normal"/>
    </style:style>
    <style:style style:name="P208" style:family="paragraph" style:parent-style-name="Table_20_Contents">
      <style:paragraph-properties style:line-height-at-least="0in"/>
      <style:text-properties fo:font-style="normal" officeooo:paragraph-rsid="005e94ef" style:language-asian="ja" style:country-asian="JP" style:font-style-asian="normal" style:font-style-complex="normal"/>
    </style:style>
    <style:style style:name="P209" style:family="paragraph" style:parent-style-name="Table_20_Contents">
      <style:paragraph-properties style:line-height-at-least="0in"/>
      <style:text-properties fo:font-style="normal" officeooo:paragraph-rsid="0072fa55" style:language-asian="ja" style:country-asian="JP" style:font-style-asian="normal" style:font-style-complex="normal"/>
    </style:style>
    <style:style style:name="P210" style:family="paragraph" style:parent-style-name="Table_20_Contents">
      <style:paragraph-properties style:line-height-at-least="0in"/>
      <style:text-properties fo:font-style="normal" officeooo:paragraph-rsid="007ce410" style:language-asian="ja" style:country-asian="JP" style:font-style-asian="normal" style:font-style-complex="normal"/>
    </style:style>
    <style:style style:name="P211" style:family="paragraph" style:parent-style-name="Table_20_Contents">
      <style:paragraph-properties style:line-height-at-least="0in"/>
      <style:text-properties style:font-name-asian="ＭＳ ゴシック" style:language-asian="ja" style:country-asian="JP"/>
    </style:style>
    <style:style style:name="P212" style:family="paragraph" style:parent-style-name="Table_20_Contents">
      <style:paragraph-properties style:line-height-at-least="0in"/>
      <style:text-properties officeooo:paragraph-rsid="00181c4e" style:font-name-asian="ＭＳ ゴシック" style:language-asian="ja" style:country-asian="JP"/>
    </style:style>
    <style:style style:name="P213" style:family="paragraph" style:parent-style-name="Table_20_Contents">
      <style:paragraph-properties style:line-height-at-least="0in"/>
      <style:text-properties officeooo:paragraph-rsid="0019b44d" style:font-name-asian="ＭＳ ゴシック" style:language-asian="ja" style:country-asian="JP"/>
    </style:style>
    <style:style style:name="P214" style:family="paragraph" style:parent-style-name="Table_20_Contents">
      <style:paragraph-properties style:line-height-at-least="0in"/>
      <style:text-properties officeooo:paragraph-rsid="001bc9ba" style:font-name-asian="ＭＳ ゴシック" style:language-asian="ja" style:country-asian="JP"/>
    </style:style>
    <style:style style:name="P215" style:family="paragraph" style:parent-style-name="Table_20_Contents">
      <style:paragraph-properties style:line-height-at-least="0in"/>
      <style:text-properties officeooo:paragraph-rsid="001f02fd" style:font-name-asian="ＭＳ ゴシック" style:language-asian="ja" style:country-asian="JP"/>
    </style:style>
    <style:style style:name="P216" style:family="paragraph" style:parent-style-name="Table_20_Contents">
      <style:paragraph-properties style:line-height-at-least="0in"/>
      <style:text-properties officeooo:paragraph-rsid="00368ad3" style:font-name-asian="ＭＳ ゴシック" style:language-asian="ja" style:country-asian="JP"/>
    </style:style>
    <style:style style:name="P217" style:family="paragraph" style:parent-style-name="Table_20_Contents">
      <style:paragraph-properties style:line-height-at-least="0in"/>
      <style:text-properties officeooo:paragraph-rsid="0036c41a" style:font-name-asian="ＭＳ ゴシック" style:language-asian="ja" style:country-asian="JP"/>
    </style:style>
    <style:style style:name="P218" style:family="paragraph" style:parent-style-name="Table_20_Contents">
      <style:paragraph-properties style:line-height-at-least="0in"/>
      <style:text-properties officeooo:paragraph-rsid="003b43c3" style:font-name-asian="ＭＳ ゴシック" style:language-asian="ja" style:country-asian="JP"/>
    </style:style>
    <style:style style:name="P219" style:family="paragraph" style:parent-style-name="Table_20_Contents">
      <style:paragraph-properties style:line-height-at-least="0in"/>
      <style:text-properties officeooo:paragraph-rsid="003c7d1f" style:font-name-asian="ＭＳ ゴシック" style:language-asian="ja" style:country-asian="JP"/>
    </style:style>
    <style:style style:name="P220" style:family="paragraph" style:parent-style-name="Table_20_Contents">
      <style:paragraph-properties style:line-height-at-least="0in"/>
      <style:text-properties officeooo:paragraph-rsid="003da1a2" style:font-name-asian="ＭＳ ゴシック" style:language-asian="ja" style:country-asian="JP"/>
    </style:style>
    <style:style style:name="P221" style:family="paragraph" style:parent-style-name="Table_20_Contents">
      <style:paragraph-properties style:line-height-at-least="0in"/>
      <style:text-properties officeooo:paragraph-rsid="003ec7f2" style:font-name-asian="ＭＳ ゴシック" style:language-asian="ja" style:country-asian="JP"/>
    </style:style>
    <style:style style:name="P222" style:family="paragraph" style:parent-style-name="Table_20_Contents">
      <style:paragraph-properties style:line-height-at-least="0in"/>
      <style:text-properties officeooo:paragraph-rsid="003f7e4b" style:font-name-asian="ＭＳ ゴシック" style:language-asian="ja" style:country-asian="JP"/>
    </style:style>
    <style:style style:name="P223" style:family="paragraph" style:parent-style-name="Table_20_Contents">
      <style:paragraph-properties style:line-height-at-least="0in"/>
      <style:text-properties officeooo:paragraph-rsid="00403a64" style:font-name-asian="ＭＳ ゴシック" style:language-asian="ja" style:country-asian="JP"/>
    </style:style>
    <style:style style:name="P224" style:family="paragraph" style:parent-style-name="Table_20_Contents">
      <style:paragraph-properties style:line-height-at-least="0in"/>
      <style:text-properties officeooo:paragraph-rsid="0041ffda" style:font-name-asian="ＭＳ ゴシック" style:language-asian="ja" style:country-asian="JP"/>
    </style:style>
    <style:style style:name="P225" style:family="paragraph" style:parent-style-name="Table_20_Contents">
      <style:paragraph-properties style:line-height-at-least="0in"/>
      <style:text-properties officeooo:paragraph-rsid="0044d140" style:font-name-asian="ＭＳ ゴシック" style:language-asian="ja" style:country-asian="JP"/>
    </style:style>
    <style:style style:name="P226" style:family="paragraph" style:parent-style-name="Table_20_Contents">
      <style:paragraph-properties style:line-height-at-least="0in"/>
      <style:text-properties officeooo:paragraph-rsid="00465a4c" style:font-name-asian="ＭＳ ゴシック" style:language-asian="ja" style:country-asian="JP"/>
    </style:style>
    <style:style style:name="P227" style:family="paragraph" style:parent-style-name="Table_20_Contents">
      <style:paragraph-properties style:line-height-at-least="0in"/>
      <style:text-properties officeooo:paragraph-rsid="004746bb" style:font-name-asian="ＭＳ ゴシック" style:language-asian="ja" style:country-asian="JP"/>
    </style:style>
    <style:style style:name="P228" style:family="paragraph" style:parent-style-name="Table_20_Contents">
      <style:paragraph-properties style:line-height-at-least="0in"/>
      <style:text-properties officeooo:paragraph-rsid="004af2f3" style:font-name-asian="ＭＳ ゴシック" style:language-asian="ja" style:country-asian="JP"/>
    </style:style>
    <style:style style:name="P229" style:family="paragraph" style:parent-style-name="Table_20_Contents">
      <style:paragraph-properties style:line-height-at-least="0in"/>
      <style:text-properties officeooo:paragraph-rsid="004ee920" style:font-name-asian="ＭＳ ゴシック" style:language-asian="ja" style:country-asian="JP"/>
    </style:style>
    <style:style style:name="P230" style:family="paragraph" style:parent-style-name="Table_20_Contents">
      <style:paragraph-properties style:line-height-at-least="0in"/>
      <style:text-properties officeooo:paragraph-rsid="0052c271" style:font-name-asian="ＭＳ ゴシック" style:language-asian="ja" style:country-asian="JP"/>
    </style:style>
    <style:style style:name="P231" style:family="paragraph" style:parent-style-name="Table_20_Contents">
      <style:paragraph-properties style:line-height-at-least="0in"/>
      <style:text-properties officeooo:paragraph-rsid="0055ef95" style:font-name-asian="ＭＳ ゴシック" style:language-asian="ja" style:country-asian="JP"/>
    </style:style>
    <style:style style:name="P232" style:family="paragraph" style:parent-style-name="Table_20_Contents">
      <style:paragraph-properties style:line-height-at-least="0in"/>
      <style:text-properties officeooo:paragraph-rsid="0056e5e9" style:font-name-asian="ＭＳ ゴシック" style:language-asian="ja" style:country-asian="JP"/>
    </style:style>
    <style:style style:name="P233" style:family="paragraph" style:parent-style-name="Table_20_Contents">
      <style:paragraph-properties style:line-height-at-least="0in"/>
      <style:text-properties officeooo:paragraph-rsid="005e94ef" style:font-name-asian="ＭＳ ゴシック" style:language-asian="ja" style:country-asian="JP"/>
    </style:style>
    <style:style style:name="P234" style:family="paragraph" style:parent-style-name="Table_20_Contents">
      <style:paragraph-properties style:line-height-at-least="0in"/>
      <style:text-properties officeooo:paragraph-rsid="005f2b63" style:font-name-asian="ＭＳ ゴシック" style:language-asian="ja" style:country-asian="JP"/>
    </style:style>
    <style:style style:name="P235" style:family="paragraph" style:parent-style-name="Table_20_Contents">
      <style:paragraph-properties style:line-height-at-least="0in"/>
      <style:text-properties officeooo:paragraph-rsid="00660667" style:font-name-asian="ＭＳ ゴシック" style:language-asian="ja" style:country-asian="JP"/>
    </style:style>
    <style:style style:name="P236" style:family="paragraph" style:parent-style-name="Table_20_Contents">
      <style:paragraph-properties style:line-height-at-least="0in"/>
      <style:text-properties officeooo:paragraph-rsid="0067eb03" style:font-name-asian="ＭＳ ゴシック" style:language-asian="ja" style:country-asian="JP"/>
    </style:style>
    <style:style style:name="P237" style:family="paragraph" style:parent-style-name="Table_20_Contents">
      <style:paragraph-properties style:line-height-at-least="0in"/>
      <style:text-properties officeooo:paragraph-rsid="006ac80d" style:font-name-asian="ＭＳ ゴシック" style:language-asian="ja" style:country-asian="JP"/>
    </style:style>
    <style:style style:name="P238" style:family="paragraph" style:parent-style-name="Table_20_Contents">
      <style:paragraph-properties style:line-height-at-least="0in"/>
      <style:text-properties officeooo:paragraph-rsid="006c49af" style:font-name-asian="ＭＳ ゴシック" style:language-asian="ja" style:country-asian="JP"/>
    </style:style>
    <style:style style:name="P239" style:family="paragraph" style:parent-style-name="Table_20_Contents">
      <style:paragraph-properties style:line-height-at-least="0in"/>
      <style:text-properties officeooo:paragraph-rsid="006d5c57" style:font-name-asian="ＭＳ ゴシック" style:language-asian="ja" style:country-asian="JP"/>
    </style:style>
    <style:style style:name="P240" style:family="paragraph" style:parent-style-name="Table_20_Contents">
      <style:paragraph-properties style:line-height-at-least="0in"/>
      <style:text-properties officeooo:paragraph-rsid="006efcd4" style:font-name-asian="ＭＳ ゴシック" style:language-asian="ja" style:country-asian="JP"/>
    </style:style>
    <style:style style:name="P241" style:family="paragraph" style:parent-style-name="Table_20_Contents">
      <style:paragraph-properties style:line-height-at-least="0in"/>
      <style:text-properties officeooo:paragraph-rsid="00709b59" style:font-name-asian="ＭＳ ゴシック" style:language-asian="ja" style:country-asian="JP"/>
    </style:style>
    <style:style style:name="P242" style:family="paragraph" style:parent-style-name="Table_20_Contents">
      <style:paragraph-properties style:line-height-at-least="0in"/>
      <style:text-properties officeooo:paragraph-rsid="0071a7c3" style:font-name-asian="ＭＳ ゴシック" style:language-asian="ja" style:country-asian="JP"/>
    </style:style>
    <style:style style:name="P243" style:family="paragraph" style:parent-style-name="Table_20_Contents">
      <style:paragraph-properties style:line-height-at-least="0in"/>
      <style:text-properties officeooo:paragraph-rsid="0072fa55" style:font-name-asian="ＭＳ ゴシック" style:language-asian="ja" style:country-asian="JP"/>
    </style:style>
    <style:style style:name="P244" style:family="paragraph" style:parent-style-name="Table_20_Contents">
      <style:paragraph-properties style:line-height-at-least="0in"/>
      <style:text-properties officeooo:paragraph-rsid="007468d5" style:font-name-asian="ＭＳ ゴシック" style:language-asian="ja" style:country-asian="JP"/>
    </style:style>
    <style:style style:name="P245" style:family="paragraph" style:parent-style-name="Table_20_Contents">
      <style:paragraph-properties style:line-height-at-least="0in"/>
      <style:text-properties officeooo:paragraph-rsid="00764715" style:font-name-asian="ＭＳ ゴシック" style:language-asian="ja" style:country-asian="JP"/>
    </style:style>
    <style:style style:name="P246" style:family="paragraph" style:parent-style-name="Table_20_Contents">
      <style:paragraph-properties style:line-height-at-least="0in"/>
      <style:text-properties officeooo:paragraph-rsid="00767dd0" style:font-name-asian="ＭＳ ゴシック" style:language-asian="ja" style:country-asian="JP"/>
    </style:style>
    <style:style style:name="P247" style:family="paragraph" style:parent-style-name="Table_20_Contents">
      <style:paragraph-properties style:line-height-at-least="0in"/>
      <style:text-properties officeooo:paragraph-rsid="0076c1c0" style:font-name-asian="ＭＳ ゴシック" style:language-asian="ja" style:country-asian="JP"/>
    </style:style>
    <style:style style:name="P248" style:family="paragraph" style:parent-style-name="Table_20_Contents">
      <style:paragraph-properties style:line-height-at-least="0in"/>
      <style:text-properties officeooo:paragraph-rsid="007cafe3" style:font-name-asian="ＭＳ ゴシック" style:language-asian="ja" style:country-asian="JP"/>
    </style:style>
    <style:style style:name="P249" style:family="paragraph" style:parent-style-name="Table_20_Contents">
      <style:paragraph-properties style:line-height-at-least="0in"/>
      <style:text-properties officeooo:paragraph-rsid="007ce410" style:font-name-asian="ＭＳ ゴシック" style:language-asian="ja" style:country-asian="JP"/>
    </style:style>
    <style:style style:name="P250" style:family="paragraph" style:parent-style-name="Table_20_Contents">
      <style:paragraph-properties style:line-height-at-least="0in"/>
      <style:text-properties officeooo:paragraph-rsid="007debb3" style:font-name-asian="ＭＳ ゴシック" style:language-asian="ja" style:country-asian="JP"/>
    </style:style>
    <style:style style:name="P251" style:family="paragraph" style:parent-style-name="Table_20_Contents">
      <style:paragraph-properties style:line-height-at-least="0in"/>
      <style:text-properties officeooo:paragraph-rsid="007f8ba4" style:font-name-asian="ＭＳ ゴシック" style:language-asian="ja" style:country-asian="JP"/>
    </style:style>
    <style:style style:name="P252" style:family="paragraph" style:parent-style-name="Table_20_Contents">
      <style:paragraph-properties style:line-height-at-least="0in"/>
      <style:text-properties officeooo:rsid="0056e5e9" officeooo:paragraph-rsid="0056e5e9" style:font-name-asian="ＭＳ ゴシック" style:language-asian="ja" style:country-asian="JP"/>
    </style:style>
    <style:style style:name="P253" style:family="paragraph" style:parent-style-name="Table_20_Contents">
      <style:paragraph-properties style:line-height-at-least="0in"/>
      <style:text-properties officeooo:rsid="00575578" officeooo:paragraph-rsid="00575578" style:font-name-asian="ＭＳ ゴシック" style:language-asian="ja" style:country-asian="JP"/>
    </style:style>
    <style:style style:name="P254" style:family="paragraph" style:parent-style-name="Table_20_Contents">
      <style:paragraph-properties style:line-height-at-least="0in"/>
      <style:text-properties officeooo:rsid="0071a7c3" officeooo:paragraph-rsid="0071a7c3" style:font-name-asian="ＭＳ ゴシック" style:language-asian="ja" style:country-asian="JP"/>
    </style:style>
    <style:style style:name="P255" style:family="paragraph" style:parent-style-name="Table_20_Contents">
      <style:paragraph-properties style:line-height-at-least="0in"/>
      <style:text-properties style:text-underline-style="none" officeooo:paragraph-rsid="00181c4e" style:language-asian="ja" style:country-asian="JP"/>
    </style:style>
    <style:style style:name="P256" style:family="paragraph" style:parent-style-name="Table_20_Contents">
      <style:paragraph-properties style:line-height-at-least="0in"/>
      <style:text-properties style:text-underline-style="none" officeooo:paragraph-rsid="0019b44d" style:language-asian="ja" style:country-asian="JP"/>
    </style:style>
    <style:style style:name="P257" style:family="paragraph" style:parent-style-name="Table_20_Contents">
      <style:text-properties officeooo:paragraph-rsid="001f02fd"/>
    </style:style>
    <style:style style:name="P258" style:family="paragraph" style:parent-style-name="Table_20_Contents">
      <style:paragraph-properties style:line-height-at-least="0in"/>
      <style:text-properties fo:font-style="italic" officeooo:paragraph-rsid="00368ad3" style:language-asian="ja" style:country-asian="JP" style:font-style-asian="italic" style:font-style-complex="italic"/>
    </style:style>
    <style:style style:name="P259" style:family="paragraph" style:parent-style-name="Table_20_Contents">
      <style:paragraph-properties style:line-height-at-least="0in"/>
      <style:text-properties fo:font-style="italic" officeooo:paragraph-rsid="0055ef95" style:language-asian="ja" style:country-asian="JP" style:font-style-asian="italic" style:font-style-complex="italic"/>
    </style:style>
    <style:style style:name="P260" style:family="paragraph" style:parent-style-name="Table_20_Contents">
      <style:paragraph-properties style:line-height-at-least="0in"/>
      <style:text-properties style:text-position="0% 100%" fo:font-style="normal" officeooo:paragraph-rsid="003da1a2" style:language-asian="ja" style:country-asian="JP" style:font-style-asian="normal" style:font-style-complex="normal"/>
    </style:style>
    <style:style style:name="P261" style:family="paragraph" style:parent-style-name="Table_20_Contents">
      <style:paragraph-properties style:line-height-at-least="0in"/>
      <style:text-properties fo:font-weight="normal" officeooo:paragraph-rsid="0056e5e9" style:font-name-asian="ＭＳ ゴシック" style:language-asian="ja" style:country-asian="JP" style:font-weight-asian="normal" style:font-weight-complex="normal"/>
    </style:style>
    <style:style style:name="P262" style:family="paragraph" style:parent-style-name="Table_20_Contents">
      <style:text-properties officeooo:paragraph-rsid="005e9464"/>
    </style:style>
    <style:style style:name="P263" style:family="paragraph" style:parent-style-name="Table_20_Contents">
      <style:paragraph-properties style:line-height-at-least="0in"/>
      <style:text-properties officeooo:paragraph-rsid="00660667"/>
    </style:style>
    <style:style style:name="P264" style:family="paragraph" style:parent-style-name="Table_20_Contents">
      <style:paragraph-properties style:line-height-at-least="0in"/>
      <style:text-properties officeooo:paragraph-rsid="0067eb03"/>
    </style:style>
    <style:style style:name="P265" style:family="paragraph" style:parent-style-name="Table_20_Contents">
      <style:paragraph-properties style:line-height-at-least="0in"/>
      <style:text-properties officeooo:paragraph-rsid="006d5c57"/>
    </style:style>
    <style:style style:name="P266" style:family="paragraph" style:parent-style-name="Table_20_Contents">
      <style:paragraph-properties style:line-height-at-least="0in"/>
      <style:text-properties officeooo:paragraph-rsid="007debb3"/>
    </style:style>
    <style:style style:name="P267" style:family="paragraph" style:parent-style-name="Table_20_Contents">
      <style:text-properties officeooo:paragraph-rsid="0067eb03"/>
    </style:style>
    <style:style style:name="P268" style:family="paragraph" style:parent-style-name="Standard">
      <style:paragraph-properties fo:margin-left="0.7874in" fo:margin-right="0in" fo:text-align="justify" style:justify-single-word="false" fo:orphans="0" fo:widows="0" fo:hyphenation-ladder-count="no-limit" fo:text-indent="-0.6693in" style:auto-text-indent="false" style:writing-mode="lr-tb">
        <style:tab-stops>
          <style:tab-stop style:position="0in"/>
        </style:tab-stops>
      </style:paragraph-properties>
      <style:text-properties fo:hyphenate="false" fo:hyphenation-remain-char-count="2" fo:hyphenation-push-char-count="2"/>
    </style:style>
    <style:style style:name="P269" style:family="paragraph" style:parent-style-name="Standard">
      <style:paragraph-properties fo:margin-left="0.5902in" fo:margin-right="0in" fo:text-align="justify" style:justify-single-word="false" fo:orphans="0" fo:widows="0" fo:hyphenation-ladder-count="no-limit" fo:text-indent="-0.4335in" style:auto-text-indent="false" style:writing-mode="lr-tb">
        <style:tab-stops/>
      </style:paragraph-properties>
      <style:text-properties fo:hyphenate="false" fo:hyphenation-remain-char-count="2" fo:hyphenation-push-char-count="2"/>
    </style:style>
    <style:style style:name="P270" style:family="paragraph" style:parent-style-name="Standard" style:master-page-name="">
      <style:paragraph-properties fo:margin-left="0.5902in" fo:margin-right="0in" fo:text-align="justify" style:justify-single-word="false" fo:orphans="0" fo:widows="0" fo:hyphenation-ladder-count="no-limit" fo:text-indent="-0.4335in" style:auto-text-indent="false" style:page-number="auto" style:writing-mode="lr-tb">
        <style:tab-stops/>
      </style:paragraph-properties>
      <style:text-properties fo:hyphenate="false" fo:hyphenation-remain-char-count="2" fo:hyphenation-push-char-count="2"/>
    </style:style>
    <style:style style:name="P271" style:family="paragraph" style:parent-style-name="Text_20_body">
      <style:paragraph-properties style:line-height-at-least="0in"/>
      <style:text-properties style:language-asian="ja" style:country-asian="JP"/>
    </style:style>
    <style:style style:name="P272" style:family="paragraph" style:parent-style-name="Text_20_body">
      <style:paragraph-properties style:line-height-at-least="0in"/>
      <style:text-properties officeooo:paragraph-rsid="0071a7c3" style:language-asian="ja" style:country-asian="JP"/>
    </style:style>
    <style:style style:name="P273" style:family="paragraph" style:parent-style-name="Text_20_body">
      <style:paragraph-properties style:line-height-at-least="0in"/>
      <style:text-properties officeooo:paragraph-rsid="0072fa55" style:language-asian="ja" style:country-asian="JP"/>
    </style:style>
    <style:style style:name="P274" style:family="paragraph" style:parent-style-name="Text_20_body">
      <style:paragraph-properties style:line-height-at-least="0in"/>
      <style:text-properties officeooo:paragraph-rsid="0076c1c0" style:language-asian="ja" style:country-asian="JP"/>
    </style:style>
    <style:style style:name="P275" style:family="paragraph" style:parent-style-name="Text_20_body">
      <style:paragraph-properties style:line-height-at-least="0in"/>
      <style:text-properties officeooo:paragraph-rsid="007debb3" style:language-asian="ja" style:country-asian="JP"/>
    </style:style>
    <style:style style:name="P276" style:family="paragraph" style:parent-style-name="Text_20_body">
      <style:paragraph-properties style:line-height-at-least="0in"/>
      <style:text-properties officeooo:rsid="006efcd4" officeooo:paragraph-rsid="006efcd4" style:language-asian="ja" style:country-asian="JP"/>
    </style:style>
    <style:style style:name="P277" style:family="paragraph" style:parent-style-name="Text_20_body">
      <style:paragraph-properties style:line-height-at-least="0in"/>
      <style:text-properties officeooo:rsid="00710d15" officeooo:paragraph-rsid="00710d15" style:language-asian="ja" style:country-asian="JP"/>
    </style:style>
    <style:style style:name="P278" style:family="paragraph" style:parent-style-name="Text_20_body">
      <style:paragraph-properties style:line-height-at-least="0in"/>
      <style:text-properties officeooo:rsid="0072fa55" officeooo:paragraph-rsid="0072fa55" style:language-asian="ja" style:country-asian="JP"/>
    </style:style>
    <style:style style:name="P279" style:family="paragraph" style:parent-style-name="Text_20_body">
      <style:paragraph-properties style:line-height-at-least="0in"/>
      <style:text-properties officeooo:rsid="0073bc19" officeooo:paragraph-rsid="0073bc19" style:language-asian="ja" style:country-asian="JP"/>
    </style:style>
    <style:style style:name="P280" style:family="paragraph" style:parent-style-name="Text_20_body">
      <style:paragraph-properties style:line-height-at-least="0in"/>
      <style:text-properties officeooo:rsid="007468d5" officeooo:paragraph-rsid="007468d5" style:language-asian="ja" style:country-asian="JP"/>
    </style:style>
    <style:style style:name="P281" style:family="paragraph" style:parent-style-name="Text_20_body">
      <style:paragraph-properties style:line-height-at-least="0in"/>
      <style:text-properties officeooo:rsid="00767dd0" officeooo:paragraph-rsid="00767dd0" style:language-asian="ja" style:country-asian="JP"/>
    </style:style>
    <style:style style:name="P282" style:family="paragraph" style:parent-style-name="Text_20_body">
      <style:paragraph-properties style:line-height-at-least="0in"/>
      <style:text-properties officeooo:rsid="0076c1c0" officeooo:paragraph-rsid="0076c1c0" style:language-asian="ja" style:country-asian="JP"/>
    </style:style>
    <style:style style:name="P283" style:family="paragraph" style:parent-style-name="Text_20_body">
      <style:text-properties officeooo:paragraph-rsid="0067eb03"/>
    </style:style>
    <style:style style:name="P284" style:family="paragraph" style:parent-style-name="Text_20_body">
      <style:paragraph-properties style:line-height-at-least="0in"/>
      <style:text-properties style:font-name="Courier New" style:language-asian="ja" style:country-asian="JP"/>
    </style:style>
    <style:style style:name="P285" style:family="paragraph" style:parent-style-name="Text_20_body">
      <style:paragraph-properties style:line-height-at-least="0in"/>
      <style:text-properties style:font-name="Courier New" officeooo:paragraph-rsid="0071a7c3" style:language-asian="ja" style:country-asian="JP"/>
    </style:style>
    <style:style style:name="P286" style:family="paragraph" style:parent-style-name="Text_20_body">
      <style:paragraph-properties style:line-height-at-least="0in"/>
      <style:text-properties style:font-name="Courier New" officeooo:paragraph-rsid="0072fa55" style:language-asian="ja" style:country-asian="JP"/>
    </style:style>
    <style:style style:name="P287" style:family="paragraph" style:parent-style-name="Text_20_body">
      <style:paragraph-properties style:line-height-at-least="0in"/>
      <style:text-properties style:font-name="Courier New" officeooo:paragraph-rsid="00764715" style:language-asian="ja" style:country-asian="JP"/>
    </style:style>
    <style:style style:name="P288" style:family="paragraph" style:parent-style-name="Text_20_body">
      <style:paragraph-properties style:line-height-at-least="0in"/>
      <style:text-properties style:font-name="Courier New" officeooo:paragraph-rsid="007ce410" style:language-asian="ja" style:country-asian="JP"/>
    </style:style>
    <style:style style:name="P289" style:family="paragraph" style:parent-style-name="Text_20_body">
      <style:paragraph-properties style:line-height-at-least="0in"/>
      <style:text-properties style:font-name="Courier New" officeooo:rsid="0071a7c3" officeooo:paragraph-rsid="0071a7c3" style:language-asian="ja" style:country-asian="JP"/>
    </style:style>
    <style:style style:name="P290" style:family="paragraph" style:parent-style-name="Standard" style:list-style-name="WW8Num3">
      <style:paragraph-properties>
        <style:tab-stops>
          <style:tab-stop style:position="0.8752in"/>
        </style:tab-stops>
      </style:paragraph-properties>
    </style:style>
    <style:style style:name="P291" style:family="paragraph" style:parent-style-name="Standard" style:list-style-name="WW8Num4">
      <style:paragraph-properties>
        <style:tab-stops>
          <style:tab-stop style:position="0.8752in"/>
        </style:tab-stops>
      </style:paragraph-properties>
    </style:style>
    <style:style style:name="P292" style:family="paragraph" style:parent-style-name="Standard" style:list-style-name="WW8Num4">
      <style:paragraph-properties>
        <style:tab-stops>
          <style:tab-stop style:position="0.8752in"/>
        </style:tab-stops>
      </style:paragraph-properties>
      <style:text-properties officeooo:paragraph-rsid="000b825e"/>
    </style:style>
    <style:style style:name="P293" style:family="paragraph" style:parent-style-name="Standard" style:list-style-name="WW8Num2">
      <style:paragraph-properties>
        <style:tab-stops>
          <style:tab-stop style:position="0.8752in"/>
        </style:tab-stops>
      </style:paragraph-properties>
    </style:style>
    <style:style style:name="P294" style:family="paragraph" style:parent-style-name="Standard">
      <style:text-properties style:language-asian="ja" style:country-asian="JP"/>
    </style:style>
    <style:style style:name="P295" style:family="paragraph" style:parent-style-name="Standard" style:list-style-name="L34">
      <style:paragraph-properties>
        <style:tab-stops>
          <style:tab-stop style:position="0in"/>
        </style:tab-stops>
      </style:paragraph-properties>
      <style:text-properties style:language-asian="ja" style:country-asian="JP"/>
    </style:style>
    <style:style style:name="P296" style:family="paragraph" style:parent-style-name="Standard" style:list-style-name="L38">
      <style:paragraph-properties>
        <style:tab-stops>
          <style:tab-stop style:position="0in"/>
        </style:tab-stops>
      </style:paragraph-properties>
      <style:text-properties style:language-asian="ja" style:country-asian="JP"/>
    </style:style>
    <style:style style:name="P297" style:family="paragraph" style:parent-style-name="Standard" style:list-style-name="L35">
      <style:text-properties style:language-asian="ja" style:country-asian="JP"/>
    </style:style>
    <style:style style:name="P298"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299" style:family="paragraph" style:parent-style-name="Standard">
      <style:paragraph-properties style:line-height-at-least="0in"/>
      <style:text-properties officeooo:paragraph-rsid="008298dd" style:language-asian="ja" style:country-asian="JP"/>
    </style:style>
    <style:style style:name="P300" style:family="paragraph" style:parent-style-name="Standard">
      <style:text-properties officeooo:paragraph-rsid="0083db2e" style:language-asian="ja" style:country-asian="JP"/>
    </style:style>
    <style:style style:name="P301" style:family="paragraph" style:parent-style-name="Standard">
      <style:text-properties officeooo:rsid="0087cf17" officeooo:paragraph-rsid="0087cf17" style:language-asian="ja" style:country-asian="JP"/>
    </style:style>
    <style:style style:name="P302" style:family="paragraph" style:parent-style-name="Standard" style:list-style-name="L35"/>
    <style:style style:name="P303" style:family="paragraph" style:parent-style-name="Standard" style:list-style-name="WW8Num2">
      <style:paragraph-properties>
        <style:tab-stops>
          <style:tab-stop style:position="0.8752in"/>
        </style:tab-stops>
      </style:paragraph-properties>
      <style:text-properties style:font-name="Courier"/>
    </style:style>
    <style:style style:name="P304" style:family="paragraph" style:parent-style-name="Standard" style:list-style-name="WW8Num5">
      <style:paragraph-properties>
        <style:tab-stops>
          <style:tab-stop style:position="0.8752in"/>
        </style:tab-stops>
      </style:paragraph-properties>
      <style:text-properties style:font-name="Courier"/>
    </style:style>
    <style:style style:name="P305" style:family="paragraph" style:parent-style-name="Standard" style:list-style-name="L39"/>
    <style:style style:name="P306" style:family="paragraph" style:parent-style-name="Standard">
      <style:text-properties officeooo:paragraph-rsid="00709b59"/>
    </style:style>
    <style:style style:name="P307" style:family="paragraph" style:parent-style-name="Standard">
      <style:text-properties officeooo:rsid="008298dd" officeooo:paragraph-rsid="008298dd"/>
    </style:style>
    <style:style style:name="P308" style:family="paragraph" style:parent-style-name="Standard">
      <style:text-properties officeooo:paragraph-rsid="00842341"/>
    </style:style>
    <style:style style:name="P309" style:family="paragraph" style:parent-style-name="Standard">
      <style:text-properties officeooo:rsid="00842341" officeooo:paragraph-rsid="00842341"/>
    </style:style>
    <style:style style:name="P310" style:family="paragraph" style:parent-style-name="Standard">
      <style:text-properties officeooo:paragraph-rsid="0085ca38"/>
    </style:style>
    <style:style style:name="P311" style:family="paragraph" style:parent-style-name="Standard">
      <style:text-properties officeooo:paragraph-rsid="00877f37"/>
    </style:style>
    <style:style style:name="P312" style:family="paragraph" style:parent-style-name="Standard">
      <style:text-properties officeooo:rsid="00877f37" officeooo:paragraph-rsid="00877f37"/>
    </style:style>
    <style:style style:name="P313" style:family="paragraph" style:parent-style-name="Standard">
      <style:text-properties officeooo:paragraph-rsid="0087cf17"/>
    </style:style>
    <style:style style:name="P314" style:family="paragraph" style:parent-style-name="Standard">
      <style:paragraph-properties>
        <style:tab-stops>
          <style:tab-stop style:position="5.7591in" style:type="right" style:leader-style="dotted" style:leader-text="."/>
        </style:tab-stops>
      </style:paragraph-properties>
      <style:text-properties fo:color="#000000" style:text-underline-style="none"/>
    </style:style>
    <style:style style:name="P31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316" style:family="paragraph" style:parent-style-name="Standard" style:master-page-name="_31__20_を変換">
      <style:paragraph-properties style:page-number="auto" fo:break-before="page"/>
      <style:text-properties style:language-asian="ja" style:country-asian="JP"/>
    </style:style>
    <style:style style:name="P317" style:family="paragraph" style:parent-style-name="Standard" style:list-style-name="L36">
      <style:paragraph-properties fo:margin-left="0.5835in" fo:margin-right="0in" fo:text-indent="0in" style:auto-text-indent="false">
        <style:tab-stops>
          <style:tab-stop style:position="0in"/>
        </style:tab-stops>
      </style:paragraph-properties>
    </style:style>
    <style:style style:name="P318" style:family="paragraph" style:parent-style-name="Standard" style:list-style-name="L37">
      <style:paragraph-properties fo:margin-left="0.5835in" fo:margin-right="0in" fo:text-indent="0in" style:auto-text-indent="false"/>
      <style:text-properties style:language-asian="ja" style:country-asian="JP"/>
    </style:style>
    <style:style style:name="P319" style:family="paragraph" style:parent-style-name="Text_20_body">
      <style:paragraph-properties style:line-height-at-least="0in"/>
      <style:text-properties style:font-name="Courier New" officeooo:paragraph-rsid="00709b59" style:language-asian="ja" style:country-asian="JP"/>
    </style:style>
    <style:style style:name="P320" style:family="paragraph" style:parent-style-name="Text_20_body">
      <style:paragraph-properties style:line-height-at-least="0in"/>
      <style:text-properties style:font-name="Courier New" officeooo:paragraph-rsid="003c7d1f" style:language-asian="ja" style:country-asian="JP"/>
    </style:style>
    <style:style style:name="P321" style:family="paragraph" style:parent-style-name="Heading_20_1">
      <style:paragraph-properties fo:break-before="page">
        <style:tab-stops>
          <style:tab-stop style:position="0in"/>
        </style:tab-stops>
      </style:paragraph-properties>
      <style:text-properties officeooo:paragraph-rsid="00816adf"/>
    </style:style>
    <style:style style:name="P322" style:family="paragraph" style:parent-style-name="Heading_20_1">
      <style:paragraph-properties fo:break-before="page"/>
      <style:text-properties officeooo:paragraph-rsid="00343b26"/>
    </style:style>
    <style:style style:name="P323" style:family="paragraph" style:parent-style-name="Heading_20_1" style:master-page-name="_33__20_を変換">
      <style:paragraph-properties style:page-number="auto"/>
    </style:style>
    <style:style style:name="P324" style:family="paragraph" style:parent-style-name="Heading_20_1" style:master-page-name="_37__20_を変換">
      <style:paragraph-properties style:page-number="auto">
        <style:tab-stops>
          <style:tab-stop style:position="0in"/>
        </style:tab-stops>
      </style:paragraph-properties>
    </style:style>
    <style:style style:name="P325" style:family="paragraph" style:parent-style-name="Heading_20_1" style:master-page-name="_39__20_を変換">
      <style:paragraph-properties style:page-number="auto">
        <style:tab-stops>
          <style:tab-stop style:position="0in"/>
        </style:tab-stops>
      </style:paragraph-properties>
    </style:style>
    <style:style style:name="P326" style:family="paragraph" style:parent-style-name="Heading_20_1" style:master-page-name="_31_0_20_を変換">
      <style:paragraph-properties style:page-number="auto">
        <style:tab-stops>
          <style:tab-stop style:position="0in"/>
        </style:tab-stops>
      </style:paragraph-properties>
    </style:style>
    <style:style style:name="P327" style:family="paragraph" style:parent-style-name="Heading_20_2">
      <style:paragraph-properties>
        <style:tab-stops>
          <style:tab-stop style:position="0in"/>
        </style:tab-stops>
      </style:paragraph-properties>
    </style:style>
    <style:style style:name="P328" style:family="paragraph" style:parent-style-name="Heading_20_2">
      <style:text-properties style:language-asian="ja" style:country-asian="JP"/>
    </style:style>
    <style:style style:name="P329"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330" style:family="paragraph" style:parent-style-name="Heading_20_2">
      <style:paragraph-properties fo:break-before="page"/>
    </style:style>
    <style:style style:name="P331" style:family="paragraph" style:parent-style-name="Heading_20_2">
      <style:paragraph-properties fo:break-before="page">
        <style:tab-stops>
          <style:tab-stop style:position="0in"/>
        </style:tab-stops>
      </style:paragraph-properties>
    </style:style>
    <style:style style:name="P332" style:family="paragraph" style:parent-style-name="Heading_20_2">
      <style:paragraph-properties fo:break-before="page"/>
      <style:text-properties style:language-asian="ja" style:country-asian="JP"/>
    </style:style>
    <style:style style:name="P333" style:family="paragraph" style:parent-style-name="Heading_20_2" style:master-page-name="_38__20_を変換">
      <style:paragraph-properties style:page-number="auto">
        <style:tab-stops>
          <style:tab-stop style:position="0in"/>
        </style:tab-stops>
      </style:paragraph-properties>
    </style:style>
    <style:style style:name="P334" style:family="paragraph" style:parent-style-name="Heading_20_3">
      <style:paragraph-properties>
        <style:tab-stops>
          <style:tab-stop style:position="0in"/>
        </style:tab-stops>
      </style:paragraph-properties>
    </style:style>
    <style:style style:name="P335" style:family="paragraph" style:parent-style-name="Heading_20_3" style:list-style-name="">
      <style:paragraph-properties fo:text-align="justify" style:justify-single-word="false" fo:orphans="0" fo:widows="0" fo:hyphenation-ladder-count="no-limit">
        <style:tab-stops>
          <style:tab-stop style:position="0in"/>
        </style:tab-stops>
      </style:paragraph-properties>
      <style:text-properties fo:hyphenate="false" fo:hyphenation-remain-char-count="2" fo:hyphenation-push-char-count="2"/>
    </style:style>
    <style:style style:name="P336"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337"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338"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339"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340"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341"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342"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343"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344"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345"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346"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347"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348"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349"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350"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351"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352"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353" style:family="paragraph" style:parent-style-name="Heading_20_3">
      <style:text-properties style:language-asian="ja" style:country-asian="JP"/>
    </style:style>
    <style:style style:name="P354" style:family="paragraph" style:parent-style-name="Heading_20_3">
      <style:text-properties officeooo:paragraph-rsid="00368ad3" style:language-asian="ja" style:country-asian="JP"/>
    </style:style>
    <style:style style:name="P355" style:family="paragraph" style:parent-style-name="Heading_20_3">
      <style:text-properties officeooo:paragraph-rsid="0019b44d" style:language-asian="ja" style:country-asian="JP"/>
    </style:style>
    <style:style style:name="P356"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357"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358"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359"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360"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361"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362"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363"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364" style:family="paragraph" style:parent-style-name="Heading_20_3">
      <style:text-properties officeooo:paragraph-rsid="0036c41a" style:language-asian="ja" style:country-asian="JP"/>
    </style:style>
    <style:style style:name="P365" style:family="paragraph" style:parent-style-name="Heading_20_3">
      <style:text-properties officeooo:paragraph-rsid="00709b59" style:language-asian="ja" style:country-asian="JP"/>
    </style:style>
    <style:style style:name="P366"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367"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368" style:family="paragraph" style:parent-style-name="Heading_20_3">
      <style:text-properties officeooo:paragraph-rsid="001f02fd" style:language-asian="ja" style:country-asian="JP"/>
    </style:style>
    <style:style style:name="P369" style:family="paragraph" style:parent-style-name="Heading_20_3">
      <style:text-properties officeooo:paragraph-rsid="0055ef95" style:language-asian="ja" style:country-asian="JP"/>
    </style:style>
    <style:style style:name="P370" style:family="paragraph" style:parent-style-name="Heading_20_3">
      <style:text-properties officeooo:paragraph-rsid="00403a64" style:language-asian="ja" style:country-asian="JP"/>
    </style:style>
    <style:style style:name="P371" style:family="paragraph" style:parent-style-name="Heading_20_3">
      <style:text-properties officeooo:paragraph-rsid="003b43c3"/>
    </style:style>
    <style:style style:name="P372" style:family="paragraph" style:parent-style-name="Heading_20_3">
      <style:text-properties officeooo:paragraph-rsid="007ce410"/>
    </style:style>
    <style:style style:name="P373" style:family="paragraph" style:parent-style-name="Heading_20_3">
      <style:text-properties officeooo:paragraph-rsid="00181c4e"/>
    </style:style>
    <style:style style:name="P374" style:family="paragraph" style:parent-style-name="Heading_20_3">
      <style:text-properties officeooo:paragraph-rsid="00767dd0"/>
    </style:style>
    <style:style style:name="P375" style:family="paragraph" style:parent-style-name="Heading_20_3">
      <style:text-properties officeooo:paragraph-rsid="0076c1c0"/>
    </style:style>
    <style:style style:name="P376" style:family="paragraph" style:parent-style-name="Heading_20_3">
      <style:text-properties officeooo:paragraph-rsid="003f7e4b"/>
    </style:style>
    <style:style style:name="P377" style:family="paragraph" style:parent-style-name="Heading_20_3">
      <style:text-properties officeooo:paragraph-rsid="001f02fd"/>
    </style:style>
    <style:style style:name="P378" style:family="paragraph" style:parent-style-name="Heading_20_3">
      <style:text-properties officeooo:paragraph-rsid="007468d5"/>
    </style:style>
    <style:style style:name="P379" style:family="paragraph" style:parent-style-name="Heading_20_3">
      <style:text-properties officeooo:paragraph-rsid="0055ef95"/>
    </style:style>
    <style:style style:name="P380" style:family="paragraph" style:parent-style-name="Heading_20_3">
      <style:text-properties officeooo:paragraph-rsid="00403a64"/>
    </style:style>
    <style:style style:name="P381" style:family="paragraph" style:parent-style-name="Heading_20_3">
      <style:text-properties officeooo:paragraph-rsid="0041ffda"/>
    </style:style>
    <style:style style:name="P382" style:family="paragraph" style:parent-style-name="Heading_20_3">
      <style:text-properties officeooo:paragraph-rsid="00660667"/>
    </style:style>
    <style:style style:name="P383" style:family="paragraph" style:parent-style-name="Heading_20_3">
      <style:text-properties officeooo:paragraph-rsid="0044d140"/>
    </style:style>
    <style:style style:name="P384" style:family="paragraph" style:parent-style-name="Heading_20_3">
      <style:text-properties officeooo:paragraph-rsid="00465a4c"/>
    </style:style>
    <style:style style:name="P385" style:family="paragraph" style:parent-style-name="Heading_20_3">
      <style:text-properties officeooo:paragraph-rsid="007debb3"/>
    </style:style>
    <style:style style:name="P386" style:family="paragraph" style:parent-style-name="Heading_20_3">
      <style:text-properties officeooo:paragraph-rsid="005f2b63"/>
    </style:style>
    <style:style style:name="P387" style:family="paragraph" style:parent-style-name="Heading_20_3">
      <style:text-properties officeooo:paragraph-rsid="0067eb03"/>
    </style:style>
    <style:style style:name="P388" style:family="paragraph" style:parent-style-name="Heading_20_3">
      <style:text-properties officeooo:paragraph-rsid="006d5c57"/>
    </style:style>
    <style:style style:name="P389" style:family="paragraph" style:parent-style-name="Heading_20_3">
      <style:text-properties officeooo:paragraph-rsid="004af2f3"/>
    </style:style>
    <style:style style:name="P390" style:family="paragraph" style:parent-style-name="Heading_20_3">
      <style:text-properties officeooo:paragraph-rsid="004ee920"/>
    </style:style>
    <style:style style:name="P391" style:family="paragraph" style:parent-style-name="Heading_20_3">
      <style:text-properties officeooo:paragraph-rsid="0085ca38"/>
    </style:style>
    <style:style style:name="P392" style:family="paragraph" style:parent-style-name="Heading_20_3">
      <style:paragraph-properties fo:break-before="page"/>
    </style:style>
    <style:style style:name="P393" style:family="paragraph" style:parent-style-name="Heading_20_3">
      <style:paragraph-properties fo:break-before="page">
        <style:tab-stops>
          <style:tab-stop style:position="0in"/>
        </style:tab-stops>
      </style:paragraph-properties>
    </style:style>
    <style:style style:name="P394" style:family="paragraph" style:parent-style-name="Heading_20_3">
      <style:paragraph-properties fo:break-before="page"/>
      <style:text-properties style:language-asian="ja" style:country-asian="JP"/>
    </style:style>
    <style:style style:name="P395" style:family="paragraph" style:parent-style-name="Heading_20_3">
      <style:paragraph-properties fo:text-align="start" style:justify-single-word="false" fo:break-before="page">
        <style:tab-stops>
          <style:tab-stop style:position="0in"/>
        </style:tab-stops>
      </style:paragraph-properties>
      <style:text-properties officeooo:paragraph-rsid="0017a420" style:language-asian="ja" style:country-asian="JP"/>
    </style:style>
    <style:style style:name="P396" style:family="paragraph" style:parent-style-name="Heading_20_3">
      <style:paragraph-properties fo:break-before="page"/>
      <style:text-properties officeooo:paragraph-rsid="00368ad3" style:language-asian="ja" style:country-asian="JP"/>
    </style:style>
    <style:style style:name="P397" style:family="paragraph" style:parent-style-name="Heading_20_3">
      <style:paragraph-properties fo:break-before="page"/>
      <style:text-properties officeooo:paragraph-rsid="003b43c3" style:language-asian="ja" style:country-asian="JP"/>
    </style:style>
    <style:style style:name="P398" style:family="paragraph" style:parent-style-name="Heading_20_3">
      <style:paragraph-properties fo:break-before="page"/>
      <style:text-properties officeooo:paragraph-rsid="007ce410" style:language-asian="ja" style:country-asian="JP"/>
    </style:style>
    <style:style style:name="P399" style:family="paragraph" style:parent-style-name="Heading_20_3">
      <style:paragraph-properties fo:break-before="page"/>
      <style:text-properties officeooo:paragraph-rsid="003da1a2" style:language-asian="ja" style:country-asian="JP"/>
    </style:style>
    <style:style style:name="P400" style:family="paragraph" style:parent-style-name="Heading_20_3">
      <style:paragraph-properties fo:break-before="page"/>
      <style:text-properties officeooo:paragraph-rsid="0036c41a" style:language-asian="ja" style:country-asian="JP"/>
    </style:style>
    <style:style style:name="P401" style:family="paragraph" style:parent-style-name="Heading_20_3">
      <style:paragraph-properties fo:break-before="page"/>
      <style:text-properties officeooo:paragraph-rsid="003ec7f2" style:language-asian="ja" style:country-asian="JP"/>
    </style:style>
    <style:style style:name="P402" style:family="paragraph" style:parent-style-name="Heading_20_3">
      <style:paragraph-properties fo:break-before="page"/>
      <style:text-properties officeooo:paragraph-rsid="0076c1c0" style:language-asian="ja" style:country-asian="JP"/>
    </style:style>
    <style:style style:name="P403" style:family="paragraph" style:parent-style-name="Heading_20_3">
      <style:paragraph-properties fo:break-before="page"/>
      <style:text-properties officeooo:paragraph-rsid="00709b59" style:language-asian="ja" style:country-asian="JP"/>
    </style:style>
    <style:style style:name="P404" style:family="paragraph" style:parent-style-name="Heading_20_3">
      <style:paragraph-properties fo:break-before="page"/>
      <style:text-properties officeooo:paragraph-rsid="0055ef95" style:language-asian="ja" style:country-asian="JP"/>
    </style:style>
    <style:style style:name="P405" style:family="paragraph" style:parent-style-name="Heading_20_3">
      <style:paragraph-properties fo:break-before="page"/>
      <style:text-properties officeooo:paragraph-rsid="003f7e4b" style:language-asian="ja" style:country-asian="JP"/>
    </style:style>
    <style:style style:name="P406" style:family="paragraph" style:parent-style-name="Heading_20_3">
      <style:paragraph-properties fo:break-before="page"/>
      <style:text-properties officeooo:paragraph-rsid="001bc9ba" style:language-asian="ja" style:country-asian="JP"/>
    </style:style>
    <style:style style:name="P407" style:family="paragraph" style:parent-style-name="Heading_20_3">
      <style:paragraph-properties fo:break-before="page"/>
      <style:text-properties officeooo:paragraph-rsid="00403a64" style:language-asian="ja" style:country-asian="JP"/>
    </style:style>
    <style:style style:name="P408" style:family="paragraph" style:parent-style-name="Heading_20_3">
      <style:paragraph-properties fo:break-before="page"/>
      <style:text-properties officeooo:paragraph-rsid="00842341" style:language-asian="ja" style:country-asian="JP"/>
    </style:style>
    <style:style style:name="P409" style:family="paragraph" style:parent-style-name="Heading_20_3">
      <style:paragraph-properties fo:break-before="page"/>
      <style:text-properties officeooo:paragraph-rsid="0087cf17" style:language-asian="ja" style:country-asian="JP"/>
    </style:style>
    <style:style style:name="P410" style:family="paragraph" style:parent-style-name="Heading_20_3">
      <style:paragraph-properties fo:break-before="page"/>
      <style:text-properties officeooo:paragraph-rsid="0072fa55"/>
    </style:style>
    <style:style style:name="P411" style:family="paragraph" style:parent-style-name="Heading_20_3">
      <style:paragraph-properties fo:break-before="page"/>
      <style:text-properties officeooo:paragraph-rsid="00181c4e"/>
    </style:style>
    <style:style style:name="P412" style:family="paragraph" style:parent-style-name="Heading_20_3">
      <style:paragraph-properties fo:break-before="page"/>
      <style:text-properties officeooo:paragraph-rsid="0019b44d"/>
    </style:style>
    <style:style style:name="P413" style:family="paragraph" style:parent-style-name="Heading_20_3">
      <style:paragraph-properties fo:break-before="page"/>
      <style:text-properties officeooo:paragraph-rsid="007ce410"/>
    </style:style>
    <style:style style:name="P414" style:family="paragraph" style:parent-style-name="Heading_20_3">
      <style:paragraph-properties fo:break-before="page"/>
      <style:text-properties officeooo:paragraph-rsid="00767dd0"/>
    </style:style>
    <style:style style:name="P415" style:family="paragraph" style:parent-style-name="Heading_20_3">
      <style:paragraph-properties fo:break-before="page"/>
      <style:text-properties officeooo:paragraph-rsid="0071a7c3"/>
    </style:style>
    <style:style style:name="P416" style:family="paragraph" style:parent-style-name="Heading_20_3">
      <style:paragraph-properties fo:break-before="page"/>
      <style:text-properties officeooo:paragraph-rsid="005e94ef"/>
    </style:style>
    <style:style style:name="P417" style:family="paragraph" style:parent-style-name="Heading_20_3">
      <style:paragraph-properties fo:break-before="page"/>
      <style:text-properties officeooo:paragraph-rsid="0060f41f"/>
    </style:style>
    <style:style style:name="P418" style:family="paragraph" style:parent-style-name="Heading_20_3">
      <style:paragraph-properties fo:break-before="page"/>
      <style:text-properties officeooo:paragraph-rsid="006efcd4"/>
    </style:style>
    <style:style style:name="P419" style:family="paragraph" style:parent-style-name="Heading_20_3">
      <style:paragraph-properties fo:break-before="page"/>
      <style:text-properties officeooo:paragraph-rsid="00764715"/>
    </style:style>
    <style:style style:name="P420" style:family="paragraph" style:parent-style-name="Heading_20_3">
      <style:paragraph-properties fo:break-before="page"/>
      <style:text-properties officeooo:paragraph-rsid="00403a64"/>
    </style:style>
    <style:style style:name="P421" style:family="paragraph" style:parent-style-name="Heading_20_3">
      <style:paragraph-properties fo:break-before="page"/>
      <style:text-properties officeooo:paragraph-rsid="001f02fd"/>
    </style:style>
    <style:style style:name="P422" style:family="paragraph" style:parent-style-name="Heading_20_3">
      <style:paragraph-properties fo:break-before="page"/>
      <style:text-properties officeooo:paragraph-rsid="0067eb03"/>
    </style:style>
    <style:style style:name="P423" style:family="paragraph" style:parent-style-name="Heading_20_3">
      <style:paragraph-properties fo:break-before="page"/>
      <style:text-properties officeooo:paragraph-rsid="006c49af"/>
    </style:style>
    <style:style style:name="P424" style:family="paragraph" style:parent-style-name="Heading_20_3">
      <style:paragraph-properties fo:break-before="page"/>
      <style:text-properties officeooo:paragraph-rsid="007468d5"/>
    </style:style>
    <style:style style:name="P425" style:family="paragraph" style:parent-style-name="Heading_20_3">
      <style:paragraph-properties fo:break-before="page"/>
      <style:text-properties officeooo:paragraph-rsid="0041ffda"/>
    </style:style>
    <style:style style:name="P426" style:family="paragraph" style:parent-style-name="Heading_20_3">
      <style:paragraph-properties fo:break-before="page"/>
      <style:text-properties officeooo:paragraph-rsid="00660667"/>
    </style:style>
    <style:style style:name="P427" style:family="paragraph" style:parent-style-name="Heading_20_3">
      <style:paragraph-properties fo:break-before="page"/>
      <style:text-properties officeooo:paragraph-rsid="0044d140"/>
    </style:style>
    <style:style style:name="P428" style:family="paragraph" style:parent-style-name="Heading_20_3">
      <style:paragraph-properties fo:break-before="page"/>
      <style:text-properties officeooo:paragraph-rsid="007debb3"/>
    </style:style>
    <style:style style:name="P429" style:family="paragraph" style:parent-style-name="Heading_20_3">
      <style:paragraph-properties fo:break-before="page"/>
      <style:text-properties officeooo:paragraph-rsid="00465a4c"/>
    </style:style>
    <style:style style:name="P430" style:family="paragraph" style:parent-style-name="Heading_20_3">
      <style:paragraph-properties fo:break-before="page"/>
      <style:text-properties officeooo:paragraph-rsid="0076c1c0"/>
    </style:style>
    <style:style style:name="P431" style:family="paragraph" style:parent-style-name="Heading_20_3">
      <style:paragraph-properties fo:break-before="page"/>
      <style:text-properties officeooo:paragraph-rsid="004746bb"/>
    </style:style>
    <style:style style:name="P432" style:family="paragraph" style:parent-style-name="Heading_20_3">
      <style:paragraph-properties fo:break-before="page"/>
      <style:text-properties officeooo:paragraph-rsid="0055ef95"/>
    </style:style>
    <style:style style:name="P433" style:family="paragraph" style:parent-style-name="Heading_20_3">
      <style:paragraph-properties fo:break-before="page"/>
      <style:text-properties officeooo:paragraph-rsid="005f2b63"/>
    </style:style>
    <style:style style:name="P434" style:family="paragraph" style:parent-style-name="Heading_20_3">
      <style:paragraph-properties fo:break-before="page"/>
      <style:text-properties officeooo:paragraph-rsid="006ac80d"/>
    </style:style>
    <style:style style:name="P435" style:family="paragraph" style:parent-style-name="Heading_20_3">
      <style:paragraph-properties fo:break-before="page"/>
      <style:text-properties officeooo:paragraph-rsid="007cafe3"/>
    </style:style>
    <style:style style:name="P436" style:family="paragraph" style:parent-style-name="Heading_20_3">
      <style:paragraph-properties fo:break-before="page"/>
      <style:text-properties officeooo:paragraph-rsid="006d5c57"/>
    </style:style>
    <style:style style:name="P437" style:family="paragraph" style:parent-style-name="Heading_20_3">
      <style:paragraph-properties fo:break-before="page"/>
      <style:text-properties officeooo:paragraph-rsid="004af2f3"/>
    </style:style>
    <style:style style:name="P438" style:family="paragraph" style:parent-style-name="Heading_20_3">
      <style:paragraph-properties fo:break-before="page"/>
      <style:text-properties officeooo:paragraph-rsid="007f8ba4"/>
    </style:style>
    <style:style style:name="P439" style:family="paragraph" style:parent-style-name="Heading_20_3">
      <style:paragraph-properties fo:break-before="page"/>
      <style:text-properties officeooo:paragraph-rsid="0083db2e"/>
    </style:style>
    <style:style style:name="P440" style:family="paragraph" style:parent-style-name="Heading_20_3">
      <style:paragraph-properties fo:break-before="page"/>
      <style:text-properties officeooo:paragraph-rsid="0085ca38"/>
    </style:style>
    <style:style style:name="P441" style:family="paragraph" style:parent-style-name="Heading_20_3">
      <style:paragraph-properties fo:break-before="page"/>
      <style:text-properties officeooo:paragraph-rsid="00877f37"/>
    </style:style>
    <style:style style:name="P442" style:family="paragraph" style:parent-style-name="Heading_20_3">
      <style:paragraph-properties fo:break-before="page"/>
      <style:text-properties officeooo:paragraph-rsid="0087cf17"/>
    </style:style>
    <style:style style:name="P443" style:family="paragraph" style:parent-style-name="Contents_20_1">
      <style:paragraph-properties>
        <style:tab-stops>
          <style:tab-stop style:position="5.9047in" style:type="right" style:leader-style="dotted" style:leader-text="."/>
        </style:tab-stops>
      </style:paragraph-properties>
    </style:style>
    <style:style style:name="P444" style:family="paragraph" style:parent-style-name="Contents_20_2">
      <style:paragraph-properties>
        <style:tab-stops>
          <style:tab-stop style:position="5.7591in" style:type="right" style:leader-style="dotted" style:leader-text="."/>
        </style:tab-stops>
      </style:paragraph-properties>
    </style:style>
    <style:style style:name="P445" style:family="paragraph" style:parent-style-name="Contents_20_3">
      <style:paragraph-properties>
        <style:tab-stops>
          <style:tab-stop style:position="5.6134in" style:type="right" style:leader-style="dotted" style:leader-text="."/>
        </style:tab-stops>
      </style:paragraph-properties>
    </style:style>
    <style:style style:name="P446" style:family="paragraph" style:parent-style-name="Table_20_Contents" style:list-style-name="L39">
      <style:paragraph-properties style:line-height-at-least="0in"/>
      <style:text-properties fo:font-style="normal" style:language-asian="ja" style:country-asian="JP" style:font-style-asian="normal" style:font-style-complex="normal"/>
    </style:style>
    <style:style style:name="P447" style:family="paragraph" style:parent-style-name="Table_20_Contents">
      <style:paragraph-properties style:line-height-at-least="0in"/>
      <style:text-properties fo:font-style="normal" officeooo:paragraph-rsid="00842341" style:language-asian="ja" style:country-asian="JP" style:font-style-asian="normal" style:font-style-complex="normal"/>
    </style:style>
    <style:style style:name="P448" style:family="paragraph" style:parent-style-name="Table_20_Contents" style:list-style-name="L40">
      <style:paragraph-properties style:line-height-at-least="0in"/>
      <style:text-properties style:language-asian="ja" style:country-asian="JP"/>
    </style:style>
    <style:style style:name="P449" style:family="paragraph" style:parent-style-name="Table_20_Contents" style:list-style-name="L40">
      <style:paragraph-properties style:line-height-at-least="0in"/>
      <style:text-properties officeooo:paragraph-rsid="005e9464" style:language-asian="ja" style:country-asian="JP"/>
    </style:style>
    <style:style style:name="P450" style:family="paragraph" style:parent-style-name="Table_20_Contents" style:list-style-name="L41">
      <style:paragraph-properties style:line-height-at-least="0in"/>
      <style:text-properties style:language-asian="ja" style:country-asian="JP"/>
    </style:style>
    <style:style style:name="P451" style:family="paragraph" style:parent-style-name="Table_20_Contents" style:list-style-name="L41">
      <style:paragraph-properties style:line-height-at-least="0in"/>
      <style:text-properties officeooo:paragraph-rsid="001ca9c0" style:language-asian="ja" style:country-asian="JP"/>
    </style:style>
    <style:style style:name="P452" style:family="paragraph" style:parent-style-name="Table_20_Contents">
      <style:paragraph-properties style:line-height-at-least="0in"/>
      <style:text-properties officeooo:paragraph-rsid="003b43c3" style:language-asian="ja" style:country-asian="JP"/>
    </style:style>
    <style:style style:name="P453" style:family="paragraph" style:parent-style-name="Table_20_Contents">
      <style:paragraph-properties style:line-height-at-least="0in"/>
      <style:text-properties officeooo:paragraph-rsid="0083db2e" style:language-asian="ja" style:country-asian="JP"/>
    </style:style>
    <style:style style:name="P454" style:family="paragraph" style:parent-style-name="Table_20_Contents">
      <style:paragraph-properties style:line-height-at-least="0in"/>
      <style:text-properties officeooo:paragraph-rsid="00842341" style:language-asian="ja" style:country-asian="JP"/>
    </style:style>
    <style:style style:name="P455" style:family="paragraph" style:parent-style-name="Table_20_Contents">
      <style:paragraph-properties style:line-height-at-least="0in"/>
      <style:text-properties officeooo:paragraph-rsid="0067eb03" style:language-asian="ja" style:country-asian="JP"/>
    </style:style>
    <style:style style:name="P456" style:family="paragraph" style:parent-style-name="Table_20_Contents">
      <style:paragraph-properties style:line-height-at-least="0in"/>
      <style:text-properties officeooo:rsid="00842341" officeooo:paragraph-rsid="00842341" style:language-asian="ja" style:country-asian="JP"/>
    </style:style>
    <style:style style:name="P457" style:family="paragraph" style:parent-style-name="Table_20_Contents">
      <style:paragraph-properties style:line-height-at-least="0in"/>
      <style:text-properties officeooo:paragraph-rsid="008298dd"/>
    </style:style>
    <style:style style:name="P458" style:family="paragraph" style:parent-style-name="Table_20_Contents">
      <style:paragraph-properties style:line-height-at-least="0in"/>
      <style:text-properties style:font-name="Courier New" officeooo:paragraph-rsid="00709b59" style:language-asian="ja" style:country-asian="JP"/>
    </style:style>
    <style:style style:name="P459" style:family="paragraph" style:parent-style-name="Table_20_Contents">
      <style:paragraph-properties style:line-height-at-least="0in"/>
      <style:text-properties style:font-name="Courier New" officeooo:paragraph-rsid="0083db2e" style:language-asian="ja" style:country-asian="JP"/>
    </style:style>
    <style:style style:name="P460" style:family="paragraph" style:parent-style-name="Table_20_Contents">
      <style:paragraph-properties style:line-height-at-least="0in"/>
      <style:text-properties style:font-name="Courier New" officeooo:paragraph-rsid="003c7d1f" style:language-asian="ja" style:country-asian="JP"/>
    </style:style>
    <style:style style:name="P461" style:family="paragraph" style:parent-style-name="Table_20_Contents">
      <style:paragraph-properties style:line-height-at-least="0in"/>
      <style:text-properties style:font-name="Courier New" officeooo:paragraph-rsid="00842341" style:language-asian="ja" style:country-asian="JP"/>
    </style:style>
    <style:style style:name="P462" style:family="paragraph" style:parent-style-name="Table_20_Contents">
      <style:paragraph-properties style:line-height-at-least="0in"/>
      <style:text-properties officeooo:paragraph-rsid="0083db2e" style:font-name-asian="ＭＳ ゴシック" style:language-asian="ja" style:country-asian="JP"/>
    </style:style>
    <style:style style:name="P463" style:family="paragraph" style:parent-style-name="Table_20_Contents">
      <style:paragraph-properties style:line-height-at-least="0in"/>
      <style:text-properties officeooo:paragraph-rsid="00842341" style:font-name-asian="ＭＳ ゴシック" style:language-asian="ja" style:country-asian="JP"/>
    </style:style>
    <style:style style:name="P464" style:family="paragraph" style:parent-style-name="Table_20_Contents">
      <style:paragraph-properties style:line-height-at-least="0in"/>
      <style:text-properties style:text-position="0% 100%" fo:font-style="normal" officeooo:paragraph-rsid="00842341" style:language-asian="ja" style:country-asian="JP" style:font-style-asian="normal" style:font-style-complex="normal"/>
    </style:style>
    <style:style style:name="P465" style:family="paragraph">
      <loext:graphic-properties draw:fill="none" draw:fill-color="#ffffff"/>
      <style:paragraph-properties fo:text-align="center" style:writing-mode="lr-tb"/>
      <style:text-properties fo:font-size="24pt"/>
    </style:style>
    <style:style style:name="P466" style:family="paragraph">
      <loext:graphic-properties draw:fill="none"/>
      <style:paragraph-properties fo:text-align="center"/>
    </style:style>
    <style:style style:name="P467" style:family="paragraph">
      <style:paragraph-properties fo:text-align="center"/>
    </style:style>
    <style:style style:name="P468" style:family="paragraph">
      <loext:graphic-properties draw:fill="none" draw:fill-color="#ffffff"/>
      <style:text-properties fo:font-size="8pt" style:font-size-asian="8pt" style:font-size-complex="8pt"/>
    </style:style>
    <style:style style:name="P469" style:family="paragraph">
      <style:paragraph-properties fo:text-align="justify"/>
    </style:style>
    <style:style style:name="P470" style:family="paragraph">
      <loext:graphic-properties draw:fill="none" draw:fill-color="#ffffff"/>
      <style:paragraph-properties fo:text-align="justify"/>
      <style:text-properties fo:font-size="8pt" style:font-size-asian="8pt" style:font-size-complex="8pt"/>
    </style:style>
    <style:style style:name="P471"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637f86" style:language-asian="ja" style:country-asian="JP"/>
    </style:style>
    <style:style style:name="T4" style:family="text">
      <style:text-properties officeooo:rsid="00652acb" style:language-asian="ja" style:country-asian="JP"/>
    </style:style>
    <style:style style:name="T5" style:family="text">
      <style:text-properties officeooo:rsid="0067eb03" style:language-asian="ja" style:country-asian="JP"/>
    </style:style>
    <style:style style:name="T6" style:family="text">
      <style:text-properties officeooo:rsid="005e9464" style:language-asian="ja" style:country-asian="JP"/>
    </style:style>
    <style:style style:name="T7" style:family="text">
      <style:text-properties officeooo:rsid="0068e1b1" style:language-asian="ja" style:country-asian="JP"/>
    </style:style>
    <style:style style:name="T8" style:family="text">
      <style:text-properties officeooo:rsid="006d5c57" style:language-asian="ja" style:country-asian="JP"/>
    </style:style>
    <style:style style:name="T9" style:family="text">
      <style:text-properties officeooo:rsid="0071a7c3" style:language-asian="ja" style:country-asian="JP"/>
    </style:style>
    <style:style style:name="T10" style:family="text">
      <style:text-properties officeooo:rsid="007debb3" style:language-asian="ja" style:country-asian="JP"/>
    </style:style>
    <style:style style:name="T11" style:family="text">
      <style:text-properties style:font-name="Courier"/>
    </style:style>
    <style:style style:name="T12" style:family="text">
      <style:text-properties style:font-name="Courier" style:font-name-complex="Arial"/>
    </style:style>
    <style:style style:name="T13" style:family="text">
      <style:text-properties style:font-name="Courier" style:language-asian="ja" style:country-asian="JP"/>
    </style:style>
    <style:style style:name="T14" style:family="text">
      <style:text-properties style:font-name="Courier New"/>
    </style:style>
    <style:style style:name="T15" style:family="text">
      <style:text-properties style:font-name="Courier New" style:language-asian="ja" style:country-asian="JP"/>
    </style:style>
    <style:style style:name="T16" style:family="text">
      <style:text-properties style:font-name="Courier New" style:font-name-asian="Courier New"/>
    </style:style>
    <style:style style:name="T17" style:family="text">
      <style:text-properties style:font-name="Courier New" style:font-name-asian="Courier New" style:font-name-complex="Courier New1"/>
    </style:style>
    <style:style style:name="T18" style:family="text">
      <style:text-properties style:font-name="Courier New" style:font-name-asian="ＭＳ ゴシック"/>
    </style:style>
    <style:style style:name="T19" style:family="text">
      <style:text-properties style:font-name="Courier New" style:font-name-asian="IPAMincho"/>
    </style:style>
    <style:style style:name="T20" style:family="text">
      <style:text-properties style:font-name="ＭＳ 明朝"/>
    </style:style>
    <style:style style:name="T21" style:family="text">
      <style:text-properties style:font-name="ＭＳ 明朝" style:font-name-asian="ＭＳ 明朝"/>
    </style:style>
    <style:style style:name="T22" style:family="text">
      <style:text-properties style:text-underline-style="none"/>
    </style:style>
    <style:style style:name="T23" style:family="text">
      <style:text-properties style:use-window-font-color="true" style:text-underline-style="none"/>
    </style:style>
    <style:style style:name="T24" style:family="text">
      <style:text-properties style:font-name="ＭＳ ゴシック" style:font-name-asian="ＭＳ ゴシック"/>
    </style:style>
    <style:style style:name="T25" style:family="text">
      <style:text-properties fo:font-style="italic" style:font-style-asian="italic" style:font-style-complex="italic"/>
    </style:style>
    <style:style style:name="T26" style:family="text">
      <style:text-properties fo:font-style="italic" officeooo:rsid="0055ef95" style:font-style-asian="italic" style:font-style-complex="italic"/>
    </style:style>
    <style:style style:name="T27" style:family="text">
      <style:text-properties fo:font-style="italic" officeooo:rsid="005f2b63" style:font-style-asian="italic" style:font-style-complex="italic"/>
    </style:style>
    <style:style style:name="T28" style:family="text">
      <style:text-properties fo:font-style="italic" officeooo:rsid="0068e1b1" style:font-style-asian="italic" style:font-style-complex="italic"/>
    </style:style>
    <style:style style:name="T29" style:family="text">
      <style:text-properties fo:font-style="italic" officeooo:rsid="006c49af" style:font-style-asian="italic" style:font-style-complex="italic"/>
    </style:style>
    <style:style style:name="T30" style:family="text">
      <style:text-properties fo:font-style="italic" officeooo:rsid="006efcd4" style:font-style-asian="italic" style:font-style-complex="italic"/>
    </style:style>
    <style:style style:name="T31" style:family="text">
      <style:text-properties fo:font-style="italic" officeooo:rsid="00709b59" style:font-style-asian="italic" style:font-style-complex="italic"/>
    </style:style>
    <style:style style:name="T32" style:family="text">
      <style:text-properties fo:font-style="italic" officeooo:rsid="00710d15" style:font-style-asian="italic" style:font-style-complex="italic"/>
    </style:style>
    <style:style style:name="T33" style:family="text">
      <style:text-properties fo:font-style="italic" officeooo:rsid="0071a7c3" style:font-style-asian="italic" style:font-style-complex="italic"/>
    </style:style>
    <style:style style:name="T34" style:family="text">
      <style:text-properties fo:font-style="italic" officeooo:rsid="0072fa55" style:font-style-asian="italic" style:font-style-complex="italic"/>
    </style:style>
    <style:style style:name="T35" style:family="text">
      <style:text-properties fo:font-style="italic" officeooo:rsid="00767dd0" style:font-style-asian="italic" style:font-style-complex="italic"/>
    </style:style>
    <style:style style:name="T36" style:family="text">
      <style:text-properties fo:font-style="italic" officeooo:rsid="0076c1c0" style:font-style-asian="italic" style:font-style-complex="italic"/>
    </style:style>
    <style:style style:name="T37" style:family="text">
      <style:text-properties fo:font-style="italic" officeooo:rsid="007debb3" style:font-style-asian="italic" style:font-style-complex="italic"/>
    </style:style>
    <style:style style:name="T38" style:family="text">
      <style:text-properties fo:font-style="italic" officeooo:rsid="0083db2e"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language-asian="ja" style:country-asian="JP" style:font-style-asian="italic" style:font-style-complex="italic"/>
    </style:style>
    <style:style style:name="T41" style:family="text">
      <style:text-properties fo:font-style="italic" officeooo:rsid="00709b59" style:language-asian="ja" style:country-asian="JP" style:font-style-asian="italic" style:font-style-complex="italic"/>
    </style:style>
    <style:style style:name="T42" style:family="text">
      <style:text-properties fo:font-style="italic" officeooo:rsid="007debb3" style:language-asian="ja" style:country-asian="JP" style:font-style-asian="italic" style:font-style-complex="italic"/>
    </style:style>
    <style:style style:name="T43" style:family="text">
      <style:text-properties fo:font-style="italic" officeooo:rsid="008298dd" style:language-asian="ja" style:country-asian="JP"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normal" style:font-style-asian="normal" style:font-style-complex="normal"/>
    </style:style>
    <style:style style:name="T46" style:family="text">
      <style:text-properties fo:font-style="normal" officeooo:rsid="0055ef95" style:font-style-asian="normal" style:font-style-complex="normal"/>
    </style:style>
    <style:style style:name="T47" style:family="text">
      <style:text-properties fo:font-style="normal" officeooo:rsid="0056e5e9" style:font-style-asian="normal" style:font-style-complex="normal"/>
    </style:style>
    <style:style style:name="T48" style:family="text">
      <style:text-properties fo:font-style="normal" officeooo:rsid="005e94ef" style:font-style-asian="normal" style:font-style-complex="normal"/>
    </style:style>
    <style:style style:name="T49" style:family="text">
      <style:text-properties fo:font-style="normal" officeooo:rsid="00709b59" style:font-style-asian="normal" style:font-style-complex="normal"/>
    </style:style>
    <style:style style:name="T50" style:family="text">
      <style:text-properties fo:font-style="normal" officeooo:rsid="0071a7c3" style:font-style-asian="normal" style:font-style-complex="normal"/>
    </style:style>
    <style:style style:name="T51" style:family="text">
      <style:text-properties fo:font-style="normal" officeooo:rsid="00856db9" style:font-style-asian="normal" style:font-style-complex="normal"/>
    </style:style>
    <style:style style:name="T52" style:family="text">
      <style:text-properties fo:font-style="normal" style:language-asian="ja" style:country-asian="JP" style:font-style-asian="normal" style:font-style-complex="normal"/>
    </style:style>
    <style:style style:name="T53" style:family="text">
      <style:text-properties fo:font-style="normal" officeooo:rsid="00709b59" style:language-asian="ja" style:country-asian="JP" style:font-style-asian="normal" style:font-style-complex="normal"/>
    </style:style>
    <style:style style:name="T54" style:family="text">
      <style:text-properties fo:font-style="normal" officeooo:rsid="007aa931" style:language-asian="ja" style:country-asian="JP" style:font-style-asian="normal" style:font-style-complex="normal"/>
    </style:style>
    <style:style style:name="T55" style:family="text">
      <style:text-properties fo:font-style="normal" officeooo:rsid="008298dd" style:language-asian="ja" style:country-asian="JP" style:font-style-asian="normal" style:font-style-complex="normal"/>
    </style:style>
    <style:style style:name="T56" style:family="text">
      <style:text-properties fo:font-style="normal" style:text-underline-style="none" officeooo:rsid="00709b59" style:font-style-asian="normal" style:font-style-complex="normal"/>
    </style:style>
    <style:style style:name="T57" style:family="text">
      <style:text-properties style:font-name="Times New Roman" style:font-name-asian="Times New Roman" style:font-name-complex="Times New Roman"/>
    </style:style>
    <style:style style:name="T58" style:family="text">
      <style:text-properties style:font-name="Times New Roman" officeooo:rsid="007debb3" style:font-name-asian="Times New Roman" style:font-name-complex="Times New Roman"/>
    </style:style>
    <style:style style:name="T59" style:family="text">
      <style:text-properties fo:font-weight="normal" style:font-name-asian="ＭＳ ゴシック" style:font-weight-asian="normal" style:font-weight-complex="normal"/>
    </style:style>
    <style:style style:name="T60" style:family="text">
      <style:text-properties fo:font-weight="normal" style:font-weight-asian="normal" style:font-weight-complex="normal"/>
    </style:style>
    <style:style style:name="T61" style:family="text">
      <style:text-properties style:text-position="sub 58%" fo:font-style="italic" style:font-style-asian="italic" style:font-style-complex="italic"/>
    </style:style>
    <style:style style:name="T62" style:family="text">
      <style:text-properties style:text-position="sub 58%" fo:font-size="10.5pt" fo:font-style="italic" style:font-size-asian="10.5pt" style:font-style-asian="italic" style:font-style-complex="italic"/>
    </style:style>
    <style:style style:name="T63"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64" style:family="text">
      <style:text-properties fo:color="#000000" style:text-underline-style="none"/>
    </style:style>
    <style:style style:name="T65" style:family="text">
      <style:text-properties fo:color="#000000" style:text-underline-style="none" officeooo:rsid="00877f37"/>
    </style:style>
    <style:style style:name="T66" style:family="text">
      <style:text-properties fo:color="#000000" style:font-name="Carlito" style:text-underline-style="none"/>
    </style:style>
    <style:style style:name="T67" style:family="text">
      <style:text-properties fo:color="#000000" style:font-name="Carlito" style:text-underline-style="none" fo:font-weight="normal" style:font-weight-asian="normal" style:font-weight-complex="normal"/>
    </style:style>
    <style:style style:name="T68" style:family="text">
      <style:text-properties style:font-name-asian="ＭＳ 明朝"/>
    </style:style>
    <style:style style:name="T69" style:family="text">
      <style:text-properties style:font-name="Arial" style:font-name-asian="ＭＳ ゴシック"/>
    </style:style>
    <style:style style:name="T70" style:family="text">
      <style:text-properties style:font-name="Arial" fo:font-size="12pt" style:font-size-asian="12pt" style:font-size-complex="12pt"/>
    </style:style>
    <style:style style:name="T71" style:family="text">
      <style:text-properties style:font-name="Arial" fo:font-size="12pt" officeooo:rsid="0073bc19" style:font-size-asian="12pt" style:font-size-complex="12pt"/>
    </style:style>
    <style:style style:name="T72" style:family="text">
      <style:text-properties style:text-position="0% 100%" fo:font-style="italic" style:font-style-asian="italic" style:font-style-complex="italic"/>
    </style:style>
    <style:style style:name="T73" style:family="text">
      <style:text-properties style:text-position="0% 100%" fo:font-style="normal" style:font-style-asian="normal" style:font-style-complex="normal"/>
    </style:style>
    <style:style style:name="T74" style:family="text">
      <style:text-properties officeooo:rsid="0052c271"/>
    </style:style>
    <style:style style:name="T75" style:family="text">
      <style:text-properties officeooo:rsid="0055ef95"/>
    </style:style>
    <style:style style:name="T76" style:family="text">
      <style:text-properties style:text-position="super 58%" fo:font-style="normal" officeooo:rsid="0056e5e9" style:font-style-asian="normal" style:font-style-complex="normal"/>
    </style:style>
    <style:style style:name="T77" style:family="text">
      <style:text-properties style:text-position="super 58%" officeooo:rsid="0067eb03" style:language-asian="ja" style:country-asian="JP"/>
    </style:style>
    <style:style style:name="T78" style:family="text">
      <style:text-properties officeooo:rsid="005e9464"/>
    </style:style>
    <style:style style:name="T79" style:family="text">
      <style:text-properties officeooo:rsid="005e94ef"/>
    </style:style>
    <style:style style:name="T80" style:family="text">
      <style:text-properties officeooo:rsid="005f2b63"/>
    </style:style>
    <style:style style:name="T81" style:family="text">
      <style:text-properties officeooo:rsid="00637f86"/>
    </style:style>
    <style:style style:name="T82" style:family="text">
      <style:text-properties officeooo:rsid="00660667"/>
    </style:style>
    <style:style style:name="T83" style:family="text">
      <style:text-properties officeooo:rsid="0067eb03"/>
    </style:style>
    <style:style style:name="T84" style:family="text">
      <style:text-properties officeooo:rsid="0068e1b1"/>
    </style:style>
    <style:style style:name="T85" style:family="text">
      <style:text-properties officeooo:rsid="006ac80d"/>
    </style:style>
    <style:style style:name="T86" style:family="text">
      <style:text-properties officeooo:rsid="006c49af"/>
    </style:style>
    <style:style style:name="T87" style:family="text">
      <style:text-properties officeooo:rsid="006d5c57"/>
    </style:style>
    <style:style style:name="T88" style:family="text">
      <style:text-properties officeooo:rsid="006efcd4"/>
    </style:style>
    <style:style style:name="T89" style:family="text">
      <style:text-properties officeooo:rsid="00709b59"/>
    </style:style>
    <style:style style:name="T90" style:family="text">
      <style:text-properties officeooo:rsid="00710d15"/>
    </style:style>
    <style:style style:name="T91" style:family="text">
      <style:text-properties officeooo:rsid="0071a7c3"/>
    </style:style>
    <style:style style:name="T92" style:family="text">
      <style:text-properties officeooo:rsid="0072fa55"/>
    </style:style>
    <style:style style:name="T93" style:family="text">
      <style:text-properties officeooo:rsid="007468d5"/>
    </style:style>
    <style:style style:name="T94" style:family="text">
      <style:text-properties officeooo:rsid="00764715"/>
    </style:style>
    <style:style style:name="T95" style:family="text">
      <style:text-properties officeooo:rsid="00765671"/>
    </style:style>
    <style:style style:name="T96" style:family="text">
      <style:text-properties officeooo:rsid="00767dd0"/>
    </style:style>
    <style:style style:name="T97" style:family="text">
      <style:text-properties officeooo:rsid="0076c1c0"/>
    </style:style>
    <style:style style:name="T98" style:family="text">
      <style:text-properties officeooo:rsid="00790870"/>
    </style:style>
    <style:style style:name="T99" style:family="text">
      <style:text-properties officeooo:rsid="007aa931"/>
    </style:style>
    <style:style style:name="T100" style:family="text">
      <style:text-properties officeooo:rsid="007b7363"/>
    </style:style>
    <style:style style:name="T101" style:family="text">
      <style:text-properties officeooo:rsid="007debb3"/>
    </style:style>
    <style:style style:name="T102" style:family="text">
      <style:text-properties style:text-underline-style="solid" style:text-underline-width="auto" style:text-underline-color="font-color"/>
    </style:style>
    <style:style style:name="T103" style:family="text">
      <style:text-properties officeooo:rsid="0083db2e"/>
    </style:style>
    <style:style style:name="T104" style:family="text">
      <style:text-properties officeooo:rsid="00842341"/>
    </style:style>
    <style:style style:name="T105" style:family="text">
      <style:text-properties style:font-name="IPAMincho"/>
    </style:style>
    <style:style style:name="T106" style:family="text">
      <style:text-properties officeooo:rsid="0085ca38"/>
    </style:style>
    <style:style style:name="T107" style:family="text">
      <style:text-properties officeooo:rsid="00877f37"/>
    </style:style>
    <style:style style:name="T108" style:family="text">
      <style:text-properties officeooo:rsid="008a7930"/>
    </style:style>
    <style:style style:name="T109" style:family="text">
      <style:text-properties officeooo:rsid="008da97e"/>
    </style:style>
    <style:style style:name="T110" style:family="text">
      <style:text-properties officeooo:rsid="008e9181"/>
    </style:style>
    <style:style style:name="T111" style:family="text"/>
    <style:style style:name="T112"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398in" draw:marker-start-width="0.1965in" draw:marker-end-width="0.1965in" draw:fill="none" draw:textarea-horizontal-align="center" draw:textarea-vertical-align="middle" fo:padding-top="0.0193in" fo:padding-bottom="0.0193in" fo:padding-left="0.0193in" fo:padding-right="0.0193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1909in" style:run-through="foreground"/>
    </style:style>
    <style:style style:name="gr7" style:family="graphic">
      <style:graphic-properties draw:stroke="none" svg:stroke-color="#000000" draw:fill="none" draw:fill-color="#ffffff" fo:min-height="0.1992in" style:run-through="foreground"/>
    </style:style>
    <style:style style:name="gr8" style:family="graphic">
      <style:graphic-properties svg:stroke-width="0.0398in" draw:marker-start-width="0.1181in" draw:marker-end="Arrow" draw:marker-end-width="0.1181in" draw:textarea-horizontal-align="center" draw:textarea-vertical-align="middle" fo:padding-top="0.0193in" fo:padding-bottom="0.0193in" fo:padding-left="0.0193in" fo:padding-right="0.0193in" style:run-through="foreground"/>
    </style:style>
    <style:style style:name="gr9" style:family="graphic">
      <style:graphic-properties draw:stroke="none" svg:stroke-color="#000000" draw:fill="none" draw:fill-color="#ffffff" fo:min-height="0.3689in"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0398in" draw:marker-start-width="0.1965in" draw:marker-end-width="0.1965in" draw:fill="none" draw:textarea-horizontal-align="justify" draw:textarea-vertical-align="middle" draw:auto-grow-height="false" fo:padding-top="0.0193in" fo:padding-bottom="0.0193in" fo:padding-left="0.0193in" fo:padding-right="0.0193in"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0591in" draw:marker-end-width="0.0591in"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A Programming language perfume</text:p>
      <text:p text:style-name="P24"/>
      <text:p text:style-name="P24">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5">Dec</text:span><text:span text:style-name="T1"> </text:span><text:span text:style-name="T4">2</text:span><text:span text:style-name="T5">3</text:span>, 201<text:span text:style-name="T1">5</text:span></text:p>
      <text:p text:style-name="P4"/>
      <text:p text:style-name="P4"/>
      <text:section text:style-name="Sect1" text:name="セクション1">
        <text:p text:style-name="P316"/>
        <text:p text:style-name="Standard"/>
        <text:p text:style-name="P23"><text:span text:style-name="T1">－</text:span> 　目　次　 <text:span text:style-name="T1">－</text:span></text:p>
        <text:p text:style-name="P37"/>
        <text:p text:style-name="P3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43"><text:a xlink:type="simple" xlink:href="#__RefHeading__14336_1559979953"><text:span text:style-name="T64">1. はじめに<text:tab/>12</text:span></text:a></text:p>
            <text:p text:style-name="P443"><text:a xlink:type="simple" xlink:href="#__RefHeading__14338_1559979953"><text:span text:style-name="T64">2. 概要<text:tab/>13</text:span></text:a></text:p>
            <text:p text:style-name="P444"><text:a xlink:type="simple" xlink:href="#__RefHeading__14340_1559979953"><text:span text:style-name="T64">2.1 特徴<text:tab/>13</text:span></text:a></text:p>
            <text:p text:style-name="P444"><text:a xlink:type="simple" xlink:href="#__RefHeading__14342_1559979953"><text:span text:style-name="T64">2.2 外観<text:tab/>16</text:span></text:a></text:p>
            <text:p text:style-name="P444"><text:a xlink:type="simple" xlink:href="#__RefHeading__14344_1559979953"><text:span text:style-name="T64">2.3 影響を受けた言語<text:tab/>17</text:span></text:a></text:p>
            <text:p text:style-name="P443"><text:a xlink:type="simple" xlink:href="#__RefHeading__14346_1559979953"><text:span text:style-name="T64">3. 準備<text:tab/>18</text:span></text:a></text:p>
            <text:p text:style-name="P444"><text:a xlink:type="simple" xlink:href="#__RefHeading__14348_1559979953"><text:span text:style-name="T64">3.1 プラットフォーム<text:tab/>18</text:span></text:a></text:p>
            <text:p text:style-name="P444"><text:a xlink:type="simple" xlink:href="#__RefHeading__14350_1559979953"><text:span text:style-name="T64">3.2 コンパイル方法<text:tab/>19</text:span></text:a></text:p>
            <text:p text:style-name="P444"><text:a xlink:type="simple" xlink:href="#__RefHeading__14352_1559979953"><text:span text:style-name="T64">3.3 処理系の構成<text:tab/>22</text:span></text:a></text:p>
            <text:p text:style-name="P445"><text:a xlink:type="simple" xlink:href="#__RefHeading__14354_1559979953"><text:span text:style-name="T64">3.3.1 ファイル構成<text:tab/>22</text:span></text:a></text:p>
            <text:p text:style-name="P445"><text:a xlink:type="simple" xlink:href="#__RefHeading__14356_1559979953"><text:span text:style-name="T64">3.3.2 環境変数<text:tab/>22</text:span></text:a></text:p>
            <text:p text:style-name="P445"><text:a xlink:type="simple" xlink:href="#__RefHeading__14358_1559979953"><text:span text:style-name="T64">3.3.3 グローバル変数<text:tab/>22</text:span></text:a></text:p>
            <text:p text:style-name="P444"><text:a xlink:type="simple" xlink:href="#__RefHeading__14360_1559979953"><text:span text:style-name="T64">3.4 起動<text:tab/>23</text:span></text:a></text:p>
            <text:p text:style-name="P443"><text:a xlink:type="simple" xlink:href="#__RefHeading__14362_1559979953"><text:span text:style-name="T64">4. 言語仕様<text:tab/>24</text:span></text:a></text:p>
            <text:p text:style-name="P444"><text:a xlink:type="simple" xlink:href="#__RefHeading__14364_1559979953"><text:span text:style-name="T64">4.1 データ型<text:tab/>24</text:span></text:a></text:p>
            <text:p text:style-name="P445"><text:a xlink:type="simple" xlink:href="#__RefHeading__14366_1559979953"><text:span text:style-name="T64">4.1.1 nil<text:tab/>24</text:span></text:a></text:p>
            <text:p text:style-name="P445"><text:a xlink:type="simple" xlink:href="#__RefHeading__14368_1559979953"><text:span text:style-name="T64">4.1.2 シンボル<text:tab/>24</text:span></text:a></text:p>
            <text:p text:style-name="P445"><text:a xlink:type="simple" xlink:href="#__RefHeading__14370_1559979953"><text:span text:style-name="T64">4.1.3 参照<text:tab/>25</text:span></text:a></text:p>
            <text:p text:style-name="P445"><text:a xlink:type="simple" xlink:href="#__RefHeading__14372_1559979953"><text:span text:style-name="T64">4.1.4 整数<text:tab/>25</text:span></text:a></text:p>
            <text:p text:style-name="P445"><text:a xlink:type="simple" xlink:href="#__RefHeading__14374_1559979953"><text:span text:style-name="T64">4.1.5 浮動小数点<text:tab/>26</text:span></text:a></text:p>
            <text:p text:style-name="P445"><text:a xlink:type="simple" xlink:href="#__RefHeading__14376_1559979953"><text:span text:style-name="T64">4.1.6 文字列<text:tab/>27</text:span></text:a></text:p>
            <text:p text:style-name="P445"><text:a xlink:type="simple" xlink:href="#__RefHeading__14378_1559979953"><text:span text:style-name="T64">4.1.7 正規表現文字列<text:tab/>27</text:span></text:a></text:p>
            <text:p text:style-name="P445"><text:a xlink:type="simple" xlink:href="#__RefHeading__14380_1559979953"><text:span text:style-name="T64">4.1.8 リスト<text:tab/>28</text:span></text:a></text:p>
            <text:p text:style-name="P445"><text:a xlink:type="simple" xlink:href="#__RefHeading__14382_1559979953"><text:span text:style-name="T64">4.1.9 クロージャ（ブロック）<text:tab/>29</text:span></text:a></text:p>
            <text:p text:style-name="P445"><text:a xlink:type="simple" xlink:href="#__RefHeading__14384_1559979953"><text:span text:style-name="T64">4.1.10 評価ブロック<text:tab/>30</text:span></text:a></text:p>
            <text:p text:style-name="P445"><text:a xlink:type="simple" xlink:href="#__RefHeading__14386_1559979953"><text:span text:style-name="T64">4.1.11 関数<text:tab/>31</text:span></text:a></text:p>
            <text:p text:style-name="P445"><text:a xlink:type="simple" xlink:href="#__RefHeading__14388_1559979953"><text:span text:style-name="T64">4.1.12 オブジェクト<text:tab/>32</text:span></text:a></text:p>
            <text:p text:style-name="P445"><text:a xlink:type="simple" xlink:href="#__RefHeading__14390_1559979953"><text:span text:style-name="T64">4.1.13 制御型<text:tab/>32</text:span></text:a></text:p>
            <text:p text:style-name="P445"><text:a xlink:type="simple" xlink:href="#__RefHeading__14392_1559979953"><text:span text:style-name="T64">4.1.14 例外<text:tab/>33</text:span></text:a></text:p>
            <text:p text:style-name="P445"><text:a xlink:type="simple" xlink:href="#__RefHeading__14394_1559979953"><text:span text:style-name="T64">4.1.15 バインドリスト<text:tab/>33</text:span></text:a></text:p>
            <text:p text:style-name="P445"><text:a xlink:type="simple" xlink:href="#__RefHeading__14028_687363010"><text:span text:style-name="T64">4.1.16 辞書型（Dict）<text:tab/>34</text:span></text:a></text:p>
            <text:p text:style-name="P445"><text:soft-page-break/><text:a xlink:type="simple" xlink:href="#__RefHeading__14030_687363010"><text:span text:style-name="T64">4.1.17 配列型（Vector）<text:tab/>34</text:span></text:a></text:p>
            <text:p text:style-name="P444"><text:a xlink:type="simple" xlink:href="#__RefHeading__14396_1559979953"><text:span text:style-name="T64">4.2 組み込みクラス<text:tab/>35</text:span></text:a></text:p>
            <text:p text:style-name="P444"><text:a xlink:type="simple" xlink:href="#__RefHeading__14398_1559979953"><text:span text:style-name="T64">4.3 プログラムの構成<text:tab/>36</text:span></text:a></text:p>
            <text:p text:style-name="P444"><text:a xlink:type="simple" xlink:href="#__RefHeading__14400_1559979953"><text:span text:style-name="T64">4.4 構文規則<text:tab/>38</text:span></text:a></text:p>
            <text:p text:style-name="P444"><text:a xlink:type="simple" xlink:href="#__RefHeading__14402_1559979953"><text:span text:style-name="T64">4.5 変数とスコープ<text:tab/>40</text:span></text:a></text:p>
            <text:p text:style-name="P444"><text:a xlink:type="simple" xlink:href="#__RefHeading__14404_1559979953"><text:span text:style-name="T64">4.6 関数<text:tab/>43</text:span></text:a></text:p>
            <text:p text:style-name="P444"><text:a xlink:type="simple" xlink:href="#__RefHeading__14406_1559979953"><text:span text:style-name="T64">4.7 クラスとしてのオブジェクト<text:tab/>44</text:span></text:a></text:p>
            <text:p text:style-name="P444"><text:a xlink:type="simple" xlink:href="#__RefHeading__14408_1559979953"><text:span text:style-name="T64">4.8 オブジェクト<text:tab/>45</text:span></text:a></text:p>
            <text:p text:style-name="P444"><text:a xlink:type="simple" xlink:href="#__RefHeading__14410_1559979953"><text:span text:style-name="T64">4.9 メソッド<text:tab/>46</text:span></text:a></text:p>
            <text:p text:style-name="P444"><text:a xlink:type="simple" xlink:href="#__RefHeading__14412_1559979953"><text:span text:style-name="T64">4.10 引数<text:tab/>47</text:span></text:a></text:p>
            <text:p text:style-name="P444"><text:a xlink:type="simple" xlink:href="#__RefHeading__14414_1559979953"><text:span text:style-name="T64">4.11 マクロ<text:tab/>52</text:span></text:a></text:p>
            <text:p text:style-name="P445"><text:a xlink:type="simple" xlink:href="#__RefHeading__14416_1559979953"><text:span text:style-name="T64">4.11.1 getマクロ<text:tab/>52</text:span></text:a></text:p>
            <text:p text:style-name="P445"><text:a xlink:type="simple" xlink:href="#__RefHeading__14418_1559979953"><text:span text:style-name="T64">4.11.2 initマクロ<text:tab/>53</text:span></text:a></text:p>
            <text:p text:style-name="P445"><text:a xlink:type="simple" xlink:href="#__RefHeading__14420_1559979953"><text:span text:style-name="T64">4.11.3 「:」と「\」<text:tab/>54</text:span></text:a></text:p>
            <text:p text:style-name="P445"><text:a xlink:type="simple" xlink:href="#__RefHeading___Toc19461_2135658563"><text:span text:style-name="T64">4.11.3 「:=」と「::=」<text:tab/>54</text:span></text:a></text:p>
            <text:p text:style-name="P444"><text:a xlink:type="simple" xlink:href="#__RefHeading__14422_1559979953"><text:span text:style-name="T64">4.12 関数／クラスファイルのオートロード<text:tab/>55</text:span></text:a></text:p>
            <text:p text:style-name="P443"><text:a xlink:type="simple" xlink:href="#__RefHeading__14133_1655096004"><text:span text:style-name="T64">5. リファレンス<text:tab/>56</text:span></text:a></text:p>
            <text:p text:style-name="P444"><text:a xlink:type="simple" xlink:href="#__RefHeading__14426_1559979953"><text:span text:style-name="T64">5.1 コマンドリファレンス<text:tab/>57</text:span></text:a></text:p>
            <text:p text:style-name="P445"><text:a xlink:type="simple" xlink:href="#__RefHeading__14428_1559979953"><text:span text:style-name="T64">!　<text:tab/>57</text:span></text:a></text:p>
            <text:p text:style-name="P445"><text:a xlink:type="simple" xlink:href="#__RefHeading__14430_1559979953"><text:span text:style-name="T64">alias　<text:tab/>58</text:span></text:a></text:p>
            <text:p text:style-name="P445"><text:a xlink:type="simple" xlink:href="#__RefHeading__14432_1559979953"><text:span text:style-name="T64">and　<text:tab/>59</text:span></text:a></text:p>
            <text:p text:style-name="P445"><text:a xlink:type="simple" xlink:href="#__RefHeading__14434_1559979953"><text:span text:style-name="T64">begin　<text:tab/>60</text:span></text:a></text:p>
            <text:p text:style-name="P445"><text:a xlink:type="simple" xlink:href="#__RefHeading__14352_1847744091"><text:span text:style-name="T64">block? / closure?　<text:tab/>61</text:span></text:a></text:p>
            <text:p text:style-name="P445"><text:a xlink:type="simple" xlink:href="#__RefHeading__14436_1559979953"><text:span text:style-name="T64">break　<text:tab/>62</text:span></text:a></text:p>
            <text:p text:style-name="P445"><text:a xlink:type="simple" xlink:href="#__RefHeading__14438_1559979953"><text:span text:style-name="T64">call　<text:tab/>63</text:span></text:a></text:p>
            <text:p text:style-name="P445"><text:a xlink:type="simple" xlink:href="#__RefHeading__14440_1559979953"><text:span text:style-name="T64">case　<text:tab/>64</text:span></text:a></text:p>
            <text:p text:style-name="P445"><text:a xlink:type="simple" xlink:href="#__RefHeading__14442_1559979953"><text:span text:style-name="T64">cd　<text:tab/>65</text:span></text:a></text:p>
            <text:p text:style-name="P445"><text:a xlink:type="simple" xlink:href="#__RefHeading__14444_1559979953"><text:span text:style-name="T64">class　<text:tab/>66</text:span></text:a></text:p>
            <text:p text:style-name="P445"><text:a xlink:type="simple" xlink:href="#__RefHeading__14446_1559979953"><text:span text:style-name="T64">cond　<text:tab/>67</text:span></text:a></text:p>
            <text:p text:style-name="P445"><text:a xlink:type="simple" xlink:href="#__RefHeading__14908_1847744091"><text:span text:style-name="T64">connect　<text:tab/>68</text:span></text:a></text:p>
            <text:p text:style-name="P445"><text:a xlink:type="simple" xlink:href="#__RefHeading__14448_1559979953"><text:span text:style-name="T64">continue　<text:tab/>69</text:span></text:a></text:p>
            <text:p text:style-name="P445"><text:a xlink:type="simple" xlink:href="#__RefHeading__14910_1847744091"><text:span text:style-name="T64">coro　<text:tab/>70</text:span></text:a></text:p>
            <text:p text:style-name="P445"><text:a xlink:type="simple" xlink:href="#__RefHeading___Toc21223_1834471834"><text:span text:style-name="T64">coro-id　<text:tab/>71</text:span></text:a></text:p>
            <text:p text:style-name="P445"><text:a xlink:type="simple" xlink:href="#__RefHeading___Toc19463_2135658563"><text:span text:style-name="T64">debug　<text:tab/>72</text:span></text:a></text:p>
            <text:p text:style-name="P445"><text:a xlink:type="simple" xlink:href="#__RefHeading___Toc19465_2135658563"><text:span text:style-name="T64">debugger　<text:tab/>73</text:span></text:a></text:p>
            <text:p text:style-name="P445"><text:a xlink:type="simple" xlink:href="#__RefHeading__14450_1559979953"><text:span text:style-name="T64">defun　<text:tab/>74</text:span></text:a></text:p>
            <text:p text:style-name="P445"><text:soft-page-break/><text:a xlink:type="simple" xlink:href="#__RefHeading__14452_1559979953"><text:span text:style-name="T64">defvar　<text:tab/>75</text:span></text:a></text:p>
            <text:p text:style-name="P445"><text:a xlink:type="simple" xlink:href="#__RefHeading__14454_1559979953"><text:span text:style-name="T64">defvar?　<text:tab/>76</text:span></text:a></text:p>
            <text:p text:style-name="P445"><text:a xlink:type="simple" xlink:href="#__RefHeading__14456_1559979953"><text:span text:style-name="T64">dict　<text:tab/>77</text:span></text:a></text:p>
            <text:p text:style-name="P445"><text:a xlink:type="simple" xlink:href="#__RefHeading__14458_1559979953"><text:span text:style-name="T64">dict?　<text:tab/>78</text:span></text:a></text:p>
            <text:p text:style-name="P445"><text:a xlink:type="simple" xlink:href="#__RefHeading__14460_1559979953"><text:span text:style-name="T64">dict-class　<text:tab/>79</text:span></text:a></text:p>
            <text:p text:style-name="P445"><text:a xlink:type="simple" xlink:href="#__RefHeading__14462_1559979953"><text:span text:style-name="T64">dict-func　<text:tab/>79</text:span></text:a></text:p>
            <text:p text:style-name="P445"><text:a xlink:type="simple" xlink:href="#__RefHeading__14464_1559979953"><text:span text:style-name="T64">dict-global　<text:tab/>79</text:span></text:a></text:p>
            <text:p text:style-name="P445"><text:a xlink:type="simple" xlink:href="#__RefHeading__14466_1559979953"><text:span text:style-name="T64">dict-local　<text:tab/>79</text:span></text:a></text:p>
            <text:p text:style-name="P445"><text:a xlink:type="simple" xlink:href="#__RefHeading__14468_1559979953"><text:span text:style-name="T64">dict-object　　<text:tab/>79</text:span></text:a></text:p>
            <text:p text:style-name="P445"><text:a xlink:type="simple" xlink:href="#__RefHeading___Toc21225_1834471834"><text:span text:style-name="T64">eq?　<text:tab/>80</text:span></text:a></text:p>
            <text:p text:style-name="P445"><text:a xlink:type="simple" xlink:href="#__RefHeading__14470_1559979953"><text:span text:style-name="T64">exec　<text:tab/>81</text:span></text:a></text:p>
            <text:p text:style-name="P445"><text:a xlink:type="simple" xlink:href="#__RefHeading__14472_1559979953"><text:span text:style-name="T64">exists?　<text:tab/>82</text:span></text:a></text:p>
            <text:p text:style-name="P445"><text:a xlink:type="simple" xlink:href="#__RefHeading__14474_1559979953"><text:span text:style-name="T64">exit　<text:tab/>83</text:span></text:a></text:p>
            <text:p text:style-name="P445"><text:a xlink:type="simple" xlink:href="#__RefHeading__14476_1559979953"><text:span text:style-name="T64">false　<text:tab/>84</text:span></text:a></text:p>
            <text:p text:style-name="P445"><text:a xlink:type="simple" xlink:href="#__RefHeading___Toc19467_2135658563"><text:span text:style-name="T64">false?　<text:tab/>85</text:span></text:a></text:p>
            <text:p text:style-name="P445"><text:a xlink:type="simple" xlink:href="#__RefHeading__14478_1559979953"><text:span text:style-name="T64">file　<text:tab/>86</text:span></text:a></text:p>
            <text:p text:style-name="P445"><text:a xlink:type="simple" xlink:href="#__RefHeading___Toc21227_1834471834"><text:span text:style-name="T64">fork　<text:tab/>87</text:span></text:a></text:p>
            <text:p text:style-name="P445"><text:a xlink:type="simple" xlink:href="#__RefHeading__14480_1559979953"><text:span text:style-name="T64">fork-exec　<text:tab/>88</text:span></text:a></text:p>
            <text:p text:style-name="P445"><text:a xlink:type="simple" xlink:href="#__RefHeading__14482_1559979953"><text:span text:style-name="T64">fun　<text:tab/>89</text:span></text:a></text:p>
            <text:p text:style-name="P445"><text:a xlink:type="simple" xlink:href="#__RefHeading__14354_1847744091"><text:span text:style-name="T64">func? 　<text:tab/>90</text:span></text:a></text:p>
            <text:p text:style-name="P445"><text:a xlink:type="simple" xlink:href="#__RefHeading___Toc21200_780634474"><text:span text:style-name="T64">gc　<text:tab/>91</text:span></text:a></text:p>
            <text:p text:style-name="P445"><text:a xlink:type="simple" xlink:href="#__RefHeading__14914_1847744091"><text:span text:style-name="T64">glob　<text:tab/>92</text:span></text:a></text:p>
            <text:p text:style-name="P445"><text:a xlink:type="simple" xlink:href="#__RefHeading__14916_1847744091"><text:span text:style-name="T64">goto　<text:tab/>93</text:span></text:a></text:p>
            <text:p text:style-name="P445"><text:a xlink:type="simple" xlink:href="#__RefHeading__14484_1559979953"><text:span text:style-name="T64">if　<text:tab/>94</text:span></text:a></text:p>
            <text:p text:style-name="P445"><text:a xlink:type="simple" xlink:href="#__RefHeading__14486_1559979953"><text:span text:style-name="T64">info　<text:tab/>95</text:span></text:a></text:p>
            <text:p text:style-name="P445"><text:a xlink:type="simple" xlink:href="#__RefHeading__14356_1847744091"><text:span text:style-name="T64">integer?　<text:tab/>96</text:span></text:a></text:p>
            <text:p text:style-name="P445"><text:a xlink:type="simple" xlink:href="#__RefHeading__14488_1559979953"><text:span text:style-name="T64">lazy　<text:tab/>97</text:span></text:a></text:p>
            <text:p text:style-name="P445"><text:a xlink:type="simple" xlink:href="#__RefHeading__14358_1847744091"><text:span text:style-name="T64">list?　<text:tab/>98</text:span></text:a></text:p>
            <text:p text:style-name="P445"><text:a xlink:type="simple" xlink:href="#__RefHeading___Toc19469_2135658563"><text:span text:style-name="T64">load　<text:tab/>99</text:span></text:a></text:p>
            <text:p text:style-name="P445"><text:a xlink:type="simple" xlink:href="#__RefHeading___Toc19471_2135658563"><text:span text:style-name="T64">load-func　<text:tab/>100</text:span></text:a></text:p>
            <text:p text:style-name="P445"><text:a xlink:type="simple" xlink:href="#__RefHeading__14490_1559979953"><text:span text:style-name="T64">load-class　<text:tab/>101</text:span></text:a></text:p>
            <text:p text:style-name="P445"><text:a xlink:type="simple" xlink:href="#__RefHeading__14918_1847744091"><text:span text:style-name="T64">loop　<text:tab/>102</text:span></text:a></text:p>
            <text:p text:style-name="P445"><text:a xlink:type="simple" xlink:href="#__RefHeading___Toc19473_2135658563"><text:span text:style-name="T64">make-proxy　<text:tab/>103</text:span></text:a></text:p>
            <text:p text:style-name="P445"><text:a xlink:type="simple" xlink:href="#__RefHeading__14492_1559979953"><text:span text:style-name="T64">new　<text:tab/>104</text:span></text:a></text:p>
            <text:p text:style-name="P445"><text:a xlink:type="simple" xlink:href="#__RefHeading__14360_1847744091"><text:span text:style-name="T64">nil?　<text:tab/>105</text:span></text:a></text:p>
            <text:p text:style-name="P445"><text:a xlink:type="simple" xlink:href="#__RefHeading__14362_1847744091"><text:span text:style-name="T64">object?　<text:tab/>106</text:span></text:a></text:p>
            <text:p text:style-name="P445"><text:soft-page-break/><text:a xlink:type="simple" xlink:href="#__RefHeading__14494_1559979953"><text:span text:style-name="T64">or　<text:tab/>107</text:span></text:a></text:p>
            <text:p text:style-name="P445"><text:a xlink:type="simple" xlink:href="#__RefHeading__14920_1847744091"><text:span text:style-name="T64">pause　<text:tab/>108</text:span></text:a></text:p>
            <text:p text:style-name="P445"><text:a xlink:type="simple" xlink:href="#__RefHeading___Toc19475_2135658563"><text:span text:style-name="T64">pipe　<text:tab/>109</text:span></text:a></text:p>
            <text:p text:style-name="P445"><text:a xlink:type="simple" xlink:href="#__RefHeading__14496_1559979953"><text:span text:style-name="T64">print / println　<text:tab/>110</text:span></text:a></text:p>
            <text:p text:style-name="P445"><text:a xlink:type="simple" xlink:href="#__RefHeading__14498_1559979953"><text:span text:style-name="T64">pwd　<text:tab/>111</text:span></text:a></text:p>
            <text:p text:style-name="P445"><text:a xlink:type="simple" xlink:href="#__RefHeading__14500_1559979953"><text:span text:style-name="T64">rand　<text:tab/>112</text:span></text:a></text:p>
            <text:p text:style-name="P445"><text:a xlink:type="simple" xlink:href="#__RefHeading__14502_1559979953"><text:span text:style-name="T64">read　<text:tab/>113</text:span></text:a></text:p>
            <text:p text:style-name="P445"><text:a xlink:type="simple" xlink:href="#__RefHeading__14364_1847744091"><text:span text:style-name="T64">real?　<text:tab/>114</text:span></text:a></text:p>
            <text:p text:style-name="P445"><text:a xlink:type="simple" xlink:href="#__RefHeading__14504_1559979953"><text:span text:style-name="T64">redo　<text:tab/>115</text:span></text:a></text:p>
            <text:p text:style-name="P445"><text:a xlink:type="simple" xlink:href="#__RefHeading__16786_505007155"><text:span text:style-name="T64">REM　<text:tab/>116</text:span></text:a></text:p>
            <text:p text:style-name="P445"><text:a xlink:type="simple" xlink:href="#__RefHeading__15713_112356151"><text:span text:style-name="T64">resolv-host　<text:tab/>117</text:span></text:a></text:p>
            <text:p text:style-name="P445"><text:a xlink:type="simple" xlink:href="#__RefHeading__15715_112356151"><text:span text:style-name="T64">resolv-in-addr　<text:tab/>118</text:span></text:a></text:p>
            <text:p text:style-name="P445"><text:a xlink:type="simple" xlink:href="#__RefHeading__14506_1559979953"><text:span text:style-name="T64">result　<text:tab/>119</text:span></text:a></text:p>
            <text:p text:style-name="P445"><text:a xlink:type="simple" xlink:href="#__RefHeading__14508_1559979953"><text:span text:style-name="T64">retry　<text:tab/>120</text:span></text:a></text:p>
            <text:p text:style-name="P445"><text:a xlink:type="simple" xlink:href="#__RefHeading__14510_1559979953"><text:span text:style-name="T64">return　<text:tab/>121</text:span></text:a></text:p>
            <text:p text:style-name="P445"><text:a xlink:type="simple" xlink:href="#__RefHeading__14366_1847744091"><text:span text:style-name="T64">rquote?　<text:tab/>122</text:span></text:a></text:p>
            <text:p text:style-name="P445"><text:a xlink:type="simple" xlink:href="#__RefHeading__14512_1559979953"><text:span text:style-name="T64">sdir　<text:tab/>123</text:span></text:a></text:p>
            <text:p text:style-name="P445"><text:a xlink:type="simple" xlink:href="#__RefHeading__14514_1559979953"><text:span text:style-name="T64">self　<text:tab/>124</text:span></text:a></text:p>
            <text:p text:style-name="P445"><text:a xlink:type="simple" xlink:href="#__RefHeading__14516_1559979953"><text:span text:style-name="T64">set　<text:tab/>125</text:span></text:a></text:p>
            <text:p text:style-name="P445"><text:a xlink:type="simple" xlink:href="#__RefHeading__14518_1559979953"><text:span text:style-name="T64">set?　<text:tab/>126</text:span></text:a></text:p>
            <text:p text:style-name="P445"><text:a xlink:type="simple" xlink:href="#__RefHeading__17275_467714174"><text:span text:style-name="T64">setc　<text:tab/>127</text:span></text:a></text:p>
            <text:p text:style-name="P445"><text:a xlink:type="simple" xlink:href="#__RefHeading__17277_467714174"><text:span text:style-name="T64">setc?　<text:tab/>128</text:span></text:a></text:p>
            <text:p text:style-name="P445"><text:a xlink:type="simple" xlink:href="#__RefHeading__14520_1559979953"><text:span text:style-name="T64">sets　<text:tab/>129</text:span></text:a></text:p>
            <text:p text:style-name="P445"><text:a xlink:type="simple" xlink:href="#__RefHeading__14522_1559979953"><text:span text:style-name="T64">sets?　<text:tab/>130</text:span></text:a></text:p>
            <text:p text:style-name="P445"><text:a xlink:type="simple" xlink:href="#__RefHeading__17365_467714174"><text:span text:style-name="T64">setvar　<text:tab/>131</text:span></text:a></text:p>
            <text:p text:style-name="P445"><text:a xlink:type="simple" xlink:href="#__RefHeading__14526_1559979953"><text:span text:style-name="T64">show-stack　<text:tab/>132</text:span></text:a></text:p>
            <text:p text:style-name="P445"><text:a xlink:type="simple" xlink:href="#__RefHeading__14528_1559979953"><text:span text:style-name="T64">sid　<text:tab/>133</text:span></text:a></text:p>
            <text:p text:style-name="P445"><text:a xlink:type="simple" xlink:href="#__RefHeading__14530_1559979953"><text:span text:style-name="T64">sleep　<text:tab/>134</text:span></text:a></text:p>
            <text:p text:style-name="P445"><text:a xlink:type="simple" xlink:href="#__RefHeading__14532_1559979953"><text:span text:style-name="T64">stack-trace　<text:tab/>135</text:span></text:a></text:p>
            <text:p text:style-name="P445"><text:a xlink:type="simple" xlink:href="#__RefHeading__14368_1847744091"><text:span text:style-name="T64">string?　<text:tab/>136</text:span></text:a></text:p>
            <text:p text:style-name="P445"><text:a xlink:type="simple" xlink:href="#__RefHeading__14534_1559979953"><text:span text:style-name="T64">symbol　<text:tab/>137</text:span></text:a></text:p>
            <text:p text:style-name="P445"><text:a xlink:type="simple" xlink:href="#__RefHeading__14370_1847744091"><text:span text:style-name="T64">symbol?　<text:tab/>138</text:span></text:a></text:p>
            <text:p text:style-name="P445"><text:a xlink:type="simple" xlink:href="#__RefHeading__14536_1559979953"><text:span text:style-name="T64">throw　<text:tab/>139</text:span></text:a></text:p>
            <text:p text:style-name="P445"><text:a xlink:type="simple" xlink:href="#__RefHeading__14538_1559979953"><text:span text:style-name="T64">time　<text:tab/>140</text:span></text:a></text:p>
            <text:p text:style-name="P445"><text:a xlink:type="simple" xlink:href="#__RefHeading__14540_1559979953"><text:span text:style-name="T64">trace　<text:tab/>141</text:span></text:a></text:p>
            <text:p text:style-name="P445"><text:a xlink:type="simple" xlink:href="#__RefHeading__14542_1559979953"><text:span text:style-name="T64">trap　<text:tab/>142</text:span></text:a></text:p>
            <text:p text:style-name="P445"><text:soft-page-break/><text:a xlink:type="simple" xlink:href="#__RefHeading__14544_1559979953"><text:span text:style-name="T64">true　<text:tab/>143</text:span></text:a></text:p>
            <text:p text:style-name="P445"><text:a xlink:type="simple" xlink:href="#__RefHeading___Toc19477_2135658563"><text:span text:style-name="T64">true?　<text:tab/>144</text:span></text:a></text:p>
            <text:p text:style-name="P445"><text:a xlink:type="simple" xlink:href="#__RefHeading__14546_1559979953"><text:span text:style-name="T64">try　<text:tab/>145</text:span></text:a></text:p>
            <text:p text:style-name="P445"><text:a xlink:type="simple" xlink:href="#__RefHeading__14548_1559979953"><text:span text:style-name="T64">type?　<text:tab/>146</text:span></text:a></text:p>
            <text:p text:style-name="P445"><text:a xlink:type="simple" xlink:href="#__RefHeading__14550_1559979953"><text:span text:style-name="T64">unknown　<text:tab/>147</text:span></text:a></text:p>
            <text:p text:style-name="P445"><text:a xlink:type="simple" xlink:href="#__RefHeading__14552_1559979953"><text:span text:style-name="T64">unset　<text:tab/>148</text:span></text:a></text:p>
            <text:p text:style-name="P445"><text:a xlink:type="simple" xlink:href="#__RefHeading___Toc19479_2135658563"><text:span text:style-name="T64">unsets　<text:tab/>149</text:span></text:a></text:p>
            <text:p text:style-name="P445"><text:a xlink:type="simple" xlink:href="#__RefHeading__14554_1559979953"><text:span text:style-name="T64">uplevel　<text:tab/>150</text:span></text:a></text:p>
            <text:p text:style-name="P445"><text:a xlink:type="simple" xlink:href="#__RefHeading__14556_1559979953"><text:span text:style-name="T64">vector　<text:tab/>151</text:span></text:a></text:p>
            <text:p text:style-name="P445"><text:a xlink:type="simple" xlink:href="#__RefHeading__14558_1559979953"><text:span text:style-name="T64">vector?　<text:tab/>152</text:span></text:a></text:p>
            <text:p text:style-name="P445"><text:a xlink:type="simple" xlink:href="#__RefHeading___Toc19481_2135658563"><text:span text:style-name="T64">wait　<text:tab/>153</text:span></text:a></text:p>
            <text:p text:style-name="P445"><text:a xlink:type="simple" xlink:href="#__RefHeading___Toc19483_2135658563"><text:span text:style-name="T64">where　<text:tab/>154</text:span></text:a></text:p>
            <text:p text:style-name="P445"><text:a xlink:type="simple" xlink:href="#__RefHeading__14560_1559979953"><text:span text:style-name="T64">while　<text:tab/>155</text:span></text:a></text:p>
            <text:p text:style-name="P445"><text:a xlink:type="simple" xlink:href="#__RefHeading__14562_1559979953"><text:span text:style-name="T64">yield　<text:tab/>156</text:span></text:a></text:p>
            <text:p text:style-name="P444"><text:a xlink:type="simple" xlink:href="#__RefHeading__14564_1559979953"><text:span text:style-name="T64">5.2 クラスリファレンス<text:tab/>157</text:span></text:a></text:p>
            <text:p text:style-name="P445"><text:a xlink:type="simple" xlink:href="#__RefHeading___Toc21590_780634474"><text:span text:style-name="T64">Block　<text:tab/>157</text:span></text:a></text:p>
            <text:p text:style-name="P445"><text:a xlink:type="simple" xlink:href="#__RefHeading__14582_1559979953"><text:span text:style-name="T64">Block::&gt;&gt;　<text:tab/>158</text:span></text:a></text:p>
            <text:p text:style-name="P445"><text:a xlink:type="simple" xlink:href="#__RefHeading__14584_1559979953"><text:span text:style-name="T64">Block::&lt;&lt;　<text:tab/>159</text:span></text:a></text:p>
            <text:p text:style-name="P445"><text:a xlink:type="simple" xlink:href="#__RefHeading__14586_1559979953"><text:span text:style-name="T64">Block::eval　<text:tab/>160</text:span></text:a></text:p>
            <text:p text:style-name="P445"><text:a xlink:type="simple" xlink:href="#__RefHeading___Toc21592_780634474"><text:span text:style-name="T64">Coro　<text:tab/>161</text:span></text:a></text:p>
            <text:p text:style-name="P445"><text:a xlink:type="simple" xlink:href="#__RefHeading___Toc21202_780634474"><text:span text:style-name="T64">Coro::eval　<text:tab/>162</text:span></text:a></text:p>
            <text:p text:style-name="P445"><text:a xlink:type="simple" xlink:href="#__RefHeading___Toc19485_2135658563"><text:span text:style-name="T64">Coro::next　<text:tab/>163</text:span></text:a></text:p>
            <text:p text:style-name="P445"><text:a xlink:type="simple" xlink:href="#__RefHeading__15719_112356151"><text:span text:style-name="T64">Coro::release　<text:tab/>164</text:span></text:a></text:p>
            <text:p text:style-name="P445"><text:a xlink:type="simple" xlink:href="#__RefHeading___Toc21229_1834471834"><text:span text:style-name="T64">Coro::stat　<text:tab/>165</text:span></text:a></text:p>
            <text:p text:style-name="P445"><text:a xlink:type="simple" xlink:href="#__RefHeading___Toc21594_780634474"><text:span text:style-name="T64">Dict　<text:tab/>166</text:span></text:a></text:p>
            <text:p text:style-name="P445"><text:a xlink:type="simple" xlink:href="#__RefHeading__13974_843795075"><text:span text:style-name="T64">Dict::each　<text:tab/>167</text:span></text:a></text:p>
            <text:p text:style-name="P445"><text:a xlink:type="simple" xlink:href="#__RefHeading__14610_1559979953"><text:span text:style-name="T64">Dict::get　<text:tab/>168</text:span></text:a></text:p>
            <text:p text:style-name="P445"><text:a xlink:type="simple" xlink:href="#__RefHeading__14612_1559979953"><text:span text:style-name="T64">Dict::keys　<text:tab/>169</text:span></text:a></text:p>
            <text:p text:style-name="P445"><text:a xlink:type="simple" xlink:href="#__RefHeading__14614_1559979953"><text:span text:style-name="T64">Dict::len　<text:tab/>170</text:span></text:a></text:p>
            <text:p text:style-name="P445"><text:a xlink:type="simple" xlink:href="#__RefHeading__14616_1559979953"><text:span text:style-name="T64">Dict::pairs　<text:tab/>171</text:span></text:a></text:p>
            <text:p text:style-name="P445"><text:a xlink:type="simple" xlink:href="#__RefHeading__14618_1559979953"><text:span text:style-name="T64">Dict::set　<text:tab/>172</text:span></text:a></text:p>
            <text:p text:style-name="P445"><text:a xlink:type="simple" xlink:href="#__RefHeading__14620_1559979953"><text:span text:style-name="T64">Dict::set?　<text:tab/>173</text:span></text:a></text:p>
            <text:p text:style-name="P445"><text:a xlink:type="simple" xlink:href="#__RefHeading__14622_1559979953"><text:span text:style-name="T64">Dict::string　<text:tab/>174</text:span></text:a></text:p>
            <text:p text:style-name="P445"><text:a xlink:type="simple" xlink:href="#__RefHeading__14624_1559979953"><text:span text:style-name="T64">Dict::unset　<text:tab/>175</text:span></text:a></text:p>
            <text:p text:style-name="P445"><text:a xlink:type="simple" xlink:href="#__RefHeading___Toc21596_780634474"><text:span text:style-name="T64">File　<text:tab/>176</text:span></text:a></text:p>
            <text:p text:style-name="P445"><text:a xlink:type="simple" xlink:href="#__RefHeading___Toc19487_2135658563"><text:span text:style-name="T64">File::clear　<text:tab/>177</text:span></text:a></text:p>
            <text:p text:style-name="P445"><text:soft-page-break/><text:a xlink:type="simple" xlink:href="#__RefHeading___Toc19489_2135658563"><text:span text:style-name="T64">File::close　<text:tab/>178</text:span></text:a></text:p>
            <text:p text:style-name="P445"><text:a xlink:type="simple" xlink:href="#__RefHeading__14588_1559979953"><text:span text:style-name="T64">File::each　<text:tab/>179</text:span></text:a></text:p>
            <text:p text:style-name="P445"><text:a xlink:type="simple" xlink:href="#__RefHeading__14590_1559979953"><text:span text:style-name="T64">File::eof?　<text:tab/>180</text:span></text:a></text:p>
            <text:p text:style-name="P445"><text:a xlink:type="simple" xlink:href="#__RefHeading__14592_1559979953"><text:span text:style-name="T64">File::flush　<text:tab/>181</text:span></text:a></text:p>
            <text:p text:style-name="P445"><text:a xlink:type="simple" xlink:href="#__RefHeading__14594_1559979953"><text:span text:style-name="T64">File::gets　<text:tab/>182</text:span></text:a></text:p>
            <text:p text:style-name="P445"><text:a xlink:type="simple" xlink:href="#__RefHeading__14596_1559979953"><text:span text:style-name="T64">File::init　<text:tab/>183</text:span></text:a></text:p>
            <text:p text:style-name="P445"><text:a xlink:type="simple" xlink:href="#__RefHeading__14598_1559979953"><text:span text:style-name="T64">File::open　<text:tab/>184</text:span></text:a></text:p>
            <text:p text:style-name="P445"><text:a xlink:type="simple" xlink:href="#__RefHeading__14600_1559979953"><text:span text:style-name="T64">File::puts　<text:tab/>185</text:span></text:a></text:p>
            <text:p text:style-name="P445"><text:a xlink:type="simple" xlink:href="#__RefHeading__14602_1559979953"><text:span text:style-name="T64">File::ready?　<text:tab/>186</text:span></text:a></text:p>
            <text:p text:style-name="P445"><text:a xlink:type="simple" xlink:href="#__RefHeading__14604_1559979953"><text:span text:style-name="T64">File::set!　<text:tab/>187</text:span></text:a></text:p>
            <text:p text:style-name="P445"><text:a xlink:type="simple" xlink:href="#__RefHeading___Toc19491_2135658563"><text:span text:style-name="T64">File::set-newline　<text:tab/>188</text:span></text:a></text:p>
            <text:p text:style-name="P445"><text:a xlink:type="simple" xlink:href="#__RefHeading___Toc19493_2135658563"><text:span text:style-name="T64">File::set-noblock　<text:tab/>189</text:span></text:a></text:p>
            <text:p text:style-name="P445"><text:a xlink:type="simple" xlink:href="#__RefHeading___Toc19495_2135658563"><text:span text:style-name="T64">File::set-nobuffer　<text:tab/>190</text:span></text:a></text:p>
            <text:p text:style-name="P445"><text:a xlink:type="simple" xlink:href="#__RefHeading__14606_1559979953"><text:span text:style-name="T64">File::stat　<text:tab/>191</text:span></text:a></text:p>
            <text:p text:style-name="P445"><text:a xlink:type="simple" xlink:href="#__RefHeading___Toc21598_780634474"><text:span text:style-name="T64">Integer　<text:tab/>192</text:span></text:a></text:p>
            <text:p text:style-name="P445"><text:a xlink:type="simple" xlink:href="#__RefHeading__14626_1559979953"><text:span text:style-name="T64">Integer::=　<text:tab/>193</text:span></text:a></text:p>
            <text:p text:style-name="P445"><text:a xlink:type="simple" xlink:href="#__RefHeading__14628_1559979953"><text:span text:style-name="T64">Integer::!=　<text:tab/>193</text:span></text:a></text:p>
            <text:p text:style-name="P445"><text:a xlink:type="simple" xlink:href="#__RefHeading__14630_1559979953"><text:span text:style-name="T64">Integer::&gt;　<text:tab/>193</text:span></text:a></text:p>
            <text:p text:style-name="P445"><text:a xlink:type="simple" xlink:href="#__RefHeading__14632_1559979953"><text:span text:style-name="T64">Integer::&gt;=　<text:tab/>193</text:span></text:a></text:p>
            <text:p text:style-name="P445"><text:a xlink:type="simple" xlink:href="#__RefHeading__14634_1559979953"><text:span text:style-name="T64">Integer::&lt;　<text:tab/>193</text:span></text:a></text:p>
            <text:p text:style-name="P445"><text:a xlink:type="simple" xlink:href="#__RefHeading__14636_1559979953"><text:span text:style-name="T64">Integer::&lt;=　<text:tab/>193</text:span></text:a></text:p>
            <text:p text:style-name="P445"><text:a xlink:type="simple" xlink:href="#__RefHeading__14638_1559979953"><text:span text:style-name="T64">Integer::+　<text:tab/>194</text:span></text:a></text:p>
            <text:p text:style-name="P445"><text:a xlink:type="simple" xlink:href="#__RefHeading__14640_1559979953"><text:span text:style-name="T64">Integer::-　<text:tab/>194</text:span></text:a></text:p>
            <text:p text:style-name="P445"><text:a xlink:type="simple" xlink:href="#__RefHeading__14642_1559979953"><text:span text:style-name="T64">Integer::*　<text:tab/>194</text:span></text:a></text:p>
            <text:p text:style-name="P445"><text:a xlink:type="simple" xlink:href="#__RefHeading__14644_1559979953"><text:span text:style-name="T64">Integer::/　<text:tab/>194</text:span></text:a></text:p>
            <text:p text:style-name="P445"><text:a xlink:type="simple" xlink:href="#__RefHeading__14646_1559979953"><text:span text:style-name="T64">Integer::%　<text:tab/>194</text:span></text:a></text:p>
            <text:p text:style-name="P445"><text:a xlink:type="simple" xlink:href="#__RefHeading__16788_505007155"><text:span text:style-name="T64">Integer::^　<text:tab/>194</text:span></text:a></text:p>
            <text:p text:style-name="P445"><text:a xlink:type="simple" xlink:href="#__RefHeading__15721_112356151"><text:span text:style-name="T64">Integer::&amp;&amp;　<text:tab/>195</text:span></text:a></text:p>
            <text:p text:style-name="P445"><text:a xlink:type="simple" xlink:href="#__RefHeading__15723_112356151"><text:span text:style-name="T64">Integer::^^　<text:tab/>195</text:span></text:a></text:p>
            <text:p text:style-name="P445"><text:a xlink:type="simple" xlink:href="#__RefHeading__15725_112356151"><text:span text:style-name="T64">Integer::||　<text:tab/>195</text:span></text:a></text:p>
            <text:p text:style-name="P445"><text:a xlink:type="simple" xlink:href="#__RefHeading__15727_112356151"><text:span text:style-name="T64">Integer::~~　<text:tab/>195</text:span></text:a></text:p>
            <text:p text:style-name="P445"><text:a xlink:type="simple" xlink:href="#__RefHeading__14648_1559979953"><text:span text:style-name="T64">Integer::++　<text:tab/>196</text:span></text:a></text:p>
            <text:p text:style-name="P445"><text:a xlink:type="simple" xlink:href="#__RefHeading__14650_1559979953"><text:span text:style-name="T64">Integer::--　<text:tab/>196</text:span></text:a></text:p>
            <text:p text:style-name="P445"><text:a xlink:type="simple" xlink:href="#__RefHeading__14652_1559979953"><text:span text:style-name="T64">Integer::..　<text:tab/>197</text:span></text:a></text:p>
            <text:p text:style-name="P445"><text:a xlink:type="simple" xlink:href="#__RefHeading__14654_1559979953"><text:span text:style-name="T64">Integer::each　<text:tab/>198</text:span></text:a></text:p>
            <text:p text:style-name="P445"><text:a xlink:type="simple" xlink:href="#__RefHeading__15729_112356151"><text:span text:style-name="T64">Integer::real　<text:tab/>199</text:span></text:a></text:p>
            <text:p text:style-name="P445"><text:soft-page-break/><text:a xlink:type="simple" xlink:href="#__RefHeading___Toc21600_780634474"><text:span text:style-name="T64">List　<text:tab/>200</text:span></text:a></text:p>
            <text:p text:style-name="P445"><text:a xlink:type="simple" xlink:href="#__RefHeading__14658_1559979953"><text:span text:style-name="T64">List::-&gt;&gt;　<text:tab/>201</text:span></text:a></text:p>
            <text:p text:style-name="P445"><text:a xlink:type="simple" xlink:href="#__RefHeading__14660_1559979953"><text:span text:style-name="T64">List::.　<text:tab/>202</text:span></text:a></text:p>
            <text:p text:style-name="P445"><text:a xlink:type="simple" xlink:href="#__RefHeading__14662_1559979953"><text:span text:style-name="T64">List::&lt;&lt;　<text:tab/>203</text:span></text:a></text:p>
            <text:p text:style-name="P445"><text:a xlink:type="simple" xlink:href="#__RefHeading__14664_1559979953"><text:span text:style-name="T64">List::&lt;&lt;-　<text:tab/>204</text:span></text:a></text:p>
            <text:p text:style-name="P445"><text:a xlink:type="simple" xlink:href="#__RefHeading__14666_1559979953"><text:span text:style-name="T64">List::&gt;&gt;　<text:tab/>205</text:span></text:a></text:p>
            <text:p text:style-name="P445"><text:a xlink:type="simple" xlink:href="#__RefHeading__14668_1559979953"><text:span text:style-name="T64">List::add　<text:tab/>206</text:span></text:a></text:p>
            <text:p text:style-name="P445"><text:a xlink:type="simple" xlink:href="#__RefHeading__17991_1692601806"><text:span text:style-name="T64">List::append!　<text:tab/>207</text:span></text:a></text:p>
            <text:p text:style-name="P445"><text:a xlink:type="simple" xlink:href="#__RefHeading__14670_1559979953"><text:span text:style-name="T64">List::car / List::item　<text:tab/>208</text:span></text:a></text:p>
            <text:p text:style-name="P445"><text:a xlink:type="simple" xlink:href="#__RefHeading__14672_1559979953"><text:span text:style-name="T64">List::cdr / List::next　<text:tab/>209</text:span></text:a></text:p>
            <text:p text:style-name="P445"><text:a xlink:type="simple" xlink:href="#__RefHeading__16348_1255925395"><text:span text:style-name="T64">List::clone　<text:tab/>210</text:span></text:a></text:p>
            <text:p text:style-name="P445"><text:a xlink:type="simple" xlink:href="#__RefHeading__14674_1559979953"><text:span text:style-name="T64">List::concat　<text:tab/>211</text:span></text:a></text:p>
            <text:p text:style-name="P445"><text:a xlink:type="simple" xlink:href="#__RefHeading__14676_1559979953"><text:span text:style-name="T64">List::delete　<text:tab/>212</text:span></text:a></text:p>
            <text:p text:style-name="P445"><text:a xlink:type="simple" xlink:href="#__RefHeading__16350_1255925395"><text:span text:style-name="T64">List::delete!　<text:tab/>213</text:span></text:a></text:p>
            <text:p text:style-name="P445"><text:a xlink:type="simple" xlink:href="#__RefHeading__14678_1559979953"><text:span text:style-name="T64">List::each　<text:tab/>214</text:span></text:a></text:p>
            <text:p text:style-name="P445"><text:a xlink:type="simple" xlink:href="#__RefHeading__14680_1559979953"><text:span text:style-name="T64">List::eval　<text:tab/>215</text:span></text:a></text:p>
            <text:p text:style-name="P445"><text:a xlink:type="simple" xlink:href="#__RefHeading__14682_1559979953"><text:span text:style-name="T64">List::filter　<text:tab/>216</text:span></text:a></text:p>
            <text:p text:style-name="P445"><text:a xlink:type="simple" xlink:href="#__RefHeading__16352_1255925395"><text:span text:style-name="T64">List::find　<text:tab/>217</text:span></text:a></text:p>
            <text:p text:style-name="P445"><text:a xlink:type="simple" xlink:href="#__RefHeading__16354_1255925395"><text:span text:style-name="T64">List::find*　<text:tab/>217</text:span></text:a></text:p>
            <text:p text:style-name="P445"><text:a xlink:type="simple" xlink:href="#__RefHeading__14684_1559979953"><text:span text:style-name="T64">List::get　<text:tab/>218</text:span></text:a></text:p>
            <text:p text:style-name="P445"><text:a xlink:type="simple" xlink:href="#__RefHeading___Toc21231_1834471834"><text:span text:style-name="T64">List::inject　<text:tab/>219</text:span></text:a></text:p>
            <text:p text:style-name="P445"><text:a xlink:type="simple" xlink:href="#__RefHeading__14686_1559979953"><text:span text:style-name="T64">List::insert　<text:tab/>220</text:span></text:a></text:p>
            <text:p text:style-name="P445"><text:a xlink:type="simple" xlink:href="#__RefHeading__16356_1255925395"><text:span text:style-name="T64">List::insert!　<text:tab/>221</text:span></text:a></text:p>
            <text:p text:style-name="P445"><text:a xlink:type="simple" xlink:href="#__RefHeading__14688_1559979953"><text:span text:style-name="T64">List::join　<text:tab/>222</text:span></text:a></text:p>
            <text:p text:style-name="P445"><text:a xlink:type="simple" xlink:href="#__RefHeading__14690_1559979953"><text:span text:style-name="T64">List::last　<text:tab/>223</text:span></text:a></text:p>
            <text:p text:style-name="P445"><text:a xlink:type="simple" xlink:href="#__RefHeading__14692_1559979953"><text:span text:style-name="T64">List::len　<text:tab/>224</text:span></text:a></text:p>
            <text:p text:style-name="P445"><text:a xlink:type="simple" xlink:href="#__RefHeading__14694_1559979953"><text:span text:style-name="T64">List::map　<text:tab/>225</text:span></text:a></text:p>
            <text:p text:style-name="P445"><text:a xlink:type="simple" xlink:href="#__RefHeading___Toc21233_1834471834"><text:span text:style-name="T64">List::null?　<text:tab/>226</text:span></text:a></text:p>
            <text:p text:style-name="P445"><text:a xlink:type="simple" xlink:href="#__RefHeading__14696_1559979953"><text:span text:style-name="T64">List::reverse　<text:tab/>227</text:span></text:a></text:p>
            <text:p text:style-name="P445"><text:a xlink:type="simple" xlink:href="#__RefHeading__14698_1559979953"><text:span text:style-name="T64">List::seek　<text:tab/>228</text:span></text:a></text:p>
            <text:p text:style-name="P445"><text:a xlink:type="simple" xlink:href="#__RefHeading___Toc19497_2135658563"><text:span text:style-name="T64">List::set-car!　<text:tab/>229</text:span></text:a></text:p>
            <text:p text:style-name="P445"><text:a xlink:type="simple" xlink:href="#__RefHeading___Toc19499_2135658563"><text:span text:style-name="T64">List::set-cdr!　<text:tab/>230</text:span></text:a></text:p>
            <text:p text:style-name="P445"><text:a xlink:type="simple" xlink:href="#__RefHeading__14700_1559979953"><text:span text:style-name="T64">List::split　<text:tab/>231</text:span></text:a></text:p>
            <text:p text:style-name="P445"><text:a xlink:type="simple" xlink:href="#__RefHeading___Toc21602_780634474"><text:span text:style-name="T64">Object　<text:tab/>232</text:span></text:a></text:p>
            <text:p text:style-name="P445"><text:a xlink:type="simple" xlink:href="#__RefHeading__14702_1559979953"><text:span text:style-name="T64">Object::?　<text:tab/>233</text:span></text:a></text:p>
            <text:p text:style-name="P445"><text:a xlink:type="simple" xlink:href="#__RefHeading__16358_1255925395"><text:span text:style-name="T64">Object::apply　<text:tab/>234</text:span></text:a></text:p>
            <text:p text:style-name="P445"><text:soft-page-break/><text:a xlink:type="simple" xlink:href="#__RefHeading__16360_1255925395"><text:span text:style-name="T64">Object::delegate?　<text:tab/>235</text:span></text:a></text:p>
            <text:p text:style-name="P445"><text:a xlink:type="simple" xlink:href="#__RefHeading__14706_1559979953"><text:span text:style-name="T64">Object::get / Object::var?　<text:tab/>236</text:span></text:a></text:p>
            <text:p text:style-name="P445"><text:a xlink:type="simple" xlink:href="#__RefHeading__14708_1559979953"><text:span text:style-name="T64">Object::method　<text:tab/>237</text:span></text:a></text:p>
            <text:p text:style-name="P445"><text:a xlink:type="simple" xlink:href="#__RefHeading__14710_1559979953"><text:span text:style-name="T64">Object::method?　<text:tab/>238</text:span></text:a></text:p>
            <text:p text:style-name="P445"><text:a xlink:type="simple" xlink:href="#__RefHeading__14712_1559979953"><text:span text:style-name="T64">Object::set!　<text:tab/>239</text:span></text:a></text:p>
            <text:p text:style-name="P445"><text:a xlink:type="simple" xlink:href="#__RefHeading__14714_1559979953"><text:span text:style-name="T64">Object::string　<text:tab/>240</text:span></text:a></text:p>
            <text:p text:style-name="P445"><text:a xlink:type="simple" xlink:href="#__RefHeading__14716_1559979953"><text:span text:style-name="T64">Object::type?　<text:tab/>241</text:span></text:a></text:p>
            <text:p text:style-name="P445"><text:a xlink:type="simple" xlink:href="#__RefHeading__14718_1559979953"><text:span text:style-name="T64">Object::vars　<text:tab/>242</text:span></text:a></text:p>
            <text:p text:style-name="P445"><text:a xlink:type="simple" xlink:href="#__RefHeading___Toc21604_780634474"><text:span text:style-name="T64">Real　<text:tab/>243</text:span></text:a></text:p>
            <text:p text:style-name="P445"><text:a xlink:type="simple" xlink:href="#__RefHeading__14720_1559979953"><text:span text:style-name="T64">Real::!=　<text:tab/>244</text:span></text:a></text:p>
            <text:p text:style-name="P445"><text:a xlink:type="simple" xlink:href="#__RefHeading__14722_1559979953"><text:span text:style-name="T64">Real::&lt;　<text:tab/>244</text:span></text:a></text:p>
            <text:p text:style-name="P445"><text:a xlink:type="simple" xlink:href="#__RefHeading__14724_1559979953"><text:span text:style-name="T64">Real::&lt;=　<text:tab/>244</text:span></text:a></text:p>
            <text:p text:style-name="P445"><text:a xlink:type="simple" xlink:href="#__RefHeading__14726_1559979953"><text:span text:style-name="T64">Real::=　<text:tab/>244</text:span></text:a></text:p>
            <text:p text:style-name="P445"><text:a xlink:type="simple" xlink:href="#__RefHeading__14728_1559979953"><text:span text:style-name="T64">Real::&gt;　<text:tab/>244</text:span></text:a></text:p>
            <text:p text:style-name="P445"><text:a xlink:type="simple" xlink:href="#__RefHeading__14730_1559979953"><text:span text:style-name="T64">Real::&gt;=　<text:tab/>244</text:span></text:a></text:p>
            <text:p text:style-name="P445"><text:a xlink:type="simple" xlink:href="#__RefHeading__14732_1559979953"><text:span text:style-name="T64">Real::*　<text:tab/>245</text:span></text:a></text:p>
            <text:p text:style-name="P445"><text:a xlink:type="simple" xlink:href="#__RefHeading__14734_1559979953"><text:span text:style-name="T64">Real::+　<text:tab/>245</text:span></text:a></text:p>
            <text:p text:style-name="P445"><text:a xlink:type="simple" xlink:href="#__RefHeading__14736_1559979953"><text:span text:style-name="T64">Real::-　<text:tab/>245</text:span></text:a></text:p>
            <text:p text:style-name="P445"><text:a xlink:type="simple" xlink:href="#__RefHeading__14738_1559979953"><text:span text:style-name="T64">Real::/　<text:tab/>245</text:span></text:a></text:p>
            <text:p text:style-name="P445"><text:a xlink:type="simple" xlink:href="#__RefHeading__16790_505007155"><text:span text:style-name="T64">Real::sqrt　<text:tab/>246</text:span></text:a></text:p>
            <text:p text:style-name="P445"><text:a xlink:type="simple" xlink:href="#__RefHeading__16792_505007155"><text:span text:style-name="T64">Real::sin　<text:tab/>246</text:span></text:a></text:p>
            <text:p text:style-name="P445"><text:a xlink:type="simple" xlink:href="#__RefHeading__16794_505007155"><text:span text:style-name="T64">Real::cos　<text:tab/>246</text:span></text:a></text:p>
            <text:p text:style-name="P445"><text:a xlink:type="simple" xlink:href="#__RefHeading__16796_505007155"><text:span text:style-name="T64">Real::tan　<text:tab/>246</text:span></text:a></text:p>
            <text:p text:style-name="P445"><text:a xlink:type="simple" xlink:href="#__RefHeading__16798_505007155"><text:span text:style-name="T64">Real::asin　<text:tab/>246</text:span></text:a></text:p>
            <text:p text:style-name="P445"><text:a xlink:type="simple" xlink:href="#__RefHeading__16800_505007155"><text:span text:style-name="T64">Real::acos　<text:tab/>246</text:span></text:a></text:p>
            <text:p text:style-name="P445"><text:a xlink:type="simple" xlink:href="#__RefHeading__16802_505007155"><text:span text:style-name="T64">Real::atan　<text:tab/>246</text:span></text:a></text:p>
            <text:p text:style-name="P445"><text:a xlink:type="simple" xlink:href="#__RefHeading__16804_505007155"><text:span text:style-name="T64">Real::log　<text:tab/>246</text:span></text:a></text:p>
            <text:p text:style-name="P445"><text:a xlink:type="simple" xlink:href="#__RefHeading__16806_505007155"><text:span text:style-name="T64">Real::log10　<text:tab/>246</text:span></text:a></text:p>
            <text:p text:style-name="P445"><text:a xlink:type="simple" xlink:href="#__RefHeading__16808_505007155"><text:span text:style-name="T64">Real::exp　<text:tab/>246</text:span></text:a></text:p>
            <text:p text:style-name="P445"><text:a xlink:type="simple" xlink:href="#__RefHeading__16810_505007155"><text:span text:style-name="T64">Real::exp10　<text:tab/>246</text:span></text:a></text:p>
            <text:p text:style-name="P445"><text:a xlink:type="simple" xlink:href="#__RefHeading__16812_505007155"><text:span text:style-name="T64">Real::pow　<text:tab/>246</text:span></text:a></text:p>
            <text:p text:style-name="P445"><text:a xlink:type="simple" xlink:href="#__RefHeading__17279_467714174"><text:span text:style-name="T64">Real::int　<text:tab/>247</text:span></text:a></text:p>
            <text:p text:style-name="P445"><text:a xlink:type="simple" xlink:href="#__RefHeading___Toc21606_780634474"><text:span text:style-name="T64">Stream　<text:tab/>248</text:span></text:a></text:p>
            <text:p text:style-name="P445"><text:a xlink:type="simple" xlink:href="#__RefHeading___Toc21608_780634474"><text:span text:style-name="T64">Stream::clear　<text:tab/>249</text:span></text:a></text:p>
            <text:p text:style-name="P445"><text:a xlink:type="simple" xlink:href="#__RefHeading___Toc19503_2135658563"><text:span text:style-name="T64">Stream::close　<text:tab/>250</text:span></text:a></text:p>
            <text:p text:style-name="P445"><text:a xlink:type="simple" xlink:href="#__RefHeading___Toc19813_2135658563"><text:span text:style-name="T64">Stream::each　<text:tab/>251</text:span></text:a></text:p>
            <text:p text:style-name="P445"><text:soft-page-break/><text:a xlink:type="simple" xlink:href="#__RefHeading__14590_1559979953288"><text:span text:style-name="T64">Stream::eof?　<text:tab/>252</text:span></text:a></text:p>
            <text:p text:style-name="P445"><text:a xlink:type="simple" xlink:href="#__RefHeading__14592_1559979953289"><text:span text:style-name="T64">Stream::flush　<text:tab/>253</text:span></text:a></text:p>
            <text:p text:style-name="P445"><text:a xlink:type="simple" xlink:href="#__RefHeading___Toc19505_2135658563"><text:span text:style-name="T64">Stream::get-count　<text:tab/>254</text:span></text:a></text:p>
            <text:p text:style-name="P445"><text:a xlink:type="simple" xlink:href="#__RefHeading__14594_1559979953290"><text:span text:style-name="T64">Stream::gets　<text:tab/>255</text:span></text:a></text:p>
            <text:p text:style-name="P445"><text:a xlink:type="simple" xlink:href="#__RefHeading__14596_1559979953291"><text:span text:style-name="T64">Stream::init　<text:tab/>256</text:span></text:a></text:p>
            <text:p text:style-name="P445"><text:a xlink:type="simple" xlink:href="#__RefHeading__14600_1559979953293"><text:span text:style-name="T64">Stream::puts　<text:tab/>257</text:span></text:a></text:p>
            <text:p text:style-name="P445"><text:a xlink:type="simple" xlink:href="#__RefHeading__14602_1559979953294"><text:span text:style-name="T64">Stream::ready?　<text:tab/>258</text:span></text:a></text:p>
            <text:p text:style-name="P445"><text:a xlink:type="simple" xlink:href="#__RefHeading___Toc19507_2135658563"><text:span text:style-name="T64">Stream::set-comode　<text:tab/>259</text:span></text:a></text:p>
            <text:p text:style-name="P445"><text:a xlink:type="simple" xlink:href="#__RefHeading___Toc19509_2135658563"><text:span text:style-name="T64">Stream::set-limit　<text:tab/>260</text:span></text:a></text:p>
            <text:p text:style-name="P445"><text:a xlink:type="simple" xlink:href="#__RefHeading___Toc19511_2135658563"><text:span text:style-name="T64">Stream::set-newline　<text:tab/>261</text:span></text:a></text:p>
            <text:p text:style-name="P445"><text:a xlink:type="simple" xlink:href="#__RefHeading___Toc19513_2135658563"><text:span text:style-name="T64">Stream::set-nolimit　<text:tab/>262</text:span></text:a></text:p>
            <text:p text:style-name="P445"><text:a xlink:type="simple" xlink:href="#__RefHeading__14606_1559979953296"><text:span text:style-name="T64">Stream::stat　<text:tab/>263</text:span></text:a></text:p>
            <text:p text:style-name="P445"><text:a xlink:type="simple" xlink:href="#__RefHeading___Toc21610_780634474"><text:span text:style-name="T64">String　<text:tab/>264</text:span></text:a></text:p>
            <text:p text:style-name="P445"><text:a xlink:type="simple" xlink:href="#__RefHeading__14740_1559979953"><text:span text:style-name="T64">String::!=　<text:tab/>265</text:span></text:a></text:p>
            <text:p text:style-name="P445"><text:a xlink:type="simple" xlink:href="#__RefHeading__14742_1559979953"><text:span text:style-name="T64">String::&lt;　<text:tab/>265</text:span></text:a></text:p>
            <text:p text:style-name="P445"><text:a xlink:type="simple" xlink:href="#__RefHeading__14744_1559979953"><text:span text:style-name="T64">String::&lt;=　<text:tab/>265</text:span></text:a></text:p>
            <text:p text:style-name="P445"><text:a xlink:type="simple" xlink:href="#__RefHeading__14746_1559979953"><text:span text:style-name="T64">String::=　<text:tab/>265</text:span></text:a></text:p>
            <text:p text:style-name="P445"><text:a xlink:type="simple" xlink:href="#__RefHeading__14748_1559979953"><text:span text:style-name="T64">String::&gt;　<text:tab/>265</text:span></text:a></text:p>
            <text:p text:style-name="P445"><text:a xlink:type="simple" xlink:href="#__RefHeading__14750_1559979953"><text:span text:style-name="T64">String::&gt;=　<text:tab/>265</text:span></text:a></text:p>
            <text:p text:style-name="P445"><text:a xlink:type="simple" xlink:href="#__RefHeading__14754_1559979953"><text:span text:style-name="T64">String::.　<text:tab/>266</text:span></text:a></text:p>
            <text:p text:style-name="P445"><text:a xlink:type="simple" xlink:href="#__RefHeading__14756_1559979953"><text:span text:style-name="T64">String::=~　<text:tab/>267</text:span></text:a></text:p>
            <text:p text:style-name="P445"><text:a xlink:type="simple" xlink:href="#__RefHeading__17993_1692601806"><text:span text:style-name="T64">String::append!　<text:tab/>268</text:span></text:a></text:p>
            <text:p text:style-name="P445"><text:a xlink:type="simple" xlink:href="#__RefHeading__14758_1559979953"><text:span text:style-name="T64">String::eval　<text:tab/>269</text:span></text:a></text:p>
            <text:p text:style-name="P445"><text:a xlink:type="simple" xlink:href="#__RefHeading__16362_1255925395"><text:span text:style-name="T64">String::fmt　<text:tab/>270</text:span></text:a></text:p>
            <text:p text:style-name="P445"><text:a xlink:type="simple" xlink:href="#__RefHeading__14760_1559979953"><text:span text:style-name="T64">String::int　<text:tab/>271</text:span></text:a></text:p>
            <text:p text:style-name="P445"><text:a xlink:type="simple" xlink:href="#__RefHeading__16364_1255925395"><text:span text:style-name="T64">String::number　<text:tab/>271</text:span></text:a></text:p>
            <text:p text:style-name="P445"><text:a xlink:type="simple" xlink:href="#__RefHeading__16366_1255925395"><text:span text:style-name="T64">String::real　<text:tab/>271</text:span></text:a></text:p>
            <text:p text:style-name="P445"><text:a xlink:type="simple" xlink:href="#__RefHeading__16368_1255925395"><text:span text:style-name="T64">String::rquote　<text:tab/>271</text:span></text:a></text:p>
            <text:p text:style-name="P445"><text:a xlink:type="simple" xlink:href="#__RefHeading___Toc21235_1834471834"><text:span text:style-name="T64">String::len　<text:tab/>272</text:span></text:a></text:p>
            <text:p text:style-name="P445"><text:a xlink:type="simple" xlink:href="#__RefHeading__16372_1255925395"><text:span text:style-name="T64">String::split　<text:tab/>273</text:span></text:a></text:p>
            <text:p text:style-name="P445"><text:a xlink:type="simple" xlink:href="#__RefHeading__14762_1559979953"><text:span text:style-name="T64">String::sub　<text:tab/>274</text:span></text:a></text:p>
            <text:p text:style-name="P445"><text:a xlink:type="simple" xlink:href="#__RefHeading___Toc21612_780634474"><text:span text:style-name="T64">Vector　<text:tab/>275</text:span></text:a></text:p>
            <text:p text:style-name="P445"><text:a xlink:type="simple" xlink:href="#__RefHeading__13976_843795075"><text:span text:style-name="T64">Vector::append!　<text:tab/>276</text:span></text:a></text:p>
            <text:p text:style-name="P445"><text:a xlink:type="simple" xlink:href="#__RefHeading__14568_1559979953"><text:span text:style-name="T64">Vector::each　<text:tab/>277</text:span></text:a></text:p>
            <text:p text:style-name="P445"><text:a xlink:type="simple" xlink:href="#__RefHeading__14570_1559979953"><text:span text:style-name="T64">Vector::get　<text:tab/>278</text:span></text:a></text:p>
            <text:p text:style-name="P445"><text:a xlink:type="simple" xlink:href="#__RefHeading__14572_1559979953"><text:span text:style-name="T64">Vector::last　<text:tab/>279</text:span></text:a></text:p>
            <text:p text:style-name="P445"><text:soft-page-break/><text:a xlink:type="simple" xlink:href="#__RefHeading__14574_1559979953"><text:span text:style-name="T64">Vector::len　<text:tab/>280</text:span></text:a></text:p>
            <text:p text:style-name="P445"><text:a xlink:type="simple" xlink:href="#__RefHeading__14576_1559979953"><text:span text:style-name="T64">Vector::list　<text:tab/>281</text:span></text:a></text:p>
            <text:p text:style-name="P445"><text:a xlink:type="simple" xlink:href="#__RefHeading__14578_1559979953"><text:span text:style-name="T64">Vector::set　<text:tab/>282</text:span></text:a></text:p>
            <text:p text:style-name="P445"><text:a xlink:type="simple" xlink:href="#__RefHeading__14580_1559979953"><text:span text:style-name="T64">Vector::string　<text:tab/>283</text:span></text:a></text:p>
            <text:p text:style-name="P445"><text:a xlink:type="simple" xlink:href="#__RefHeading__17281_467714174"><text:span text:style-name="T64">Vector::swap　<text:tab/>284</text:span></text:a></text:p>
            <text:p text:style-name="P444"><text:a xlink:type="simple" xlink:href="#__RefHeading__16814_505007155"><text:span text:style-name="T64">5.3 エラー一覧<text:tab/>285</text:span></text:a></text:p>
            <text:p text:style-name="P314"/>
          </text:index-body>
        </text:table-of-content>
      </text:section>
      <text:h text:style-name="P321" text:outline-level="1"><text:bookmark-start text:name="_Ref230590922"/><text:bookmark-start text:name="__RefHeading__14336_1559979953"/>1. はじめに<text:bookmark-end text:name="_Ref230590922"/><text:bookmark-end text:name="__RefHeading__14336_1559979953"/></text:h>
      <text:p text:style-name="Standard"/>
      <text:p text:style-name="P26">　Welcome to Perfume World !!</text:p>
      <text:p text:style-name="P26"/>
      <text:p text:style-name="P28">　日本の某テクノポップユニットが好きすぎて、彼女達のユニット名を自分が作るプログラミング言語の名前にお借りしてしまいました。</text:p>
      <text:p text:style-name="P25"/>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323"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4635733951004724037" text:style-name="WW8Num3">
        <text:list-item>
          <text:p text:style-name="P290">インタプリタ言語</text:p>
        </text:list-item>
        <text:list-item>
          <text:p text:style-name="P290">シンプルな文法</text:p>
        </text:list-item>
        <text:list-item>
          <text:p text:style-name="P290">プロトタイプベース・ダックタイピングのオブジェクト指向</text:p>
        </text:list-item>
        <text:list-item>
          <text:p text:style-name="P290">C言語による拡張性</text:p>
        </text:list-item>
        <text:list-item>
          <text:p text:style-name="P290">ファーストクラスとしてのクロージャ</text:p>
        </text:list-item>
        <text:list-item>
          <text:p text:style-name="P290">キーワード引数</text:p>
        </text:list-item>
        <text:list-item>
          <text:p text:style-name="P290">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59"/>
      <text:p text:style-name="P59">例えば、以下はperfumeのif文です。</text:p>
      <text:p text:style-name="Standard"/>
      <text:p text:style-name="Standard"><text:tab/><text:span text:style-name="T12">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1">{$i = 1}</text:span>”<text:span text:style-name="T11">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53"/>
      <text:p text:style-name="P29">　各文の終端は“<text:span text:style-name="T12">;</text:span>”記号で示します。“<text:span text:style-name="T12">;</text:span>”が現れた時点で、その文を評価するという意味になります。ただし、ブロック（ブロックについては後述しますが、<text:span text:style-name="T12">“{}”</text:span>で囲まれた文の集まりのこと）内の最後の文については、“<text:span text:style-name="T12">;</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2">{}</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53">(7) その他</text:p>
      <text:p text:style-name="Standard">　その他、リフレクション、例外処理、遅延評価の仕組みがあります。また、個人的に興味のある機能なども随時追加されるかもしれません。</text:p>
      <text:p text:style-name="Standard"/>
      <text:h text:style-name="P330"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65">perfumeの外観:</text:p>
      <table:table table:name="表14" table:style-name="表14">
        <table:table-column table:style-name="表14.A"/>
        <table:table-row table:style-name="表14.1">
          <table:table-cell table:style-name="表14.A1" office:value-type="string">
            <text:p text:style-name="P86">defun grep (pat file) {</text:p>
            <text:p text:style-name="P86"><text:s text:c="4"/>set f [new File];</text:p>
            <text:p text:style-name="P86"><text:s text:c="4"/>try {</text:p>
            <text:p text:style-name="P86"><text:tab/>$f open mode: i $file;</text:p>
            <text:p text:style-name="P86"><text:tab/>set n 1;</text:p>
            <text:p text:style-name="P86"><text:tab/>while {set r [$f gets]} do: {</text:p>
            <text:p text:style-name="P86"><text:tab/> <text:s text:c="3"/>if {$r =~ $pat} then: {</text:p>
            <text:p text:style-name="P86"><text:tab/><text:tab/>print $file ":" $n ": " $r;</text:p>
            <text:p text:style-name="P86"><text:tab/> <text:s text:c="3"/>};</text:p>
            <text:p text:style-name="P86"><text:tab/> <text:s text:c="3"/>$n ++;</text:p>
            <text:p text:style-name="P86"><text:tab/>};</text:p>
            <text:p text:style-name="P86"><text:s text:c="4"/>}</text:p>
            <text:p text:style-name="P86"><text:s text:c="4"/>fin: {</text:p>
            <text:p text:style-name="P86"><text:tab/>$f close;</text:p>
            <text:p text:style-name="P86"><text:s text:c="4"/>};</text:p>
            <text:p text:style-name="P86">}; </text:p>
            <text:p text:style-name="P87"/>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4">grep 'pattern' "file-name";</text:span></text:p>
      <text:p text:style-name="P8"/>
      <text:p text:style-name="P8">　外観から読み取れる特徴としては、</text:p>
      <text:p text:style-name="P8"/>
      <text:list xml:id="list6377503537679511177" text:style-name="L34">
        <text:list-item>
          <text:p text:style-name="P295">“<text:span text:style-name="T11">{</text:span>” と“<text:span text:style-name="T11">}</text:span>” で囲まれたC言語のような処理ブロック</text:p>
        </text:list-item>
        <text:list-item>
          <text:p text:style-name="P295">while や if による制御構造</text:p>
        </text:list-item>
        <text:list-item>
          <text:p text:style-name="P295">try による例外処理</text:p>
        </text:list-item>
        <text:list-item>
          <text:p text:style-name="P295">“<text:span text:style-name="T11">=~</text:span>” による正規表現のパターンマッチング</text:p>
        </text:list-item>
        <text:list-item>
          <text:p text:style-name="P295">“<text:span text:style-name="T11">;</text:span>” による文の終端</text:p>
        </text:list-item>
        <text:list-item>
          <text:p text:style-name="P295">UNIXシェルのような“<text:span text:style-name="T11">$</text:span>” 記号による変数の参照</text:p>
        </text:list-item>
        <text:list-item>
          <text:p text:style-name="P295">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330" text:outline-level="2"><text:bookmark-start text:name="__RefHeading__14344_1559979953"/>2.3 影響を受けた言語<text:bookmark-end text:name="__RefHeading__14344_1559979953"/></text:h>
      <text:p text:style-name="P8">　perfumeは、以下の言語の影響を受けています。</text:p>
      <text:list xml:id="list2784318774323788178" text:style-name="L35">
        <text:list-item>
          <text:p text:style-name="P302">C言語</text:p>
        </text:list-item>
        <text:list-item>
          <text:p text:style-name="P302">Lisp</text:p>
        </text:list-item>
        <text:list-item>
          <text:p text:style-name="P302">Tcl</text:p>
        </text:list-item>
        <text:list-item>
          <text:p text:style-name="P302">Ruby</text:p>
        </text:list-item>
        <text:list-item>
          <text:p text:style-name="P297">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324" text:outline-level="1"><text:bookmark-start text:name="__RefHeading__14346_1559979953"/>3. 準備<text:bookmark-end text:name="__RefHeading__14346_1559979953"/></text:h>
      <text:p text:style-name="Standard"/>
      <text:h text:style-name="P327"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4345703057153966774" text:style-name="WW8Num4">
        <text:list-item>
          <text:p text:style-name="P291">Ubuntu 8/9 (64bit OS)</text:p>
        </text:list-item>
        <text:list-item>
          <text:p text:style-name="P292">CentOS 6 (64bit OS)</text:p>
        </text:list-item>
        <text:list-item>
          <text:p text:style-name="P292">FreeBSD 7/8/9/<text:span text:style-name="T96">10</text:span> (64bit OS)</text:p>
        </text:list-item>
      </text:list>
      <text:p text:style-name="P27"/>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30">　なお、BoehmGCおよびGMPの相性問題により、32bit CPUでは動作できません（ガベージコレクションが正しく動きません）。</text:p>
      <text:p text:style-name="P30"/>
      <text:p text:style-name="P30"/>
      <text:p text:style-name="Standard"/>
      <text:p text:style-name="Standard"/>
      <text:p text:style-name="Standard"/>
      <text:h text:style-name="P330"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63"><text:a xlink:type="simple" xlink:href="http://www.hpl.hp.com/personal/Hans_Boehm/gc/gc_source/gc-7.1alpha3-080224.tar.gz" text:style-name="Internet_20_link" text:visited-style-name="Visited_20_Internet_20_Link"><text:span text:style-name="Internet_20_link"><text:span text:style-name="T66">http://www.hpl.hp.com/personal/Hans_Boehm/gc/gc_source/</text:span></text:span></text:a><text:span text:style-name="T66"> </text:span></text:p>
      <text:p text:style-name="P35"/>
      <text:p text:style-name="P35">また、新しいBoehmGCから、別途libatomic_opsライブラリが必要になります。以下のURLから入手してください。</text:p>
      <text:p text:style-name="P83"><text:a xlink:type="simple" xlink:href="http://www.hpl.hp.com/research/linux/atomic_ops/download/libatomic_ops-7.2e.tar.gz" text:style-name="Internet_20_link" text:visited-style-name="Visited_20_Internet_20_Link"><text:span text:style-name="T63">http://www.hpl.hp.com/research/linux/atomic_ops/download/libatomic_ops-7.2e.tar.gz</text:span></text:a></text:p>
      <text:p text:style-name="P35"/>
      <text:p text:style-name="P35">libatomic_opsはBoehmGC内のディレクトリに”libatomic_ops”というディレクトリ名で配置しBoehmGCをビルドすることで使用できます。詳しくはBoehmGCのインストール方法を確認してください。</text:p>
      <text:p text:style-name="P35"/>
      <text:p text:style-name="P35">(1-2) 正規表現ライブラリに鬼車を使わせていただきました。以下のURLよりバージョン 5.9.5を入手してインストールしてください。</text:p>
      <text:p text:style-name="P63"><text:a xlink:type="simple" xlink:href="http://www.geocities.jp/kosako3/oniguruma/index_ja.html" text:style-name="Internet_20_link" text:visited-style-name="Visited_20_Internet_20_Link"><text:span text:style-name="Internet_20_link"><text:span text:style-name="T66">http://www.geocities.jp/kosako3/oniguruma/index_ja.html</text:span></text:span></text:a></text:p>
      <text:p text:style-name="P35"/>
      <text:p text:style-name="P35">(1-3) 多倍長整数演算にGMPを利用します。以下のURLからバージョン6.0.0aをダウンロードしてインストールします。</text:p>
      <text:p text:style-name="Standard"><text:span text:style-name="T64"><text:tab/></text:span><text:a xlink:type="simple" xlink:href="https://gmplib.org/" text:style-name="Internet_20_link" text:visited-style-name="Visited_20_Internet_20_Link"><text:span text:style-name="T67">https://gmplib.org/</text:span></text:a></text:p>
      <text:p text:style-name="P35"/>
      <text:p text:style-name="P35">(1-4) コルーチンサポートのためのライブラリとしてPCLをインストールします。以下のURLからバージョン1.12を入手してインストールします。</text:p>
      <text:p text:style-name="Standard"><text:span text:style-name="T64"><text:tab/></text:span><text:a xlink:type="simple" xlink:href="http://xmailserver.org/libpcl.html" text:style-name="Internet_20_link" text:visited-style-name="Visited_20_Internet_20_Link"><text:span text:style-name="T66">http://xmailserver.org/libpcl.html</text:span></text:a></text:p>
      <text:p text:style-name="P35"/>
      <text:p text:style-name="P35">(2) ソースの入手 </text:p>
      <text:p text:style-name="P61">以下のURLから、perfumeの配布イメージを入手します。</text:p>
      <text:p text:style-name="P63"><text:a xlink:type="simple" xlink:href="https://github.com/mitchan0321/perfume" text:style-name="Internet_20_link" text:visited-style-name="Visited_20_Internet_20_Link"><text:span text:style-name="Internet_20_link"><text:span text:style-name="T66">https://github.com/mitchan0321/perfume</text:span></text:span></text:a></text:p>
      <text:p text:style-name="P36"/>
      <text:p text:style-name="P30"><text:span text:style-name="T64">画面の右より「Downnload ZIP」を選ぶことによりソース一式がダウンロードでき</text:span>ます。</text:p>
      <text:p text:style-name="P17">ダウンロード後はzipファイルを展開してください。</text:p>
      <text:p text:style-name="P30"/>
      <text:p text:style-name="P58"/>
      <text:p text:style-name="Standard">(3) ビルド</text:p>
      <text:p text:style-name="Standard">(3-1) 展開したディレクトリに入ります。</text:p>
      <text:p text:style-name="P64">cd perfume-master</text:p>
      <text:p text:style-name="Standard"/>
      <text:p text:style-name="Standard">(3-2) 必要に応じて、Makefile の PREFIX を調整してください。</text:p>
      <text:p text:style-name="Standard"/>
      <text:p text:style-name="Standard">(3-3) makeを実行します。</text:p>
      <text:p text:style-name="P64">make</text:p>
      <text:p text:style-name="Standard"/>
      <text:p text:style-name="Standard">とすると実行ファイルができます。 </text:p>
      <text:p text:style-name="Standard"/>
      <text:p text:style-name="Standard">(3-4) インストールします。</text:p>
      <text:p text:style-name="P64">make install</text:p>
      <text:p text:style-name="Standard"/>
      <text:p text:style-name="Standard">とすると、PREFIX にインストールされます。 </text:p>
      <text:p text:style-name="Standard"/>
      <text:p text:style-name="P53"/>
      <text:p text:style-name="Standard">(4) テストを実行します。</text:p>
      <text:p text:style-name="P64">cd test</text:p>
      <text:p text:style-name="P64">./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333"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83">$PREFIX</text:p>
      <text:p text:style-name="P83"><text:s text:c="2"/>/bin/perfumesh<text:tab/><text:tab/>…　インタプリタ本体</text:p>
      <text:p text:style-name="P83"><text:s text:c="2"/>/lib/perfume/setup.prfm<text:tab/>…　起動時セットアップスクリプト</text:p>
      <text:p text:style-name="P83"><text:s text:c="2"/>/lib/perfume/lib/<text:tab/><text:tab/>…　ライブラリスクリプトディレクトリ</text:p>
      <text:p text:style-name="P83">$HOME</text:p>
      <text:p text:style-name="P83"><text:s text:c="2"/>/.perfume<text:tab/><text:tab/><text:tab/>…　ユーザ定義のセットアップスクリプト</text:p>
      <text:p text:style-name="P66"/>
      <text:p text:style-name="P66">　$PREFIXは、make時に指定するインストール先ディレクトリです。</text:p>
      <text:p text:style-name="P66">　$HOMEは、ユーザのホームディレクトリです。</text:p>
      <text:p text:style-name="P66"/>
      <text:h text:style-name="Heading_20_3" text:outline-level="3"><text:bookmark-start text:name="__RefHeading__14356_1559979953"/>3.3.2 環境変数<text:bookmark-end text:name="__RefHeading__14356_1559979953"/></text:h>
      <text:p text:style-name="P66">　perfumeでは、以下の<text:span text:style-name="T1">シェル</text:span>環境変数を参照します。</text:p>
      <text:p text:style-name="P66"/>
      <text:p text:style-name="P81">$HOME<text:tab/>…　ユーザのホームディレクトリです。</text:p>
      <text:p text:style-name="P66"/>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81"/>
      <text:p text:style-name="P81">HOME<text:tab/>…　ユーザのホームディレクトリです。</text:p>
      <text:p text:style-name="P81">ENV<text:tab/><text:tab/>…　<text:span text:style-name="T1">シェル</text:span>環境変数の<text:span text:style-name="T1">辞書型データ</text:span>です。</text:p>
      <text:p text:style-name="P81">LIB_PATH<text:tab/>…　ライブラリスクリプトが格納されたディレクトリのリストです。</text:p>
      <text:p text:style-name="P81">ARGV<text:tab/>…　インタプリタ起動時の引数リストです。</text:p>
      <text:p text:style-name="P81">VERSION<text:tab/>…　処理系のバージョンです。</text:p>
      <text:p text:style-name="P81">CWD<text:tab/><text:tab/>…　現在のカレントディレクトリです。</text:p>
      <text:p text:style-name="P81"/>
      <text:p text:style-name="P81"/>
      <text:p text:style-name="P81"/>
      <text:h text:style-name="P330"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65">インタプリタの起動:</text:p>
      <table:table table:name="表5" table:style-name="表5">
        <table:table-column table:style-name="表5.A"/>
        <table:table-row table:style-name="表5.1">
          <table:table-cell table:style-name="表5.A1" office:value-type="string">
            <text:p text:style-name="P90">$ perfumesh</text:p>
            <text:p text:style-name="P91">Welcome to Perfume World!!</text:p>
            <text:p text:style-name="P91">perfume language interpreter version 0.4.0.</text:p>
            <text:p text:style-name="P90">&gt; </text:p>
            <text:p text:style-name="P92"/>
          </table:table-cell>
        </table:table-row>
      </table:table>
      <text:p text:style-name="P8"/>
      <text:p text:style-name="P8">　プロンプト（ <text:span text:style-name="T14">&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65">バッチ形式での起動:</text:p>
      <table:table table:name="表122" table:style-name="表122">
        <table:table-column table:style-name="表122.A"/>
        <table:table-row table:style-name="表122.1">
          <table:table-cell table:style-name="表122.A1" office:value-type="string">
            <text:p text:style-name="P90">$ perfumesh file-name.prfm</text:p>
            <text:p text:style-name="P90">　... some outputs ...</text:p>
            <text:p text:style-name="P90"/>
            <text:p text:style-name="P90">$</text:p>
            <text:p text:style-name="P92"/>
          </table:table-cell>
        </table:table-row>
      </table:table>
      <text:p text:style-name="P8"/>
      <text:p text:style-name="P8"><text:span text:style-name="Internet_20_link"><text:span text:style-name="T23"/></text:span></text:p>
      <text:p text:style-name="P7"><text:span text:style-name="Internet_20_link"><text:span text:style-name="T23"/></text:span></text:p>
      <text:h text:style-name="P325"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334"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1">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334"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9196951889617378163" text:style-name="WW8Num2">
        <text:list-item>
          <text:p text:style-name="P293">A-Z、a-z</text:p>
        </text:list-item>
        <text:list-item>
          <text:p text:style-name="P293">0-9 <text:span text:style-name="T1">（</text:span>ただし、0-9のみで構成される場合は、整数値とみなされます<text:span text:style-name="T1">）</text:span></text:p>
        </text:list-item>
        <text:list-item>
          <text:p text:style-name="P303">!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63">例: <text:tab/><text:span text:style-name="T11">name</text:span></text:p>
      <text:p text:style-name="P64"><text:tab/>_123</text:p>
      <text:p text:style-name="P64"><text:tab/>my-name</text:p>
      <text:p text:style-name="Standard"/>
      <text:p text:style-name="Standard"/>
      <text:h text:style-name="P393" text:outline-level="3"><text:bookmark-start text:name="__RefHeading__14370_1559979953"/>4.1.3 参照<text:bookmark-end text:name="__RefHeading__14370_1559979953"/></text:h>
      <text:p text:style-name="Standard">　シンボルの先頭に“<text:span text:style-name="T11">$</text:span>”をつけたものは、シンボルが示す値の参照となります。</text:p>
      <text:p text:style-name="Standard"/>
      <text:p text:style-name="P63">例: <text:tab/><text:span text:style-name="T11">$name</text:span></text:p>
      <text:p text:style-name="P64"><text:tab/>$_a</text:p>
      <text:p text:style-name="Standard"/>
      <text:p text:style-name="P62">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334"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63">例: <text:tab/><text:span text:style-name="T11">123</text:span></text:p>
      <text:p text:style-name="P64"><text:tab/>0</text:p>
      <text:p text:style-name="P64"><text:tab/>-123</text:p>
      <text:p text:style-name="P64"><text:tab/>0x0000ffff</text:p>
      <text:p text:style-name="Standard"/>
      <text:h text:style-name="P393"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63">例: <text:tab/><text:span text:style-name="T11">.1</text:span></text:p>
      <text:p text:style-name="P64"><text:tab/>1.</text:p>
      <text:p text:style-name="P64"><text:tab/>.0</text:p>
      <text:p text:style-name="P64"><text:tab/>3.141592</text:p>
      <text:p text:style-name="P64"><text:tab/>-123.0</text:p>
      <text:p text:style-name="P64"><text:tab/>1E10</text:p>
      <text:p text:style-name="P64"><text:tab/>-1E-10</text:p>
      <text:p text:style-name="P64"><text:tab/>-.123E3</text:p>
      <text:p text:style-name="Standard"/>
      <text:p text:style-name="P38">　指数表示がない場合は、仮数表示部に小数点<text:span text:style-name="T1">（</text:span>“<text:span text:style-name="T11">.</text:span>” <text:span text:style-name="T1">）</text:span>が必要となります。小数点が無い場合には、整数と判断されます。ただし、“<text:span text:style-name="T11">.</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393" text:outline-level="3"><text:bookmark-start text:name="__RefHeading__14376_1559979953"/>4.1.6 文字列<text:bookmark-end text:name="__RefHeading__14376_1559979953"/></text:h>
      <text:p text:style-name="P38">　perfumeの文字列は、ダブルクォート<text:span text:style-name="T1">“</text:span><text:span text:style-name="T13">"</text:span><text:span text:style-name="T1">”</text:span>で囲まれた文字の列です。また、文字列内では、エスケープ記号<text:span text:style-name="T1">（</text:span> <text:span text:style-name="T11">\</text:span> <text:span text:style-name="T1">）</text:span>で特定の文字コードを表現することが可能です。</text:p>
      <text:p text:style-name="P63"/>
      <text:p text:style-name="P63">例: <text:tab/><text:span text:style-name="T11">"Hello World"</text:span></text:p>
      <text:p text:style-name="P64"><text:tab/>""</text:p>
      <text:p text:style-name="P64"><text:tab/>"End\n"</text:p>
      <text:p text:style-name="P21"/>
      <text:p text:style-name="P21">　文字列内で使用可能なエスケープ記号は、以下のとおりです。</text:p>
      <text:p text:style-name="P21"/>
      <text:list xml:id="list2755917430822946293" text:style-name="WW8Num5">
        <text:list-item>
          <text:p text:style-name="P304">\\<text:tab/>→ エスケープ記号</text:p>
        </text:list-item>
        <text:list-item>
          <text:p text:style-name="P304">\t<text:tab/>→ タブ</text:p>
        </text:list-item>
        <text:list-item>
          <text:p text:style-name="P304">\n<text:tab/>→ ラインフィード</text:p>
        </text:list-item>
        <text:list-item>
          <text:p text:style-name="P304">\r<text:tab/>→ キャリッジリターン</text:p>
        </text:list-item>
        <text:list-item>
          <text:p text:style-name="P304">\"<text:tab/>→ ダブルクオート</text:p>
        </text:list-item>
      </text:list>
      <text:p text:style-name="P21"/>
      <text:h text:style-name="P334"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1">'</text:span><text:span text:style-name="T1">”</text:span>で囲まれた文字列であるところが異なります。また、利用可能なエスケープ記号も異なります。</text:p>
      <text:p text:style-name="Standard"/>
      <text:p text:style-name="P63">例: <text:tab/><text:span text:style-name="T11">'[A-z0-9].*'</text:span></text:p>
      <text:p text:style-name="P64"><text:tab/>'\(.*\)'</text:p>
      <text:p text:style-name="Standard"/>
      <text:p text:style-name="P21">　文字列内で使用可能なエスケープ記号は、以下のとおりです。</text:p>
      <text:p text:style-name="P21"/>
      <text:list xml:id="list30210911501449" text:continue-list="list2755917430822946293" text:style-name="WW8Num5">
        <text:list-item text:start-value="1">
          <text:p text:style-name="P304">\\<text:tab/>→ エスケープ記号</text:p>
        </text:list-item>
        <text:list-item>
          <text:p text:style-name="P304">\'<text:tab/>→ シングルクォート</text:p>
        </text:list-item>
      </text:list>
      <text:p text:style-name="P21"/>
      <text:p text:style-name="P60">文字列とは異なり、上記以外の組み合わせ以外で単独で現れたエスケープ記号は、エスケープ記号そのものを表します。</text:p>
      <text:p text:style-name="Standard"/>
      <text:h text:style-name="P334" text:outline-level="3"/>
      <text:h text:style-name="P393" text:outline-level="3"><text:bookmark-start text:name="__RefHeading__14380_1559979953"/>4.1.8 リスト<text:bookmark-end text:name="__RefHeading__14380_1559979953"/></text:h>
      <text:p text:style-name="Standard">　perfumeのリストは、“<text:span text:style-name="T11">(</text:span>”<text:span text:style-name="T1"> </text:span>と<text:span text:style-name="T1"> </text:span>“<text:span text:style-name="T11">)</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63">例: <text:tab/><text:span text:style-name="T11">()</text:span></text:p>
      <text:p text:style-name="P82">(a b c)</text:p>
      <text:p text:style-name="P64"><text:tab/>("a" b 0 (1 2 3))</text:p>
      <text:p text:style-name="P64"><text:tab/>("a" . {do-something})</text:p>
      <text:h text:style-name="P335" text:outline-level="3"/>
      <text:h text:style-name="P393"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3">{</text:span>”<text:span text:style-name="T1"> </text:span>と<text:span text:style-name="T1"> </text:span>“<text:span text:style-name="T13">}</text:span>”<text:span text:style-name="T1"> で囲まれた文の集まりです。通常の使い方としては、例えばループの処理部や関数の本体などの一連の処理のかたまりを表わすために使用します。</text:span></text:p>
      <text:p text:style-name="P7"/>
      <text:p text:style-name="P65">ブロックの例:</text:p>
      <table:table table:name="表1" table:style-name="表1">
        <table:table-column table:style-name="表1.A"/>
        <table:table-row table:style-name="表1.1">
          <table:table-cell table:style-name="表1.A1" office:value-type="string">
            <text:p text:style-name="P86">set i 0;　</text:p>
            <text:p text:style-name="P86">while {$i &lt; 10} do: {　</text:p>
            <text:p text:style-name="P86"><text:s text:c="4"/>#<text:span text:style-name="T21"> ループ本体のブロック　</text:span></text:p>
            <text:p text:style-name="P86"><text:s text:c="4"/>$i ++;　</text:p>
            <text:p text:style-name="P86">};</text:p>
            <text:p text:style-name="P86"/>
          </table:table-cell>
        </table:table-row>
      </table:table>
      <text:p text:style-name="Standard"/>
      <text:p text:style-name="Standard"><text:span text:style-name="T1">　スクリプト上に現れる </text:span>“<text:span text:style-name="T13">{</text:span>”<text:span text:style-name="T1"> </text:span>と<text:span text:style-name="T1"> </text:span>“<text:span text:style-name="T13">}</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65">クロージャによるブロックの持ち出しの例:</text:p>
      <table:table table:name="表2" table:style-name="表2">
        <table:table-column table:style-name="表2.A"/>
        <table:table-row table:style-name="表2.1">
          <table:table-cell table:style-name="表2.A1" office:value-type="string">
            <text:p text:style-name="P86">defun foo (x) {return {println $x " world"}};　</text:p>
            <text:p text:style-name="P86">set x [foo "hello"];　</text:p>
            <text:p text:style-name="P86">println $x<text:tab/><text:tab/><text:tab/># → {println $x " world"}　</text:p>
            <text:p text:style-name="P86">$x eval;<text:tab/><text:tab/><text:tab/># → hello world</text:p>
            <text:p text:style-name="P86"/>
          </table:table-cell>
        </table:table-row>
      </table:table>
      <text:h text:style-name="P334" text:outline-level="3"/>
      <text:h text:style-name="P335" text:outline-level="3"/>
      <text:h text:style-name="P393"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3">[</text:span>”<text:span text:style-name="T1"> </text:span>と<text:span text:style-name="T1"> </text:span>“<text:span text:style-name="T13">]</text:span>”<text:span text:style-name="T1"> で囲まれた文の集まりです。表記自体はブロックと似ています。スクリプト中で、評価ブロックを含む文に到達したとき、そのコマンドやメソッドの実行に先立ち </text:span>“<text:span text:style-name="T13">[</text:span>”<text:span text:style-name="T1"> </text:span>と<text:span text:style-name="T1"> </text:span>“<text:span text:style-name="T13">]</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65">評価ブロックによる置換の例:</text:p>
      <table:table table:name="表3" table:style-name="表3">
        <table:table-column table:style-name="表3.A"/>
        <table:table-row table:style-name="表3.1">
          <table:table-cell table:style-name="表3.A1" office:value-type="string">
            <text:p text:style-name="P86">set i 10;　</text:p>
            <text:p text:style-name="P86">println [$i ++];<text:tab/><text:tab/># → 11</text:p>
            <text:p text:style-name="P86"/>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393"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393"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334" text:outline-level="3"><text:bookmark-start text:name="__RefHeading__14390_1559979953"/>4.1.13 制御型<text:bookmark-end text:name="__RefHeading__14390_1559979953"/></text:h>
      <text:p text:style-name="P22">　perfumeの制御型は、戻り値を指定して関数を終了したり、ループの実行を中断、再開したりするためのものです。</text:p>
      <text:p text:style-name="P22">　制御型は、以下のコマンドにより生成されます。</text:p>
      <text:p text:style-name="P22"/>
      <text:list xml:id="list600984964005718989" text:style-name="L36">
        <text:list-item>
          <text:p text:style-name="P317">return</text:p>
        </text:list-item>
        <text:list-item>
          <text:p text:style-name="P317">break</text:p>
        </text:list-item>
        <text:list-item>
          <text:p text:style-name="P317">continue</text:p>
        </text:list-item>
        <text:list-item>
          <text:p text:style-name="P317">retry</text:p>
        </text:list-item>
        <text:list-item>
          <text:p text:style-name="P317">redo</text:p>
        </text:list-item>
        <text:list-item>
          <text:p text:style-name="P317">goto</text:p>
        </text:list-item>
      </text:list>
      <text:p text:style-name="P67"/>
      <text:p text:style-name="P270">　returnは、関数の実行を中断し、returnの引き数の値を結果として呼び出し元へ返します。</text:p>
      <text:p text:style-name="P269">　breakは、ループの処理を中断します。<text:span text:style-name="T1">引数を</text:span>指定することにより、結果<text:span text:style-name="T1">として値</text:span>を返すことが可能です。</text:p>
      <text:p text:style-name="P269">　continueは、現在のループの処理を中断し、次の要素<text:span text:style-name="T1">から</text:span>処理を<text:span text:style-name="T1">再開</text:span>します。</text:p>
      <text:p text:style-name="P269">　retryは、現在のループの処理を中断し、ループの最初から処理をやり直します。</text:p>
      <text:p text:style-name="P269">　redoは、現在のループの処理を中断し、もう一度同じ要素の処理を再開します。</text:p>
      <text:p text:style-name="P269">　gotoは、現在のスタックフレームのまま、制御を指定した関数に移します。その際、遷移先の関数に対して引数を指定することが可能です。</text:p>
      <text:p text:style-name="P268"/>
      <text:h text:style-name="P334" text:outline-level="3"/>
      <text:h text:style-name="P393" text:outline-level="3"><text:bookmark-start text:name="__RefHeading__14392_1559979953"/>4.1.14<text:span text:style-name="T1"> </text:span>例外<text:bookmark-end text:name="__RefHeading__14392_1559979953"/></text:h>
      <text:p text:style-name="P22">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22">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22">　tryコマンドが例外を補足した際に、発生した例外を参照するには、tryコマンドのcatch:ブロックに渡されるバインド変数を使用する必要があります。</text:p>
      <text:p text:style-name="P22">　スクリプト中で例外を明示的に発生させるためには、throwコマンドを使用します。</text:p>
      <text:p text:style-name="P22"/>
      <text:h text:style-name="P334" text:outline-level="3"><text:bookmark-start text:name="__RefHeading__14394_1559979953"/>4.1.15 バインドリスト<text:bookmark-end text:name="__RefHeading__14394_1559979953"/></text:h>
      <text:p text:style-name="P22">　バインドリストとは、イテレータを構成するブロックに渡されるバインド変数のリストです。バンドリストは、“<text:span text:style-name="T13">|</text:span>”<text:span text:style-name="T1"> </text:span>と<text:span text:style-name="T1"> </text:span>“<text:span text:style-name="T13">|</text:span>”<text:span text:style-name="T1"> とで囲まれたシンボルのリストです。以下は、バインドリストの使用例です。</text:span></text:p>
      <text:p text:style-name="P65"/>
      <text:p text:style-name="P65">バインドリストの例:</text:p>
      <table:table table:name="表4" table:style-name="表4">
        <table:table-column table:style-name="表4.A"/>
        <table:table-row table:style-name="表4.1">
          <table:table-cell table:style-name="表4.A1" office:value-type="string">
            <text:p text:style-name="P86">(1 2 3) each do: {| i | <text:tab/><text:tab/># | i |<text:span text:style-name="T21"> はバインドリスト</text:span></text:p>
            <text:p text:style-name="P86">　　　　println $i<text:tab/><text:tab/><text:tab/># i<text:span text:style-name="T68">はバインド変数 </text:span></text:p>
            <text:p text:style-name="P86">};</text:p>
            <text:p text:style-name="P87"/>
          </table:table-cell>
        </table:table-row>
      </table:table>
      <text:p text:style-name="P8"/>
      <text:p text:style-name="P22"><text:span text:style-name="T1">　perfumeの文は、基本的に “</text:span><text:span text:style-name="T13">;</text:span><text:span text:style-name="T1">” により終端しますが、バインドリストに関しては例外的に “</text:span><text:span text:style-name="T13">;</text:span><text:span text:style-name="T1">” は不要となっています。</text:span></text:p>
      <text:p text:style-name="P8"/>
      <text:p text:style-name="P84"><text:span text:style-name="T59">注意事項</text:span>　“<text:span text:style-name="T11">|</text:span>” 記号は、シンボル名の一部としても使用可能です。従って、バインドリストを記述する際の “<text:span text:style-name="T11">|</text:span>” の前後には空白文字が必要です。空白が無い場合、前後の文字と合わせてシンボルと判断されてしまいます。</text:p>
      <text:p text:style-name="P85"/>
      <text:p text:style-name="P85"/>
      <text:h text:style-name="P392" text:outline-level="3"><text:bookmark-start text:name="__RefHeading__14028_687363010"/>4.1.16 辞書型（Dict）<text:bookmark-end text:name="__RefHeading__14028_687363010"/></text:h>
      <text:p text:style-name="P79">　辞書型のオブジェクトは、dictコマンドにより生成されます。辞書型のオブジェクトには、複数のキーと値のペアを格納することができ、また、キーを指定してすばやく値を検索することができます。</text:p>
      <text:p text:style-name="P80">　辞書型のデータに対するリテラル表現は現在のところありません。</text:p>
      <text:p text:style-name="P80"/>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331"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77">Object<text:tab/>全てのオブジェクトの基底クラスです。</text:p>
      <text:p text:style-name="P70">Nil<text:tab/>nilのwrapperクラスです。</text:p>
      <text:p text:style-name="P70">Integer<text:tab/>整数型のwrapperクラスです。</text:p>
      <text:p text:style-name="P71">Real<text:tab/>浮動小数点型のwrapperクラスです。</text:p>
      <text:p text:style-name="P70">List<text:tab/>リスト型のwrapperクラスです。</text:p>
      <text:p text:style-name="P72">String<text:tab/>文字列型のwrapperクラスです。</text:p>
      <text:p text:style-name="P72">RQuote<text:tab/>正規表現型のwrapperクラスです。</text:p>
      <text:p text:style-name="P72">Block<text:tab/>ブロック（クロージャ）型のwrapperクラスです。</text:p>
      <text:p text:style-name="P75">Dict<text:tab/>辞書型のwrapperクラスです。</text:p>
      <text:p text:style-name="P75">Vector<text:tab/>配列型のwrapperクラスです。</text:p>
      <text:p text:style-name="P73">Functions<text:tab/>名前付き関数が便宜的にメンバとして登録されるクラスです。</text:p>
      <text:p text:style-name="P74">File<text:tab/>ファイル入出力のためのクラスです。</text:p>
      <text:p text:style-name="P75">Coro<text:tab/>コルーチンを実現するためのクラスです。</text:p>
      <text:p text:style-name="P76"/>
      <text:p text:style-name="P66">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67"/>
      <text:p text:style-name="P69"><text:bookmark-end text:name="_Ref230609227"/>　各クラスの詳細については、「5章　リファレンス」を参照して下さい。</text:p>
      <text:p text:style-name="P69"/>
      <text:p text:style-name="P69"/>
      <text:h text:style-name="P332"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65">スクリプトの例:</text:p>
      <table:table table:name="表6" table:style-name="表6">
        <table:table-column table:style-name="表6.A"/>
        <table:table-row table:style-name="表6.1">
          <table:table-cell table:style-name="表6.A1" office:value-type="string">
            <text:p text:style-name="P86">1: set i 0;</text:p>
            <text:p text:style-name="P86">2: $i ++;</text:p>
            <text:p text:style-name="P86">3: if {$i &gt;= 10} then: {</text:p>
            <text:p text:style-name="P86">4: <text:s text:c="4"/>println "$i greater than 10.";</text:p>
            <text:p text:style-name="P86">5: };</text:p>
            <text:p text:style-name="P87"/>
          </table:table-cell>
        </table:table-row>
      </table:table>
      <text:p text:style-name="P8"/>
      <text:p text:style-name="P8"/>
      <text:p text:style-name="P7">(1) コメント</text:p>
      <text:p text:style-name="P7">　perfumeのコメントは、“<text:span text:style-name="T14">#</text:span>” で始まり、その行の終わりまでとなります。</text:p>
      <text:p text:style-name="P7"/>
      <text:p text:style-name="P65">コメントの例:</text:p>
      <table:table table:name="表12" table:style-name="表12">
        <table:table-column table:style-name="表12.A"/>
        <table:table-row table:style-name="表12.1">
          <table:table-cell table:style-name="表12.A1" office:value-type="string">
            <text:p text:style-name="P86">#<text:span text:style-name="T21"> この行はコメントです。</text:span></text:p>
            <text:p text:style-name="P86">set i 0; #<text:span text:style-name="T21"> シャープ記号(#)から行の最後までがコメントです。</text:span></text:p>
            <text:p text:style-name="P87"/>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14">;</text:span><text:span text:style-name="T20">”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57">(4) スクリプト/関数の値</text:p>
      <text:p text:style-name="P8">　スクリプトの値は、スクリプトの最後の文が実行された結果となります。また、“<text:span text:style-name="T14">result</text:span>” コマンドで明示的に示すことも可能です。文がイテレータブロックの場合は、“<text:span text:style-name="T14">break</text:span>” コマンドの引数も値となります。</text:p>
      <text:p text:style-name="P8">　さらに、関数を実行した場合は、“<text:span text:style-name="T14">return</text:span>” コマンドにより戻り値を指定することも可能です。</text:p>
      <text:p text:style-name="P8"/>
      <text:p text:style-name="P8"/>
      <text:p text:style-name="P8"/>
      <text:p text:style-name="P8"/>
      <text:h text:style-name="P330"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3135499014744371403" text:style-name="L37">
        <text:list-item>
          <text:p text:style-name="P318">関数　[ 引数　... ]　;<text:tab/><text:tab/><text:tab/>…　構文規則1</text:p>
        </text:list-item>
        <text:list-item>
          <text:p text:style-name="P318">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65">関数呼び出しの例:</text:p>
      <table:table table:name="表7" table:style-name="表7">
        <table:table-column table:style-name="表7.A"/>
        <table:table-row table:style-name="表7.1">
          <table:table-cell table:style-name="表7.A1" office:value-type="string">
            <text:p text:style-name="P86">set x 100;<text:tab/><text:tab/>#<text:span text:style-name="T21"> → 組み込み関数の呼び出し</text:span></text:p>
            <text:p text:style-name="P86">foo ”a string”;<text:tab/>#<text:span text:style-name="T21"> → ユーザ定義関数の呼び出し</text:span></text:p>
            <text:p text:style-name="P87"/>
          </table:table-cell>
        </table:table-row>
      </table:table>
      <text:p text:style-name="P68"/>
      <text:p text:style-name="P68">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68"/>
      <text:p text:style-name="P65">暗黙のメソッド呼び出しの例:</text:p>
      <table:table table:name="表9" table:style-name="表9">
        <table:table-column table:style-name="表9.A"/>
        <table:table-row table:style-name="表9.1">
          <table:table-cell table:style-name="表9.A1" office:value-type="string">
            <text:p text:style-name="P86">class F;</text:p>
            <text:p text:style-name="P86">F method m1 (x) {</text:p>
            <text:p text:style-name="P86"><text:s text:c="4"/>m2 $x;<text:tab/><text:tab/># F::m2<text:span text:style-name="T21"> の呼び出し</text:span></text:p>
            <text:p text:style-name="P87">};</text:p>
            <text:p text:style-name="P89">F method m2 (x) {</text:p>
            <text:p text:style-name="P89"><text:s text:c="3"/>println $x;</text:p>
            <text:p text:style-name="P89">};</text:p>
            <text:p text:style-name="P89"/>
          </table:table-cell>
        </table:table-row>
      </table:table>
      <text:p text:style-name="P68"/>
      <text:p text:style-name="P78">(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68"/>
      <text:p text:style-name="P65">メソッド呼び出しの例:</text:p>
      <table:table table:name="表8" table:style-name="表8">
        <table:table-column table:style-name="表8.A"/>
        <table:table-row table:style-name="表8.1">
          <table:table-cell table:style-name="表8.A1" office:value-type="string">
            <text:p text:style-name="P86">class F;</text:p>
            <text:p text:style-name="P87">F method m1 (x) {</text:p>
            <text:p text:style-name="P87"><text:s text:c="4"/>println $x;</text:p>
            <text:p text:style-name="P87">};</text:p>
            <text:p text:style-name="P87">set o [new F];</text:p>
            <text:p text:style-name="P87">$o 100;<text:tab/># → 100</text:p>
            <text:p text:style-name="P87"/>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65">整数データによるIntegerクラスメソッドの呼び出しの例:</text:p>
      <table:table table:name="表10" table:style-name="表10">
        <table:table-column table:style-name="表10.A"/>
        <table:table-row table:style-name="表10.1">
          <table:table-cell table:style-name="表10.A1" office:value-type="string">
            <text:p text:style-name="P87">set i 0;</text:p>
            <text:p text:style-name="P87">$i + 1;<text:tab/># Integer::+<text:span text:style-name="T21"> の呼び出し</text:span></text:p>
            <text:p text:style-name="P87"/>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65">クラスメソッドの呼び出しの例:</text:p>
      <table:table table:name="表11" table:style-name="表11">
        <table:table-column table:style-name="表11.A"/>
        <table:table-row table:style-name="表11.1">
          <table:table-cell table:style-name="表11.A1" office:value-type="string">
            <text:p text:style-name="P87">Integer method foo　()　{</text:p>
            <text:p text:style-name="P87"><text:s text:c="4"/># do something</text:p>
            <text:p text:style-name="P87"><text:s text:c="4"/>...</text:p>
            <text:p text:style-name="P87">};</text:p>
            <text:p text:style-name="P87">Integer foo;<text:tab/><text:tab/>#<text:span text:style-name="T21"> クラスメソッドの呼び出し</text:span></text:p>
            <text:p text:style-name="P87"/>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330"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4">$</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636" draw:style-name="gr2"><draw:rect draw:style-name="gr3" draw:text-style-name="P466" svg:width="1.7622in" svg:height="1.3787in" svg:x="0.7331in" svg:y="0.1965in"><text:p/></draw:rect><draw:g draw:style-name="gr4"><draw:rect draw:style-name="gr5" draw:text-style-name="P466" svg:width="1.6579in" svg:height="0.3043in" svg:x="0.7854in" svg:y="1.2106in"><text:p/></draw:rect><draw:frame draw:style-name="gr6" draw:text-style-name="P468" svg:width="1.4157in" svg:height="0.1913in" svg:x="0.915in" svg:y="1.2626in"><draw:text-box><text:p text:style-name="P467"><text:span text:style-name="T112">ローカル変数スロット</text:span></text:p></draw:text-box></draw:frame></draw:g><draw:rect draw:style-name="gr3" draw:text-style-name="P466" svg:width="1.7622in" svg:height="1.3961in" svg:x="3.8921in" svg:y="0.1791in"><text:p/></draw:rect><draw:g draw:style-name="gr4"><draw:rect draw:style-name="gr5" draw:text-style-name="P466" svg:width="1.6579in" svg:height="0.3043in" svg:x="3.9449in" svg:y="1.2106in"><text:p/></draw:rect><draw:frame draw:style-name="gr6" draw:text-style-name="P468" svg:width="1.4157in" svg:height="0.1913in" svg:x="4.0748in" svg:y="1.2626in"><draw:text-box><text:p text:style-name="P467"><text:span text:style-name="T112">ローカル変数スロット</text:span></text:p></draw:text-box></draw:frame></draw:g><draw:frame draw:style-name="gr7" draw:text-style-name="P468" svg:width="1.5713in" svg:height="0.1996in" svg:x="4.0583in" svg:y="1.7299in"><draw:text-box><text:p text:style-name="P467"><text:span text:style-name="T112">ローカル変数スタック</text:span></text:p></draw:text-box></draw:frame><draw:g draw:style-name="gr4"><draw:rect draw:style-name="gr5" draw:text-style-name="P466" svg:width="1.6579in" svg:height="0.3043in" svg:x="3.9449in" svg:y="0.8319in"><text:p/></draw:rect><draw:frame draw:style-name="gr6" draw:text-style-name="P468" svg:width="1.4157in" svg:height="0.1913in" svg:x="4.0748in" svg:y="0.8843in"><draw:text-box><text:p text:style-name="P467"><text:span text:style-name="T112">ローカル変数スロット</text:span></text:p></draw:text-box></draw:frame></draw:g><draw:frame draw:style-name="gr7" draw:text-style-name="P468" svg:width="1.5713in" svg:height="0.1996in" svg:x="0.8374in" svg:y="1.7402in"><draw:text-box><text:p text:style-name="P467"><text:span text:style-name="T112">ローカル変数スタック</text:span></text:p></draw:text-box></draw:frame><draw:g draw:style-name="gr4"><draw:line draw:style-name="gr8" draw:text-style-name="P467" svg:x1="0.1736in" svg:y1="1.411in" svg:x2="0.5988in" svg:y2="1.411in"><text:p/></draw:line><draw:frame draw:style-name="gr9" draw:text-style-name="P470" svg:width="0.5248in" svg:height="0.3689in" svg:x="0.1311in" svg:y="1.5055in"><draw:text-box><text:p text:style-name="P469"><text:span text:style-name="T112">スタック</text:span></text:p><text:p text:style-name="P469"><text:span text:style-name="T112">ポインタ</text:span></text:p></draw:text-box></draw:frame></draw:g><draw:g draw:style-name="gr4"><draw:line draw:style-name="gr8" draw:text-style-name="P467" svg:x1="3.3256in" svg:y1="1.0118in" svg:x2="3.7508in" svg:y2="1.0118in"><text:p/></draw:line><draw:frame draw:style-name="gr9" draw:text-style-name="P470" svg:width="0.5248in" svg:height="0.3689in" svg:x="3.2819in" svg:y="1.1071in"><draw:text-box><text:p text:style-name="P469"><text:span text:style-name="T112">スタック</text:span></text:p><text:p text:style-name="P469"><text:span text:style-name="T112">ポインタ</text:span></text:p></draw:text-box></draw:frame></draw:g><draw:g draw:style-name="gr4"><draw:frame draw:style-name="gr7" draw:text-style-name="P468" svg:width="1.1287in" svg:height="0.1996in" svg:x="2.6602in" svg:y="-0.0173in"><draw:text-box><text:p text:style-name="P467"><text:span text:style-name="T112">関数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468" svg:width="1.1287in" svg:height="0.1996in" svg:x="2.6602in" svg:y="1.8665in"><draw:text-box><text:p text:style-name="P467"><text:span text:style-name="T112">関数からの復帰</text:span></text:p></draw:text-box></draw:frame><draw:custom-shape draw:style-name="gr10" svg:width="0.5476in" svg:height="0.3303in" svg:x="2.9264in" svg:y="1.510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4">set</text:span>” コマンドを使用します。また、ローカル変数がローカル変数スロットに存在するかを調べるには、“<text:span text:style-name="T14">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れます。いわゆるレ<text:soft-page-break/>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637" draw:style-name="gr2"><draw:rect draw:style-name="gr3" draw:text-style-name="P466" svg:width="1.7622in" svg:height="1.3787in" svg:x="0.7331in" svg:y="0.1965in"><text:p/></draw:rect><draw:g draw:style-name="gr4"><draw:rect draw:style-name="gr5" draw:text-style-name="P466" svg:width="1.6579in" svg:height="0.3043in" svg:x="0.7854in" svg:y="1.2106in"><text:p/></draw:rect><draw:frame draw:style-name="gr6" draw:text-style-name="P468" svg:width="1.4157in" svg:height="0.1913in" svg:x="0.915in" svg:y="1.2626in"><draw:text-box><text:p text:style-name="P467"><text:span text:style-name="T112">ローカル変数スロット</text:span></text:p></draw:text-box></draw:frame></draw:g><draw:rect draw:style-name="gr3" draw:text-style-name="P466" svg:width="1.7622in" svg:height="1.3961in" svg:x="3.8921in" svg:y="0.1791in"><text:p/></draw:rect><draw:g draw:style-name="gr4"><draw:rect draw:style-name="gr5" draw:text-style-name="P466" svg:width="1.6579in" svg:height="0.3043in" svg:x="3.9449in" svg:y="1.2106in"><text:p/></draw:rect><draw:frame draw:style-name="gr6" draw:text-style-name="P468" svg:width="1.4157in" svg:height="0.1913in" svg:x="4.0748in" svg:y="1.2626in"><draw:text-box><text:p text:style-name="P467"><text:span text:style-name="T112">ローカル変数スロット</text:span></text:p></draw:text-box></draw:frame></draw:g><draw:frame draw:style-name="gr7" draw:text-style-name="P468" svg:width="1.5713in" svg:height="0.1996in" svg:x="4.0583in" svg:y="1.7299in"><draw:text-box><text:p text:style-name="P467"><text:span text:style-name="T112">ローカル変数スタック</text:span></text:p></draw:text-box></draw:frame><draw:g draw:style-name="gr4"><draw:rect draw:style-name="gr5" draw:text-style-name="P466" svg:width="1.6579in" svg:height="0.3043in" svg:x="3.9449in" svg:y="0.8319in"><text:p/></draw:rect><draw:frame draw:style-name="gr6" draw:text-style-name="P468" svg:width="1.4157in" svg:height="0.1913in" svg:x="4.0748in" svg:y="0.8843in"><draw:text-box><text:p text:style-name="P467"><text:span text:style-name="T112">ローカル変数スロット</text:span></text:p></draw:text-box></draw:frame></draw:g><draw:frame draw:style-name="gr7" draw:text-style-name="P468" svg:width="1.5713in" svg:height="0.1996in" svg:x="0.8374in" svg:y="1.7402in"><draw:text-box><text:p text:style-name="P467"><text:span text:style-name="T112">ローカル変数スタック</text:span></text:p></draw:text-box></draw:frame><draw:g draw:style-name="gr4"><draw:line draw:style-name="gr8" draw:text-style-name="P467" svg:x1="0.1736in" svg:y1="1.411in" svg:x2="0.5988in" svg:y2="1.411in"><text:p/></draw:line><draw:frame draw:style-name="gr9" draw:text-style-name="P470" svg:width="0.5248in" svg:height="0.3689in" svg:x="0.1311in" svg:y="1.5055in"><draw:text-box><text:p text:style-name="P469"><text:span text:style-name="T112">スタック</text:span></text:p><text:p text:style-name="P469"><text:span text:style-name="T112">ポインタ</text:span></text:p></draw:text-box></draw:frame></draw:g><draw:g draw:style-name="gr4"><draw:line draw:style-name="gr8" draw:text-style-name="P467" svg:x1="3.3256in" svg:y1="1.0118in" svg:x2="3.7508in" svg:y2="1.0118in"><text:p/></draw:line><draw:frame draw:style-name="gr9" draw:text-style-name="P470" svg:width="0.5248in" svg:height="0.3689in" svg:x="3.2819in" svg:y="1.1071in"><draw:text-box><text:p text:style-name="P469"><text:span text:style-name="T112">スタック</text:span></text:p><text:p text:style-name="P469"><text:span text:style-name="T112">ポインタ</text:span></text:p></draw:text-box></draw:frame></draw:g><draw:frame draw:style-name="gr7" draw:text-style-name="P468" svg:width="1.1287in" svg:height="0.1996in" svg:x="2.6602in" svg:y="-0.0173in"><draw:text-box><text:p text:style-name="P467"><text:span text:style-name="T112">メソッド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466" svg:width="1.7622in" svg:height="1.3787in" svg:x="0.7331in" svg:y="3.2343in"><text:p/></draw:rect><draw:rect draw:style-name="gr11" draw:text-style-name="P466" svg:width="1.6579in" svg:height="0.3043in" svg:x="0.7854in" svg:y="4.248in"><text:p/></draw:rect><draw:frame draw:style-name="gr6" draw:text-style-name="P468" svg:width="1.6059in" svg:height="0.1913in" svg:x="0.8374in" svg:y="4.3in"><draw:text-box><text:p text:style-name="P467"><text:span text:style-name="T112">インスタンス変数スロット</text:span></text:p></draw:text-box></draw:frame><draw:rect draw:style-name="gr3" draw:text-style-name="P466" svg:width="1.7622in" svg:height="1.3961in" svg:x="3.8921in" svg:y="3.2165in"><text:p/></draw:rect><draw:rect draw:style-name="gr11" draw:text-style-name="P466" svg:width="1.6579in" svg:height="0.3043in" svg:x="3.9449in" svg:y="4.248in"><text:p/></draw:rect><draw:frame draw:style-name="gr6" draw:text-style-name="P468" svg:width="1.5713in" svg:height="0.1913in" svg:x="3.9886in" svg:y="4.3in"><draw:text-box><text:p text:style-name="P467"><text:span text:style-name="T112">インスタンス変数スロット</text:span></text:p></draw:text-box></draw:frame><draw:frame draw:style-name="gr7" draw:text-style-name="P468" svg:width="1.5713in" svg:height="0.1996in" svg:x="4.0583in" svg:y="4.7673in"><draw:text-box><text:p text:style-name="P467"><text:span text:style-name="T112">オブジェクトスタック</text:span></text:p></draw:text-box></draw:frame><draw:rect draw:style-name="gr11" draw:text-style-name="P466" svg:width="1.6579in" svg:height="0.3043in" svg:x="3.9449in" svg:y="3.8693in"><text:p/></draw:rect><draw:frame draw:style-name="gr6" draw:text-style-name="P468" svg:width="1.563in" svg:height="0.1913in" svg:x="3.9886in" svg:y="3.9217in"><draw:text-box><text:p text:style-name="P467"><text:span text:style-name="T112">インスタンス変数スロット</text:span></text:p></draw:text-box></draw:frame><draw:frame draw:style-name="gr7" draw:text-style-name="P468" svg:width="1.5713in" svg:height="0.1996in" svg:x="0.8374in" svg:y="4.778in"><draw:text-box><text:p text:style-name="P467"><text:span text:style-name="T112">オブジェクトスタック</text:span></text:p></draw:text-box></draw:frame><draw:g draw:style-name="gr4"><draw:line draw:style-name="gr8" draw:text-style-name="P467" svg:x1="0.1736in" svg:y1="4.448in" svg:x2="0.5988in" svg:y2="4.448in"><text:p/></draw:line><draw:frame draw:style-name="gr9" draw:text-style-name="P470" svg:width="0.5248in" svg:height="0.3689in" svg:x="0.1311in" svg:y="4.5429in"><draw:text-box><text:p text:style-name="P469"><text:span text:style-name="T112">スタック</text:span></text:p><text:p text:style-name="P469"><text:span text:style-name="T112">ポインタ</text:span></text:p></draw:text-box></draw:frame></draw:g><draw:g draw:style-name="gr4"><draw:line draw:style-name="gr8" draw:text-style-name="P467" svg:x1="3.3256in" svg:y1="4.0492in" svg:x2="3.7508in" svg:y2="4.0492in"><text:p/></draw:line><draw:frame draw:style-name="gr9" draw:text-style-name="P470" svg:width="0.5248in" svg:height="0.3689in" svg:x="3.2819in" svg:y="4.1445in"><draw:text-box><text:p text:style-name="P469"><text:span text:style-name="T112">スタック</text:span></text:p><text:p text:style-name="P469"><text:span text:style-name="T112">ポインタ</text:span></text:p></draw:text-box></draw:frame></draw:g><draw:frame draw:style-name="gr7" draw:text-style-name="P468" svg:width="1.1287in" svg:height="0.1996in" svg:x="2.6602in" svg:y="4.9043in"><draw:text-box><text:p text:style-name="P467"><text:span text:style-name="T112">メソッドからの復帰</text:span></text:p></draw:text-box></draw:frame><draw:custom-shape draw:style-name="gr10" svg:width="0.5476in" svg:height="0.3303in" svg:x="2.9264in" svg:y="4.548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471" svg:width="2.0488in" svg:height="0.7469in" svg:x="2.7646in" svg:y="2.0909in"><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468" svg:width="1.1287in" svg:height="0.1996in" svg:x="3.2594in" svg:y="2.1598in"><draw:text-box><text:p text:style-name="P467"><text:span text:style-name="T112">オブジェクト</text:span></text:p></draw:text-box></draw:frame><draw:rect draw:style-name="gr13" draw:text-style-name="P466" svg:width="1.6579in" svg:height="0.3043in" svg:x="2.9902in" svg:y="2.4091in"><text:p/></draw:rect><draw:frame draw:style-name="gr6" draw:text-style-name="P468" svg:width="1.563in" svg:height="0.1913in" svg:x="3.0339in" svg:y="2.4665in"><draw:text-box><text:p text:style-name="P467"><text:span text:style-name="T112">インスタンス変数スロット</text:span></text:p></draw:text-box></draw:frame></draw:g><draw:path draw:style-name="gr14" draw:text-style-name="P467" svg:width="1.3008in" svg:height="1.4579in" svg:x="4.6472in" svg:y="2.5335in"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00">　インスタンス変数の設定には、“<text:span text:style-name="T14">sets</text:span>” コマンドを使用します。また、インスタンス変数がインスタ<text:soft-page-break/>ンス変数スロットに存在するかを調べるには、“<text:span text:style-name="T14">sets?</text:span>” コマンドを使用します。</text:p>
      <text:p text:style-name="P300">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300"/>
      <text:p text:style-name="P300">(3) グローバル変数</text:p>
      <text:p text:style-name="P7">　perfumeのグローバル変数は、スクリプト中の全ての場所からの設定、変更および参照が可能です。</text:p>
      <text:p text:style-name="P7">　グローバル変数の設定には、“<text:span text:style-name="T14">defvar</text:span>” コマンドを使用します。また、内容の変更には、“<text:span text:style-name="T14">setvar</text:span>” <text:s/>コマンドを使用します。二重にグローバル変数を定義しようとすると、例外が発生します。グローバル変数が存在するかを調べるには、“<text:span text:style-name="T14">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330"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4">fun</text:span>” コマンドを使用します。名前なし関数の呼び出しは、変数の参照や、関数からの戻り値を実行するなどの方法があります。</text:p>
      <text:p text:style-name="P7"/>
      <text:p text:style-name="P65">名前なし関数呼び出しの例:</text:p>
      <table:table table:name="Table1" table:style-name="Table1">
        <table:table-column table:style-name="Table1.A"/>
        <table:table-row table:style-name="Table1.1">
          <table:table-cell table:style-name="Table1.A1" office:value-type="string">
            <text:p text:style-name="P87">set foo [fun (i) {$i + 1}];</text:p>
            <text:p text:style-name="P87">$foo 100;<text:tab/><text:tab/>#<text:span text:style-name="T21"> 名前なし関数の呼び出し</text:span></text:p>
            <text:p text:style-name="P87"/>
          </table:table-cell>
        </table:table-row>
      </table:table>
      <text:p text:style-name="P8">　名前つき関数の定義は、“<text:span text:style-name="T14">defun</text:span>” コマンドを使用します。呼び出しは、関数名を指定することにより行います。</text:p>
      <text:p text:style-name="P8"/>
      <text:p text:style-name="P65">名前つき関数呼び出しの例:</text:p>
      <table:table table:name="Table2" table:style-name="Table2">
        <table:table-column table:style-name="Table2.A"/>
        <table:table-row table:style-name="Table2.1">
          <table:table-cell table:style-name="Table2.A1" office:value-type="string">
            <text:p text:style-name="P87">defun foo (i) {$i + 1};</text:p>
            <text:p text:style-name="P87">foo 100;<text:tab/><text:tab/>#<text:span text:style-name="T21"> 名前つき関数の呼び出し</text:span></text:p>
            <text:p text:style-name="P87"/>
          </table:table-cell>
        </table:table-row>
      </table:table>
      <text:p text:style-name="P8"/>
      <text:h text:style-name="P330"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5">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65">クラス定義の例:</text:p>
      <table:table table:name="Table3" table:style-name="Table3">
        <table:table-column table:style-name="Table3.A"/>
        <table:table-row table:style-name="Table3.1">
          <table:table-cell table:style-name="Table3.A1" office:value-type="string">
            <text:p text:style-name="P87">#<text:span text:style-name="T21"> 単純なクラスを定義(デフォルトで Object クラスがデレゲートクラスとなる)</text:span></text:p>
            <text:p text:style-name="P87">class bar;</text:p>
            <text:p text:style-name="P87">#<text:span text:style-name="T21"> クラスfooを定義(bar, baz クラスにデレゲートする)</text:span></text:p>
            <text:p text:style-name="P87">class foo bar delegate: (baz);</text:p>
            <text:p text:style-name="P87"/>
          </table:table-cell>
        </table:table-row>
      </table:table>
      <text:p text:style-name="P8"/>
      <text:p text:style-name="P8"/>
      <text:p text:style-name="P8"/>
      <text:p text:style-name="P8"/>
      <text:p text:style-name="P85"/>
      <text:p text:style-name="P85"/>
      <text:p text:style-name="P85"/>
      <text:h text:style-name="P330"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5">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65">オブジェクト生成の例:</text:p>
      <table:table table:name="表13" table:style-name="表13">
        <table:table-column table:style-name="表13.A"/>
        <table:table-row table:style-name="表13.1">
          <table:table-cell table:style-name="表13.A1" office:value-type="string">
            <text:p text:style-name="P87">#<text:span text:style-name="T21"> 単純なオブジェクトの生成(デフォルトでは Object クラスのインスタンスとなる)</text:span></text:p>
            <text:p text:style-name="P87">set o [new];</text:p>
            <text:p text:style-name="P87">#<text:span text:style-name="T21"> クラスを指定してオブジェクトを生成</text:span></text:p>
            <text:p text:style-name="P87"><text:span text:style-name="T22">set o [new foo]</text:span>;</text:p>
            <text:p text:style-name="P87"/>
          </table:table-cell>
        </table:table-row>
      </table:table>
      <text:p text:style-name="P8"/>
      <text:h text:style-name="P328" text:outline-level="2"/>
      <text:h text:style-name="P332"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4">method</text:span>” メソッドを呼び出すことにより行います。ちなみに “<text:span text:style-name="T14">method</text:span>” メソッド自身は、全ての基底オブジェクトであるObject クラスに定義されたメソッドです。</text:p>
      <text:p text:style-name="P7"/>
      <text:p text:style-name="P65">メソッド定義の例:</text:p>
      <table:table table:name="表16" table:style-name="表16">
        <table:table-column table:style-name="表16.A"/>
        <table:table-row table:style-name="表16.1">
          <table:table-cell table:style-name="表16.A1" office:value-type="string">
            <text:p text:style-name="P87">#<text:span text:style-name="T21"> ユーザ定義クラスにメソッドを定義する</text:span></text:p>
            <text:p text:style-name="P87">class MyClass;</text:p>
            <text:p text:style-name="P87">MyClass method foo(x) {println $x};</text:p>
            <text:p text:style-name="P87"/>
            <text:p text:style-name="P87">#<text:span text:style-name="T21"> オブジェクトに対してメソッドを定義する</text:span></text:p>
            <text:p text:style-name="P87">set x [new MyClass];</text:p>
            <text:p text:style-name="P87">$x method bar(x) {println $x};</text:p>
            <text:p text:style-name="P87"/>
            <text:p text:style-name="P87">#<text:span text:style-name="T21"> wrapper 組み込みのクラスに独自のメソッドを定義する</text:span></text:p>
            <text:p text:style-name="P87">List method print () {println [self]};</text:p>
            <text:p text:style-name="P87">(a b c) print;<text:tab/># → ”(a b c)”</text:p>
            <text:p text:style-name="P87"/>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65">メソッド呼び出しの例:</text:p>
      <table:table table:name="表17" table:style-name="表17">
        <table:table-column table:style-name="表17.A"/>
        <table:table-row table:style-name="表17.1">
          <table:table-cell table:style-name="表17.A1" office:value-type="string">
            <text:p text:style-name="P87">#<text:span text:style-name="T21"> クラス/メソッドを定義し、オブジェクトを生成</text:span></text:p>
            <text:p text:style-name="P87">class MyClass;</text:p>
            <text:p text:style-name="P87">MyClass method foo(x) {println $x};</text:p>
            <text:p text:style-name="P87">set x [new MyClass];</text:p>
            <text:p text:style-name="P87">#<text:span text:style-name="T21"> メソッドの呼び出し</text:span></text:p>
            <text:p text:style-name="P87">$x foo ”abc”;<text:tab/><text:tab/># → ”abc”</text:p>
            <text:p text:style-name="P87"/>
          </table:table-cell>
        </table:table-row>
      </table:table>
      <text:p text:style-name="P8"/>
      <text:h text:style-name="P330"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4">(</text:span>” と“<text:span text:style-name="T14">)</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65">仮引数と実引数の例:</text:p>
      <table:table table:name="表18" table:style-name="表18">
        <table:table-column table:style-name="表18.A"/>
        <table:table-row table:style-name="表18.1">
          <table:table-cell table:style-name="表18.A1" office:value-type="string">
            <text:p text:style-name="P87">#<text:span text:style-name="T21"> 関数定義における仮引数</text:span></text:p>
            <text:p text:style-name="P87">defun foo (x y z) {...};<text:tab/>#<text:span text:style-name="T21"> x, y, z が仮引数</text:span></text:p>
            <text:p text:style-name="P87">#<text:span text:style-name="T21"> 関数呼び出しにおける実引数</text:span></text:p>
            <text:p text:style-name="P87">foo 1 "abc" (a b c);<text:tab/>#<text:span text:style-name="T21"> 1, ”abc”, (a b c) が実引数</text:span></text:p>
            <text:p text:style-name="P87"/>
          </table:table-cell>
        </table:table-row>
      </table:table>
      <text:p text:style-name="P8">　perfumeでの引数の指定の方法にはいくつかのルールがあります。</text:p>
      <text:list xml:id="list8683423533770645663" text:style-name="L38">
        <text:list-item>
          <text:p text:style-name="P296">位置引数</text:p>
        </text:list-item>
        <text:list-item>
          <text:p text:style-name="P296">キーワード引数</text:p>
        </text:list-item>
        <text:list-item>
          <text:p text:style-name="P296">スイッチ引数</text:p>
        </text:list-item>
        <text:list-item>
          <text:p text:style-name="P296">可変長引数</text:p>
        </text:list-item>
        <text:list-item>
          <text:p text:style-name="P296">遅延評価引数</text:p>
        </text:list-item>
        <text:list-item>
          <text:p text:style-name="P296">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54">(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65">位置引数の例:</text:p>
      <table:table table:name="表19" table:style-name="表19">
        <table:table-column table:style-name="表19.A"/>
        <table:table-row table:style-name="表19.1">
          <table:table-cell table:style-name="表19.A1" office:value-type="string">
            <text:p text:style-name="P87">#<text:span text:style-name="T21"> 位置引数の定義</text:span></text:p>
            <text:p text:style-name="P87">defun foo (x y z) {...};<text:tab/>#<text:span text:style-name="T21"> x, y, z が仮引数</text:span></text:p>
            <text:p text:style-name="P87">#<text:span text:style-name="T21"> 位置引数を指定して関数を呼び出す</text:span></text:p>
            <text:p text:style-name="P87">foo 1 "abc" (a b c);<text:tab/>#<text:span text:style-name="T21"> 1, "abc", (a b c) が実引数</text:span></text:p>
            <text:p text:style-name="P87"/>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3">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14">set?</text:span>” <text:s/>コマンドを使って調べる必要があります。</text:p>
      <text:p text:style-name="P10"/>
      <text:p text:style-name="P55"/>
      <text:p text:style-name="P65">キーワード引数の例:</text:p>
      <table:table table:name="表20" table:style-name="表20">
        <table:table-column table:style-name="表20.A"/>
        <table:table-row table:style-name="表20.1">
          <table:table-cell table:style-name="表20.A1" office:value-type="string">
            <text:p text:style-name="P87">#<text:span text:style-name="T21"> キーワード引数の定義</text:span></text:p>
            <text:p text:style-name="P87">defun if (cond then: then-body else: else-body) {...};</text:p>
            <text:p text:style-name="P87">#<text:span text:style-name="T21"> キーワード引数を指定して関数を呼び出す</text:span></text:p>
            <text:p text:style-name="P87">if $x then: {set i 0} #<text:span text:style-name="T21"> then: キーワード引数を指定、else: は未設定</text:span></text:p>
            <text:p text:style-name="P87"/>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32">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32"/>
      <text:p text:style-name="P65">スイッチ引数の例:</text:p>
      <table:table table:name="表21" table:style-name="表21">
        <table:table-column table:style-name="表21.A"/>
        <table:table-row table:style-name="表21.1">
          <table:table-cell table:style-name="表21.A1" office:value-type="string">
            <text:p text:style-name="P87">#<text:span text:style-name="T21"> キーワード引数の定義</text:span></text:p>
            <text:p text:style-name="P87">defun foo (nocase: case-switch) {...};</text:p>
            <text:p text:style-name="P87">#<text:span text:style-name="T21"> スイッチ引数を指定して関数を呼び出す</text:span></text:p>
            <text:p text:style-name="P88">foo :switch;<text:tab/>#<text:span text:style-name="T21"> foo の case-switch には非nilが設定される</text:span></text:p>
            <text:p text:style-name="P87">foo;<text:tab/><text:tab/>#<text:span text:style-name="T21"> foo の case-switch には値が設定されない</text:span></text:p>
            <text:p text:style-name="P87"/>
          </table:table-cell>
        </table:table-row>
      </table:table>
      <text:p text:style-name="P11"/>
      <text:p text:style-name="P54">(4) 可変長引数</text:p>
      <text:p text:style-name="P34">　位置引数は、仮引数と実引数の数が一致する必要があります。実引数として任意個数の引数を渡したい場合は、キーワードパラメータとして「<text:span text:style-name="T17">args:</text:span> シンボル名」を指定します。このようにすると、位置引数より多い実引数の残りすべては、関数が呼び出された際に<text:span text:style-name="T17">args:</text:span> キーワード引数のシンボル名にリストとして設定されます。</text:p>
      <text:p text:style-name="P31"/>
      <text:p text:style-name="P65">可変長引数の例:</text:p>
      <table:table table:name="表22" table:style-name="表22">
        <table:table-column table:style-name="表22.A"/>
        <table:table-row table:style-name="表22.1">
          <table:table-cell table:style-name="表22.A1" office:value-type="string">
            <text:p text:style-name="P87">#<text:span text:style-name="T21"> 可変長引数を利用した関数の呼び出し</text:span></text:p>
            <text:p text:style-name="P87">foo 1 2 3;</text:p>
            <text:p text:style-name="P87">#<text:span text:style-name="T21"> 可変長引数の定義と動作</text:span></text:p>
            <text:p text:style-name="P87">defun foo (a args: rest-parameters) {</text:p>
            <text:p text:style-name="P87"><text:s text:c="2"/>println $a;<text:tab/><text:tab/><text:tab/><text:tab/># → 1</text:p>
            <text:p text:style-name="P87"><text:s text:c="2"/>println $rest-parameters<text:tab/><text:tab/># → (2 3)</text:p>
            <text:p text:style-name="P87">};</text:p>
            <text:p text:style-name="P87"/>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56">(5) 遅延評価引数</text:p>
      <text:p text:style-name="P32">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32"/>
      <text:p text:style-name="P65">遅延評価引数の例:</text:p>
      <table:table table:name="表23" table:style-name="表23">
        <table:table-column table:style-name="表23.A"/>
        <table:table-row table:style-name="表23.1">
          <table:table-cell table:style-name="表23.A1" office:value-type="string">
            <text:p text:style-name="P87">#<text:span text:style-name="T21"> 遅延評価引数の定義</text:span></text:p>
            <text:p text:style-name="P87">defun foo (&amp;a) {</text:p>
            <text:p text:style-name="P87"><text:s text:c="2"/>println $a;<text:tab/>#<text:span text:style-name="T21"> → 1 (初回の参照なのでクロージャ{$i ++}が評価される)</text:span></text:p>
            <text:p text:style-name="P87"><text:s text:c="2"/>println $a;<text:tab/>#<text:span text:style-name="T21"> → 1 (2回目以降の参照は、最初の評価結果となる)</text:span></text:p>
            <text:p text:style-name="P87">};</text:p>
            <text:p text:style-name="P87">#<text:span text:style-name="T21"> 遅延評価引数を用いた関数の呼び出し</text:span></text:p>
            <text:p text:style-name="P87">set i 0;</text:p>
            <text:p text:style-name="P87">foo {$i ++};</text:p>
            <text:p text:style-name="P87"/>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6">(6) 全引数</text:p>
      <text:p text:style-name="P20">　全引数は、仮引数定義にひとつだけ <text:span text:style-name="T17">(*)</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1"/>
      <text:p text:style-name="Standard"/>
      <text:h text:style-name="P330"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353"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69"> </text:span><text:span text:style-name="T18">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14">[object</text:span><text:span text:style-name="T24"> </text:span><text:span text:style-name="T18">get val]</text:span></text:p>
      <text:p text:style-name="P11"/>
      <text:p text:style-name="P65">getマクロの例:</text:p>
      <table:table table:name="表24" table:style-name="表24">
        <table:table-column table:style-name="表24.A"/>
        <table:table-row table:style-name="表24.1">
          <table:table-cell table:style-name="表24.A1" office:value-type="string">
            <text:p text:style-name="P87">#<text:span text:style-name="T21"> Hashの生成と要素の代入</text:span></text:p>
            <text:p text:style-name="P87">set o [dict];</text:p>
            <text:p text:style-name="P87">$o set "foo" 1;</text:p>
            <text:p text:style-name="P87">#<text:span text:style-name="T21"> 要素の参照(通常の記法)</text:span></text:p>
            <text:p text:style-name="P87">println [$o get "foo"];<text:tab/># → 1</text:p>
            <text:p text:style-name="P87">#<text:span text:style-name="T21"> 要素の参照(get マクロによる記法)</text:span></text:p>
            <text:p text:style-name="P87">println $o,"foo";<text:tab/><text:tab/># → 1</text:p>
            <text:p text:style-name="P87"/>
          </table:table-cell>
        </table:table-row>
      </table:table>
      <text:p text:style-name="P11"/>
      <text:p text:style-name="P11"/>
      <text:h text:style-name="P394"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8">`class-name parameter</text:span></text:p>
      <text:p text:style-name="P11"/>
      <text:p text:style-name="P11">このように記述した際、実行時には以下のように置換され、クラスのinitメソッドが呼び出されます。</text:p>
      <text:p text:style-name="P11"/>
      <text:p text:style-name="P11"><text:span text:style-name="T24"><text:tab/></text:span><text:span text:style-name="T18">[new class-name </text:span><text:span text:style-name="T16">init: (parameter)</text:span><text:span text:style-name="T18">]</text:span></text:p>
      <text:h text:style-name="Heading_20_3" text:outline-level="3"/>
      <text:p text:style-name="P65">initマクロの例:</text:p>
      <table:table table:name="表25" table:style-name="表25">
        <table:table-column table:style-name="表25.A"/>
        <table:table-row table:style-name="表25.1">
          <table:table-cell table:style-name="表25.A1" office:value-type="string">
            <text:p text:style-name="P87">#<text:span text:style-name="T21"> クラス定義</text:span></text:p>
            <text:p text:style-name="P87">class Foo;</text:p>
            <text:p text:style-name="P87">Foo method init (a) {....};</text:p>
            <text:p text:style-name="P87">#<text:span text:style-name="T21"> オブジェクトの生成(通常)</text:span></text:p>
            <text:p text:style-name="P87">set o [new Foo init: (1)];</text:p>
            <text:p text:style-name="P87">#<text:span text:style-name="T21"> オブジェクトの生成(init マクロによる記法)</text:span></text:p>
            <text:p text:style-name="P87">set o `Foo 1;</text:p>
            <text:p text:style-name="P87"/>
          </table:table-cell>
        </table:table-row>
      </table:table>
      <text:p text:style-name="P11"/>
      <text:h text:style-name="P395"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17">→ </text:span><text:tab/>[A] B</text:p>
      <text:p text:style-name="P14"><text:tab/>A \ B<text:tab/><text:span text:style-name="T17">→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3" text:outline-level="3"><text:bookmark-start text:name="__RefHeading___Toc19461_2135658563"/>4.11.3 「:=」と「::=」<text:bookmark-end text:name="__RefHeading___Toc19461_2135658563"/></text:h>
      <text:p text:style-name="P19">　ローカル変数への代入のためのマクロとして、「:=」と「::=」を用意しました。置換の動作は以下の通りとなります。</text:p>
      <text:p text:style-name="P19"/>
      <text:p text:style-name="P19"><text:tab/>s := val<text:tab/> <text:s/>→ <text:tab/>set s val</text:p>
      <text:p text:style-name="P19"><text:tab/>s ::= val <text:s/>→ <text:tab/>set s [val]</text:p>
      <text:p text:style-name="P19"/>
      <text:p text:style-name="P19">　「:=」および「::=」の前後には必ず空白文字が必要です。</text:p>
      <text:p text:style-name="P19"/>
      <text:h text:style-name="P329" text:outline-level="2"/>
      <text:h text:style-name="P330"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9">関数名</text:span><text:span text:style-name="T18"> + ".prfm"</text:span>」もしくは「クラス名<text:span text:style-name="T18">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326"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25">value</text:span><text:tab/><text:tab/>（斜体）この位置にパラメータを記述することを表します。</text:p>
      <text:p text:style-name="P8"><text:span text:style-name="T25"><text:tab/>val</text:span> <text:s/>...<text:tab/><text:tab/>直前の引数を繰り返し指定可能なことを表します。</text:p>
      <text:p text:style-name="P8"><text:tab/>[ <text:span text:style-name="T25">val <text:s/></text:span>]<text:tab/><text:tab/>省略可能な引数であることを表します。</text:p>
      <text:p text:style-name="P8"><text:tab/><text:tab/><text:tab/>（評価ブロックの意味ではないことに注意）</text:p>
      <text:p text:style-name="P8"><text:tab/><text:span text:style-name="T25">val1</text:span> |<text:span text:style-name="T25">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25">var</text:span> <text:s/>| ... }<text:tab/>引数にバインド変数が受け取り可能なブロックを指定可能で</text:p>
      <text:p text:style-name="P8"><text:tab/><text:tab/><text:tab/>あることを表します。</text:p>
      <text:p text:style-name="P8"><text:tab/>"<text:span text:style-name="T25">val </text:span>"<text:tab/><text:tab/>引数が文字列であることを表します。</text:p>
      <text:p text:style-name="P8"><text:tab/>'<text:span text:style-name="T25">val ' <text:s text:c="3"/></text:span><text:tab/><text:tab/>引数が正規表現文字列であることを表します。</text:p>
      <text:p text:style-name="P8"><text:tab/><text:span text:style-name="T25">class::method</text:span><text:tab/>クラスに定義されたメソッドを明示する際の表記です。</text:p>
      <text:p text:style-name="P8"/>
      <text:p text:style-name="P8"/>
      <text:p text:style-name="P8"/>
      <text:h text:style-name="P332" text:outline-level="2"><text:bookmark-start text:name="__RefHeading__14426_1559979953"/><text:bookmark-end text:name="_Ref230609241"/>5.1 コマンドリファレンス<text:bookmark-end text:name="__RefHeading__14426_1559979953"/></text:h>
      <text:p text:style-name="P7"/>
      <text:h text:style-name="P353"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211">説明</text:p>
          </table:table-cell>
          <table:table-cell office:value-type="string">
            <text:p text:style-name="P93"/>
            <text:p text:style-name="P93">論理否定を返します。</text:p>
          </table:table-cell>
        </table:table-row>
        <table:table-row>
          <table:table-cell office:value-type="string">
            <text:p text:style-name="P211">書式</text:p>
          </table:table-cell>
          <table:table-cell office:value-type="string">
            <text:p text:style-name="P93"/>
            <text:p text:style-name="P93"><text:span text:style-name="T45">! </text:span><text:span text:style-name="T25">val</text:span></text:p>
          </table:table-cell>
        </table:table-row>
        <table:table-row>
          <table:table-cell office:value-type="string">
            <text:p text:style-name="P211">詳細</text:p>
          </table:table-cell>
          <table:table-cell office:value-type="string">
            <text:p text:style-name="P93"/>
            <text:p text:style-name="P93"><text:span text:style-name="T25">val</text:span>の値の論理否定を返します。</text:p>
          </table:table-cell>
        </table:table-row>
        <table:table-row>
          <table:table-cell office:value-type="string">
            <text:p text:style-name="P211">戻り値</text:p>
          </table:table-cell>
          <table:table-cell office:value-type="string">
            <text:p text:style-name="P93"/>
            <text:p text:style-name="P93"><text:span text:style-name="T25">val</text:span>が非nilの場合はnilを、nilの場合はt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93"/>
            <text:p text:style-name="P158">if {! $a} then: {</text:p>
            <text:p text:style-name="P158"><text:s text:c="2"/># $a is false</text:p>
            <text:p text:style-name="P158">} else: {</text:p>
            <text:p text:style-name="P158"><text:s text:c="2"/># $a is true</text:p>
            <text:p text:style-name="P158">};</text:p>
          </table:table-cell>
        </table:table-row>
      </table:table>
      <text:p text:style-name="P7"/>
      <text:h text:style-name="P392"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211">説明</text:p>
          </table:table-cell>
          <table:table-cell office:value-type="string">
            <text:p text:style-name="P93"/>
            <text:p text:style-name="P93">変数の別名を作成します。</text:p>
          </table:table-cell>
        </table:table-row>
        <table:table-row>
          <table:table-cell office:value-type="string">
            <text:p text:style-name="P211">書式</text:p>
          </table:table-cell>
          <table:table-cell office:value-type="string">
            <text:p text:style-name="P93"/>
            <text:p text:style-name="P93">alias [ up: <text:span text:style-name="T25">uplevel</text:span> <text:s/>] <text:span text:style-name="T25">orig-var</text:span> <text:s/><text:span text:style-name="T25">new-var</text:span></text:p>
          </table:table-cell>
        </table:table-row>
        <table:table-row>
          <table:table-cell office:value-type="string">
            <text:p text:style-name="P211">詳細</text:p>
          </table:table-cell>
          <table:table-cell office:value-type="string">
            <text:p text:style-name="P93"/>
            <text:p text:style-name="P93"><text:span text:style-name="T25">orig-var</text:span>で指定したローカル変数を<text:span text:style-name="T25">new-var</text:span>でも参照できるようにします。</text:p>
            <text:p text:style-name="P93"><text:span text:style-name="T25">orig-var</text:span>は存在しなくても構いません。<text:span text:style-name="T25">new-var</text:span>が設定された時点で、<text:span text:style-name="T25">orig-var</text:span>も生成されます。</text:p>
            <text:p text:style-name="P93">up: <text:span text:style-name="T25">uplevel</text:span>を省略した場合は、現在のスタック上の<text:span text:style-name="T25">orig-var</text:span>の別名を作成します。<text:span text:style-name="T25">uplevel </text:span>に正の整数を指定した場合には、指定した数分スタックを呼び出し元の方向へ辿り、<text:span text:style-name="T25">orig-var</text:span>の参照をローカルスタックへ作成します。</text:p>
          </table:table-cell>
        </table:table-row>
        <table:table-row>
          <table:table-cell office:value-type="string">
            <text:p text:style-name="P211">戻り値</text:p>
          </table:table-cell>
          <table:table-cell office:value-type="string">
            <text:p text:style-name="P93"/>
            <text:p text:style-name="P93">成功した場合、t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StackUnderflow: uplevelで指定したスタックが存在しません。</text:p>
            <text:p text:style-name="P93">ErrLinkAlias: すでに別名が存在するか別名参照がループしています。</text:p>
          </table:table-cell>
        </table:table-row>
        <table:table-row>
          <table:table-cell office:value-type="string">
            <text:p text:style-name="P211">使用例</text:p>
          </table:table-cell>
          <table:table-cell office:value-type="string">
            <text:p text:style-name="P93"/>
            <text:p text:style-name="P158"># ローカル変数のエイリアスを生成</text:p>
            <text:p text:style-name="P158">set i 0;</text:p>
            <text:p text:style-name="P158">alias i x;</text:p>
            <text:p text:style-name="P158">println $x;<text:tab/># → 0</text:p>
            <text:p text:style-name="P158"/>
            <text:p text:style-name="P158"># シンボル名で引数を与える</text:p>
            <text:p text:style-name="P158">defun foo (s) {</text:p>
            <text:p text:style-name="P158"><text:s text:c="2"/>alias up: 1 $s x;</text:p>
            <text:p text:style-name="P158"><text:s text:c="2"/>println $x;</text:p>
            <text:p text:style-name="P158">};</text:p>
            <text:p text:style-name="P158">set i 1;</text:p>
            <text:p text:style-name="P158">foo i;<text:tab/><text:tab/># → 1</text:p>
          </table:table-cell>
        </table:table-row>
      </table:table>
      <text:p text:style-name="P7"/>
      <text:h text:style-name="P392"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211">説明</text:p>
          </table:table-cell>
          <table:table-cell office:value-type="string">
            <text:p text:style-name="P93"/>
            <text:p text:style-name="P93">引数の真偽値による論理積を返します。</text:p>
          </table:table-cell>
        </table:table-row>
        <table:table-row>
          <table:table-cell office:value-type="string">
            <text:p text:style-name="P211">書式</text:p>
          </table:table-cell>
          <table:table-cell office:value-type="string">
            <text:p text:style-name="P93"/>
            <text:p text:style-name="P93">and <text:span text:style-name="T25">val </text:span>...</text:p>
          </table:table-cell>
        </table:table-row>
        <table:table-row>
          <table:table-cell office:value-type="string">
            <text:p text:style-name="P211">詳細</text:p>
          </table:table-cell>
          <table:table-cell office:value-type="string">
            <text:p text:style-name="P93"/>
            <text:p text:style-name="P93"><text:span text:style-name="T25">val</text:span>の値がnilである場合偽と判断します。全ての引数についての真偽値を調べ、それら全ての値の論理積を返します。</text:p>
          </table:table-cell>
        </table:table-row>
        <table:table-row>
          <table:table-cell office:value-type="string">
            <text:p text:style-name="P211">戻り値</text:p>
          </table:table-cell>
          <table:table-cell office:value-type="string">
            <text:p text:style-name="P93"/>
            <text:p text:style-name="P93">tまたは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93"/>
            <text:p text:style-name="P158">and 0 1 2;<text:tab/><text:tab/># → t</text:p>
            <text:p text:style-name="P158">and 0 1 2 nil;<text:tab/># → nil</text:p>
            <text:p text:style-name="P158">and ();<text:tab/><text:tab/># → t</text:p>
          </table:table-cell>
        </table:table-row>
      </table:table>
      <text:h text:style-name="Heading_20_3" text:outline-level="3"/>
      <text:h text:style-name="P394"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211">説明</text:p>
          </table:table-cell>
          <table:table-cell office:value-type="string">
            <text:p text:style-name="P93"/>
            <text:p text:style-name="P93">ローカル変数スコープを制限します。</text:p>
          </table:table-cell>
        </table:table-row>
        <table:table-row>
          <table:table-cell office:value-type="string">
            <text:p text:style-name="P211">書式</text:p>
          </table:table-cell>
          <table:table-cell office:value-type="string">
            <text:p text:style-name="P93"/>
            <text:p text:style-name="P93">begin { <text:span text:style-name="T25">block</text:span> <text:span text:style-name="T45"><text:s/>} <text:s/>[ local: </text:span><text:span text:style-name="T25">dict</text:span><text:span text:style-name="T45"> ] [ :rebase ]</text:span></text:p>
          </table:table-cell>
        </table:table-row>
        <table:table-row>
          <table:table-cell office:value-type="string">
            <text:p text:style-name="P211">詳細</text:p>
          </table:table-cell>
          <table:table-cell office:value-type="string">
            <text:p text:style-name="P93"/>
            <text:p text:style-name="P93"><text:span text:style-name="T25">block</text:span>を実行する際にスコープを制限します。<text:span text:style-name="T25">dict</text:span>を指定した際には、指定した辞書がローカル変数として使用されます。指定しなかった場合には、毎回新規にローカル変数用の環境が作成されます。</text:p>
            <text:p text:style-name="P93">:rebaseを指定した場合には、<text:span text:style-name="T25">block</text:span>が持つクロージャの環境も制限され、上位スコープのローカル環境へのアクセスができなくなります。</text:p>
            <text:p text:style-name="P93">beginの実行中は新たに関数スタックを消費します。</text:p>
            <text:p text:style-name="P93">begin以下のブロックでは、元のスコープからバインド変数を受け取ることが可能です。</text:p>
          </table:table-cell>
        </table:table-row>
        <table:table-row>
          <table:table-cell office:value-type="string">
            <text:p text:style-name="P211">戻り値</text:p>
          </table:table-cell>
          <table:table-cell office:value-type="string">
            <text:p text:style-name="P93"/>
            <text:p text:style-name="P93"><text:span text:style-name="T25">block</text:span>の値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93"/>
            <text:p text:style-name="P158"># 独立したローカル変数</text:p>
            <text:p text:style-name="P158">begin {set i 1};</text:p>
            <text:p text:style-name="P158">println $i;<text:tab/><text:tab/># <text:span text:style-name="T57">→</text:span> ErrNoSuchVariable</text:p>
            <text:p text:style-name="P158"># クロージャ変数の書き換え</text:p>
            <text:p text:style-name="P158">set i 1;</text:p>
            <text:p text:style-name="P158">begin {set i 2};</text:p>
            <text:p text:style-name="P158">println $i;<text:tab/><text:tab/># <text:span text:style-name="T57">→</text:span> 2</text:p>
            <text:p text:style-name="P158"># クロージャ変数も抑止</text:p>
            <text:p text:style-name="P158">set i 1;</text:p>
            <text:p text:style-name="P158">begin {set i 2} :rebase;</text:p>
            <text:p text:style-name="P158">println $i;<text:tab/><text:tab/># <text:span text:style-name="T57">→</text:span> 1</text:p>
            <text:p text:style-name="P158"># バインド変数を受け取る</text:p>
            <text:p text:style-name="P158">set x 1;</text:p>
            <text:p text:style-name="P158">yield {begin {| x | println $x} 100;</text:p>
            <text:p text:style-name="P158"><text:tab/><text:tab/><text:tab/># <text:span text:style-name="T57">→</text:span> 100</text:p>
            <text:p text:style-name="P158">println $x;<text:tab/><text:tab/># <text:span text:style-name="T57">→</text:span> 1</text:p>
          </table:table-cell>
        </table:table-row>
      </table:table>
      <text:h text:style-name="P396"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216">説明</text:p>
          </table:table-cell>
          <table:table-cell office:value-type="string">
            <text:p text:style-name="P100"/>
            <text:p text:style-name="P100">ブロック（クロージャ）であれば真を返します。</text:p>
          </table:table-cell>
        </table:table-row>
        <table:table-row>
          <table:table-cell office:value-type="string">
            <text:p text:style-name="P216">書式</text:p>
          </table:table-cell>
          <table:table-cell office:value-type="string">
            <text:p text:style-name="P100"/>
            <text:p text:style-name="P100">block? <text:s/><text:span text:style-name="T25"><text:s/>var </text:span></text:p>
            <text:p text:style-name="P100">closure? <text:s/><text:span text:style-name="T25"><text:s/>var</text:span></text:p>
            <text:p text:style-name="P205">※closure? は block? のシノニムです。</text:p>
            <text:p text:style-name="P258"><text:s/></text:p>
          </table:table-cell>
        </table:table-row>
        <table:table-row>
          <table:table-cell office:value-type="string">
            <text:p text:style-name="P216">詳細</text:p>
          </table:table-cell>
          <table:table-cell office:value-type="string">
            <text:p text:style-name="P100"/>
            <text:p text:style-name="P100"><text:span text:style-name="T25">var</text:span>がブロック（クロージャ）データであれば真を返します。</text:p>
          </table:table-cell>
        </table:table-row>
        <table:table-row>
          <table:table-cell office:value-type="string">
            <text:p text:style-name="P216">戻り値</text:p>
          </table:table-cell>
          <table:table-cell office:value-type="string">
            <text:p text:style-name="P100"/>
            <text:p text:style-name="P100"><text:span text:style-name="T25">var</text:span>がブロック（クロージャ）データであれば真を返します。</text:p>
          </table:table-cell>
        </table:table-row>
        <table:table-row>
          <table:table-cell office:value-type="string">
            <text:p text:style-name="P216">例外</text:p>
          </table:table-cell>
          <table:table-cell office:value-type="string">
            <text:p text:style-name="P100"/>
            <text:p text:style-name="P100">ErrSyntax: 書式に誤りがあります。</text:p>
          </table:table-cell>
        </table:table-row>
        <table:table-row>
          <table:table-cell office:value-type="string">
            <text:p text:style-name="P216">使用例</text:p>
          </table:table-cell>
          <table:table-cell office:value-type="string">
            <text:p text:style-name="P164"/>
            <text:p text:style-name="P164"/>
          </table:table-cell>
        </table:table-row>
      </table:table>
      <text:h text:style-name="P354" text:outline-level="3"/>
      <text:h text:style-name="P392"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211">説明</text:p>
          </table:table-cell>
          <table:table-cell office:value-type="string">
            <text:p text:style-name="P93"/>
            <text:p text:style-name="P93">イテレータを脱出します。</text:p>
          </table:table-cell>
        </table:table-row>
        <table:table-row>
          <table:table-cell office:value-type="string">
            <text:p text:style-name="P211">書式</text:p>
          </table:table-cell>
          <table:table-cell office:value-type="string">
            <text:p text:style-name="P93"/>
            <text:p text:style-name="P93">break [ <text:span text:style-name="T25">value</text:span> ]</text:p>
          </table:table-cell>
        </table:table-row>
        <table:table-row>
          <table:table-cell office:value-type="string">
            <text:p text:style-name="P211">詳細</text:p>
          </table:table-cell>
          <table:table-cell office:value-type="string">
            <text:p text:style-name="P93"/>
            <text:p text:style-name="P93">イテレータを脱出します。<text:span text:style-name="T25">value</text:span>を指定した際には、そのイテレータコマンドの戻り値となります。</text:p>
            <text:p text:style-name="P93">breakが有効なコマンドおよびメソッドは次の通りです: </text:p>
            <text:p text:style-name="P93">while / try / cond / Integer::each / Integer::list / List::each / Vector::each</text:p>
          </table:table-cell>
        </table:table-row>
        <table:table-row>
          <table:table-cell office:value-type="string">
            <text:p text:style-name="P211">戻り値</text:p>
          </table:table-cell>
          <table:table-cell office:value-type="string">
            <text:p text:style-name="P93"/>
            <text:p text:style-name="P93">制御が呼び出し元に戻るため、break自身の戻り値はありません。</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98"/>
            <text:p text:style-name="P198">set i 0;</text:p>
            <text:p text:style-name="P198">while {true} do: {</text:p>
            <text:p text:style-name="P198"><text:s text:c="2"/>if {$i &gt; 10} then: {break};</text:p>
            <text:p text:style-name="P198"><text:s text:c="2"/>$i ++;</text:p>
            <text:p text:style-name="P198">};</text:p>
          </table:table-cell>
        </table:table-row>
      </table:table>
      <text:h text:style-name="Heading_20_3" text:outline-level="3"/>
      <text:h text:style-name="P392"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211">説明</text:p>
          </table:table-cell>
          <table:table-cell office:value-type="string">
            <text:p text:style-name="P93"/>
            <text:p text:style-name="P93">関数またはメソッドを呼び出します。</text:p>
          </table:table-cell>
        </table:table-row>
        <table:table-row>
          <table:table-cell office:value-type="string">
            <text:p text:style-name="P211">書式</text:p>
          </table:table-cell>
          <table:table-cell office:value-type="string">
            <text:p text:style-name="P93"/>
            <text:p text:style-name="P93">call <text:span text:style-name="T25">fun</text:span> ( <text:span text:style-name="T25">val</text:span> ... )</text:p>
            <text:p text:style-name="P93">call <text:span text:style-name="T25">objec</text:span> ( <text:span text:style-name="T25">method</text:span> <text:span text:style-name="T25">val</text:span> ... )</text:p>
          </table:table-cell>
        </table:table-row>
        <table:table-row>
          <table:table-cell office:value-type="string">
            <text:p text:style-name="P211">詳細</text:p>
          </table:table-cell>
          <table:table-cell office:value-type="string">
            <text:p text:style-name="P93"/>
            <text:p text:style-name="P93">1番目の書式では、関数funを呼び出します。関数の引数は、1引数のリストで指定します。</text:p>
            <text:p text:style-name="P93">2番目の書式では、<text:span text:style-name="T25">object</text:span>の<text:span text:style-name="T25">method</text:span>を呼び出します。</text:p>
            <text:p text:style-name="P93">スクリプトの中で、引数を組み立てて関数を呼び出す際に使用します。</text:p>
          </table:table-cell>
        </table:table-row>
        <table:table-row>
          <table:table-cell office:value-type="string">
            <text:p text:style-name="P211">戻り値</text:p>
          </table:table-cell>
          <table:table-cell office:value-type="string">
            <text:p text:style-name="P93"/>
            <text:p text:style-name="P93">関数の戻り値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呼び出された<text:span text:style-name="T25">fun</text:span>で例外が発生した際には、その例外が返されます。</text:p>
          </table:table-cell>
        </table:table-row>
        <table:table-row>
          <table:table-cell office:value-type="string">
            <text:p text:style-name="P211">使用例</text:p>
          </table:table-cell>
          <table:table-cell office:value-type="string">
            <text:p text:style-name="P158"/>
            <text:p text:style-name="P158">defun foo (x y z) {# do-something};</text:p>
            <text:p text:style-name="P158">set l ();</text:p>
            <text:p text:style-name="P158">$l <text:span text:style-name="T81">append!</text:span> 1;</text:p>
            <text:p text:style-name="P158">$l <text:span text:style-name="T81">append!</text:span> 2;</text:p>
            <text:p text:style-name="P158">$l <text:span text:style-name="T81">append!</text:span> 3;</text:p>
            <text:p text:style-name="P158">call foo $l;<text:tab/><text:tab/># same as: foo 1 2 3;</text:p>
          </table:table-cell>
        </table:table-row>
      </table:table>
      <text:h text:style-name="Heading_20_3" text:outline-level="3"/>
      <text:h text:style-name="P392"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211">説明</text:p>
          </table:table-cell>
          <table:table-cell office:value-type="string">
            <text:p text:style-name="P93"/>
            <text:p text:style-name="P93">値により処理ブロックを選択します。</text:p>
          </table:table-cell>
        </table:table-row>
        <table:table-row>
          <table:table-cell office:value-type="string">
            <text:p text:style-name="P211">書式</text:p>
          </table:table-cell>
          <table:table-cell office:value-type="string">
            <text:p text:style-name="P93"/>
            <text:p text:style-name="P93">case <text:span text:style-name="T25">val pat</text:span><text:span text:style-name="T61">1</text:span> { <text:span text:style-name="T25">body</text:span><text:span text:style-name="T61">1</text:span> } [ <text:span text:style-name="T25">pat</text:span><text:span text:style-name="T61">2</text:span> { <text:span text:style-name="T25">body</text:span><text:span text:style-name="T61">2</text:span> } ] ... [ * { <text:span text:style-name="T25">default-body</text:span> } ]</text:p>
          </table:table-cell>
        </table:table-row>
        <table:table-row>
          <table:table-cell office:value-type="string">
            <text:p text:style-name="P211">詳細</text:p>
          </table:table-cell>
          <table:table-cell office:value-type="string">
            <text:p text:style-name="P93"/>
            <text:p text:style-name="P93"><text:span text:style-name="T25">val</text:span>で与えられたデータの文字列表現が、<text:span text:style-name="T25">pat</text:span><text:span text:style-name="T61">1</text:span><text:span text:style-name="T25">, pat</text:span><text:span text:style-name="T61">2</text:span><text:span text:style-name="T25"> ...</text:span> の文字列表現に完全一致した場合、次の引数の処理ブロックを実行します。</text:p>
            <text:p text:style-name="P93">マッチするパターンが無い場合、* パターンが定義されていれば <text:span text:style-name="T25">default-body</text:span>を実行します。</text:p>
            <text:p text:style-name="P93">注意: caseコマンドのブロック中では、制御コマンドはそのまま呼び出し元へ返されます。</text:p>
          </table:table-cell>
        </table:table-row>
        <table:table-row>
          <table:table-cell office:value-type="string">
            <text:p text:style-name="P211">戻り値</text:p>
          </table:table-cell>
          <table:table-cell office:value-type="string">
            <text:p text:style-name="P93"/>
            <text:p text:style-name="P93">実行された処理ブロックの値とな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case $i</text:p>
            <text:p text:style-name="P158"><text:s text:c="2"/>0 {println "zero"}</text:p>
            <text:p text:style-name="P158"><text:s text:c="2"/>1 {println "one"}</text:p>
            <text:p text:style-name="P158"><text:s text:c="2"/>* {println "other"};</text:p>
          </table:table-cell>
        </table:table-row>
      </table:table>
      <text:h text:style-name="Heading_20_3" text:outline-level="3"/>
      <text:h text:style-name="P392"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211">説明</text:p>
          </table:table-cell>
          <table:table-cell office:value-type="string">
            <text:p text:style-name="P93"/>
            <text:p text:style-name="P93">カレントワーキングディレクトを変更します。</text:p>
          </table:table-cell>
        </table:table-row>
        <table:table-row>
          <table:table-cell office:value-type="string">
            <text:p text:style-name="P211">書式</text:p>
          </table:table-cell>
          <table:table-cell office:value-type="string">
            <text:p text:style-name="P93"/>
            <text:p text:style-name="P93">cd [ "<text:span text:style-name="T25">directory</text:span>" ]</text:p>
          </table:table-cell>
        </table:table-row>
        <table:table-row>
          <table:table-cell office:value-type="string">
            <text:p text:style-name="P211">詳細</text:p>
          </table:table-cell>
          <table:table-cell office:value-type="string">
            <text:p text:style-name="P93"/>
            <text:p text:style-name="P93"><text:span text:style-name="T25">directory</text:span>にカレントワーキングディレクトリを変更します。パラメータを省略した場合、ユーザのホームディレクトリに変更します。</text:p>
            <text:p text:style-name="P93">ディレクトリの変更に成功した場合、グローバル変数 CWD に現在のディレクトリが設定されます。</text:p>
          </table:table-cell>
        </table:table-row>
        <table:table-row>
          <table:table-cell office:value-type="string">
            <text:p text:style-name="P211">戻り値</text:p>
          </table:table-cell>
          <table:table-cell office:value-type="string">
            <text:p text:style-name="P93"/>
            <text:p text:style-name="P93">コマンド実行後の絶対パス文字列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SysCall: システムコールの呼び出しでエラーが発生しました。エラー詳細はExceptionのエラー文字列を参照のこと。</text:p>
          </table:table-cell>
        </table:table-row>
        <table:table-row>
          <table:table-cell office:value-type="string">
            <text:p text:style-name="P211">使用例</text:p>
          </table:table-cell>
          <table:table-cell office:value-type="string">
            <text:p text:style-name="P158"/>
            <text:p text:style-name="P158">cd "/";</text:p>
          </table:table-cell>
        </table:table-row>
      </table:table>
      <text:h text:style-name="Heading_20_3" text:outline-level="3"/>
      <text:h text:style-name="P392"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211">説明</text:p>
          </table:table-cell>
          <table:table-cell office:value-type="string">
            <text:p text:style-name="P93"/>
            <text:p text:style-name="P93">クラスを定義します。</text:p>
          </table:table-cell>
        </table:table-row>
        <table:table-row>
          <table:table-cell office:value-type="string">
            <text:p text:style-name="P211">書式</text:p>
          </table:table-cell>
          <table:table-cell office:value-type="string">
            <text:p text:style-name="P93"/>
            <text:p text:style-name="P93">class <text:span text:style-name="T25">name</text:span> [ <text:span text:style-name="T25">parent-class</text:span> ] [ delegate: ( <text:span text:style-name="T25">additional-class ... </text:span>) ]</text:p>
          </table:table-cell>
        </table:table-row>
        <table:table-row>
          <table:table-cell office:value-type="string">
            <text:p text:style-name="P211">詳細</text:p>
          </table:table-cell>
          <table:table-cell office:value-type="string">
            <text:p text:style-name="P93"/>
            <text:p text:style-name="P93">クラス名<text:span text:style-name="T25">name</text:span><text:span text:style-name="T45">を新規に定義します。</text:span></text:p>
            <text:p text:style-name="P93"><text:span text:style-name="T25">parent-class</text:span><text:span text:style-name="T45">には、親クラスを指定します。省略した場合は、既定クラスとしてObjectクラスが親クラスとなります。</text:span></text:p>
            <text:p text:style-name="P93"><text:span text:style-name="T45">さらにいくつかの親クラスを指定するためには、</text:span><text:span text:style-name="T25">additional-class </text:span><text:span text:style-name="T45">に列挙することにより行います。</text:span></text:p>
            <text:p text:style-name="P93"><text:span text:style-name="T25">parent-class</text:span><text:span text:style-name="T45">および、</text:span><text:span text:style-name="T25">additional-class</text:span><text:span text:style-name="T45">を複数指定した場合のメソッドの探索順は、</text:span></text:p>
            <text:list xml:id="list9066686007355170634" text:style-name="L39">
              <text:list-item>
                <text:p text:style-name="P446">自オブジェクトのメソッド</text:p>
              </text:list-item>
              <text:list-item>
                <text:p text:style-name="P305"><text:span text:style-name="T25">parent-class</text:span><text:span text:style-name="T45">およびその親クラスのメソッド</text:span></text:p>
              </text:list-item>
              <text:list-item>
                <text:p text:style-name="P305"><text:span text:style-name="T45">最初の</text:span><text:span text:style-name="T25">additional-class</text:span><text:span text:style-name="T45">およびその親クラスのメソッド</text:span></text:p>
              </text:list-item>
              <text:list-item>
                <text:p text:style-name="P305"><text:span text:style-name="T45">次の</text:span><text:span text:style-name="T25">additional-class</text:span><text:span text:style-name="T45">およびその親クラスのメソッド</text:span></text:p>
              </text:list-item>
              <text:list-item>
                <text:p text:style-name="P446">...</text:p>
              </text:list-item>
            </text:list>
            <text:p text:style-name="P204">となります。</text:p>
          </table:table-cell>
        </table:table-row>
        <table:table-row>
          <table:table-cell office:value-type="string">
            <text:p text:style-name="P211">戻り値</text:p>
          </table:table-cell>
          <table:table-cell office:value-type="string">
            <text:p text:style-name="P93"/>
            <text:p text:style-name="P93">生成されたクラスオブジェクト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Class: 親クラスが存在しません。</text:p>
          </table:table-cell>
        </table:table-row>
        <table:table-row>
          <table:table-cell office:value-type="string">
            <text:p text:style-name="P211">使用例</text:p>
          </table:table-cell>
          <table:table-cell office:value-type="string">
            <text:p text:style-name="P158"/>
            <text:p text:style-name="P158">class foo;<text:tab/><text:tab/># Object が親クラス</text:p>
            <text:p text:style-name="P158">class foo bar;<text:tab/># bar が親クラス</text:p>
            <text:p text:style-name="P158">class foo bar delegate: (x y);</text:p>
            <text:p text:style-name="P158"><text:tab/><text:tab/><text:tab/># bar / x / y が親クラス</text:p>
          </table:table-cell>
        </table:table-row>
      </table:table>
      <text:h text:style-name="Heading_20_3" text:outline-level="3"/>
      <text:h text:style-name="P392"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211">説明</text:p>
          </table:table-cell>
          <table:table-cell office:value-type="string">
            <text:p text:style-name="P93"/>
            <text:p text:style-name="P93">条件により処理ブロックを選択します。</text:p>
          </table:table-cell>
        </table:table-row>
        <table:table-row>
          <table:table-cell office:value-type="string">
            <text:p text:style-name="P211">書式</text:p>
          </table:table-cell>
          <table:table-cell office:value-type="string">
            <text:p text:style-name="P93"/>
            <text:p text:style-name="P93">cond <text:span text:style-name="T25">exp</text:span><text:span text:style-name="T61">1 <text:s/></text:span><text:span text:style-name="T25">block</text:span><text:span text:style-name="T61">1</text:span><text:span text:style-name="T25"> <text:s/></text:span><text:span text:style-name="T45">[ </text:span><text:span text:style-name="T25">exp</text:span><text:span text:style-name="T61">2 </text:span><text:span text:style-name="T25"><text:s/>block</text:span><text:span text:style-name="T61">2 </text:span><text:span text:style-name="T45"><text:s/>] ...</text:span></text:p>
            <text:p text:style-name="P93"><text:span text:style-name="T45"><text:tab/></text:span><text:span text:style-name="T25">exp</text:span><text:span text:style-name="T61">n</text:span><text:span text:style-name="T25"> </text:span><text:span text:style-name="T45">: </text:span><text:span text:style-name="T25">value</text:span><text:span text:style-name="T45"> | { <text:s/></text:span><text:span text:style-name="T25">block</text:span><text:span text:style-name="T45"> }</text:span></text:p>
            <text:p text:style-name="P93"><text:span text:style-name="T45"><text:tab/></text:span><text:span text:style-name="T25">block</text:span><text:span text:style-name="T61">n</text:span><text:span text:style-name="T45"> : </text:span><text:span text:style-name="T25">value</text:span><text:span text:style-name="T45"> | { | </text:span><text:span text:style-name="T25">result</text:span><text:span text:style-name="T45"> | </text:span><text:span text:style-name="T25">block</text:span><text:span text:style-name="T45"> }</text:span></text:p>
          </table:table-cell>
        </table:table-row>
        <table:table-row>
          <table:table-cell office:value-type="string">
            <text:p text:style-name="P211">詳細</text:p>
          </table:table-cell>
          <table:table-cell office:value-type="string">
            <text:p text:style-name="P93"/>
            <text:p text:style-name="P93"><text:span text:style-name="T25">exp</text:span><text:span text:style-name="T61">n</text:span>を評価し、非nilの場合<text:span text:style-name="T25">block</text:span><text:span text:style-name="T61">n</text:span>を実行します。評価順序は<text:span text:style-name="T25">exp</text:span><text:span text:style-name="T61">1</text:span> → <text:span text:style-name="T25">exp</text:span><text:span text:style-name="T61">2 </text:span><text:s/>... となり、順に全ての<text:span text:style-name="T25">exp</text:span>と<text:span text:style-name="T25">block</text:span>の評価、実行を行います。ただし、<text:span text:style-name="T25">block</text:span>の中で<text:span text:style-name="T25">break</text:span>が呼ばれた際は、評価はその時点で終了します。</text:p>
            <text:p text:style-name="P93"><text:span text:style-name="T25">exp</text:span>は、値もしくは処理ブロックを指定します。処理ブロックの場合は、そのブロックを実行した結果がnilかどうかを判定します。</text:p>
            <text:p text:style-name="P93"><text:span text:style-name="T25">block</text:span>は、値もしくは処理ブロックを指定します。処理ブロックを指定した場合は、そのブロックを実行します。また、バインドリストを指定すると、直前に評価した<text:span text:style-name="T25">exp</text:span>の結果を<text:span text:style-name="T25">result</text:span>として受け取ることができます。</text:p>
          </table:table-cell>
        </table:table-row>
        <table:table-row>
          <table:table-cell office:value-type="string">
            <text:p text:style-name="P211">戻り値</text:p>
          </table:table-cell>
          <table:table-cell office:value-type="string">
            <text:p text:style-name="P93"/>
            <text:p text:style-name="P93">最後に評価された<text:span text:style-name="T25">block</text:span>の値とな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1 .. 100 do: {| i |</text:p>
            <text:p text:style-name="P158"><text:s text:c="2"/>cond {[$i % 15] = 0} {break "FizzBuzz”}</text:p>
            <text:p text:style-name="P158"><text:s text:c="8"/>{[$i % 3] = 0} <text:s/>{break "Fizz"}</text:p>
            <text:p text:style-name="P158"><text:s text:c="8"/>{[$i % 5] = 0} <text:s/>{break "Buzz"}</text:p>
            <text:p text:style-name="P158"><text:s text:c="8"/>t <text:s text:c="14"/>$i;</text:p>
            <text:p text:style-name="P158">};</text:p>
          </table:table-cell>
        </table:table-row>
      </table:table>
      <text:h text:style-name="P397"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218">説明</text:p>
          </table:table-cell>
          <table:table-cell office:value-type="string">
            <text:p text:style-name="P102"/>
            <text:p text:style-name="P102">IPv4クライアントとしてリモートサーバに接続します。</text:p>
          </table:table-cell>
        </table:table-row>
        <table:table-row>
          <table:table-cell office:value-type="string">
            <text:p text:style-name="P218">書式</text:p>
          </table:table-cell>
          <table:table-cell office:value-type="string">
            <text:p text:style-name="P102"/>
            <text:p text:style-name="P102">connect<text:span text:style-name="T25"> <text:s/>host-address</text:span><text:span text:style-name="T61"> </text:span><text:span text:style-name="T25"><text:s/>port</text:span></text:p>
          </table:table-cell>
        </table:table-row>
        <table:table-row>
          <table:table-cell office:value-type="string">
            <text:p text:style-name="P218">詳細</text:p>
          </table:table-cell>
          <table:table-cell office:value-type="string">
            <text:p text:style-name="P102"/>
            <text:p text:style-name="P102">IPv4クライアントとして、リモートサーバを示す<text:span text:style-name="T25">host-address</text:span>に対してポート<text:span text:style-name="T25">port</text:span>でTCP接続します。</text:p>
          </table:table-cell>
        </table:table-row>
        <table:table-row>
          <table:table-cell office:value-type="string">
            <text:p text:style-name="P218">戻り値</text:p>
          </table:table-cell>
          <table:table-cell office:value-type="string">
            <text:p text:style-name="P102"/>
            <text:p text:style-name="P102">正常に接続できた場合、socketのファイル記述子を返します。</text:p>
          </table:table-cell>
        </table:table-row>
        <table:table-row>
          <table:table-cell office:value-type="string">
            <text:p text:style-name="P218">例外</text:p>
          </table:table-cell>
          <table:table-cell office:value-type="string">
            <text:p text:style-name="P102"/>
            <text:p text:style-name="P102">ErrSyntax: 書式に誤りがあります。</text:p>
          </table:table-cell>
        </table:table-row>
        <table:table-row>
          <table:table-cell office:value-type="string">
            <text:p text:style-name="P218">使用例</text:p>
          </table:table-cell>
          <table:table-cell office:value-type="string">
            <text:p text:style-name="P166"/>
            <text:p text:style-name="P166">set fd [connect [resolv-host “192.168.1.1” 80]];</text:p>
          </table:table-cell>
        </table:table-row>
        <table:table-row>
          <table:table-cell office:value-type="string">
            <text:p text:style-name="P218">関連項目</text:p>
          </table:table-cell>
          <table:table-cell office:value-type="string">
            <text:p text:style-name="P166"/>
            <text:p text:style-name="P166">resolv-host</text:p>
            <text:p text:style-name="P166">resolv-in-addr</text:p>
          </table:table-cell>
        </table:table-row>
      </table:table>
      <text:h text:style-name="P371" text:outline-level="3"/>
      <text:h text:style-name="P392"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211">説明</text:p>
          </table:table-cell>
          <table:table-cell office:value-type="string">
            <text:p text:style-name="P93"/>
            <text:p text:style-name="P93">イテレータの次の要素に制御を渡します。</text:p>
          </table:table-cell>
        </table:table-row>
        <table:table-row>
          <table:table-cell office:value-type="string">
            <text:p text:style-name="P211">書式</text:p>
          </table:table-cell>
          <table:table-cell office:value-type="string">
            <text:p text:style-name="P93"/>
            <text:p text:style-name="P93">continue</text:p>
          </table:table-cell>
        </table:table-row>
        <table:table-row>
          <table:table-cell office:value-type="string">
            <text:p text:style-name="P211">詳細</text:p>
          </table:table-cell>
          <table:table-cell office:value-type="string">
            <text:p text:style-name="P93"/>
            <text:p text:style-name="P93">イテレータの現在の要素の処理を終了し、次の要素に制御を渡します。</text:p>
            <text:p text:style-name="P93">continueが有効なコマンドおよびメソッドは次の通りです: </text:p>
            <text:p text:style-name="P93">while / Integer::each / Integer::list / List::each / Vector::each</text:p>
          </table:table-cell>
        </table:table-row>
        <table:table-row>
          <table:table-cell office:value-type="string">
            <text:p text:style-name="P211">戻り値</text:p>
          </table:table-cell>
          <table:table-cell office:value-type="string">
            <text:p text:style-name="P93"/>
            <text:p text:style-name="P93">制御が呼び出し元に戻るため、continue自身の戻り値はありません。</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98"/>
            <text:p text:style-name="P198">set i 0;</text:p>
            <text:p text:style-name="P198">while {true} do: {</text:p>
            <text:p text:style-name="P198"><text:s text:c="2"/>$i ++;</text:p>
            <text:p text:style-name="P198"><text:s text:c="2"/>if {[$i % 2] = 0} then: {continue};</text:p>
            <text:p text:style-name="P198"><text:s text:c="2"/>println $i;</text:p>
            <text:p text:style-name="P198">};</text:p>
          </table:table-cell>
        </table:table-row>
      </table:table>
      <text:h text:style-name="P397"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218">説明</text:p>
          </table:table-cell>
          <table:table-cell office:value-type="string">
            <text:p text:style-name="P102"/>
            <text:p text:style-name="P102">コルーチンを生成します。</text:p>
          </table:table-cell>
        </table:table-row>
        <table:table-row>
          <table:table-cell office:value-type="string">
            <text:p text:style-name="P218">書式</text:p>
          </table:table-cell>
          <table:table-cell office:value-type="string">
            <text:p text:style-name="P102"/>
            <text:p text:style-name="P102"><text:span text:style-name="T45">coro <text:s/>{ </text:span><text:span text:style-name="T25">block</text:span><text:span text:style-name="T45"> }</text:span></text:p>
          </table:table-cell>
        </table:table-row>
        <table:table-row>
          <table:table-cell office:value-type="string">
            <text:p text:style-name="P218">詳細</text:p>
          </table:table-cell>
          <table:table-cell office:value-type="string">
            <text:p text:style-name="P102"/>
            <text:p text:style-name="P102">blockで示すスクリプトをコルーチンオ型データとして生成し、実行する準備を行います。</text:p>
            <text:p text:style-name="P299">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218">戻り値</text:p>
          </table:table-cell>
          <table:table-cell office:value-type="string">
            <text:p text:style-name="P102"/>
            <text:p text:style-name="P102">コルーチン型データを返します。</text:p>
          </table:table-cell>
        </table:table-row>
        <table:table-row>
          <table:table-cell office:value-type="string">
            <text:p text:style-name="P218">例外</text:p>
          </table:table-cell>
          <table:table-cell office:value-type="string">
            <text:p text:style-name="P102"/>
            <text:p text:style-name="P102">ErrSyntax: 書式に誤りがあります。</text:p>
            <text:p text:style-name="P102">ErrCreateCoroutine: コルーチンが生成できませんでした。</text:p>
          </table:table-cell>
        </table:table-row>
        <table:table-row>
          <table:table-cell office:value-type="string">
            <text:p text:style-name="P218">使用例</text:p>
          </table:table-cell>
          <table:table-cell office:value-type="string">
            <text:p text:style-name="P166"/>
            <text:p text:style-name="P166">set c [coro {</text:p>
            <text:p text:style-name="P166"><text:s text:c="2"/>println “1st step”;</text:p>
            <text:p text:style-name="P166"><text:s text:c="2"/>pause;</text:p>
            <text:p text:style-name="P166"><text:s text:c="2"/>println “2nd step;</text:p>
            <text:p text:style-name="P166">};</text:p>
            <text:p text:style-name="P166">$c next; # → “1st step”</text:p>
            <text:p text:style-name="P166">$c next; # → “2nd step”</text:p>
            <text:p text:style-name="P167">$c release;</text:p>
          </table:table-cell>
        </table:table-row>
        <table:table-row>
          <table:table-cell office:value-type="string">
            <text:p text:style-name="P218">関連項目</text:p>
          </table:table-cell>
          <table:table-cell office:value-type="string">
            <text:p text:style-name="P166"/>
            <text:p text:style-name="P167">Coro::next</text:p>
            <text:p text:style-name="P167">Coro::release</text:p>
            <text:p text:style-name="P167">pause</text:p>
          </table:table-cell>
        </table:table-row>
      </table:table>
      <text:h text:style-name="P398" text:outline-level="3"><text:bookmark-start text:name="__RefHeading___Toc21223_1834471834"/>coro-id　<text:bookmark-end text:name="__RefHeading___Toc21223_1834471834"/></text:h>
      <table:table table:name="表180" table:style-name="表180">
        <table:table-column table:style-name="表180.A"/>
        <table:table-column table:style-name="表180.B"/>
        <table:table-row>
          <table:table-cell office:value-type="string">
            <text:p text:style-name="P249">説明</text:p>
          </table:table-cell>
          <table:table-cell office:value-type="string">
            <text:p text:style-name="P141"/>
            <text:p text:style-name="P141">現在のコルーチンidを返します。</text:p>
          </table:table-cell>
        </table:table-row>
        <table:table-row>
          <table:table-cell office:value-type="string">
            <text:p text:style-name="P249">書式</text:p>
          </table:table-cell>
          <table:table-cell office:value-type="string">
            <text:p text:style-name="P141"/>
            <text:p text:style-name="P210">Coro-id</text:p>
          </table:table-cell>
        </table:table-row>
        <table:table-row>
          <table:table-cell office:value-type="string">
            <text:p text:style-name="P249">詳細</text:p>
          </table:table-cell>
          <table:table-cell office:value-type="string">
            <text:p text:style-name="P141"/>
            <text:p text:style-name="P141">現在のコルーチンidを返します。</text:p>
          </table:table-cell>
        </table:table-row>
        <table:table-row>
          <table:table-cell office:value-type="string">
            <text:p text:style-name="P249">戻り値</text:p>
          </table:table-cell>
          <table:table-cell office:value-type="string">
            <text:p text:style-name="P141"/>
            <text:p text:style-name="P141">整数値でコルーチンidを返します。</text:p>
          </table:table-cell>
        </table:table-row>
        <table:table-row>
          <table:table-cell office:value-type="string">
            <text:p text:style-name="P249">例外</text:p>
          </table:table-cell>
          <table:table-cell office:value-type="string">
            <text:p text:style-name="P141"/>
            <text:p text:style-name="P141">ErrSyntax: 書式に誤りがあります。</text:p>
          </table:table-cell>
        </table:table-row>
        <table:table-row>
          <table:table-cell office:value-type="string">
            <text:p text:style-name="P249">使用例</text:p>
          </table:table-cell>
          <table:table-cell office:value-type="string">
            <text:p text:style-name="P195"/>
            <text:p text:style-name="P288"/>
          </table:table-cell>
        </table:table-row>
        <table:table-row>
          <table:table-cell office:value-type="string">
            <text:p text:style-name="P249">関連項目</text:p>
          </table:table-cell>
          <table:table-cell office:value-type="string">
            <text:p text:style-name="P195"/>
            <text:p text:style-name="P195">coro</text:p>
          </table:table-cell>
        </table:table-row>
      </table:table>
      <text:h text:style-name="P372" text:outline-level="3"/>
      <text:h text:style-name="P410" text:outline-level="3"><text:bookmark-start text:name="__RefHeading___Toc19463_2135658563"/>debug<text:span text:style-name="T1">　</text:span><text:bookmark-end text:name="__RefHeading___Toc19463_2135658563"/></text:h>
      <table:table table:name="表167" table:style-name="表167">
        <table:table-column table:style-name="表167.A"/>
        <table:table-column table:style-name="表167.B"/>
        <table:table-row>
          <table:table-cell table:style-name="表167.A1" office:value-type="string">
            <text:p text:style-name="P243">説明</text:p>
          </table:table-cell>
          <table:table-cell table:style-name="表167.A1" office:value-type="string">
            <text:p text:style-name="P133"/>
            <text:p text:style-name="P133">デバッグレベルを変更します。</text:p>
          </table:table-cell>
        </table:table-row>
        <table:table-row>
          <table:table-cell table:style-name="表167.A1" office:value-type="string">
            <text:p text:style-name="P243">書式</text:p>
          </table:table-cell>
          <table:table-cell table:style-name="表167.A1" office:value-type="string">
            <text:p text:style-name="P209"/>
            <text:p text:style-name="P209">debug <text:span text:style-name="T92">[ </text:span><text:span text:style-name="T34">val</text:span><text:span text:style-name="T92"> ]</text:span></text:p>
          </table:table-cell>
        </table:table-row>
        <table:table-row>
          <table:table-cell table:style-name="表167.A1" office:value-type="string">
            <text:p text:style-name="P243">詳細</text:p>
          </table:table-cell>
          <table:table-cell table:style-name="表167.A1" office:value-type="string">
            <text:p text:style-name="P133"/>
            <text:p text:style-name="P152">デバッグレベルを<text:span text:style-name="T25">val</text:span>に変更します。<text:span text:style-name="T25">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243">戻り値</text:p>
          </table:table-cell>
          <table:table-cell table:style-name="表167.A1" office:value-type="string">
            <text:p text:style-name="P133"/>
            <text:p text:style-name="P133">最新のデバッグレベルを返します。</text:p>
          </table:table-cell>
        </table:table-row>
        <table:table-row>
          <table:table-cell table:style-name="表167.A1" office:value-type="string">
            <text:p text:style-name="P243">例外</text:p>
          </table:table-cell>
          <table:table-cell table:style-name="表167.A1" office:value-type="string">
            <text:p text:style-name="P133"/>
            <text:p text:style-name="P133">ErrSyntax: 書式に誤りがあります。</text:p>
          </table:table-cell>
        </table:table-row>
        <table:table-row>
          <table:table-cell table:style-name="表167.A1" office:value-type="string">
            <text:p text:style-name="P243">使用例</text:p>
          </table:table-cell>
          <table:table-cell table:style-name="表167.A1" office:value-type="string">
            <text:p text:style-name="P189"/>
            <text:p text:style-name="P286"/>
          </table:table-cell>
        </table:table-row>
        <table:table-row>
          <table:table-cell table:style-name="表167.A1" office:value-type="string">
            <text:p text:style-name="P243">関連</text:p>
          </table:table-cell>
          <table:table-cell table:style-name="表167.A1" office:value-type="string">
            <text:p text:style-name="P189"/>
            <text:p text:style-name="P286">debugger</text:p>
          </table:table-cell>
        </table:table-row>
      </table:table>
      <text:h text:style-name="P410" text:outline-level="3"><text:bookmark-start text:name="__RefHeading___Toc19465_2135658563"/>debugger<text:span text:style-name="T1">　</text:span><text:bookmark-end text:name="__RefHeading___Toc19465_2135658563"/></text:h>
      <table:table table:name="表168" table:style-name="表168">
        <table:table-column table:style-name="表168.A"/>
        <table:table-column table:style-name="表168.B"/>
        <table:table-row>
          <table:table-cell table:style-name="表168.A1" office:value-type="string">
            <text:p text:style-name="P243">説明</text:p>
          </table:table-cell>
          <table:table-cell table:style-name="表168.A1" office:value-type="string">
            <text:p text:style-name="P133"/>
            <text:p text:style-name="P133">デバッガを起動します。</text:p>
          </table:table-cell>
        </table:table-row>
        <table:table-row>
          <table:table-cell table:style-name="表168.A1" office:value-type="string">
            <text:p text:style-name="P243">書式</text:p>
          </table:table-cell>
          <table:table-cell table:style-name="表168.A1" office:value-type="string">
            <text:p text:style-name="P209"/>
            <text:p text:style-name="P209">debugger <text:span text:style-name="T92">[ :off ]</text:span></text:p>
          </table:table-cell>
        </table:table-row>
        <table:table-row>
          <table:table-cell table:style-name="表168.A1" office:value-type="string">
            <text:p text:style-name="P243">詳細</text:p>
          </table:table-cell>
          <table:table-cell table:style-name="表168.A1" office:value-type="string">
            <text:p text:style-name="P133"/>
            <text:p text:style-name="P152">デバッガを起動します。オプションの :off を指定すると終了します。</text:p>
            <text:p text:style-name="P278">詳細はデバッガコマンドの .h を参照してください。</text:p>
          </table:table-cell>
        </table:table-row>
        <table:table-row>
          <table:table-cell table:style-name="表168.A1" office:value-type="string">
            <text:p text:style-name="P243">戻り値</text:p>
          </table:table-cell>
          <table:table-cell table:style-name="表168.A1" office:value-type="string">
            <text:p text:style-name="P133"/>
            <text:p text:style-name="P133"/>
          </table:table-cell>
        </table:table-row>
        <table:table-row>
          <table:table-cell table:style-name="表168.A1" office:value-type="string">
            <text:p text:style-name="P243">例外</text:p>
          </table:table-cell>
          <table:table-cell table:style-name="表168.A1" office:value-type="string">
            <text:p text:style-name="P133"/>
            <text:p text:style-name="P273"/>
          </table:table-cell>
        </table:table-row>
        <table:table-row>
          <table:table-cell table:style-name="表168.A1" office:value-type="string">
            <text:p text:style-name="P243">使用例</text:p>
          </table:table-cell>
          <table:table-cell table:style-name="表168.A1" office:value-type="string">
            <text:p text:style-name="P189"/>
            <text:p text:style-name="P286"/>
          </table:table-cell>
        </table:table-row>
        <table:table-row>
          <table:table-cell table:style-name="表168.A1" office:value-type="string">
            <text:p text:style-name="P243">関連</text:p>
          </table:table-cell>
          <table:table-cell table:style-name="表168.A1" office:value-type="string">
            <text:p text:style-name="P189"/>
            <text:p text:style-name="P286">debug</text:p>
          </table:table-cell>
        </table:table-row>
      </table:table>
      <text:h text:style-name="P336" text:outline-level="3"/>
      <text:h text:style-name="P410"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211">説明</text:p>
          </table:table-cell>
          <table:table-cell office:value-type="string">
            <text:p text:style-name="P93"/>
            <text:p text:style-name="P93">関数を定義します。</text:p>
          </table:table-cell>
        </table:table-row>
        <table:table-row>
          <table:table-cell office:value-type="string">
            <text:p text:style-name="P211">書式</text:p>
          </table:table-cell>
          <table:table-cell office:value-type="string">
            <text:p text:style-name="P93"/>
            <text:p text:style-name="P93">defun <text:span text:style-name="T25">name</text:span> ( <text:span text:style-name="T25">argspec</text:span> ) { <text:span text:style-name="T25">body</text:span> }</text:p>
            <text:p text:style-name="P136"><text:tab/><text:span text:style-name="T25">argspec</text:span> : [ <text:span text:style-name="T25">posargs</text:span> ... ] [ <text:span text:style-name="T25">keyword</text:span><text:span text:style-name="T45">: </text:span><text:span text:style-name="T25">keyargs </text:span>... ] </text:p>
            <text:p text:style-name="P136"><text:tab/><text:tab/>[ args: <text:span text:style-name="T25">restarg</text:span> ] <text:s/><text:span text:style-name="T96">| <text:s/>*</text:span></text:p>
            <text:p text:style-name="P93"><text:tab/><text:span text:style-name="T25">posargs</text:span> : <text:span text:style-name="T25">symbol</text:span> | &amp;<text:span text:style-name="T25">symbol</text:span></text:p>
            <text:p text:style-name="P93"><text:tab/><text:span text:style-name="T25">keyargs</text:span> : <text:span text:style-name="T25">symbol</text:span> | &amp;<text:span text:style-name="T25">symbol</text:span></text:p>
            <text:p text:style-name="P93"><text:span text:style-name="T25"><text:tab/>restarg </text:span><text:span text:style-name="T45">:</text:span><text:span text:style-name="T25"> symbol</text:span></text:p>
          </table:table-cell>
        </table:table-row>
        <table:table-row>
          <table:table-cell office:value-type="string">
            <text:p text:style-name="P211">詳細</text:p>
          </table:table-cell>
          <table:table-cell office:value-type="string">
            <text:p text:style-name="P93"/>
            <text:p text:style-name="P93">名前つき関数<text:span text:style-name="T25">name</text:span>を定義します。引数定義<text:span text:style-name="T25">argspec</text:span>に関しては、「4.10 引数」を参照ください。</text:p>
            <text:p text:style-name="P93"><text:span text:style-name="T25">body</text:span>には、関数本体のスクリプトを記述します。</text:p>
          </table:table-cell>
        </table:table-row>
        <table:table-row>
          <table:table-cell office:value-type="string">
            <text:p text:style-name="P211">戻り値</text:p>
          </table:table-cell>
          <table:table-cell office:value-type="string">
            <text:p text:style-name="P93"/>
            <text:p text:style-name="P93">定義された関数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defun fact (n) {</text:p>
            <text:p text:style-name="P158"><text:s text:c="4"/>if {$n &lt; 1}</text:p>
            <text:p text:style-name="P158"><text:s text:c="4"/>then: 1</text:p>
            <text:p text:style-name="P158"><text:s text:c="4"/>else: {</text:p>
            <text:p text:style-name="P158"><text:tab/>$n * [fact [$n - 1]];</text:p>
            <text:p text:style-name="P158"><text:s text:c="4"/>};</text:p>
            <text:p text:style-name="P158">};</text:p>
          </table:table-cell>
        </table:table-row>
      </table:table>
      <text:h text:style-name="Heading_20_3" text:outline-level="3"/>
      <text:h text:style-name="P392"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211">説明</text:p>
          </table:table-cell>
          <table:table-cell office:value-type="string">
            <text:p text:style-name="P93"/>
            <text:p text:style-name="P93">グローバル変数を定義します。</text:p>
          </table:table-cell>
        </table:table-row>
        <table:table-row>
          <table:table-cell office:value-type="string">
            <text:p text:style-name="P211">書式</text:p>
          </table:table-cell>
          <table:table-cell office:value-type="string">
            <text:p text:style-name="P93"/>
            <text:p text:style-name="P93">defvar <text:span text:style-name="T25">var </text:span><text:span text:style-name="T45">[ </text:span><text:span text:style-name="T25">val </text:span><text:span text:style-name="T45">]</text:span></text:p>
          </table:table-cell>
        </table:table-row>
        <table:table-row>
          <table:table-cell office:value-type="string">
            <text:p text:style-name="P211">詳細</text:p>
          </table:table-cell>
          <table:table-cell office:value-type="string">
            <text:p text:style-name="P93"/>
            <text:p text:style-name="P93">グローバル変数<text:span text:style-name="T25">var</text:span>を定義し、値を<text:span text:style-name="T25">val</text:span>とします。<text:span text:style-name="T25">val</text:span>が省略された場合は、変数<text:span text:style-name="T25">var</text:span>の値を返します。</text:p>
            <text:p text:style-name="P93">すでに<text:span text:style-name="T25">var</text:span>が定義されている場合はエラーとなります。</text:p>
          </table:table-cell>
        </table:table-row>
        <table:table-row>
          <table:table-cell office:value-type="string">
            <text:p text:style-name="P211">戻り値</text:p>
          </table:table-cell>
          <table:table-cell office:value-type="string">
            <text:p text:style-name="P93"/>
            <text:p text:style-name="P93"><text:span text:style-name="T25">var</text:span>の値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SuchVariable: 変数が存在しません。</text:p>
            <text:p text:style-name="P93">ErrAlreadyExists: 既に変数が存在します。</text:p>
          </table:table-cell>
        </table:table-row>
        <table:table-row>
          <table:table-cell office:value-type="string">
            <text:p text:style-name="P211">使用例</text:p>
          </table:table-cell>
          <table:table-cell office:value-type="string">
            <text:p text:style-name="P158"/>
            <text:p text:style-name="P158">defvar FOO "X";<text:tab/># → "X"</text:p>
            <text:p text:style-name="P158">defvar FOO;<text:tab/><text:tab/># → "X"</text:p>
          </table:table-cell>
        </table:table-row>
      </table:table>
      <text:h text:style-name="Heading_20_3" text:outline-level="3"/>
      <text:h text:style-name="P392"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211">説明</text:p>
          </table:table-cell>
          <table:table-cell office:value-type="string">
            <text:p text:style-name="P93"/>
            <text:p text:style-name="P204">グローバル変数が定義されているか調べます。</text:p>
          </table:table-cell>
        </table:table-row>
        <table:table-row>
          <table:table-cell office:value-type="string">
            <text:p text:style-name="P211">書式</text:p>
          </table:table-cell>
          <table:table-cell office:value-type="string">
            <text:p text:style-name="P93"/>
            <text:p text:style-name="P93">defvar? <text:span text:style-name="T25">var</text:span></text:p>
          </table:table-cell>
        </table:table-row>
        <table:table-row>
          <table:table-cell office:value-type="string">
            <text:p text:style-name="P211">詳細</text:p>
          </table:table-cell>
          <table:table-cell office:value-type="string">
            <text:p text:style-name="P93"/>
            <text:p text:style-name="P93">グローバル変数<text:span text:style-name="T25">var</text:span>が設定されているかを調べ、tまたはnilを返します。</text:p>
          </table:table-cell>
        </table:table-row>
        <table:table-row>
          <table:table-cell office:value-type="string">
            <text:p text:style-name="P211">戻り値</text:p>
          </table:table-cell>
          <table:table-cell office:value-type="string">
            <text:p text:style-name="P93"/>
            <text:p text:style-name="P93">グローバル変数<text:span text:style-name="T25">var</text:span>が定義されている場合tを返します。定義されていない場合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defvar FOO "X";</text:p>
            <text:p text:style-name="P158">defvar? FOO;<text:tab/><text:tab/># → t</text:p>
          </table:table-cell>
        </table:table-row>
      </table:table>
      <text:h text:style-name="P411"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212">説明</text:p>
          </table:table-cell>
          <table:table-cell office:value-type="string">
            <text:p text:style-name="P94"/>
            <text:p text:style-name="P94">新しい辞書型データを生成し返します。</text:p>
          </table:table-cell>
        </table:table-row>
        <table:table-row>
          <table:table-cell office:value-type="string">
            <text:p text:style-name="P212">書式</text:p>
          </table:table-cell>
          <table:table-cell office:value-type="string">
            <text:p text:style-name="P94"/>
            <text:p text:style-name="P94">dict <text:span text:style-name="T45">[ </text:span><text:span text:style-name="T25">val </text:span><text:span text:style-name="T45">]</text:span></text:p>
          </table:table-cell>
        </table:table-row>
        <table:table-row>
          <table:table-cell office:value-type="string">
            <text:p text:style-name="P212">詳細</text:p>
          </table:table-cell>
          <table:table-cell office:value-type="string">
            <text:p text:style-name="P94"/>
            <text:p text:style-name="P255">新しい辞書型データを生成します。valが指定された場合は、valの内容が初期設定されます。valの書式は、((key . val) (key . val) ...) です。</text:p>
          </table:table-cell>
        </table:table-row>
        <table:table-row>
          <table:table-cell office:value-type="string">
            <text:p text:style-name="P212">戻り値</text:p>
          </table:table-cell>
          <table:table-cell office:value-type="string">
            <text:p text:style-name="P94"/>
            <text:p text:style-name="P94">辞書型のデータを返します。</text:p>
          </table:table-cell>
        </table:table-row>
        <table:table-row>
          <table:table-cell office:value-type="string">
            <text:p text:style-name="P212">例外</text:p>
          </table:table-cell>
          <table:table-cell office:value-type="string">
            <text:p text:style-name="P94"/>
            <text:p text:style-name="P94">ErrSyntax: 書式に誤りがあります。</text:p>
          </table:table-cell>
        </table:table-row>
        <table:table-row>
          <table:table-cell office:value-type="string">
            <text:p text:style-name="P212">使用例</text:p>
          </table:table-cell>
          <table:table-cell office:value-type="string">
            <text:p text:style-name="P160"/>
            <text:p text:style-name="P160"/>
          </table:table-cell>
        </table:table-row>
      </table:table>
      <text:h text:style-name="P412"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213">説明</text:p>
          </table:table-cell>
          <table:table-cell office:value-type="string">
            <text:p text:style-name="P95"/>
            <text:p text:style-name="P95">辞書型データであれば真を返します。</text:p>
          </table:table-cell>
        </table:table-row>
        <table:table-row>
          <table:table-cell office:value-type="string">
            <text:p text:style-name="P213">書式</text:p>
          </table:table-cell>
          <table:table-cell office:value-type="string">
            <text:p text:style-name="P95"/>
            <text:p text:style-name="P95">dict? <text:span text:style-name="T25">val</text:span></text:p>
          </table:table-cell>
        </table:table-row>
        <table:table-row>
          <table:table-cell office:value-type="string">
            <text:p text:style-name="P213">詳細</text:p>
          </table:table-cell>
          <table:table-cell office:value-type="string">
            <text:p text:style-name="P95"/>
            <text:p text:style-name="P256">valが辞書であれば真を返します。</text:p>
          </table:table-cell>
        </table:table-row>
        <table:table-row>
          <table:table-cell office:value-type="string">
            <text:p text:style-name="P213">戻り値</text:p>
          </table:table-cell>
          <table:table-cell office:value-type="string">
            <text:p text:style-name="P95"/>
            <text:p text:style-name="P95"><text:span text:style-name="T22">valが辞書であれば真を返します</text:span>。</text:p>
          </table:table-cell>
        </table:table-row>
        <table:table-row>
          <table:table-cell office:value-type="string">
            <text:p text:style-name="P213">例外</text:p>
          </table:table-cell>
          <table:table-cell office:value-type="string">
            <text:p text:style-name="P95"/>
            <text:p text:style-name="P95"/>
          </table:table-cell>
        </table:table-row>
        <table:table-row>
          <table:table-cell office:value-type="string">
            <text:p text:style-name="P213">使用例</text:p>
          </table:table-cell>
          <table:table-cell office:value-type="string">
            <text:p text:style-name="P161"/>
            <text:p text:style-name="P161"/>
          </table:table-cell>
        </table:table-row>
      </table:table>
      <text:h text:style-name="P412" text:outline-level="3"><text:bookmark-start text:name="__RefHeading__14460_1559979953"/>dict-class<text:span text:style-name="T1">　</text:span><text:bookmark-end text:name="__RefHeading__14460_1559979953"/></text:h>
      <text:h text:style-name="P355" text:outline-level="3"><text:bookmark-start text:name="__RefHeading__14462_1559979953"/>dict-func　<text:bookmark-end text:name="__RefHeading__14462_1559979953"/></text:h>
      <text:h text:style-name="P355" text:outline-level="3"><text:bookmark-start text:name="__RefHeading__14464_1559979953"/>dict-global　<text:bookmark-end text:name="__RefHeading__14464_1559979953"/></text:h>
      <text:h text:style-name="P355" text:outline-level="3"><text:bookmark-start text:name="__RefHeading__14466_1559979953"/>dict-local　<text:bookmark-end text:name="__RefHeading__14466_1559979953"/></text:h>
      <text:h text:style-name="P355"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212">説明</text:p>
          </table:table-cell>
          <table:table-cell office:value-type="string">
            <text:p text:style-name="P94"/>
            <text:p text:style-name="P94">辞書データを返します。</text:p>
          </table:table-cell>
        </table:table-row>
        <table:table-row>
          <table:table-cell office:value-type="string">
            <text:p text:style-name="P212">書式</text:p>
          </table:table-cell>
          <table:table-cell office:value-type="string">
            <text:p text:style-name="P94"/>
            <text:p text:style-name="P94">dict<text:span text:style-name="T45">-class</text:span></text:p>
            <text:p text:style-name="P95">dict<text:span text:style-name="T45">-func</text:span></text:p>
            <text:p text:style-name="P95">dict<text:span text:style-name="T45">-global</text:span></text:p>
            <text:p text:style-name="P95">dict<text:span text:style-name="T45">-local</text:span></text:p>
            <text:p text:style-name="P95">dict<text:span text:style-name="T45">-object</text:span></text:p>
          </table:table-cell>
        </table:table-row>
        <table:table-row>
          <table:table-cell office:value-type="string">
            <text:p text:style-name="P212">詳細</text:p>
          </table:table-cell>
          <table:table-cell office:value-type="string">
            <text:p text:style-name="P94"/>
            <text:p text:style-name="P94">dict<text:span text:style-name="T45">-class　クラス辞書を返します。</text:span></text:p>
            <text:p text:style-name="P95">dict<text:span text:style-name="T45">-func　 関数辞書を返します。</text:span></text:p>
            <text:p text:style-name="P95">dict<text:span text:style-name="T45">-global <text:s/>グローバル変数辞書を返します。</text:span></text:p>
            <text:p text:style-name="P95">dict<text:span text:style-name="T45">-local　 ローカル変数辞書を返します。</text:span></text:p>
            <text:p text:style-name="P95">dict<text:span text:style-name="T45">-object <text:s text:c="2"/>カレントのオブジェクト変数スロット辞書を返します。</text:span></text:p>
          </table:table-cell>
        </table:table-row>
        <table:table-row>
          <table:table-cell office:value-type="string">
            <text:p text:style-name="P212">戻り値</text:p>
          </table:table-cell>
          <table:table-cell office:value-type="string">
            <text:p text:style-name="P94"/>
            <text:p text:style-name="P94">システムの辞書のデータを返します。</text:p>
          </table:table-cell>
        </table:table-row>
        <table:table-row>
          <table:table-cell office:value-type="string">
            <text:p text:style-name="P212">例外</text:p>
          </table:table-cell>
          <table:table-cell office:value-type="string">
            <text:p text:style-name="P94"/>
            <text:p text:style-name="P94"/>
          </table:table-cell>
        </table:table-row>
        <table:table-row>
          <table:table-cell office:value-type="string">
            <text:p text:style-name="P212">使用例</text:p>
          </table:table-cell>
          <table:table-cell office:value-type="string">
            <text:p text:style-name="P160"/>
            <text:p text:style-name="P160"/>
          </table:table-cell>
        </table:table-row>
      </table:table>
      <text:h text:style-name="P373" text:outline-level="3"/>
      <text:h text:style-name="P413" text:outline-level="3"><text:bookmark-start text:name="__RefHeading___Toc21225_1834471834"/>eq?<text:span text:style-name="T1">　</text:span><text:bookmark-end text:name="__RefHeading___Toc21225_1834471834"/></text:h>
      <table:table table:name="表182" table:style-name="表182">
        <table:table-column table:style-name="表182.A"/>
        <table:table-column table:style-name="表182.B"/>
        <table:table-row>
          <table:table-cell office:value-type="string">
            <text:p text:style-name="P249">説明</text:p>
          </table:table-cell>
          <table:table-cell office:value-type="string">
            <text:p text:style-name="P141"/>
            <text:p text:style-name="P210">ふたつのオブジェクトが等しいか比較します。</text:p>
          </table:table-cell>
        </table:table-row>
        <table:table-row>
          <table:table-cell office:value-type="string">
            <text:p text:style-name="P249">書式</text:p>
          </table:table-cell>
          <table:table-cell office:value-type="string">
            <text:p text:style-name="P141"/>
            <text:p text:style-name="P141">eq? <text:span text:style-name="T25">var</text:span><text:span text:style-name="T61">1</text:span><text:span text:style-name="T25"> var</text:span><text:span text:style-name="T61">2</text:span></text:p>
          </table:table-cell>
        </table:table-row>
        <table:table-row>
          <table:table-cell office:value-type="string">
            <text:p text:style-name="P249">詳細</text:p>
          </table:table-cell>
          <table:table-cell office:value-type="string">
            <text:p text:style-name="P141"/>
            <text:p text:style-name="P141">ふたつのオブジェクト<text:span text:style-name="T25">var</text:span><text:span text:style-name="T61">1</text:span><text:span text:style-name="T25"> var</text:span><text:span text:style-name="T61">2 <text:s/></text:span><text:span text:style-name="T7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249">戻り値</text:p>
          </table:table-cell>
          <table:table-cell office:value-type="string">
            <text:p text:style-name="P141"/>
            <text:p text:style-name="P141">等しければ真を返します。</text:p>
          </table:table-cell>
        </table:table-row>
        <table:table-row>
          <table:table-cell office:value-type="string">
            <text:p text:style-name="P249">例外</text:p>
          </table:table-cell>
          <table:table-cell office:value-type="string">
            <text:p text:style-name="P141"/>
            <text:p text:style-name="P141">ErrSyntax: 書式に誤りがあります。</text:p>
          </table:table-cell>
        </table:table-row>
        <table:table-row>
          <table:table-cell office:value-type="string">
            <text:p text:style-name="P249">使用例</text:p>
          </table:table-cell>
          <table:table-cell office:value-type="string">
            <text:p text:style-name="P195"/>
            <text:p text:style-name="P195"/>
          </table:table-cell>
        </table:table-row>
      </table:table>
      <text:h text:style-name="P337" text:outline-level="3"/>
      <text:h text:style-name="P413"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table:style-name="表117.A1" office:value-type="string">
            <text:p text:style-name="P211">説明</text:p>
          </table:table-cell>
          <table:table-cell table:style-name="表117.A1" office:value-type="string">
            <text:p text:style-name="P93"/>
            <text:p text:style-name="P93">外部プロセスを起動します。</text:p>
          </table:table-cell>
        </table:table-row>
        <table:table-row>
          <table:table-cell table:style-name="表117.A1" office:value-type="string">
            <text:p text:style-name="P211">書式</text:p>
          </table:table-cell>
          <table:table-cell table:style-name="表117.A1" office:value-type="string">
            <text:p text:style-name="P93"/>
            <text:p text:style-name="P93">exec <text:span text:style-name="T25">program</text:span> <text:span text:style-name="T25">args</text:span> ...</text:p>
          </table:table-cell>
        </table:table-row>
        <table:table-row>
          <table:table-cell table:style-name="表117.A1" office:value-type="string">
            <text:p text:style-name="P211">詳細</text:p>
          </table:table-cell>
          <table:table-cell table:style-name="表117.A1" office:value-type="string">
            <text:p text:style-name="P93"/>
            <text:p text:style-name="P93">外部プログラム<text:span text:style-name="T25">program</text:span>を引数<text:span text:style-name="T25">args</text:span>とともに実行します。<text:span text:style-name="T39">program</text:span>、<text:span text:style-name="T25">args</text:span>ともに、指定した値はto_stringの呼び出しにより文字列化されます。</text:p>
            <text:p text:style-name="P93">外部プログラムは子プロセスとして実行されます。perfume自身は親プロセスとして、子プロセスが終了するのを待ちます。</text:p>
            <text:p text:style-name="P277">外部プロセスに対して標準入出力を指定する場合は、pipeコマンドを使用します。</text:p>
          </table:table-cell>
        </table:table-row>
        <table:table-row>
          <table:table-cell table:style-name="表117.A1" office:value-type="string">
            <text:p text:style-name="P211">戻り値</text:p>
          </table:table-cell>
          <table:table-cell table:style-name="表117.A1" office:value-type="string">
            <text:p text:style-name="P93"/>
            <text:p text:style-name="P93">子プロセスの終了ステータスが整数値で返ります。</text:p>
          </table:table-cell>
        </table:table-row>
        <table:table-row>
          <table:table-cell table:style-name="表117.A1" office:value-type="string">
            <text:p text:style-name="P211">例外</text:p>
          </table:table-cell>
          <table:table-cell table:style-name="表117.A1" office:value-type="string">
            <text:p text:style-name="P93"/>
            <text:p text:style-name="P93">ErrSyntax: 書式に誤りがあります。</text:p>
          </table:table-cell>
        </table:table-row>
        <table:table-row table:style-name="表117.6">
          <table:table-cell table:style-name="表117.A1" office:value-type="string">
            <text:p text:style-name="P211">使用例</text:p>
          </table:table-cell>
          <table:table-cell table:style-name="表117.A1" office:value-type="string">
            <text:p text:style-name="P158"/>
            <text:p text:style-name="P158">exec ls -l;</text:p>
          </table:table-cell>
        </table:table-row>
        <table:table-row table:style-name="表117.7">
          <table:table-cell table:style-name="表117.A1" office:value-type="string">
            <text:p text:style-name="P211">関連</text:p>
          </table:table-cell>
          <table:table-cell table:style-name="表117.A1" office:value-type="string">
            <text:p text:style-name="P158"/>
            <text:p text:style-name="P284">pipe</text:p>
          </table:table-cell>
        </table:table-row>
      </table:table>
      <text:h text:style-name="Heading_20_3" text:outline-level="3"/>
      <text:h text:style-name="P392"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211">説明</text:p>
          </table:table-cell>
          <table:table-cell office:value-type="string">
            <text:p text:style-name="P93"/>
            <text:p text:style-name="P93">変数が定義されているか調べます。</text:p>
          </table:table-cell>
        </table:table-row>
        <table:table-row>
          <table:table-cell office:value-type="string">
            <text:p text:style-name="P211">書式</text:p>
          </table:table-cell>
          <table:table-cell office:value-type="string">
            <text:p text:style-name="P93"/>
            <text:p text:style-name="P93">exists? <text:span text:style-name="T25">var</text:span></text:p>
          </table:table-cell>
        </table:table-row>
        <table:table-row>
          <table:table-cell office:value-type="string">
            <text:p text:style-name="P211">詳細</text:p>
          </table:table-cell>
          <table:table-cell office:value-type="string">
            <text:p text:style-name="P93"/>
            <text:p text:style-name="P93">変数<text:span text:style-name="T2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211">戻り値</text:p>
          </table:table-cell>
          <table:table-cell office:value-type="string">
            <text:p text:style-name="P93"/>
            <text:p text:style-name="P93">変数<text:span text:style-name="T25">var</text:span>が定義されている場合tを返します。定義されていない場合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exists? foo;</text:p>
          </table:table-cell>
        </table:table-row>
      </table:table>
      <text:h text:style-name="Heading_20_3" text:outline-level="3"/>
      <text:h text:style-name="P392"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211">説明</text:p>
          </table:table-cell>
          <table:table-cell office:value-type="string">
            <text:p text:style-name="P93"/>
            <text:p text:style-name="P93">perfumeインタプリタを終了します。</text:p>
          </table:table-cell>
        </table:table-row>
        <table:table-row>
          <table:table-cell office:value-type="string">
            <text:p text:style-name="P211">書式</text:p>
          </table:table-cell>
          <table:table-cell office:value-type="string">
            <text:p text:style-name="P93"/>
            <text:p text:style-name="P93">exit [ <text:span text:style-name="T25">status</text:span> ]</text:p>
          </table:table-cell>
        </table:table-row>
        <table:table-row>
          <table:table-cell office:value-type="string">
            <text:p text:style-name="P211">詳細</text:p>
          </table:table-cell>
          <table:table-cell office:value-type="string">
            <text:p text:style-name="P93"/>
            <text:p text:style-name="P93">perfumeインタプリタを終了します。<text:span text:style-name="T25">status</text:span>を0-255の値の範囲で指定すると、プロセスの終了ステータスとなります。省略した場合は0となります。</text:p>
          </table:table-cell>
        </table:table-row>
        <table:table-row>
          <table:table-cell office:value-type="string">
            <text:p text:style-name="P211">戻り値</text:p>
          </table:table-cell>
          <table:table-cell office:value-type="string">
            <text:p text:style-name="P93"/>
            <text:p text:style-name="P93">ありません。</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exit 1;</text:p>
          </table:table-cell>
        </table:table-row>
      </table:table>
      <text:h text:style-name="Heading_20_3" text:outline-level="3"/>
      <text:h text:style-name="P392"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211">説明</text:p>
          </table:table-cell>
          <table:table-cell office:value-type="string">
            <text:p text:style-name="P93"/>
            <text:p text:style-name="P93">nilを返します。</text:p>
          </table:table-cell>
        </table:table-row>
        <table:table-row>
          <table:table-cell office:value-type="string">
            <text:p text:style-name="P211">書式</text:p>
          </table:table-cell>
          <table:table-cell office:value-type="string">
            <text:p text:style-name="P93"/>
            <text:p text:style-name="P93">false</text:p>
          </table:table-cell>
        </table:table-row>
        <table:table-row>
          <table:table-cell office:value-type="string">
            <text:p text:style-name="P211">詳細</text:p>
          </table:table-cell>
          <table:table-cell office:value-type="string">
            <text:p text:style-name="P93"/>
            <text:p text:style-name="P93">nilを返します。</text:p>
          </table:table-cell>
        </table:table-row>
        <table:table-row>
          <table:table-cell office:value-type="string">
            <text:p text:style-name="P211">戻り値</text:p>
          </table:table-cell>
          <table:table-cell office:value-type="string">
            <text:p text:style-name="P93"/>
            <text:p text:style-name="P93">常にnilを返します。</text:p>
          </table:table-cell>
        </table:table-row>
        <table:table-row>
          <table:table-cell office:value-type="string">
            <text:p text:style-name="P211">例外</text:p>
          </table:table-cell>
          <table:table-cell office:value-type="string">
            <text:p text:style-name="P93"/>
            <text:p text:style-name="P93">ありません。</text:p>
          </table:table-cell>
        </table:table-row>
        <table:table-row>
          <table:table-cell office:value-type="string">
            <text:p text:style-name="P211">使用例</text:p>
          </table:table-cell>
          <table:table-cell office:value-type="string">
            <text:p text:style-name="P158"/>
            <text:p text:style-name="P158">false;</text:p>
          </table:table-cell>
        </table:table-row>
      </table:table>
      <text:h text:style-name="P414" text:outline-level="3"><text:bookmark-start text:name="__RefHeading___Toc19467_2135658563"/>false?<text:span text:style-name="T1">　</text:span><text:bookmark-end text:name="__RefHeading___Toc19467_2135658563"/></text:h>
      <table:table table:name="表173" table:style-name="表173">
        <table:table-column table:style-name="表173.A"/>
        <table:table-column table:style-name="表173.B"/>
        <table:table-row>
          <table:table-cell office:value-type="string">
            <text:p text:style-name="P246">説明</text:p>
          </table:table-cell>
          <table:table-cell office:value-type="string">
            <text:p text:style-name="P136"/>
            <text:p text:style-name="P136">falseであればtを返します。</text:p>
          </table:table-cell>
        </table:table-row>
        <table:table-row>
          <table:table-cell office:value-type="string">
            <text:p text:style-name="P246">書式</text:p>
          </table:table-cell>
          <table:table-cell office:value-type="string">
            <text:p text:style-name="P136"/>
            <text:p text:style-name="P136">false? <text:span text:style-name="T35">var</text:span></text:p>
          </table:table-cell>
        </table:table-row>
        <table:table-row>
          <table:table-cell office:value-type="string">
            <text:p text:style-name="P246">詳細</text:p>
          </table:table-cell>
          <table:table-cell office:value-type="string">
            <text:p text:style-name="P136"/>
            <text:p text:style-name="P154">変数<text:span text:style-name="T25">var</text:span>がスコープに存在しないか存在してnilのときにtを返します。</text:p>
          </table:table-cell>
        </table:table-row>
        <table:table-row>
          <table:table-cell office:value-type="string">
            <text:p text:style-name="P246">戻り値</text:p>
          </table:table-cell>
          <table:table-cell office:value-type="string">
            <text:p text:style-name="P136"/>
            <text:p text:style-name="P154">変数<text:span text:style-name="T25">var</text:span>がスコープに存在しないか存在してnilのときにtを返します。</text:p>
          </table:table-cell>
        </table:table-row>
        <table:table-row>
          <table:table-cell office:value-type="string">
            <text:p text:style-name="P246">例外</text:p>
          </table:table-cell>
          <table:table-cell office:value-type="string">
            <text:p text:style-name="P136"/>
            <text:p text:style-name="P136">ありません。</text:p>
          </table:table-cell>
        </table:table-row>
        <table:table-row>
          <table:table-cell office:value-type="string">
            <text:p text:style-name="P246">使用例</text:p>
          </table:table-cell>
          <table:table-cell office:value-type="string">
            <text:p text:style-name="P192"/>
            <text:p text:style-name="P192"/>
          </table:table-cell>
        </table:table-row>
      </table:table>
      <text:h text:style-name="P374" text:outline-level="3"/>
      <text:h text:style-name="P392"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211">説明</text:p>
          </table:table-cell>
          <table:table-cell office:value-type="string">
            <text:p text:style-name="P93"/>
            <text:p text:style-name="P93">ファイルに関する調査を行います。</text:p>
          </table:table-cell>
        </table:table-row>
        <table:table-row>
          <table:table-cell office:value-type="string">
            <text:p text:style-name="P211">書式</text:p>
          </table:table-cell>
          <table:table-cell office:value-type="string">
            <text:p text:style-name="P93"/>
            <text:p text:style-name="P93">file ?</text:p>
            <text:p text:style-name="P93">file exists? <text:span text:style-name="T25">"name"</text:span></text:p>
            <text:p text:style-name="P93">file dir? <text:span text:style-name="T25">"name"</text:span></text:p>
            <text:p text:style-name="P93">file read? <text:span text:style-name="T25">"name"</text:span></text:p>
            <text:p text:style-name="P93">file write? <text:span text:style-name="T25">"name"</text:span></text:p>
            <text:p text:style-name="P93">file exec? <text:span text:style-name="T25">"name"</text:span></text:p>
            <text:p text:style-name="P93">file list [ <text:span text:style-name="T25">"directory" <text:s/></text:span>]</text:p>
          </table:table-cell>
        </table:table-row>
        <table:table-row>
          <table:table-cell office:value-type="string">
            <text:p text:style-name="P211">詳細</text:p>
          </table:table-cell>
          <table:table-cell office:value-type="string">
            <text:p text:style-name="P93"/>
            <text:p text:style-name="P93">ファイルの調査を行います。第1引数により目的の動作を指定します。以下、第1引数の値による動作を説明します。</text:p>
            <text:p text:style-name="P93">? … ヘルプを表示します。</text:p>
            <text:p text:style-name="P93">exists? ... 第2引数で指定したファイルが存在する場合、tを返します。</text:p>
            <text:p text:style-name="P93">dir? ... 第2引数で指定したファイルがディレクトリの場合、tを返します。</text:p>
            <text:p text:style-name="P93">read? ... 第2引数で指定したファイルが読込み可能な場合、tを返します。</text:p>
            <text:p text:style-name="P93">write? ... 第2引数で指定したファイルが書込み可能な場合、tを返します。</text:p>
            <text:p text:style-name="P93">exec? ... 第2引数で指定したファイルが実行可能な場合、tを返します。</text:p>
            <text:p text:style-name="P93">（上記、いずれもt以外の場合はnilを返します。）</text:p>
            <text:p text:style-name="P93">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211">戻り値</text:p>
          </table:table-cell>
          <table:table-cell office:value-type="string">
            <text:p text:style-name="P93"/>
            <text:p text:style-name="P93">詳細を参照のこと。</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FileAccess: ファイルアクセス権限がありません。</text:p>
          </table:table-cell>
        </table:table-row>
        <table:table-row>
          <table:table-cell office:value-type="string">
            <text:p text:style-name="P211">使用例</text:p>
          </table:table-cell>
          <table:table-cell office:value-type="string">
            <text:p text:style-name="P158"/>
            <text:p text:style-name="P158">file exists? "foo.txt";</text:p>
            <text:p text:style-name="P158"><text:tab/><text:tab/># <text:span text:style-name="T57">→</text:span> t or nil</text:p>
            <text:p text:style-name="P158">file list "/";</text:p>
            <text:p text:style-name="P158"><text:tab/><text:tab/># <text:span text:style-name="T57">→</text:span> return list of root directory files</text:p>
          </table:table-cell>
        </table:table-row>
      </table:table>
      <text:h text:style-name="Heading_20_3" text:outline-level="3"/>
      <text:h text:style-name="P413" text:outline-level="3"><text:bookmark-start text:name="__RefHeading___Toc21227_1834471834"/>fork<text:span text:style-name="T1">　</text:span><text:bookmark-end text:name="__RefHeading___Toc21227_1834471834"/></text:h>
      <table:table table:name="表183" table:style-name="表183">
        <table:table-column table:style-name="表183.A"/>
        <table:table-column table:style-name="表183.B"/>
        <table:table-row>
          <table:table-cell table:style-name="表183.A1" office:value-type="string">
            <text:p text:style-name="P249">説明</text:p>
          </table:table-cell>
          <table:table-cell table:style-name="表183.A1" office:value-type="string">
            <text:p text:style-name="P141"/>
            <text:p text:style-name="P141">プロセスを生成します。</text:p>
          </table:table-cell>
        </table:table-row>
        <table:table-row>
          <table:table-cell table:style-name="表183.A1" office:value-type="string">
            <text:p text:style-name="P249">書式</text:p>
          </table:table-cell>
          <table:table-cell table:style-name="表183.A1" office:value-type="string">
            <text:p text:style-name="P141"/>
            <text:p text:style-name="P141">fork</text:p>
          </table:table-cell>
        </table:table-row>
        <table:table-row>
          <table:table-cell table:style-name="表183.A1" office:value-type="string">
            <text:p text:style-name="P249">詳細</text:p>
          </table:table-cell>
          <table:table-cell table:style-name="表183.A1" office:value-type="string">
            <text:p text:style-name="P141"/>
            <text:p text:style-name="P141">UNIXプロセスを生成します。</text:p>
          </table:table-cell>
        </table:table-row>
        <table:table-row>
          <table:table-cell table:style-name="表183.A1" office:value-type="string">
            <text:p text:style-name="P249">戻り値</text:p>
          </table:table-cell>
          <table:table-cell table:style-name="表183.A1" office:value-type="string">
            <text:p text:style-name="P46"/>
            <text:p text:style-name="P46">親プロセスの場合は子プロセスのプロセスidが返ります。子プロセスの場合は0が返ります。</text:p>
          </table:table-cell>
        </table:table-row>
        <table:table-row>
          <table:table-cell table:style-name="表183.A1" office:value-type="string">
            <text:p text:style-name="P249">例外</text:p>
          </table:table-cell>
          <table:table-cell table:style-name="表183.A1" office:value-type="string">
            <text:p text:style-name="P141"/>
            <text:p text:style-name="P141">ErrSyntax: 書式に誤りがあります。</text:p>
            <text:p text:style-name="P141">ErrSysCall: システムコールでエラーが発生しました。</text:p>
          </table:table-cell>
        </table:table-row>
        <table:table-row>
          <table:table-cell table:style-name="表183.A1" office:value-type="string">
            <text:p text:style-name="P249">使用例</text:p>
          </table:table-cell>
          <table:table-cell table:style-name="表183.A1" office:value-type="string">
            <text:p text:style-name="P195"/>
            <text:p text:style-name="P195"/>
          </table:table-cell>
        </table:table-row>
        <table:table-row>
          <table:table-cell table:style-name="表183.A1" office:value-type="string">
            <text:p text:style-name="P249">関連</text:p>
          </table:table-cell>
          <table:table-cell table:style-name="表183.A1" office:value-type="string">
            <text:p text:style-name="Standard"/>
            <text:p text:style-name="Standard">fork-exec</text:p>
            <text:p text:style-name="Standard">wait</text:p>
          </table:table-cell>
        </table:table-row>
      </table:table>
      <text:h text:style-name="P337" text:outline-level="3"/>
      <text:h text:style-name="P413" text:outline-level="3"><text:bookmark-start text:name="__RefHeading__14480_1559979953"/>fork-exec<text:span text:style-name="T1">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211">説明</text:p>
          </table:table-cell>
          <table:table-cell table:style-name="表42.A1" office:value-type="string">
            <text:p text:style-name="P93"/>
            <text:p text:style-name="P93">プロセスを生成し外部プログラムを実行します。</text:p>
          </table:table-cell>
        </table:table-row>
        <table:table-row>
          <table:table-cell table:style-name="表42.A1" office:value-type="string">
            <text:p text:style-name="P211">書式</text:p>
          </table:table-cell>
          <table:table-cell table:style-name="表42.A1" office:value-type="string">
            <text:p text:style-name="P93"/>
            <text:p text:style-name="P93">fork-exec <text:span text:style-name="T25">command</text:span> <text:span text:style-name="T90">[ </text:span><text:span text:style-name="T32">args</text:span><text:span text:style-name="T90"> … ]</text:span></text:p>
          </table:table-cell>
        </table:table-row>
        <table:table-row>
          <table:table-cell table:style-name="表42.A1" office:value-type="string">
            <text:p text:style-name="P211">詳細</text:p>
          </table:table-cell>
          <table:table-cell table:style-name="表42.A1" office:value-type="string">
            <text:p text:style-name="P93"/>
            <text:p text:style-name="P93">UNIXプロセスを生成し、子プロセスとして <text:span text:style-name="T32">command</text:span><text:span text:style-name="T90"> を</text:span><text:span text:style-name="T32">args</text:span><text:span text:style-name="T90">引数を伴い実行します。子プロセスのプロセスidと標準入出力ファイル記述子が返され、子プロセスは並行して動作します。</text:span></text:p>
            <text:p text:style-name="P271">親プロセスは子プロセスの終了をwaitコマンドで完了させる必要があります。</text:p>
          </table:table-cell>
        </table:table-row>
        <table:table-row>
          <table:table-cell table:style-name="表42.A1" office:value-type="string">
            <text:p text:style-name="P211">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45">PID … 子プロセスのプロセスid</text:p>
            <text:p text:style-name="P45">OUTPUT-FD … 親プロセスから子プロセスへデータを渡すためのファイル記述子。子プロセスの標準入力。</text:p>
            <text:p text:style-name="P45">INPUT-FD … 子プロセスから親プロセスへデータを渡すためのファイル記述子。子プロセスの標準出力。</text:p>
          </table:table-cell>
        </table:table-row>
        <table:table-row>
          <table:table-cell table:style-name="表42.A1" office:value-type="string">
            <text:p text:style-name="P211">例外</text:p>
          </table:table-cell>
          <table:table-cell table:style-name="表42.A1" office:value-type="string">
            <text:p text:style-name="P93"/>
            <text:p text:style-name="P93">ErrSyntax: 書式に誤りがあります。</text:p>
            <text:p text:style-name="P93">ErrSysCall: システムコールでエラーが発生しました。</text:p>
          </table:table-cell>
        </table:table-row>
        <table:table-row>
          <table:table-cell table:style-name="表42.A1" office:value-type="string">
            <text:p text:style-name="P211">使用例</text:p>
          </table:table-cell>
          <table:table-cell table:style-name="表42.A1" office:value-type="string">
            <text:p text:style-name="P158"/>
            <text:p text:style-name="P158"/>
          </table:table-cell>
        </table:table-row>
        <table:table-row>
          <table:table-cell table:style-name="表42.A1" office:value-type="string">
            <text:p text:style-name="P211">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392"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211">説明</text:p>
          </table:table-cell>
          <table:table-cell office:value-type="string">
            <text:p text:style-name="P93"/>
            <text:p text:style-name="P93">無名の関数を定義します。</text:p>
          </table:table-cell>
        </table:table-row>
        <table:table-row>
          <table:table-cell office:value-type="string">
            <text:p text:style-name="P211">書式</text:p>
          </table:table-cell>
          <table:table-cell office:value-type="string">
            <text:p text:style-name="P93"/>
            <text:p text:style-name="P93">fun ( <text:span text:style-name="T25">argspec</text:span> ) { <text:span text:style-name="T25">body</text:span> }</text:p>
            <text:p text:style-name="P138"><text:tab/><text:span text:style-name="T25">argspec</text:span> : [ <text:span text:style-name="T25">posargs</text:span> ... ] [ <text:span text:style-name="T25">keyword</text:span><text:span text:style-name="T45">: </text:span><text:span text:style-name="T25">keyargs </text:span>... ]</text:p>
            <text:p text:style-name="P138"><text:tab/><text:tab/>[ args: <text:span text:style-name="T25">restarg</text:span> ] <text:s/><text:span text:style-name="T98">| <text:s/>*</text:span></text:p>
            <text:p text:style-name="P93"><text:tab/><text:span text:style-name="T25">posargs</text:span> : <text:span text:style-name="T25">symbol</text:span> | &amp;<text:span text:style-name="T25">symbol</text:span></text:p>
            <text:p text:style-name="P93"><text:tab/><text:span text:style-name="T25">keyargs</text:span> : <text:span text:style-name="T25">symbol</text:span> | &amp;<text:span text:style-name="T25">symbol</text:span></text:p>
            <text:p text:style-name="P93"><text:span text:style-name="T25"><text:tab/>restarg </text:span><text:span text:style-name="T45">:</text:span><text:span text:style-name="T25"> symbol</text:span></text:p>
          </table:table-cell>
        </table:table-row>
        <table:table-row>
          <table:table-cell office:value-type="string">
            <text:p text:style-name="P211">詳細</text:p>
          </table:table-cell>
          <table:table-cell office:value-type="string">
            <text:p text:style-name="P93"/>
            <text:p text:style-name="P93">名前無し関数を定義します。引数定義<text:span text:style-name="T25">argspec</text:span>に関しては、「4.10 引数」を参照ください。</text:p>
            <text:p text:style-name="P93"><text:span text:style-name="T25">body</text:span>には、関数本体のスクリプトを記述します。</text:p>
          </table:table-cell>
        </table:table-row>
        <table:table-row>
          <table:table-cell office:value-type="string">
            <text:p text:style-name="P211">戻り値</text:p>
          </table:table-cell>
          <table:table-cell office:value-type="string">
            <text:p text:style-name="P93"/>
            <text:p text:style-name="P93">生成された関数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defun foo (n) {</text:p>
            <text:p text:style-name="P158"><text:s text:c="2"/>fun (i) {$n ++ $i}</text:p>
            <text:p text:style-name="P158">};</text:p>
            <text:p text:style-name="P158">set x [foo 100];</text:p>
            <text:p text:style-name="P158">$x 10;<text:tab/><text:tab/><text:tab/># <text:span text:style-name="T57">→</text:span> 110</text:p>
            <text:p text:style-name="P158">$x 10;<text:tab/><text:tab/><text:tab/># <text:span text:style-name="T57">→</text:span> 120</text:p>
          </table:table-cell>
        </table:table-row>
      </table:table>
      <text:h text:style-name="P396"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216">説明</text:p>
          </table:table-cell>
          <table:table-cell office:value-type="string">
            <text:p text:style-name="P100"/>
            <text:p text:style-name="P100">関数型データであれば真を返します。</text:p>
          </table:table-cell>
        </table:table-row>
        <table:table-row>
          <table:table-cell office:value-type="string">
            <text:p text:style-name="P216">書式</text:p>
          </table:table-cell>
          <table:table-cell office:value-type="string">
            <text:p text:style-name="P100"/>
            <text:p text:style-name="P100">func? <text:s/><text:span text:style-name="T25"><text:s/>var <text:s/></text:span></text:p>
          </table:table-cell>
        </table:table-row>
        <table:table-row>
          <table:table-cell office:value-type="string">
            <text:p text:style-name="P216">詳細</text:p>
          </table:table-cell>
          <table:table-cell office:value-type="string">
            <text:p text:style-name="P100"/>
            <text:p text:style-name="P100"><text:span text:style-name="T25">var</text:span>が関数型データであれば真を返します。</text:p>
          </table:table-cell>
        </table:table-row>
        <table:table-row>
          <table:table-cell office:value-type="string">
            <text:p text:style-name="P216">戻り値</text:p>
          </table:table-cell>
          <table:table-cell office:value-type="string">
            <text:p text:style-name="P100"/>
            <text:p text:style-name="P100"><text:span text:style-name="T25">var</text:span>が関数型データであれば真を返します。</text:p>
          </table:table-cell>
        </table:table-row>
        <table:table-row>
          <table:table-cell office:value-type="string">
            <text:p text:style-name="P216">例外</text:p>
          </table:table-cell>
          <table:table-cell office:value-type="string">
            <text:p text:style-name="P100"/>
            <text:p text:style-name="P100">ErrSyntax: 書式に誤りがあります。</text:p>
          </table:table-cell>
        </table:table-row>
        <table:table-row>
          <table:table-cell office:value-type="string">
            <text:p text:style-name="P216">使用例</text:p>
          </table:table-cell>
          <table:table-cell office:value-type="string">
            <text:p text:style-name="P164"/>
            <text:p text:style-name="P164">func? [fun () {}]; <text:s/># → t</text:p>
          </table:table-cell>
        </table:table-row>
      </table:table>
      <text:h text:style-name="P408" text:outline-level="3"><text:bookmark-start text:name="__RefHeading___Toc21200_780634474"/>gc　<text:bookmark-end text:name="__RefHeading___Toc21200_780634474"/></text:h>
      <table:table table:name="表192" table:style-name="表192">
        <table:table-column table:style-name="表192.A"/>
        <table:table-column table:style-name="表192.B"/>
        <table:table-row>
          <table:table-cell office:value-type="string">
            <text:p text:style-name="P463">説明</text:p>
          </table:table-cell>
          <table:table-cell office:value-type="string">
            <text:p text:style-name="P454"/>
            <text:p text:style-name="P447">ガベージコレクションを起動します。</text:p>
          </table:table-cell>
        </table:table-row>
        <table:table-row>
          <table:table-cell office:value-type="string">
            <text:p text:style-name="P463">書式</text:p>
          </table:table-cell>
          <table:table-cell office:value-type="string">
            <text:p text:style-name="P454"/>
            <text:p text:style-name="P454">gc</text:p>
          </table:table-cell>
        </table:table-row>
        <table:table-row>
          <table:table-cell office:value-type="string">
            <text:p text:style-name="P463">詳細</text:p>
          </table:table-cell>
          <table:table-cell office:value-type="string">
            <text:p text:style-name="P454"/>
            <text:p text:style-name="P464">ガベージコレクションを起動します。</text:p>
          </table:table-cell>
        </table:table-row>
        <table:table-row>
          <table:table-cell office:value-type="string">
            <text:p text:style-name="P463">戻り値</text:p>
          </table:table-cell>
          <table:table-cell office:value-type="string">
            <text:p text:style-name="P454"/>
            <text:p text:style-name="P454">常にnilを返します。</text:p>
          </table:table-cell>
        </table:table-row>
        <table:table-row>
          <table:table-cell office:value-type="string">
            <text:p text:style-name="P463">例外</text:p>
          </table:table-cell>
          <table:table-cell office:value-type="string">
            <text:p text:style-name="P454"/>
            <text:p text:style-name="P454"/>
          </table:table-cell>
        </table:table-row>
        <table:table-row>
          <table:table-cell office:value-type="string">
            <text:p text:style-name="P463">使用例</text:p>
          </table:table-cell>
          <table:table-cell office:value-type="string">
            <text:p text:style-name="P461"/>
            <text:p text:style-name="P461"/>
          </table:table-cell>
        </table:table-row>
      </table:table>
      <text:h text:style-name="P363" text:outline-level="3"><text:span text:style-name="T1"/></text:h>
      <text:h text:style-name="P408" text:outline-level="3"><text:bookmark-start text:name="__RefHeading__14914_1847744091"/>g<text:span text:style-name="T104">lob</text:span>　<text:bookmark-end text:name="__RefHeading__14914_1847744091"/></text:h>
      <table:table table:name="Table39" table:style-name="Table39">
        <table:table-column table:style-name="Table39.A"/>
        <table:table-column table:style-name="Table39.B"/>
        <table:table-row>
          <table:table-cell office:value-type="string">
            <text:p text:style-name="P219">説明</text:p>
          </table:table-cell>
          <table:table-cell office:value-type="string">
            <text:p text:style-name="P103"/>
            <text:p text:style-name="P206">指定したパスと正規表現でファイルリストを返します。</text:p>
          </table:table-cell>
        </table:table-row>
        <table:table-row>
          <table:table-cell office:value-type="string">
            <text:p text:style-name="P219">書式</text:p>
          </table:table-cell>
          <table:table-cell office:value-type="string">
            <text:p text:style-name="P103"/>
            <text:p text:style-name="P456">glob [ [ <text:span text:style-name="T25">path</text:span> ] '/' [ <text:span text:style-name="T25">regex</text:span> ] ]</text:p>
          </table:table-cell>
        </table:table-row>
        <table:table-row>
          <table:table-cell office:value-type="string">
            <text:p text:style-name="P219">詳細</text:p>
          </table:table-cell>
          <table:table-cell office:value-type="string">
            <text:p text:style-name="Standard"/>
            <text:p text:style-name="Standard"><text:span text:style-name="T25">path</text:span>により指定したディレクトリ配下にあるファイルを<text:span text:style-name="T25">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308"><text:span text:style-name="T25">path</text:span>を省略した場合はカレントディレクトリ “./<text:span text:style-name="T105">”</text:span> が指定されたことになります。</text:p>
            <text:p text:style-name="P308"><text:span text:style-name="T25">regex</text:span>を省略した場合は、全てのファイル “.*<text:span text:style-name="T105">”</text:span> が指定されたことになります。</text:p>
            <text:p text:style-name="P308">両方省略された場合は、カレントディレクトリの全てのファイルが指定されたことになります。</text:p>
            <text:p text:style-name="P309">UNIXの同名のライブラリとは異なり、パターンの指定方法は正規表現となります。</text:p>
          </table:table-cell>
        </table:table-row>
        <table:table-row>
          <table:table-cell office:value-type="string">
            <text:p text:style-name="P219">戻り値</text:p>
          </table:table-cell>
          <table:table-cell office:value-type="string">
            <text:p text:style-name="P103"/>
            <text:p text:style-name="P103">ファイル名のリストを返します。</text:p>
          </table:table-cell>
        </table:table-row>
        <table:table-row>
          <table:table-cell office:value-type="string">
            <text:p text:style-name="P219">例外</text:p>
          </table:table-cell>
          <table:table-cell office:value-type="string">
            <text:p text:style-name="P103"/>
            <text:p text:style-name="P103"/>
          </table:table-cell>
        </table:table-row>
        <table:table-row>
          <table:table-cell office:value-type="string">
            <text:p text:style-name="P219">使用例</text:p>
          </table:table-cell>
          <table:table-cell office:value-type="string">
            <text:p text:style-name="P460"/>
            <text:p text:style-name="P320"><text:span text:style-name="T104">g</text:span>lob <text:span text:style-name="T104">'../.*\.[ch]$'</text:span></text:p>
          </table:table-cell>
        </table:table-row>
      </table:table>
      <text:h text:style-name="P399"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220">説明</text:p>
          </table:table-cell>
          <table:table-cell office:value-type="string">
            <text:p text:style-name="P104"/>
            <text:p text:style-name="P207">現在のスタックフレームのまま指定した関数に制御を移します。</text:p>
          </table:table-cell>
        </table:table-row>
        <table:table-row>
          <table:table-cell office:value-type="string">
            <text:p text:style-name="P220">書式</text:p>
          </table:table-cell>
          <table:table-cell office:value-type="string">
            <text:p text:style-name="P104"/>
            <text:p text:style-name="P104">goto <text:span text:style-name="T25">function-name</text:span> [ <text:span text:style-name="T25">args</text:span> ... ]</text:p>
          </table:table-cell>
        </table:table-row>
        <table:table-row>
          <table:table-cell office:value-type="string">
            <text:p text:style-name="P220">詳細</text:p>
          </table:table-cell>
          <table:table-cell office:value-type="string">
            <text:p text:style-name="P104"/>
            <text:p text:style-name="P104"><text:span text:style-name="T73">現在の呼び出しスタックフレームのまま</text:span><text:span text:style-name="T72">function-name</text:span><text:span text:style-name="T73">を呼び出します。</text:span><text:span text:style-name="T72">function-name</text:span><text:span text:style-name="T73">に仮引数が定義されている場合は、</text:span><text:span text:style-name="T72">args</text:span><text:span text:style-name="T73">により与える必要があります。</text:span></text:p>
            <text:p text:style-name="P260">本コマンドにより末尾再帰呼び出しをプログラムレベルで実現できます。</text:p>
          </table:table-cell>
        </table:table-row>
        <table:table-row>
          <table:table-cell office:value-type="string">
            <text:p text:style-name="P220">戻り値</text:p>
          </table:table-cell>
          <table:table-cell office:value-type="string">
            <text:p text:style-name="P104"/>
            <text:p text:style-name="P104">本コマンドの戻り値はありません。</text:p>
          </table:table-cell>
        </table:table-row>
        <table:table-row>
          <table:table-cell office:value-type="string">
            <text:p text:style-name="P220">例外</text:p>
          </table:table-cell>
          <table:table-cell office:value-type="string">
            <text:p text:style-name="P104"/>
            <text:p text:style-name="P104">関数呼び出しに伴うエラーと同等のエラーが発生します（引数の不一致など）。</text:p>
          </table:table-cell>
        </table:table-row>
        <table:table-row>
          <table:table-cell office:value-type="string">
            <text:p text:style-name="P220">使用例</text:p>
          </table:table-cell>
          <table:table-cell office:value-type="string">
            <text:p text:style-name="P168"/>
            <text:p text:style-name="P168"/>
          </table:table-cell>
        </table:table-row>
      </table:table>
      <text:h text:style-name="P356" text:outline-level="3"/>
      <text:h text:style-name="P392"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211">説明</text:p>
          </table:table-cell>
          <table:table-cell office:value-type="string">
            <text:p text:style-name="P93"/>
            <text:p text:style-name="P93">条件により処理を分岐します。</text:p>
          </table:table-cell>
        </table:table-row>
        <table:table-row>
          <table:table-cell office:value-type="string">
            <text:p text:style-name="P211">書式</text:p>
          </table:table-cell>
          <table:table-cell office:value-type="string">
            <text:p text:style-name="P93"/>
            <text:p text:style-name="P93">if <text:span text:style-name="T25">exp</text:span><text:span text:style-name="T45"> </text:span><text:span text:style-name="T51">[ </text:span><text:span text:style-name="T45">then: </text:span><text:span text:style-name="T25">then-block </text:span><text:span text:style-name="T51">]</text:span><text:span text:style-name="T25"> </text:span><text:span text:style-name="T45">[ else: </text:span><text:span text:style-name="T25">else-block </text:span><text:span text:style-name="T45"><text:s/>]</text:span></text:p>
            <text:p text:style-name="P93"><text:span text:style-name="T45"><text:tab/></text:span><text:span text:style-name="T25">exp </text:span><text:span text:style-name="T45">: </text:span><text:span text:style-name="T25">value</text:span><text:span text:style-name="T45"> | { </text:span><text:span text:style-name="T25">block</text:span><text:span text:style-name="T45"> }</text:span></text:p>
            <text:p text:style-name="P93"><text:span text:style-name="T45"><text:tab/></text:span><text:span text:style-name="T25">then-block</text:span><text:span text:style-name="T45"> : </text:span><text:span text:style-name="T25">value</text:span><text:span text:style-name="T45"> | { </text:span><text:span text:style-name="T25">block</text:span><text:span text:style-name="T45"> }</text:span></text:p>
            <text:p text:style-name="P93"><text:span text:style-name="T45"><text:tab/></text:span><text:span text:style-name="T25">else-block</text:span><text:span text:style-name="T45"> : </text:span><text:span text:style-name="T25">value</text:span><text:span text:style-name="T45"> | { </text:span><text:span text:style-name="T25">block</text:span><text:span text:style-name="T45"> }</text:span></text:p>
          </table:table-cell>
        </table:table-row>
        <table:table-row>
          <table:table-cell office:value-type="string">
            <text:p text:style-name="P211">詳細</text:p>
          </table:table-cell>
          <table:table-cell office:value-type="string">
            <text:p text:style-name="P93"/>
            <text:p text:style-name="P93"><text:span text:style-name="T25">exp</text:span>を評価し、非nilの場合<text:span text:style-name="T25">then-block</text:span>を実行します。nilの場合は<text:span text:style-name="T25">else-block</text:span>を実行します。</text:p>
            <text:p text:style-name="P93"><text:span text:style-name="T25">exp</text:span>は、値もしくは処理ブロックを指定します。処理ブロックの場合は、そのブロックを実行した結果がnilかどうかを判定します。</text:p>
            <text:p text:style-name="P93"><text:span text:style-name="T25">then-block</text:span><text:span text:style-name="T45">および</text:span><text:span text:style-name="T25">else-block</text:span>は、値もしくは処理ブロックを指定します。処理ブロックを指定した場合は、そのブロックを実行します。</text:p>
          </table:table-cell>
        </table:table-row>
        <table:table-row>
          <table:table-cell office:value-type="string">
            <text:p text:style-name="P211">戻り値</text:p>
          </table:table-cell>
          <table:table-cell office:value-type="string">
            <text:p text:style-name="P93"/>
            <text:p text:style-name="P93">実行された<text:span text:style-name="T25">then</text:span>-<text:span text:style-name="T25">block</text:span><text:span text:style-name="T45">もしくは</text:span><text:span text:style-name="T25">else-block</text:span>の値となります。実行すべきブロックが指定されていなかった場合は、nil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通常の使用例</text:p>
            <text:p text:style-name="P158">if {$i = 0} then: {</text:p>
            <text:p text:style-name="P158"><text:s text:c="2"/># do-something</text:p>
            <text:p text:style-name="P158">} else: {</text:p>
            <text:p text:style-name="P158"><text:s text:c="2"/># do-otherwise</text:p>
            <text:p text:style-name="P158">};</text:p>
            <text:p text:style-name="P158"/>
            <text:p text:style-name="P158"># 変数の有無によりオプションを設定するようなケース</text:p>
            <text:p text:style-name="P158">defun foo (sort-order: order) {</text:p>
            <text:p text:style-name="P158"><text:s text:c="2"/>if [set? order] else: {set order &gt;};</text:p>
            <text:p text:style-name="P158"><text:s text:c="2"/># ...</text:p>
            <text:p text:style-name="P158">};</text:p>
          </table:table-cell>
        </table:table-row>
      </table:table>
      <text:h text:style-name="Heading_20_3" text:outline-level="3"/>
      <text:h text:style-name="P392"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211">説明</text:p>
          </table:table-cell>
          <table:table-cell office:value-type="string">
            <text:p text:style-name="P93"/>
            <text:p text:style-name="P93">インタプリタの情報を返します。</text:p>
          </table:table-cell>
        </table:table-row>
        <table:table-row>
          <table:table-cell office:value-type="string">
            <text:p text:style-name="P211">書式</text:p>
          </table:table-cell>
          <table:table-cell office:value-type="string">
            <text:p text:style-name="P93"/>
            <text:p text:style-name="P93">info local | closure | self | func | class | global | script</text:p>
          </table:table-cell>
        </table:table-row>
        <table:table-row>
          <table:table-cell office:value-type="string">
            <text:p text:style-name="P211">詳細</text:p>
          </table:table-cell>
          <table:table-cell office:value-type="string">
            <text:p text:style-name="P93"/>
            <text:p text:style-name="P93">インタプリタに関する情報をリストで返します。第1引数の内容により動作が変わります。以下、第1引数の内容による機能を示します。</text:p>
            <text:p text:style-name="P93">local ... 現在のローカル変数のシンボルリストを返します。</text:p>
            <text:p text:style-name="P93">closure ... 現在のクロージャのスコープにあるローカル変数のシンボルリストを返します。</text:p>
            <text:p text:style-name="P93">self ... カレントオブジェクトのインスタンス変数のシンボルリストを返します。</text:p>
            <text:p text:style-name="P93">func ... 組み込みコマンド、ユーザ定義関数のシンボルリストを返します。</text:p>
            <text:p text:style-name="P93">class ... クラスのシンボルリストを返します。</text:p>
            <text:p text:style-name="P93">global ... グローバル変数のシンボルリストを返します。</text:p>
            <text:p text:style-name="P93">script ... ロードされたスクリプトのリストを返します。</text:p>
          </table:table-cell>
        </table:table-row>
        <table:table-row>
          <table:table-cell office:value-type="string">
            <text:p text:style-name="P211">戻り値</text:p>
          </table:table-cell>
          <table:table-cell office:value-type="string">
            <text:p text:style-name="P93"/>
            <text:p text:style-name="P93">指定した引数によります。詳細参照のこと。</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全ての変数の一覧をリスト化</text:p>
            <text:p text:style-name="P158">[info local] concat [info closure] [info self] [info global];</text:p>
            <text:p text:style-name="P158"/>
            <text:p text:style-name="P158"># 関数の一覧</text:p>
            <text:p text:style-name="P158">info func;</text:p>
          </table:table-cell>
        </table:table-row>
      </table:table>
      <text:h text:style-name="P400"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217">説明</text:p>
          </table:table-cell>
          <table:table-cell office:value-type="string">
            <text:p text:style-name="P101"/>
            <text:p text:style-name="P101">整数型データであれば真を返します。</text:p>
          </table:table-cell>
        </table:table-row>
        <table:table-row>
          <table:table-cell office:value-type="string">
            <text:p text:style-name="P217">書式</text:p>
          </table:table-cell>
          <table:table-cell office:value-type="string">
            <text:p text:style-name="P101"/>
            <text:p text:style-name="P101">integer? <text:s/><text:span text:style-name="T25"><text:s/>var <text:s/></text:span></text:p>
          </table:table-cell>
        </table:table-row>
        <table:table-row>
          <table:table-cell office:value-type="string">
            <text:p text:style-name="P217">詳細</text:p>
          </table:table-cell>
          <table:table-cell office:value-type="string">
            <text:p text:style-name="P101"/>
            <text:p text:style-name="P101"><text:span text:style-name="T25">var</text:span>が整数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整数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364" text:outline-level="3"/>
      <text:h text:style-name="P392"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211">説明</text:p>
          </table:table-cell>
          <table:table-cell office:value-type="string">
            <text:p text:style-name="P93"/>
            <text:p text:style-name="P93">遅延評価ブロックの生成</text:p>
          </table:table-cell>
        </table:table-row>
        <table:table-row>
          <table:table-cell office:value-type="string">
            <text:p text:style-name="P211">書式</text:p>
          </table:table-cell>
          <table:table-cell office:value-type="string">
            <text:p text:style-name="P93"/>
            <text:p text:style-name="P93">lazy { <text:span text:style-name="T25">block</text:span> }</text:p>
          </table:table-cell>
        </table:table-row>
        <table:table-row>
          <table:table-cell office:value-type="string">
            <text:p text:style-name="P211">詳細</text:p>
          </table:table-cell>
          <table:table-cell office:value-type="string">
            <text:p text:style-name="P93"/>
            <text:p text:style-name="P93">遅延評価ブロックを生成します。lazyコマンドにより生成された<text:span text:style-name="T25">block</text:span>は、次に参照された際に評価されます。そのため、lazyコマンドの戻り値は変数に設定する必要があります。次に、lazyコマンドの戻り値が設定された変数が参照された際は、<text:span text:style-name="T3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211">戻り値</text:p>
          </table:table-cell>
          <table:table-cell office:value-type="string">
            <text:p text:style-name="P93"/>
            <text:p text:style-name="P93">遅延評価ブロック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foo [lazy {println "foo"; result 123}];</text:p>
            <text:p text:style-name="P158">println $foo;<text:tab/><text:tab/># <text:span text:style-name="T57">→</text:span> display "foo" and 123</text:p>
            <text:p text:style-name="P158">println $foo;<text:tab/><text:tab/># <text:span text:style-name="T57">→</text:span> display 123</text:p>
          </table:table-cell>
        </table:table-row>
      </table:table>
      <text:h text:style-name="P400"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217">説明</text:p>
          </table:table-cell>
          <table:table-cell office:value-type="string">
            <text:p text:style-name="P101"/>
            <text:p text:style-name="P101">リスト型データであれば真を返します。</text:p>
          </table:table-cell>
        </table:table-row>
        <table:table-row>
          <table:table-cell office:value-type="string">
            <text:p text:style-name="P217">書式</text:p>
          </table:table-cell>
          <table:table-cell office:value-type="string">
            <text:p text:style-name="P101"/>
            <text:p text:style-name="P101">list? <text:s/><text:span text:style-name="T25"><text:s/>var <text:s/></text:span></text:p>
          </table:table-cell>
        </table:table-row>
        <table:table-row>
          <table:table-cell office:value-type="string">
            <text:p text:style-name="P217">詳細</text:p>
          </table:table-cell>
          <table:table-cell office:value-type="string">
            <text:p text:style-name="P101"/>
            <text:p text:style-name="P101"><text:span text:style-name="T25">var</text:span>がリスト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リスト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364" text:outline-level="3"/>
      <text:h text:style-name="P415" text:outline-level="3"><text:bookmark-start text:name="__RefHeading___Toc19469_2135658563"/>load<text:span text:style-name="T1">　</text:span><text:bookmark-end text:name="__RefHeading___Toc19469_2135658563"/></text:h>
      <table:table table:name="表156" table:style-name="表156">
        <table:table-column table:style-name="表156.A"/>
        <table:table-column table:style-name="表156.B"/>
        <table:table-row>
          <table:table-cell office:value-type="string">
            <text:p text:style-name="P242">説明</text:p>
          </table:table-cell>
          <table:table-cell office:value-type="string">
            <text:p text:style-name="P132"/>
            <text:p text:style-name="P132">スクリプトをロードします。</text:p>
          </table:table-cell>
        </table:table-row>
        <table:table-row>
          <table:table-cell office:value-type="string">
            <text:p text:style-name="P242">書式</text:p>
          </table:table-cell>
          <table:table-cell office:value-type="string">
            <text:p text:style-name="P132"/>
            <text:p text:style-name="P132">load "<text:span text:style-name="T25">script</text:span>"</text:p>
          </table:table-cell>
        </table:table-row>
        <table:table-row>
          <table:table-cell office:value-type="string">
            <text:p text:style-name="P242">詳細</text:p>
          </table:table-cell>
          <table:table-cell office:value-type="string">
            <text:p text:style-name="P132"/>
            <text:p text:style-name="P132"><text:span text:style-name="T25">script</text:span><text:span text:style-name="T45">で示される</text:span>スクリプトファイルをロードし、実行します。</text:p>
          </table:table-cell>
        </table:table-row>
        <table:table-row>
          <table:table-cell office:value-type="string">
            <text:p text:style-name="P242">戻り値</text:p>
          </table:table-cell>
          <table:table-cell office:value-type="string">
            <text:p text:style-name="P132"/>
            <text:p text:style-name="P132">スクリプトidが返されます。</text:p>
          </table:table-cell>
        </table:table-row>
        <table:table-row>
          <table:table-cell office:value-type="string">
            <text:p text:style-name="P242">例外</text:p>
          </table:table-cell>
          <table:table-cell office:value-type="string">
            <text:p text:style-name="P132"/>
            <text:p text:style-name="P132">ErrSyntax: 書式に誤りがあります。</text:p>
            <text:p text:style-name="P132">ErrFileNotOpen: ファイルがオープンできません。</text:p>
            <text:p text:style-name="P132">WarnParseString: 文字列の終端記号がありません。</text:p>
            <text:p text:style-name="P132">WarnParseClose: リスト、ブロックもしくは、評価ブロックの終端記号がありません。</text:p>
            <text:p text:style-name="P132">ErrParseClose: 括弧の対応が間違っています。</text:p>
          </table:table-cell>
        </table:table-row>
        <table:table-row>
          <table:table-cell office:value-type="string">
            <text:p text:style-name="P242">使用例</text:p>
          </table:table-cell>
          <table:table-cell office:value-type="string">
            <text:p text:style-name="P188"/>
            <text:p text:style-name="P188">load "lib/ls.prfm";</text:p>
          </table:table-cell>
        </table:table-row>
      </table:table>
      <text:h text:style-name="P357" text:outline-level="3"/>
      <text:h text:style-name="P415" text:outline-level="3"><text:bookmark-start text:name="__RefHeading___Toc19471_2135658563"/>load-<text:span text:style-name="T91">func</text:span><text:span text:style-name="T1">　</text:span><text:bookmark-end text:name="__RefHeading___Toc19471_2135658563"/></text:h>
      <table:table table:name="表163" table:style-name="表163">
        <table:table-column table:style-name="表163.A"/>
        <table:table-column table:style-name="表163.B"/>
        <table:table-row>
          <table:table-cell table:style-name="表163.A1" office:value-type="string">
            <text:p text:style-name="P242">説明</text:p>
          </table:table-cell>
          <table:table-cell table:style-name="表163.A1" office:value-type="string">
            <text:p text:style-name="P132"/>
            <text:p text:style-name="P132">関数をロードします。</text:p>
          </table:table-cell>
        </table:table-row>
        <table:table-row>
          <table:table-cell table:style-name="表163.A1" office:value-type="string">
            <text:p text:style-name="P242">書式</text:p>
          </table:table-cell>
          <table:table-cell table:style-name="表163.A1" office:value-type="string">
            <text:p text:style-name="P132"/>
            <text:p text:style-name="P47">load-<text:span text:style-name="T91">func</text:span> <text:span text:style-name="T91">[ </text:span>:<text:span text:style-name="T91">force ]</text:span> <text:span text:style-name="T25">func</text:span></text:p>
          </table:table-cell>
        </table:table-row>
        <table:table-row>
          <table:table-cell table:style-name="表163.A1" office:value-type="string">
            <text:p text:style-name="P242">詳細</text:p>
          </table:table-cell>
          <table:table-cell table:style-name="表163.A1" office:value-type="string">
            <text:p text:style-name="P132"/>
            <text:p text:style-name="P132"><text:span text:style-name="T33">func</text:span><text:span text:style-name="T45">で示される関数</text:span>ファイルをロードします。ロードするディレクトリはグローバル変数LIB_PATHで示されるパスのリストを順に試します。</text:p>
            <text:p text:style-name="P272">既にロードされている場合は再度ロードしませんが、:<text:span text:style-name="T91">force オプションを指定すると強制的にロードします。</text:span></text:p>
          </table:table-cell>
        </table:table-row>
        <table:table-row>
          <table:table-cell table:style-name="表163.A1" office:value-type="string">
            <text:p text:style-name="P242">戻り値</text:p>
          </table:table-cell>
          <table:table-cell table:style-name="表163.A1" office:value-type="string">
            <text:p text:style-name="P132"/>
            <text:p text:style-name="P132">tを返します。</text:p>
          </table:table-cell>
        </table:table-row>
        <table:table-row>
          <table:table-cell table:style-name="表163.A1" office:value-type="string">
            <text:p text:style-name="P242">例外</text:p>
          </table:table-cell>
          <table:table-cell table:style-name="表163.A1" office:value-type="string">
            <text:p text:style-name="P132"/>
            <text:p text:style-name="P132">ErrSyntax: 書式に誤りがあります。</text:p>
            <text:p text:style-name="P132">ErrFileNotOpen: ファイルがオープンできません。</text:p>
            <text:p text:style-name="P132">WarnParseString: 文字列の終端記号がありません。</text:p>
            <text:p text:style-name="P132">WarnParseClose: リスト、ブロックもしくは、評価ブロックの終端記号がありません。</text:p>
            <text:p text:style-name="P132">ErrParseClose: 括弧の対応が間違っています。</text:p>
          </table:table-cell>
        </table:table-row>
        <table:table-row>
          <table:table-cell table:style-name="表163.A1" office:value-type="string">
            <text:p text:style-name="P242">使用例</text:p>
          </table:table-cell>
          <table:table-cell table:style-name="表163.A1" office:value-type="string">
            <text:p text:style-name="P188"/>
            <text:p text:style-name="P188"/>
          </table:table-cell>
        </table:table-row>
        <table:table-row>
          <table:table-cell table:style-name="表163.A1" office:value-type="string">
            <text:p text:style-name="P254">関連</text:p>
          </table:table-cell>
          <table:table-cell table:style-name="表163.A1" office:value-type="string">
            <text:p text:style-name="P188"/>
            <text:p text:style-name="P289">load</text:p>
          </table:table-cell>
        </table:table-row>
      </table:table>
      <text:h text:style-name="P357" text:outline-level="3"/>
      <text:h text:style-name="P415" text:outline-level="3"><text:bookmark-start text:name="__RefHeading__14490_1559979953"/>load-class<text:span text:style-name="T1">　</text:span><text:bookmark-end text:name="__RefHeading__14490_1559979953"/></text:h>
      <table:table table:name="表47" table:style-name="表47">
        <table:table-column table:style-name="表47.A"/>
        <table:table-column table:style-name="表47.B"/>
        <table:table-row>
          <table:table-cell table:style-name="表47.A1" office:value-type="string">
            <text:p text:style-name="P211">説明</text:p>
          </table:table-cell>
          <table:table-cell table:style-name="表47.A1" office:value-type="string">
            <text:p text:style-name="P93"/>
            <text:p text:style-name="P93">クラスをロードします。</text:p>
          </table:table-cell>
        </table:table-row>
        <table:table-row>
          <table:table-cell table:style-name="表47.A1" office:value-type="string">
            <text:p text:style-name="P211">書式</text:p>
          </table:table-cell>
          <table:table-cell table:style-name="表47.A1" office:value-type="string">
            <text:p text:style-name="P93"/>
            <text:p text:style-name="Standard">load-<text:span text:style-name="T91">class</text:span> <text:span text:style-name="T91">[ </text:span>:<text:span text:style-name="T91">force ]</text:span> <text:span text:style-name="T33">class</text:span></text:p>
          </table:table-cell>
        </table:table-row>
        <table:table-row>
          <table:table-cell table:style-name="表47.A1" office:value-type="string">
            <text:p text:style-name="P211">詳細</text:p>
          </table:table-cell>
          <table:table-cell table:style-name="表47.A1" office:value-type="string">
            <text:p text:style-name="P93"/>
            <text:p text:style-name="P93"><text:span text:style-name="T33">class</text:span><text:span text:style-name="T45">で示される関数</text:span><text:span text:style-name="T50">クラス</text:span>をロードします。ロードするディレクトリはグローバル変数LIB_PATHで示されるパスのリストを順に試します。</text:p>
            <text:p text:style-name="P271">既にロードされている場合は再度ロードしませんが、:<text:span text:style-name="T91">force オプションを指定すると強制的にロードします。</text:span></text:p>
          </table:table-cell>
        </table:table-row>
        <table:table-row>
          <table:table-cell table:style-name="表47.A1" office:value-type="string">
            <text:p text:style-name="P211">戻り値</text:p>
          </table:table-cell>
          <table:table-cell table:style-name="表47.A1" office:value-type="string">
            <text:p text:style-name="P93"/>
            <text:p text:style-name="P93">tを返します。</text:p>
          </table:table-cell>
        </table:table-row>
        <table:table-row>
          <table:table-cell table:style-name="表47.A1" office:value-type="string">
            <text:p text:style-name="P211">例外</text:p>
          </table:table-cell>
          <table:table-cell table:style-name="表47.A1" office:value-type="string">
            <text:p text:style-name="P93"/>
            <text:p text:style-name="P93">ErrSyntax: 書式に誤りがあります。</text:p>
            <text:p text:style-name="P93">ErrFileNotOpen: ファイルがオープンできません。</text:p>
            <text:p text:style-name="P93">WarnParseString: 文字列の終端記号がありません。</text:p>
            <text:p text:style-name="P93">WarnParseClose: リスト、ブロックもしくは、評価ブロックの終端記号がありません。</text:p>
            <text:p text:style-name="P93">ErrParseClose: 括弧の対応が間違っています。</text:p>
          </table:table-cell>
        </table:table-row>
        <table:table-row>
          <table:table-cell table:style-name="表47.A1" office:value-type="string">
            <text:p text:style-name="P211">使用例</text:p>
          </table:table-cell>
          <table:table-cell table:style-name="表47.A1" office:value-type="string">
            <text:p text:style-name="P158"/>
            <text:p text:style-name="P158"/>
          </table:table-cell>
        </table:table-row>
        <table:table-row>
          <table:table-cell table:style-name="表47.A1" office:value-type="string">
            <text:p text:style-name="P254">関連</text:p>
          </table:table-cell>
          <table:table-cell table:style-name="表47.A1" office:value-type="string">
            <text:p text:style-name="P158"/>
            <text:p text:style-name="P289">load</text:p>
          </table:table-cell>
        </table:table-row>
      </table:table>
      <text:h text:style-name="P401"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221">説明</text:p>
          </table:table-cell>
          <table:table-cell office:value-type="string">
            <text:p text:style-name="P105"/>
            <text:p text:style-name="P105">終了条件なしの繰り返し処理を行います。</text:p>
          </table:table-cell>
        </table:table-row>
        <table:table-row>
          <table:table-cell office:value-type="string">
            <text:p text:style-name="P221">書式</text:p>
          </table:table-cell>
          <table:table-cell office:value-type="string">
            <text:p text:style-name="P105"/>
            <text:p text:style-name="P105">loop { <text:span text:style-name="T25">block</text:span> }</text:p>
          </table:table-cell>
        </table:table-row>
        <table:table-row>
          <table:table-cell office:value-type="string">
            <text:p text:style-name="P221">詳細</text:p>
          </table:table-cell>
          <table:table-cell office:value-type="string">
            <text:p text:style-name="P105"/>
            <text:p text:style-name="P105"><text:span text:style-name="T25">block</text:span>を繰り返し実行します。</text:p>
            <text:p text:style-name="P105"><text:span text:style-name="T25">block</text:span>の中では、以下の制御コマンドが使用できます:</text:p>
            <text:p text:style-name="P105">break / continue / redo / retry</text:p>
          </table:table-cell>
        </table:table-row>
        <table:table-row>
          <table:table-cell office:value-type="string">
            <text:p text:style-name="P221">戻り値</text:p>
          </table:table-cell>
          <table:table-cell office:value-type="string">
            <text:p text:style-name="P105"/>
            <text:p text:style-name="P105"><text:span text:style-name="T25">block</text:span>の最後の実行結果（現在loopコマンドから脱出できるコマンドはbreakのみ）が返ります。</text:p>
          </table:table-cell>
        </table:table-row>
        <table:table-row>
          <table:table-cell office:value-type="string">
            <text:p text:style-name="P221">例外</text:p>
          </table:table-cell>
          <table:table-cell office:value-type="string">
            <text:p text:style-name="P105"/>
            <text:p text:style-name="P105">ErrSyntax: 書式に誤りがあります。</text:p>
          </table:table-cell>
        </table:table-row>
        <table:table-row>
          <table:table-cell office:value-type="string">
            <text:p text:style-name="P221">使用例</text:p>
          </table:table-cell>
          <table:table-cell office:value-type="string">
            <text:p text:style-name="P169"/>
            <text:p text:style-name="P169"/>
          </table:table-cell>
        </table:table-row>
      </table:table>
      <text:h text:style-name="P402" text:outline-level="3"><text:bookmark-start text:name="__RefHeading___Toc19473_2135658563"/>make-proxy　<text:bookmark-end text:name="__RefHeading___Toc19473_2135658563"/></text:h>
      <table:table table:name="表176" table:style-name="表176">
        <table:table-column table:style-name="表176.A"/>
        <table:table-column table:style-name="表176.B"/>
        <table:table-row>
          <table:table-cell office:value-type="string">
            <text:p text:style-name="P247">説明</text:p>
          </table:table-cell>
          <table:table-cell office:value-type="string">
            <text:p text:style-name="P137"/>
            <text:p text:style-name="P137">オブジェクトのプロキシオブジェクトを生成します。</text:p>
          </table:table-cell>
        </table:table-row>
        <table:table-row>
          <table:table-cell office:value-type="string">
            <text:p text:style-name="P247">書式</text:p>
          </table:table-cell>
          <table:table-cell office:value-type="string">
            <text:p text:style-name="P137"/>
            <text:p text:style-name="P137"><text:span text:style-name="T97">make-proxy</text:span> <text:span text:style-name="T36">object</text:span></text:p>
          </table:table-cell>
        </table:table-row>
        <table:table-row>
          <table:table-cell office:value-type="string">
            <text:p text:style-name="P247">詳細</text:p>
          </table:table-cell>
          <table:table-cell office:value-type="string">
            <text:p text:style-name="P137"/>
            <text:p text:style-name="P282"><text:span text:style-name="T25">object</text:span>に対するプロキシオブジェクトを新規に生成します。新規に生成されたオブジェクトに対してメソッド呼び出しを行なうと、<text:span text:style-name="T25">object</text:span>の同名メソッドが呼びだされます。</text:p>
          </table:table-cell>
        </table:table-row>
        <table:table-row>
          <table:table-cell office:value-type="string">
            <text:p text:style-name="P247">戻り値</text:p>
          </table:table-cell>
          <table:table-cell office:value-type="string">
            <text:p text:style-name="P137"/>
            <text:p text:style-name="P274">プロキシメソッドを返します。</text:p>
          </table:table-cell>
        </table:table-row>
        <table:table-row>
          <table:table-cell office:value-type="string">
            <text:p text:style-name="P247">例外</text:p>
          </table:table-cell>
          <table:table-cell office:value-type="string">
            <text:p text:style-name="P137"/>
            <text:p text:style-name="P137"/>
          </table:table-cell>
        </table:table-row>
        <table:table-row>
          <table:table-cell office:value-type="string">
            <text:p text:style-name="P247">使用例</text:p>
          </table:table-cell>
          <table:table-cell office:value-type="string">
            <text:p text:style-name="P193"/>
            <text:p text:style-name="P193"/>
          </table:table-cell>
        </table:table-row>
      </table:table>
      <text:h text:style-name="P375" text:outline-level="3"/>
      <text:h text:style-name="P392"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211">説明</text:p>
          </table:table-cell>
          <table:table-cell office:value-type="string">
            <text:p text:style-name="P93"/>
            <text:p text:style-name="P93">オブジェクトを生成します。</text:p>
          </table:table-cell>
        </table:table-row>
        <table:table-row>
          <table:table-cell office:value-type="string">
            <text:p text:style-name="P211">書式</text:p>
          </table:table-cell>
          <table:table-cell office:value-type="string">
            <text:p text:style-name="P93"/>
            <text:p text:style-name="P93">new [ <text:span text:style-name="T25">parent-class</text:span> ] [ delegate: ( <text:span text:style-name="T25">additional-class ... </text:span>) ] </text:p>
            <text:p text:style-name="P93"><text:tab/>[ init: ( <text:span text:style-name="T25">construct-parameters ... </text:span>) ]</text:p>
          </table:table-cell>
        </table:table-row>
        <table:table-row>
          <table:table-cell office:value-type="string">
            <text:p text:style-name="P211">詳細</text:p>
          </table:table-cell>
          <table:table-cell office:value-type="string">
            <text:p text:style-name="P93"/>
            <text:p text:style-name="P204">オブジェクトを生成します。</text:p>
            <text:p text:style-name="P93"><text:span text:style-name="T25">parent-class</text:span><text:span text:style-name="T45">には、親クラスを指定します。省略した場合は、既定クラスとしてObjectクラスが親クラスとなります。</text:span></text:p>
            <text:p text:style-name="P93"><text:span text:style-name="T45">さらにいくつかの親クラスを指定するためには、</text:span><text:span text:style-name="T25">additional-class </text:span><text:span text:style-name="T45">に列挙することにより行います。</text:span></text:p>
            <text:p text:style-name="P93"><text:span text:style-name="T25">parent-class</text:span><text:span text:style-name="T45">および、</text:span><text:span text:style-name="T25">additional-class</text:span><text:span text:style-name="T45">を複数指定した場合のメソッドの探索順は、</text:span></text:p>
            <text:list xml:id="list30211286692814" text:continue-list="list9066686007355170634" text:style-name="L39">
              <text:list-item text:start-value="1">
                <text:p text:style-name="P446">自オブジェクトのメソッド</text:p>
              </text:list-item>
              <text:list-item>
                <text:p text:style-name="P305"><text:span text:style-name="T25">parent-class</text:span><text:span text:style-name="T45">およびその親クラスのメソッド</text:span></text:p>
              </text:list-item>
              <text:list-item>
                <text:p text:style-name="P305"><text:span text:style-name="T45">最初の</text:span><text:span text:style-name="T25">additional-class</text:span><text:span text:style-name="T45">およびその親クラスのメソッド</text:span></text:p>
              </text:list-item>
              <text:list-item>
                <text:p text:style-name="P305"><text:span text:style-name="T45">次の</text:span><text:span text:style-name="T25">additional-class</text:span><text:span text:style-name="T45">およびその親クラスのメソッド</text:span></text:p>
              </text:list-item>
              <text:list-item>
                <text:p text:style-name="P446">...</text:p>
              </text:list-item>
            </text:list>
            <text:p text:style-name="P204">となります。</text:p>
            <text:p text:style-name="P204">クラスにinitメソッドが定義されている場合は、<text:span text:style-name="T25">construct-parameters</text:span>を伴ってのinitメソッドの呼び出しが行われます。</text:p>
          </table:table-cell>
        </table:table-row>
        <table:table-row>
          <table:table-cell office:value-type="string">
            <text:p text:style-name="P211">戻り値</text:p>
          </table:table-cell>
          <table:table-cell office:value-type="string">
            <text:p text:style-name="P93"/>
            <text:p text:style-name="P93">生成されたクラスオブジェクト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Class: 親クラスが存在しません。</text:p>
          </table:table-cell>
        </table:table-row>
        <table:table-row>
          <table:table-cell office:value-type="string">
            <text:p text:style-name="P211">使用例</text:p>
          </table:table-cell>
          <table:table-cell office:value-type="string">
            <text:p text:style-name="P158"/>
            <text:p text:style-name="P158">new;<text:tab/><text:tab/><text:tab/># Object が親クラス</text:p>
            <text:p text:style-name="P158">new foo;<text:tab/><text:tab/># foo が親クラス</text:p>
            <text:p text:style-name="P158">new foo delegate: (x y);</text:p>
            <text:p text:style-name="P158"><text:tab/><text:tab/><text:tab/># foo / x / y が親クラス</text:p>
          </table:table-cell>
        </table:table-row>
      </table:table>
      <text:h text:style-name="P400"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217">説明</text:p>
          </table:table-cell>
          <table:table-cell office:value-type="string">
            <text:p text:style-name="P101"/>
            <text:p text:style-name="P101">nil型データであれば真を返します。</text:p>
          </table:table-cell>
        </table:table-row>
        <table:table-row>
          <table:table-cell office:value-type="string">
            <text:p text:style-name="P217">書式</text:p>
          </table:table-cell>
          <table:table-cell office:value-type="string">
            <text:p text:style-name="P101"/>
            <text:p text:style-name="P101">nil? <text:s/><text:span text:style-name="T25"><text:s/>var <text:s/></text:span></text:p>
          </table:table-cell>
        </table:table-row>
        <table:table-row>
          <table:table-cell office:value-type="string">
            <text:p text:style-name="P217">詳細</text:p>
          </table:table-cell>
          <table:table-cell office:value-type="string">
            <text:p text:style-name="P101"/>
            <text:p text:style-name="P101"><text:span text:style-name="T25">var</text:span>がnil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nil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400"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217">説明</text:p>
          </table:table-cell>
          <table:table-cell office:value-type="string">
            <text:p text:style-name="P101"/>
            <text:p text:style-name="P101">オブジェクト型データであれば真を返します。</text:p>
          </table:table-cell>
        </table:table-row>
        <table:table-row>
          <table:table-cell office:value-type="string">
            <text:p text:style-name="P217">書式</text:p>
          </table:table-cell>
          <table:table-cell office:value-type="string">
            <text:p text:style-name="P101"/>
            <text:p text:style-name="P101">object? <text:s/><text:span text:style-name="T25">var <text:s/></text:span></text:p>
          </table:table-cell>
        </table:table-row>
        <table:table-row>
          <table:table-cell office:value-type="string">
            <text:p text:style-name="P217">詳細</text:p>
          </table:table-cell>
          <table:table-cell office:value-type="string">
            <text:p text:style-name="P101"/>
            <text:p text:style-name="P101"><text:span text:style-name="T25">var</text:span>がオブジェクト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オブジェクト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364" text:outline-level="3"/>
      <text:h text:style-name="P392"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211">説明</text:p>
          </table:table-cell>
          <table:table-cell office:value-type="string">
            <text:p text:style-name="P93"/>
            <text:p text:style-name="P93">引数の真偽値による論理和を返します。</text:p>
          </table:table-cell>
        </table:table-row>
        <table:table-row>
          <table:table-cell office:value-type="string">
            <text:p text:style-name="P211">書式</text:p>
          </table:table-cell>
          <table:table-cell office:value-type="string">
            <text:p text:style-name="P93"/>
            <text:p text:style-name="P93">or <text:span text:style-name="T25">val </text:span>...</text:p>
          </table:table-cell>
        </table:table-row>
        <table:table-row>
          <table:table-cell office:value-type="string">
            <text:p text:style-name="P211">詳細</text:p>
          </table:table-cell>
          <table:table-cell office:value-type="string">
            <text:p text:style-name="P93"/>
            <text:p text:style-name="P93"><text:span text:style-name="T25">val</text:span>の値がnilである場合偽と判断します。全ての引数についての真偽値を調べ、それら全ての値の論理和を返します。</text:p>
          </table:table-cell>
        </table:table-row>
        <table:table-row>
          <table:table-cell office:value-type="string">
            <text:p text:style-name="P211">戻り値</text:p>
          </table:table-cell>
          <table:table-cell office:value-type="string">
            <text:p text:style-name="P93"/>
            <text:p text:style-name="P93">tまたは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93"/>
            <text:p text:style-name="P158">or 0 1 2;<text:tab/><text:tab/># → t</text:p>
            <text:p text:style-name="P158">or 0 1 2 nil;<text:tab/><text:tab/># → t</text:p>
            <text:p text:style-name="P158">or ();<text:tab/><text:tab/><text:tab/># → t</text:p>
            <text:p text:style-name="P158">or nil nil;<text:tab/><text:tab/># → nil</text:p>
          </table:table-cell>
        </table:table-row>
      </table:table>
      <text:h text:style-name="P401"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221">説明</text:p>
          </table:table-cell>
          <table:table-cell office:value-type="string">
            <text:p text:style-name="P105"/>
            <text:p text:style-name="P105">現在のコルーチンの実行を一時停止します。</text:p>
          </table:table-cell>
        </table:table-row>
        <table:table-row>
          <table:table-cell office:value-type="string">
            <text:p text:style-name="P221">書式</text:p>
          </table:table-cell>
          <table:table-cell office:value-type="string">
            <text:p text:style-name="P105"/>
            <text:p text:style-name="P105"><text:span text:style-name="T45">pause</text:span><text:span text:style-name="T25"> </text:span><text:span text:style-name="T45"><text:s/>[ </text:span><text:span text:style-name="T25">val</text:span><text:span text:style-name="T45"> ]</text:span></text:p>
          </table:table-cell>
        </table:table-row>
        <table:table-row>
          <table:table-cell office:value-type="string">
            <text:p text:style-name="P221">詳細</text:p>
          </table:table-cell>
          <table:table-cell office:value-type="string">
            <text:p text:style-name="P105"/>
            <text:p text:style-name="P105">現在のコルーチンの実行を一時停止し、コルーチン呼び出し元に制御を戻します。<text:span text:style-name="T25">val </text:span>を与えると、コルーチン呼び出し元の Coro::next の戻り値として呼び出し元に返ります。</text:p>
          </table:table-cell>
        </table:table-row>
        <table:table-row>
          <table:table-cell office:value-type="string">
            <text:p text:style-name="P221">戻り値</text:p>
          </table:table-cell>
          <table:table-cell office:value-type="string">
            <text:p text:style-name="P105"/>
            <text:p text:style-name="P105">ありません。</text:p>
          </table:table-cell>
        </table:table-row>
        <table:table-row>
          <table:table-cell office:value-type="string">
            <text:p text:style-name="P221">例外</text:p>
          </table:table-cell>
          <table:table-cell office:value-type="string">
            <text:p text:style-name="P105"/>
            <text:p text:style-name="P105">ErrSyntax: 書式に誤りがあります。</text:p>
          </table:table-cell>
        </table:table-row>
        <table:table-row>
          <table:table-cell office:value-type="string">
            <text:p text:style-name="P221">使用例</text:p>
          </table:table-cell>
          <table:table-cell office:value-type="string">
            <text:p text:style-name="P169"/>
            <text:p text:style-name="P169"/>
          </table:table-cell>
        </table:table-row>
        <table:table-row>
          <table:table-cell office:value-type="string">
            <text:p text:style-name="P221">関連項目</text:p>
          </table:table-cell>
          <table:table-cell office:value-type="string">
            <text:p text:style-name="P169"/>
            <text:p text:style-name="P169">coro</text:p>
            <text:p text:style-name="P169">Coro::next</text:p>
            <text:p text:style-name="P169">Coro::release</text:p>
          </table:table-cell>
        </table:table-row>
      </table:table>
      <text:h text:style-name="P403" text:outline-level="3"><text:bookmark-start text:name="__RefHeading___Toc19475_2135658563"/>pipe　<text:bookmark-end text:name="__RefHeading___Toc19475_2135658563"/></text:h>
      <table:table table:name="表146" table:style-name="表146">
        <table:table-column table:style-name="表146.A"/>
        <table:table-column table:style-name="表146.B"/>
        <table:table-row>
          <table:table-cell office:value-type="string">
            <text:p text:style-name="P241">説明</text:p>
          </table:table-cell>
          <table:table-cell office:value-type="string">
            <text:p text:style-name="P131"/>
            <text:p text:style-name="P131">ブロックをパイプライン実行します。</text:p>
          </table:table-cell>
        </table:table-row>
        <table:table-row>
          <table:table-cell office:value-type="string">
            <text:p text:style-name="P241">書式</text:p>
          </table:table-cell>
          <table:table-cell office:value-type="string">
            <text:p text:style-name="P131"/>
            <text:p text:style-name="P457"><text:span text:style-name="T52">pipe</text:span><text:span text:style-name="T40"> </text:span><text:span text:style-name="T52"><text:s/>[ </text:span><text:span text:style-name="T1">in:</text:span><text:span text:style-name="T40"> </text:span><text:span text:style-name="T41">input-file </text:span><text:span text:style-name="T43">| </text:span><text:span text:style-name="T55">( </text:span><text:span text:style-name="T43">input-file-list</text:span><text:span text:style-name="T55"> )</text:span><text:span text:style-name="T52"> ]</text:span></text:p>
            <text:p text:style-name="P457"><text:span text:style-name="T52"><text:tab/>[ </text:span><text:span text:style-name="T53">out</text:span><text:span text:style-name="T52">:</text:span><text:span text:style-name="T40"> </text:span><text:span text:style-name="T41">output-file</text:span><text:span text:style-name="T52"> ] </text:span><text:span text:style-name="T54">{ </text:span><text:span text:style-name="T41">block</text:span><text:span text:style-name="T53"> </text:span><text:span text:style-name="T54">} </text:span><text:span text:style-name="T53">… </text:span></text:p>
          </table:table-cell>
        </table:table-row>
        <table:table-row>
          <table:table-cell office:value-type="string">
            <text:p text:style-name="P241">詳細</text:p>
          </table:table-cell>
          <table:table-cell office:value-type="string">
            <text:p text:style-name="Standard"/>
            <text:p text:style-name="Standard"><text:span text:style-name="T56">複数の </text:span><text:span text:style-name="T31">block</text:span><text:span text:style-name="T49"> をパイプライン実行します</text:span>。<text:span text:style-name="T31">block</text:span><text:span text:style-name="T89"> のスクリプトは、入力をstdinから入力し、出力をstdout へ出力するものであれば何でもかまいません。</text:span></text:p>
            <text:p text:style-name="Standard">前後の<text:span text:style-name="T25">block</text:span><text:span text:style-name="T45">間で、</text:span><text:span text:style-name="T49">stdout から stdin へデータが受け渡されます。</text:span></text:p>
            <text:p text:style-name="P44">最初の入力元はグローバル変数の<text:span text:style-name="T89">stdinです。</text:span><text:span text:style-name="T31">input-file</text:span><text:span text:style-name="T89">により、入力元を任意のファイルパス、オープンされたファイルまたは、オープンされたStreamに指定することができます。</text:span></text:p>
            <text:p text:style-name="P307">入力ファイルはリストで複数与えることも可能です。その際、リストの各要素についてpipeコマンドが再帰的に適用されます。</text:p>
            <text:p text:style-name="P44"><text:span text:style-name="T89">最後の出力先はグローバル変数のstdoutです。</text:span><text:span text:style-name="T31">output-file</text:span><text:span text:style-name="T89"> により出力先を任意のファイルパス、オープンされたファイルまたは、オープンされたStreamに指定することができます。</text:span></text:p>
          </table:table-cell>
        </table:table-row>
        <table:table-row>
          <table:table-cell office:value-type="string">
            <text:p text:style-name="P241">戻り値</text:p>
          </table:table-cell>
          <table:table-cell office:value-type="string">
            <text:p text:style-name="P131"/>
            <text:p text:style-name="P131">最後の<text:span text:style-name="T25">block</text:span>により出力された最後の行のオブジェクトを返します。</text:p>
          </table:table-cell>
        </table:table-row>
        <table:table-row>
          <table:table-cell office:value-type="string">
            <text:p text:style-name="P241">例外</text:p>
          </table:table-cell>
          <table:table-cell office:value-type="string">
            <text:p text:style-name="Standard"/>
            <text:p text:style-name="Standard">ErrSyntax: 書式に誤りがあります。</text:p>
            <text:p text:style-name="Standard">ErrPipeBody: パイプの<text:span text:style-name="T25">block</text:span>中でエラーが発生した。</text:p>
            <text:p text:style-name="P45">ReceivePipe: 外部プロセスが異常終了した。</text:p>
          </table:table-cell>
        </table:table-row>
        <table:table-row>
          <table:table-cell office:value-type="string">
            <text:p text:style-name="P241">使用例</text:p>
          </table:table-cell>
          <table:table-cell office:value-type="string">
            <text:p text:style-name="P187"/>
            <text:p text:style-name="P202">pipe in: “foo” {grep 'bar'} {wc}</text:p>
          </table:table-cell>
        </table:table-row>
        <table:table-row>
          <table:table-cell office:value-type="string">
            <text:p text:style-name="P241">関連項目</text:p>
          </table:table-cell>
          <table:table-cell office:value-type="string">
            <text:p text:style-name="P187"/>
            <text:p text:style-name="P187">exec</text:p>
            <text:p text:style-name="P319">glob</text:p>
          </table:table-cell>
        </table:table-row>
      </table:table>
      <text:h text:style-name="P365" text:outline-level="3"/>
      <text:h text:style-name="P392"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211">説明</text:p>
          </table:table-cell>
          <table:table-cell office:value-type="string">
            <text:p text:style-name="P93"/>
            <text:p text:style-name="P93">文字列を印字します。</text:p>
          </table:table-cell>
        </table:table-row>
        <table:table-row>
          <table:table-cell office:value-type="string">
            <text:p text:style-name="P211">書式</text:p>
          </table:table-cell>
          <table:table-cell office:value-type="string">
            <text:p text:style-name="P93"/>
            <text:p text:style-name="P93">print [ file: <text:span text:style-name="T25">file-object</text:span> ] <text:span text:style-name="T25">args</text:span> ...</text:p>
            <text:p text:style-name="P93">println [ file: <text:span text:style-name="T25">file-object </text:span>] <text:span text:style-name="T25">args</text:span> ...</text:p>
          </table:table-cell>
        </table:table-row>
        <table:table-row>
          <table:table-cell office:value-type="string">
            <text:p text:style-name="P211">詳細</text:p>
          </table:table-cell>
          <table:table-cell office:value-type="string">
            <text:p text:style-name="P93"/>
            <text:p text:style-name="P93"><text:span text:style-name="T25">args</text:span>を文字列に変換し、ファイルへ出力します。</text:p>
            <text:p text:style-name="P93">出力先のファイルの指定は以下の通りです。</text:p>
            <text:list xml:id="list2357311893073580610" text:style-name="L40">
              <text:list-item>
                <text:p text:style-name="P448"><text:span text:style-name="T25">file-object</text:span>が指定されていれば、このオブジェクトのputsメソッドを呼び出します。</text:p>
              </text:list-item>
              <text:list-item>
                <text:p text:style-name="P448">ローカル変数またはインスタンス変数に@out変数があれば、このオブジェクトのputsメソッドを呼び出します。</text:p>
              </text:list-item>
              <text:list-item>
                <text:p text:style-name="P448">グローバル変数のstdout変数があれば、このオブジェクトのputsメソッドを呼び出します。</text:p>
              </text:list-item>
            </text:list>
            <text:p text:style-name="P9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211">戻り値</text:p>
          </table:table-cell>
          <table:table-cell office:value-type="string">
            <text:p text:style-name="P93"/>
            <text:p text:style-name="P93">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SuchVariable: @out変数または、stdout変数が見つかりません。</text:p>
          </table:table-cell>
        </table:table-row>
        <table:table-row>
          <table:table-cell office:value-type="string">
            <text:p text:style-name="P211">使用例</text:p>
          </table:table-cell>
          <table:table-cell office:value-type="string">
            <text:p text:style-name="P158"/>
            <text:p text:style-name="P158">println "Hello world.";</text:p>
            <text:p text:style-name="P158"><text:tab/><text:tab/># <text:span text:style-name="T57">→</text:span> Hello world.</text:p>
            <text:p text:style-name="P158">1 each to: 10 do: {| i | print $i " "}; println;</text:p>
            <text:p text:style-name="P158"><text:tab/><text:tab/># <text:span text:style-name="T57">→</text:span> 1 2 3 4 5 6 7 8 9 10</text:p>
          </table:table-cell>
        </table:table-row>
      </table:table>
      <text:h text:style-name="Heading_20_3" text:outline-level="3"/>
      <text:h text:style-name="P392"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211">説明</text:p>
          </table:table-cell>
          <table:table-cell office:value-type="string">
            <text:p text:style-name="P93"/>
            <text:p text:style-name="P93">カレントワーキングディレクトリを返します。</text:p>
          </table:table-cell>
        </table:table-row>
        <table:table-row>
          <table:table-cell office:value-type="string">
            <text:p text:style-name="P211">書式</text:p>
          </table:table-cell>
          <table:table-cell office:value-type="string">
            <text:p text:style-name="P93"/>
            <text:p text:style-name="P93">pwd</text:p>
          </table:table-cell>
        </table:table-row>
        <table:table-row>
          <table:table-cell office:value-type="string">
            <text:p text:style-name="P211">詳細</text:p>
          </table:table-cell>
          <table:table-cell office:value-type="string">
            <text:p text:style-name="P93"/>
            <text:p text:style-name="P93">現在のワーキングディレクトリを返します。また、グローバル変数 "CWD" にも同じ値が設定されます。</text:p>
          </table:table-cell>
        </table:table-row>
        <table:table-row>
          <table:table-cell office:value-type="string">
            <text:p text:style-name="P211">戻り値</text:p>
          </table:table-cell>
          <table:table-cell office:value-type="string">
            <text:p text:style-name="P93"/>
            <text:p text:style-name="P93">カレントワーキングディレクトリ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pwd;</text:p>
          </table:table-cell>
        </table:table-row>
      </table:table>
      <text:h text:style-name="Heading_20_3" text:outline-level="3"/>
      <text:h text:style-name="P392"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211">説明</text:p>
          </table:table-cell>
          <table:table-cell office:value-type="string">
            <text:p text:style-name="P93"/>
            <text:p text:style-name="P93">乱数を返します。</text:p>
          </table:table-cell>
        </table:table-row>
        <table:table-row>
          <table:table-cell office:value-type="string">
            <text:p text:style-name="P211">書式</text:p>
          </table:table-cell>
          <table:table-cell office:value-type="string">
            <text:p text:style-name="P93"/>
            <text:p text:style-name="P93">rand</text:p>
          </table:table-cell>
        </table:table-row>
        <table:table-row>
          <table:table-cell office:value-type="string">
            <text:p text:style-name="P211">詳細</text:p>
          </table:table-cell>
          <table:table-cell office:value-type="string">
            <text:p text:style-name="P93"/>
            <text:p text:style-name="P93">乱数を返します。</text:p>
          </table:table-cell>
        </table:table-row>
        <table:table-row>
          <table:table-cell office:value-type="string">
            <text:p text:style-name="P211">戻り値</text:p>
          </table:table-cell>
          <table:table-cell office:value-type="string">
            <text:p text:style-name="P93"/>
            <text:p text:style-name="P93">0.0以上 1.0未満の乱数を返します。</text:p>
          </table:table-cell>
        </table:table-row>
        <table:table-row>
          <table:table-cell office:value-type="string">
            <text:p text:style-name="P211">例外</text:p>
          </table:table-cell>
          <table:table-cell office:value-type="string">
            <text:p text:style-name="P93"/>
            <text:p text:style-name="P93">ありません。</text:p>
          </table:table-cell>
        </table:table-row>
        <table:table-row>
          <table:table-cell office:value-type="string">
            <text:p text:style-name="P211">使用例</text:p>
          </table:table-cell>
          <table:table-cell office:value-type="string">
            <text:p text:style-name="P158"/>
            <text:p text:style-name="P158">rand;</text:p>
          </table:table-cell>
        </table:table-row>
      </table:table>
      <text:h text:style-name="Heading_20_3" text:outline-level="3"/>
      <text:h text:style-name="P392"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211">説明</text:p>
          </table:table-cell>
          <table:table-cell office:value-type="string">
            <text:p text:style-name="P93"/>
            <text:p text:style-name="P93">文字列を読み込みます。</text:p>
          </table:table-cell>
        </table:table-row>
        <table:table-row>
          <table:table-cell office:value-type="string">
            <text:p text:style-name="P211">書式</text:p>
          </table:table-cell>
          <table:table-cell office:value-type="string">
            <text:p text:style-name="P93"/>
            <text:p text:style-name="P121">read [ file: <text:span text:style-name="T25">file-object</text:span> ] [ :<text:span text:style-name="T78">nonewline</text:span> ] [ :<text:span text:style-name="T78">nocontrol</text:span> ] [ <text:span text:style-name="T25">var</text:span> ]</text:p>
          </table:table-cell>
        </table:table-row>
        <table:table-row>
          <table:table-cell office:value-type="string">
            <text:p text:style-name="P211">詳細</text:p>
          </table:table-cell>
          <table:table-cell office:value-type="string">
            <text:p text:style-name="P121"/>
            <text:p text:style-name="P121">Fileオブジェクトから一行を読み込みます。</text:p>
            <text:p text:style-name="P121">入力元のファイルの指定は以下の通りです。</text:p>
            <text:list xml:id="list30211544251237" text:continue-list="list2357311893073580610" text:style-name="L40">
              <text:list-item text:start-value="1">
                <text:p text:style-name="P448"><text:span text:style-name="T25">file-object</text:span>が指定されていれば、このオブジェクトのgetsメソッドを呼び出します。</text:p>
              </text:list-item>
              <text:list-item>
                <text:p text:style-name="P448">ローカル変数またはインスタンス変数に@in変数があれば、このオブジェクトのgetsメソッドを呼び出します。</text:p>
              </text:list-item>
              <text:list-item>
                <text:p text:style-name="P449">グローバル変数のstdin変数があれば、このオブジェクトのgetsメソッドを呼び出します。</text:p>
              </text:list-item>
            </text:list>
            <text:p text:style-name="Table_20_Contents"><text:span text:style-name="T25">var</text:span>を指定した場合は、読み込んだ値が変数<text:span text:style-name="T25">var</text:span>に設定されます。</text:p>
            <text:p text:style-name="Table_20_Contents">:<text:span text:style-name="T78">nonewline オプションを指定すると、読み込む文字列内に改行コードが含まれません。</text:span></text:p>
            <text:p text:style-name="Table_20_Contents">:<text:span text:style-name="T78">nocontrol オプションを指定すると、読み込む文字列内に制御コードが含まれません。</text:span></text:p>
          </table:table-cell>
        </table:table-row>
        <table:table-row>
          <table:table-cell office:value-type="string">
            <text:p text:style-name="P211">戻り値</text:p>
          </table:table-cell>
          <table:table-cell office:value-type="string">
            <text:p text:style-name="P93"/>
            <text:p text:style-name="P93">読み込んだ値を返します。ただし、ファイルがEOFに達した場合は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SuchVariable: @in変数または、stdin変数が見つかりません。</text:p>
          </table:table-cell>
        </table:table-row>
        <table:table-row>
          <table:table-cell office:value-type="string">
            <text:p text:style-name="P211">使用例</text:p>
          </table:table-cell>
          <table:table-cell office:value-type="string">
            <text:p text:style-name="P158"/>
            <text:p text:style-name="P158">read a;<text:tab/><text:tab/># 標準入力より一行読み込む</text:p>
          </table:table-cell>
        </table:table-row>
      </table:table>
      <text:h text:style-name="P400"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217">説明</text:p>
          </table:table-cell>
          <table:table-cell office:value-type="string">
            <text:p text:style-name="P101"/>
            <text:p text:style-name="P101">実数型データであれば真を返します。</text:p>
          </table:table-cell>
        </table:table-row>
        <table:table-row>
          <table:table-cell office:value-type="string">
            <text:p text:style-name="P217">書式</text:p>
          </table:table-cell>
          <table:table-cell office:value-type="string">
            <text:p text:style-name="P101"/>
            <text:p text:style-name="P101">real? <text:s/><text:span text:style-name="T25">var <text:s/></text:span></text:p>
          </table:table-cell>
        </table:table-row>
        <table:table-row>
          <table:table-cell office:value-type="string">
            <text:p text:style-name="P217">詳細</text:p>
          </table:table-cell>
          <table:table-cell office:value-type="string">
            <text:p text:style-name="P101"/>
            <text:p text:style-name="P101"><text:span text:style-name="T25">var</text:span>が実数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実数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364" text:outline-level="3"/>
      <text:h text:style-name="P392"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211">説明</text:p>
          </table:table-cell>
          <table:table-cell office:value-type="string">
            <text:p text:style-name="P93"/>
            <text:p text:style-name="P93">イテレータの現在の要素に再度制御を移します。</text:p>
          </table:table-cell>
        </table:table-row>
        <table:table-row>
          <table:table-cell office:value-type="string">
            <text:p text:style-name="P211">書式</text:p>
          </table:table-cell>
          <table:table-cell office:value-type="string">
            <text:p text:style-name="P93"/>
            <text:p text:style-name="P93">redo</text:p>
          </table:table-cell>
        </table:table-row>
        <table:table-row>
          <table:table-cell office:value-type="string">
            <text:p text:style-name="P211">詳細</text:p>
          </table:table-cell>
          <table:table-cell office:value-type="string">
            <text:p text:style-name="P93"/>
            <text:p text:style-name="P93">イテレータの現在の要素に制御を移し、再び同じ要素を実行します。</text:p>
            <text:p text:style-name="P93">redoが有効なコマンドおよびメソッドは次の通りです: </text:p>
            <text:p text:style-name="P93">while / Integer::each / Integer::list / List::each / Vector::each</text:p>
          </table:table-cell>
        </table:table-row>
        <table:table-row>
          <table:table-cell office:value-type="string">
            <text:p text:style-name="P211">戻り値</text:p>
          </table:table-cell>
          <table:table-cell office:value-type="string">
            <text:p text:style-name="P93"/>
            <text:p text:style-name="P93">制御がイテレータに戻るため、redo自身の戻り値はありません。</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98"/>
            <text:p text:style-name="P198">set i 0;</text:p>
            <text:p text:style-name="P198">while {true} do: {</text:p>
            <text:p text:style-name="P198"><text:s text:c="2"/>println $i;</text:p>
            <text:p text:style-name="P198"><text:s text:c="2"/>if {$i &gt; 5} then: {redo};</text:p>
            <text:p text:style-name="P198"><text:s text:c="2"/>$i ++;</text:p>
            <text:p text:style-name="P198">};<text:tab/><text:tab/># → 0 1 2 3 4 5 6 6 6 6 6 6 6 6 6 6 ...</text:p>
          </table:table-cell>
        </table:table-row>
      </table:table>
      <text:h text:style-name="P404"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231">説明</text:p>
          </table:table-cell>
          <table:table-cell office:value-type="string">
            <text:p text:style-name="P118"/>
            <text:p text:style-name="P118">なにも実行しません。</text:p>
          </table:table-cell>
        </table:table-row>
        <table:table-row>
          <table:table-cell office:value-type="string">
            <text:p text:style-name="P231">書式</text:p>
          </table:table-cell>
          <table:table-cell office:value-type="string">
            <text:p text:style-name="P118"/>
            <text:p text:style-name="P118">REM ...</text:p>
          </table:table-cell>
        </table:table-row>
        <table:table-row>
          <table:table-cell office:value-type="string">
            <text:p text:style-name="P231">詳細</text:p>
          </table:table-cell>
          <table:table-cell office:value-type="string">
            <text:p text:style-name="P118"/>
            <text:p text:style-name="P144">何も実行しません。パラメータには任意のデータを書くことができます。</text:p>
            <text:p text:style-name="P14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231">戻り値</text:p>
          </table:table-cell>
          <table:table-cell office:value-type="string">
            <text:p text:style-name="P118"/>
            <text:p text:style-name="P118">コメントをエミュレートするため、本コマンドを実行した場合、直前に実行されたコマンドまたは関数のステータスを返します。</text:p>
          </table:table-cell>
        </table:table-row>
        <table:table-row>
          <table:table-cell office:value-type="string">
            <text:p text:style-name="P231">例外</text:p>
          </table:table-cell>
          <table:table-cell office:value-type="string">
            <text:p text:style-name="P118"/>
            <text:p text:style-name="P118"/>
          </table:table-cell>
        </table:table-row>
        <table:table-row>
          <table:table-cell office:value-type="string">
            <text:p text:style-name="P231">使用例</text:p>
          </table:table-cell>
          <table:table-cell office:value-type="string">
            <text:p text:style-name="P200"/>
            <text:p text:style-name="P200"><text:s text:c="4"/>set i 0;</text:p>
            <text:p text:style-name="P200"><text:s text:c="4"/>while {true} do: {</text:p>
            <text:p text:style-name="P200"><text:s text:c="6"/>println $i;</text:p>
            <text:p text:style-name="P200"><text:s text:c="6"/>if {$i &gt; 5} then: {redo};</text:p>
            <text:p text:style-name="P200"><text:s text:c="6"/>$i ++;</text:p>
            <text:p text:style-name="P200"><text:s text:c="4"/>};</text:p>
            <text:p text:style-name="P200"/>
            <text:p text:style-name="P200"># 上記をブロックコメント化</text:p>
            <text:p text:style-name="P200"/>
            <text:p text:style-name="P200">REM <text:span text:style-name="T75">{</text:span></text:p>
            <text:p text:style-name="P200"><text:s text:c="4"/>set i 0;</text:p>
            <text:p text:style-name="P200"><text:s text:c="4"/>while {true} do: {</text:p>
            <text:p text:style-name="P200"><text:s text:c="6"/>println $i;</text:p>
            <text:p text:style-name="P200"><text:s text:c="6"/>if {$i &gt; 5} then: {redo};</text:p>
            <text:p text:style-name="P200"><text:s text:c="6"/>$i ++;</text:p>
            <text:p text:style-name="P200"><text:s text:c="4"/>};</text:p>
            <text:p text:style-name="P201">};</text:p>
          </table:table-cell>
        </table:table-row>
      </table:table>
      <text:h text:style-name="P358" text:outline-level="3"/>
      <text:h text:style-name="P404"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222">説明</text:p>
          </table:table-cell>
          <table:table-cell office:value-type="string">
            <text:p text:style-name="P106"/>
            <text:p text:style-name="P106">ホスト名を名前解決します。</text:p>
          </table:table-cell>
        </table:table-row>
        <table:table-row>
          <table:table-cell office:value-type="string">
            <text:p text:style-name="P222">書式</text:p>
          </table:table-cell>
          <table:table-cell office:value-type="string">
            <text:p text:style-name="P106"/>
            <text:p text:style-name="P106">resolv-host <text:span text:style-name="T25">host-name</text:span></text:p>
          </table:table-cell>
        </table:table-row>
        <table:table-row>
          <table:table-cell office:value-type="string">
            <text:p text:style-name="P222">詳細</text:p>
          </table:table-cell>
          <table:table-cell office:value-type="string">
            <text:p text:style-name="P106"/>
            <text:p text:style-name="P106"><text:span text:style-name="T25">host-name</text:span>をリゾルバ（DNS、hostsなど）で名前解決し、IPv4アドレスを返します。<text:span text:style-name="T25">host-name</text:span>はFQDN名、hosts名または、IPアドレス形式の文字列表現です。</text:p>
          </table:table-cell>
        </table:table-row>
        <table:table-row>
          <table:table-cell office:value-type="string">
            <text:p text:style-name="P222">戻り値</text:p>
          </table:table-cell>
          <table:table-cell office:value-type="string">
            <text:p text:style-name="P106"/>
            <text:p text:style-name="P106">IPv4アドレスを示す整数値が返ります。</text:p>
          </table:table-cell>
        </table:table-row>
        <table:table-row>
          <table:table-cell office:value-type="string">
            <text:p text:style-name="P222">例外</text:p>
          </table:table-cell>
          <table:table-cell office:value-type="string">
            <text:p text:style-name="P106"/>
            <text:p text:style-name="P106">ErrSyntax: 書式に誤りがあります。</text:p>
          </table:table-cell>
        </table:table-row>
        <table:table-row>
          <table:table-cell office:value-type="string">
            <text:p text:style-name="P222">使用例</text:p>
          </table:table-cell>
          <table:table-cell office:value-type="string">
            <text:p text:style-name="P199"/>
            <text:p text:style-name="P199"/>
          </table:table-cell>
        </table:table-row>
        <table:table-row>
          <table:table-cell office:value-type="string">
            <text:p text:style-name="P222">関連項目</text:p>
          </table:table-cell>
          <table:table-cell office:value-type="string">
            <text:p text:style-name="P199"/>
            <text:p text:style-name="P199">connect</text:p>
            <text:p text:style-name="P199">resolv-in-addr</text:p>
          </table:table-cell>
        </table:table-row>
      </table:table>
      <text:h text:style-name="P405"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222">説明</text:p>
          </table:table-cell>
          <table:table-cell office:value-type="string">
            <text:p text:style-name="P106"/>
            <text:p text:style-name="P106">ホスト名を名前解決します。</text:p>
          </table:table-cell>
        </table:table-row>
        <table:table-row>
          <table:table-cell office:value-type="string">
            <text:p text:style-name="P222">書式</text:p>
          </table:table-cell>
          <table:table-cell office:value-type="string">
            <text:p text:style-name="P106"/>
            <text:p text:style-name="P106">resolv-in-addr <text:span text:style-name="T25">host-name</text:span></text:p>
          </table:table-cell>
        </table:table-row>
        <table:table-row>
          <table:table-cell office:value-type="string">
            <text:p text:style-name="P222">詳細</text:p>
          </table:table-cell>
          <table:table-cell office:value-type="string">
            <text:p text:style-name="P106"/>
            <text:p text:style-name="P106"><text:span text:style-name="T25">host-name</text:span>をリゾルバ（DNS、hostsなど）で名前解決し、IPv4アドレスを返します。<text:span text:style-name="T25">host-name</text:span>はFQDN名、hosts名または、IPアドレス形式の文字列表現です。</text:p>
          </table:table-cell>
        </table:table-row>
        <table:table-row>
          <table:table-cell office:value-type="string">
            <text:p text:style-name="P222">戻り値</text:p>
          </table:table-cell>
          <table:table-cell office:value-type="string">
            <text:p text:style-name="P106"/>
            <text:p text:style-name="P106">IPv4アドレスを示す文字列表現が返ります。</text:p>
          </table:table-cell>
        </table:table-row>
        <table:table-row>
          <table:table-cell office:value-type="string">
            <text:p text:style-name="P222">例外</text:p>
          </table:table-cell>
          <table:table-cell office:value-type="string">
            <text:p text:style-name="P106"/>
            <text:p text:style-name="P106">ErrSyntax: 書式に誤りがあります。</text:p>
          </table:table-cell>
        </table:table-row>
        <table:table-row>
          <table:table-cell office:value-type="string">
            <text:p text:style-name="P222">使用例</text:p>
          </table:table-cell>
          <table:table-cell office:value-type="string">
            <text:p text:style-name="P199"/>
            <text:p text:style-name="P199"/>
          </table:table-cell>
        </table:table-row>
        <table:table-row>
          <table:table-cell office:value-type="string">
            <text:p text:style-name="P222">関連項目</text:p>
          </table:table-cell>
          <table:table-cell office:value-type="string">
            <text:p text:style-name="P199"/>
            <text:p text:style-name="P199">connect</text:p>
            <text:p text:style-name="P199">resolv-host</text:p>
          </table:table-cell>
        </table:table-row>
      </table:table>
      <text:h text:style-name="P376" text:outline-level="3"/>
      <text:h text:style-name="P392"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211">説明</text:p>
          </table:table-cell>
          <table:table-cell office:value-type="string">
            <text:p text:style-name="P93"/>
            <text:p text:style-name="P93">引数を返します。</text:p>
          </table:table-cell>
        </table:table-row>
        <table:table-row>
          <table:table-cell office:value-type="string">
            <text:p text:style-name="P211">書式</text:p>
          </table:table-cell>
          <table:table-cell office:value-type="string">
            <text:p text:style-name="P93"/>
            <text:p text:style-name="P93">result [ <text:span text:style-name="T25">val</text:span> <text:s/>]</text:p>
            <text:p text:style-name="P144">result :last</text:p>
          </table:table-cell>
        </table:table-row>
        <table:table-row>
          <table:table-cell office:value-type="string">
            <text:p text:style-name="P211">詳細</text:p>
          </table:table-cell>
          <table:table-cell office:value-type="string">
            <text:p text:style-name="P93"/>
            <text:p text:style-name="P93">与えられた引数<text:span text:style-name="T25">val </text:span>をそのまま返します。<text:span text:style-name="T25">val</text:span>が指定されなかった場合はnilを返します。</text:p>
            <text:p text:style-name="P144">オプション:lastを指定した場合、直前に実行された行の実行結果を返します。</text:p>
            <text:p text:style-name="P9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211">戻り値</text:p>
          </table:table-cell>
          <table:table-cell office:value-type="string">
            <text:p text:style-name="P93"/>
            <text:p text:style-name="P93"><text:span text:style-name="T25">val</text:span>を返します。<text:span text:style-name="T25">val</text:span>の指定が無い場合はnilを返します。</text:p>
            <text:p text:style-name="P93">:lastを指定した場合は、直前に実行された結果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x [if $cond then: {</text:p>
            <text:p text:style-name="P158"><text:s text:c="2"/>do-something;</text:p>
            <text:p text:style-name="P158"><text:s text:c="2"/>result 0;</text:p>
            <text:p text:style-name="P158">} else: {</text:p>
            <text:p text:style-name="P158"><text:s text:c="2"/>do-otherwise;</text:p>
            <text:p text:style-name="P203"><text:s text:c="2"/>result 1;</text:p>
            <text:p text:style-name="P203">}];</text:p>
          </table:table-cell>
        </table:table-row>
      </table:table>
      <text:h text:style-name="Heading_20_3" text:outline-level="3"/>
      <text:h text:style-name="P392"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211">説明</text:p>
          </table:table-cell>
          <table:table-cell office:value-type="string">
            <text:p text:style-name="P93"/>
            <text:p text:style-name="P93">イテレータの最初の要素に再度制御を移します。</text:p>
          </table:table-cell>
        </table:table-row>
        <table:table-row>
          <table:table-cell office:value-type="string">
            <text:p text:style-name="P211">書式</text:p>
          </table:table-cell>
          <table:table-cell office:value-type="string">
            <text:p text:style-name="P93"/>
            <text:p text:style-name="P93">retry</text:p>
          </table:table-cell>
        </table:table-row>
        <table:table-row>
          <table:table-cell office:value-type="string">
            <text:p text:style-name="P211">詳細</text:p>
          </table:table-cell>
          <table:table-cell office:value-type="string">
            <text:p text:style-name="P93"/>
            <text:p text:style-name="P93">イテレータの最初の要素に制御を移し、再び同じイテレータを最初から実行します。tryコマンドの場合、tryブロックもしくはcatchブロック中でretryが実行された場合、再度tryブロックの実行を行い<text:span text:style-name="T22">ます。</text:span></text:p>
            <text:p text:style-name="P93">retryが有効なコマンドおよびメソッドは次の通りです: </text:p>
            <text:p text:style-name="P93">while / try / Integer::each / Integer::list / List::each / Vector::each</text:p>
          </table:table-cell>
        </table:table-row>
        <table:table-row>
          <table:table-cell office:value-type="string">
            <text:p text:style-name="P211">戻り値</text:p>
          </table:table-cell>
          <table:table-cell office:value-type="string">
            <text:p text:style-name="P93"/>
            <text:p text:style-name="P93">制御がイテレータに戻るため、retry自身の戻り値はありません。</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98"/>
            <text:p text:style-name="P198">1 .. 5 do: {| i |</text:p>
            <text:p text:style-name="P198"><text:s text:c="2"/>println $i;</text:p>
            <text:p text:style-name="P198"><text:s text:c="2"/>if {$i &gt;= 5} then: {retry};</text:p>
            <text:p text:style-name="P198">};<text:tab/><text:tab/># → 1 2 3 4 5 1 2 3 4 5 1 2 3 4 5 ...</text:p>
          </table:table-cell>
        </table:table-row>
      </table:table>
      <text:h text:style-name="Heading_20_3" text:outline-level="3"/>
      <text:h text:style-name="P392"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211">説明</text:p>
          </table:table-cell>
          <table:table-cell office:value-type="string">
            <text:p text:style-name="P93"/>
            <text:p text:style-name="P93">関数を終了し呼び出し元に戻ります。</text:p>
          </table:table-cell>
        </table:table-row>
        <table:table-row>
          <table:table-cell office:value-type="string">
            <text:p text:style-name="P211">書式</text:p>
          </table:table-cell>
          <table:table-cell office:value-type="string">
            <text:p text:style-name="P93"/>
            <text:p text:style-name="P93">return [ <text:span text:style-name="T25">val</text:span> <text:s/>]</text:p>
          </table:table-cell>
        </table:table-row>
        <table:table-row>
          <table:table-cell office:value-type="string">
            <text:p text:style-name="P211">詳細</text:p>
          </table:table-cell>
          <table:table-cell office:value-type="string">
            <text:p text:style-name="P93"/>
            <text:p text:style-name="P93">現在の関数呼び出しを終了し、呼び出し元に戻ります。</text:p>
            <text:p text:style-name="P93"><text:span text:style-name="T25">val</text:span>が指定されている場合、関数の戻り値は<text:span text:style-name="T25">val</text:span>となります。指定されていない場合は、関数の戻り値はnilとなります。</text:p>
          </table:table-cell>
        </table:table-row>
        <table:table-row>
          <table:table-cell office:value-type="string">
            <text:p text:style-name="P211">戻り値</text:p>
          </table:table-cell>
          <table:table-cell office:value-type="string">
            <text:p text:style-name="P93"/>
            <text:p text:style-name="P93">呼び出し元に戻るため、このコマンドの戻り値はありません。</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defun foo (n) {</text:p>
            <text:p text:style-name="P158"><text:s text:c="2"/>set i 0;</text:p>
            <text:p text:style-name="P158"><text:s text:c="2"/>set s 0;</text:p>
            <text:p text:style-name="P158"><text:s text:c="2"/>while {true} do: {</text:p>
            <text:p text:style-name="P203"><text:s text:c="4"/>$s ++ $i;</text:p>
            <text:p text:style-name="P159"><text:s text:c="4"/>$i ++;</text:p>
            <text:p text:style-name="P159"><text:s text:c="4"/>if [$i &gt; $n] then: {return $s};</text:p>
            <text:p text:style-name="P159"><text:s text:c="2"/>};</text:p>
            <text:p text:style-name="P159">};</text:p>
            <text:p text:style-name="P159">foo 100;<text:tab/><text:tab/># <text:span text:style-name="T57">→</text:span> 5050</text:p>
          </table:table-cell>
        </table:table-row>
      </table:table>
      <text:h text:style-name="P400"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217">説明</text:p>
          </table:table-cell>
          <table:table-cell office:value-type="string">
            <text:p text:style-name="P101"/>
            <text:p text:style-name="P101">正規表現型データであれば真を返します。</text:p>
          </table:table-cell>
        </table:table-row>
        <table:table-row>
          <table:table-cell office:value-type="string">
            <text:p text:style-name="P217">書式</text:p>
          </table:table-cell>
          <table:table-cell office:value-type="string">
            <text:p text:style-name="P101"/>
            <text:p text:style-name="P101">rquote? <text:s/><text:span text:style-name="T25">var <text:s/></text:span></text:p>
          </table:table-cell>
        </table:table-row>
        <table:table-row>
          <table:table-cell office:value-type="string">
            <text:p text:style-name="P217">詳細</text:p>
          </table:table-cell>
          <table:table-cell office:value-type="string">
            <text:p text:style-name="P101"/>
            <text:p text:style-name="P101"><text:span text:style-name="T25">var</text:span>が正規表現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正規表現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364" text:outline-level="3"/>
      <text:h text:style-name="P392"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211">説明</text:p>
          </table:table-cell>
          <table:table-cell office:value-type="string">
            <text:p text:style-name="P93"/>
            <text:p text:style-name="P93">ロード済みスクリプトの一覧を返します。</text:p>
          </table:table-cell>
        </table:table-row>
        <table:table-row>
          <table:table-cell office:value-type="string">
            <text:p text:style-name="P211">書式</text:p>
          </table:table-cell>
          <table:table-cell office:value-type="string">
            <text:p text:style-name="P93"/>
            <text:p text:style-name="P93">sdir</text:p>
          </table:table-cell>
        </table:table-row>
        <table:table-row>
          <table:table-cell office:value-type="string">
            <text:p text:style-name="P211">詳細</text:p>
          </table:table-cell>
          <table:table-cell office:value-type="string">
            <text:p text:style-name="P93"/>
            <text:p text:style-name="P93">loadコマンドおよび、unknownによりロードされたスクリプトの一覧を、スクリプトid、ファイル名のリストの形式で返します。</text:p>
          </table:table-cell>
        </table:table-row>
        <table:table-row>
          <table:table-cell office:value-type="string">
            <text:p text:style-name="P211">戻り値</text:p>
          </table:table-cell>
          <table:table-cell office:value-type="string">
            <text:p text:style-name="P93"/>
            <text:p text:style-name="P93">スクリプトid、ファイル名のリストのリスト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dir;</text:p>
          </table:table-cell>
        </table:table-row>
      </table:table>
      <text:h text:style-name="Heading_20_3" text:outline-level="3"/>
      <text:h text:style-name="P392"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211">説明</text:p>
          </table:table-cell>
          <table:table-cell office:value-type="string">
            <text:p text:style-name="P93"/>
            <text:p text:style-name="P93">現在のオブジェクトを返します。</text:p>
          </table:table-cell>
        </table:table-row>
        <table:table-row>
          <table:table-cell office:value-type="string">
            <text:p text:style-name="P211">書式</text:p>
          </table:table-cell>
          <table:table-cell office:value-type="string">
            <text:p text:style-name="P93"/>
            <text:p text:style-name="P93">self</text:p>
          </table:table-cell>
        </table:table-row>
        <table:table-row>
          <table:table-cell office:value-type="string">
            <text:p text:style-name="P211">詳細</text:p>
          </table:table-cell>
          <table:table-cell office:value-type="string">
            <text:p text:style-name="P93"/>
            <text:p text:style-name="P93">現在のオブジェクトスタックのスタックトップにあるオブジェクトを返します。</text:p>
          </table:table-cell>
        </table:table-row>
        <table:table-row>
          <table:table-cell office:value-type="string">
            <text:p text:style-name="P211">戻り値</text:p>
          </table:table-cell>
          <table:table-cell office:value-type="string">
            <text:p text:style-name="P93"/>
            <text:p text:style-name="P93">現在のオブジェクト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自クラスのメソッド内から、自クラスのfooメソッドを呼ぶ</text:p>
            <text:p text:style-name="P158">[self] foo;<text:tab/><text:tab/># → same as: foo;</text:p>
          </table:table-cell>
        </table:table-row>
      </table:table>
      <text:h text:style-name="Heading_20_3" text:outline-level="3"/>
      <text:h text:style-name="P392"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211">説明</text:p>
          </table:table-cell>
          <table:table-cell office:value-type="string">
            <text:p text:style-name="P93"/>
            <text:p text:style-name="P93">ローカル変数に値を設定します。</text:p>
          </table:table-cell>
        </table:table-row>
        <table:table-row>
          <table:table-cell office:value-type="string">
            <text:p text:style-name="P211">書式</text:p>
          </table:table-cell>
          <table:table-cell office:value-type="string">
            <text:p text:style-name="P93"/>
            <text:p text:style-name="P96">set <text:span text:style-name="T25">var</text:span> [ <text:span text:style-name="T25">val</text:span> <text:s/>] … （書式１）</text:p>
            <text:p text:style-name="P96">set (<text:span text:style-name="T25">var</text:span><text:span text:style-name="T62">1</text:span><text:span text:style-name="T25"> var</text:span><text:span text:style-name="T61">2</text:span><text:span text:style-name="T25"> ...)</text:span> (<text:span text:style-name="T25">val</text:span><text:span text:style-name="T61">1</text:span><text:span text:style-name="T25"> val</text:span><text:span text:style-name="T61">2</text:span><text:span text:style-name="T25"> ...)</text:span><text:span text:style-name="T45"> … （書式２）</text:span></text:p>
          </table:table-cell>
        </table:table-row>
        <table:table-row>
          <table:table-cell office:value-type="string">
            <text:p text:style-name="P211">詳細</text:p>
          </table:table-cell>
          <table:table-cell office:value-type="string">
            <text:p text:style-name="P93"/>
            <text:p text:style-name="P93">書式１：ローカル変数<text:span text:style-name="T25">var</text:span>に、値<text:span text:style-name="T25">val</text:span>を設定します。<text:span text:style-name="T25">val</text:span>を省略した場合は、<text:span text:style-name="T25">var</text:span>の内容を返します。</text:p>
            <text:p text:style-name="P96">書式２：書式１の呼び出しを<text:span text:style-name="T25">var</text:span><text:span text:style-name="T61">1</text:span> / <text:span text:style-name="T25">val</text:span><text:span text:style-name="T61">1</text:span> , <text:span text:style-name="T25">var</text:span><text:span text:style-name="T61">2</text:span> / <text:span text:style-name="T25">val</text:span><text:span text:style-name="T61">2</text:span> のペアで順次行います。 </text:p>
          </table:table-cell>
        </table:table-row>
        <table:table-row>
          <table:table-cell office:value-type="string">
            <text:p text:style-name="P211">戻り値</text:p>
          </table:table-cell>
          <table:table-cell office:value-type="string">
            <text:p text:style-name="P93"/>
            <text:p text:style-name="P93"><text:span text:style-name="T25">var</text:span>に設定した内容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SuchVariable: 変数が定義されていません。</text:p>
          </table:table-cell>
        </table:table-row>
        <table:table-row>
          <table:table-cell office:value-type="string">
            <text:p text:style-name="P211">使用例</text:p>
          </table:table-cell>
          <table:table-cell office:value-type="string">
            <text:p text:style-name="P158"/>
            <text:p text:style-name="P158">set i 0;<text:tab/><text:tab/><text:tab/># i に整数を設定</text:p>
            <text:p text:style-name="P158">set m "Hello world."<text:tab/># m に文字列を設定</text:p>
            <text:p text:style-name="P158">set s sym<text:tab/><text:tab/><text:tab/># s にシンボルを設定</text:p>
            <text:p text:style-name="P158">set o [new];<text:tab/><text:tab/><text:tab/># o にオブジェクトを設定</text:p>
            <text:p text:style-name="P158"/>
            <text:p text:style-name="P158">set i;<text:tab/><text:tab/><text:tab/><text:tab/># → 0</text:p>
          </table:table-cell>
        </table:table-row>
      </table:table>
      <text:h text:style-name="Heading_20_3" text:outline-level="3"/>
      <text:h text:style-name="P392"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211">説明</text:p>
          </table:table-cell>
          <table:table-cell office:value-type="string">
            <text:p text:style-name="P93"/>
            <text:p text:style-name="P204">ローカル変数が定義されているか調べます。</text:p>
          </table:table-cell>
        </table:table-row>
        <table:table-row>
          <table:table-cell office:value-type="string">
            <text:p text:style-name="P211">書式</text:p>
          </table:table-cell>
          <table:table-cell office:value-type="string">
            <text:p text:style-name="P93"/>
            <text:p text:style-name="P93">set? <text:span text:style-name="T25">var</text:span></text:p>
          </table:table-cell>
        </table:table-row>
        <table:table-row>
          <table:table-cell office:value-type="string">
            <text:p text:style-name="P211">詳細</text:p>
          </table:table-cell>
          <table:table-cell office:value-type="string">
            <text:p text:style-name="P93"/>
            <text:p text:style-name="P93">ローカル変数<text:span text:style-name="T25">var</text:span>が設定されているかを調べ、tまたはnilを返します。</text:p>
          </table:table-cell>
        </table:table-row>
        <table:table-row>
          <table:table-cell office:value-type="string">
            <text:p text:style-name="P211">戻り値</text:p>
          </table:table-cell>
          <table:table-cell office:value-type="string">
            <text:p text:style-name="P93"/>
            <text:p text:style-name="P93">ローカル変数<text:span text:style-name="T25">var</text:span>が定義されている場合tを返します。定義されていない場合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foo "X";</text:p>
            <text:p text:style-name="P158">set? foo;<text:tab/><text:tab/># → t</text:p>
          </table:table-cell>
        </table:table-row>
      </table:table>
      <text:h text:style-name="Heading_20_3" text:outline-level="3"/>
      <text:h text:style-name="P416" text:outline-level="3"><text:bookmark-start text:name="__RefHeading__17275_467714174"/>set<text:span text:style-name="T79">c</text:span><text:span text:style-name="T1">　</text:span><text:bookmark-end text:name="__RefHeading__17275_467714174"/></text:h>
      <table:table table:name="表84" table:style-name="表84">
        <table:table-column table:style-name="表84.A"/>
        <table:table-column table:style-name="表84.B"/>
        <table:table-row>
          <table:table-cell office:value-type="string">
            <text:p text:style-name="P233">説明</text:p>
          </table:table-cell>
          <table:table-cell office:value-type="string">
            <text:p text:style-name="P122"/>
            <text:p text:style-name="P122">クロージャ変数に値を設定します。</text:p>
          </table:table-cell>
        </table:table-row>
        <table:table-row>
          <table:table-cell office:value-type="string">
            <text:p text:style-name="P233">書式</text:p>
          </table:table-cell>
          <table:table-cell office:value-type="string">
            <text:p text:style-name="P122"/>
            <text:p text:style-name="P122">set<text:span text:style-name="T79">c</text:span> <text:span text:style-name="T25">var</text:span> [ <text:span text:style-name="T25">val</text:span> <text:s/>]</text:p>
          </table:table-cell>
        </table:table-row>
        <table:table-row>
          <table:table-cell office:value-type="string">
            <text:p text:style-name="P233">詳細</text:p>
          </table:table-cell>
          <table:table-cell office:value-type="string">
            <text:p text:style-name="P122"/>
            <text:p text:style-name="P122">クロージャ変数<text:span text:style-name="T25">var</text:span>に、値<text:span text:style-name="T25">val</text:span>を設定します。<text:span text:style-name="T25">val</text:span>を省略した場合は、<text:span text:style-name="T25">var</text:span>の内容を返します。</text:p>
            <text:p text:style-name="Table_20_Contents">クロージャ変数は一番内側のスコープから調べられ、見つかった時点の変数が使用されます。</text:p>
            <text:p text:style-name="P148">クロージャ変数のスコープに、該当する <text:span text:style-name="T25">var</text:span><text:span text:style-name="T48"> 変数が存在しない場合は、ErrNoSuchVariableが返ります。</text:span></text:p>
          </table:table-cell>
        </table:table-row>
        <table:table-row>
          <table:table-cell office:value-type="string">
            <text:p text:style-name="P233">戻り値</text:p>
          </table:table-cell>
          <table:table-cell office:value-type="string">
            <text:p text:style-name="P122"/>
            <text:p text:style-name="P122"><text:span text:style-name="T25">var</text:span>に設定した内容を返します。</text:p>
          </table:table-cell>
        </table:table-row>
        <table:table-row>
          <table:table-cell office:value-type="string">
            <text:p text:style-name="P233">例外</text:p>
          </table:table-cell>
          <table:table-cell office:value-type="string">
            <text:p text:style-name="P122"/>
            <text:p text:style-name="P122">ErrSyntax: 書式に誤りがあります。</text:p>
            <text:p text:style-name="P122">ErrNoSuchVariable: 変数が定義されていません。</text:p>
          </table:table-cell>
        </table:table-row>
        <table:table-row>
          <table:table-cell office:value-type="string">
            <text:p text:style-name="P233">使用例</text:p>
          </table:table-cell>
          <table:table-cell office:value-type="string">
            <text:p text:style-name="P179"/>
            <text:p text:style-name="P179">setc i 0;<text:tab/><text:tab/><text:tab/># i に整数を設定</text:p>
            <text:p text:style-name="P179">setc m "Hello world."<text:tab/># m に文字列を設定</text:p>
            <text:p text:style-name="P179">setc s sym<text:tab/><text:tab/><text:tab/># s にシンボルを設定</text:p>
            <text:p text:style-name="P179">setc o [new];<text:tab/><text:tab/><text:tab/># o にオブジェクトを設定</text:p>
            <text:p text:style-name="P179"/>
            <text:p text:style-name="P179">setc i;<text:tab/><text:tab/><text:tab/># → 0</text:p>
          </table:table-cell>
        </table:table-row>
      </table:table>
      <text:h text:style-name="P416" text:outline-level="3"><text:bookmark-start text:name="__RefHeading__17277_467714174"/>set<text:span text:style-name="T1">c</text:span>?<text:span text:style-name="T1">　</text:span><text:bookmark-end text:name="__RefHeading__17277_467714174"/></text:h>
      <table:table table:name="表86" table:style-name="表86">
        <table:table-column table:style-name="表86.A"/>
        <table:table-column table:style-name="表86.B"/>
        <table:table-row>
          <table:table-cell office:value-type="string">
            <text:p text:style-name="P233">説明</text:p>
          </table:table-cell>
          <table:table-cell office:value-type="string">
            <text:p text:style-name="P122"/>
            <text:p text:style-name="P208">クロージャ変数が定義されているか調べます。</text:p>
          </table:table-cell>
        </table:table-row>
        <table:table-row>
          <table:table-cell office:value-type="string">
            <text:p text:style-name="P233">書式</text:p>
          </table:table-cell>
          <table:table-cell office:value-type="string">
            <text:p text:style-name="P122"/>
            <text:p text:style-name="P122">setc? <text:span text:style-name="T25">var</text:span></text:p>
          </table:table-cell>
        </table:table-row>
        <table:table-row>
          <table:table-cell office:value-type="string">
            <text:p text:style-name="P233">詳細</text:p>
          </table:table-cell>
          <table:table-cell office:value-type="string">
            <text:p text:style-name="P122"/>
            <text:p text:style-name="P122">クロージャ変数<text:span text:style-name="T25">var</text:span>が設定されているかを調べ、tまたはnilを返します。</text:p>
          </table:table-cell>
        </table:table-row>
        <table:table-row>
          <table:table-cell office:value-type="string">
            <text:p text:style-name="P233">戻り値</text:p>
          </table:table-cell>
          <table:table-cell office:value-type="string">
            <text:p text:style-name="P122"/>
            <text:p text:style-name="P122">クロージャ変数<text:span text:style-name="T25">var</text:span>が定義されている場合tを返します。定義されていない場合nilを返します。</text:p>
          </table:table-cell>
        </table:table-row>
        <table:table-row>
          <table:table-cell office:value-type="string">
            <text:p text:style-name="P233">例外</text:p>
          </table:table-cell>
          <table:table-cell office:value-type="string">
            <text:p text:style-name="P122"/>
            <text:p text:style-name="P122">ErrSyntax: 書式に誤りがあります。</text:p>
          </table:table-cell>
        </table:table-row>
        <table:table-row>
          <table:table-cell office:value-type="string">
            <text:p text:style-name="P233">使用例</text:p>
          </table:table-cell>
          <table:table-cell office:value-type="string">
            <text:p text:style-name="P179"/>
            <text:p text:style-name="P179">sets? Foo;<text:tab/><text:tab/># → t</text:p>
          </table:table-cell>
        </table:table-row>
      </table:table>
      <text:h text:style-name="P338" text:outline-level="3"/>
      <text:h text:style-name="P416"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211">説明</text:p>
          </table:table-cell>
          <table:table-cell office:value-type="string">
            <text:p text:style-name="P93"/>
            <text:p text:style-name="P93">インスタンス変数に値を設定します。</text:p>
          </table:table-cell>
        </table:table-row>
        <table:table-row>
          <table:table-cell office:value-type="string">
            <text:p text:style-name="P211">書式</text:p>
          </table:table-cell>
          <table:table-cell office:value-type="string">
            <text:p text:style-name="P93"/>
            <text:p text:style-name="P93">sets <text:span text:style-name="T25">var</text:span> [ <text:span text:style-name="T25">val</text:span> <text:s/>]</text:p>
          </table:table-cell>
        </table:table-row>
        <table:table-row>
          <table:table-cell office:value-type="string">
            <text:p text:style-name="P211">詳細</text:p>
          </table:table-cell>
          <table:table-cell office:value-type="string">
            <text:p text:style-name="P93"/>
            <text:p text:style-name="P93">インスタンス変数<text:span text:style-name="T25">var</text:span>に、値<text:span text:style-name="T25">val</text:span>を設定します。<text:span text:style-name="T25">val</text:span>を省略した場合は、<text:span text:style-name="T25">var</text:span>の内容を返します。</text:p>
          </table:table-cell>
        </table:table-row>
        <table:table-row>
          <table:table-cell office:value-type="string">
            <text:p text:style-name="P211">戻り値</text:p>
          </table:table-cell>
          <table:table-cell office:value-type="string">
            <text:p text:style-name="P93"/>
            <text:p text:style-name="P93"><text:span text:style-name="T25">var</text:span>に設定した内容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SuchVariable: 変数が定義されていません。</text:p>
          </table:table-cell>
        </table:table-row>
        <table:table-row>
          <table:table-cell office:value-type="string">
            <text:p text:style-name="P211">使用例</text:p>
          </table:table-cell>
          <table:table-cell office:value-type="string">
            <text:p text:style-name="P158"/>
            <text:p text:style-name="P158">sets i 0;<text:tab/><text:tab/><text:tab/># i に整数を設定</text:p>
            <text:p text:style-name="P158">sets m "Hello world."<text:tab/># m に文字列を設定</text:p>
            <text:p text:style-name="P158">sets s sym<text:tab/><text:tab/><text:tab/># s にシンボルを設定</text:p>
            <text:p text:style-name="P158">sets o [new];<text:tab/><text:tab/><text:tab/># o にオブジェクトを設定</text:p>
            <text:p text:style-name="P158"/>
            <text:p text:style-name="P158">sets i;<text:tab/><text:tab/><text:tab/># → 0</text:p>
          </table:table-cell>
        </table:table-row>
      </table:table>
      <text:h text:style-name="Heading_20_3" text:outline-level="3"/>
      <text:h text:style-name="P392"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211">説明</text:p>
          </table:table-cell>
          <table:table-cell office:value-type="string">
            <text:p text:style-name="P93"/>
            <text:p text:style-name="P204">インスタンス変数が定義されているか調べます。</text:p>
          </table:table-cell>
        </table:table-row>
        <table:table-row>
          <table:table-cell office:value-type="string">
            <text:p text:style-name="P211">書式</text:p>
          </table:table-cell>
          <table:table-cell office:value-type="string">
            <text:p text:style-name="P93"/>
            <text:p text:style-name="P93">sets? <text:span text:style-name="T25">var</text:span></text:p>
          </table:table-cell>
        </table:table-row>
        <table:table-row>
          <table:table-cell office:value-type="string">
            <text:p text:style-name="P211">詳細</text:p>
          </table:table-cell>
          <table:table-cell office:value-type="string">
            <text:p text:style-name="P93"/>
            <text:p text:style-name="P93">インスタンス変数<text:span text:style-name="T25">var</text:span>が設定されているかを調べ、tまたはnilを返します。</text:p>
          </table:table-cell>
        </table:table-row>
        <table:table-row>
          <table:table-cell office:value-type="string">
            <text:p text:style-name="P211">戻り値</text:p>
          </table:table-cell>
          <table:table-cell office:value-type="string">
            <text:p text:style-name="P93"/>
            <text:p text:style-name="P93">インスタンス変数<text:span text:style-name="T25">var</text:span>が定義されている場合tを返します。定義されていない場合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s Foo "X";</text:p>
            <text:p text:style-name="P158">sets? Foo;<text:tab/><text:tab/># → t</text:p>
          </table:table-cell>
        </table:table-row>
      </table:table>
      <text:h text:style-name="Heading_20_3" text:outline-level="3"/>
      <text:h text:style-name="P417" text:outline-level="3"><text:bookmark-start text:name="__RefHeading__17365_467714174"/>setvar<text:span text:style-name="T1">　</text:span><text:bookmark-end text:name="__RefHeading__17365_467714174"/></text:h>
      <table:table table:name="表63" table:style-name="表63">
        <table:table-column table:style-name="表63.A"/>
        <table:table-column table:style-name="表63.B"/>
        <table:table-row>
          <table:table-cell office:value-type="string">
            <text:p text:style-name="P211">説明</text:p>
          </table:table-cell>
          <table:table-cell office:value-type="string">
            <text:p text:style-name="P93"/>
            <text:p text:style-name="P93">グローバル変数に値を設定します。</text:p>
          </table:table-cell>
        </table:table-row>
        <table:table-row>
          <table:table-cell office:value-type="string">
            <text:p text:style-name="P211">書式</text:p>
          </table:table-cell>
          <table:table-cell office:value-type="string">
            <text:p text:style-name="P93"/>
            <text:p text:style-name="P124">setvar <text:span text:style-name="T25">var </text:span><text:span text:style-name="T45">[ </text:span><text:span text:style-name="T25">val <text:s/></text:span><text:span text:style-name="T45">]</text:span></text:p>
          </table:table-cell>
        </table:table-row>
        <table:table-row>
          <table:table-cell office:value-type="string">
            <text:p text:style-name="P211">詳細</text:p>
          </table:table-cell>
          <table:table-cell office:value-type="string">
            <text:p text:style-name="P93"/>
            <text:p text:style-name="P93">グローバル変数<text:span text:style-name="T25">var</text:span>を定義し、値を<text:span text:style-name="T25">val</text:span>とします。<text:span text:style-name="T25">val</text:span>が省略された場合は、変数<text:span text:style-name="T25">var</text:span>の値を返します。</text:p>
            <text:p text:style-name="P93"><text:span text:style-name="T25">var</text:span>が定義されていない場合はエラーとなります。</text:p>
          </table:table-cell>
        </table:table-row>
        <table:table-row>
          <table:table-cell office:value-type="string">
            <text:p text:style-name="P211">戻り値</text:p>
          </table:table-cell>
          <table:table-cell office:value-type="string">
            <text:p text:style-name="P93"/>
            <text:p text:style-name="P93"><text:span text:style-name="T25">var</text:span>の値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93">ErrNoSuchVariable: 変数が存在しません。</text:p>
          </table:table-cell>
        </table:table-row>
        <table:table-row>
          <table:table-cell office:value-type="string">
            <text:p text:style-name="P211">使用例</text:p>
          </table:table-cell>
          <table:table-cell office:value-type="string">
            <text:p text:style-name="P158"/>
            <text:p text:style-name="P158">defvar FOO "X";<text:tab/># → "X"</text:p>
            <text:p text:style-name="P158">defvar FOO;<text:tab/><text:tab/># → "X"</text:p>
            <text:p text:style-name="P158">setvar FOO "Y";</text:p>
            <text:p text:style-name="P158">setvar FOO;<text:tab/><text:tab/># → "Y"</text:p>
          </table:table-cell>
        </table:table-row>
      </table:table>
      <text:h text:style-name="Heading_20_3" text:outline-level="3"/>
      <text:h text:style-name="P392"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211">説明</text:p>
          </table:table-cell>
          <table:table-cell office:value-type="string">
            <text:p text:style-name="P93"/>
            <text:p text:style-name="P93">スタック情報を返します。</text:p>
          </table:table-cell>
        </table:table-row>
        <table:table-row>
          <table:table-cell office:value-type="string">
            <text:p text:style-name="P211">書式</text:p>
          </table:table-cell>
          <table:table-cell office:value-type="string">
            <text:p text:style-name="P93"/>
            <text:p text:style-name="P93">show-stack</text:p>
          </table:table-cell>
        </table:table-row>
        <table:table-row>
          <table:table-cell office:value-type="string">
            <text:p text:style-name="P211">詳細</text:p>
          </table:table-cell>
          <table:table-cell office:value-type="string">
            <text:p text:style-name="P93"/>
            <text:p text:style-name="P93">stack-traceを呼んだ時点のスタック情報を返します。</text:p>
          </table:table-cell>
        </table:table-row>
        <table:table-row>
          <table:table-cell office:value-type="string">
            <text:p text:style-name="P211">戻り値</text:p>
          </table:table-cell>
          <table:table-cell office:value-type="string">
            <text:p text:style-name="P93"/>
            <text:p text:style-name="P93">スタック情報のリスト。</text:p>
            <text:p text:style-name="P93">返されるリストの書式は以下の通りとなります:</text:p>
            <text:p text:style-name="P93">((stack_size . x) (cur_obj_stack . y) (cur_func_stack . z))</text:p>
            <text:p text:style-name="P93">x ... スタックサイズ </text:p>
            <text:p text:style-name="P93">y ... 現在のオブジェクトスタック消費数</text:p>
            <text:p text:style-name="P93">z ... 現在の関数スタック消費数</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how-stack</text:p>
          </table:table-cell>
        </table:table-row>
      </table:table>
      <text:h text:style-name="Heading_20_3" text:outline-level="3"/>
      <text:h text:style-name="P392"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211">説明</text:p>
          </table:table-cell>
          <table:table-cell office:value-type="string">
            <text:p text:style-name="P93"/>
            <text:p text:style-name="P93">関数が定義されたスクリプトのスクリプトIDを返します。</text:p>
          </table:table-cell>
        </table:table-row>
        <table:table-row>
          <table:table-cell office:value-type="string">
            <text:p text:style-name="P211">書式</text:p>
          </table:table-cell>
          <table:table-cell office:value-type="string">
            <text:p text:style-name="P93"/>
            <text:p text:style-name="P93">sid <text:span text:style-name="T25">func</text:span></text:p>
          </table:table-cell>
        </table:table-row>
        <table:table-row>
          <table:table-cell office:value-type="string">
            <text:p text:style-name="P211">詳細</text:p>
          </table:table-cell>
          <table:table-cell office:value-type="string">
            <text:p text:style-name="P93"/>
            <text:p text:style-name="P93"><text:span text:style-name="T25">func</text:span>で指定した関数が定義されているスクリプトを調べるために、関数のスクリプトIDを返します。</text:p>
          </table:table-cell>
        </table:table-row>
        <table:table-row>
          <table:table-cell office:value-type="string">
            <text:p text:style-name="P211">戻り値</text:p>
          </table:table-cell>
          <table:table-cell office:value-type="string">
            <text:p text:style-name="P93"/>
            <text:p text:style-name="P93">スクリプトIDを返します。<text:span text:style-name="T25">func</text:span>が存在しない場合、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id foo;</text:p>
          </table:table-cell>
        </table:table-row>
      </table:table>
      <text:h text:style-name="Heading_20_3" text:outline-level="3"/>
      <text:h text:style-name="P392"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211">説明</text:p>
          </table:table-cell>
          <table:table-cell office:value-type="string">
            <text:p text:style-name="P93"/>
            <text:p text:style-name="P93">プロセスをスリープします。</text:p>
          </table:table-cell>
        </table:table-row>
        <table:table-row>
          <table:table-cell office:value-type="string">
            <text:p text:style-name="P211">書式</text:p>
          </table:table-cell>
          <table:table-cell office:value-type="string">
            <text:p text:style-name="P93"/>
            <text:p text:style-name="P93">sleep <text:span text:style-name="T25">msecs</text:span></text:p>
          </table:table-cell>
        </table:table-row>
        <table:table-row>
          <table:table-cell office:value-type="string">
            <text:p text:style-name="P211">詳細</text:p>
          </table:table-cell>
          <table:table-cell office:value-type="string">
            <text:p text:style-name="P93"/>
            <text:p text:style-name="P93"><text:span text:style-name="T25">msecs</text:span>で指定したミリ秒時間、プロセスをスリープします。</text:p>
          </table:table-cell>
        </table:table-row>
        <table:table-row>
          <table:table-cell office:value-type="string">
            <text:p text:style-name="P211">戻り値</text:p>
          </table:table-cell>
          <table:table-cell office:value-type="string">
            <text:p text:style-name="P93"/>
            <text:p text:style-name="P93">t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leep 1000;<text:tab/># → sleep 1 sec</text:p>
          </table:table-cell>
        </table:table-row>
      </table:table>
      <text:h text:style-name="Heading_20_3" text:outline-level="3"/>
      <text:h text:style-name="P392"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211">説明</text:p>
          </table:table-cell>
          <table:table-cell office:value-type="string">
            <text:p text:style-name="P93"/>
            <text:p text:style-name="P93">スタックトレース情報を返します。</text:p>
          </table:table-cell>
        </table:table-row>
        <table:table-row>
          <table:table-cell office:value-type="string">
            <text:p text:style-name="P211">書式</text:p>
          </table:table-cell>
          <table:table-cell office:value-type="string">
            <text:p text:style-name="P93"/>
            <text:p text:style-name="P93">stack-trace</text:p>
          </table:table-cell>
        </table:table-row>
        <table:table-row>
          <table:table-cell office:value-type="string">
            <text:p text:style-name="P211">詳細</text:p>
          </table:table-cell>
          <table:table-cell office:value-type="string">
            <text:p text:style-name="P93"/>
            <text:p text:style-name="P93">stack-traceを呼んだ時点のスタックトレース情報を文字列データで返します。</text:p>
          </table:table-cell>
        </table:table-row>
        <table:table-row>
          <table:table-cell office:value-type="string">
            <text:p text:style-name="P211">戻り値</text:p>
          </table:table-cell>
          <table:table-cell office:value-type="string">
            <text:p text:style-name="P93"/>
            <text:p text:style-name="P93">文字列によるスタックトレース情報。</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tack-trace;</text:p>
          </table:table-cell>
        </table:table-row>
      </table:table>
      <text:h text:style-name="P400"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217">説明</text:p>
          </table:table-cell>
          <table:table-cell office:value-type="string">
            <text:p text:style-name="P101"/>
            <text:p text:style-name="P101">文字列型データであれば真を返します。</text:p>
          </table:table-cell>
        </table:table-row>
        <table:table-row>
          <table:table-cell office:value-type="string">
            <text:p text:style-name="P217">書式</text:p>
          </table:table-cell>
          <table:table-cell office:value-type="string">
            <text:p text:style-name="P101"/>
            <text:p text:style-name="P101">string? <text:s/><text:span text:style-name="T25">var <text:s/></text:span></text:p>
          </table:table-cell>
        </table:table-row>
        <table:table-row>
          <table:table-cell office:value-type="string">
            <text:p text:style-name="P217">詳細</text:p>
          </table:table-cell>
          <table:table-cell office:value-type="string">
            <text:p text:style-name="P101"/>
            <text:p text:style-name="P101"><text:span text:style-name="T25">var</text:span>が文字列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文字列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364" text:outline-level="3"/>
      <text:h text:style-name="P392"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211">説明</text:p>
          </table:table-cell>
          <table:table-cell office:value-type="string">
            <text:p text:style-name="P93"/>
            <text:p text:style-name="P93">文字列からシンボルを生成します。</text:p>
          </table:table-cell>
        </table:table-row>
        <table:table-row>
          <table:table-cell office:value-type="string">
            <text:p text:style-name="P211">書式</text:p>
          </table:table-cell>
          <table:table-cell office:value-type="string">
            <text:p text:style-name="P93"/>
            <text:p text:style-name="P93">symbol <text:span text:style-name="T25">str</text:span></text:p>
          </table:table-cell>
        </table:table-row>
        <table:table-row>
          <table:table-cell office:value-type="string">
            <text:p text:style-name="P211">詳細</text:p>
          </table:table-cell>
          <table:table-cell office:value-type="string">
            <text:p text:style-name="P93"/>
            <text:p text:style-name="P93">文字列<text:span text:style-name="T25">str</text:span>で指定したシンボルを生成します。動的にシンボル名を生成する際に使用します。</text:p>
          </table:table-cell>
        </table:table-row>
        <table:table-row>
          <table:table-cell office:value-type="string">
            <text:p text:style-name="P211">戻り値</text:p>
          </table:table-cell>
          <table:table-cell office:value-type="string">
            <text:p text:style-name="P93"/>
            <text:p text:style-name="P93">シンボル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i 0;</text:p>
            <text:p text:style-name="P158">set [symbol ["sym" . $i]] 1;</text:p>
            <text:p text:style-name="P158"><text:tab/># <text:span text:style-name="T57">→</text:span> same as: set sym0 1;</text:p>
          </table:table-cell>
        </table:table-row>
      </table:table>
      <text:h text:style-name="P400"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217">説明</text:p>
          </table:table-cell>
          <table:table-cell office:value-type="string">
            <text:p text:style-name="P101"/>
            <text:p text:style-name="P101">シンボル型データであれば真を返します。</text:p>
          </table:table-cell>
        </table:table-row>
        <table:table-row>
          <table:table-cell office:value-type="string">
            <text:p text:style-name="P217">書式</text:p>
          </table:table-cell>
          <table:table-cell office:value-type="string">
            <text:p text:style-name="P101"/>
            <text:p text:style-name="P101">symbol? <text:s/><text:span text:style-name="T25">var <text:s/></text:span></text:p>
          </table:table-cell>
        </table:table-row>
        <table:table-row>
          <table:table-cell office:value-type="string">
            <text:p text:style-name="P217">詳細</text:p>
          </table:table-cell>
          <table:table-cell office:value-type="string">
            <text:p text:style-name="P101"/>
            <text:p text:style-name="P101"><text:span text:style-name="T25">var</text:span>がシンボル型データであれば真を返します。</text:p>
          </table:table-cell>
        </table:table-row>
        <table:table-row>
          <table:table-cell office:value-type="string">
            <text:p text:style-name="P217">戻り値</text:p>
          </table:table-cell>
          <table:table-cell office:value-type="string">
            <text:p text:style-name="P101"/>
            <text:p text:style-name="P101"><text:span text:style-name="T25">var</text:span>がシンボル型データであれば真を返します。</text:p>
          </table:table-cell>
        </table:table-row>
        <table:table-row>
          <table:table-cell office:value-type="string">
            <text:p text:style-name="P217">例外</text:p>
          </table:table-cell>
          <table:table-cell office:value-type="string">
            <text:p text:style-name="P101"/>
            <text:p text:style-name="P101">ErrSyntax: 書式に誤りがあります。</text:p>
          </table:table-cell>
        </table:table-row>
        <table:table-row>
          <table:table-cell office:value-type="string">
            <text:p text:style-name="P217">使用例</text:p>
          </table:table-cell>
          <table:table-cell office:value-type="string">
            <text:p text:style-name="P165"/>
            <text:p text:style-name="P165"/>
          </table:table-cell>
        </table:table-row>
      </table:table>
      <text:h text:style-name="P364" text:outline-level="3"/>
      <text:h text:style-name="P392"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211">説明</text:p>
          </table:table-cell>
          <table:table-cell office:value-type="string">
            <text:p text:style-name="P93"/>
            <text:p text:style-name="P93">例外を発生します。</text:p>
          </table:table-cell>
        </table:table-row>
        <table:table-row>
          <table:table-cell office:value-type="string">
            <text:p text:style-name="P211">書式</text:p>
          </table:table-cell>
          <table:table-cell office:value-type="string">
            <text:p text:style-name="P93"/>
            <text:p text:style-name="P93">throw <text:span text:style-name="T25">exp</text:span> [ <text:span text:style-name="T25">message <text:s/></text:span><text:span text:style-name="T45">]</text:span></text:p>
            <text:p text:style-name="P93">throw ( <text:span text:style-name="T25">exp</text:span> . [ <text:span text:style-name="T25">message </text:span><text:span text:style-name="T45">]</text:span> )</text:p>
          </table:table-cell>
        </table:table-row>
        <table:table-row>
          <table:table-cell office:value-type="string">
            <text:p text:style-name="P211">詳細</text:p>
          </table:table-cell>
          <table:table-cell office:value-type="string">
            <text:p text:style-name="P93"/>
            <text:p text:style-name="P93">例外<text:span text:style-name="T25">exp</text:span>を発生します。詳細メッセージとして<text:span text:style-name="T25">message</text:span>を指定します。</text:p>
            <text:p text:style-name="P93">2番目の書式は、tryコマンドで例外をキャッチした際にバインド変数で渡される例外をthrowする際に使用できます。</text:p>
          </table:table-cell>
        </table:table-row>
        <table:table-row>
          <table:table-cell office:value-type="string">
            <text:p text:style-name="P211">戻り値</text:p>
          </table:table-cell>
          <table:table-cell office:value-type="string">
            <text:p text:style-name="P93"/>
            <text:p text:style-name="P93">例外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try {</text:p>
            <text:p text:style-name="P158"><text:s text:c="4"/># do-something</text:p>
            <text:p text:style-name="P158">} catch: {| e |</text:p>
            <text:p text:style-name="P158"><text:s text:c="4"/>throw $e</text:p>
            <text:p text:style-name="P158">};</text:p>
          </table:table-cell>
        </table:table-row>
      </table:table>
      <text:h text:style-name="Heading_20_3" text:outline-level="3"/>
      <text:h text:style-name="P392"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211">説明</text:p>
          </table:table-cell>
          <table:table-cell office:value-type="string">
            <text:p text:style-name="P93"/>
            <text:p text:style-name="P93">ブロックを実行し、実行時間を計測します。</text:p>
          </table:table-cell>
        </table:table-row>
        <table:table-row>
          <table:table-cell office:value-type="string">
            <text:p text:style-name="P211">書式</text:p>
          </table:table-cell>
          <table:table-cell office:value-type="string">
            <text:p text:style-name="P93"/>
            <text:p text:style-name="P93">time { <text:span text:style-name="T25">block</text:span> <text:s/>}</text:p>
          </table:table-cell>
        </table:table-row>
        <table:table-row>
          <table:table-cell office:value-type="string">
            <text:p text:style-name="P211">詳細</text:p>
          </table:table-cell>
          <table:table-cell office:value-type="string">
            <text:p text:style-name="P93"/>
            <text:p text:style-name="P93"><text:span text:style-name="T25">block</text:span>を実行し、実行時間を出力します。</text:p>
          </table:table-cell>
        </table:table-row>
        <table:table-row>
          <table:table-cell office:value-type="string">
            <text:p text:style-name="P211">戻り値</text:p>
          </table:table-cell>
          <table:table-cell office:value-type="string">
            <text:p text:style-name="P93"/>
            <text:p text:style-name="P93"><text:span text:style-name="T25">block</text:span>の実行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time {tarai 12 6 0};</text:p>
          </table:table-cell>
        </table:table-row>
      </table:table>
      <text:h text:style-name="Heading_20_3" text:outline-level="3"/>
      <text:h text:style-name="P392"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211">説明</text:p>
          </table:table-cell>
          <table:table-cell office:value-type="string">
            <text:p text:style-name="P93"/>
            <text:p text:style-name="P93">スクリプトのトレースを出力します。</text:p>
          </table:table-cell>
        </table:table-row>
        <table:table-row>
          <table:table-cell office:value-type="string">
            <text:p text:style-name="P211">書式</text:p>
          </table:table-cell>
          <table:table-cell office:value-type="string">
            <text:p text:style-name="P93"/>
            <text:p text:style-name="P99">trace [ <text:span text:style-name="T25">level</text:span> <text:s/>]<text:tab/><text:tab/><text:tab/>… （書式１）</text:p>
            <text:p text:style-name="P93">trace [ out: <text:span text:style-name="T25">fd</text:span> <text:s/>] { <text:span text:style-name="T25">block</text:span> <text:s/>}<text:tab/><text:tab/>… （書式２）</text:p>
          </table:table-cell>
        </table:table-row>
        <table:table-row>
          <table:table-cell office:value-type="string">
            <text:p text:style-name="P211">詳細</text:p>
          </table:table-cell>
          <table:table-cell office:value-type="string">
            <text:p text:style-name="P93"/>
            <text:p text:style-name="P93">書式１では、スクリプトのトレースを出力します。<text:span text:style-name="T25">level</text:span> に0を指定するとトレースを停止します。<text:span text:style-name="T25">level</text:span>が1以上でトレースを出力を開始します。<text:span text:style-name="T25">level</text:span>を省略すると、現在のトレースレベルを返します。</text:p>
            <text:p text:style-name="P93">書式２では、指定した<text:span text:style-name="T25">block</text:span>のトレースを出力します。<text:span text:style-name="T25">fd</text:span>を指定することにより、指定のファイルへトレース結果を出力できます。</text:p>
          </table:table-cell>
        </table:table-row>
        <table:table-row>
          <table:table-cell office:value-type="string">
            <text:p text:style-name="P211">戻り値</text:p>
          </table:table-cell>
          <table:table-cell office:value-type="string">
            <text:p text:style-name="P93"/>
            <text:p text:style-name="P93">書式1の場合は、トレースレベルを返します。</text:p>
            <text:p text:style-name="P93">書式2の場合は、<text:span text:style-name="T25">block</text:span>の結果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trace 1;<text:tab/># 以降のスクリプトの実行をトレースする</text:p>
            <text:p text:style-name="P158">trace {do-something}; # do-something の実行をトレースする</text:p>
          </table:table-cell>
        </table:table-row>
      </table:table>
      <text:h text:style-name="Heading_20_3" text:outline-level="3"/>
      <text:h text:style-name="P392"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211">説明</text:p>
          </table:table-cell>
          <table:table-cell office:value-type="string">
            <text:p text:style-name="P93"/>
            <text:p text:style-name="P93">シグナルの処理方法を定義します。</text:p>
          </table:table-cell>
        </table:table-row>
        <table:table-row>
          <table:table-cell office:value-type="string">
            <text:p text:style-name="P211">書式</text:p>
          </table:table-cell>
          <table:table-cell office:value-type="string">
            <text:p text:style-name="P93"/>
            <text:p text:style-name="P93">trap <text:span text:style-name="T25">signal</text:span> <text:s/>[ { <text:span text:style-name="T25">block</text:span> <text:s/>} ]</text:p>
          </table:table-cell>
        </table:table-row>
        <table:table-row>
          <table:table-cell office:value-type="string">
            <text:p text:style-name="P211">詳細</text:p>
          </table:table-cell>
          <table:table-cell office:value-type="string">
            <text:p text:style-name="P93"/>
            <text:p text:style-name="P93">プロセスが<text:span text:style-name="T25">signal</text:span>を受信した際の動作を<text:span text:style-name="T25">block</text:span>として定義します。<text:span text:style-name="T25">block</text:span>が省略された場合は、現在の<text:span text:style-name="T25">block</text:span>を返します。未定義の場合はnilを返します。</text:p>
            <text:p text:style-name="P93"><text:span text:style-name="T25">signal</text:span>としては、以下を指定可能です:</text:p>
            <text:p text:style-name="P93">SIGHUP / SIGINT / SIGQUIT / SIGPIPE / SIGALRM / SIGTERM / SIGURG / SIGCHLD / SIGUSR1 / SIGUSR2</text:p>
            <text:p text:style-name="P93">スクリプト実行中にシグナルを受信した際は、現在実行中のスクリプトの実行が中断され、<text:span text:style-name="T25">block</text:span>が実行されます。その後、<text:span text:style-name="T25">block</text:span>の実行結果がそれまで実行していたスクリプトの実行結果となります。</text:p>
          </table:table-cell>
        </table:table-row>
        <table:table-row>
          <table:table-cell office:value-type="string">
            <text:p text:style-name="P211">戻り値</text:p>
          </table:table-cell>
          <table:table-cell office:value-type="string">
            <text:p text:style-name="P93"/>
            <text:p text:style-name="P93"><text:span text:style-name="T25">signal </text:span><text:span text:style-name="T45">に設定された</text:span><text:span text:style-name="T25">block</text:span>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C を押された際に ReceiveSignal 例外を throw する</text:p>
            <text:p text:style-name="P158">trap SIGINT {throw ReceiveSignal "Recieve SIGINT"};</text:p>
          </table:table-cell>
        </table:table-row>
      </table:table>
      <text:h text:style-name="Heading_20_3" text:outline-level="3"/>
      <text:h text:style-name="P392"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211">説明</text:p>
          </table:table-cell>
          <table:table-cell office:value-type="string">
            <text:p text:style-name="P93"/>
            <text:p text:style-name="P93">tを返します。</text:p>
          </table:table-cell>
        </table:table-row>
        <table:table-row>
          <table:table-cell office:value-type="string">
            <text:p text:style-name="P211">書式</text:p>
          </table:table-cell>
          <table:table-cell office:value-type="string">
            <text:p text:style-name="P93"/>
            <text:p text:style-name="P93">true</text:p>
          </table:table-cell>
        </table:table-row>
        <table:table-row>
          <table:table-cell office:value-type="string">
            <text:p text:style-name="P211">詳細</text:p>
          </table:table-cell>
          <table:table-cell office:value-type="string">
            <text:p text:style-name="P93"/>
            <text:p text:style-name="P93">tを返します。</text:p>
          </table:table-cell>
        </table:table-row>
        <table:table-row>
          <table:table-cell office:value-type="string">
            <text:p text:style-name="P211">戻り値</text:p>
          </table:table-cell>
          <table:table-cell office:value-type="string">
            <text:p text:style-name="P93"/>
            <text:p text:style-name="P93">常にtを返します。</text:p>
          </table:table-cell>
        </table:table-row>
        <table:table-row>
          <table:table-cell office:value-type="string">
            <text:p text:style-name="P211">例外</text:p>
          </table:table-cell>
          <table:table-cell office:value-type="string">
            <text:p text:style-name="P93"/>
            <text:p text:style-name="P93">ありません。</text:p>
          </table:table-cell>
        </table:table-row>
        <table:table-row>
          <table:table-cell office:value-type="string">
            <text:p text:style-name="P211">使用例</text:p>
          </table:table-cell>
          <table:table-cell office:value-type="string">
            <text:p text:style-name="P158"/>
            <text:p text:style-name="P158">true;</text:p>
          </table:table-cell>
        </table:table-row>
      </table:table>
      <text:h text:style-name="P414" text:outline-level="3"><text:bookmark-start text:name="__RefHeading___Toc19477_2135658563"/>true?<text:span text:style-name="T1">　</text:span><text:bookmark-end text:name="__RefHeading___Toc19477_2135658563"/></text:h>
      <table:table table:name="表174" table:style-name="表174">
        <table:table-column table:style-name="表174.A"/>
        <table:table-column table:style-name="表174.B"/>
        <table:table-row>
          <table:table-cell office:value-type="string">
            <text:p text:style-name="P246">説明</text:p>
          </table:table-cell>
          <table:table-cell office:value-type="string">
            <text:p text:style-name="P136"/>
            <text:p text:style-name="P136">trueであればtを返します。</text:p>
          </table:table-cell>
        </table:table-row>
        <table:table-row>
          <table:table-cell office:value-type="string">
            <text:p text:style-name="P246">書式</text:p>
          </table:table-cell>
          <table:table-cell office:value-type="string">
            <text:p text:style-name="P136"/>
            <text:p text:style-name="P136">true? <text:span text:style-name="T35">var</text:span></text:p>
          </table:table-cell>
        </table:table-row>
        <table:table-row>
          <table:table-cell office:value-type="string">
            <text:p text:style-name="P246">詳細</text:p>
          </table:table-cell>
          <table:table-cell office:value-type="string">
            <text:p text:style-name="P136"/>
            <text:p text:style-name="P154">変数<text:span text:style-name="T25">var</text:span>がスコープに存在し、nilでないときにtを返します。</text:p>
          </table:table-cell>
        </table:table-row>
        <table:table-row>
          <table:table-cell office:value-type="string">
            <text:p text:style-name="P246">戻り値</text:p>
          </table:table-cell>
          <table:table-cell office:value-type="string">
            <text:p text:style-name="P136"/>
            <text:p text:style-name="P154">変数<text:span text:style-name="T25">var</text:span>がスコープに存在し、nilでないときにtを返します。</text:p>
          </table:table-cell>
        </table:table-row>
        <table:table-row>
          <table:table-cell office:value-type="string">
            <text:p text:style-name="P246">例外</text:p>
          </table:table-cell>
          <table:table-cell office:value-type="string">
            <text:p text:style-name="P136"/>
            <text:p text:style-name="P136">ありません。</text:p>
          </table:table-cell>
        </table:table-row>
        <table:table-row>
          <table:table-cell office:value-type="string">
            <text:p text:style-name="P246">使用例</text:p>
          </table:table-cell>
          <table:table-cell office:value-type="string">
            <text:p text:style-name="P192"/>
            <text:p text:style-name="P192"/>
          </table:table-cell>
        </table:table-row>
      </table:table>
      <text:h text:style-name="P374" text:outline-level="3"/>
      <text:h text:style-name="P392"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211">説明</text:p>
          </table:table-cell>
          <table:table-cell office:value-type="string">
            <text:p text:style-name="P93"/>
            <text:p text:style-name="P93">例外を補足します。</text:p>
          </table:table-cell>
        </table:table-row>
        <table:table-row>
          <table:table-cell office:value-type="string">
            <text:p text:style-name="P211">書式</text:p>
          </table:table-cell>
          <table:table-cell office:value-type="string">
            <text:p text:style-name="P93"/>
            <text:p text:style-name="P93">try { <text:span text:style-name="T25">body</text:span> <text:s/>} [ catch: { | <text:span text:style-name="T25">exp</text:span> | <text:span text:style-name="T25">catch-body</text:span> } ] [ fin: { f<text:span text:style-name="T25">in-body</text:span> } ]</text:p>
          </table:table-cell>
        </table:table-row>
        <table:table-row>
          <table:table-cell office:value-type="string">
            <text:p text:style-name="P211">詳細</text:p>
          </table:table-cell>
          <table:table-cell office:value-type="string">
            <text:p text:style-name="P93"/>
            <text:p text:style-name="P93"><text:span text:style-name="T25">body</text:span>を実行し、例外が補足された場合、<text:span text:style-name="T25">catch-body</text:span>を実行します。<text:span text:style-name="T25">fin-body</text:span>は、定義されている場合には、tryコマンドの終了時の最後に必ず実行されます。</text:p>
            <text:p text:style-name="P93">catch: ブロックに<text:span text:style-name="T25">exp</text:span>を定義した場合は、<text:span text:style-name="T25">catch-body</text:span>内にて発生した例外を参照できます。</text:p>
            <text:p text:style-name="P93"><text:span text:style-name="T25">body</text:span>および<text:span text:style-name="T25">catch-body</text:span>内では、制御コマンドとしてretryが使用可能で、retryコマンドが実行された場合には<text:span text:style-name="T25">body</text:span>を再実行します。</text:p>
            <text:p text:style-name="P93"><text:span text:style-name="T25">catch-body</text:span>内でさらに例外が発生した場合は、その例外が呼び出し元に伝播します。</text:p>
            <text:p text:style-name="P93">catch: ブロックが定義されていない場合は、<text:span text:style-name="T25">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211">戻り値</text:p>
          </table:table-cell>
          <table:table-cell office:value-type="string">
            <text:p text:style-name="P93"/>
            <text:p text:style-name="P93"><text:span text:style-name="T25">body</text:span>もしくは<text:span text:style-name="T25">catch-body</text:span>の結果のうち、最後に実行された値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f [new File];</text:p>
            <text:p text:style-name="P158">try {</text:p>
            <text:p text:style-name="P158"><text:s text:c="2"/>$f open "foo.txt";</text:p>
            <text:p text:style-name="P158">}</text:p>
            <text:p text:style-name="P158">catch: {| e | </text:p>
            <text:p text:style-name="P158"><text:s text:c="2"/>throw $e;</text:p>
            <text:p text:style-name="P158">}</text:p>
            <text:p text:style-name="P158">fin: {</text:p>
            <text:p text:style-name="P158"><text:s text:c="2"/>$f close;</text:p>
            <text:p text:style-name="P158">};</text:p>
          </table:table-cell>
        </table:table-row>
      </table:table>
      <text:h text:style-name="Heading_20_3" text:outline-level="3"/>
      <text:h text:style-name="P392"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211">説明</text:p>
          </table:table-cell>
          <table:table-cell office:value-type="string">
            <text:p text:style-name="P93"/>
            <text:p text:style-name="P93">オブジェクトの型名シンボルを返します。</text:p>
          </table:table-cell>
        </table:table-row>
        <table:table-row>
          <table:table-cell office:value-type="string">
            <text:p text:style-name="P211">書式</text:p>
          </table:table-cell>
          <table:table-cell office:value-type="string">
            <text:p text:style-name="P93"/>
            <text:p text:style-name="P93">type? <text:span text:style-name="T25">val</text:span></text:p>
          </table:table-cell>
        </table:table-row>
        <table:table-row>
          <table:table-cell office:value-type="string">
            <text:p text:style-name="P211">詳細</text:p>
          </table:table-cell>
          <table:table-cell office:value-type="string">
            <text:p text:style-name="P93"/>
            <text:p text:style-name="P93"><text:span text:style-name="T25">val</text:span>の型名シンボルを返します。</text:p>
            <text:p text:style-name="P93">型名シンボルには次のものがあります:</text:p>
            <text:p text:style-name="P93">NIL / SYMBOL / LIST / INTEGER / REAL / STRING / NATIVE / OBJECT / CLOSURE / FUNC / RQUOTE / BIND / DICT / VECTOR</text:p>
          </table:table-cell>
        </table:table-row>
        <table:table-row>
          <table:table-cell office:value-type="string">
            <text:p text:style-name="P211">戻り値</text:p>
          </table:table-cell>
          <table:table-cell office:value-type="string">
            <text:p text:style-name="P93"/>
            <text:p text:style-name="P93">型名シンボル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case [type? $o]</text:p>
            <text:p text:style-name="P158">INTEGER {# do-something }</text:p>
            <text:p text:style-name="P158">REAL <text:s text:c="3"/>{# do-something }</text:p>
            <text:p text:style-name="P158">OBJECT <text:s/>{# do-something }</text:p>
            <text:p text:style-name="P158">* <text:s text:c="6"/>{# do-otherwise };</text:p>
          </table:table-cell>
        </table:table-row>
      </table:table>
      <text:h text:style-name="Heading_20_3" text:outline-level="3"/>
      <text:h text:style-name="P392"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211">説明</text:p>
          </table:table-cell>
          <table:table-cell office:value-type="string">
            <text:p text:style-name="P93"/>
            <text:p text:style-name="P93">コマンド未定義時のオートロードドライバです。</text:p>
          </table:table-cell>
        </table:table-row>
        <table:table-row>
          <table:table-cell office:value-type="string">
            <text:p text:style-name="P211">書式</text:p>
          </table:table-cell>
          <table:table-cell office:value-type="string">
            <text:p text:style-name="P93"/>
            <text:p text:style-name="P93">unknown <text:span text:style-name="T25">func</text:span> [ <text:span text:style-name="T25">args</text:span> ... ]</text:p>
          </table:table-cell>
        </table:table-row>
        <table:table-row>
          <table:table-cell office:value-type="string">
            <text:p text:style-name="P211">詳細</text:p>
          </table:table-cell>
          <table:table-cell office:value-type="string">
            <text:p text:style-name="P93"/>
            <text:p text:style-name="P93">コマンド呼び出しにおいて、<text:span text:style-name="T25">func</text:span>が未定義の際に上記の書式によりunknownが呼び出されます。</text:p>
            <text:p text:style-name="P93">unknownが呼び出された際には、グローバル変数LIB_PATHのパス順に<text:span text:style-name="T25">func</text:span>が定義されているファイルを順次ロードし、<text:span text:style-name="T25">func</text:span>を実行します。</text:p>
          </table:table-cell>
        </table:table-row>
        <table:table-row>
          <table:table-cell office:value-type="string">
            <text:p text:style-name="P211">戻り値</text:p>
          </table:table-cell>
          <table:table-cell office:value-type="string">
            <text:p text:style-name="P93"/>
            <text:p text:style-name="P93"><text:span text:style-name="T25">func</text:span>の戻り値になります。</text:p>
          </table:table-cell>
        </table:table-row>
        <table:table-row>
          <table:table-cell office:value-type="string">
            <text:p text:style-name="P211">例外</text:p>
          </table:table-cell>
          <table:table-cell office:value-type="string">
            <text:p text:style-name="P93"/>
            <text:p text:style-name="P93"><text:span text:style-name="T25">func</text:span>の戻り値になります。</text:p>
          </table:table-cell>
        </table:table-row>
        <table:table-row>
          <table:table-cell office:value-type="string">
            <text:p text:style-name="P211">使用例</text:p>
          </table:table-cell>
          <table:table-cell office:value-type="string">
            <text:p text:style-name="P158"/>
            <text:p text:style-name="P158">ユーザスクリプトより呼び出すことはありません。</text:p>
          </table:table-cell>
        </table:table-row>
      </table:table>
      <text:h text:style-name="Heading_20_3" text:outline-level="3"/>
      <text:h text:style-name="P392"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211">説明</text:p>
          </table:table-cell>
          <table:table-cell office:value-type="string">
            <text:p text:style-name="P93"/>
            <text:p text:style-name="P93">ローカル変数を未定義とします。</text:p>
          </table:table-cell>
        </table:table-row>
        <table:table-row>
          <table:table-cell office:value-type="string">
            <text:p text:style-name="P211">書式</text:p>
          </table:table-cell>
          <table:table-cell office:value-type="string">
            <text:p text:style-name="P93"/>
            <text:p text:style-name="P93">unset <text:span text:style-name="T88">[ :silent ] </text:span><text:span text:style-name="T25">var</text:span></text:p>
          </table:table-cell>
        </table:table-row>
        <table:table-row>
          <table:table-cell office:value-type="string">
            <text:p text:style-name="P211">詳細</text:p>
          </table:table-cell>
          <table:table-cell office:value-type="string">
            <text:p text:style-name="P93"/>
            <text:p text:style-name="P93">ローカル変数<text:span text:style-name="T25">var</text:span>を未定義とします。</text:p>
          </table:table-cell>
        </table:table-row>
        <table:table-row>
          <table:table-cell office:value-type="string">
            <text:p text:style-name="P211">戻り値</text:p>
          </table:table-cell>
          <table:table-cell office:value-type="string">
            <text:p text:style-name="P93"/>
            <text:p text:style-name="P93"><text:span text:style-name="T25">var</text:span>が存在する場合、<text:span text:style-name="T25">var</text:span>の値を返します。<text:span text:style-name="T25">var</text:span>が存在しない場合はnilを返します。</text:p>
            <text:p text:style-name="P271">:<text:span text:style-name="T88">silent オプションを指定した場合は、常にnilを返します。</text:span></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unset foo;</text:p>
          </table:table-cell>
        </table:table-row>
      </table:table>
      <text:h text:style-name="Heading_20_3" text:outline-level="3"/>
      <text:h text:style-name="P418" text:outline-level="3"><text:bookmark-start text:name="__RefHeading___Toc19479_2135658563"/>unsets<text:span text:style-name="T1">　</text:span><text:bookmark-end text:name="__RefHeading___Toc19479_2135658563"/></text:h>
      <table:table table:name="表136" table:style-name="表136">
        <table:table-column table:style-name="表136.A"/>
        <table:table-column table:style-name="表136.B"/>
        <table:table-row>
          <table:table-cell office:value-type="string">
            <text:p text:style-name="P240">説明</text:p>
          </table:table-cell>
          <table:table-cell office:value-type="string">
            <text:p text:style-name="P130"/>
            <text:p text:style-name="P130">インスタンス変数を未定義とします。</text:p>
          </table:table-cell>
        </table:table-row>
        <table:table-row>
          <table:table-cell office:value-type="string">
            <text:p text:style-name="P240">書式</text:p>
          </table:table-cell>
          <table:table-cell office:value-type="string">
            <text:p text:style-name="P130"/>
            <text:p text:style-name="P130">unsets <text:span text:style-name="T25">var</text:span></text:p>
          </table:table-cell>
        </table:table-row>
        <table:table-row>
          <table:table-cell office:value-type="string">
            <text:p text:style-name="P240">詳細</text:p>
          </table:table-cell>
          <table:table-cell office:value-type="string">
            <text:p text:style-name="P130"/>
            <text:p text:style-name="P130">インスタンス変数<text:span text:style-name="T25">var</text:span>を未定義とします。</text:p>
          </table:table-cell>
        </table:table-row>
        <table:table-row>
          <table:table-cell office:value-type="string">
            <text:p text:style-name="P240">戻り値</text:p>
          </table:table-cell>
          <table:table-cell office:value-type="string">
            <text:p text:style-name="P130"/>
            <text:p text:style-name="P130"><text:span text:style-name="T25">var</text:span>が存在する場合、<text:span text:style-name="T25">var</text:span>の値を返します。<text:span text:style-name="T25">var</text:span>が存在しない場合はnilを返します。</text:p>
          </table:table-cell>
        </table:table-row>
        <table:table-row>
          <table:table-cell office:value-type="string">
            <text:p text:style-name="P240">例外</text:p>
          </table:table-cell>
          <table:table-cell office:value-type="string">
            <text:p text:style-name="P130"/>
            <text:p text:style-name="P130">ErrSyntax: 書式に誤りがあります。</text:p>
          </table:table-cell>
        </table:table-row>
        <table:table-row>
          <table:table-cell office:value-type="string">
            <text:p text:style-name="P240">使用例</text:p>
          </table:table-cell>
          <table:table-cell office:value-type="string">
            <text:p text:style-name="P186"/>
            <text:p text:style-name="P186">unsets foo;</text:p>
          </table:table-cell>
        </table:table-row>
      </table:table>
      <text:h text:style-name="P359" text:outline-level="3"/>
      <text:h text:style-name="P418" text:outline-level="3"><text:bookmark-start text:name="__RefHeading__14554_1559979953"/>u<text:span text:style-name="T88">plevel</text:span><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211">説明</text:p>
          </table:table-cell>
          <table:table-cell office:value-type="string">
            <text:p text:style-name="P93"/>
            <text:p text:style-name="P93">ひとつ上のスタックで実行します。</text:p>
          </table:table-cell>
        </table:table-row>
        <table:table-row>
          <table:table-cell office:value-type="string">
            <text:p text:style-name="P211">書式</text:p>
          </table:table-cell>
          <table:table-cell office:value-type="string">
            <text:p text:style-name="P93"/>
            <text:p text:style-name="P151">uplevel <text:span text:style-name="T25">block</text:span></text:p>
          </table:table-cell>
        </table:table-row>
        <table:table-row>
          <table:table-cell office:value-type="string">
            <text:p text:style-name="P211">詳細</text:p>
          </table:table-cell>
          <table:table-cell office:value-type="string">
            <text:p text:style-name="P93"/>
            <text:p text:style-name="P93"><text:span text:style-name="T30">block</text:span><text:span text:style-name="T88"> をひとつ上のスタック環境で実行します</text:span>。</text:p>
          </table:table-cell>
        </table:table-row>
        <table:table-row>
          <table:table-cell office:value-type="string">
            <text:p text:style-name="P211">戻り値</text:p>
          </table:table-cell>
          <table:table-cell office:value-type="string">
            <text:p text:style-name="P93"/>
            <text:p text:style-name="P93">blockの実行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ext:p text:style-name="P276">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406"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214">説明</text:p>
          </table:table-cell>
          <table:table-cell office:value-type="string">
            <text:p text:style-name="P97"/>
            <text:p text:style-name="P97">配列型データを新規に生成します。</text:p>
          </table:table-cell>
        </table:table-row>
        <table:table-row>
          <table:table-cell office:value-type="string">
            <text:p text:style-name="P214">書式</text:p>
          </table:table-cell>
          <table:table-cell office:value-type="string">
            <text:p text:style-name="P97"/>
            <text:p text:style-name="P97">vector [ <text:span text:style-name="T25">var </text:span><text:span text:style-name="T45">]</text:span></text:p>
          </table:table-cell>
        </table:table-row>
        <table:table-row>
          <table:table-cell office:value-type="string">
            <text:p text:style-name="P214">詳細</text:p>
          </table:table-cell>
          <table:table-cell office:value-type="string">
            <text:p text:style-name="P97"/>
            <text:p text:style-name="P97">配列型データを生成します。<text:span text:style-name="T25">var</text:span>が指定された場合は<text:span text:style-name="T25">var</text:span>の内容で配列が初期設定されます。</text:p>
          </table:table-cell>
        </table:table-row>
        <table:table-row>
          <table:table-cell office:value-type="string">
            <text:p text:style-name="P214">戻り値</text:p>
          </table:table-cell>
          <table:table-cell office:value-type="string">
            <text:p text:style-name="P97"/>
            <text:p text:style-name="P97">配列型データを返します。</text:p>
          </table:table-cell>
        </table:table-row>
        <table:table-row>
          <table:table-cell office:value-type="string">
            <text:p text:style-name="P214">例外</text:p>
          </table:table-cell>
          <table:table-cell office:value-type="string">
            <text:p text:style-name="P97"/>
            <text:p text:style-name="P97">ErrSyntax: 書式に誤りがあります。</text:p>
          </table:table-cell>
        </table:table-row>
        <table:table-row>
          <table:table-cell office:value-type="string">
            <text:p text:style-name="P214">使用例</text:p>
          </table:table-cell>
          <table:table-cell office:value-type="string">
            <text:p text:style-name="P162"/>
            <text:p text:style-name="P162"/>
          </table:table-cell>
        </table:table-row>
      </table:table>
      <text:h text:style-name="P406"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214">説明</text:p>
          </table:table-cell>
          <table:table-cell office:value-type="string">
            <text:p text:style-name="P97"/>
            <text:p text:style-name="P97">配列型データであれば真を返します。</text:p>
          </table:table-cell>
        </table:table-row>
        <table:table-row>
          <table:table-cell office:value-type="string">
            <text:p text:style-name="P214">書式</text:p>
          </table:table-cell>
          <table:table-cell office:value-type="string">
            <text:p text:style-name="P97"/>
            <text:p text:style-name="P97">vector? <text:s/><text:span text:style-name="T25">var </text:span></text:p>
          </table:table-cell>
        </table:table-row>
        <table:table-row>
          <table:table-cell office:value-type="string">
            <text:p text:style-name="P214">詳細</text:p>
          </table:table-cell>
          <table:table-cell office:value-type="string">
            <text:p text:style-name="P97"/>
            <text:p text:style-name="P97"><text:span text:style-name="T25">var</text:span>が配列型データであれば真を返します。</text:p>
          </table:table-cell>
        </table:table-row>
        <table:table-row>
          <table:table-cell office:value-type="string">
            <text:p text:style-name="P214">戻り値</text:p>
          </table:table-cell>
          <table:table-cell office:value-type="string">
            <text:p text:style-name="P97"/>
            <text:p text:style-name="P97"><text:span text:style-name="T25">var</text:span>が配列型データであれば真を返します。</text:p>
          </table:table-cell>
        </table:table-row>
        <table:table-row>
          <table:table-cell office:value-type="string">
            <text:p text:style-name="P214">例外</text:p>
          </table:table-cell>
          <table:table-cell office:value-type="string">
            <text:p text:style-name="P97"/>
            <text:p text:style-name="P97">ErrSyntax: 書式に誤りがあります。</text:p>
          </table:table-cell>
        </table:table-row>
        <table:table-row>
          <table:table-cell office:value-type="string">
            <text:p text:style-name="P214">使用例</text:p>
          </table:table-cell>
          <table:table-cell office:value-type="string">
            <text:p text:style-name="P162"/>
            <text:p text:style-name="P162"/>
          </table:table-cell>
        </table:table-row>
      </table:table>
      <text:h text:style-name="P366" text:outline-level="3"/>
      <text:h text:style-name="P415" text:outline-level="3"><text:bookmark-start text:name="__RefHeading___Toc19481_2135658563"/><text:span text:style-name="T9">wait</text:span><text:span text:style-name="T1">　</text:span><text:bookmark-end text:name="__RefHeading___Toc19481_2135658563"/></text:h>
      <table:table table:name="表151" table:style-name="表151">
        <table:table-column table:style-name="表151.A"/>
        <table:table-column table:style-name="表151.B"/>
        <table:table-row>
          <table:table-cell table:style-name="表151.A1" office:value-type="string">
            <text:p text:style-name="P242">説明</text:p>
          </table:table-cell>
          <table:table-cell table:style-name="表151.A1" office:value-type="string">
            <text:p text:style-name="P132"/>
            <text:p text:style-name="P132">子プロセスの終了を待ちます。</text:p>
          </table:table-cell>
        </table:table-row>
        <table:table-row>
          <table:table-cell table:style-name="表151.A1" office:value-type="string">
            <text:p text:style-name="P242">書式</text:p>
          </table:table-cell>
          <table:table-cell table:style-name="表151.A1" office:value-type="string">
            <text:p text:style-name="P132"/>
            <text:p text:style-name="P132">wait <text:span text:style-name="T33">pid</text:span></text:p>
          </table:table-cell>
        </table:table-row>
        <table:table-row>
          <table:table-cell table:style-name="表151.A1" office:value-type="string">
            <text:p text:style-name="P242">詳細</text:p>
          </table:table-cell>
          <table:table-cell table:style-name="表151.A1" office:value-type="string">
            <text:p text:style-name="P132"/>
            <text:p text:style-name="P132">子プロセス<text:span text:style-name="T25">pid</text:span>の終了を待ちます。<text:span text:style-name="T25">pid</text:span>に-1を指定した場合は、任意の子プロセスの終了を待ちます。</text:p>
          </table:table-cell>
        </table:table-row>
        <table:table-row>
          <table:table-cell table:style-name="表151.A1" office:value-type="string">
            <text:p text:style-name="P242">戻り値</text:p>
          </table:table-cell>
          <table:table-cell table:style-name="表151.A1" office:value-type="string">
            <text:p text:style-name="P132"/>
            <text:p text:style-name="P132">子プロセスの終了ステータスが返ります。</text:p>
          </table:table-cell>
        </table:table-row>
        <table:table-row>
          <table:table-cell table:style-name="表151.A1" office:value-type="string">
            <text:p text:style-name="P242">例外</text:p>
          </table:table-cell>
          <table:table-cell table:style-name="表151.A1" office:value-type="string">
            <text:p text:style-name="P132"/>
            <text:p text:style-name="P132">ErrSyntax: 書式に誤りがあります。</text:p>
          </table:table-cell>
        </table:table-row>
        <table:table-row>
          <table:table-cell table:style-name="表151.A1" office:value-type="string">
            <text:p text:style-name="P242">使用例</text:p>
          </table:table-cell>
          <table:table-cell table:style-name="表151.A1" office:value-type="string">
            <text:p text:style-name="P188"/>
            <text:p text:style-name="P188"/>
          </table:table-cell>
        </table:table-row>
        <table:table-row>
          <table:table-cell table:style-name="表151.A1" office:value-type="string">
            <text:p text:style-name="P254">関連</text:p>
          </table:table-cell>
          <table:table-cell table:style-name="表151.A1" office:value-type="string">
            <text:p text:style-name="P188"/>
            <text:p text:style-name="P285">fork-exec</text:p>
          </table:table-cell>
        </table:table-row>
      </table:table>
      <text:h text:style-name="P339" text:outline-level="3"/>
      <text:h text:style-name="P419" text:outline-level="3"><text:bookmark-start text:name="__RefHeading___Toc19483_2135658563"/>wh<text:span text:style-name="T94">ere</text:span><text:span text:style-name="T1">　</text:span><text:bookmark-end text:name="__RefHeading___Toc19483_2135658563"/></text:h>
      <table:table table:name="表172" table:style-name="表172">
        <table:table-column table:style-name="表172.A"/>
        <table:table-column table:style-name="表172.B"/>
        <table:table-row>
          <table:table-cell office:value-type="string">
            <text:p text:style-name="P245">説明</text:p>
          </table:table-cell>
          <table:table-cell office:value-type="string">
            <text:p text:style-name="P135"/>
            <text:p text:style-name="P135">スタック情報を返します。</text:p>
          </table:table-cell>
        </table:table-row>
        <table:table-row>
          <table:table-cell office:value-type="string">
            <text:p text:style-name="P245">書式</text:p>
          </table:table-cell>
          <table:table-cell office:value-type="string">
            <text:p text:style-name="P135"/>
            <text:p text:style-name="P135">where <text:span text:style-name="T99">[ :top ]</text:span></text:p>
          </table:table-cell>
        </table:table-row>
        <table:table-row>
          <table:table-cell office:value-type="string">
            <text:p text:style-name="P245">詳細</text:p>
          </table:table-cell>
          <table:table-cell office:value-type="string">
            <text:p text:style-name="P135"/>
            <text:p text:style-name="P135">呼びだした時点の全スタックフレームをリストで返します。オプション :<text:span text:style-name="T99">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245">戻り値</text:p>
          </table:table-cell>
          <table:table-cell office:value-type="string">
            <text:p text:style-name="Standard"/>
            <text:p text:style-name="Standard">以下の形式のリストを返します。</text:p>
            <text:p text:style-name="Standard"><text:span text:style-name="T94">(</text:span>((index . INDEX) (line . LINE) (object . OBJECT)</text:p>
            <text:p text:style-name="Standard"><text:s text:c="2"/>(function . FUNC<text:span text:style-name="T94">TION) (statement . STATEMENT)</text:span></text:p>
            <text:p text:style-name="Standard"><text:s text:c="2"/><text:span text:style-name="T94">(local . LOCAL) (path . PATH)) …)</text:span></text:p>
            <text:p text:style-name="P51">INDEX … スタックの位置情報を示します。0からの整数です。</text:p>
            <text:p text:style-name="P51">LINE … ソースの行番号を示します。</text:p>
            <text:p text:style-name="P51">OBJECT … オブジェクトを返します。 </text:p>
            <text:p text:style-name="P51">FUNCTION … 関数、メソッドを返します。</text:p>
            <text:p text:style-name="P51">STATEMENT … 実行中のステートメントを返します。</text:p>
            <text:p text:style-name="P51">LOCAL … ローカル変数辞書を返します。</text:p>
            <text:p text:style-name="P51">PATH … ソースファイルのパスを返します。</text:p>
          </table:table-cell>
        </table:table-row>
        <table:table-row>
          <table:table-cell office:value-type="string">
            <text:p text:style-name="P245">例外</text:p>
          </table:table-cell>
          <table:table-cell office:value-type="string">
            <text:p text:style-name="P135"/>
            <text:p text:style-name="P135">ErrSyntax: 書式に誤りがあります。</text:p>
          </table:table-cell>
        </table:table-row>
        <table:table-row>
          <table:table-cell office:value-type="string">
            <text:p text:style-name="P245">使用例</text:p>
          </table:table-cell>
          <table:table-cell office:value-type="string">
            <text:p text:style-name="P191"/>
            <text:p text:style-name="P287"/>
          </table:table-cell>
        </table:table-row>
      </table:table>
      <text:h text:style-name="P340" text:outline-level="3"/>
      <text:h text:style-name="P419"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211">説明</text:p>
          </table:table-cell>
          <table:table-cell office:value-type="string">
            <text:p text:style-name="P93"/>
            <text:p text:style-name="P93">繰り返し処理を行います。</text:p>
          </table:table-cell>
        </table:table-row>
        <table:table-row>
          <table:table-cell office:value-type="string">
            <text:p text:style-name="P211">書式</text:p>
          </table:table-cell>
          <table:table-cell office:value-type="string">
            <text:p text:style-name="P93"/>
            <text:p text:style-name="P93">while { <text:span text:style-name="T25">cond-block</text:span> } do: { <text:span text:style-name="T25">block</text:span> }</text:p>
          </table:table-cell>
        </table:table-row>
        <table:table-row>
          <table:table-cell office:value-type="string">
            <text:p text:style-name="P211">詳細</text:p>
          </table:table-cell>
          <table:table-cell office:value-type="string">
            <text:p text:style-name="P93"/>
            <text:p text:style-name="P93"><text:span text:style-name="T25">cond-block</text:span>の評価結果が非nilの間、<text:span text:style-name="T25">block</text:span>を繰り返し実行します。</text:p>
            <text:p text:style-name="P93"><text:span text:style-name="T25">block</text:span>の中では、以下の制御コマンドが使用できます:</text:p>
            <text:p text:style-name="P93">break / continue / redo / retry</text:p>
          </table:table-cell>
        </table:table-row>
        <table:table-row>
          <table:table-cell office:value-type="string">
            <text:p text:style-name="P211">戻り値</text:p>
          </table:table-cell>
          <table:table-cell office:value-type="string">
            <text:p text:style-name="P93"/>
            <text:p text:style-name="P93"><text:span text:style-name="T25">block</text:span>の最後の実行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i 0;</text:p>
            <text:p text:style-name="P158">while {$i &lt; 10} do: {</text:p>
            <text:p text:style-name="P158"><text:s text:c="2"/># do-something</text:p>
            <text:p text:style-name="P158"><text:s text:c="2"/>$i ++;</text:p>
            <text:p text:style-name="P158">};</text:p>
          </table:table-cell>
        </table:table-row>
      </table:table>
      <text:h text:style-name="Heading_20_3" text:outline-level="3"/>
      <text:h text:style-name="P392"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211">説明</text:p>
          </table:table-cell>
          <table:table-cell office:value-type="string">
            <text:p text:style-name="P93"/>
            <text:p text:style-name="P93">イテレータブロックを実行します。</text:p>
          </table:table-cell>
        </table:table-row>
        <table:table-row>
          <table:table-cell office:value-type="string">
            <text:p text:style-name="P211">書式</text:p>
          </table:table-cell>
          <table:table-cell office:value-type="string">
            <text:p text:style-name="P93"/>
            <text:p text:style-name="P93">yield { | <text:span text:style-name="T25">var</text:span> | <text:span text:style-name="T25">block</text:span> <text:s/>} [ <text:span text:style-name="T25">arg</text:span> ... ]</text:p>
          </table:table-cell>
        </table:table-row>
        <table:table-row>
          <table:table-cell office:value-type="string">
            <text:p text:style-name="P211">詳細</text:p>
          </table:table-cell>
          <table:table-cell office:value-type="string">
            <text:p text:style-name="P93"/>
            <text:p text:style-name="P93"><text:span text:style-name="T25">block</text:span>をイテレータブロックとして実行します。その際<text:span text:style-name="T25">arg</text:span>をバインドリストとして渡します。</text:p>
          </table:table-cell>
        </table:table-row>
        <table:table-row>
          <table:table-cell office:value-type="string">
            <text:p text:style-name="P211">戻り値</text:p>
          </table:table-cell>
          <table:table-cell office:value-type="string">
            <text:p text:style-name="P93"/>
            <text:p text:style-name="P93"><text:span text:style-name="T25">block</text:span>の実行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defun foo-loop (body times) {</text:p>
            <text:p text:style-name="P158"><text:s text:c="2"/>set i 0;</text:p>
            <text:p text:style-name="P158"><text:s text:c="2"/>while {$i &lt; $times} do: {</text:p>
            <text:p text:style-name="P158"><text:s text:c="4"/>yield $body $i;</text:p>
            <text:p text:style-name="P158"><text:s text:c="4"/>$i ++;</text:p>
            <text:p text:style-name="P158"><text:s text:c="2"/>};</text:p>
            <text:p text:style-name="P158">};</text:p>
            <text:p text:style-name="P158">foo-loop {| i | println $i} 10;</text:p>
          </table:table-cell>
        </table:table-row>
      </table:table>
      <text:h text:style-name="Heading_20_3" text:outline-level="3"/>
      <text:p text:style-name="P7"/>
      <text:p text:style-name="P7"/>
      <text:p text:style-name="P7"/>
      <text:p text:style-name="P54"/>
      <text:h text:style-name="P328" text:outline-level="2" text:is-list-header="true"><text:bookmark-start text:name="__RefHeading__14564_1559979953"/>5.2 クラスリファレンス<text:bookmark-end text:name="__RefHeading__14564_1559979953"/></text:h>
      <text:p text:style-name="P7"/>
      <text:h text:style-name="P391" text:outline-level="3"><text:bookmark-start text:name="__RefHeading___Toc21590_780634474"/>Block<text:span text:style-name="T1">　</text:span><text:bookmark-end text:name="__RefHeading___Toc21590_780634474"/></text:h>
      <text:p text:style-name="Standard">　Blockクラスは、クロージャデータ型のWrapperクラスです。クロージャのリテラルに対してメソッドを指定することにより呼びだします。</text:p>
      <text:p text:style-name="Standard"/>
      <text:h text:style-name="P440"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211">説明</text:p>
          </table:table-cell>
          <table:table-cell office:value-type="string">
            <text:p text:style-name="P93"/>
            <text:p text:style-name="P93">Blockを実行し、結果をファイルへ出力します。</text:p>
          </table:table-cell>
        </table:table-row>
        <table:table-row>
          <table:table-cell office:value-type="string">
            <text:p text:style-name="P211">書式</text:p>
          </table:table-cell>
          <table:table-cell office:value-type="string">
            <text:p text:style-name="P93"/>
            <text:p text:style-name="P93">Block &gt;&gt; ”<text:span text:style-name="T25">file-name</text:span>”</text:p>
          </table:table-cell>
        </table:table-row>
        <table:table-row>
          <table:table-cell office:value-type="string">
            <text:p text:style-name="P211">詳細</text:p>
          </table:table-cell>
          <table:table-cell office:value-type="string">
            <text:p text:style-name="P93"/>
            <text:p text:style-name="P93">Blockを評価、実行し、スクリプト中での標準出力を<text:span text:style-name="T25">file-name</text:span>ファイルへ出力します。</text:p>
          </table:table-cell>
        </table:table-row>
        <table:table-row>
          <table:table-cell office:value-type="string">
            <text:p text:style-name="P211">戻り値</text:p>
          </table:table-cell>
          <table:table-cell office:value-type="string">
            <text:p text:style-name="P93"/>
            <text:p text:style-name="P93">スクリプトの実行結果を値として返し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211">説明</text:p>
          </table:table-cell>
          <table:table-cell office:value-type="string">
            <text:p text:style-name="P93"/>
            <text:p text:style-name="P93">ファイルから入力を行いBlockを実行します。</text:p>
          </table:table-cell>
        </table:table-row>
        <table:table-row>
          <table:table-cell office:value-type="string">
            <text:p text:style-name="P211">書式</text:p>
          </table:table-cell>
          <table:table-cell office:value-type="string">
            <text:p text:style-name="P93"/>
            <text:p text:style-name="P93">Block &lt;&lt; ”<text:span text:style-name="T25">file-name</text:span>”</text:p>
          </table:table-cell>
        </table:table-row>
        <table:table-row>
          <table:table-cell office:value-type="string">
            <text:p text:style-name="P211">詳細</text:p>
          </table:table-cell>
          <table:table-cell office:value-type="string">
            <text:p text:style-name="P93"/>
            <text:p text:style-name="P93">Blockを評価、実行します。スクリプト中での標準入力は<text:span text:style-name="T25">file-name</text:span>から行います。</text:p>
          </table:table-cell>
        </table:table-row>
        <table:table-row>
          <table:table-cell office:value-type="string">
            <text:p text:style-name="P211">戻り値</text:p>
          </table:table-cell>
          <table:table-cell office:value-type="string">
            <text:p text:style-name="P93"/>
            <text:p text:style-name="P93">スクリプトの実行結果を値として返し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211">説明</text:p>
          </table:table-cell>
          <table:table-cell office:value-type="string">
            <text:p text:style-name="P93"/>
            <text:p text:style-name="P93">ブロックを評価します。</text:p>
          </table:table-cell>
        </table:table-row>
        <table:table-row>
          <table:table-cell office:value-type="string">
            <text:p text:style-name="P211">書式</text:p>
          </table:table-cell>
          <table:table-cell office:value-type="string">
            <text:p text:style-name="P93"/>
            <text:p text:style-name="P93">Block eval</text:p>
          </table:table-cell>
        </table:table-row>
        <table:table-row>
          <table:table-cell office:value-type="string">
            <text:p text:style-name="P211">詳細</text:p>
          </table:table-cell>
          <table:table-cell office:value-type="string">
            <text:p text:style-name="P93"/>
            <text:p text:style-name="P93">Blockを評価します。Blockの評価はBlockが作られた環境で実行されます。すなわち、クロージャとして評価が行われます。</text:p>
          </table:table-cell>
        </table:table-row>
        <table:table-row>
          <table:table-cell office:value-type="string">
            <text:p text:style-name="P211">戻り値</text:p>
          </table:table-cell>
          <table:table-cell office:value-type="string">
            <text:p text:style-name="P93"/>
            <text:p text:style-name="P93">Blockの実行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40" text:outline-level="3"><text:bookmark-start text:name="__RefHeading___Toc21592_780634474"/><text:span text:style-name="T1">Coro　</text:span><text:bookmark-end text:name="__RefHeading___Toc21592_780634474"/></text:h>
      <text:p text:style-name="P310">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310">　コルーチンを生成するためには<text:span text:style-name="T106">coroコマンドを使用します。coroコマンドの戻り値がコルーチンの実体となり、この戻り値に対してCoroクラスのメソッドを呼び出します。</text:span></text:p>
      <text:p text:style-name="P310">　関連するコマンドとして、<text:span text:style-name="T106">coro、pauseがあります。</text:span></text:p>
      <text:p text:style-name="P310"/>
      <text:h text:style-name="P349" text:outline-level="3"/>
      <text:h text:style-name="P440" text:outline-level="3"><text:bookmark-start text:name="__RefHeading___Toc21202_780634474"/>Coro::eval<text:span text:style-name="T1">　</text:span><text:bookmark-end text:name="__RefHeading___Toc21202_780634474"/></text:h>
      <table:table table:name="表191" table:style-name="表191">
        <table:table-column table:style-name="表191.A"/>
        <table:table-column table:style-name="表191.B"/>
        <table:table-row>
          <table:table-cell office:value-type="string">
            <text:p text:style-name="P462">説明</text:p>
          </table:table-cell>
          <table:table-cell office:value-type="string">
            <text:p text:style-name="P453"/>
            <text:p text:style-name="P453">コルーチンの環境でブロックを実行します。</text:p>
          </table:table-cell>
        </table:table-row>
        <table:table-row>
          <table:table-cell office:value-type="string">
            <text:p text:style-name="P462">書式</text:p>
          </table:table-cell>
          <table:table-cell office:value-type="string">
            <text:p text:style-name="P453"/>
            <text:p text:style-name="P453">Coro <text:span text:style-name="T103">eval { </text:span><text:span text:style-name="T38">block</text:span><text:span text:style-name="T103"> }</text:span></text:p>
          </table:table-cell>
        </table:table-row>
        <table:table-row>
          <table:table-cell office:value-type="string">
            <text:p text:style-name="P462">詳細</text:p>
          </table:table-cell>
          <table:table-cell office:value-type="string">
            <text:p text:style-name="P453"/>
            <text:p text:style-name="P453">コルーチンの環境で<text:span text:style-name="T2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62">戻り値</text:p>
          </table:table-cell>
          <table:table-cell office:value-type="string">
            <text:p text:style-name="P453"/>
            <text:p text:style-name="P453"><text:span text:style-name="T25">block</text:span>の戻り値を返します。</text:p>
          </table:table-cell>
        </table:table-row>
        <table:table-row>
          <table:table-cell office:value-type="string">
            <text:p text:style-name="P462">例外</text:p>
          </table:table-cell>
          <table:table-cell office:value-type="string">
            <text:p text:style-name="P453"/>
            <text:p text:style-name="P453">ErrSyntax: 書式に誤りがあります。</text:p>
          </table:table-cell>
        </table:table-row>
        <table:table-row>
          <table:table-cell office:value-type="string">
            <text:p text:style-name="P462">使用例</text:p>
          </table:table-cell>
          <table:table-cell office:value-type="string">
            <text:p text:style-name="P459"/>
            <text:p text:style-name="P459"/>
          </table:table-cell>
        </table:table-row>
        <table:table-row>
          <table:table-cell office:value-type="string">
            <text:p text:style-name="P462">関連項目</text:p>
          </table:table-cell>
          <table:table-cell office:value-type="string">
            <text:p text:style-name="P459"/>
            <text:p text:style-name="P459">coro</text:p>
            <text:p text:style-name="P459">pause</text:p>
            <text:p text:style-name="P459">Coro::release</text:p>
          </table:table-cell>
        </table:table-row>
      </table:table>
      <text:h text:style-name="P348" text:outline-level="3"/>
      <text:h text:style-name="P439" text:outline-level="3"><text:bookmark-start text:name="__RefHeading___Toc19485_2135658563"/>Coro::next<text:span text:style-name="T1">　</text:span><text:bookmark-end text:name="__RefHeading___Toc19485_2135658563"/></text:h>
      <table:table table:name="表129" table:style-name="表129">
        <table:table-column table:style-name="表129.A"/>
        <table:table-column table:style-name="表129.B"/>
        <table:table-row>
          <table:table-cell office:value-type="string">
            <text:p text:style-name="P240">説明</text:p>
          </table:table-cell>
          <table:table-cell office:value-type="string">
            <text:p text:style-name="P130"/>
            <text:p text:style-name="P130">コルーチンに制御を移します。</text:p>
          </table:table-cell>
        </table:table-row>
        <table:table-row>
          <table:table-cell office:value-type="string">
            <text:p text:style-name="P240">書式</text:p>
          </table:table-cell>
          <table:table-cell office:value-type="string">
            <text:p text:style-name="P130"/>
            <text:p text:style-name="P130">Coro next</text:p>
          </table:table-cell>
        </table:table-row>
        <table:table-row>
          <table:table-cell office:value-type="string">
            <text:p text:style-name="P240">詳細</text:p>
          </table:table-cell>
          <table:table-cell office:value-type="string">
            <text:p text:style-name="P130"/>
            <text:p text:style-name="P130">コルーチンに制御を移します。</text:p>
          </table:table-cell>
        </table:table-row>
        <table:table-row>
          <table:table-cell office:value-type="string">
            <text:p text:style-name="P240">戻り値</text:p>
          </table:table-cell>
          <table:table-cell office:value-type="string">
            <text:p text:style-name="P130"/>
            <text:p text:style-name="P130">呼び出したコルーチンがpauseコマンドで与えた値が、呼び出したコルーチンの一時終了後に返ります。</text:p>
          </table:table-cell>
        </table:table-row>
        <table:table-row>
          <table:table-cell office:value-type="string">
            <text:p text:style-name="P240">例外</text:p>
          </table:table-cell>
          <table:table-cell office:value-type="string">
            <text:p text:style-name="P130"/>
            <text:p text:style-name="P130">ErrSyntax: 書式に誤りがあります。</text:p>
            <text:p text:style-name="P130">ErrCoroutineOutOfLife: コルーチンの寿命が切れています。</text:p>
          </table:table-cell>
        </table:table-row>
        <table:table-row>
          <table:table-cell office:value-type="string">
            <text:p text:style-name="P240">使用例</text:p>
          </table:table-cell>
          <table:table-cell office:value-type="string">
            <text:p text:style-name="P186"/>
            <text:p text:style-name="P186"/>
          </table:table-cell>
        </table:table-row>
        <table:table-row>
          <table:table-cell office:value-type="string">
            <text:p text:style-name="P240">関連項目</text:p>
          </table:table-cell>
          <table:table-cell office:value-type="string">
            <text:p text:style-name="P186"/>
            <text:p text:style-name="P186">coro</text:p>
            <text:p text:style-name="P186">pause</text:p>
            <text:p text:style-name="P186">Coro::release</text:p>
          </table:table-cell>
        </table:table-row>
      </table:table>
      <text:h text:style-name="P341" text:outline-level="3"/>
      <text:h text:style-name="P420"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223">説明</text:p>
          </table:table-cell>
          <table:table-cell office:value-type="string">
            <text:p text:style-name="P107"/>
            <text:p text:style-name="P107">コルーチンを開放します。</text:p>
          </table:table-cell>
        </table:table-row>
        <table:table-row>
          <table:table-cell office:value-type="string">
            <text:p text:style-name="P223">書式</text:p>
          </table:table-cell>
          <table:table-cell office:value-type="string">
            <text:p text:style-name="P107"/>
            <text:p text:style-name="P107">Coro release</text:p>
          </table:table-cell>
        </table:table-row>
        <table:table-row>
          <table:table-cell office:value-type="string">
            <text:p text:style-name="P223">詳細</text:p>
          </table:table-cell>
          <table:table-cell office:value-type="string">
            <text:p text:style-name="P107"/>
            <text:p text:style-name="P107">コルーチンのリソースを開放します。</text:p>
          </table:table-cell>
        </table:table-row>
        <table:table-row>
          <table:table-cell office:value-type="string">
            <text:p text:style-name="P223">戻り値</text:p>
          </table:table-cell>
          <table:table-cell office:value-type="string">
            <text:p text:style-name="P107"/>
            <text:p text:style-name="P107">常にnilが返ります。</text:p>
          </table:table-cell>
        </table:table-row>
        <table:table-row>
          <table:table-cell office:value-type="string">
            <text:p text:style-name="P223">例外</text:p>
          </table:table-cell>
          <table:table-cell office:value-type="string">
            <text:p text:style-name="P107"/>
            <text:p text:style-name="P107">ErrSyntax: 書式に誤りがあります。</text:p>
          </table:table-cell>
        </table:table-row>
        <table:table-row>
          <table:table-cell office:value-type="string">
            <text:p text:style-name="P223">使用例</text:p>
          </table:table-cell>
          <table:table-cell office:value-type="string">
            <text:p text:style-name="P170"/>
            <text:p text:style-name="P170"/>
          </table:table-cell>
        </table:table-row>
        <table:table-row>
          <table:table-cell office:value-type="string">
            <text:p text:style-name="P223">関連項目</text:p>
          </table:table-cell>
          <table:table-cell office:value-type="string">
            <text:p text:style-name="P170"/>
            <text:p text:style-name="P170">coro</text:p>
            <text:p text:style-name="P170">pause</text:p>
            <text:p text:style-name="P170">Coro::next</text:p>
          </table:table-cell>
        </table:table-row>
      </table:table>
      <text:h text:style-name="P413" text:outline-level="3"><text:bookmark-start text:name="__RefHeading___Toc21229_1834471834"/>Coro::<text:span text:style-name="T88">stat</text:span><text:span text:style-name="T1">　</text:span><text:bookmark-end text:name="__RefHeading___Toc21229_1834471834"/></text:h>
      <table:table table:name="表187" table:style-name="表187">
        <table:table-column table:style-name="表187.A"/>
        <table:table-column table:style-name="表187.B"/>
        <table:table-row>
          <table:table-cell office:value-type="string">
            <text:p text:style-name="P249">説明</text:p>
          </table:table-cell>
          <table:table-cell office:value-type="string">
            <text:p text:style-name="P141"/>
            <text:p text:style-name="P141">コルーチンの状態を返します。</text:p>
          </table:table-cell>
        </table:table-row>
        <table:table-row>
          <table:table-cell office:value-type="string">
            <text:p text:style-name="P249">書式</text:p>
          </table:table-cell>
          <table:table-cell office:value-type="string">
            <text:p text:style-name="P141"/>
            <text:p text:style-name="P141">Coro stat</text:p>
          </table:table-cell>
        </table:table-row>
        <table:table-row>
          <table:table-cell office:value-type="string">
            <text:p text:style-name="P249">詳細</text:p>
          </table:table-cell>
          <table:table-cell office:value-type="string">
            <text:p text:style-name="P141"/>
            <text:p text:style-name="P141">コルーチンの状態を返します。</text:p>
          </table:table-cell>
        </table:table-row>
        <table:table-row>
          <table:table-cell office:value-type="string">
            <text:p text:style-name="P249">戻り値</text:p>
          </table:table-cell>
          <table:table-cell office:value-type="string">
            <text:p text:style-name="P52"/>
            <text:p text:style-name="P52">以下の値を返します。</text:p>
            <text:p text:style-name="P52">INIT … コルーチンが生成された状態。</text:p>
            <text:p text:style-name="P52">RUN … コルーチンが実行中。</text:p>
            <text:p text:style-name="P52">DONE … コルーチンが終了した。</text:p>
          </table:table-cell>
        </table:table-row>
        <table:table-row>
          <table:table-cell office:value-type="string">
            <text:p text:style-name="P249">例外</text:p>
          </table:table-cell>
          <table:table-cell office:value-type="string">
            <text:p text:style-name="P141"/>
            <text:p text:style-name="P141">ErrSyntax: 書式に誤りがあります。</text:p>
          </table:table-cell>
        </table:table-row>
        <table:table-row>
          <table:table-cell office:value-type="string">
            <text:p text:style-name="P249">使用例</text:p>
          </table:table-cell>
          <table:table-cell office:value-type="string">
            <text:p text:style-name="P195"/>
            <text:p text:style-name="P195"/>
          </table:table-cell>
        </table:table-row>
        <table:table-row>
          <table:table-cell office:value-type="string">
            <text:p text:style-name="P249">関連項目</text:p>
          </table:table-cell>
          <table:table-cell office:value-type="string">
            <text:p text:style-name="P195"/>
            <text:p text:style-name="P195">coro</text:p>
            <text:p text:style-name="P195">pause</text:p>
            <text:p text:style-name="P195">Coro::next</text:p>
            <text:p text:style-name="P288">Coro::release</text:p>
          </table:table-cell>
        </table:table-row>
      </table:table>
      <text:h text:style-name="P367" text:outline-level="3"/>
      <text:h text:style-name="P440" text:outline-level="3"><text:bookmark-start text:name="__RefHeading___Toc21594_780634474"/><text:span text:style-name="T1">Dict　</text:span><text:bookmark-end text:name="__RefHeading___Toc21594_780634474"/></text:h>
      <text:p text:style-name="P310">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310">　辞書を生成するためにはdict<text:span text:style-name="T106">コマンドを使用します。dictコマンドの戻り値が辞書の実体となり、この戻り値に対してDictクラスのメソッドを呼び出します。</text:span></text:p>
      <text:p text:style-name="P310">　関連するコマンドとして、dict、dict?、dict-class、dict-func、dict-global、dict-local、dict-objectがあります。</text:p>
      <text:h text:style-name="P349" text:outline-level="3"/>
      <text:h text:style-name="P440"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215">説明</text:p>
          </table:table-cell>
          <table:table-cell office:value-type="string">
            <text:p text:style-name="P98"/>
            <text:p text:style-name="P98">dictオブジェクトのイテレータです。</text:p>
          </table:table-cell>
        </table:table-row>
        <table:table-row>
          <table:table-cell office:value-type="string">
            <text:p text:style-name="P215">書式</text:p>
          </table:table-cell>
          <table:table-cell office:value-type="string">
            <text:p text:style-name="P98"/>
            <text:p text:style-name="P98">Dict each do: { | <text:span text:style-name="T25">key</text:span> <text:span text:style-name="T25">value</text:span> | <text:span text:style-name="T25">block</text:span> }</text:p>
          </table:table-cell>
        </table:table-row>
        <table:table-row>
          <table:table-cell office:value-type="string">
            <text:p text:style-name="P215">詳細</text:p>
          </table:table-cell>
          <table:table-cell office:value-type="string">
            <text:p text:style-name="P98"/>
            <text:p text:style-name="P98">Dictオブジェクトのイテレータです。Dictに保存されているデータに対してdo: ブロックが実行されます。<text:span text:style-name="T25">block</text:span>が実行される際、ハッシュのキー値として<text:span text:style-name="T25">key</text:span>が、値として<text:span text:style-name="T25">value</text:span>が渡されます。</text:p>
          </table:table-cell>
        </table:table-row>
        <table:table-row>
          <table:table-cell office:value-type="string">
            <text:p text:style-name="P215">戻り値</text:p>
          </table:table-cell>
          <table:table-cell office:value-type="string">
            <text:p text:style-name="P98"/>
            <text:p text:style-name="P98">最後に実行されたblockの戻り値が返ります。</text:p>
          </table:table-cell>
        </table:table-row>
        <table:table-row>
          <table:table-cell office:value-type="string">
            <text:p text:style-name="P215">例外</text:p>
          </table:table-cell>
          <table:table-cell office:value-type="string">
            <text:p text:style-name="P98"/>
            <text:p text:style-name="P98"/>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215">説明</text:p>
          </table:table-cell>
          <table:table-cell office:value-type="string">
            <text:p text:style-name="P98"/>
            <text:p text:style-name="P98">Dictオブジェクトから、キーを指定して値を取得します。</text:p>
          </table:table-cell>
        </table:table-row>
        <table:table-row>
          <table:table-cell office:value-type="string">
            <text:p text:style-name="P215">書式</text:p>
          </table:table-cell>
          <table:table-cell office:value-type="string">
            <text:p text:style-name="P98"/>
            <text:p text:style-name="P98">Dict get <text:span text:style-name="T25">key</text:span></text:p>
          </table:table-cell>
        </table:table-row>
        <table:table-row>
          <table:table-cell office:value-type="string">
            <text:p text:style-name="P215">詳細</text:p>
          </table:table-cell>
          <table:table-cell office:value-type="string">
            <text:p text:style-name="P98"/>
            <text:p text:style-name="P98">Dictオブジェクトから、<text:span text:style-name="T25">key</text:span>を指定して値を取得します。<text:span text:style-name="T25">key</text:span>が設定されていない場合はnilを返します。<text:span text:style-name="T25">key</text:span>は常に文字列に変換されます。</text:p>
          </table:table-cell>
        </table:table-row>
        <table:table-row>
          <table:table-cell office:value-type="string">
            <text:p text:style-name="P215">戻り値</text:p>
          </table:table-cell>
          <table:table-cell office:value-type="string">
            <text:p text:style-name="P98"/>
            <text:p text:style-name="P98">keyに対応する値を返します。対応する値が設定されていない場合はnilを返し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215">説明</text:p>
          </table:table-cell>
          <table:table-cell office:value-type="string">
            <text:p text:style-name="P98"/>
            <text:p text:style-name="P98">dictオブジェクトのキー値のリストを返します。</text:p>
          </table:table-cell>
        </table:table-row>
        <table:table-row>
          <table:table-cell office:value-type="string">
            <text:p text:style-name="P215">書式</text:p>
          </table:table-cell>
          <table:table-cell office:value-type="string">
            <text:p text:style-name="P98"/>
            <text:p text:style-name="P98">Dict keys</text:p>
          </table:table-cell>
        </table:table-row>
        <table:table-row>
          <table:table-cell office:value-type="string">
            <text:p text:style-name="P215">詳細</text:p>
          </table:table-cell>
          <table:table-cell office:value-type="string">
            <text:p text:style-name="P98"/>
            <text:p text:style-name="P98">Dictオブジェクトの全てのキー値をリストとして返します。</text:p>
          </table:table-cell>
        </table:table-row>
        <table:table-row>
          <table:table-cell office:value-type="string">
            <text:p text:style-name="P215">戻り値</text:p>
          </table:table-cell>
          <table:table-cell office:value-type="string">
            <text:p text:style-name="P98"/>
            <text:p text:style-name="P98">Dictオブジェクトのキー値のリストが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215">説明</text:p>
          </table:table-cell>
          <table:table-cell office:value-type="string">
            <text:p text:style-name="P98"/>
            <text:p text:style-name="P98">Dictオブジェクトの要素数を返します。</text:p>
          </table:table-cell>
        </table:table-row>
        <table:table-row>
          <table:table-cell office:value-type="string">
            <text:p text:style-name="P215">書式</text:p>
          </table:table-cell>
          <table:table-cell office:value-type="string">
            <text:p text:style-name="P98"/>
            <text:p text:style-name="P98">Dict len</text:p>
          </table:table-cell>
        </table:table-row>
        <table:table-row>
          <table:table-cell office:value-type="string">
            <text:p text:style-name="P215">詳細</text:p>
          </table:table-cell>
          <table:table-cell office:value-type="string">
            <text:p text:style-name="P98"/>
            <text:p text:style-name="P98">Dictオブジェクトに格納されている要素の数を返します。</text:p>
          </table:table-cell>
        </table:table-row>
        <table:table-row>
          <table:table-cell office:value-type="string">
            <text:p text:style-name="P215">戻り値</text:p>
          </table:table-cell>
          <table:table-cell office:value-type="string">
            <text:p text:style-name="P98"/>
            <text:p text:style-name="P98">Dictオブジェクトに格納されている要素の数が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215">説明</text:p>
          </table:table-cell>
          <table:table-cell office:value-type="string">
            <text:p text:style-name="P98"/>
            <text:p text:style-name="P98">Dictオブジェクトに格納されたキー値、値のドット対をリストで返します。</text:p>
          </table:table-cell>
        </table:table-row>
        <table:table-row>
          <table:table-cell office:value-type="string">
            <text:p text:style-name="P215">書式</text:p>
          </table:table-cell>
          <table:table-cell office:value-type="string">
            <text:p text:style-name="P98"/>
            <text:p text:style-name="P98">Dict pairs</text:p>
          </table:table-cell>
        </table:table-row>
        <table:table-row>
          <table:table-cell office:value-type="string">
            <text:p text:style-name="P215">詳細</text:p>
          </table:table-cell>
          <table:table-cell office:value-type="string">
            <text:p text:style-name="P98"/>
            <text:p text:style-name="P98">Dictオブジェクトに格納されたキー値、値のドット対を作成し、その全要素をリストとして返します。</text:p>
          </table:table-cell>
        </table:table-row>
        <table:table-row>
          <table:table-cell office:value-type="string">
            <text:p text:style-name="P215">戻り値</text:p>
          </table:table-cell>
          <table:table-cell office:value-type="string">
            <text:p text:style-name="P98"/>
            <text:p text:style-name="P98">Dictオブジェクトの全要素のキー値、値のドット対がリストで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215">説明</text:p>
          </table:table-cell>
          <table:table-cell office:value-type="string">
            <text:p text:style-name="P98"/>
            <text:p text:style-name="P98">Dictオブジェクトに、キーを指定して値を設定します。</text:p>
          </table:table-cell>
        </table:table-row>
        <table:table-row>
          <table:table-cell office:value-type="string">
            <text:p text:style-name="P215">書式</text:p>
          </table:table-cell>
          <table:table-cell office:value-type="string">
            <text:p text:style-name="P98"/>
            <text:p text:style-name="P98">Dict set <text:span text:style-name="T25">key value</text:span></text:p>
          </table:table-cell>
        </table:table-row>
        <table:table-row>
          <table:table-cell office:value-type="string">
            <text:p text:style-name="P215">詳細</text:p>
          </table:table-cell>
          <table:table-cell office:value-type="string">
            <text:p text:style-name="P98"/>
            <text:p text:style-name="P98">Dictオブジェクトに、<text:span text:style-name="T25">key</text:span>を指定して値<text:span text:style-name="T25">value</text:span>を設定します。すでに<text:span text:style-name="T25">key</text:span>が存在する場合は<text:span text:style-name="T25">value</text:span>で上書きされます。<text:span text:style-name="T25">key</text:span>値は常に文字列に変換されます。</text:p>
          </table:table-cell>
        </table:table-row>
        <table:table-row>
          <table:table-cell office:value-type="string">
            <text:p text:style-name="P215">戻り値</text:p>
          </table:table-cell>
          <table:table-cell office:value-type="string">
            <text:p text:style-name="P98"/>
            <text:p text:style-name="P98"><text:span text:style-name="T45">常に</text:span><text:span text:style-name="T25">value</text:span>が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215">説明</text:p>
          </table:table-cell>
          <table:table-cell office:value-type="string">
            <text:p text:style-name="P98"/>
            <text:p text:style-name="P98">Dictオブジェクトにキー値が設定されているか調べます。</text:p>
          </table:table-cell>
        </table:table-row>
        <table:table-row>
          <table:table-cell office:value-type="string">
            <text:p text:style-name="P215">書式</text:p>
          </table:table-cell>
          <table:table-cell office:value-type="string">
            <text:p text:style-name="P98"/>
            <text:p text:style-name="P98">Dict set? <text:span text:style-name="T25">key</text:span></text:p>
          </table:table-cell>
        </table:table-row>
        <table:table-row>
          <table:table-cell office:value-type="string">
            <text:p text:style-name="P215">詳細</text:p>
          </table:table-cell>
          <table:table-cell office:value-type="string">
            <text:p text:style-name="P98"/>
            <text:p text:style-name="P98">Dictオブジェクトにキー値として<text:span text:style-name="T25">key</text:span>が設定されているかを調べます。</text:p>
          </table:table-cell>
        </table:table-row>
        <table:table-row>
          <table:table-cell office:value-type="string">
            <text:p text:style-name="P215">戻り値</text:p>
          </table:table-cell>
          <table:table-cell office:value-type="string">
            <text:p text:style-name="P98"/>
            <text:p text:style-name="P98">キー値として<text:span text:style-name="T25">key</text:span>が設定されている場合はtを返します。設定されていない場合はnilを返し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215">説明</text:p>
          </table:table-cell>
          <table:table-cell office:value-type="string">
            <text:p text:style-name="P98"/>
            <text:p text:style-name="P98">Dictオブジェクトの文字列表現を返します。</text:p>
          </table:table-cell>
        </table:table-row>
        <table:table-row>
          <table:table-cell office:value-type="string">
            <text:p text:style-name="P215">書式</text:p>
          </table:table-cell>
          <table:table-cell office:value-type="string">
            <text:p text:style-name="P98"/>
            <text:p text:style-name="P98">Dict string</text:p>
          </table:table-cell>
        </table:table-row>
        <table:table-row>
          <table:table-cell office:value-type="string">
            <text:p text:style-name="P215">詳細</text:p>
          </table:table-cell>
          <table:table-cell office:value-type="string">
            <text:p text:style-name="P98"/>
            <text:p text:style-name="P98">Dictオブジェクトの文字列表現を返します。</text:p>
          </table:table-cell>
        </table:table-row>
        <table:table-row>
          <table:table-cell office:value-type="string">
            <text:p text:style-name="P215">戻り値</text:p>
          </table:table-cell>
          <table:table-cell office:value-type="string">
            <text:p text:style-name="P98"/>
            <text:p text:style-name="P98">Dictオブジェクトの文字列表現を返し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98"/>
            <text:p text:style-name="P98"/>
          </table:table-cell>
        </table:table-row>
      </table:table>
      <text:h text:style-name="P377" text:outline-level="3"/>
      <text:h text:style-name="P421"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215">説明</text:p>
          </table:table-cell>
          <table:table-cell office:value-type="string">
            <text:p text:style-name="P98"/>
            <text:p text:style-name="P98">Dictオブジェクトに設定されたキー値を削除します。</text:p>
          </table:table-cell>
        </table:table-row>
        <table:table-row>
          <table:table-cell office:value-type="string">
            <text:p text:style-name="P215">書式</text:p>
          </table:table-cell>
          <table:table-cell office:value-type="string">
            <text:p text:style-name="P98"/>
            <text:p text:style-name="P98">Dict unset <text:span text:style-name="T25">key</text:span></text:p>
          </table:table-cell>
        </table:table-row>
        <table:table-row>
          <table:table-cell office:value-type="string">
            <text:p text:style-name="P215">詳細</text:p>
          </table:table-cell>
          <table:table-cell office:value-type="string">
            <text:p text:style-name="P98"/>
            <text:p text:style-name="P98">Dictオブジェクトに設定された値をキー値<text:span text:style-name="T25">key</text:span>を指定して削除します。</text:p>
          </table:table-cell>
        </table:table-row>
        <table:table-row>
          <table:table-cell office:value-type="string">
            <text:p text:style-name="P215">戻り値</text:p>
          </table:table-cell>
          <table:table-cell office:value-type="string">
            <text:p text:style-name="P98"/>
            <text:p text:style-name="P98"><text:span text:style-name="T25">key</text:span>に設定されていた値を返します。<text:span text:style-name="T25">key</text:span>が存在しない場合はnilを返し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68" text:outline-level="3"/>
      <text:h text:style-name="P440" text:outline-level="3"><text:bookmark-start text:name="__RefHeading___Toc21596_780634474"/><text:span text:style-name="T1">File　</text:span><text:bookmark-end text:name="__RefHeading___Toc21596_780634474"/></text:h>
      <text:p text:style-name="P310">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311">　Fileオブジェクトを生成するためにはnew File<text:span text:style-name="T106">を実行します。</text:span></text:p>
      <text:p text:style-name="P311">　perfumeでのファイルの入出力はすべてテキストファイルを想定しています。入力の際は、改行までを１単位として読み込みます。出力の際は、最後に改行を付加します。</text:p>
      <text:p text:style-name="P311">しかし、プログラムで処理する際は、改行コードが邪魔になることが多いため、Fileオブジェクトのプロパティにはnewlineを設定することができます。</text:p>
      <text:p text:style-name="P310">入力用ファイルには、デフォルトでnewlineが<text:span text:style-name="T107">nil</text:span>に設定され、改行コードは取り除かれます。出力用ファイルにはデフォルトでnewlineがtに設定され、自動的に改行が付加されます。</text:p>
      <text:p text:style-name="P310">また、入出力の際の<text:span text:style-name="T107">File::puts、File::getsには :nonewline オプションを指定することが可能で、明示的に改行の有無を指定することが可能です。</text:span></text:p>
      <text:p text:style-name="P312">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310">　関連するコマンドとして、print、println、readがあります。</text:p>
      <text:h text:style-name="P440" text:outline-level="3"><text:bookmark-start text:name="__RefHeading___Toc19487_2135658563"/>File::<text:span text:style-name="T83">clear</text:span><text:span text:style-name="T1">　</text:span><text:bookmark-end text:name="__RefHeading___Toc19487_2135658563"/></text:h>
      <table:table table:name="表91" table:style-name="表91">
        <table:table-column table:style-name="表91.A"/>
        <table:table-column table:style-name="表91.B"/>
        <table:table-row>
          <table:table-cell office:value-type="string">
            <text:p text:style-name="P236">説明</text:p>
          </table:table-cell>
          <table:table-cell office:value-type="string">
            <text:p text:style-name="P126"/>
            <text:p text:style-name="P126">ファイルのエラーをリセットします。</text:p>
          </table:table-cell>
        </table:table-row>
        <table:table-row>
          <table:table-cell office:value-type="string">
            <text:p text:style-name="P236">書式</text:p>
          </table:table-cell>
          <table:table-cell office:value-type="string">
            <text:p text:style-name="P126"/>
            <text:p text:style-name="P126">File <text:span text:style-name="T83">clear</text:span></text:p>
          </table:table-cell>
        </table:table-row>
        <table:table-row>
          <table:table-cell office:value-type="string">
            <text:p text:style-name="P236">詳細</text:p>
          </table:table-cell>
          <table:table-cell office:value-type="string">
            <text:p text:style-name="P126"/>
            <text:p text:style-name="P126">ファイルの入出力で発生したエラーをリセットします。標準入力の読み込みで発生したeof (Control-D押下時<text:span text:style-name="T83">) を本メソッドによりクリアできます。</text:span></text:p>
          </table:table-cell>
        </table:table-row>
        <table:table-row>
          <table:table-cell office:value-type="string">
            <text:p text:style-name="P236">戻り値</text:p>
          </table:table-cell>
          <table:table-cell office:value-type="string">
            <text:p text:style-name="P126"/>
            <text:p text:style-name="P126"><text:span text:style-name="T83">tを返します</text:span>。</text:p>
          </table:table-cell>
        </table:table-row>
        <table:table-row>
          <table:table-cell office:value-type="string">
            <text:p text:style-name="P236">例外</text:p>
          </table:table-cell>
          <table:table-cell office:value-type="string">
            <text:p text:style-name="P126"/>
            <text:p text:style-name="P126"/>
          </table:table-cell>
        </table:table-row>
        <table:table-row>
          <table:table-cell office:value-type="string">
            <text:p text:style-name="P236">使用例</text:p>
          </table:table-cell>
          <table:table-cell office:value-type="string">
            <text:p text:style-name="P182"/>
            <text:p text:style-name="P182"/>
          </table:table-cell>
        </table:table-row>
      </table:table>
      <text:h text:style-name="P423" text:outline-level="3"><text:bookmark-start text:name="__RefHeading___Toc19489_2135658563"/>File::<text:span text:style-name="T86">close</text:span><text:span text:style-name="T1">　</text:span><text:bookmark-end text:name="__RefHeading___Toc19489_2135658563"/></text:h>
      <table:table table:name="表112" table:style-name="表112">
        <table:table-column table:style-name="表112.A"/>
        <table:table-column table:style-name="表112.B"/>
        <table:table-row>
          <table:table-cell office:value-type="string">
            <text:p text:style-name="P238">説明</text:p>
          </table:table-cell>
          <table:table-cell office:value-type="string">
            <text:p text:style-name="P128"/>
            <text:p text:style-name="P128">ファイルをクローズします。</text:p>
          </table:table-cell>
        </table:table-row>
        <table:table-row>
          <table:table-cell office:value-type="string">
            <text:p text:style-name="P238">書式</text:p>
          </table:table-cell>
          <table:table-cell office:value-type="string">
            <text:p text:style-name="P128"/>
            <text:p text:style-name="P128">File <text:span text:style-name="T86">close</text:span></text:p>
          </table:table-cell>
        </table:table-row>
        <table:table-row>
          <table:table-cell office:value-type="string">
            <text:p text:style-name="P238">詳細</text:p>
          </table:table-cell>
          <table:table-cell office:value-type="string">
            <text:p text:style-name="P128"/>
            <text:p text:style-name="P128">ファイルをクローズします。</text:p>
          </table:table-cell>
        </table:table-row>
        <table:table-row>
          <table:table-cell office:value-type="string">
            <text:p text:style-name="P238">戻り値</text:p>
          </table:table-cell>
          <table:table-cell office:value-type="string">
            <text:p text:style-name="P128"/>
            <text:p text:style-name="P149">tを返します。</text:p>
          </table:table-cell>
        </table:table-row>
        <table:table-row>
          <table:table-cell office:value-type="string">
            <text:p text:style-name="P238">例外</text:p>
          </table:table-cell>
          <table:table-cell office:value-type="string">
            <text:p text:style-name="P128"/>
            <text:p text:style-name="P128">ErrSyntax: 書式に誤りがあります。</text:p>
          </table:table-cell>
        </table:table-row>
        <table:table-row>
          <table:table-cell office:value-type="string">
            <text:p text:style-name="P238">使用例</text:p>
          </table:table-cell>
          <table:table-cell office:value-type="string">
            <text:p text:style-name="P184"/>
            <text:p text:style-name="P184"/>
          </table:table-cell>
        </table:table-row>
      </table:table>
      <text:h text:style-name="P360" text:outline-level="3"/>
      <text:h text:style-name="P422"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211">説明</text:p>
          </table:table-cell>
          <table:table-cell office:value-type="string">
            <text:p text:style-name="P93"/>
            <text:p text:style-name="P93">ファイルのイテレータです。</text:p>
          </table:table-cell>
        </table:table-row>
        <table:table-row>
          <table:table-cell office:value-type="string">
            <text:p text:style-name="P211">書式</text:p>
          </table:table-cell>
          <table:table-cell office:value-type="string">
            <text:p text:style-name="P93"/>
            <text:p text:style-name="P93">File each do: { | <text:span text:style-name="T25">var</text:span> | <text:span text:style-name="T25">block</text:span> <text:s/>}</text:p>
          </table:table-cell>
        </table:table-row>
        <table:table-row>
          <table:table-cell office:value-type="string">
            <text:p text:style-name="P211">詳細</text:p>
          </table:table-cell>
          <table:table-cell office:value-type="string">
            <text:p text:style-name="P93"/>
            <text:p text:style-name="P93">ファイルの各行を順に読み込み、blockを実行します。ファイルから読み込んだデータは、文字列として<text:span text:style-name="T25">var</text:span>に設定されます。</text:p>
          </table:table-cell>
        </table:table-row>
        <table:table-row>
          <table:table-cell office:value-type="string">
            <text:p text:style-name="P211">戻り値</text:p>
          </table:table-cell>
          <table:table-cell office:value-type="string">
            <text:p text:style-name="P93"/>
            <text:p text:style-name="P93">最後に実行した<text:span text:style-name="T25">block</text:span>の値が返り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P353" text:outline-level="3"/>
      <text:h text:style-name="P392"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211">説明</text:p>
          </table:table-cell>
          <table:table-cell office:value-type="string">
            <text:p text:style-name="P93"/>
            <text:p text:style-name="P93">ファイルの終了を調べます。</text:p>
          </table:table-cell>
        </table:table-row>
        <table:table-row>
          <table:table-cell office:value-type="string">
            <text:p text:style-name="P211">書式</text:p>
          </table:table-cell>
          <table:table-cell office:value-type="string">
            <text:p text:style-name="P93"/>
            <text:p text:style-name="P93">File eof?</text:p>
          </table:table-cell>
        </table:table-row>
        <table:table-row>
          <table:table-cell office:value-type="string">
            <text:p text:style-name="P211">詳細</text:p>
          </table:table-cell>
          <table:table-cell office:value-type="string">
            <text:p text:style-name="P93"/>
            <text:p text:style-name="P93">オープンされたファイル記述子がeofに到達しているかを調べます。</text:p>
          </table:table-cell>
        </table:table-row>
        <table:table-row>
          <table:table-cell office:value-type="string">
            <text:p text:style-name="P211">戻り値</text:p>
          </table:table-cell>
          <table:table-cell office:value-type="string">
            <text:p text:style-name="P93"/>
            <text:p text:style-name="P93">ファイルがeofに達していな場合はnilを、eofに達している場合はtを返します。</text:p>
          </table:table-cell>
        </table:table-row>
        <table:table-row>
          <table:table-cell office:value-type="string">
            <text:p text:style-name="P211">例外</text:p>
          </table:table-cell>
          <table:table-cell office:value-type="string">
            <text:p text:style-name="P93"/>
            <text:p text:style-name="P93">ErrFileAccess: ファイルがオープンされていません。</text:p>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211">説明</text:p>
          </table:table-cell>
          <table:table-cell office:value-type="string">
            <text:p text:style-name="P93"/>
            <text:p text:style-name="P93">ファイルのバッファキャッシュを書き込みます。</text:p>
          </table:table-cell>
        </table:table-row>
        <table:table-row>
          <table:table-cell office:value-type="string">
            <text:p text:style-name="P211">書式</text:p>
          </table:table-cell>
          <table:table-cell office:value-type="string">
            <text:p text:style-name="P93"/>
            <text:p text:style-name="P93">File flush</text:p>
          </table:table-cell>
        </table:table-row>
        <table:table-row>
          <table:table-cell office:value-type="string">
            <text:p text:style-name="P211">詳細</text:p>
          </table:table-cell>
          <table:table-cell office:value-type="string">
            <text:p text:style-name="P93"/>
            <text:p text:style-name="P93">書き込みモードでオープンされているファイルのバッファキャッシュを書き込みます。</text:p>
          </table:table-cell>
        </table:table-row>
        <table:table-row>
          <table:table-cell office:value-type="string">
            <text:p text:style-name="P211">戻り値</text:p>
          </table:table-cell>
          <table:table-cell office:value-type="string">
            <text:p text:style-name="P93"/>
            <text:p text:style-name="P93">tを返します。</text:p>
          </table:table-cell>
        </table:table-row>
        <table:table-row>
          <table:table-cell office:value-type="string">
            <text:p text:style-name="P211">例外</text:p>
          </table:table-cell>
          <table:table-cell office:value-type="string">
            <text:p text:style-name="P93"/>
            <text:p text:style-name="P93">ErrFileAccess: ファイルのオープンモードがoもしくはaではありません。</text:p>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211">説明</text:p>
          </table:table-cell>
          <table:table-cell office:value-type="string">
            <text:p text:style-name="P93"/>
            <text:p text:style-name="P93">ファイルから1行読み込みます。</text:p>
          </table:table-cell>
        </table:table-row>
        <table:table-row>
          <table:table-cell office:value-type="string">
            <text:p text:style-name="P211">書式</text:p>
          </table:table-cell>
          <table:table-cell office:value-type="string">
            <text:p text:style-name="P93"/>
            <text:p text:style-name="P121">File gets [ :<text:span text:style-name="T78">nonewline</text:span> ] [ :<text:span text:style-name="T78">nocontrol</text:span> ] </text:p>
          </table:table-cell>
        </table:table-row>
        <table:table-row>
          <table:table-cell office:value-type="string">
            <text:p text:style-name="P211">詳細</text:p>
          </table:table-cell>
          <table:table-cell office:value-type="string">
            <text:p text:style-name="P93"/>
            <text:p text:style-name="P93">オープンされているファイルから1行（改行を含んだ改行までの文字列）を読み込み、読み込んだ値を文字列型のデータとして返します。</text:p>
            <text:p text:style-name="P262">:<text:span text:style-name="T78">nonewline オプションを指定すると、読み込む文字列内に改行コードが含まれません。</text:span></text:p>
            <text:p text:style-name="P121">:<text:span text:style-name="T78">nocontrol オプションを指定すると、読み込む文字列内に制御コードが含まれません。</text:span></text:p>
            <text:p text:style-name="P279">set-newline がnilの場合は、読み込む文字列に改行コードが含まれません。</text:p>
          </table:table-cell>
        </table:table-row>
        <table:table-row>
          <table:table-cell office:value-type="string">
            <text:p text:style-name="P211">戻り値</text:p>
          </table:table-cell>
          <table:table-cell office:value-type="string">
            <text:p text:style-name="P93"/>
            <text:p text:style-name="P93">ファイルから改行まで読み込んで、その内容を文字列型として返します。eofに到達している場合はnilを返します。</text:p>
          </table:table-cell>
        </table:table-row>
        <table:table-row>
          <table:table-cell office:value-type="string">
            <text:p text:style-name="P211">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50">ErrIOAgain: データがありません。再度呼びだしてください。</text:p>
            <text:p text:style-name="Standard">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211">説明</text:p>
          </table:table-cell>
          <table:table-cell office:value-type="string">
            <text:p text:style-name="P93"/>
            <text:p text:style-name="P93">ファイルオブジェクトのコンストラクタ</text:p>
          </table:table-cell>
        </table:table-row>
        <table:table-row>
          <table:table-cell office:value-type="string">
            <text:p text:style-name="P211">書式</text:p>
          </table:table-cell>
          <table:table-cell office:value-type="string">
            <text:p text:style-name="P93"/>
            <text:p text:style-name="P93">new File init: (("<text:span text:style-name="T25">file-name</text:span>" mode: [ i | o | a ] ))</text:p>
          </table:table-cell>
        </table:table-row>
        <table:table-row>
          <table:table-cell office:value-type="string">
            <text:p text:style-name="P211">詳細</text:p>
          </table:table-cell>
          <table:table-cell office:value-type="string">
            <text:p text:style-name="P93"/>
            <text:p text:style-name="P93">ファイルオブジェクトを生成します。パラメータの詳細は File::openを参照願います。</text:p>
          </table:table-cell>
        </table:table-row>
        <table:table-row>
          <table:table-cell office:value-type="string">
            <text:p text:style-name="P211">戻り値</text:p>
          </table:table-cell>
          <table:table-cell office:value-type="string">
            <text:p text:style-name="P93"/>
            <text:p text:style-name="P93">ファイルオブジェクト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211">説明</text:p>
          </table:table-cell>
          <table:table-cell office:value-type="string">
            <text:p text:style-name="P93"/>
            <text:p text:style-name="P93">ファイルをオープンします。</text:p>
          </table:table-cell>
        </table:table-row>
        <table:table-row>
          <table:table-cell office:value-type="string">
            <text:p text:style-name="P211">書式</text:p>
          </table:table-cell>
          <table:table-cell office:value-type="string">
            <text:p text:style-name="P93"/>
            <text:p text:style-name="P93">File open "<text:span text:style-name="T25">file-name</text:span>" [ mode: i | o | a ]</text:p>
          </table:table-cell>
        </table:table-row>
        <table:table-row>
          <table:table-cell office:value-type="string">
            <text:p text:style-name="P211">詳細</text:p>
          </table:table-cell>
          <table:table-cell office:value-type="string">
            <text:p text:style-name="P93"/>
            <text:p text:style-name="P93">ファイル <text:span text:style-name="T25">file-name</text:span> をオープンします。オープンモードを mode: パラメータで指定します。以下の値が指定可能です。</text:p>
            <text:p text:style-name="P93">i : 入力モードでオープンします。</text:p>
            <text:p text:style-name="P93">o : 出力モードでオープンします。</text:p>
            <text:p text:style-name="P93">a : 追加出力モードでオープンします。</text:p>
            <text:p text:style-name="P93">mode: パラメータを省略した場合は、i が指定されたことと同じでになります。</text:p>
          </table:table-cell>
        </table:table-row>
        <table:table-row>
          <table:table-cell office:value-type="string">
            <text:p text:style-name="P211">戻り値</text:p>
          </table:table-cell>
          <table:table-cell office:value-type="string">
            <text:p text:style-name="P93"/>
            <text:p text:style-name="P93">成功した場合tを返します。</text:p>
          </table:table-cell>
        </table:table-row>
        <table:table-row>
          <table:table-cell office:value-type="string">
            <text:p text:style-name="P211">例外</text:p>
          </table:table-cell>
          <table:table-cell office:value-type="string">
            <text:p text:style-name="P93"/>
            <text:p text:style-name="P93">ErrFileNotOpen: ファイルがオープンできませんでした。オープンに失敗した原因はメッセージ文字列で示されます。</text:p>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211">説明</text:p>
          </table:table-cell>
          <table:table-cell office:value-type="string">
            <text:p text:style-name="P93"/>
            <text:p text:style-name="P93">ファイルに文字列を出力します。</text:p>
          </table:table-cell>
        </table:table-row>
        <table:table-row>
          <table:table-cell office:value-type="string">
            <text:p text:style-name="P211">書式</text:p>
          </table:table-cell>
          <table:table-cell office:value-type="string">
            <text:p text:style-name="P93"/>
            <text:p text:style-name="P93">File puts <text:span text:style-name="T84">[ </text:span><text:span text:style-name="T28">:nonewline</text:span><text:span text:style-name="T84"> ] </text:span><text:span text:style-name="T25">val </text:span><text:s/>[ <text:span text:style-name="T25">val</text:span> ... ]</text:p>
          </table:table-cell>
        </table:table-row>
        <table:table-row>
          <table:table-cell office:value-type="string">
            <text:p text:style-name="P211">詳細</text:p>
          </table:table-cell>
          <table:table-cell office:value-type="string">
            <text:p text:style-name="Standard"/>
            <text:p text:style-name="Standard">ファイルに<text:span text:style-name="T25">val</text:span>を出力します。<text:span text:style-name="T25">val</text:span>は、文字列型に変換されて出力されます。</text:p>
            <text:p text:style-name="Standard"><text:span text:style-name="T25">:</text:span><text:span text:style-name="T28">nonewline</text:span><text:span text:style-name="T84">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211">戻り値</text:p>
          </table:table-cell>
          <table:table-cell office:value-type="string">
            <text:p text:style-name="P93"/>
            <text:p text:style-name="P93">成功した場合tを返します。</text:p>
          </table:table-cell>
        </table:table-row>
        <table:table-row>
          <table:table-cell office:value-type="string">
            <text:p text:style-name="P211">例外</text:p>
          </table:table-cell>
          <table:table-cell office:value-type="string">
            <text:p text:style-name="P93"/>
            <text:p text:style-name="P93">ErrFileNotOpen: ファイルがオープンされていません。もしくはファイルのオープンモードがoもしくはaではありません。</text:p>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211">説明</text:p>
          </table:table-cell>
          <table:table-cell office:value-type="string">
            <text:p text:style-name="P93"/>
            <text:p text:style-name="P93">ファイルが入出力可能か調べます。</text:p>
          </table:table-cell>
        </table:table-row>
        <table:table-row>
          <table:table-cell office:value-type="string">
            <text:p text:style-name="P211">書式</text:p>
          </table:table-cell>
          <table:table-cell office:value-type="string">
            <text:p text:style-name="P93"/>
            <text:p text:style-name="P93">File <text:span text:style-name="T96">[ timeout: </text:span><text:span text:style-name="T35">msec</text:span><text:span text:style-name="T96"> ] </text:span>ready?</text:p>
          </table:table-cell>
        </table:table-row>
        <table:table-row>
          <table:table-cell office:value-type="string">
            <text:p text:style-name="P211">詳細</text:p>
          </table:table-cell>
          <table:table-cell office:value-type="string">
            <text:p text:style-name="P93"/>
            <text:p text:style-name="P93">ファイルが入出力可能か調べます。このメソッドは、ファイル記述子に対してselect(2)システムコールを使用しています。</text:p>
            <text:p text:style-name="P281">timeout: オプションを指定した場合、<text:span text:style-name="T25">msec</text:span>ミリ秒待った後入出力が可能にならなければnilを返します。</text:p>
          </table:table-cell>
        </table:table-row>
        <table:table-row>
          <table:table-cell office:value-type="string">
            <text:p text:style-name="P211">戻り値</text:p>
          </table:table-cell>
          <table:table-cell office:value-type="string">
            <text:p text:style-name="P93"/>
            <text:p text:style-name="P93">現在のファイルが入出力可能であればtを、入出力ができなければ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211">説明</text:p>
          </table:table-cell>
          <table:table-cell office:value-type="string">
            <text:p text:style-name="P93"/>
            <text:p text:style-name="P93">ファイルオブジェクトにファイル記述子を設定します。</text:p>
          </table:table-cell>
        </table:table-row>
        <table:table-row>
          <table:table-cell office:value-type="string">
            <text:p text:style-name="P211">書式</text:p>
          </table:table-cell>
          <table:table-cell office:value-type="string">
            <text:p text:style-name="P93"/>
            <text:p text:style-name="P93">File set! <text:span text:style-name="T25">desc</text:span> mode: [ i | o | a ]</text:p>
          </table:table-cell>
        </table:table-row>
        <table:table-row>
          <table:table-cell office:value-type="string">
            <text:p text:style-name="P211">詳細</text:p>
          </table:table-cell>
          <table:table-cell office:value-type="string">
            <text:p text:style-name="P93"/>
            <text:p text:style-name="P9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211">戻り値</text:p>
          </table:table-cell>
          <table:table-cell office:value-type="string">
            <text:p text:style-name="P93"/>
            <text:p text:style-name="P93">成功した場合t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24" text:outline-level="3"><text:bookmark-start text:name="__RefHeading___Toc19491_2135658563"/>File::set-<text:span text:style-name="T93">newline</text:span><text:span text:style-name="T1">　</text:span><text:bookmark-end text:name="__RefHeading___Toc19491_2135658563"/></text:h>
      <table:table table:name="表169" table:style-name="表169">
        <table:table-column table:style-name="表169.A"/>
        <table:table-column table:style-name="表169.B"/>
        <table:table-row>
          <table:table-cell office:value-type="string">
            <text:p text:style-name="P244">説明</text:p>
          </table:table-cell>
          <table:table-cell office:value-type="string">
            <text:p text:style-name="P134"/>
            <text:p text:style-name="P134">ファイルオブジェクトの改行入出力モードを設定します。</text:p>
          </table:table-cell>
        </table:table-row>
        <table:table-row>
          <table:table-cell office:value-type="string">
            <text:p text:style-name="P244">書式</text:p>
          </table:table-cell>
          <table:table-cell office:value-type="string">
            <text:p text:style-name="P134"/>
            <text:p text:style-name="P134">File set-newline <text:span text:style-name="T93">t | nil</text:span></text:p>
          </table:table-cell>
        </table:table-row>
        <table:table-row>
          <table:table-cell office:value-type="string">
            <text:p text:style-name="P244">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93">set-newline nilに、stdout は set-newline t　に初期設定されます。</text:span></text:p>
          </table:table-cell>
        </table:table-row>
        <table:table-row>
          <table:table-cell office:value-type="string">
            <text:p text:style-name="P244">戻り値</text:p>
          </table:table-cell>
          <table:table-cell office:value-type="string">
            <text:p text:style-name="P153"/>
            <text:p text:style-name="P280">tまたはnilを返します。</text:p>
          </table:table-cell>
        </table:table-row>
        <table:table-row>
          <table:table-cell office:value-type="string">
            <text:p text:style-name="P244">例外</text:p>
          </table:table-cell>
          <table:table-cell office:value-type="string">
            <text:p text:style-name="P134"/>
            <text:p text:style-name="P134">ErrSyntax: 書式に誤りがあります。</text:p>
          </table:table-cell>
        </table:table-row>
        <table:table-row>
          <table:table-cell office:value-type="string">
            <text:p text:style-name="P244">使用例</text:p>
          </table:table-cell>
          <table:table-cell office:value-type="string">
            <text:p text:style-name="P190"/>
            <text:p text:style-name="P190"/>
          </table:table-cell>
        </table:table-row>
      </table:table>
      <text:h text:style-name="P392" text:outline-level="3"><text:bookmark-start text:name="__RefHeading___Toc19493_2135658563"/><text:span text:style-name="T64">File::set-</text:span><text:span text:style-name="T65">noblock</text:span>　<text:bookmark-end text:name="__RefHeading___Toc19493_2135658563"/></text:h>
      <table:table table:name="表171" table:style-name="表171">
        <table:table-column table:style-name="表171.A"/>
        <table:table-column table:style-name="表171.B"/>
        <table:table-row>
          <table:table-cell office:value-type="string">
            <text:p text:style-name="P244">説明</text:p>
          </table:table-cell>
          <table:table-cell office:value-type="string">
            <text:p text:style-name="P134"/>
            <text:p text:style-name="P134">ファイルオブジェクトに対して非ブロックI/Oを設定します。</text:p>
          </table:table-cell>
        </table:table-row>
        <table:table-row>
          <table:table-cell office:value-type="string">
            <text:p text:style-name="P244">書式</text:p>
          </table:table-cell>
          <table:table-cell office:value-type="string">
            <text:p text:style-name="P134"/>
            <text:p text:style-name="P134">File set-no<text:span text:style-name="T93">block t | nil</text:span></text:p>
          </table:table-cell>
        </table:table-row>
        <table:table-row>
          <table:table-cell office:value-type="string">
            <text:p text:style-name="P244">詳細</text:p>
          </table:table-cell>
          <table:table-cell office:value-type="string">
            <text:p text:style-name="P49"/>
            <text:p text:style-name="P4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5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244">戻り値</text:p>
          </table:table-cell>
          <table:table-cell office:value-type="string">
            <text:p text:style-name="P153"/>
            <text:p text:style-name="P280">tまたはnilを返します。</text:p>
          </table:table-cell>
        </table:table-row>
        <table:table-row>
          <table:table-cell office:value-type="string">
            <text:p text:style-name="P244">例外</text:p>
          </table:table-cell>
          <table:table-cell office:value-type="string">
            <text:p text:style-name="P134"/>
            <text:p text:style-name="P134">ErrSyntax: 書式に誤りがあります。</text:p>
          </table:table-cell>
        </table:table-row>
        <table:table-row>
          <table:table-cell office:value-type="string">
            <text:p text:style-name="P244">使用例</text:p>
          </table:table-cell>
          <table:table-cell office:value-type="string">
            <text:p text:style-name="P190"/>
            <text:p text:style-name="P190"/>
          </table:table-cell>
        </table:table-row>
      </table:table>
      <text:h text:style-name="P342" text:outline-level="3"/>
      <text:h text:style-name="P392" text:outline-level="3"><text:bookmark-start text:name="__RefHeading___Toc19495_2135658563"/>File::set-<text:span text:style-name="T93">nobuffer　</text:span><text:bookmark-end text:name="__RefHeading___Toc19495_2135658563"/></text:h>
      <table:table table:name="表170" table:style-name="表170">
        <table:table-column table:style-name="表170.A"/>
        <table:table-column table:style-name="表170.B"/>
        <table:table-row>
          <table:table-cell office:value-type="string">
            <text:p text:style-name="P244">説明</text:p>
          </table:table-cell>
          <table:table-cell office:value-type="string">
            <text:p text:style-name="P134"/>
            <text:p text:style-name="P134">ファイルオブジェクトのバッファを無効化します。</text:p>
          </table:table-cell>
        </table:table-row>
        <table:table-row>
          <table:table-cell office:value-type="string">
            <text:p text:style-name="P244">書式</text:p>
          </table:table-cell>
          <table:table-cell office:value-type="string">
            <text:p text:style-name="P134"/>
            <text:p text:style-name="P134">File set-nobuffer</text:p>
          </table:table-cell>
        </table:table-row>
        <table:table-row>
          <table:table-cell office:value-type="string">
            <text:p text:style-name="P244">詳細</text:p>
          </table:table-cell>
          <table:table-cell office:value-type="string">
            <text:p text:style-name="P49"/>
            <text:p text:style-name="P4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244">戻り値</text:p>
          </table:table-cell>
          <table:table-cell office:value-type="string">
            <text:p text:style-name="P153"/>
            <text:p text:style-name="P280">tを返します。</text:p>
          </table:table-cell>
        </table:table-row>
        <table:table-row>
          <table:table-cell office:value-type="string">
            <text:p text:style-name="P244">例外</text:p>
          </table:table-cell>
          <table:table-cell office:value-type="string">
            <text:p text:style-name="P134"/>
            <text:p text:style-name="P134">ErrSyntax: 書式に誤りがあります。</text:p>
          </table:table-cell>
        </table:table-row>
        <table:table-row>
          <table:table-cell office:value-type="string">
            <text:p text:style-name="P244">使用例</text:p>
          </table:table-cell>
          <table:table-cell office:value-type="string">
            <text:p text:style-name="P190"/>
            <text:p text:style-name="P190"/>
          </table:table-cell>
        </table:table-row>
      </table:table>
      <text:h text:style-name="P378" text:outline-level="3"/>
      <text:h text:style-name="P392"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211">説明</text:p>
          </table:table-cell>
          <table:table-cell office:value-type="string">
            <text:p text:style-name="P93"/>
            <text:p text:style-name="P93">ファイルの状態を返します。</text:p>
          </table:table-cell>
        </table:table-row>
        <table:table-row>
          <table:table-cell office:value-type="string">
            <text:p text:style-name="P211">書式</text:p>
          </table:table-cell>
          <table:table-cell office:value-type="string">
            <text:p text:style-name="P93"/>
            <text:p text:style-name="P93">File stat</text:p>
          </table:table-cell>
        </table:table-row>
        <table:table-row>
          <table:table-cell office:value-type="string">
            <text:p text:style-name="P211">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95">(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211">戻り値</text:p>
          </table:table-cell>
          <table:table-cell office:value-type="string">
            <text:p text:style-name="P93"/>
            <text:p text:style-name="P93">ファイルの状態リストを返します。詳細を参照ください。</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441" text:outline-level="3"><text:bookmark-start text:name="__RefHeading___Toc21598_780634474"/><text:span text:style-name="T1">Integer　</text:span><text:bookmark-end text:name="__RefHeading___Toc21598_780634474"/></text:h>
      <text:p text:style-name="P311">　Integerクラスは、整数データ型のWrapperクラスです。整数リテラルに対してメソッドを指定することにより呼びだします。</text:p>
      <text:h text:style-name="P350" text:outline-level="3"/>
      <text:h text:style-name="P441"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211">説明</text:p>
          </table:table-cell>
          <table:table-cell office:value-type="string">
            <text:p text:style-name="P93"/>
            <text:p text:style-name="P93">整数の比較を行います。</text:p>
          </table:table-cell>
        </table:table-row>
        <table:table-row>
          <table:table-cell office:value-type="string">
            <text:p text:style-name="P211">書式</text:p>
          </table:table-cell>
          <table:table-cell office:value-type="string">
            <text:p text:style-name="P93"/>
            <text:p text:style-name="P93">Integer = <text:span text:style-name="T25">val</text:span></text:p>
            <text:p text:style-name="P93">Integer != <text:span text:style-name="T25">val</text:span></text:p>
            <text:p text:style-name="P93">Integer &gt; <text:span text:style-name="T25">val</text:span></text:p>
            <text:p text:style-name="P93">Integer &gt;= <text:span text:style-name="T25">val</text:span></text:p>
            <text:p text:style-name="P93">Integer &lt; <text:span text:style-name="T25">val</text:span></text:p>
            <text:p text:style-name="P93">Integer &lt;= <text:span text:style-name="T25">val</text:span></text:p>
          </table:table-cell>
        </table:table-row>
        <table:table-row>
          <table:table-cell office:value-type="string">
            <text:p text:style-name="P211">詳細</text:p>
          </table:table-cell>
          <table:table-cell office:value-type="string">
            <text:p text:style-name="P93"/>
            <text:p text:style-name="P93">Integerと<text:span text:style-name="T25">val</text:span>の比較を行います。</text:p>
            <text:p text:style-name="P93">= 等しい場合真</text:p>
            <text:p text:style-name="P93">!= 等しくない場合真</text:p>
            <text:p text:style-name="P93">&gt; より大きい場合真</text:p>
            <text:p text:style-name="P93">&gt;= より大きいか等しい場合真</text:p>
            <text:p text:style-name="P93">&lt; より小さい場合真</text:p>
            <text:p text:style-name="P93">&lt;= より小さいか等しい場合真</text:p>
          </table:table-cell>
        </table:table-row>
        <table:table-row>
          <table:table-cell office:value-type="string">
            <text:p text:style-name="P211">戻り値</text:p>
          </table:table-cell>
          <table:table-cell office:value-type="string">
            <text:p text:style-name="P93"/>
            <text:p text:style-name="P93">比較の結果、真の場合はtを返します。偽の場合は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38_1559979953"/>Integer::<text:span text:style-name="T1">+　</text:span><text:bookmark-end text:name="__RefHeading__14638_1559979953"/></text:h>
      <text:h text:style-name="P353" text:outline-level="3"><text:bookmark-start text:name="__RefHeading__14640_1559979953"/>Integer::-　<text:bookmark-end text:name="__RefHeading__14640_1559979953"/></text:h>
      <text:h text:style-name="P353" text:outline-level="3"><text:bookmark-start text:name="__RefHeading__14642_1559979953"/>Integer::*　<text:bookmark-end text:name="__RefHeading__14642_1559979953"/></text:h>
      <text:h text:style-name="P353" text:outline-level="3"><text:bookmark-start text:name="__RefHeading__14644_1559979953"/>Integer::/　<text:bookmark-end text:name="__RefHeading__14644_1559979953"/></text:h>
      <text:h text:style-name="P379" text:outline-level="3"><text:bookmark-start text:name="__RefHeading__14646_1559979953"/><text:span text:style-name="T1">Integer::</text:span>%<text:span text:style-name="T1">　</text:span><text:bookmark-end text:name="__RefHeading__14646_1559979953"/></text:h>
      <text:h text:style-name="P369"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211">説明</text:p>
          </table:table-cell>
          <table:table-cell office:value-type="string">
            <text:p text:style-name="P93"/>
            <text:p text:style-name="P93">整数演算を行います。</text:p>
          </table:table-cell>
        </table:table-row>
        <table:table-row>
          <table:table-cell office:value-type="string">
            <text:p text:style-name="P211">書式</text:p>
          </table:table-cell>
          <table:table-cell office:value-type="string">
            <text:p text:style-name="P93"/>
            <text:p text:style-name="P93">Integer + <text:span text:style-name="T25">val</text:span></text:p>
            <text:p text:style-name="P93">Integer – <text:span text:style-name="T25">val</text:span></text:p>
            <text:p text:style-name="P93">Integer * <text:span text:style-name="T25">val</text:span></text:p>
            <text:p text:style-name="P93">Integer / <text:span text:style-name="T25">val</text:span></text:p>
            <text:p text:style-name="P118">Integer % <text:span text:style-name="T25">val</text:span></text:p>
            <text:p text:style-name="P259">Integer ^ val</text:p>
          </table:table-cell>
        </table:table-row>
        <table:table-row>
          <table:table-cell office:value-type="string">
            <text:p text:style-name="P211">詳細</text:p>
          </table:table-cell>
          <table:table-cell office:value-type="string">
            <text:p text:style-name="P93"/>
            <text:p text:style-name="P93">Integerと<text:span text:style-name="T25">val</text:span>の演算を行います。</text:p>
            <text:p text:style-name="P93">+ 加算</text:p>
            <text:p text:style-name="P93">- 減算</text:p>
            <text:p text:style-name="P93">* 乗算</text:p>
            <text:p text:style-name="P93">/ 除算</text:p>
            <text:p text:style-name="P93">% 剰余</text:p>
            <text:p text:style-name="P93">^ べき乗</text:p>
          </table:table-cell>
        </table:table-row>
        <table:table-row>
          <table:table-cell office:value-type="string">
            <text:p text:style-name="P211">戻り値</text:p>
          </table:table-cell>
          <table:table-cell office:value-type="string">
            <text:p text:style-name="P93"/>
            <text:p text:style-name="P93">Integerと<text:span text:style-name="T25">val</text:span>の演算結果を返します。<text:span text:style-name="T25">val</text:span>は整数値もしくは、剰余以外については浮動小数点を指定可能です。</text:p>
            <text:p text:style-name="P93"><text:span text:style-name="T25">val</text:span>に整数を指定した場合は返される型は整数型となります。浮動小数点を指定した場合は浮動小数点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07" text:outline-level="3"><text:bookmark-start text:name="__RefHeading__15721_112356151"/>Integer::&amp;&amp;　<text:bookmark-end text:name="__RefHeading__15721_112356151"/></text:h>
      <text:h text:style-name="P370" text:outline-level="3"><text:bookmark-start text:name="__RefHeading__15723_112356151"/>Integer::^^　<text:bookmark-end text:name="__RefHeading__15723_112356151"/></text:h>
      <text:h text:style-name="P370" text:outline-level="3"><text:bookmark-start text:name="__RefHeading__15725_112356151"/>Integer::||　<text:bookmark-end text:name="__RefHeading__15725_112356151"/></text:h>
      <text:h text:style-name="P370"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223">説明</text:p>
          </table:table-cell>
          <table:table-cell office:value-type="string">
            <text:p text:style-name="P107"/>
            <text:p text:style-name="P107">論理演算を行います。</text:p>
          </table:table-cell>
        </table:table-row>
        <table:table-row>
          <table:table-cell office:value-type="string">
            <text:p text:style-name="P223">書式</text:p>
          </table:table-cell>
          <table:table-cell office:value-type="string">
            <text:p text:style-name="P107"/>
            <text:p text:style-name="P107">Integer &amp;&amp; <text:span text:style-name="T25">val</text:span></text:p>
            <text:p text:style-name="P107">Integer ^^ <text:span text:style-name="T25">val</text:span></text:p>
            <text:p text:style-name="P107">Integer || <text:span text:style-name="T25">val</text:span></text:p>
            <text:p text:style-name="P107">Integer <text:span text:style-name="T25">~~</text:span></text:p>
          </table:table-cell>
        </table:table-row>
        <table:table-row>
          <table:table-cell office:value-type="string">
            <text:p text:style-name="P223">詳細</text:p>
          </table:table-cell>
          <table:table-cell office:value-type="string">
            <text:p text:style-name="P107"/>
            <text:p text:style-name="P107">Integerと<text:span text:style-name="T25">val</text:span>の論理演算を行います。</text:p>
            <text:p text:style-name="P107">&amp;&amp; 論理積</text:p>
            <text:p text:style-name="P107">^^ 排他的論理和</text:p>
            <text:p text:style-name="P107">|| <text:s/>論理和</text:p>
            <text:p text:style-name="P107">~~ 論理否定</text:p>
          </table:table-cell>
        </table:table-row>
        <table:table-row>
          <table:table-cell office:value-type="string">
            <text:p text:style-name="P223">戻り値</text:p>
          </table:table-cell>
          <table:table-cell office:value-type="string">
            <text:p text:style-name="P107"/>
            <text:p text:style-name="P107">Integerと<text:span text:style-name="T25">val</text:span>の論理演算結果を返します。<text:span text:style-name="T25">val</text:span>は整数値を指定可能です。</text:p>
            <text:p text:style-name="P107">内部は多倍長整数のため、64ビット整数に変換して計算します。</text:p>
          </table:table-cell>
        </table:table-row>
        <table:table-row>
          <table:table-cell office:value-type="string">
            <text:p text:style-name="P223">例外</text:p>
          </table:table-cell>
          <table:table-cell office:value-type="string">
            <text:p text:style-name="P107"/>
            <text:p text:style-name="P107">ErrSyntax: 書式に誤りがあります。</text:p>
          </table:table-cell>
        </table:table-row>
        <table:table-row>
          <table:table-cell office:value-type="string">
            <text:p text:style-name="P223">使用例</text:p>
          </table:table-cell>
          <table:table-cell office:value-type="string">
            <text:p text:style-name="P170"/>
            <text:p text:style-name="P170"/>
          </table:table-cell>
        </table:table-row>
      </table:table>
      <text:h text:style-name="P380" text:outline-level="3"/>
      <text:h text:style-name="P392" text:outline-level="3"><text:bookmark-start text:name="__RefHeading__14648_1559979953"/>Integer::++<text:span text:style-name="T1">　</text:span><text:bookmark-end text:name="__RefHeading__14648_1559979953"/></text:h>
      <text:h text:style-name="P353"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211">説明</text:p>
          </table:table-cell>
          <table:table-cell office:value-type="string">
            <text:p text:style-name="P93"/>
            <text:p text:style-name="P93">Integerデータをインクリメント/デクリメントします。</text:p>
          </table:table-cell>
        </table:table-row>
        <table:table-row>
          <table:table-cell office:value-type="string">
            <text:p text:style-name="P211">書式</text:p>
          </table:table-cell>
          <table:table-cell office:value-type="string">
            <text:p text:style-name="P93"/>
            <text:p text:style-name="P93">Integer ++ [ <text:span text:style-name="T25">val</text:span> <text:s/>]</text:p>
            <text:p text:style-name="P93">Integer -- [ <text:span text:style-name="T25">val</text:span> <text:s/>]</text:p>
          </table:table-cell>
        </table:table-row>
        <table:table-row>
          <table:table-cell office:value-type="string">
            <text:p text:style-name="P211">詳細</text:p>
          </table:table-cell>
          <table:table-cell office:value-type="string">
            <text:p text:style-name="P93"/>
            <text:p text:style-name="P93">Integerデータをインクリメント/デクリメントします。<text:span text:style-name="T25">val</text:span>を指定すると<text:span text:style-name="T25">val</text:span>の値だけインクリメント/デクリメントされます。省略した場合は1となります。</text:p>
            <text:p text:style-name="P93">このメソッドは、変数に保持された値が直接変更されます。</text:p>
          </table:table-cell>
        </table:table-row>
        <table:table-row>
          <table:table-cell office:value-type="string">
            <text:p text:style-name="P211">戻り値</text:p>
          </table:table-cell>
          <table:table-cell office:value-type="string">
            <text:p text:style-name="P93"/>
            <text:p text:style-name="P93">インクリメント/デクリメントされた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incriment valiable</text:p>
            <text:p text:style-name="P158">set i 0;</text:p>
            <text:p text:style-name="P158">$i ++;</text:p>
            <text:p text:style-name="P158"># same as</text:p>
            <text:p text:style-name="P158">set i 0;</text:p>
            <text:p text:style-name="P158">set i [$i + 1];</text:p>
          </table:table-cell>
        </table:table-row>
      </table:table>
      <text:h text:style-name="Heading_20_3" text:outline-level="3"/>
      <text:h text:style-name="P392"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211">説明</text:p>
          </table:table-cell>
          <table:table-cell office:value-type="string">
            <text:p text:style-name="P93"/>
            <text:p text:style-name="P93">Integerのリストを返します。</text:p>
          </table:table-cell>
        </table:table-row>
        <table:table-row>
          <table:table-cell office:value-type="string">
            <text:p text:style-name="P211">書式</text:p>
          </table:table-cell>
          <table:table-cell office:value-type="string">
            <text:p text:style-name="P93"/>
            <text:p text:style-name="P93">Integer .. <text:span text:style-name="T25">to-val</text:span><text:span text:style-name="T45"> <text:s/>[ do: { | </text:span><text:span text:style-name="T25">var</text:span><text:span text:style-name="T45"> | <text:s/></text:span><text:span text:style-name="T25">block</text:span><text:span text:style-name="T45"> } ]</text:span></text:p>
          </table:table-cell>
        </table:table-row>
        <table:table-row>
          <table:table-cell office:value-type="string">
            <text:p text:style-name="P211">詳細</text:p>
          </table:table-cell>
          <table:table-cell office:value-type="string">
            <text:p text:style-name="P93"/>
            <text:p text:style-name="P93">Integerから<text:span text:style-name="T25">to-val</text:span>までの値をリストで返します。do: ブロックを指定した場合、整数の各値が<text:span text:style-name="T25">block</text:span>書かれた処理を経てリストとなります。ブロックには、各整数の要素が<text:span text:style-name="T25">var</text:span>で渡されます。</text:p>
          </table:table-cell>
        </table:table-row>
        <table:table-row>
          <table:table-cell office:value-type="string">
            <text:p text:style-name="P211">戻り値</text:p>
          </table:table-cell>
          <table:table-cell office:value-type="string">
            <text:p text:style-name="P93"/>
            <text:p text:style-name="P9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0から20までの偶数のリストを返します。</text:p>
            <text:p text:style-name="P158">0 .. 10 do: {| i | $i * 2};</text:p>
          </table:table-cell>
        </table:table-row>
      </table:table>
      <text:h text:style-name="Heading_20_3" text:outline-level="3"/>
      <text:h text:style-name="P392"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211">説明</text:p>
          </table:table-cell>
          <table:table-cell office:value-type="string">
            <text:p text:style-name="P93"/>
            <text:p text:style-name="P93">Integerのイテレータです。</text:p>
          </table:table-cell>
        </table:table-row>
        <table:table-row>
          <table:table-cell office:value-type="string">
            <text:p text:style-name="P211">書式</text:p>
          </table:table-cell>
          <table:table-cell office:value-type="string">
            <text:p text:style-name="P93"/>
            <text:p text:style-name="P93">Integer each to: <text:span text:style-name="T25">to-val</text:span> <text:s/>do: { | <text:span text:style-name="T25">var</text:span> | <text:span text:style-name="T25">block</text:span> }</text:p>
          </table:table-cell>
        </table:table-row>
        <table:table-row>
          <table:table-cell office:value-type="string">
            <text:p text:style-name="P211">詳細</text:p>
          </table:table-cell>
          <table:table-cell office:value-type="string">
            <text:p text:style-name="P93"/>
            <text:p text:style-name="P93">Integerの値から<text:span text:style-name="T25">to-val</text:span>までの整数値のイテレータです。各整数値ごとに <text:span text:style-name="T25">block</text:span> ブロックが呼び出されます。ブロックの呼び出しに際してバインド変数<text:span text:style-name="T25">var</text:span>が渡されます。</text:p>
          </table:table-cell>
        </table:table-row>
        <table:table-row>
          <table:table-cell office:value-type="string">
            <text:p text:style-name="P211">戻り値</text:p>
          </table:table-cell>
          <table:table-cell office:value-type="string">
            <text:p text:style-name="P93"/>
            <text:p text:style-name="P93">最後に実行された<text:span text:style-name="T25">block</text:span>の値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1から10までを表示する</text:p>
            <text:p text:style-name="P158">1 each to: 10 do: {| i | println $i};</text:p>
          </table:table-cell>
        </table:table-row>
      </table:table>
      <text:h text:style-name="P425"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224">説明</text:p>
          </table:table-cell>
          <table:table-cell office:value-type="string">
            <text:p text:style-name="P108"/>
            <text:p text:style-name="P108">実数値を返します。</text:p>
          </table:table-cell>
        </table:table-row>
        <table:table-row>
          <table:table-cell office:value-type="string">
            <text:p text:style-name="P224">書式</text:p>
          </table:table-cell>
          <table:table-cell office:value-type="string">
            <text:p text:style-name="P108"/>
            <text:p text:style-name="P108">Integer real</text:p>
          </table:table-cell>
        </table:table-row>
        <table:table-row>
          <table:table-cell office:value-type="string">
            <text:p text:style-name="P224">詳細</text:p>
          </table:table-cell>
          <table:table-cell office:value-type="string">
            <text:p text:style-name="P108"/>
            <text:p text:style-name="P108">実数値に変換した値を返します。</text:p>
          </table:table-cell>
        </table:table-row>
        <table:table-row>
          <table:table-cell office:value-type="string">
            <text:p text:style-name="P224">戻り値</text:p>
          </table:table-cell>
          <table:table-cell office:value-type="string">
            <text:p text:style-name="P108"/>
            <text:p text:style-name="P108">実数値が返ります。</text:p>
          </table:table-cell>
        </table:table-row>
        <table:table-row>
          <table:table-cell office:value-type="string">
            <text:p text:style-name="P224">例外</text:p>
          </table:table-cell>
          <table:table-cell office:value-type="string">
            <text:p text:style-name="P108"/>
            <text:p text:style-name="P108">ErrSyntax: 書式に誤りがあります。</text:p>
          </table:table-cell>
        </table:table-row>
        <table:table-row>
          <table:table-cell office:value-type="string">
            <text:p text:style-name="P224">使用例</text:p>
          </table:table-cell>
          <table:table-cell office:value-type="string">
            <text:p text:style-name="P171"/>
            <text:p text:style-name="P171"/>
          </table:table-cell>
        </table:table-row>
      </table:table>
      <text:h text:style-name="P381" text:outline-level="3"/>
      <text:h text:style-name="P441" text:outline-level="3"><text:bookmark-start text:name="__RefHeading___Toc21600_780634474"/><text:span text:style-name="T1">List　</text:span><text:bookmark-end text:name="__RefHeading___Toc21600_780634474"/></text:h>
      <text:p text:style-name="P311">　Listクラスは、リストデータ型のWrapperクラスです。リストリテラルに対してメソッドを指定することにより呼びだします。</text:p>
      <text:h text:style-name="P350" text:outline-level="3"/>
      <text:h text:style-name="P441"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211">説明</text:p>
          </table:table-cell>
          <table:table-cell office:value-type="string">
            <text:p text:style-name="P93"/>
            <text:p text:style-name="P93">リストから要素をpopします。</text:p>
          </table:table-cell>
        </table:table-row>
        <table:table-row>
          <table:table-cell office:value-type="string">
            <text:p text:style-name="P211">書式</text:p>
          </table:table-cell>
          <table:table-cell office:value-type="string">
            <text:p text:style-name="P93"/>
            <text:p text:style-name="P93">List -&gt;&gt;</text:p>
          </table:table-cell>
        </table:table-row>
        <table:table-row>
          <table:table-cell office:value-type="string">
            <text:p text:style-name="P211">詳細</text:p>
          </table:table-cell>
          <table:table-cell office:value-type="string">
            <text:p text:style-name="P93"/>
            <text:p text:style-name="P93">Listから要素をpopし、その値を返します。変数の場合は、変数のリストの最後の要素が削除されます。</text:p>
          </table:table-cell>
        </table:table-row>
        <table:table-row>
          <table:table-cell office:value-type="string">
            <text:p text:style-name="P211">戻り値</text:p>
          </table:table-cell>
          <table:table-cell office:value-type="string">
            <text:p text:style-name="P93"/>
            <text:p text:style-name="P93">Listの最後の値を返し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set l (1 2 3);</text:p>
            <text:p text:style-name="P158">$l -&gt;&gt;;<text:tab/><text:tab/># <text:span text:style-name="T57">→</text:span> 3</text:p>
            <text:p text:style-name="P158">println $l;<text:tab/><text:tab/># <text:span text:style-name="T57">→</text:span> (1 2)</text:p>
          </table:table-cell>
        </table:table-row>
      </table:table>
      <text:h text:style-name="Heading_20_3" text:outline-level="3"/>
      <text:h text:style-name="P392"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211">説明</text:p>
          </table:table-cell>
          <table:table-cell office:value-type="string">
            <text:p text:style-name="P93"/>
            <text:p text:style-name="P93">リストに新たな要素を追加し、新しいリストを返します。</text:p>
          </table:table-cell>
        </table:table-row>
        <table:table-row>
          <table:table-cell office:value-type="string">
            <text:p text:style-name="P211">書式</text:p>
          </table:table-cell>
          <table:table-cell office:value-type="string">
            <text:p text:style-name="P93"/>
            <text:p text:style-name="P93">List . <text:span text:style-name="T25">val</text:span> <text:s/>[ <text:span text:style-name="T25">val</text:span> ... ]</text:p>
          </table:table-cell>
        </table:table-row>
        <table:table-row>
          <table:table-cell office:value-type="string">
            <text:p text:style-name="P211">詳細</text:p>
          </table:table-cell>
          <table:table-cell office:value-type="string">
            <text:p text:style-name="P93"/>
            <text:p text:style-name="P93">新たなリストを作成し、リストの要素に<text:span text:style-name="T25">val</text:span>を追加し返します。</text:p>
          </table:table-cell>
        </table:table-row>
        <table:table-row>
          <table:table-cell office:value-type="string">
            <text:p text:style-name="P211">戻り値</text:p>
          </table:table-cell>
          <table:table-cell office:value-type="string">
            <text:p text:style-name="P93"/>
            <text:p text:style-name="P93">Listに<text:span text:style-name="T25">val</text:span>が追加された新しいリスト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l (1 2 3);</text:p>
            <text:p text:style-name="P158">$l . 4;<text:tab/># <text:span text:style-name="T57">→</text:span> (1 2 3 4)</text:p>
            <text:p text:style-name="P158">$l . (1 2)<text:tab/># <text:span text:style-name="T57">→</text:span> (1 2 3 (1 2))</text:p>
            <text:p text:style-name="P158">println $l<text:tab/># <text:span text:style-name="T57">→</text:span> (1 2 3)</text:p>
          </table:table-cell>
        </table:table-row>
      </table:table>
      <text:h text:style-name="Heading_20_3" text:outline-level="3"/>
      <text:h text:style-name="P392"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211">説明</text:p>
          </table:table-cell>
          <table:table-cell office:value-type="string">
            <text:p text:style-name="P93"/>
            <text:p text:style-name="P93">リストに値をunshiftします。</text:p>
          </table:table-cell>
        </table:table-row>
        <table:table-row>
          <table:table-cell office:value-type="string">
            <text:p text:style-name="P211">書式</text:p>
          </table:table-cell>
          <table:table-cell office:value-type="string">
            <text:p text:style-name="P93"/>
            <text:p text:style-name="P93">List &lt;&lt; <text:span text:style-name="T25">val</text:span></text:p>
          </table:table-cell>
        </table:table-row>
        <table:table-row>
          <table:table-cell office:value-type="string">
            <text:p text:style-name="P211">詳細</text:p>
          </table:table-cell>
          <table:table-cell office:value-type="string">
            <text:p text:style-name="P93"/>
            <text:p text:style-name="P93">Listに<text:span text:style-name="T25">val</text:span>をunshiftします。<text:span text:style-name="T25">val</text:span>はListの先頭に追加されます。変数の場合は、変数のリストの最初に要素が追加されます。</text:p>
          </table:table-cell>
        </table:table-row>
        <table:table-row>
          <table:table-cell office:value-type="string">
            <text:p text:style-name="P211">戻り値</text:p>
          </table:table-cell>
          <table:table-cell office:value-type="string">
            <text:p text:style-name="P93"/>
            <text:p text:style-name="P93"><text:span text:style-name="T25">val</text:span>がリストに追加された後のリストが返り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set l (1 2 3);</text:p>
            <text:p text:style-name="P158">$l &lt;&lt; 100;<text:tab/><text:tab/># <text:span text:style-name="T57">→</text:span> (100 1 2 3)</text:p>
            <text:p text:style-name="P158">println $l;<text:tab/><text:tab/># <text:span text:style-name="T57">→</text:span> (100 1 2 3)</text:p>
          </table:table-cell>
        </table:table-row>
      </table:table>
      <text:h text:style-name="Heading_20_3" text:outline-level="3"/>
      <text:h text:style-name="P392"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211">説明</text:p>
          </table:table-cell>
          <table:table-cell office:value-type="string">
            <text:p text:style-name="P93"/>
            <text:p text:style-name="P93">リストへ要素をpushします。</text:p>
          </table:table-cell>
        </table:table-row>
        <table:table-row>
          <table:table-cell office:value-type="string">
            <text:p text:style-name="P211">書式</text:p>
          </table:table-cell>
          <table:table-cell office:value-type="string">
            <text:p text:style-name="P93"/>
            <text:p text:style-name="P93">List &lt;&lt;-</text:p>
          </table:table-cell>
        </table:table-row>
        <table:table-row>
          <table:table-cell office:value-type="string">
            <text:p text:style-name="P211">詳細</text:p>
          </table:table-cell>
          <table:table-cell office:value-type="string">
            <text:p text:style-name="P93"/>
            <text:p text:style-name="P93">Listへ<text:span text:style-name="T25">val</text:span>をpushします。<text:span text:style-name="T25">val</text:span>はListの最後に追加されます。変数の場合は、変数のリストの最後に要素が追加されます。</text:p>
          </table:table-cell>
        </table:table-row>
        <table:table-row>
          <table:table-cell office:value-type="string">
            <text:p text:style-name="P211">戻り値</text:p>
          </table:table-cell>
          <table:table-cell office:value-type="string">
            <text:p text:style-name="P93"/>
            <text:p text:style-name="P93"><text:span text:style-name="T25">val</text:span>がリストに追加された後のリストが返り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set l (1 2 3);</text:p>
            <text:p text:style-name="P158">$l &lt;&lt;- 100;<text:tab/><text:tab/># <text:span text:style-name="T57">→</text:span> (1 2 3 100)</text:p>
            <text:p text:style-name="P158">println $l;<text:tab/><text:tab/># <text:span text:style-name="T57">→</text:span> (1 2 3 100)</text:p>
          </table:table-cell>
        </table:table-row>
      </table:table>
      <text:h text:style-name="Heading_20_3" text:outline-level="3"/>
      <text:h text:style-name="P392"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211">説明</text:p>
          </table:table-cell>
          <table:table-cell office:value-type="string">
            <text:p text:style-name="P93"/>
            <text:p text:style-name="P93">リストから要素をshiftします。</text:p>
          </table:table-cell>
        </table:table-row>
        <table:table-row>
          <table:table-cell office:value-type="string">
            <text:p text:style-name="P211">書式</text:p>
          </table:table-cell>
          <table:table-cell office:value-type="string">
            <text:p text:style-name="P93"/>
            <text:p text:style-name="P93">List &gt;&gt;</text:p>
          </table:table-cell>
        </table:table-row>
        <table:table-row>
          <table:table-cell office:value-type="string">
            <text:p text:style-name="P211">詳細</text:p>
          </table:table-cell>
          <table:table-cell office:value-type="string">
            <text:p text:style-name="P93"/>
            <text:p text:style-name="P93">Listから要素をshiftし、その値を返します。変数の場合は、変数のリストの最初の要素が削除されます。</text:p>
          </table:table-cell>
        </table:table-row>
        <table:table-row>
          <table:table-cell office:value-type="string">
            <text:p text:style-name="P211">戻り値</text:p>
          </table:table-cell>
          <table:table-cell office:value-type="string">
            <text:p text:style-name="P93"/>
            <text:p text:style-name="P93">Listの最初の値を返し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set l (1 2 3);</text:p>
            <text:p text:style-name="P158">$l &gt;&gt;;<text:tab/><text:tab/><text:tab/># <text:span text:style-name="T57">→</text:span> 1</text:p>
            <text:p text:style-name="P158">println $l;<text:tab/><text:tab/># <text:span text:style-name="T57">→</text:span> (2 3)</text:p>
          </table:table-cell>
        </table:table-row>
      </table:table>
      <text:h text:style-name="Heading_20_3" text:outline-level="3"/>
      <text:h text:style-name="P392"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211">説明</text:p>
          </table:table-cell>
          <table:table-cell office:value-type="string">
            <text:p text:style-name="P93"/>
            <text:p text:style-name="P93">リストに要素を追加します。</text:p>
          </table:table-cell>
        </table:table-row>
        <table:table-row>
          <table:table-cell office:value-type="string">
            <text:p text:style-name="P211">書式</text:p>
          </table:table-cell>
          <table:table-cell office:value-type="string">
            <text:p text:style-name="P93"/>
            <text:p text:style-name="P93">List add <text:span text:style-name="T25">val</text:span><text:span text:style-name="T45"> <text:s/>[ </text:span><text:span text:style-name="T25">val</text:span><text:span text:style-name="T45"> ... ]</text:span></text:p>
          </table:table-cell>
        </table:table-row>
        <table:table-row>
          <table:table-cell office:value-type="string">
            <text:p text:style-name="P211">詳細</text:p>
          </table:table-cell>
          <table:table-cell office:value-type="string">
            <text:p text:style-name="P93"/>
            <text:p text:style-name="P93">Listの最後に<text:span text:style-name="T25">val</text:span>を追加します。Listが変数の場合、変数自体が変更されます。</text:p>
          </table:table-cell>
        </table:table-row>
        <table:table-row>
          <table:table-cell office:value-type="string">
            <text:p text:style-name="P211">戻り値</text:p>
          </table:table-cell>
          <table:table-cell office:value-type="string">
            <text:p text:style-name="P93"/>
            <text:p text:style-name="P93"><text:span text:style-name="T25">val</text:span>追加された後のリスト全体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l ();</text:p>
            <text:p text:style-name="P158">$l <text:span text:style-name="T81">add</text:span> a;<text:tab/># <text:span text:style-name="T57">→</text:span> (a)</text:p>
            <text:p text:style-name="P158">$l <text:span text:style-name="T81">add</text:span> b;<text:tab/># <text:span text:style-name="T57">→</text:span> (a b)</text:p>
            <text:p text:style-name="P158">println $l;<text:tab/># <text:span text:style-name="T57">→</text:span> (a b)</text:p>
          </table:table-cell>
        </table:table-row>
      </table:table>
      <text:h text:style-name="P426" text:outline-level="3"><text:bookmark-start text:name="__RefHeading__17991_1692601806"/>List::append!<text:span text:style-name="T1">　</text:span><text:bookmark-end text:name="__RefHeading__17991_1692601806"/></text:h>
      <table:table table:name="表89" table:style-name="表89">
        <table:table-column table:style-name="表89.A"/>
        <table:table-column table:style-name="表89.B"/>
        <table:table-row>
          <table:table-cell office:value-type="string">
            <text:p text:style-name="P235">説明</text:p>
          </table:table-cell>
          <table:table-cell office:value-type="string">
            <text:p text:style-name="P125"/>
            <text:p text:style-name="P125">リストに要素を追加します。</text:p>
          </table:table-cell>
        </table:table-row>
        <table:table-row>
          <table:table-cell office:value-type="string">
            <text:p text:style-name="P235">書式</text:p>
          </table:table-cell>
          <table:table-cell office:value-type="string">
            <text:p text:style-name="P125"/>
            <text:p text:style-name="P125">List append! <text:span text:style-name="T25">val</text:span><text:span text:style-name="T45"> <text:s/>[ </text:span><text:span text:style-name="T25">val</text:span><text:span text:style-name="T45"> ... ]</text:span></text:p>
          </table:table-cell>
        </table:table-row>
        <table:table-row>
          <table:table-cell office:value-type="string">
            <text:p text:style-name="P235">詳細</text:p>
          </table:table-cell>
          <table:table-cell office:value-type="string">
            <text:p text:style-name="P125"/>
            <text:p text:style-name="P125">Listの最後に<text:span text:style-name="T25">val</text:span>を追加します。Listが変数の場合、変数自体が変更されます。</text:p>
          </table:table-cell>
        </table:table-row>
        <table:table-row>
          <table:table-cell office:value-type="string">
            <text:p text:style-name="P235">戻り値</text:p>
          </table:table-cell>
          <table:table-cell office:value-type="string">
            <text:p text:style-name="P125"/>
            <text:p text:style-name="P125">追加された最後の要素がリストで返ります。この性質により、連続してリストを追加する際の処理時間を節約することができます。</text:p>
          </table:table-cell>
        </table:table-row>
        <table:table-row>
          <table:table-cell office:value-type="string">
            <text:p text:style-name="P235">例外</text:p>
          </table:table-cell>
          <table:table-cell office:value-type="string">
            <text:p text:style-name="P125"/>
            <text:p text:style-name="P125">ErrSyntax: 書式に誤りがあります。</text:p>
          </table:table-cell>
        </table:table-row>
        <table:table-row>
          <table:table-cell office:value-type="string">
            <text:p text:style-name="P235">使用例</text:p>
          </table:table-cell>
          <table:table-cell office:value-type="string">
            <text:p text:style-name="P181"/>
            <text:p text:style-name="P181">set l ();</text:p>
            <text:p text:style-name="P181">$l <text:span text:style-name="T81">append!</text:span> a;<text:tab/># <text:span text:style-name="T57">→</text:span> (a)</text:p>
            <text:p text:style-name="P181">$l <text:span text:style-name="T81">append!</text:span> b;<text:tab/># <text:span text:style-name="T57">→</text:span> (b)</text:p>
            <text:p text:style-name="P181">println $l;<text:tab/># <text:span text:style-name="T57">→</text:span> (a b)</text:p>
            <text:p text:style-name="P181"/>
            <text:p text:style-name="P181"># 戻り値を利用した例</text:p>
            <text:p text:style-name="P181">set orig ();</text:p>
            <text:p text:style-name="P181">set dest $orig;</text:p>
            <text:p text:style-name="P181">1 each to: 10 do: {| i |</text:p>
            <text:p text:style-name="P181"><text:s text:c="2"/>set dest [$dest <text:span text:style-name="T81">append!</text:span> $i];</text:p>
            <text:p text:style-name="P181">};</text:p>
            <text:p text:style-name="P181">println $orig;<text:tab/># <text:span text:style-name="T57">→</text:span> (1 2 3 4 5 6 7 8 9 10)</text:p>
          </table:table-cell>
        </table:table-row>
      </table:table>
      <text:h text:style-name="P382" text:outline-level="3"/>
      <text:h text:style-name="P392"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211">説明</text:p>
          </table:table-cell>
          <table:table-cell office:value-type="string">
            <text:p text:style-name="P93"/>
            <text:p text:style-name="P93">リストの最初の要素を返します。</text:p>
          </table:table-cell>
        </table:table-row>
        <table:table-row>
          <table:table-cell office:value-type="string">
            <text:p text:style-name="P211">書式</text:p>
          </table:table-cell>
          <table:table-cell office:value-type="string">
            <text:p text:style-name="P93"/>
            <text:p text:style-name="P93">List car</text:p>
            <text:p text:style-name="P93">List item</text:p>
            <text:p text:style-name="P93">※itemはcarのシノニムです。</text:p>
          </table:table-cell>
        </table:table-row>
        <table:table-row>
          <table:table-cell office:value-type="string">
            <text:p text:style-name="P211">詳細</text:p>
          </table:table-cell>
          <table:table-cell office:value-type="string">
            <text:p text:style-name="P93"/>
            <text:p text:style-name="P93">Listの最初の要素を返します。元の変数は変更されません。</text:p>
          </table:table-cell>
        </table:table-row>
        <table:table-row>
          <table:table-cell office:value-type="string">
            <text:p text:style-name="P211">戻り値</text:p>
          </table:table-cell>
          <table:table-cell office:value-type="string">
            <text:p text:style-name="P93"/>
            <text:p text:style-name="P93">リストの最初の要素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211">説明</text:p>
          </table:table-cell>
          <table:table-cell office:value-type="string">
            <text:p text:style-name="P93"/>
            <text:p text:style-name="P93">リストの最初の要素を除いたリストを返します。</text:p>
          </table:table-cell>
        </table:table-row>
        <table:table-row>
          <table:table-cell office:value-type="string">
            <text:p text:style-name="P211">書式</text:p>
          </table:table-cell>
          <table:table-cell office:value-type="string">
            <text:p text:style-name="P93"/>
            <text:p text:style-name="P93">List cdr</text:p>
            <text:p text:style-name="P93">List next</text:p>
            <text:p text:style-name="P93">※nextはcdrのシノニムです。</text:p>
          </table:table-cell>
        </table:table-row>
        <table:table-row>
          <table:table-cell office:value-type="string">
            <text:p text:style-name="P211">詳細</text:p>
          </table:table-cell>
          <table:table-cell office:value-type="string">
            <text:p text:style-name="P93"/>
            <text:p text:style-name="P93">Listの最初の要素を除いたリストを返します。</text:p>
          </table:table-cell>
        </table:table-row>
        <table:table-row>
          <table:table-cell office:value-type="string">
            <text:p text:style-name="P211">戻り値</text:p>
          </table:table-cell>
          <table:table-cell office:value-type="string">
            <text:p text:style-name="P93"/>
            <text:p text:style-name="P93">Listの最初の要素を除いたリスト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27"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225">説明</text:p>
          </table:table-cell>
          <table:table-cell office:value-type="string">
            <text:p text:style-name="P109"/>
            <text:p text:style-name="P109">リストの複製を返します。</text:p>
          </table:table-cell>
        </table:table-row>
        <table:table-row>
          <table:table-cell office:value-type="string">
            <text:p text:style-name="P225">書式</text:p>
          </table:table-cell>
          <table:table-cell office:value-type="string">
            <text:p text:style-name="P109"/>
            <text:p text:style-name="P109">List clone</text:p>
          </table:table-cell>
        </table:table-row>
        <table:table-row>
          <table:table-cell office:value-type="string">
            <text:p text:style-name="P225">詳細</text:p>
          </table:table-cell>
          <table:table-cell office:value-type="string">
            <text:p text:style-name="P109"/>
            <text:p text:style-name="P109">Listの複製を返します。</text:p>
          </table:table-cell>
        </table:table-row>
        <table:table-row>
          <table:table-cell office:value-type="string">
            <text:p text:style-name="P225">戻り値</text:p>
          </table:table-cell>
          <table:table-cell office:value-type="string">
            <text:p text:style-name="P109"/>
            <text:p text:style-name="P109">リストが返ります。</text:p>
          </table:table-cell>
        </table:table-row>
        <table:table-row>
          <table:table-cell office:value-type="string">
            <text:p text:style-name="P225">例外</text:p>
          </table:table-cell>
          <table:table-cell office:value-type="string">
            <text:p text:style-name="P109"/>
            <text:p text:style-name="P109">ErrSyntax: 書式に誤りがあります。</text:p>
          </table:table-cell>
        </table:table-row>
        <table:table-row>
          <table:table-cell office:value-type="string">
            <text:p text:style-name="P225">使用例</text:p>
          </table:table-cell>
          <table:table-cell office:value-type="string">
            <text:p text:style-name="P172"/>
            <text:p text:style-name="P172"/>
          </table:table-cell>
        </table:table-row>
      </table:table>
      <text:h text:style-name="P383" text:outline-level="3"/>
      <text:h text:style-name="P392"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211">説明</text:p>
          </table:table-cell>
          <table:table-cell office:value-type="string">
            <text:p text:style-name="P93"/>
            <text:p text:style-name="P93">リストに要素を追加します。</text:p>
          </table:table-cell>
        </table:table-row>
        <table:table-row>
          <table:table-cell office:value-type="string">
            <text:p text:style-name="P211">書式</text:p>
          </table:table-cell>
          <table:table-cell office:value-type="string">
            <text:p text:style-name="P93"/>
            <text:p text:style-name="P93">List concat <text:span text:style-name="T25">val</text:span> <text:s/>[ <text:span text:style-name="T25">val</text:span> ... ]</text:p>
          </table:table-cell>
        </table:table-row>
        <table:table-row>
          <table:table-cell office:value-type="string">
            <text:p text:style-name="P211">詳細</text:p>
          </table:table-cell>
          <table:table-cell office:value-type="string">
            <text:p text:style-name="P93"/>
            <text:p text:style-name="P93">Listに<text:span text:style-name="T25">val</text:span>を追加します。<text:span text:style-name="T25">val</text:span>がリストの場合、<text:span text:style-name="T25">val</text:span>の各要素が追加されます。</text:p>
          </table:table-cell>
        </table:table-row>
        <table:table-row>
          <table:table-cell office:value-type="string">
            <text:p text:style-name="P211">戻り値</text:p>
          </table:table-cell>
          <table:table-cell office:value-type="string">
            <text:p text:style-name="P93"/>
            <text:p text:style-name="P93"><text:span text:style-name="T25">val</text:span>が追加されたリスト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l (1);</text:p>
            <text:p text:style-name="P158">$l concat 2;<text:tab/><text:tab/># <text:span text:style-name="T57">→</text:span> (1 2)</text:p>
            <text:p text:style-name="P158">println $l;<text:tab/><text:tab/># <text:span text:style-name="T57">→</text:span> (1)</text:p>
            <text:p text:style-name="P158">$l concat (a b);<text:tab/># <text:span text:style-name="T57">→</text:span> (1 a b)</text:p>
            <text:p text:style-name="P158">$l concat 1 (a b) ((c));</text:p>
            <text:p text:style-name="P158"><text:tab/><text:tab/><text:tab/># <text:span text:style-name="T57">→</text:span> (1 a b (c)) </text:p>
          </table:table-cell>
        </table:table-row>
      </table:table>
      <text:h text:style-name="Heading_20_3" text:outline-level="3"/>
      <text:h text:style-name="P392"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211">説明</text:p>
          </table:table-cell>
          <table:table-cell office:value-type="string">
            <text:p text:style-name="P93"/>
            <text:p text:style-name="P93">リストから要素を削除します。</text:p>
          </table:table-cell>
        </table:table-row>
        <table:table-row>
          <table:table-cell office:value-type="string">
            <text:p text:style-name="P211">書式</text:p>
          </table:table-cell>
          <table:table-cell office:value-type="string">
            <text:p text:style-name="P93"/>
            <text:p text:style-name="P93">List delete <text:span text:style-name="T25">index</text:span></text:p>
          </table:table-cell>
        </table:table-row>
        <table:table-row>
          <table:table-cell office:value-type="string">
            <text:p text:style-name="P211">詳細</text:p>
          </table:table-cell>
          <table:table-cell office:value-type="string">
            <text:p text:style-name="P93"/>
            <text:p text:style-name="P93">Listの<text:span text:style-name="T25">index</text:span>番目の要素を削除し、削除後のリストを返します。<text:span text:style-name="T25">index</text:span>は0から始まります。Listが変数の場合でも、変数は変更されません。</text:p>
            <text:p text:style-name="P109"><text:span text:style-name="T25">index</text:span>がListの要素数より大きい場合は、Listの最後の要素が削除されます。<text:span text:style-name="T25">index</text:span>が0より小さい場合は、Listの最初の要素が削除されます。</text:p>
          </table:table-cell>
        </table:table-row>
        <table:table-row>
          <table:table-cell office:value-type="string">
            <text:p text:style-name="P211">戻り値</text:p>
          </table:table-cell>
          <table:table-cell office:value-type="string">
            <text:p text:style-name="P93"/>
            <text:p text:style-name="P93"><text:span text:style-name="T44">index</text:span>番目の要素が削除された後のリストが返り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27"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225">説明</text:p>
          </table:table-cell>
          <table:table-cell office:value-type="string">
            <text:p text:style-name="P109"/>
            <text:p text:style-name="P109">リストから要素を削除します。</text:p>
          </table:table-cell>
        </table:table-row>
        <table:table-row>
          <table:table-cell office:value-type="string">
            <text:p text:style-name="P225">書式</text:p>
          </table:table-cell>
          <table:table-cell office:value-type="string">
            <text:p text:style-name="P109"/>
            <text:p text:style-name="P109">List delete! <text:span text:style-name="T25">index</text:span></text:p>
          </table:table-cell>
        </table:table-row>
        <table:table-row>
          <table:table-cell office:value-type="string">
            <text:p text:style-name="P225">詳細</text:p>
          </table:table-cell>
          <table:table-cell office:value-type="string">
            <text:p text:style-name="P109"/>
            <text:p text:style-name="P109">Listの<text:span text:style-name="T25">index</text:span>番目の要素を削除し、削除後のリストを返します。<text:span text:style-name="T25">index</text:span>は0から始まります。Listが変数の場合は、変数が直接変更されます。</text:p>
            <text:p text:style-name="P109"><text:span text:style-name="T25">index</text:span>がListの要素数より大きい場合は、Listの最後の要素が削除されます。<text:span text:style-name="T25">index</text:span>が0より小さい場合は、Listの最初の要素が削除されます。</text:p>
          </table:table-cell>
        </table:table-row>
        <table:table-row>
          <table:table-cell office:value-type="string">
            <text:p text:style-name="P225">戻り値</text:p>
          </table:table-cell>
          <table:table-cell office:value-type="string">
            <text:p text:style-name="P109"/>
            <text:p text:style-name="P109"><text:span text:style-name="T44">index</text:span>番目の要素が削除された後のリストが返ります。</text:p>
          </table:table-cell>
        </table:table-row>
        <table:table-row>
          <table:table-cell office:value-type="string">
            <text:p text:style-name="P225">例外</text:p>
          </table:table-cell>
          <table:table-cell office:value-type="string">
            <text:p text:style-name="P109"/>
            <text:p text:style-name="P109"/>
          </table:table-cell>
        </table:table-row>
        <table:table-row>
          <table:table-cell office:value-type="string">
            <text:p text:style-name="P225">使用例</text:p>
          </table:table-cell>
          <table:table-cell office:value-type="string">
            <text:p text:style-name="P172"/>
            <text:p text:style-name="P172"/>
          </table:table-cell>
        </table:table-row>
      </table:table>
      <text:h text:style-name="P383" text:outline-level="3"/>
      <text:h text:style-name="P392"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211">説明</text:p>
          </table:table-cell>
          <table:table-cell office:value-type="string">
            <text:p text:style-name="P93"/>
            <text:p text:style-name="P93">リストのイテレータです。</text:p>
          </table:table-cell>
        </table:table-row>
        <table:table-row>
          <table:table-cell office:value-type="string">
            <text:p text:style-name="P211">書式</text:p>
          </table:table-cell>
          <table:table-cell office:value-type="string">
            <text:p text:style-name="P93"/>
            <text:p text:style-name="P93">List each do: { | <text:span text:style-name="T25">var</text:span> | <text:span text:style-name="T25">block</text:span> <text:s/>}</text:p>
          </table:table-cell>
        </table:table-row>
        <table:table-row>
          <table:table-cell office:value-type="string">
            <text:p text:style-name="P211">詳細</text:p>
          </table:table-cell>
          <table:table-cell office:value-type="string">
            <text:p text:style-name="P93"/>
            <text:p text:style-name="P93">リストの各要素に対して<text:span text:style-name="T25">block</text:span>を実行します。<text:span text:style-name="T25">block</text:span>を実行する際、リストの要素が<text:span text:style-name="T25">var</text:span>に渡されます。</text:p>
          </table:table-cell>
        </table:table-row>
        <table:table-row>
          <table:table-cell office:value-type="string">
            <text:p text:style-name="P211">戻り値</text:p>
          </table:table-cell>
          <table:table-cell office:value-type="string">
            <text:p text:style-name="P93"/>
            <text:p text:style-name="P93">最後に実行された<text:span text:style-name="T25">block</text:span>の値が返され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211">説明</text:p>
          </table:table-cell>
          <table:table-cell office:value-type="string">
            <text:p text:style-name="P93"/>
            <text:p text:style-name="P93">リストを文として評価します。</text:p>
          </table:table-cell>
        </table:table-row>
        <table:table-row>
          <table:table-cell office:value-type="string">
            <text:p text:style-name="P211">書式</text:p>
          </table:table-cell>
          <table:table-cell office:value-type="string">
            <text:p text:style-name="P93"/>
            <text:p text:style-name="P93">List eval</text:p>
          </table:table-cell>
        </table:table-row>
        <table:table-row>
          <table:table-cell office:value-type="string">
            <text:p text:style-name="P211">詳細</text:p>
          </table:table-cell>
          <table:table-cell office:value-type="string">
            <text:p text:style-name="P93"/>
            <text:p text:style-name="P93">リスト中の要素をperfumeの文として評価します。</text:p>
          </table:table-cell>
        </table:table-row>
        <table:table-row>
          <table:table-cell office:value-type="string">
            <text:p text:style-name="P211">戻り値</text:p>
          </table:table-cell>
          <table:table-cell office:value-type="string">
            <text:p text:style-name="P93"/>
            <text:p text:style-name="P93">文が評価された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211">説明</text:p>
          </table:table-cell>
          <table:table-cell office:value-type="string">
            <text:p text:style-name="P93"/>
            <text:p text:style-name="P93">リストの要素を選択します。</text:p>
          </table:table-cell>
        </table:table-row>
        <table:table-row>
          <table:table-cell office:value-type="string">
            <text:p text:style-name="P211">書式</text:p>
          </table:table-cell>
          <table:table-cell office:value-type="string">
            <text:p text:style-name="P93"/>
            <text:p text:style-name="P93">List filter { | <text:span text:style-name="T25">var</text:span> | <text:span text:style-name="T25">block</text:span> <text:s/>}</text:p>
          </table:table-cell>
        </table:table-row>
        <table:table-row>
          <table:table-cell office:value-type="string">
            <text:p text:style-name="P211">詳細</text:p>
          </table:table-cell>
          <table:table-cell office:value-type="string">
            <text:p text:style-name="P93"/>
            <text:p text:style-name="P93">リストの各要素について<text:span text:style-name="T25">block</text:span>を実行し、<text:span text:style-name="T25">block</text:span>が真となる要素で新たなリストを作成し返します。<text:span text:style-name="T25">block</text:span>には、リストの要素が<text:span text:style-name="T25">var</text:span>として渡されます。</text:p>
          </table:table-cell>
        </table:table-row>
        <table:table-row>
          <table:table-cell office:value-type="string">
            <text:p text:style-name="P211">戻り値</text:p>
          </table:table-cell>
          <table:table-cell office:value-type="string">
            <text:p text:style-name="P93"/>
            <text:p text:style-name="P93">Listの部分集合である新たなリスト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set l (1 2 3 4 5);</text:p>
            <text:p text:style-name="P158"># 要素が偶数のみのリストを作成する</text:p>
            <text:p text:style-name="P158">$l filter {| i | [$i % 2] = 0};<text:tab/># <text:span text:style-name="T57">→</text:span> (2 4)</text:p>
          </table:table-cell>
        </table:table-row>
      </table:table>
      <text:h text:style-name="P427"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225">説明</text:p>
          </table:table-cell>
          <table:table-cell office:value-type="string">
            <text:p text:style-name="P109"/>
            <text:p text:style-name="P109">リストから要素を探します。</text:p>
          </table:table-cell>
        </table:table-row>
        <table:table-row>
          <table:table-cell office:value-type="string">
            <text:p text:style-name="P225">書式</text:p>
          </table:table-cell>
          <table:table-cell office:value-type="string">
            <text:p text:style-name="P109"/>
            <text:p text:style-name="P109">List find <text:span text:style-name="T25">val</text:span></text:p>
            <text:p text:style-name="P109"><text:span text:style-name="T45">List find* </text:span><text:span text:style-name="T25">val</text:span></text:p>
          </table:table-cell>
        </table:table-row>
        <table:table-row>
          <table:table-cell office:value-type="string">
            <text:p text:style-name="P225">詳細</text:p>
          </table:table-cell>
          <table:table-cell office:value-type="string">
            <text:p text:style-name="P109"/>
            <text:p text:style-name="P109">リストから<text:span text:style-name="T2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5">戻り値</text:p>
          </table:table-cell>
          <table:table-cell office:value-type="string">
            <text:p text:style-name="P109"/>
            <text:p text:style-name="P109">findの場合は見つかった要素の位置を返します。見つからなかった場合はnilを返します。</text:p>
            <text:p text:style-name="P109">find*の場合は、見つかった要素の位置のリストを返します。見つからなかった場合は空リストを返します。</text:p>
          </table:table-cell>
        </table:table-row>
        <table:table-row>
          <table:table-cell office:value-type="string">
            <text:p text:style-name="P225">例外</text:p>
          </table:table-cell>
          <table:table-cell office:value-type="string">
            <text:p text:style-name="P109"/>
            <text:p text:style-name="P109">ErrSyntax: 書式に誤りがあります。</text:p>
          </table:table-cell>
        </table:table-row>
        <table:table-row>
          <table:table-cell office:value-type="string">
            <text:p text:style-name="P225">使用例</text:p>
          </table:table-cell>
          <table:table-cell office:value-type="string">
            <text:p text:style-name="P172"/>
            <text:p text:style-name="P172"/>
          </table:table-cell>
        </table:table-row>
      </table:table>
      <text:h text:style-name="P383" text:outline-level="3"/>
      <text:h text:style-name="P392"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211">説明</text:p>
          </table:table-cell>
          <table:table-cell office:value-type="string">
            <text:p text:style-name="P93"/>
            <text:p text:style-name="P93">リストのn番目の要素を取り出します。</text:p>
          </table:table-cell>
        </table:table-row>
        <table:table-row>
          <table:table-cell office:value-type="string">
            <text:p text:style-name="P211">書式</text:p>
          </table:table-cell>
          <table:table-cell office:value-type="string">
            <text:p text:style-name="P93"/>
            <text:p text:style-name="P93">List get <text:span text:style-name="T25">index</text:span></text:p>
          </table:table-cell>
        </table:table-row>
        <table:table-row>
          <table:table-cell office:value-type="string">
            <text:p text:style-name="P211">詳細</text:p>
          </table:table-cell>
          <table:table-cell office:value-type="string">
            <text:p text:style-name="P93"/>
            <text:p text:style-name="P93">リストから<text:span text:style-name="T25">index</text:span>番目の要素を取り出し返します。<text:span text:style-name="T25">index</text:span>は0から始まります。</text:p>
          </table:table-cell>
        </table:table-row>
        <table:table-row>
          <table:table-cell office:value-type="string">
            <text:p text:style-name="P211">戻り値</text:p>
          </table:table-cell>
          <table:table-cell office:value-type="string">
            <text:p text:style-name="P93"/>
            <text:p text:style-name="P93"><text:span text:style-name="T45">リストの</text:span><text:span text:style-name="T25">index</text:span><text:span text:style-name="T45">番目の要素が返ります。</text:span><text:span text:style-name="T25">index</text:span>が範囲外の時にはnilを返し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428" text:outline-level="3"><text:bookmark-start text:name="__RefHeading___Toc21231_1834471834"/>List::in<text:span text:style-name="T101">ject</text:span><text:span text:style-name="T1">　</text:span><text:bookmark-end text:name="__RefHeading___Toc21231_1834471834"/></text:h>
      <table:table table:name="表188" table:style-name="表188">
        <table:table-column table:style-name="表188.A"/>
        <table:table-column table:style-name="表188.B"/>
        <table:table-row>
          <table:table-cell office:value-type="string">
            <text:p text:style-name="P250">説明</text:p>
          </table:table-cell>
          <table:table-cell office:value-type="string">
            <text:p text:style-name="P142"/>
            <text:p text:style-name="P142">リストの要素を繰り返し計算する。</text:p>
          </table:table-cell>
        </table:table-row>
        <table:table-row>
          <table:table-cell office:value-type="string">
            <text:p text:style-name="P250">書式</text:p>
          </table:table-cell>
          <table:table-cell office:value-type="string">
            <text:p text:style-name="P142"/>
            <text:p text:style-name="P266"><text:span text:style-name="T1">List </text:span><text:span text:style-name="T10">inject</text:span><text:span text:style-name="T1"> </text:span><text:span text:style-name="T40">i</text:span><text:span text:style-name="T42">nit-val</text:span><text:span text:style-name="T1"> do: </text:span><text:span text:style-name="T10">{| </text:span><text:span text:style-name="T42">sum-var each-var </text:span><text:span text:style-name="T10">|</text:span><text:span text:style-name="T1"> </text:span><text:span text:style-name="T42">block</text:span><text:span text:style-name="T1"> }</text:span></text:p>
          </table:table-cell>
        </table:table-row>
        <table:table-row>
          <table:table-cell office:value-type="string">
            <text:p text:style-name="P250">詳細</text:p>
          </table:table-cell>
          <table:table-cell office:value-type="string">
            <text:p text:style-name="P142"/>
            <text:p text:style-name="P157">リストの要素を順に繰り返します。<text:span text:style-name="T25">sum-var</text:span> は初期値は <text:span text:style-name="T25">init-val </text:span>に初期化されます。その後リストの各要素は<text:span text:style-name="T25"> each-var </text:span>に設定され <text:span text:style-name="T25">block</text:span> が呼びだされます。</text:p>
            <text:p text:style-name="P157"><text:span text:style-name="T25">sum-var </text:span>に設定された値は次のリストの要素の呼び出しの際に引き継がれます。</text:p>
            <text:p text:style-name="P157">最終的に <text:span text:style-name="T25">sum-var </text:span>の結果が返ります。 </text:p>
          </table:table-cell>
        </table:table-row>
        <table:table-row>
          <table:table-cell office:value-type="string">
            <text:p text:style-name="P250">戻り値</text:p>
          </table:table-cell>
          <table:table-cell office:value-type="string">
            <text:p text:style-name="P142"/>
            <text:p text:style-name="P142">最後の計算結果としての<text:span text:style-name="T25"> </text:span><text:span text:style-name="T37">sum-var </text:span><text:span text:style-name="T101">が返ります。</text:span></text:p>
          </table:table-cell>
        </table:table-row>
        <table:table-row>
          <table:table-cell office:value-type="string">
            <text:p text:style-name="P250">例外</text:p>
          </table:table-cell>
          <table:table-cell office:value-type="string">
            <text:p text:style-name="P142"/>
            <text:p text:style-name="P142">ErrSyntax: 書式に誤りがあります。</text:p>
          </table:table-cell>
        </table:table-row>
        <table:table-row>
          <table:table-cell office:value-type="string">
            <text:p text:style-name="P250">使用例</text:p>
          </table:table-cell>
          <table:table-cell office:value-type="string">
            <text:p text:style-name="P196"/>
            <text:p text:style-name="P196">(1 2 3 4 5) <text:span text:style-name="T101">inject 0 do: {| s i | $s ++ $i}</text:span>; <text:span text:style-name="T101"># </text:span><text:span text:style-name="T58">→ 15</text:span></text:p>
          </table:table-cell>
        </table:table-row>
      </table:table>
      <text:h text:style-name="P343" text:outline-level="3"/>
      <text:h text:style-name="P428"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211">説明</text:p>
          </table:table-cell>
          <table:table-cell office:value-type="string">
            <text:p text:style-name="P93"/>
            <text:p text:style-name="P93">リストに要素を追加します。</text:p>
          </table:table-cell>
        </table:table-row>
        <table:table-row>
          <table:table-cell office:value-type="string">
            <text:p text:style-name="P211">書式</text:p>
          </table:table-cell>
          <table:table-cell office:value-type="string">
            <text:p text:style-name="P93"/>
            <text:p text:style-name="P93">List insert <text:span text:style-name="T25">index val</text:span></text:p>
          </table:table-cell>
        </table:table-row>
        <table:table-row>
          <table:table-cell office:value-type="string">
            <text:p text:style-name="P211">詳細</text:p>
          </table:table-cell>
          <table:table-cell office:value-type="string">
            <text:p text:style-name="P93"/>
            <text:p text:style-name="P93">Listの<text:span text:style-name="T25">index</text:span>番目の要素の前に<text:span text:style-name="T25">val</text:span>を追加し、追加後のリストを返します。<text:span text:style-name="T25">index</text:span>は0から始まります。Listが変数の場合でも変更されません。</text:p>
            <text:p text:style-name="P93"><text:span text:style-name="T25">index</text:span>がListの要素数より大きい場合は、追加されません。</text:p>
          </table:table-cell>
        </table:table-row>
        <table:table-row>
          <table:table-cell office:value-type="string">
            <text:p text:style-name="P211">戻り値</text:p>
          </table:table-cell>
          <table:table-cell office:value-type="string">
            <text:p text:style-name="P93"/>
            <text:p text:style-name="P93">要素が追加された後のリストが返り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29"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226">説明</text:p>
          </table:table-cell>
          <table:table-cell office:value-type="string">
            <text:p text:style-name="P110"/>
            <text:p text:style-name="P110">リストに要素を追加します。</text:p>
          </table:table-cell>
        </table:table-row>
        <table:table-row>
          <table:table-cell office:value-type="string">
            <text:p text:style-name="P226">書式</text:p>
          </table:table-cell>
          <table:table-cell office:value-type="string">
            <text:p text:style-name="P110"/>
            <text:p text:style-name="P110">List insert <text:span text:style-name="T25">index val</text:span></text:p>
          </table:table-cell>
        </table:table-row>
        <table:table-row>
          <table:table-cell office:value-type="string">
            <text:p text:style-name="P226">詳細</text:p>
          </table:table-cell>
          <table:table-cell office:value-type="string">
            <text:p text:style-name="P110"/>
            <text:p text:style-name="P110">Listの<text:span text:style-name="T25">index</text:span>番目の要素の前に<text:span text:style-name="T25">val</text:span>を追加し、追加後のリストを返します。<text:span text:style-name="T25">index</text:span>は0から始まります。Listが変数の場合は、変数が直接変更されます。</text:p>
            <text:p text:style-name="P110"><text:span text:style-name="T25">index</text:span>がListの要素数より大きい場合は、追加されません。</text:p>
          </table:table-cell>
        </table:table-row>
        <table:table-row>
          <table:table-cell office:value-type="string">
            <text:p text:style-name="P226">戻り値</text:p>
          </table:table-cell>
          <table:table-cell office:value-type="string">
            <text:p text:style-name="P110"/>
            <text:p text:style-name="P110">要素が追加された後のリストが返ります。</text:p>
          </table:table-cell>
        </table:table-row>
        <table:table-row>
          <table:table-cell office:value-type="string">
            <text:p text:style-name="P226">例外</text:p>
          </table:table-cell>
          <table:table-cell office:value-type="string">
            <text:p text:style-name="P110"/>
            <text:p text:style-name="P110"/>
          </table:table-cell>
        </table:table-row>
        <table:table-row>
          <table:table-cell office:value-type="string">
            <text:p text:style-name="P226">使用例</text:p>
          </table:table-cell>
          <table:table-cell office:value-type="string">
            <text:p text:style-name="P173"/>
            <text:p text:style-name="P173"/>
          </table:table-cell>
        </table:table-row>
      </table:table>
      <text:h text:style-name="P384" text:outline-level="3"/>
      <text:h text:style-name="P392"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211">説明</text:p>
          </table:table-cell>
          <table:table-cell office:value-type="string">
            <text:p text:style-name="P93"/>
            <text:p text:style-name="P93">リストの要素を文字列として結合します。</text:p>
          </table:table-cell>
        </table:table-row>
        <table:table-row>
          <table:table-cell office:value-type="string">
            <text:p text:style-name="P211">書式</text:p>
          </table:table-cell>
          <table:table-cell office:value-type="string">
            <text:p text:style-name="P93"/>
            <text:p text:style-name="P93">List join [ sep: <text:span text:style-name="T25">separator</text:span> <text:s/>]</text:p>
          </table:table-cell>
        </table:table-row>
        <table:table-row>
          <table:table-cell office:value-type="string">
            <text:p text:style-name="P211">詳細</text:p>
          </table:table-cell>
          <table:table-cell office:value-type="string">
            <text:p text:style-name="P93"/>
            <text:p text:style-name="P93">リストの各要素を文字列に変換し、結合した値を返します。<text:span text:style-name="T25">separator</text:span>を指定した場合は、<text:span text:style-name="T25">separator</text:span>の文字列表現が各要素間に挿入されます。</text:p>
          </table:table-cell>
        </table:table-row>
        <table:table-row>
          <table:table-cell office:value-type="string">
            <text:p text:style-name="P211">戻り値</text:p>
          </table:table-cell>
          <table:table-cell office:value-type="string">
            <text:p text:style-name="P93"/>
            <text:p text:style-name="P93">文字列を返し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211">説明</text:p>
          </table:table-cell>
          <table:table-cell office:value-type="string">
            <text:p text:style-name="P93"/>
            <text:p text:style-name="P93">リストの最後の要素を返します。</text:p>
          </table:table-cell>
        </table:table-row>
        <table:table-row>
          <table:table-cell office:value-type="string">
            <text:p text:style-name="P211">書式</text:p>
          </table:table-cell>
          <table:table-cell office:value-type="string">
            <text:p text:style-name="P93"/>
            <text:p text:style-name="P93">List last</text:p>
          </table:table-cell>
        </table:table-row>
        <table:table-row>
          <table:table-cell office:value-type="string">
            <text:p text:style-name="P211">詳細</text:p>
          </table:table-cell>
          <table:table-cell office:value-type="string">
            <text:p text:style-name="P93"/>
            <text:p text:style-name="P93">リストの最後の要素をリストで返します。</text:p>
          </table:table-cell>
        </table:table-row>
        <table:table-row>
          <table:table-cell office:value-type="string">
            <text:p text:style-name="P211">戻り値</text:p>
          </table:table-cell>
          <table:table-cell office:value-type="string">
            <text:p text:style-name="P93"/>
            <text:p text:style-name="P93">リストの最後の要素のリスト。</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1 2 3) last;<text:tab/><text:tab/># <text:span text:style-name="T57">→</text:span> (3)</text:p>
          </table:table-cell>
        </table:table-row>
      </table:table>
      <text:h text:style-name="Heading_20_3" text:outline-level="3"/>
      <text:h text:style-name="P392"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211">説明</text:p>
          </table:table-cell>
          <table:table-cell office:value-type="string">
            <text:p text:style-name="P93"/>
            <text:p text:style-name="P93">リストの要素数を返します。</text:p>
          </table:table-cell>
        </table:table-row>
        <table:table-row>
          <table:table-cell office:value-type="string">
            <text:p text:style-name="P211">書式</text:p>
          </table:table-cell>
          <table:table-cell office:value-type="string">
            <text:p text:style-name="P93"/>
            <text:p text:style-name="P93">List len</text:p>
          </table:table-cell>
        </table:table-row>
        <table:table-row>
          <table:table-cell office:value-type="string">
            <text:p text:style-name="P211">詳細</text:p>
          </table:table-cell>
          <table:table-cell office:value-type="string">
            <text:p text:style-name="P93"/>
            <text:p text:style-name="P93">リストの要素数を返します。</text:p>
          </table:table-cell>
        </table:table-row>
        <table:table-row>
          <table:table-cell office:value-type="string">
            <text:p text:style-name="P211">戻り値</text:p>
          </table:table-cell>
          <table:table-cell office:value-type="string">
            <text:p text:style-name="P93"/>
            <text:p text:style-name="P93">リストの要素数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211">説明</text:p>
          </table:table-cell>
          <table:table-cell office:value-type="string">
            <text:p text:style-name="P93"/>
            <text:p text:style-name="P93">リストの各要素に処理を加えて新しいリストをつくります。</text:p>
          </table:table-cell>
        </table:table-row>
        <table:table-row>
          <table:table-cell office:value-type="string">
            <text:p text:style-name="P211">書式</text:p>
          </table:table-cell>
          <table:table-cell office:value-type="string">
            <text:p text:style-name="P93"/>
            <text:p text:style-name="P93">List map { | <text:span text:style-name="T25">var</text:span> | <text:s/><text:span text:style-name="T25">block</text:span> <text:s/>}</text:p>
          </table:table-cell>
        </table:table-row>
        <table:table-row>
          <table:table-cell office:value-type="string">
            <text:p text:style-name="P211">詳細</text:p>
          </table:table-cell>
          <table:table-cell office:value-type="string">
            <text:p text:style-name="P93"/>
            <text:p text:style-name="P93">Listの各要素に対してblockを適用し、blockの戻り値により新しいリストを作成し、返します。blockには、リストの要素としてvarが渡ります。</text:p>
          </table:table-cell>
        </table:table-row>
        <table:table-row>
          <table:table-cell office:value-type="string">
            <text:p text:style-name="P211">戻り値</text:p>
          </table:table-cell>
          <table:table-cell office:value-type="string">
            <text:p text:style-name="P93"/>
            <text:p text:style-name="P93">新しいリスト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リストの各要素を文字列に変換する。</text:p>
            <text:p text:style-name="P158">(1 2 3) map {| i | "" . $i};<text:tab/># <text:span text:style-name="T57">→</text:span> ("1" "2" "3")</text:p>
          </table:table-cell>
        </table:table-row>
      </table:table>
      <text:h text:style-name="P428" text:outline-level="3"><text:bookmark-start text:name="__RefHeading___Toc21233_1834471834"/>List::<text:span text:style-name="T101">null?</text:span><text:span text:style-name="T1">　</text:span><text:bookmark-end text:name="__RefHeading___Toc21233_1834471834"/></text:h>
      <table:table table:name="表189" table:style-name="表189">
        <table:table-column table:style-name="表189.A"/>
        <table:table-column table:style-name="表189.B"/>
        <table:table-row>
          <table:table-cell office:value-type="string">
            <text:p text:style-name="P250">説明</text:p>
          </table:table-cell>
          <table:table-cell office:value-type="string">
            <text:p text:style-name="P142"/>
            <text:p text:style-name="P142">リストが空か調べます。</text:p>
          </table:table-cell>
        </table:table-row>
        <table:table-row>
          <table:table-cell office:value-type="string">
            <text:p text:style-name="P250">書式</text:p>
          </table:table-cell>
          <table:table-cell office:value-type="string">
            <text:p text:style-name="P142"/>
            <text:p text:style-name="P142">List <text:span text:style-name="T101">null?</text:span></text:p>
          </table:table-cell>
        </table:table-row>
        <table:table-row>
          <table:table-cell office:value-type="string">
            <text:p text:style-name="P250">詳細</text:p>
          </table:table-cell>
          <table:table-cell office:value-type="string">
            <text:p text:style-name="P142"/>
            <text:p text:style-name="P157">空リスト 「 () 」 であればtを返します。</text:p>
          </table:table-cell>
        </table:table-row>
        <table:table-row>
          <table:table-cell office:value-type="string">
            <text:p text:style-name="P250">戻り値</text:p>
          </table:table-cell>
          <table:table-cell office:value-type="string">
            <text:p text:style-name="P142"/>
            <text:p text:style-name="P275">tまたはnilを返します。</text:p>
          </table:table-cell>
        </table:table-row>
        <table:table-row table:style-name="表189.5">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50">使用例</text:p>
          </table:table-cell>
          <table:table-cell office:value-type="string">
            <text:p text:style-name="P196"/>
            <text:p text:style-name="P196"/>
          </table:table-cell>
        </table:table-row>
      </table:table>
      <text:h text:style-name="P385" text:outline-level="3"/>
      <text:h text:style-name="P392"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211">説明</text:p>
          </table:table-cell>
          <table:table-cell office:value-type="string">
            <text:p text:style-name="P93"/>
            <text:p text:style-name="P93">リストを反転します。</text:p>
          </table:table-cell>
        </table:table-row>
        <table:table-row>
          <table:table-cell office:value-type="string">
            <text:p text:style-name="P211">書式</text:p>
          </table:table-cell>
          <table:table-cell office:value-type="string">
            <text:p text:style-name="P93"/>
            <text:p text:style-name="P93">List reverse</text:p>
          </table:table-cell>
        </table:table-row>
        <table:table-row>
          <table:table-cell office:value-type="string">
            <text:p text:style-name="P211">詳細</text:p>
          </table:table-cell>
          <table:table-cell office:value-type="string">
            <text:p text:style-name="P93"/>
            <text:p text:style-name="P110">リストの要素の順番を反転したリストを返します。</text:p>
          </table:table-cell>
        </table:table-row>
        <table:table-row>
          <table:table-cell office:value-type="string">
            <text:p text:style-name="P211">戻り値</text:p>
          </table:table-cell>
          <table:table-cell office:value-type="string">
            <text:p text:style-name="P93"/>
            <text:p text:style-name="P93">リストを返します。</text:p>
          </table:table-cell>
        </table:table-row>
        <table:table-row>
          <table:table-cell office:value-type="string">
            <text:p text:style-name="P211">例外</text:p>
          </table:table-cell>
          <table:table-cell office:value-type="string">
            <text:p text:style-name="P158"/>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211">説明</text:p>
          </table:table-cell>
          <table:table-cell office:value-type="string">
            <text:p text:style-name="P93"/>
            <text:p text:style-name="P93">リストのn番目の要素からのリストを返します。</text:p>
          </table:table-cell>
        </table:table-row>
        <table:table-row>
          <table:table-cell office:value-type="string">
            <text:p text:style-name="P211">書式</text:p>
          </table:table-cell>
          <table:table-cell office:value-type="string">
            <text:p text:style-name="P93"/>
            <text:p text:style-name="P93">List seek <text:span text:style-name="T25">index</text:span></text:p>
          </table:table-cell>
        </table:table-row>
        <table:table-row>
          <table:table-cell office:value-type="string">
            <text:p text:style-name="P211">詳細</text:p>
          </table:table-cell>
          <table:table-cell office:value-type="string">
            <text:p text:style-name="P93"/>
            <text:p text:style-name="P93">Listの<text:span text:style-name="T25">index</text:span>版目以降のリストの部分集合を返します。<text:span text:style-name="T25">index</text:span>は0から始まります。indexがListの要素数より大きい場合は空のリストが返ります。</text:p>
          </table:table-cell>
        </table:table-row>
        <table:table-row>
          <table:table-cell office:value-type="string">
            <text:p text:style-name="P211">戻り値</text:p>
          </table:table-cell>
          <table:table-cell office:value-type="string">
            <text:p text:style-name="P93"/>
            <text:p text:style-name="P93">Listの<text:span text:style-name="T25">index</text:span>番目以降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1 2 3) seek 0;<text:tab/># <text:span text:style-name="T57">→</text:span> (1 2 3)</text:p>
            <text:p text:style-name="P158">(1 2 3) seek 1;<text:tab/># <text:span text:style-name="T57">→</text:span> (2 3)</text:p>
            <text:p text:style-name="P158">(1 2 3) seek 3;<text:tab/># <text:span text:style-name="T57">→</text:span> ()</text:p>
          </table:table-cell>
        </table:table-row>
      </table:table>
      <text:h text:style-name="P430" text:outline-level="3"><text:bookmark-start text:name="__RefHeading___Toc19497_2135658563"/>List::set-car!<text:span text:style-name="T1">　</text:span><text:bookmark-end text:name="__RefHeading___Toc19497_2135658563"/></text:h>
      <table:table table:name="表178" table:style-name="表178">
        <table:table-column table:style-name="表178.A"/>
        <table:table-column table:style-name="表178.B"/>
        <table:table-row>
          <table:table-cell office:value-type="string">
            <text:p text:style-name="P247">説明</text:p>
          </table:table-cell>
          <table:table-cell office:value-type="string">
            <text:p text:style-name="P137"/>
            <text:p text:style-name="P137">リストのcar部に値を設定します。</text:p>
          </table:table-cell>
        </table:table-row>
        <table:table-row>
          <table:table-cell office:value-type="string">
            <text:p text:style-name="P247">書式</text:p>
          </table:table-cell>
          <table:table-cell office:value-type="string">
            <text:p text:style-name="P137"/>
            <text:p text:style-name="P137">List <text:span text:style-name="T45">set-car! </text:span><text:span text:style-name="T36">val</text:span></text:p>
          </table:table-cell>
        </table:table-row>
        <table:table-row>
          <table:table-cell office:value-type="string">
            <text:p text:style-name="P247">詳細</text:p>
          </table:table-cell>
          <table:table-cell office:value-type="string">
            <text:p text:style-name="Standard"/>
            <text:p text:style-name="Standard">Listのcar部に<text:span text:style-name="T44">val</text:span>を設定します。</text:p>
          </table:table-cell>
        </table:table-row>
        <table:table-row>
          <table:table-cell office:value-type="string">
            <text:p text:style-name="P247">戻り値</text:p>
          </table:table-cell>
          <table:table-cell office:value-type="string">
            <text:p text:style-name="P137"/>
            <text:p text:style-name="P155">自分自身を返します。</text:p>
          </table:table-cell>
        </table:table-row>
        <table:table-row>
          <table:table-cell office:value-type="string">
            <text:p text:style-name="P247">例外</text:p>
          </table:table-cell>
          <table:table-cell office:value-type="string">
            <text:p text:style-name="P137"/>
            <text:p text:style-name="P137">ErrSyntax: 書式に誤りがあります。</text:p>
          </table:table-cell>
        </table:table-row>
        <table:table-row>
          <table:table-cell office:value-type="string">
            <text:p text:style-name="P247">使用例</text:p>
          </table:table-cell>
          <table:table-cell office:value-type="string">
            <text:p text:style-name="P193"/>
            <text:p text:style-name="P193"/>
          </table:table-cell>
        </table:table-row>
      </table:table>
      <text:h text:style-name="P430" text:outline-level="3"><text:bookmark-start text:name="__RefHeading___Toc19499_2135658563"/>List::set-cdr!<text:span text:style-name="T1">　</text:span><text:bookmark-end text:name="__RefHeading___Toc19499_2135658563"/></text:h>
      <table:table table:name="表179" table:style-name="表179">
        <table:table-column table:style-name="表179.A"/>
        <table:table-column table:style-name="表179.B"/>
        <table:table-row>
          <table:table-cell office:value-type="string">
            <text:p text:style-name="P247">説明</text:p>
          </table:table-cell>
          <table:table-cell office:value-type="string">
            <text:p text:style-name="P137"/>
            <text:p text:style-name="P137">リストのcdr部に値を設定します。</text:p>
          </table:table-cell>
        </table:table-row>
        <table:table-row>
          <table:table-cell office:value-type="string">
            <text:p text:style-name="P247">書式</text:p>
          </table:table-cell>
          <table:table-cell office:value-type="string">
            <text:p text:style-name="P137"/>
            <text:p text:style-name="P137">List <text:span text:style-name="T45">set-cdr! </text:span><text:span text:style-name="T36">val</text:span></text:p>
          </table:table-cell>
        </table:table-row>
        <table:table-row>
          <table:table-cell office:value-type="string">
            <text:p text:style-name="P247">詳細</text:p>
          </table:table-cell>
          <table:table-cell office:value-type="string">
            <text:p text:style-name="P156"/>
            <text:p text:style-name="P156">Listのcdr部に<text:span text:style-name="T44">val</text:span>を設定します。</text:p>
          </table:table-cell>
        </table:table-row>
        <table:table-row>
          <table:table-cell office:value-type="string">
            <text:p text:style-name="P247">戻り値</text:p>
          </table:table-cell>
          <table:table-cell office:value-type="string">
            <text:p text:style-name="P137"/>
            <text:p text:style-name="P155">自分自身を返します。</text:p>
          </table:table-cell>
        </table:table-row>
        <table:table-row>
          <table:table-cell office:value-type="string">
            <text:p text:style-name="P247">例外</text:p>
          </table:table-cell>
          <table:table-cell office:value-type="string">
            <text:p text:style-name="P137"/>
            <text:p text:style-name="P137">ErrSyntax: 書式に誤りがあります。</text:p>
          </table:table-cell>
        </table:table-row>
        <table:table-row>
          <table:table-cell office:value-type="string">
            <text:p text:style-name="P247">使用例</text:p>
          </table:table-cell>
          <table:table-cell office:value-type="string">
            <text:p text:style-name="P193"/>
            <text:p text:style-name="P193"/>
          </table:table-cell>
        </table:table-row>
      </table:table>
      <text:h text:style-name="P375" text:outline-level="3"/>
      <text:h text:style-name="P392"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211">説明</text:p>
          </table:table-cell>
          <table:table-cell office:value-type="string">
            <text:p text:style-name="P93"/>
            <text:p text:style-name="P93">リストをn番目の位置で分割します。</text:p>
          </table:table-cell>
        </table:table-row>
        <table:table-row>
          <table:table-cell office:value-type="string">
            <text:p text:style-name="P211">書式</text:p>
          </table:table-cell>
          <table:table-cell office:value-type="string">
            <text:p text:style-name="P93"/>
            <text:p text:style-name="P93">List split <text:span text:style-name="T25">index</text:span></text:p>
          </table:table-cell>
        </table:table-row>
        <table:table-row>
          <table:table-cell office:value-type="string">
            <text:p text:style-name="P211">詳細</text:p>
          </table:table-cell>
          <table:table-cell office:value-type="string">
            <text:p text:style-name="P93"/>
            <text:p text:style-name="P93">Listを<text:span text:style-name="T25">index</text:span>番目の位置で分割し、先頭の要素および最後の要素のそれぞれのリストをリストで返します。<text:span text:style-name="T25">index</text:span>は0から始まります。</text:p>
          </table:table-cell>
        </table:table-row>
        <table:table-row>
          <table:table-cell office:value-type="string">
            <text:p text:style-name="P211">戻り値</text:p>
          </table:table-cell>
          <table:table-cell office:value-type="string">
            <text:p text:style-name="P93"/>
            <text:p text:style-name="P93">リストを分割した後のリスト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1 2 3) split 0;<text:tab/># <text:span text:style-name="T57">→</text:span> (() (1 2 3))</text:p>
            <text:p text:style-name="P158">(1 2 3) split 1;<text:tab/># <text:span text:style-name="T57">→</text:span> ((1) (2 3))</text:p>
            <text:p text:style-name="P158">(1 2 3) split 4;<text:tab/># <text:span text:style-name="T57">→</text:span> ((1 2 3) ())</text:p>
          </table:table-cell>
        </table:table-row>
      </table:table>
      <text:h text:style-name="Heading_20_3" text:outline-level="3"/>
      <text:h text:style-name="P441" text:outline-level="3"><text:bookmark-start text:name="__RefHeading___Toc21602_780634474"/><text:span text:style-name="T1">Object　</text:span><text:bookmark-end text:name="__RefHeading___Toc21602_780634474"/></text:h>
      <text:p text:style-name="P311">　Objectクラスは、オブジェクト型のクラスです。オブジェクトデータ型はnewコマンドにより生成します。</text:p>
      <text:p text:style-name="P312">　Objectクラスは、全てのクラスの基底クラスです。</text:p>
      <text:p text:style-name="P312"/>
      <text:h text:style-name="P350" text:outline-level="3"/>
      <text:h text:style-name="P441"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211">説明</text:p>
          </table:table-cell>
          <table:table-cell office:value-type="string">
            <text:p text:style-name="P93"/>
            <text:p text:style-name="P93">オブジェクト自身を返します。</text:p>
          </table:table-cell>
        </table:table-row>
        <table:table-row>
          <table:table-cell office:value-type="string">
            <text:p text:style-name="P211">書式</text:p>
          </table:table-cell>
          <table:table-cell office:value-type="string">
            <text:p text:style-name="P93"/>
            <text:p text:style-name="P93">Object ?</text:p>
          </table:table-cell>
        </table:table-row>
        <table:table-row>
          <table:table-cell office:value-type="string">
            <text:p text:style-name="P211">詳細</text:p>
          </table:table-cell>
          <table:table-cell office:value-type="string">
            <text:p text:style-name="P93"/>
            <text:p text:style-name="P93">オブジェクト自身のデータを返します。</text:p>
          </table:table-cell>
        </table:table-row>
        <table:table-row>
          <table:table-cell office:value-type="string">
            <text:p text:style-name="P211">戻り値</text:p>
          </table:table-cell>
          <table:table-cell office:value-type="string">
            <text:p text:style-name="P93"/>
            <text:p text:style-name="P110">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10">オブジェクトについてはオブジェクト自身が返ります。</text:p>
          </table:table-cell>
        </table:table-row>
        <table:table-row>
          <table:table-cell office:value-type="string">
            <text:p text:style-name="P211">例外</text:p>
          </table:table-cell>
          <table:table-cell office:value-type="string">
            <text:p text:style-name="P93"/>
            <text:p text:style-name="P93"/>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31"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227">説明</text:p>
          </table:table-cell>
          <table:table-cell office:value-type="string">
            <text:p text:style-name="P111"/>
            <text:p text:style-name="P111">オブジェクトの環境でブロックを実行します。</text:p>
          </table:table-cell>
        </table:table-row>
        <table:table-row>
          <table:table-cell office:value-type="string">
            <text:p text:style-name="P227">書式</text:p>
          </table:table-cell>
          <table:table-cell office:value-type="string">
            <text:p text:style-name="P111"/>
            <text:p text:style-name="P111">Object apply { <text:span text:style-name="T25">block</text:span> }</text:p>
          </table:table-cell>
        </table:table-row>
        <table:table-row>
          <table:table-cell office:value-type="string">
            <text:p text:style-name="P227">詳細</text:p>
          </table:table-cell>
          <table:table-cell office:value-type="string">
            <text:p text:style-name="P111"/>
            <text:p text:style-name="P111">オブジェクトの環境で<text:span text:style-name="T25">block</text:span>を実行します。<text:span text:style-name="T25">block</text:span>はメソッドのように実行されます。</text:p>
          </table:table-cell>
        </table:table-row>
        <table:table-row>
          <table:table-cell office:value-type="string">
            <text:p text:style-name="P227">戻り値</text:p>
          </table:table-cell>
          <table:table-cell office:value-type="string">
            <text:p text:style-name="P111"/>
            <text:p text:style-name="P111">ブロックを実行した結果が返ります。</text:p>
          </table:table-cell>
        </table:table-row>
        <table:table-row>
          <table:table-cell office:value-type="string">
            <text:p text:style-name="P227">例外</text:p>
          </table:table-cell>
          <table:table-cell office:value-type="string">
            <text:p text:style-name="P111"/>
            <text:p text:style-name="P111"/>
          </table:table-cell>
        </table:table-row>
        <table:table-row>
          <table:table-cell office:value-type="string">
            <text:p text:style-name="P227">使用例</text:p>
          </table:table-cell>
          <table:table-cell office:value-type="string">
            <text:p text:style-name="P174"/>
            <text:p text:style-name="P174"/>
          </table:table-cell>
        </table:table-row>
      </table:table>
      <text:h text:style-name="P344" text:outline-level="3"/>
      <text:h text:style-name="P431"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226">説明</text:p>
          </table:table-cell>
          <table:table-cell office:value-type="string">
            <text:p text:style-name="P110"/>
            <text:p text:style-name="P110">オブジェクトの親クラスのリストを返します。</text:p>
          </table:table-cell>
        </table:table-row>
        <table:table-row>
          <table:table-cell office:value-type="string">
            <text:p text:style-name="P226">書式</text:p>
          </table:table-cell>
          <table:table-cell office:value-type="string">
            <text:p text:style-name="P110"/>
            <text:p text:style-name="P110">Object delegate?</text:p>
          </table:table-cell>
        </table:table-row>
        <table:table-row>
          <table:table-cell office:value-type="string">
            <text:p text:style-name="P226">詳細</text:p>
          </table:table-cell>
          <table:table-cell office:value-type="string">
            <text:p text:style-name="P110"/>
            <text:p text:style-name="P110">Objectの親クラスをリストで返します。</text:p>
          </table:table-cell>
        </table:table-row>
        <table:table-row>
          <table:table-cell office:value-type="string">
            <text:p text:style-name="P226">戻り値</text:p>
          </table:table-cell>
          <table:table-cell office:value-type="string">
            <text:p text:style-name="P110"/>
            <text:p text:style-name="P110">クラスのリストが返ります。</text:p>
          </table:table-cell>
        </table:table-row>
        <table:table-row>
          <table:table-cell office:value-type="string">
            <text:p text:style-name="P226">例外</text:p>
          </table:table-cell>
          <table:table-cell office:value-type="string">
            <text:p text:style-name="P110"/>
            <text:p text:style-name="P110">ErrSyntax: 書式に誤りがあります。</text:p>
          </table:table-cell>
        </table:table-row>
        <table:table-row>
          <table:table-cell office:value-type="string">
            <text:p text:style-name="P226">使用例</text:p>
          </table:table-cell>
          <table:table-cell office:value-type="string">
            <text:p text:style-name="P173"/>
            <text:p text:style-name="P173"/>
          </table:table-cell>
        </table:table-row>
      </table:table>
      <text:h text:style-name="P384" text:outline-level="3"/>
      <text:h text:style-name="P392"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211">説明</text:p>
          </table:table-cell>
          <table:table-cell office:value-type="string">
            <text:p text:style-name="P93"/>
            <text:p text:style-name="P93">オブジェクトのインスタンス変数およびメソッドを返します。</text:p>
          </table:table-cell>
        </table:table-row>
        <table:table-row>
          <table:table-cell office:value-type="string">
            <text:p text:style-name="P211">書式</text:p>
          </table:table-cell>
          <table:table-cell office:value-type="string">
            <text:p text:style-name="P93"/>
            <text:p text:style-name="P93">Object get <text:span text:style-name="T25">var</text:span></text:p>
            <text:p text:style-name="P93"><text:span text:style-name="T45">Object var? </text:span><text:span text:style-name="T25">var</text:span></text:p>
            <text:p text:style-name="P204">※var? は get のシノニムです。</text:p>
          </table:table-cell>
        </table:table-row>
        <table:table-row>
          <table:table-cell office:value-type="string">
            <text:p text:style-name="P211">詳細</text:p>
          </table:table-cell>
          <table:table-cell office:value-type="string">
            <text:p text:style-name="P93"/>
            <text:p text:style-name="P93">Objectに設定されたインスタンス変数名<text:span text:style-name="T25">var</text:span>の値（インスタンス変数およびメソッド）を返します。</text:p>
          </table:table-cell>
        </table:table-row>
        <table:table-row>
          <table:table-cell office:value-type="string">
            <text:p text:style-name="P211">戻り値</text:p>
          </table:table-cell>
          <table:table-cell office:value-type="string">
            <text:p text:style-name="P93"/>
            <text:p text:style-name="P93"><text:span text:style-name="T44">var</text:span>に設定された値が返ります。<text:span text:style-name="T25">var</text:span>がObjectのスロットに存在しない場合はnil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211">説明</text:p>
          </table:table-cell>
          <table:table-cell office:value-type="string">
            <text:p text:style-name="P93"/>
            <text:p text:style-name="P93">クラスまたはオブジェクトにメソッドを定義します。</text:p>
          </table:table-cell>
        </table:table-row>
        <table:table-row>
          <table:table-cell office:value-type="string">
            <text:p text:style-name="P211">書式</text:p>
          </table:table-cell>
          <table:table-cell office:value-type="string">
            <text:p text:style-name="P93"/>
            <text:p text:style-name="P93">Object method <text:span text:style-name="T25">name</text:span> ( <text:span text:style-name="T25">argspec</text:span> ) { <text:span text:style-name="T25">body</text:span> }</text:p>
            <text:p text:style-name="P139"><text:tab/><text:span text:style-name="T25">argspec</text:span> : [ <text:span text:style-name="T25">posargs</text:span> ... ] [ <text:span text:style-name="T25">keyword</text:span><text:span text:style-name="T45">: </text:span><text:span text:style-name="T25">keyargs </text:span>... ] </text:p>
            <text:p text:style-name="P139"><text:tab/><text:tab/>[ args: <text:span text:style-name="T25">restarg</text:span> ] <text:s/><text:span text:style-name="T100">| <text:s/>*</text:span></text:p>
            <text:p text:style-name="P93"><text:tab/><text:span text:style-name="T25">posargs</text:span> : <text:span text:style-name="T25">symbol</text:span> | &amp;<text:span text:style-name="T25">symbol</text:span></text:p>
            <text:p text:style-name="P93"><text:tab/><text:span text:style-name="T25">keyargs</text:span> : <text:span text:style-name="T25">symbol</text:span> | &amp;<text:span text:style-name="T25">symbol</text:span></text:p>
            <text:p text:style-name="P93"><text:span text:style-name="T25"><text:tab/>restarg </text:span><text:span text:style-name="T45">:</text:span><text:span text:style-name="T25"> symbol</text:span></text:p>
          </table:table-cell>
        </table:table-row>
        <table:table-row>
          <table:table-cell office:value-type="string">
            <text:p text:style-name="P211">詳細</text:p>
          </table:table-cell>
          <table:table-cell office:value-type="string">
            <text:p text:style-name="P93"/>
            <text:p text:style-name="P93">クラスまたはオブジェクトにメソッド<text:span text:style-name="T25">name</text:span>を定義します。詳細は、コマンドリファレンスのdefunを参照願います。</text:p>
          </table:table-cell>
        </table:table-row>
        <table:table-row>
          <table:table-cell office:value-type="string">
            <text:p text:style-name="P211">戻り値</text:p>
          </table:table-cell>
          <table:table-cell office:value-type="string">
            <text:p text:style-name="P93"/>
            <text:p text:style-name="P93">定義された関数を返します。</text:p>
          </table:table-cell>
        </table:table-row>
        <table:table-row>
          <table:table-cell office:value-type="string">
            <text:p text:style-name="P211">例外</text:p>
          </table:table-cell>
          <table:table-cell office:value-type="string">
            <text:p text:style-name="P93"/>
            <text:p text:style-name="P204">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211">説明</text:p>
          </table:table-cell>
          <table:table-cell office:value-type="string">
            <text:p text:style-name="P93"/>
            <text:p text:style-name="P93">オブジェクトに適用可能なメソッドがあるかを調べます。</text:p>
          </table:table-cell>
        </table:table-row>
        <table:table-row>
          <table:table-cell office:value-type="string">
            <text:p text:style-name="P211">書式</text:p>
          </table:table-cell>
          <table:table-cell office:value-type="string">
            <text:p text:style-name="P93"/>
            <text:p text:style-name="P93">Object method? <text:span text:style-name="T25">var</text:span></text:p>
          </table:table-cell>
        </table:table-row>
        <table:table-row>
          <table:table-cell office:value-type="string">
            <text:p text:style-name="P211">詳細</text:p>
          </table:table-cell>
          <table:table-cell office:value-type="string">
            <text:p text:style-name="P93"/>
            <text:p text:style-name="P93">Objectに対して<text:span text:style-name="T2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11">戻り値</text:p>
          </table:table-cell>
          <table:table-cell office:value-type="string">
            <text:p text:style-name="P93"/>
            <text:p text:style-name="P93">適用可能なメソッドが存在する場合は関数を返します。存在しない場合はnilを返します。</text:p>
          </table:table-cell>
        </table:table-row>
        <table:table-row>
          <table:table-cell office:value-type="string">
            <text:p text:style-name="P211">例外</text:p>
          </table:table-cell>
          <table:table-cell office:value-type="string">
            <text:p text:style-name="P93"/>
            <text:p text:style-name="P204">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211">説明</text:p>
          </table:table-cell>
          <table:table-cell office:value-type="string">
            <text:p text:style-name="P93"/>
            <text:p text:style-name="P93">インスタンス変数に値を設定します。</text:p>
          </table:table-cell>
        </table:table-row>
        <table:table-row>
          <table:table-cell office:value-type="string">
            <text:p text:style-name="P211">書式</text:p>
          </table:table-cell>
          <table:table-cell office:value-type="string">
            <text:p text:style-name="P93"/>
            <text:p text:style-name="P93">Object set! <text:span text:style-name="T25">var</text:span> <text:span text:style-name="T25">val</text:span> </text:p>
          </table:table-cell>
        </table:table-row>
        <table:table-row>
          <table:table-cell office:value-type="string">
            <text:p text:style-name="P211">詳細</text:p>
          </table:table-cell>
          <table:table-cell office:value-type="string">
            <text:p text:style-name="P93"/>
            <text:p text:style-name="P93">オブジェクトのインスタンス変数<text:span text:style-name="T25">var</text:span>に対して値<text:span text:style-name="T25">val</text:span>を設定します。</text:p>
          </table:table-cell>
        </table:table-row>
        <table:table-row>
          <table:table-cell office:value-type="string">
            <text:p text:style-name="P211">戻り値</text:p>
          </table:table-cell>
          <table:table-cell office:value-type="string">
            <text:p text:style-name="P93"/>
            <text:p text:style-name="P93"><text:span text:style-name="T25">val</text:span>を返します。</text:p>
          </table:table-cell>
        </table:table-row>
        <table:table-row>
          <table:table-cell office:value-type="string">
            <text:p text:style-name="P211">例外</text:p>
          </table:table-cell>
          <table:table-cell office:value-type="string">
            <text:p text:style-name="P93"/>
            <text:p text:style-name="P204">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211">説明</text:p>
          </table:table-cell>
          <table:table-cell office:value-type="string">
            <text:p text:style-name="P93"/>
            <text:p text:style-name="P93">オブジェクトの文字列表現を返します。</text:p>
          </table:table-cell>
        </table:table-row>
        <table:table-row>
          <table:table-cell office:value-type="string">
            <text:p text:style-name="P211">書式</text:p>
          </table:table-cell>
          <table:table-cell office:value-type="string">
            <text:p text:style-name="P93"/>
            <text:p text:style-name="P93">Object string</text:p>
          </table:table-cell>
        </table:table-row>
        <table:table-row>
          <table:table-cell office:value-type="string">
            <text:p text:style-name="P211">詳細</text:p>
          </table:table-cell>
          <table:table-cell office:value-type="string">
            <text:p text:style-name="P93"/>
            <text:p text:style-name="P9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211">戻り値</text:p>
          </table:table-cell>
          <table:table-cell office:value-type="string">
            <text:p text:style-name="P93"/>
            <text:p text:style-name="P93">オブジェクトを表す文字列が返ります。</text:p>
          </table:table-cell>
        </table:table-row>
        <table:table-row>
          <table:table-cell office:value-type="string">
            <text:p text:style-name="P211">例外</text:p>
          </table:table-cell>
          <table:table-cell office:value-type="string">
            <text:p text:style-name="P93"/>
            <text:p text:style-name="P204">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211">説明</text:p>
          </table:table-cell>
          <table:table-cell office:value-type="string">
            <text:p text:style-name="P93"/>
            <text:p text:style-name="P93">オブジェクトのタイプを返します。</text:p>
          </table:table-cell>
        </table:table-row>
        <table:table-row>
          <table:table-cell office:value-type="string">
            <text:p text:style-name="P211">書式</text:p>
          </table:table-cell>
          <table:table-cell office:value-type="string">
            <text:p text:style-name="P93"/>
            <text:p text:style-name="P93">Object type?</text:p>
          </table:table-cell>
        </table:table-row>
        <table:table-row>
          <table:table-cell office:value-type="string">
            <text:p text:style-name="P211">詳細</text:p>
          </table:table-cell>
          <table:table-cell office:value-type="string">
            <text:p text:style-name="P93"/>
            <text:p text:style-name="P93">オブジェクトのタイプを返します。以下のシンボル型の値が返ります。</text:p>
            <text:list xml:id="list489835188370614735" text:style-name="L41">
              <text:list-item>
                <text:p text:style-name="P450">整数: INTEGER</text:p>
              </text:list-item>
              <text:list-item>
                <text:p text:style-name="P450">浮動小数点: REAL</text:p>
              </text:list-item>
              <text:list-item>
                <text:p text:style-name="P450">文字列: STRING</text:p>
              </text:list-item>
              <text:list-item>
                <text:p text:style-name="P450">正規表現: RQUOTE</text:p>
              </text:list-item>
              <text:list-item>
                <text:p text:style-name="P450">リスト: LIST</text:p>
              </text:list-item>
              <text:list-item>
                <text:p text:style-name="P450">ブロック: CLOSURE</text:p>
              </text:list-item>
              <text:list-item>
                <text:p text:style-name="P450">オブジェクト: OBJECT</text:p>
              </text:list-item>
              <text:list-item>
                <text:p text:style-name="P451">辞書: DICT</text:p>
              </text:list-item>
              <text:list-item>
                <text:p text:style-name="P451">配列: VECTOR</text:p>
              </text:list-item>
            </text:list>
          </table:table-cell>
        </table:table-row>
        <table:table-row>
          <table:table-cell office:value-type="string">
            <text:p text:style-name="P211">戻り値</text:p>
          </table:table-cell>
          <table:table-cell office:value-type="string">
            <text:p text:style-name="P93"/>
            <text:p text:style-name="P93">シンボル値によるデータ型名が返ります。</text:p>
          </table:table-cell>
        </table:table-row>
        <table:table-row>
          <table:table-cell office:value-type="string">
            <text:p text:style-name="P211">例外</text:p>
          </table:table-cell>
          <table:table-cell office:value-type="string">
            <text:p text:style-name="P93"/>
            <text:p text:style-name="P204">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211">説明</text:p>
          </table:table-cell>
          <table:table-cell office:value-type="string">
            <text:p text:style-name="P93"/>
            <text:p text:style-name="P93">オブジェクトのインスタンス変数一覧を返します。</text:p>
          </table:table-cell>
        </table:table-row>
        <table:table-row>
          <table:table-cell office:value-type="string">
            <text:p text:style-name="P211">書式</text:p>
          </table:table-cell>
          <table:table-cell office:value-type="string">
            <text:p text:style-name="P93"/>
            <text:p text:style-name="P93">Object vars</text:p>
          </table:table-cell>
        </table:table-row>
        <table:table-row>
          <table:table-cell office:value-type="string">
            <text:p text:style-name="P211">詳細</text:p>
          </table:table-cell>
          <table:table-cell office:value-type="string">
            <text:p text:style-name="P93"/>
            <text:p text:style-name="P93">オブジェクトが持つインスタンス変数のシンボル名をリストで返します。</text:p>
          </table:table-cell>
        </table:table-row>
        <table:table-row>
          <table:table-cell office:value-type="string">
            <text:p text:style-name="P211">戻り値</text:p>
          </table:table-cell>
          <table:table-cell office:value-type="string">
            <text:p text:style-name="P93"/>
            <text:p text:style-name="P93">オブジェクトのインスタンス変数の一覧がリストで返ります。</text:p>
          </table:table-cell>
        </table:table-row>
        <table:table-row>
          <table:table-cell office:value-type="string">
            <text:p text:style-name="P211">例外</text:p>
          </table:table-cell>
          <table:table-cell office:value-type="string">
            <text:p text:style-name="P93"/>
            <text:p text:style-name="P204">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441" text:outline-level="3"><text:bookmark-start text:name="__RefHeading___Toc21604_780634474"/><text:span text:style-name="T1">Real　</text:span><text:bookmark-end text:name="__RefHeading___Toc21604_780634474"/></text:h>
      <text:p text:style-name="P311">　Realクラスは、浮動小数点データ型のWrapperクラスです。浮動小数点リテラルに対してメソッドを指定することにより呼びだします。</text:p>
      <text:h text:style-name="P350" text:outline-level="3"/>
      <text:h text:style-name="P441" text:outline-level="3"><text:bookmark-start text:name="__RefHeading__14720_1559979953"/>Real::!=<text:span text:style-name="T1">　</text:span><text:bookmark-end text:name="__RefHeading__14720_1559979953"/></text:h>
      <text:h text:style-name="P353" text:outline-level="3"><text:bookmark-start text:name="__RefHeading__14722_1559979953"/>Real::&lt;　<text:bookmark-end text:name="__RefHeading__14722_1559979953"/></text:h>
      <text:h text:style-name="P353" text:outline-level="3"><text:bookmark-start text:name="__RefHeading__14724_1559979953"/>Real::&lt;=　<text:bookmark-end text:name="__RefHeading__14724_1559979953"/></text:h>
      <text:h text:style-name="P353" text:outline-level="3"><text:bookmark-start text:name="__RefHeading__14726_1559979953"/>Real::=　<text:bookmark-end text:name="__RefHeading__14726_1559979953"/></text:h>
      <text:h text:style-name="P353" text:outline-level="3"><text:bookmark-start text:name="__RefHeading__14728_1559979953"/>Real::&gt;　<text:bookmark-end text:name="__RefHeading__14728_1559979953"/></text:h>
      <text:h text:style-name="P353"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211">説明</text:p>
          </table:table-cell>
          <table:table-cell office:value-type="string">
            <text:p text:style-name="P93"/>
            <text:p text:style-name="P93">浮動小数点の比較を行います。</text:p>
          </table:table-cell>
        </table:table-row>
        <table:table-row>
          <table:table-cell office:value-type="string">
            <text:p text:style-name="P211">書式</text:p>
          </table:table-cell>
          <table:table-cell office:value-type="string">
            <text:p text:style-name="P93"/>
            <text:p text:style-name="P93">Real = <text:span text:style-name="T25">val</text:span></text:p>
            <text:p text:style-name="P93">Real != <text:span text:style-name="T25">val</text:span></text:p>
            <text:p text:style-name="P93">Real &gt; <text:span text:style-name="T25">val</text:span></text:p>
            <text:p text:style-name="P93">Real &gt;= <text:span text:style-name="T25">val</text:span></text:p>
            <text:p text:style-name="P93">Real &lt; <text:span text:style-name="T25">val</text:span></text:p>
            <text:p text:style-name="P93">Real &lt;= <text:span text:style-name="T25">val</text:span></text:p>
          </table:table-cell>
        </table:table-row>
        <table:table-row>
          <table:table-cell office:value-type="string">
            <text:p text:style-name="P211">詳細</text:p>
          </table:table-cell>
          <table:table-cell office:value-type="string">
            <text:p text:style-name="P93"/>
            <text:p text:style-name="P93">Realと<text:span text:style-name="T25">val</text:span>の比較を行います。</text:p>
            <text:p text:style-name="P93">= 等しい場合真</text:p>
            <text:p text:style-name="P93">!= 等しくない場合真</text:p>
            <text:p text:style-name="P93">&gt; より大きい場合真</text:p>
            <text:p text:style-name="P93">&gt;= より大きいか等しい場合真</text:p>
            <text:p text:style-name="P93">&lt; より小さい場合真</text:p>
            <text:p text:style-name="P93">&lt;= より小さいか等しい場合真</text:p>
          </table:table-cell>
        </table:table-row>
        <table:table-row>
          <table:table-cell office:value-type="string">
            <text:p text:style-name="P211">戻り値</text:p>
          </table:table-cell>
          <table:table-cell office:value-type="string">
            <text:p text:style-name="P93"/>
            <text:p text:style-name="P93">比較の結果、真の場合はtを返します。偽の場合は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32_1559979953"/>Real::*<text:span text:style-name="T1">　</text:span><text:bookmark-end text:name="__RefHeading__14732_1559979953"/></text:h>
      <text:h text:style-name="P353" text:outline-level="3"><text:bookmark-start text:name="__RefHeading__14734_1559979953"/>Real::+　<text:bookmark-end text:name="__RefHeading__14734_1559979953"/></text:h>
      <text:h text:style-name="P353" text:outline-level="3"><text:bookmark-start text:name="__RefHeading__14736_1559979953"/>Real::-　<text:bookmark-end text:name="__RefHeading__14736_1559979953"/></text:h>
      <text:h text:style-name="P353"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211">説明</text:p>
          </table:table-cell>
          <table:table-cell office:value-type="string">
            <text:p text:style-name="P93"/>
            <text:p text:style-name="P93">浮動小数点演算を行います。</text:p>
          </table:table-cell>
        </table:table-row>
        <table:table-row>
          <table:table-cell office:value-type="string">
            <text:p text:style-name="P211">書式</text:p>
          </table:table-cell>
          <table:table-cell office:value-type="string">
            <text:p text:style-name="P93"/>
            <text:p text:style-name="P93">Real + <text:span text:style-name="T25">val</text:span></text:p>
            <text:p text:style-name="P93">Real – <text:span text:style-name="T25">val</text:span></text:p>
            <text:p text:style-name="P93">Real * <text:span text:style-name="T25">val</text:span></text:p>
            <text:p text:style-name="P93">Real / <text:span text:style-name="T25">val</text:span></text:p>
          </table:table-cell>
        </table:table-row>
        <table:table-row>
          <table:table-cell office:value-type="string">
            <text:p text:style-name="P211">詳細</text:p>
          </table:table-cell>
          <table:table-cell office:value-type="string">
            <text:p text:style-name="P93"/>
            <text:p text:style-name="P93">Realと<text:span text:style-name="T25">val</text:span>の演算を行います。</text:p>
            <text:p text:style-name="P93">+ 加算</text:p>
            <text:p text:style-name="P93">- 減算</text:p>
            <text:p text:style-name="P93">* 乗算</text:p>
            <text:p text:style-name="P93">/ 除算</text:p>
          </table:table-cell>
        </table:table-row>
        <table:table-row>
          <table:table-cell office:value-type="string">
            <text:p text:style-name="P211">戻り値</text:p>
          </table:table-cell>
          <table:table-cell office:value-type="string">
            <text:p text:style-name="P93"/>
            <text:p text:style-name="P93">Realと<text:span text:style-name="T25">val</text:span>の演算結果を返します。<text:span text:style-name="T25">val</text:span>は浮動小数点もしくは整数を指定可能です。</text:p>
            <text:p text:style-name="P93"><text:span text:style-name="T25">val</text:span>に整数を指定した場合も返される型は浮動小数点型とな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32" text:outline-level="3"><text:bookmark-start text:name="__RefHeading__16790_505007155"/>Real::<text:span text:style-name="T74">sqrt</text:span><text:span text:style-name="T1">　</text:span><text:bookmark-end text:name="__RefHeading__16790_505007155"/></text:h>
      <text:h text:style-name="P379" text:outline-level="3"><text:bookmark-start text:name="__RefHeading__16792_505007155"/>Real::<text:span text:style-name="T75">sin</text:span><text:span text:style-name="T1">　</text:span><text:bookmark-end text:name="__RefHeading__16792_505007155"/></text:h>
      <text:h text:style-name="P379" text:outline-level="3"><text:bookmark-start text:name="__RefHeading__16794_505007155"/><text:span text:style-name="T1">Real::</text:span><text:span text:style-name="T2">cos</text:span><text:span text:style-name="T1">　</text:span><text:bookmark-end text:name="__RefHeading__16794_505007155"/></text:h>
      <text:h text:style-name="P379" text:outline-level="3"><text:bookmark-start text:name="__RefHeading__16796_505007155"/><text:span text:style-name="T1">Real::</text:span><text:span text:style-name="T2">tan</text:span><text:span text:style-name="T1">　</text:span><text:bookmark-end text:name="__RefHeading__16796_505007155"/></text:h>
      <text:h text:style-name="P379" text:outline-level="3"><text:bookmark-start text:name="__RefHeading__16798_505007155"/><text:span text:style-name="T1">Real::</text:span><text:span text:style-name="T2">asin</text:span><text:span text:style-name="T1">　</text:span><text:bookmark-end text:name="__RefHeading__16798_505007155"/></text:h>
      <text:h text:style-name="P379" text:outline-level="3"><text:bookmark-start text:name="__RefHeading__16800_505007155"/><text:span text:style-name="T1">Real::</text:span><text:span text:style-name="T2">acos</text:span><text:span text:style-name="T1">　</text:span><text:bookmark-end text:name="__RefHeading__16800_505007155"/></text:h>
      <text:h text:style-name="P379" text:outline-level="3"><text:bookmark-start text:name="__RefHeading__16802_505007155"/><text:span text:style-name="T1">Real::</text:span><text:span text:style-name="T2">atan</text:span><text:span text:style-name="T1">　</text:span><text:bookmark-end text:name="__RefHeading__16802_505007155"/></text:h>
      <text:h text:style-name="P379" text:outline-level="3"><text:bookmark-start text:name="__RefHeading__16804_505007155"/><text:span text:style-name="T1">Real::</text:span><text:span text:style-name="T2">log</text:span><text:span text:style-name="T1">　</text:span><text:bookmark-end text:name="__RefHeading__16804_505007155"/></text:h>
      <text:h text:style-name="P379" text:outline-level="3"><text:bookmark-start text:name="__RefHeading__16806_505007155"/><text:span text:style-name="T1">Real::</text:span><text:span text:style-name="T2">log10</text:span><text:span text:style-name="T1">　</text:span><text:bookmark-end text:name="__RefHeading__16806_505007155"/></text:h>
      <text:h text:style-name="P379" text:outline-level="3"><text:bookmark-start text:name="__RefHeading__16808_505007155"/><text:span text:style-name="T1">Real::</text:span><text:span text:style-name="T2">exp</text:span><text:span text:style-name="T1">　</text:span><text:bookmark-end text:name="__RefHeading__16808_505007155"/></text:h>
      <text:h text:style-name="P379" text:outline-level="3"><text:bookmark-start text:name="__RefHeading__16810_505007155"/><text:span text:style-name="T1">Real::</text:span><text:span text:style-name="T2">exp10</text:span><text:span text:style-name="T1">　</text:span><text:bookmark-end text:name="__RefHeading__16810_505007155"/></text:h>
      <text:h text:style-name="P379"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230">説明</text:p>
          </table:table-cell>
          <table:table-cell office:value-type="string">
            <text:p text:style-name="P117"/>
            <text:p text:style-name="P117">初等関数を返します。</text:p>
          </table:table-cell>
        </table:table-row>
        <table:table-row>
          <table:table-cell office:value-type="string">
            <text:p text:style-name="P230">書式</text:p>
          </table:table-cell>
          <table:table-cell office:value-type="string">
            <text:p text:style-name="P117"/>
            <text:p text:style-name="P117">Real <text:span text:style-name="T45">sqrt　平方根</text:span></text:p>
            <text:p text:style-name="P118"><text:span text:style-name="T45">Real </text:span><text:span text:style-name="T46">sin　 </text:span><text:span text:style-name="T47">sin</text:span></text:p>
            <text:p text:style-name="P119"><text:span text:style-name="T45">Real </text:span><text:span text:style-name="T46">cos　 </text:span><text:span text:style-name="T47">cos</text:span></text:p>
            <text:p text:style-name="P119"><text:span text:style-name="T45">Real </text:span><text:span text:style-name="T46">tan　 </text:span><text:span text:style-name="T47">tan</text:span></text:p>
            <text:p text:style-name="P119"><text:span text:style-name="T45">Real </text:span><text:span text:style-name="T46">asin　</text:span><text:span text:style-name="T47">sin</text:span><text:span text:style-name="T76">-1</text:span></text:p>
            <text:p text:style-name="P119"><text:span text:style-name="T45">Real </text:span><text:span text:style-name="T46">acos　</text:span><text:span text:style-name="T47">cos</text:span><text:span text:style-name="T76">-1</text:span></text:p>
            <text:p text:style-name="P119"><text:span text:style-name="T45">Real </text:span><text:span text:style-name="T46">atan　</text:span><text:span text:style-name="T47">tan</text:span><text:span text:style-name="T76">-1</text:span></text:p>
            <text:p text:style-name="P119"><text:span text:style-name="T45">Real </text:span><text:span text:style-name="T46">log　 自然対数（底e）</text:span></text:p>
            <text:p text:style-name="P119"><text:span text:style-name="T45">Real </text:span><text:span text:style-name="T46">log10 <text:s text:c="2"/></text:span><text:span text:style-name="T47">常用対数</text:span><text:span text:style-name="T46">（底10）</text:span></text:p>
            <text:p text:style-name="P119"><text:span text:style-name="T45">Real </text:span><text:span text:style-name="T46">exp　 指数関数（底e）</text:span></text:p>
            <text:p text:style-name="P119"><text:span text:style-name="T45">Real </text:span><text:span text:style-name="T46">exp10 <text:s/>指数関数（底10）</text:span></text:p>
            <text:p text:style-name="P119"><text:span text:style-name="T45">Real </text:span><text:span text:style-name="T46">pow </text:span><text:span text:style-name="T26">val</text:span><text:span text:style-name="T46">　 べき乗</text:span></text:p>
          </table:table-cell>
        </table:table-row>
        <table:table-row>
          <table:table-cell office:value-type="string">
            <text:p text:style-name="P230">詳細</text:p>
          </table:table-cell>
          <table:table-cell office:value-type="string">
            <text:p text:style-name="P117"/>
            <text:p text:style-name="P117">初等関数の結果を返します。</text:p>
          </table:table-cell>
        </table:table-row>
        <table:table-row>
          <table:table-cell office:value-type="string">
            <text:p text:style-name="P230">戻り値</text:p>
          </table:table-cell>
          <table:table-cell office:value-type="string">
            <text:p text:style-name="P117"/>
            <text:p text:style-name="P117">関数の結果を返します。</text:p>
          </table:table-cell>
        </table:table-row>
        <table:table-row>
          <table:table-cell office:value-type="string">
            <text:p text:style-name="P230">例外</text:p>
          </table:table-cell>
          <table:table-cell office:value-type="string">
            <text:p text:style-name="P117"/>
            <text:p text:style-name="P117">ErrSyntax: 書式に誤りがあります。</text:p>
          </table:table-cell>
        </table:table-row>
        <table:table-row>
          <table:table-cell office:value-type="string">
            <text:p text:style-name="P230">使用例</text:p>
          </table:table-cell>
          <table:table-cell office:value-type="string">
            <text:p text:style-name="P178"/>
          </table:table-cell>
        </table:table-row>
      </table:table>
      <text:h text:style-name="P433" text:outline-level="3"><text:bookmark-start text:name="__RefHeading__17279_467714174"/>Real::<text:span text:style-name="T80">int</text:span><text:span text:style-name="T1">　</text:span><text:bookmark-end text:name="__RefHeading__17279_467714174"/></text:h>
      <table:table table:name="表88" table:style-name="表88">
        <table:table-column table:style-name="表88.A"/>
        <table:table-column table:style-name="表88.B"/>
        <table:table-row>
          <table:table-cell office:value-type="string">
            <text:p text:style-name="P234">説明</text:p>
          </table:table-cell>
          <table:table-cell office:value-type="string">
            <text:p text:style-name="P123"/>
            <text:p text:style-name="P123">整数値を返します。</text:p>
          </table:table-cell>
        </table:table-row>
        <table:table-row>
          <table:table-cell office:value-type="string">
            <text:p text:style-name="P234">書式</text:p>
          </table:table-cell>
          <table:table-cell office:value-type="string">
            <text:p text:style-name="P123"/>
            <text:p text:style-name="P123">Real<text:span text:style-name="T45"> int</text:span></text:p>
          </table:table-cell>
        </table:table-row>
        <table:table-row>
          <table:table-cell office:value-type="string">
            <text:p text:style-name="P234">詳細</text:p>
          </table:table-cell>
          <table:table-cell office:value-type="string">
            <text:p text:style-name="P123"/>
            <text:p text:style-name="P123">整数値を返します。小数部は切捨てとなります。</text:p>
          </table:table-cell>
        </table:table-row>
        <table:table-row>
          <table:table-cell office:value-type="string">
            <text:p text:style-name="P234">戻り値</text:p>
          </table:table-cell>
          <table:table-cell office:value-type="string">
            <text:p text:style-name="P123"/>
            <text:p text:style-name="P123">整数値を返します。</text:p>
          </table:table-cell>
        </table:table-row>
        <table:table-row>
          <table:table-cell office:value-type="string">
            <text:p text:style-name="P234">例外</text:p>
          </table:table-cell>
          <table:table-cell office:value-type="string">
            <text:p text:style-name="P123"/>
            <text:p text:style-name="P123">ErrSyntax: 書式に誤りがあります。</text:p>
          </table:table-cell>
        </table:table-row>
        <table:table-row>
          <table:table-cell office:value-type="string">
            <text:p text:style-name="P234">使用例</text:p>
          </table:table-cell>
          <table:table-cell office:value-type="string">
            <text:p text:style-name="P180"/>
            <text:p text:style-name="P180"/>
          </table:table-cell>
        </table:table-row>
      </table:table>
      <text:h text:style-name="P386" text:outline-level="3"/>
      <text:h text:style-name="P441" text:outline-level="3"><text:bookmark-start text:name="__RefHeading___Toc21606_780634474"/><text:span text:style-name="T1">Stream　</text:span><text:bookmark-end text:name="__RefHeading___Toc21606_780634474"/></text:h>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06">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441" text:outline-level="3"><text:bookmark-start text:name="__RefHeading___Toc21608_780634474"/>Stream::clear<text:span text:style-name="T1">　</text:span><text:bookmark-end text:name="__RefHeading___Toc21608_780634474"/></text:h>
      <table:table table:name="表94" table:style-name="表94">
        <table:table-column table:style-name="表94.A"/>
        <table:table-column table:style-name="表94.B"/>
        <table:table-row>
          <table:table-cell office:value-type="string">
            <text:p text:style-name="P237">説明</text:p>
          </table:table-cell>
          <table:table-cell office:value-type="string">
            <text:p text:style-name="P127"/>
            <text:p text:style-name="P127">Streamのエラーをリセットします。</text:p>
          </table:table-cell>
        </table:table-row>
        <table:table-row>
          <table:table-cell office:value-type="string">
            <text:p text:style-name="P237">書式</text:p>
          </table:table-cell>
          <table:table-cell office:value-type="string">
            <text:p text:style-name="P127"/>
            <text:p text:style-name="P127">Stream clear</text:p>
          </table:table-cell>
        </table:table-row>
        <table:table-row>
          <table:table-cell office:value-type="string">
            <text:p text:style-name="P237">詳細</text:p>
          </table:table-cell>
          <table:table-cell office:value-type="string">
            <text:p text:style-name="P127"/>
            <text:p text:style-name="P127">Streamがクローズされている場合、非クローズ状態にします。</text:p>
          </table:table-cell>
        </table:table-row>
        <table:table-row>
          <table:table-cell office:value-type="string">
            <text:p text:style-name="P237">戻り値</text:p>
          </table:table-cell>
          <table:table-cell office:value-type="string">
            <text:p text:style-name="P127"/>
            <text:p text:style-name="P127">nilを返します。</text:p>
          </table:table-cell>
        </table:table-row>
        <table:table-row>
          <table:table-cell office:value-type="string">
            <text:p text:style-name="P237">例外</text:p>
          </table:table-cell>
          <table:table-cell office:value-type="string">
            <text:p text:style-name="P127"/>
            <text:p text:style-name="P127"/>
          </table:table-cell>
        </table:table-row>
        <table:table-row>
          <table:table-cell office:value-type="string">
            <text:p text:style-name="P237">使用例</text:p>
          </table:table-cell>
          <table:table-cell office:value-type="string">
            <text:p text:style-name="P183"/>
            <text:p text:style-name="P183"/>
          </table:table-cell>
        </table:table-row>
      </table:table>
      <text:h text:style-name="P423" text:outline-level="3"><text:bookmark-start text:name="__RefHeading___Toc19503_2135658563"/>Stream::<text:span text:style-name="T86">close</text:span><text:span text:style-name="T1">　</text:span><text:bookmark-end text:name="__RefHeading___Toc19503_2135658563"/></text:h>
      <table:table table:name="表109" table:style-name="表109">
        <table:table-column table:style-name="表109.A"/>
        <table:table-column table:style-name="表109.B"/>
        <table:table-row>
          <table:table-cell office:value-type="string">
            <text:p text:style-name="P238">説明</text:p>
          </table:table-cell>
          <table:table-cell office:value-type="string">
            <text:p text:style-name="P128"/>
            <text:p text:style-name="P128">Streamをクローズします。</text:p>
          </table:table-cell>
        </table:table-row>
        <table:table-row>
          <table:table-cell office:value-type="string">
            <text:p text:style-name="P238">書式</text:p>
          </table:table-cell>
          <table:table-cell office:value-type="string">
            <text:p text:style-name="P128"/>
            <text:p text:style-name="P128">Stream close</text:p>
          </table:table-cell>
        </table:table-row>
        <table:table-row>
          <table:table-cell office:value-type="string">
            <text:p text:style-name="P238">詳細</text:p>
          </table:table-cell>
          <table:table-cell office:value-type="string">
            <text:p text:style-name="P128"/>
            <text:p text:style-name="P128">Streamをクローズします。</text:p>
          </table:table-cell>
        </table:table-row>
        <table:table-row>
          <table:table-cell office:value-type="string">
            <text:p text:style-name="P238">戻り値</text:p>
          </table:table-cell>
          <table:table-cell office:value-type="string">
            <text:p text:style-name="P128"/>
            <text:p text:style-name="P128"><text:span text:style-name="T86">t</text:span>を返します。</text:p>
          </table:table-cell>
        </table:table-row>
        <table:table-row>
          <table:table-cell office:value-type="string">
            <text:p text:style-name="P238">例外</text:p>
          </table:table-cell>
          <table:table-cell office:value-type="string">
            <text:p text:style-name="P128"/>
            <text:p text:style-name="P128"/>
          </table:table-cell>
        </table:table-row>
        <table:table-row>
          <table:table-cell office:value-type="string">
            <text:p text:style-name="P238">使用例</text:p>
          </table:table-cell>
          <table:table-cell office:value-type="string">
            <text:p text:style-name="P184"/>
            <text:p text:style-name="P184"/>
          </table:table-cell>
        </table:table-row>
      </table:table>
      <text:h text:style-name="P435" text:outline-level="3"><text:bookmark-start text:name="__RefHeading___Toc19813_2135658563"/><text:span text:style-name="T83">Stream</text:span>::each<text:span text:style-name="T1">　</text:span><text:bookmark-end text:name="__RefHeading___Toc19813_2135658563"/></text:h>
      <table:table table:name="表104" table:style-name="表104">
        <table:table-column table:style-name="表104.A"/>
        <table:table-column table:style-name="表104.B"/>
        <table:table-row>
          <table:table-cell office:value-type="string">
            <text:p text:style-name="P248">説明</text:p>
          </table:table-cell>
          <table:table-cell office:value-type="string">
            <text:p text:style-name="P140"/>
            <text:p text:style-name="P140"><text:span text:style-name="T83">Stream</text:span>のイテレータです。</text:p>
          </table:table-cell>
        </table:table-row>
        <table:table-row>
          <table:table-cell office:value-type="string">
            <text:p text:style-name="P248">書式</text:p>
          </table:table-cell>
          <table:table-cell office:value-type="string">
            <text:p text:style-name="P140"/>
            <text:p text:style-name="P140"><text:span text:style-name="T83">Stream</text:span> each do: { | <text:span text:style-name="T25">var</text:span> | <text:span text:style-name="T25">block</text:span> <text:s/>}</text:p>
          </table:table-cell>
        </table:table-row>
        <table:table-row>
          <table:table-cell office:value-type="string">
            <text:p text:style-name="P248">詳細</text:p>
          </table:table-cell>
          <table:table-cell office:value-type="string">
            <text:p text:style-name="P140"/>
            <text:p text:style-name="P140"><text:span text:style-name="T83">Stream</text:span>の各行を順に読み込み、blockを実行します。<text:span text:style-name="T83">Stream</text:span>から読み込んだデータは、格納されたときのオブジェクトのまま<text:span text:style-name="T25">var</text:span>に設定されます。</text:p>
          </table:table-cell>
        </table:table-row>
        <table:table-row>
          <table:table-cell office:value-type="string">
            <text:p text:style-name="P248">戻り値</text:p>
          </table:table-cell>
          <table:table-cell office:value-type="string">
            <text:p text:style-name="P140"/>
            <text:p text:style-name="P140">最後に実行した<text:span text:style-name="T25">block</text:span>の値が返ります。</text:p>
          </table:table-cell>
        </table:table-row>
        <table:table-row>
          <table:table-cell office:value-type="string">
            <text:p text:style-name="P248">例外</text:p>
          </table:table-cell>
          <table:table-cell office:value-type="string">
            <text:p text:style-name="P140"/>
            <text:p text:style-name="P140"/>
          </table:table-cell>
        </table:table-row>
        <table:table-row>
          <table:table-cell office:value-type="string">
            <text:p text:style-name="P248">使用例</text:p>
          </table:table-cell>
          <table:table-cell office:value-type="string">
            <text:p text:style-name="P194"/>
            <text:p text:style-name="P194"/>
          </table:table-cell>
        </table:table-row>
      </table:table>
      <text:h text:style-name="P361" text:outline-level="3"/>
      <text:h text:style-name="P434" text:outline-level="3"><text:bookmark-start text:name="__RefHeading__14590_1559979953288"/>Stream::eof?<text:span text:style-name="T1">　</text:span><text:bookmark-end text:name="__RefHeading__14590_1559979953288"/></text:h>
      <table:table table:name="表105" table:style-name="表105">
        <table:table-column table:style-name="表105.A"/>
        <table:table-column table:style-name="表105.B"/>
        <table:table-row>
          <table:table-cell office:value-type="string">
            <text:p text:style-name="P236">説明</text:p>
          </table:table-cell>
          <table:table-cell office:value-type="string">
            <text:p text:style-name="P126"/>
            <text:p text:style-name="P126">Streamの終了を調べます。</text:p>
          </table:table-cell>
        </table:table-row>
        <table:table-row>
          <table:table-cell office:value-type="string">
            <text:p text:style-name="P236">書式</text:p>
          </table:table-cell>
          <table:table-cell office:value-type="string">
            <text:p text:style-name="P126"/>
            <text:p text:style-name="P126">Stream eof?</text:p>
          </table:table-cell>
        </table:table-row>
        <table:table-row>
          <table:table-cell office:value-type="string">
            <text:p text:style-name="P236">詳細</text:p>
          </table:table-cell>
          <table:table-cell office:value-type="string">
            <text:p text:style-name="P126"/>
            <text:p text:style-name="P126">Streamがeofに到達しているかを調べます。</text:p>
          </table:table-cell>
        </table:table-row>
        <table:table-row>
          <table:table-cell office:value-type="string">
            <text:p text:style-name="P236">戻り値</text:p>
          </table:table-cell>
          <table:table-cell office:value-type="string">
            <text:p text:style-name="P126"/>
            <text:p text:style-name="P126">Streamがeofに達していな場合はnilを、eofに達している場合はtを返します。</text:p>
          </table:table-cell>
        </table:table-row>
        <table:table-row>
          <table:table-cell office:value-type="string">
            <text:p text:style-name="P236">例外</text:p>
          </table:table-cell>
          <table:table-cell office:value-type="string">
            <text:p text:style-name="P126"/>
            <text:p text:style-name="P126"/>
          </table:table-cell>
        </table:table-row>
        <table:table-row>
          <table:table-cell office:value-type="string">
            <text:p text:style-name="P236">使用例</text:p>
          </table:table-cell>
          <table:table-cell office:value-type="string">
            <text:p text:style-name="P182"/>
            <text:p text:style-name="P182"/>
          </table:table-cell>
        </table:table-row>
      </table:table>
      <text:h text:style-name="P387" text:outline-level="3"/>
      <text:h text:style-name="P422" text:outline-level="3"><text:bookmark-start text:name="__RefHeading__14592_1559979953289"/><text:span text:style-name="T84">Stream</text:span>::flush<text:span text:style-name="T1">　</text:span><text:bookmark-end text:name="__RefHeading__14592_1559979953289"/></text:h>
      <table:table table:name="表106" table:style-name="表106">
        <table:table-column table:style-name="表106.A"/>
        <table:table-column table:style-name="表106.B"/>
        <table:table-row>
          <table:table-cell office:value-type="string">
            <text:p text:style-name="P236">説明</text:p>
          </table:table-cell>
          <table:table-cell office:value-type="string">
            <text:p text:style-name="P126"/>
            <text:p text:style-name="P126"><text:span text:style-name="T84">Streamの</text:span>バッファキャッシュを書き込みます。Fileとのインタフェース互換のために存在します。</text:p>
          </table:table-cell>
        </table:table-row>
        <table:table-row>
          <table:table-cell office:value-type="string">
            <text:p text:style-name="P236">書式</text:p>
          </table:table-cell>
          <table:table-cell office:value-type="string">
            <text:p text:style-name="P126"/>
            <text:p text:style-name="P126">Stream flush</text:p>
          </table:table-cell>
        </table:table-row>
        <table:table-row>
          <table:table-cell office:value-type="string">
            <text:p text:style-name="P236">詳細</text:p>
          </table:table-cell>
          <table:table-cell office:value-type="string">
            <text:p text:style-name="P126"/>
            <text:p text:style-name="P126">何も行いません。</text:p>
          </table:table-cell>
        </table:table-row>
        <table:table-row>
          <table:table-cell office:value-type="string">
            <text:p text:style-name="P236">戻り値</text:p>
          </table:table-cell>
          <table:table-cell office:value-type="string">
            <text:p text:style-name="P126"/>
            <text:p text:style-name="P126">tを返します。</text:p>
          </table:table-cell>
        </table:table-row>
        <table:table-row>
          <table:table-cell office:value-type="string">
            <text:p text:style-name="P236">例外</text:p>
          </table:table-cell>
          <table:table-cell office:value-type="string">
            <text:p text:style-name="P126"/>
            <text:p text:style-name="P126"/>
          </table:table-cell>
        </table:table-row>
        <table:table-row>
          <table:table-cell office:value-type="string">
            <text:p text:style-name="P236">使用例</text:p>
          </table:table-cell>
          <table:table-cell office:value-type="string">
            <text:p text:style-name="P182"/>
            <text:p text:style-name="P182"/>
          </table:table-cell>
        </table:table-row>
      </table:table>
      <text:h text:style-name="P387" text:outline-level="3"/>
      <text:h text:style-name="P436" text:outline-level="3"><text:bookmark-start text:name="__RefHeading___Toc19505_2135658563"/>Stream::get-count<text:span text:style-name="T1">　</text:span><text:bookmark-end text:name="__RefHeading___Toc19505_2135658563"/></text:h>
      <table:table table:name="表126" table:style-name="表126">
        <table:table-column table:style-name="表126.A"/>
        <table:table-column table:style-name="表126.B"/>
        <table:table-row>
          <table:table-cell office:value-type="string">
            <text:p text:style-name="P239">説明</text:p>
          </table:table-cell>
          <table:table-cell office:value-type="string">
            <text:p text:style-name="P129"/>
            <text:p text:style-name="P129">Streamのデータ保持数を返します。</text:p>
          </table:table-cell>
        </table:table-row>
        <table:table-row>
          <table:table-cell office:value-type="string">
            <text:p text:style-name="P239">書式</text:p>
          </table:table-cell>
          <table:table-cell office:value-type="string">
            <text:p text:style-name="P129"/>
            <text:p text:style-name="P129">Stream get-count</text:p>
          </table:table-cell>
        </table:table-row>
        <table:table-row>
          <table:table-cell office:value-type="string">
            <text:p text:style-name="P239">詳細</text:p>
          </table:table-cell>
          <table:table-cell office:value-type="string">
            <text:p text:style-name="P129"/>
            <text:p text:style-name="P129">Streamのデータ保持数を返します。</text:p>
          </table:table-cell>
        </table:table-row>
        <table:table-row>
          <table:table-cell office:value-type="string">
            <text:p text:style-name="P239">戻り値</text:p>
          </table:table-cell>
          <table:table-cell office:value-type="string">
            <text:p text:style-name="P150"/>
            <text:p text:style-name="P150">データ保持数を返します。</text:p>
          </table:table-cell>
        </table:table-row>
        <table:table-row>
          <table:table-cell office:value-type="string">
            <text:p text:style-name="P239">例外</text:p>
          </table:table-cell>
          <table:table-cell office:value-type="string">
            <text:p text:style-name="P129"/>
            <text:p text:style-name="P129"/>
          </table:table-cell>
        </table:table-row>
        <table:table-row>
          <table:table-cell office:value-type="string">
            <text:p text:style-name="P239">使用例</text:p>
          </table:table-cell>
          <table:table-cell office:value-type="string">
            <text:p text:style-name="P185"/>
            <text:p text:style-name="P185"/>
          </table:table-cell>
        </table:table-row>
      </table:table>
      <text:h text:style-name="P345" text:outline-level="3"/>
      <text:h text:style-name="P436" text:outline-level="3"><text:bookmark-start text:name="__RefHeading__14594_1559979953290"/>Stream::gets<text:span text:style-name="T1">　</text:span><text:bookmark-end text:name="__RefHeading__14594_1559979953290"/></text:h>
      <table:table table:name="表107" table:style-name="表107">
        <table:table-column table:style-name="表107.A"/>
        <table:table-column table:style-name="表107.B"/>
        <table:table-row>
          <table:table-cell office:value-type="string">
            <text:p text:style-name="P236">説明</text:p>
          </table:table-cell>
          <table:table-cell office:value-type="string">
            <text:p text:style-name="P126"/>
            <text:p text:style-name="P126">Streamから1行読み込みます。</text:p>
          </table:table-cell>
        </table:table-row>
        <table:table-row>
          <table:table-cell office:value-type="string">
            <text:p text:style-name="P236">書式</text:p>
          </table:table-cell>
          <table:table-cell office:value-type="string">
            <text:p text:style-name="P126"/>
            <text:p text:style-name="P126">Stream gets [ :<text:span text:style-name="T78">nonewline</text:span> ] [ :<text:span text:style-name="T78">nocontrol</text:span> ] </text:p>
          </table:table-cell>
        </table:table-row>
        <table:table-row>
          <table:table-cell office:value-type="string">
            <text:p text:style-name="P236">詳細</text:p>
          </table:table-cell>
          <table:table-cell office:value-type="string">
            <text:p text:style-name="P126"/>
            <text:p text:style-name="P126"><text:span text:style-name="T84">Stream</text:span>から1行（<text:span text:style-name="T84">puts により書き込まれた1行</text:span>）を読み込み、読み込んだ値を書かれたときと同じデータ型で返します。</text:p>
            <text:p text:style-name="P267">:<text:span text:style-name="T78">nonewline オプションと</text:span><text:span text:style-name="T1">:</text:span><text:span text:style-name="T6">nocontrol オプションはFileクラスとの互換性のために存在します。</text:span></text:p>
            <text:p text:style-name="P283"><text:span text:style-name="T6">コルーチンモードのときにストリームにデータが存在しなかった場合は、戻り値 </text:span><text:span text:style-name="T7">@READ</text:span><text:span text:style-name="T6"> </text:span><text:span text:style-name="T7">で</text:span><text:span text:style-name="T6"> pauseを発行します。</text:span></text:p>
          </table:table-cell>
        </table:table-row>
        <table:table-row>
          <table:table-cell office:value-type="string">
            <text:p text:style-name="P236">戻り値</text:p>
          </table:table-cell>
          <table:table-cell office:value-type="string">
            <text:p text:style-name="P126"/>
            <text:p text:style-name="P126">読み込んだデータを返します。eofに到達している場合はnilを返します。</text:p>
          </table:table-cell>
        </table:table-row>
        <table:table-row>
          <table:table-cell office:value-type="string">
            <text:p text:style-name="P236">例外</text:p>
          </table:table-cell>
          <table:table-cell office:value-type="string">
            <text:p text:style-name="P126"/>
            <text:p text:style-name="P126">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236">使用例</text:p>
          </table:table-cell>
          <table:table-cell office:value-type="string">
            <text:p text:style-name="P182"/>
            <text:p text:style-name="P182"/>
          </table:table-cell>
        </table:table-row>
      </table:table>
      <text:h text:style-name="P387" text:outline-level="3"/>
      <text:h text:style-name="P422" text:outline-level="3"><text:bookmark-start text:name="__RefHeading__14596_1559979953291"/>Stream::init<text:span text:style-name="T1">　</text:span><text:bookmark-end text:name="__RefHeading__14596_1559979953291"/></text:h>
      <table:table table:name="表108" table:style-name="表108">
        <table:table-column table:style-name="表108.A"/>
        <table:table-column table:style-name="表108.B"/>
        <table:table-row>
          <table:table-cell office:value-type="string">
            <text:p text:style-name="P236">説明</text:p>
          </table:table-cell>
          <table:table-cell office:value-type="string">
            <text:p text:style-name="P126"/>
            <text:p text:style-name="P126">Streamオブジェクトのコンストラクタ</text:p>
          </table:table-cell>
        </table:table-row>
        <table:table-row>
          <table:table-cell office:value-type="string">
            <text:p text:style-name="P236">書式</text:p>
          </table:table-cell>
          <table:table-cell office:value-type="string">
            <text:p text:style-name="P126"/>
            <text:p text:style-name="P264"><text:span text:style-name="T1">new Stream init: (</text:span><text:span text:style-name="T40">args</text:span><text:span text:style-name="T1">)</text:span></text:p>
          </table:table-cell>
        </table:table-row>
        <table:table-row>
          <table:table-cell office:value-type="string">
            <text:p text:style-name="P236">詳細</text:p>
          </table:table-cell>
          <table:table-cell office:value-type="string">
            <text:p text:style-name="Standard"/>
            <text:p text:style-name="Standard"><text:span text:style-name="T84">Stream</text:span>オブジェクトを生成します。</text:p>
            <text:p text:style-name="Standard"><text:span text:style-name="T25">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36">戻り値</text:p>
          </table:table-cell>
          <table:table-cell office:value-type="string">
            <text:p text:style-name="P126"/>
            <text:p text:style-name="P126">Streamオブジェクトを返します。</text:p>
          </table:table-cell>
        </table:table-row>
        <table:table-row>
          <table:table-cell office:value-type="string">
            <text:p text:style-name="P236">例外</text:p>
          </table:table-cell>
          <table:table-cell office:value-type="string">
            <text:p text:style-name="P126"/>
            <text:p text:style-name="P126"/>
          </table:table-cell>
        </table:table-row>
        <table:table-row>
          <table:table-cell office:value-type="string">
            <text:p text:style-name="P236">使用例</text:p>
          </table:table-cell>
          <table:table-cell office:value-type="string">
            <text:p text:style-name="P182"/>
            <text:p text:style-name="P182"/>
          </table:table-cell>
        </table:table-row>
      </table:table>
      <text:h text:style-name="P387" text:outline-level="3"/>
      <text:h text:style-name="P422" text:outline-level="3"><text:bookmark-start text:name="__RefHeading__14600_1559979953293"/>Stream::puts<text:span text:style-name="T1">　</text:span><text:bookmark-end text:name="__RefHeading__14600_1559979953293"/></text:h>
      <table:table table:name="表110" table:style-name="表110">
        <table:table-column table:style-name="表110.A"/>
        <table:table-column table:style-name="表110.B"/>
        <table:table-row>
          <table:table-cell office:value-type="string">
            <text:p text:style-name="P236">説明</text:p>
          </table:table-cell>
          <table:table-cell office:value-type="string">
            <text:p text:style-name="P126"/>
            <text:p text:style-name="P126">Streamに文字列を出力します。</text:p>
          </table:table-cell>
        </table:table-row>
        <table:table-row>
          <table:table-cell office:value-type="string">
            <text:p text:style-name="P236">書式</text:p>
          </table:table-cell>
          <table:table-cell office:value-type="string">
            <text:p text:style-name="P126"/>
            <text:p text:style-name="P264"><text:span text:style-name="T1">Stream puts [ :nonewline</text:span><text:span text:style-name="T7"> </text:span><text:span text:style-name="T1">] </text:span><text:span text:style-name="T40">val </text:span><text:span text:style-name="T1"><text:s/>[ </text:span><text:span text:style-name="T40">val</text:span><text:span text:style-name="T1"> ... ]</text:span></text:p>
          </table:table-cell>
        </table:table-row>
        <table:table-row>
          <table:table-cell office:value-type="string">
            <text:p text:style-name="P236">詳細</text:p>
          </table:table-cell>
          <table:table-cell office:value-type="string">
            <text:p text:style-name="Standard"/>
            <text:p text:style-name="Standard">Streamに<text:span text:style-name="T25">val</text:span>を出力します。<text:span text:style-name="T25">val</text:span>は、与えられた型のまま内部に保持されます。</text:p>
            <text:p text:style-name="Standard"><text:span text:style-name="T1">:nonewline </text:span><text:span text:style-name="T7">オプションは、Fileクラスとの互換性のために存在します。</text:span></text:p>
            <text:p text:style-name="Standard"><text:span text:style-name="T6">コルーチンモードのときにストリームにデータが満杯だった場合は、戻り値 </text:span><text:span text:style-name="T7">@WRITE</text:span><text:span text:style-name="T6"> </text:span><text:span text:style-name="T7">で</text:span><text:span text:style-name="T6"> pauseを発行します。</text:span></text:p>
          </table:table-cell>
        </table:table-row>
        <table:table-row>
          <table:table-cell office:value-type="string">
            <text:p text:style-name="P236">戻り値</text:p>
          </table:table-cell>
          <table:table-cell office:value-type="string">
            <text:p text:style-name="P126"/>
            <text:p text:style-name="P126">成功した場合tを返します。</text:p>
          </table:table-cell>
        </table:table-row>
        <table:table-row>
          <table:table-cell office:value-type="string">
            <text:p text:style-name="P236">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43">ErrFileAccess: Streamが満杯だった。（コルーチンモードでないとき）</text:p>
          </table:table-cell>
        </table:table-row>
        <table:table-row>
          <table:table-cell office:value-type="string">
            <text:p text:style-name="P236">使用例</text:p>
          </table:table-cell>
          <table:table-cell office:value-type="string">
            <text:p text:style-name="P182"/>
            <text:p text:style-name="P182"/>
          </table:table-cell>
        </table:table-row>
      </table:table>
      <text:h text:style-name="P387" text:outline-level="3"/>
      <text:h text:style-name="P422" text:outline-level="3"><text:bookmark-start text:name="__RefHeading__14602_1559979953294"/>Stream::ready?<text:span text:style-name="T1">　</text:span><text:bookmark-end text:name="__RefHeading__14602_1559979953294"/></text:h>
      <table:table table:name="表111" table:style-name="表111">
        <table:table-column table:style-name="表111.A"/>
        <table:table-column table:style-name="表111.B"/>
        <table:table-row>
          <table:table-cell office:value-type="string">
            <text:p text:style-name="P236">説明</text:p>
          </table:table-cell>
          <table:table-cell office:value-type="string">
            <text:p text:style-name="P126"/>
            <text:p text:style-name="P126">Streamが入出力可能か調べます。</text:p>
          </table:table-cell>
        </table:table-row>
        <table:table-row>
          <table:table-cell office:value-type="string">
            <text:p text:style-name="P236">書式</text:p>
          </table:table-cell>
          <table:table-cell office:value-type="string">
            <text:p text:style-name="P126"/>
            <text:p text:style-name="P126">Stream ready?</text:p>
          </table:table-cell>
        </table:table-row>
        <table:table-row>
          <table:table-cell office:value-type="string">
            <text:p text:style-name="P236">詳細</text:p>
          </table:table-cell>
          <table:table-cell office:value-type="string">
            <text:p text:style-name="P126"/>
            <text:p text:style-name="P126">Streamのキューにデータが存在する場合にtを返します。</text:p>
          </table:table-cell>
        </table:table-row>
        <table:table-row>
          <table:table-cell office:value-type="string">
            <text:p text:style-name="P236">戻り値</text:p>
          </table:table-cell>
          <table:table-cell office:value-type="string">
            <text:p text:style-name="P126"/>
            <text:p text:style-name="P126">Streamにデータが存在すればtを返します。デーがなければnilを返します。</text:p>
          </table:table-cell>
        </table:table-row>
        <table:table-row>
          <table:table-cell office:value-type="string">
            <text:p text:style-name="P236">例外</text:p>
          </table:table-cell>
          <table:table-cell office:value-type="string">
            <text:p text:style-name="P126"/>
            <text:p text:style-name="P126"/>
          </table:table-cell>
        </table:table-row>
        <table:table-row>
          <table:table-cell office:value-type="string">
            <text:p text:style-name="P236">使用例</text:p>
          </table:table-cell>
          <table:table-cell office:value-type="string">
            <text:p text:style-name="P182"/>
            <text:p text:style-name="P182"/>
          </table:table-cell>
        </table:table-row>
      </table:table>
      <text:h text:style-name="P423" text:outline-level="3"><text:bookmark-start text:name="__RefHeading___Toc19507_2135658563"/>Stream::<text:span text:style-name="T86">set-comode</text:span><text:span text:style-name="T1">　</text:span><text:bookmark-end text:name="__RefHeading___Toc19507_2135658563"/></text:h>
      <table:table table:name="表123" table:style-name="表123">
        <table:table-column table:style-name="表123.A"/>
        <table:table-column table:style-name="表123.B"/>
        <table:table-row>
          <table:table-cell office:value-type="string">
            <text:p text:style-name="P238">説明</text:p>
          </table:table-cell>
          <table:table-cell office:value-type="string">
            <text:p text:style-name="P128"/>
            <text:p text:style-name="P128">Streamをコルーチンモードに設定します。</text:p>
          </table:table-cell>
        </table:table-row>
        <table:table-row>
          <table:table-cell office:value-type="string">
            <text:p text:style-name="P238">書式</text:p>
          </table:table-cell>
          <table:table-cell office:value-type="string">
            <text:p text:style-name="P128"/>
            <text:p text:style-name="P128">Stream set-comode</text:p>
          </table:table-cell>
        </table:table-row>
        <table:table-row>
          <table:table-cell office:value-type="string">
            <text:p text:style-name="P238">詳細</text:p>
          </table:table-cell>
          <table:table-cell office:value-type="string">
            <text:p text:style-name="P128"/>
            <text:p text:style-name="P12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38">戻り値</text:p>
          </table:table-cell>
          <table:table-cell office:value-type="string">
            <text:p text:style-name="P128"/>
            <text:p text:style-name="P128">tを返します。</text:p>
          </table:table-cell>
        </table:table-row>
        <table:table-row>
          <table:table-cell office:value-type="string">
            <text:p text:style-name="P238">例外</text:p>
          </table:table-cell>
          <table:table-cell office:value-type="string">
            <text:p text:style-name="P128"/>
            <text:p text:style-name="P128"/>
          </table:table-cell>
        </table:table-row>
        <table:table-row>
          <table:table-cell office:value-type="string">
            <text:p text:style-name="P238">使用例</text:p>
          </table:table-cell>
          <table:table-cell office:value-type="string">
            <text:p text:style-name="P184"/>
            <text:p text:style-name="P184"/>
          </table:table-cell>
        </table:table-row>
      </table:table>
      <text:h text:style-name="P423" text:outline-level="3"><text:bookmark-start text:name="__RefHeading___Toc19509_2135658563"/>Stream::<text:span text:style-name="T86">set-limit</text:span><text:span text:style-name="T1">　</text:span><text:bookmark-end text:name="__RefHeading___Toc19509_2135658563"/></text:h>
      <table:table table:name="表124" table:style-name="表124">
        <table:table-column table:style-name="表124.A"/>
        <table:table-column table:style-name="表124.B"/>
        <table:table-row>
          <table:table-cell office:value-type="string">
            <text:p text:style-name="P238">説明</text:p>
          </table:table-cell>
          <table:table-cell office:value-type="string">
            <text:p text:style-name="P128"/>
            <text:p text:style-name="P128">Streamのデータ最大保持数を指定します。</text:p>
          </table:table-cell>
        </table:table-row>
        <table:table-row>
          <table:table-cell office:value-type="string">
            <text:p text:style-name="P238">書式</text:p>
          </table:table-cell>
          <table:table-cell office:value-type="string">
            <text:p text:style-name="P128"/>
            <text:p text:style-name="P128">Stream set-limit <text:span text:style-name="T29">val</text:span></text:p>
          </table:table-cell>
        </table:table-row>
        <table:table-row>
          <table:table-cell office:value-type="string">
            <text:p text:style-name="P238">詳細</text:p>
          </table:table-cell>
          <table:table-cell office:value-type="string">
            <text:p text:style-name="P128"/>
            <text:p text:style-name="P128">Streamのデータ最大保持数を設定します。デフォルトは512です。</text:p>
          </table:table-cell>
        </table:table-row>
        <table:table-row>
          <table:table-cell office:value-type="string">
            <text:p text:style-name="P238">戻り値</text:p>
          </table:table-cell>
          <table:table-cell office:value-type="string">
            <text:p text:style-name="P128"/>
            <text:p text:style-name="P128"><text:span text:style-name="T25">val</text:span>を返します。</text:p>
          </table:table-cell>
        </table:table-row>
        <table:table-row>
          <table:table-cell office:value-type="string">
            <text:p text:style-name="P238">例外</text:p>
          </table:table-cell>
          <table:table-cell office:value-type="string">
            <text:p text:style-name="P128"/>
            <text:p text:style-name="P128"/>
          </table:table-cell>
        </table:table-row>
        <table:table-row>
          <table:table-cell office:value-type="string">
            <text:p text:style-name="P238">使用例</text:p>
          </table:table-cell>
          <table:table-cell office:value-type="string">
            <text:p text:style-name="P184"/>
            <text:p text:style-name="P184"/>
          </table:table-cell>
        </table:table-row>
      </table:table>
      <text:h text:style-name="P436" text:outline-level="3"><text:bookmark-start text:name="__RefHeading___Toc19511_2135658563"/>Stream::<text:span text:style-name="T86">set-newline</text:span><text:span text:style-name="T1">　</text:span><text:bookmark-end text:name="__RefHeading___Toc19511_2135658563"/></text:h>
      <table:table table:name="表127" table:style-name="表127">
        <table:table-column table:style-name="表127.A"/>
        <table:table-column table:style-name="表127.B"/>
        <table:table-row>
          <table:table-cell office:value-type="string">
            <text:p text:style-name="P239">説明</text:p>
          </table:table-cell>
          <table:table-cell office:value-type="string">
            <text:p text:style-name="P129"/>
            <text:p text:style-name="P129">Streamのnewlineモードを設定します。</text:p>
          </table:table-cell>
        </table:table-row>
        <table:table-row>
          <table:table-cell office:value-type="string">
            <text:p text:style-name="P239">書式</text:p>
          </table:table-cell>
          <table:table-cell office:value-type="string">
            <text:p text:style-name="P129"/>
            <text:p text:style-name="P265"><text:span text:style-name="T1">Stream set-newline</text:span><text:span text:style-name="T8"> t | nil</text:span></text:p>
          </table:table-cell>
        </table:table-row>
        <table:table-row>
          <table:table-cell office:value-type="string">
            <text:p text:style-name="P239">詳細</text:p>
          </table:table-cell>
          <table:table-cell office:value-type="string">
            <text:p text:style-name="P129"/>
            <text:p text:style-name="P129">Streamの<text:span text:style-name="T87">newlineモードを設定します</text:span>。Fileクラスとの互換性のために存在します。</text:p>
          </table:table-cell>
        </table:table-row>
        <table:table-row>
          <table:table-cell office:value-type="string">
            <text:p text:style-name="P239">戻り値</text:p>
          </table:table-cell>
          <table:table-cell office:value-type="string">
            <text:p text:style-name="P150"/>
            <text:p text:style-name="P150">tまたはnilを返します。</text:p>
          </table:table-cell>
        </table:table-row>
        <table:table-row>
          <table:table-cell office:value-type="string">
            <text:p text:style-name="P239">例外</text:p>
          </table:table-cell>
          <table:table-cell office:value-type="string">
            <text:p text:style-name="P129"/>
            <text:p text:style-name="P129"/>
          </table:table-cell>
        </table:table-row>
        <table:table-row>
          <table:table-cell office:value-type="string">
            <text:p text:style-name="P239">使用例</text:p>
          </table:table-cell>
          <table:table-cell office:value-type="string">
            <text:p text:style-name="P185"/>
            <text:p text:style-name="P185"/>
          </table:table-cell>
        </table:table-row>
      </table:table>
      <text:h text:style-name="P345" text:outline-level="3"/>
      <text:h text:style-name="P436" text:outline-level="3"><text:bookmark-start text:name="__RefHeading___Toc19513_2135658563"/>Stream::<text:span text:style-name="T86">set-nolimit</text:span><text:span text:style-name="T1">　</text:span><text:bookmark-end text:name="__RefHeading___Toc19513_2135658563"/></text:h>
      <table:table table:name="表125" table:style-name="表125">
        <table:table-column table:style-name="表125.A"/>
        <table:table-column table:style-name="表125.B"/>
        <table:table-row>
          <table:table-cell office:value-type="string">
            <text:p text:style-name="P239">説明</text:p>
          </table:table-cell>
          <table:table-cell office:value-type="string">
            <text:p text:style-name="P129"/>
            <text:p text:style-name="P129">Streamのデータ最大保持数を最大にします。</text:p>
          </table:table-cell>
        </table:table-row>
        <table:table-row>
          <table:table-cell office:value-type="string">
            <text:p text:style-name="P239">書式</text:p>
          </table:table-cell>
          <table:table-cell office:value-type="string">
            <text:p text:style-name="P129"/>
            <text:p text:style-name="P129">Stream set-noliomit</text:p>
          </table:table-cell>
        </table:table-row>
        <table:table-row>
          <table:table-cell office:value-type="string">
            <text:p text:style-name="P239">詳細</text:p>
          </table:table-cell>
          <table:table-cell office:value-type="string">
            <text:p text:style-name="P129"/>
            <text:p text:style-name="P129">Streamのデータ最大保持数を最大（2^32-１）に設定します。</text:p>
          </table:table-cell>
        </table:table-row>
        <table:table-row>
          <table:table-cell office:value-type="string">
            <text:p text:style-name="P239">戻り値</text:p>
          </table:table-cell>
          <table:table-cell office:value-type="string">
            <text:p text:style-name="Standard"/>
            <text:p text:style-name="Standard">2^32-1を返します。</text:p>
          </table:table-cell>
        </table:table-row>
        <table:table-row>
          <table:table-cell office:value-type="string">
            <text:p text:style-name="P239">例外</text:p>
          </table:table-cell>
          <table:table-cell office:value-type="string">
            <text:p text:style-name="P129"/>
            <text:p text:style-name="P129"/>
          </table:table-cell>
        </table:table-row>
        <table:table-row>
          <table:table-cell office:value-type="string">
            <text:p text:style-name="P239">使用例</text:p>
          </table:table-cell>
          <table:table-cell office:value-type="string">
            <text:p text:style-name="P185"/>
            <text:p text:style-name="P185"/>
          </table:table-cell>
        </table:table-row>
      </table:table>
      <text:h text:style-name="P388" text:outline-level="3"/>
      <text:h text:style-name="P422" text:outline-level="3"><text:bookmark-start text:name="__RefHeading__14606_1559979953296"/>Stream::stat<text:span text:style-name="T1">　</text:span><text:bookmark-end text:name="__RefHeading__14606_1559979953296"/></text:h>
      <table:table table:name="表113" table:style-name="表113">
        <table:table-column table:style-name="表113.A"/>
        <table:table-column table:style-name="表113.B"/>
        <table:table-row>
          <table:table-cell office:value-type="string">
            <text:p text:style-name="P236">説明</text:p>
          </table:table-cell>
          <table:table-cell office:value-type="string">
            <text:p text:style-name="P126"/>
            <text:p text:style-name="P126">Streamの状態を返します。</text:p>
          </table:table-cell>
        </table:table-row>
        <table:table-row>
          <table:table-cell office:value-type="string">
            <text:p text:style-name="P236">書式</text:p>
          </table:table-cell>
          <table:table-cell office:value-type="string">
            <text:p text:style-name="P126"/>
            <text:p text:style-name="P126">Stream stat</text:p>
          </table:table-cell>
        </table:table-row>
        <table:table-row>
          <table:table-cell office:value-type="string">
            <text:p text:style-name="P236">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85">(limit . LIMIT)</text:span></text:p>
            <text:p text:style-name="Standard"><text:s/><text:span text:style-name="T85">(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236">戻り値</text:p>
          </table:table-cell>
          <table:table-cell office:value-type="string">
            <text:p text:style-name="P126"/>
            <text:p text:style-name="P126">Streamの状態リストを返します。詳細を参照ください。</text:p>
          </table:table-cell>
        </table:table-row>
        <table:table-row>
          <table:table-cell office:value-type="string">
            <text:p text:style-name="P236">例外</text:p>
          </table:table-cell>
          <table:table-cell office:value-type="string">
            <text:p text:style-name="P126"/>
            <text:p text:style-name="P126"/>
          </table:table-cell>
        </table:table-row>
        <table:table-row>
          <table:table-cell office:value-type="string">
            <text:p text:style-name="P236">使用例</text:p>
          </table:table-cell>
          <table:table-cell office:value-type="string">
            <text:p text:style-name="P182"/>
            <text:p text:style-name="P182"/>
          </table:table-cell>
        </table:table-row>
      </table:table>
      <text:h text:style-name="P346" text:outline-level="3"/>
      <text:h text:style-name="P442" text:outline-level="3"><text:bookmark-start text:name="__RefHeading___Toc21610_780634474"/><text:span text:style-name="T1">String　</text:span><text:bookmark-end text:name="__RefHeading___Toc21610_780634474"/></text:h>
      <text:p text:style-name="P313">　Stringクラスは、文字列データ型のWrapperクラスです。文字列リテラルに対してメソッドを指定することにより呼びだします。</text:p>
      <text:h text:style-name="P351" text:outline-level="3"/>
      <text:h text:style-name="P442" text:outline-level="3"><text:bookmark-start text:name="__RefHeading__14740_1559979953"/>String::!=<text:span text:style-name="T1">　</text:span><text:bookmark-end text:name="__RefHeading__14740_1559979953"/></text:h>
      <text:h text:style-name="P353" text:outline-level="3"><text:bookmark-start text:name="__RefHeading__14742_1559979953"/>String::&lt;　<text:bookmark-end text:name="__RefHeading__14742_1559979953"/></text:h>
      <text:h text:style-name="P353" text:outline-level="3"><text:bookmark-start text:name="__RefHeading__14744_1559979953"/>String::&lt;=　<text:bookmark-end text:name="__RefHeading__14744_1559979953"/></text:h>
      <text:h text:style-name="P353" text:outline-level="3"><text:bookmark-start text:name="__RefHeading__14746_1559979953"/>String::=　<text:bookmark-end text:name="__RefHeading__14746_1559979953"/></text:h>
      <text:h text:style-name="P353" text:outline-level="3"><text:bookmark-start text:name="__RefHeading__14748_1559979953"/>String::&gt;　<text:bookmark-end text:name="__RefHeading__14748_1559979953"/></text:h>
      <text:h text:style-name="P353"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211">説明</text:p>
          </table:table-cell>
          <table:table-cell office:value-type="string">
            <text:p text:style-name="P93"/>
            <text:p text:style-name="P93">文字列の比較を行います。</text:p>
          </table:table-cell>
        </table:table-row>
        <table:table-row>
          <table:table-cell office:value-type="string">
            <text:p text:style-name="P211">書式</text:p>
          </table:table-cell>
          <table:table-cell office:value-type="string">
            <text:p text:style-name="P93"/>
            <text:p text:style-name="P93">String = <text:span text:style-name="T25">val</text:span></text:p>
            <text:p text:style-name="P93">String != <text:span text:style-name="T25">val</text:span></text:p>
            <text:p text:style-name="P93">String &gt; <text:span text:style-name="T25">val</text:span></text:p>
            <text:p text:style-name="P93">String &gt;= <text:span text:style-name="T25">val</text:span></text:p>
            <text:p text:style-name="P93">String &lt; <text:span text:style-name="T25">val</text:span></text:p>
            <text:p text:style-name="P93">String &lt;= <text:span text:style-name="T25">val</text:span></text:p>
          </table:table-cell>
        </table:table-row>
        <table:table-row>
          <table:table-cell office:value-type="string">
            <text:p text:style-name="P211">詳細</text:p>
          </table:table-cell>
          <table:table-cell office:value-type="string">
            <text:p text:style-name="P93"/>
            <text:p text:style-name="P93">Stringと<text:span text:style-name="T25">val</text:span>の比較を行います。比較は文字コードの順により行います。</text:p>
            <text:p text:style-name="P93">= 等しい場合真</text:p>
            <text:p text:style-name="P93">!= 等しくない場合真</text:p>
            <text:p text:style-name="P93">&gt; より大きい場合真</text:p>
            <text:p text:style-name="P93">&gt;= より大きいか等しい場合真</text:p>
            <text:p text:style-name="P93">&lt; より小さい場合真</text:p>
            <text:p text:style-name="P93">&lt;= より小さいか等しい場合真</text:p>
          </table:table-cell>
        </table:table-row>
        <table:table-row>
          <table:table-cell office:value-type="string">
            <text:p text:style-name="P211">戻り値</text:p>
          </table:table-cell>
          <table:table-cell office:value-type="string">
            <text:p text:style-name="P93"/>
            <text:p text:style-name="P93">比較の結果、真の場合はtを返します。偽の場合はnil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211">説明</text:p>
          </table:table-cell>
          <table:table-cell office:value-type="string">
            <text:p text:style-name="P93"/>
            <text:p text:style-name="P93">文字列を結合します。</text:p>
          </table:table-cell>
        </table:table-row>
        <table:table-row>
          <table:table-cell office:value-type="string">
            <text:p text:style-name="P211">書式</text:p>
          </table:table-cell>
          <table:table-cell office:value-type="string">
            <text:p text:style-name="P93"/>
            <text:p text:style-name="P93">String . <text:span text:style-name="T25">val</text:span> <text:s/>[ <text:span text:style-name="T25">val</text:span> <text:s/>... ]</text:p>
          </table:table-cell>
        </table:table-row>
        <table:table-row>
          <table:table-cell office:value-type="string">
            <text:p text:style-name="P211">詳細</text:p>
          </table:table-cell>
          <table:table-cell office:value-type="string">
            <text:p text:style-name="P93"/>
            <text:p text:style-name="P93">文字列に<text:span text:style-name="T25">val</text:span>を追加します。元の変数は変更されません。v<text:span text:style-name="T25">al</text:span><text:span text:style-name="T45">は、</text:span>任意の型のデータが指定可能で、文字列型に変換され追加されます。</text:p>
          </table:table-cell>
        </table:table-row>
        <table:table-row>
          <table:table-cell office:value-type="string">
            <text:p text:style-name="P211">戻り値</text:p>
          </table:table-cell>
          <table:table-cell office:value-type="string">
            <text:p text:style-name="P93"/>
            <text:p text:style-name="P93">文字列が結合された結果を返し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Heading_20_3" text:outline-level="3"/>
      <text:h text:style-name="P392"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211">説明</text:p>
          </table:table-cell>
          <table:table-cell office:value-type="string">
            <text:p text:style-name="P93"/>
            <text:p text:style-name="P93">正規表現パターンマッチを行います。</text:p>
          </table:table-cell>
        </table:table-row>
        <table:table-row>
          <table:table-cell office:value-type="string">
            <text:p text:style-name="P211">書式</text:p>
          </table:table-cell>
          <table:table-cell office:value-type="string">
            <text:p text:style-name="P93"/>
            <text:p text:style-name="P125">String =~ '<text:span text:style-name="T25">regex</text:span>' [ :all ] [ :nocase ] [ :<text:span text:style-name="T82">grep</text:span> ] </text:p>
          </table:table-cell>
        </table:table-row>
        <table:table-row>
          <table:table-cell office:value-type="string">
            <text:p text:style-name="P211">詳細</text:p>
          </table:table-cell>
          <table:table-cell office:value-type="string">
            <text:p text:style-name="P93"/>
            <text:p text:style-name="P263"><text:span text:style-name="T1">正規表現</text:span><text:span text:style-name="T40">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93">((START END STRING) ...)</text:p>
            <text:p text:style-name="P93">START: 文字列がマッチした最初の文字の位置を示します。</text:p>
            <text:p text:style-name="P93">END: 文字列がマッチした最後の文字の次の文字を示します。</text:p>
            <text:p text:style-name="P93">STRING: マッチした文字列を示します。</text:p>
            <text:p text:style-name="P93">オプション :all を指定することにより、(START END STRING) の組が複数返る場合があります。</text:p>
          </table:table-cell>
        </table:table-row>
        <table:table-row>
          <table:table-cell office:value-type="string">
            <text:p text:style-name="P211">戻り値</text:p>
          </table:table-cell>
          <table:table-cell office:value-type="string">
            <text:p text:style-name="P93"/>
            <text:p text:style-name="P93">パターンマッチの情報がリストで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26" text:outline-level="3"><text:bookmark-start text:name="__RefHeading__17993_1692601806"/>String::<text:span text:style-name="T81">append!</text:span><text:span text:style-name="T1">　</text:span><text:bookmark-end text:name="__RefHeading__17993_1692601806"/></text:h>
      <table:table table:name="表90" table:style-name="表90">
        <table:table-column table:style-name="表90.A"/>
        <table:table-column table:style-name="表90.B"/>
        <table:table-row>
          <table:table-cell office:value-type="string">
            <text:p text:style-name="P235">説明</text:p>
          </table:table-cell>
          <table:table-cell office:value-type="string">
            <text:p text:style-name="P125"/>
            <text:p text:style-name="P125">文字列を追加結合します。</text:p>
          </table:table-cell>
        </table:table-row>
        <table:table-row>
          <table:table-cell office:value-type="string">
            <text:p text:style-name="P235">書式</text:p>
          </table:table-cell>
          <table:table-cell office:value-type="string">
            <text:p text:style-name="P125"/>
            <text:p text:style-name="P125">String <text:span text:style-name="T81">append!</text:span> <text:span text:style-name="T25">val</text:span> <text:s/>[ <text:span text:style-name="T25">val</text:span> <text:s/>... ]</text:p>
          </table:table-cell>
        </table:table-row>
        <table:table-row>
          <table:table-cell office:value-type="string">
            <text:p text:style-name="P235">詳細</text:p>
          </table:table-cell>
          <table:table-cell office:value-type="string">
            <text:p text:style-name="P125"/>
            <text:p text:style-name="P125">文字列に<text:span text:style-name="T25">val</text:span>を追加します。元の変数は、追加された状態に変更されます。v<text:span text:style-name="T25">al</text:span><text:span text:style-name="T45">は、</text:span>任意の型のデータが指定可能で、文字列型に変換され追加されます。</text:p>
          </table:table-cell>
        </table:table-row>
        <table:table-row>
          <table:table-cell office:value-type="string">
            <text:p text:style-name="P235">戻り値</text:p>
          </table:table-cell>
          <table:table-cell office:value-type="string">
            <text:p text:style-name="P125"/>
            <text:p text:style-name="P125">文字列が結合された結果を返します。</text:p>
          </table:table-cell>
        </table:table-row>
        <table:table-row>
          <table:table-cell office:value-type="string">
            <text:p text:style-name="P235">例外</text:p>
          </table:table-cell>
          <table:table-cell office:value-type="string">
            <text:p text:style-name="P125"/>
            <text:p text:style-name="P125">ErrSyntax: 書式に誤りがあります。</text:p>
          </table:table-cell>
        </table:table-row>
        <table:table-row>
          <table:table-cell office:value-type="string">
            <text:p text:style-name="P235">使用例</text:p>
          </table:table-cell>
          <table:table-cell office:value-type="string">
            <text:p text:style-name="P181"/>
            <text:p text:style-name="P181"/>
          </table:table-cell>
        </table:table-row>
      </table:table>
      <text:h text:style-name="P382" text:outline-level="3"/>
      <text:h text:style-name="P392"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211">説明</text:p>
          </table:table-cell>
          <table:table-cell office:value-type="string">
            <text:p text:style-name="P93"/>
            <text:p text:style-name="P93">文字列をperfumeのスクリプトとして評価します。</text:p>
          </table:table-cell>
        </table:table-row>
        <table:table-row>
          <table:table-cell office:value-type="string">
            <text:p text:style-name="P211">書式</text:p>
          </table:table-cell>
          <table:table-cell office:value-type="string">
            <text:p text:style-name="P93"/>
            <text:p text:style-name="P93">String eval</text:p>
          </table:table-cell>
        </table:table-row>
        <table:table-row>
          <table:table-cell office:value-type="string">
            <text:p text:style-name="P211">詳細</text:p>
          </table:table-cell>
          <table:table-cell office:value-type="string">
            <text:p text:style-name="P93"/>
            <text:p text:style-name="P93">文字列を、perfumeのスクリプトとしてパースし、現在の環境で評価します。</text:p>
          </table:table-cell>
        </table:table-row>
        <table:table-row>
          <table:table-cell office:value-type="string">
            <text:p text:style-name="P211">戻り値</text:p>
          </table:table-cell>
          <table:table-cell office:value-type="string">
            <text:p text:style-name="P93"/>
            <text:p text:style-name="P93">スクリプトを実行した結果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37"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228">説明</text:p>
          </table:table-cell>
          <table:table-cell office:value-type="string">
            <text:p text:style-name="P112"/>
            <text:p text:style-name="P112">フォーマット記述子により文字列を整形します。</text:p>
          </table:table-cell>
        </table:table-row>
        <table:table-row>
          <table:table-cell office:value-type="string">
            <text:p text:style-name="P228">書式</text:p>
          </table:table-cell>
          <table:table-cell office:value-type="string">
            <text:p text:style-name="P112"/>
            <text:p text:style-name="P112">String fmt [ <text:span text:style-name="T25">val</text:span> ... ]</text:p>
          </table:table-cell>
        </table:table-row>
        <table:table-row>
          <table:table-cell office:value-type="string">
            <text:p text:style-name="P228">詳細</text:p>
          </table:table-cell>
          <table:table-cell office:value-type="string">
            <text:p text:style-name="P112"/>
            <text:p text:style-name="P113">フォーマット記述子により<text:span text:style-name="T25">val</text:span>を整形出力します。</text:p>
            <text:p text:style-name="P113">フォーマット記述子は以下の形式です。</text:p>
            <text:p text:style-name="P113"/>
            <text:p text:style-name="P113">“%[-][!][0][1-9]*[.][1-9]*[douxXfFeEgGv]”</text:p>
            <text:p text:style-name="P113"/>
            <text:p text:style-name="P114">% の後にフォーマットの指定を記述します。詳しくはC言語のprintfのリファレンスを参照してください。C言語との違いは、s（文字列）記述子がないことと、v記述子が追加されていることです。v記述子は、<text:span text:style-name="T25">val</text:span>の型を自動で判定してフォーマットを行います。この記述子はGo言語を参考にしました。</text:p>
            <text:p text:style-name="P114">また、v記述子に!を指定した場合に強制的に桁をトリムする機能が追加されています。!を指定すると、指定した桁数に切り捨てられます。</text:p>
          </table:table-cell>
        </table:table-row>
        <table:table-row>
          <table:table-cell office:value-type="string">
            <text:p text:style-name="P228">戻り値</text:p>
          </table:table-cell>
          <table:table-cell office:value-type="string">
            <text:p text:style-name="P112"/>
            <text:p text:style-name="P112">整形された文字列が返ります。</text:p>
          </table:table-cell>
        </table:table-row>
        <table:table-row>
          <table:table-cell office:value-type="string">
            <text:p text:style-name="P228">例外</text:p>
          </table:table-cell>
          <table:table-cell office:value-type="string">
            <text:p text:style-name="P112"/>
            <text:p text:style-name="P112">ErrSyntax: 書式に誤りがあります。</text:p>
            <text:p text:style-name="P112">ErrBadType: 記述子に対応するデータ型が合っていません。</text:p>
          </table:table-cell>
        </table:table-row>
        <table:table-row>
          <table:table-cell office:value-type="string">
            <text:p text:style-name="P228">使用例</text:p>
          </table:table-cell>
          <table:table-cell office:value-type="string">
            <text:p text:style-name="P175"/>
            <text:p text:style-name="P175">“%5v” fmt “a” <text:s/># → “ <text:s text:c="3"/>a“</text:p>
            <text:p text:style-name="P176">“%-5v” fmt “a” # → “a <text:s text:c="3"/>“</text:p>
            <text:p text:style-name="P176">“%05d” fmt 10 <text:s/># → “00010”</text:p>
            <text:p text:style-name="P176"/>
          </table:table-cell>
        </table:table-row>
      </table:table>
      <text:h text:style-name="P389" text:outline-level="3"/>
      <text:h text:style-name="P392" text:outline-level="3"><text:bookmark-start text:name="__RefHeading__14760_1559979953"/>String::int<text:span text:style-name="T1">　</text:span><text:bookmark-end text:name="__RefHeading__14760_1559979953"/></text:h>
      <text:h text:style-name="P353" text:outline-level="3"><text:bookmark-start text:name="__RefHeading__16364_1255925395"/>String::number　<text:bookmark-end text:name="__RefHeading__16364_1255925395"/></text:h>
      <text:h text:style-name="P353" text:outline-level="3"><text:bookmark-start text:name="__RefHeading__16366_1255925395"/>String::real　<text:bookmark-end text:name="__RefHeading__16366_1255925395"/></text:h>
      <text:h text:style-name="P353"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211">説明</text:p>
          </table:table-cell>
          <table:table-cell office:value-type="string">
            <text:p text:style-name="P93"/>
            <text:p text:style-name="P115">文字列を変換します。</text:p>
          </table:table-cell>
        </table:table-row>
        <table:table-row>
          <table:table-cell office:value-type="string">
            <text:p text:style-name="P211">書式</text:p>
          </table:table-cell>
          <table:table-cell office:value-type="string">
            <text:p text:style-name="P93"/>
            <text:p text:style-name="P93">String int</text:p>
            <text:p text:style-name="P115">String number</text:p>
            <text:p text:style-name="P115">String real</text:p>
            <text:p text:style-name="P115">String rquote</text:p>
          </table:table-cell>
        </table:table-row>
        <table:table-row>
          <table:table-cell office:value-type="string">
            <text:p text:style-name="P211">詳細</text:p>
          </table:table-cell>
          <table:table-cell office:value-type="string">
            <text:p text:style-name="P93"/>
            <text:p text:style-name="P93">intは文字列をパースし整数型を返します。</text:p>
            <text:p text:style-name="P93">numberは文字列をパースし、文字列の形式により整数型または浮動小数点型を返します。</text:p>
            <text:p text:style-name="P93">realは文字列をパースし浮動小数点を返します。</text:p>
            <text:p text:style-name="P93">rquoteは文字列を正規表現文字列型に変換して返します。</text:p>
            <text:p text:style-name="P93">Int, number, real は、文字列中に数値を構成する意外の文字があると失敗しnilを返します。</text:p>
          </table:table-cell>
        </table:table-row>
        <table:table-row>
          <table:table-cell office:value-type="string">
            <text:p text:style-name="P211">戻り値</text:p>
          </table:table-cell>
          <table:table-cell office:value-type="string">
            <text:p text:style-name="P93"/>
            <text:p text:style-name="P93">メソッド毎に異なります。詳細参照。</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h text:style-name="P438" text:outline-level="3"><text:bookmark-start text:name="__RefHeading___Toc21235_1834471834"/>String::len<text:span text:style-name="T1">　</text:span><text:bookmark-end text:name="__RefHeading___Toc21235_1834471834"/></text:h>
      <table:table table:name="表190" table:style-name="表190">
        <table:table-column table:style-name="表190.A"/>
        <table:table-column table:style-name="表190.B"/>
        <table:table-row>
          <table:table-cell office:value-type="string">
            <text:p text:style-name="P251">説明</text:p>
          </table:table-cell>
          <table:table-cell office:value-type="string">
            <text:p text:style-name="P143"/>
            <text:p text:style-name="P143">文字列の長さを返します。</text:p>
          </table:table-cell>
        </table:table-row>
        <table:table-row>
          <table:table-cell office:value-type="string">
            <text:p text:style-name="P251">書式</text:p>
          </table:table-cell>
          <table:table-cell office:value-type="string">
            <text:p text:style-name="P143"/>
            <text:p text:style-name="P143">String len</text:p>
          </table:table-cell>
        </table:table-row>
        <table:table-row>
          <table:table-cell office:value-type="string">
            <text:p text:style-name="P251">詳細</text:p>
          </table:table-cell>
          <table:table-cell office:value-type="string">
            <text:p text:style-name="P143"/>
            <text:p text:style-name="P143">文字列の長さを返します。</text:p>
          </table:table-cell>
        </table:table-row>
        <table:table-row>
          <table:table-cell office:value-type="string">
            <text:p text:style-name="P251">戻り値</text:p>
          </table:table-cell>
          <table:table-cell office:value-type="string">
            <text:p text:style-name="P143"/>
            <text:p text:style-name="P143">文字列の長さが返ります。</text:p>
          </table:table-cell>
        </table:table-row>
        <table:table-row>
          <table:table-cell office:value-type="string">
            <text:p text:style-name="P251">例外</text:p>
          </table:table-cell>
          <table:table-cell office:value-type="string">
            <text:p text:style-name="P143"/>
            <text:p text:style-name="P143">ErrSyntax: 書式に誤りがあります。</text:p>
          </table:table-cell>
        </table:table-row>
        <table:table-row>
          <table:table-cell office:value-type="string">
            <text:p text:style-name="P251">使用例</text:p>
          </table:table-cell>
          <table:table-cell office:value-type="string">
            <text:p text:style-name="P197"/>
            <text:p text:style-name="P197"/>
          </table:table-cell>
        </table:table-row>
      </table:table>
      <text:h text:style-name="P362" text:outline-level="3"/>
      <text:h text:style-name="P438"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229">説明</text:p>
          </table:table-cell>
          <table:table-cell office:value-type="string">
            <text:p text:style-name="P116"/>
            <text:p text:style-name="P116">文字列を分割します。</text:p>
          </table:table-cell>
        </table:table-row>
        <table:table-row>
          <table:table-cell office:value-type="string">
            <text:p text:style-name="P229">書式</text:p>
          </table:table-cell>
          <table:table-cell office:value-type="string">
            <text:p text:style-name="P116"/>
            <text:p text:style-name="P116">String split [ sep: <text:span text:style-name="T25">val</text:span> ]</text:p>
          </table:table-cell>
        </table:table-row>
        <table:table-row>
          <table:table-cell office:value-type="string">
            <text:p text:style-name="P229">詳細</text:p>
          </table:table-cell>
          <table:table-cell office:value-type="string">
            <text:p text:style-name="P116"/>
            <text:p text:style-name="P116">文字列を指定したセパレータ<text:span text:style-name="T25">val</text:span>で分割し分割された文字列のリストを返します。<text:span text:style-name="T25">val</text:span>に空文字列を指定した場合は、1文字単位で分割します。</text:p>
            <text:p text:style-name="P116">また、<text:span text:style-name="T2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29">戻り値</text:p>
          </table:table-cell>
          <table:table-cell office:value-type="string">
            <text:p text:style-name="P116"/>
            <text:p text:style-name="P116">分割された文字列のリストが返ります。</text:p>
          </table:table-cell>
        </table:table-row>
        <table:table-row>
          <table:table-cell office:value-type="string">
            <text:p text:style-name="P229">例外</text:p>
          </table:table-cell>
          <table:table-cell office:value-type="string">
            <text:p text:style-name="P116"/>
            <text:p text:style-name="P116">ErrSyntax: 書式に誤りがあります。</text:p>
          </table:table-cell>
        </table:table-row>
        <table:table-row>
          <table:table-cell office:value-type="string">
            <text:p text:style-name="P229">使用例</text:p>
          </table:table-cell>
          <table:table-cell office:value-type="string">
            <text:p text:style-name="P177"/>
            <text:p text:style-name="P177"/>
          </table:table-cell>
        </table:table-row>
      </table:table>
      <text:h text:style-name="P390" text:outline-level="3"/>
      <text:h text:style-name="P392"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211">説明</text:p>
          </table:table-cell>
          <table:table-cell office:value-type="string">
            <text:p text:style-name="P93"/>
            <text:p text:style-name="P93">部分文字列を生成します。</text:p>
          </table:table-cell>
        </table:table-row>
        <table:table-row>
          <table:table-cell office:value-type="string">
            <text:p text:style-name="P211">書式</text:p>
          </table:table-cell>
          <table:table-cell office:value-type="string">
            <text:p text:style-name="P93"/>
            <text:p text:style-name="P93">String sub <text:span text:style-name="T25">start</text:span> [ <text:span text:style-name="T25">end </text:span><text:span text:style-name="T45"><text:s/>]</text:span></text:p>
          </table:table-cell>
        </table:table-row>
        <table:table-row>
          <table:table-cell office:value-type="string">
            <text:p text:style-name="P211">詳細</text:p>
          </table:table-cell>
          <table:table-cell office:value-type="string">
            <text:p text:style-name="P93"/>
            <text:p text:style-name="P93">文字列から部分文字列を生成します。文字列の<text:span text:style-name="T25">start</text:span>から<text:span text:style-name="T25">end</text:span>を部分文字列として切り出します。<text:span text:style-name="T25">end</text:span>を省略した場合は、<text:span text:style-name="T25">start</text:span>から残り全ての文字列を返します。</text:p>
          </table:table-cell>
        </table:table-row>
        <table:table-row>
          <table:table-cell office:value-type="string">
            <text:p text:style-name="P211">戻り値</text:p>
          </table:table-cell>
          <table:table-cell office:value-type="string">
            <text:p text:style-name="P93"/>
            <text:p text:style-name="P93">切り出された部分文字列が返ります。</text:p>
          </table:table-cell>
        </table:table-row>
        <table:table-row>
          <table:table-cell office:value-type="string">
            <text:p text:style-name="P211">例外</text:p>
          </table:table-cell>
          <table:table-cell office:value-type="string">
            <text:p text:style-name="P93"/>
            <text:p text:style-name="P93">ErrSyntax: 書式に誤りがあります。</text:p>
          </table:table-cell>
        </table:table-row>
        <table:table-row>
          <table:table-cell office:value-type="string">
            <text:p text:style-name="P211">使用例</text:p>
          </table:table-cell>
          <table:table-cell office:value-type="string">
            <text:p text:style-name="P158"/>
            <text:p text:style-name="P158"/>
          </table:table-cell>
        </table:table-row>
      </table:table>
      <text:p text:style-name="Standard"/>
      <text:h text:style-name="P442" text:outline-level="3"><text:bookmark-start text:name="__RefHeading___Toc21612_780634474"/><text:span text:style-name="T1">Vector　</text:span><text:bookmark-end text:name="__RefHeading___Toc21612_780634474"/></text:h>
      <text:p text:style-name="P31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313">　配列を生成するためにはvector<text:span text:style-name="T106">コマンドを使用します。vectorコマンドの戻り値が配列の実体となり、この戻り値に対してVectorクラスのメソッドを呼び出します。</text:span></text:p>
      <text:p text:style-name="P301">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301"/>
      <text:h text:style-name="P409" text:outline-level="3"><text:bookmark-start text:name="__RefHeading__13976_843795075"/>Vector::append!　<text:bookmark-end text:name="__RefHeading__13976_843795075"/></text:h>
      <table:table table:name="Table9" table:style-name="Table9">
        <table:table-column table:style-name="Table9.A"/>
        <table:table-column table:style-name="Table9.B"/>
        <table:table-row>
          <table:table-cell office:value-type="string">
            <text:p text:style-name="P215">説明</text:p>
          </table:table-cell>
          <table:table-cell office:value-type="string">
            <text:p text:style-name="P98"/>
            <text:p text:style-name="P98">Vectorオブジェクトの最後に要素を追加します。</text:p>
          </table:table-cell>
        </table:table-row>
        <table:table-row>
          <table:table-cell office:value-type="string">
            <text:p text:style-name="P215">書式</text:p>
          </table:table-cell>
          <table:table-cell office:value-type="string">
            <text:p text:style-name="P98"/>
            <text:p text:style-name="P98"><text:span text:style-name="T45">Vector append! </text:span><text:span text:style-name="T25">val</text:span></text:p>
          </table:table-cell>
        </table:table-row>
        <table:table-row>
          <table:table-cell office:value-type="string">
            <text:p text:style-name="P215">詳細</text:p>
          </table:table-cell>
          <table:table-cell office:value-type="string">
            <text:p text:style-name="P98"/>
            <text:p text:style-name="P257"><text:span text:style-name="T1">配列型データの最後の要素として</text:span><text:span text:style-name="T40">val</text:span><text:span text:style-name="T1">を追加します。</text:span></text:p>
          </table:table-cell>
        </table:table-row>
        <table:table-row>
          <table:table-cell office:value-type="string">
            <text:p text:style-name="P215">戻り値</text:p>
          </table:table-cell>
          <table:table-cell office:value-type="string">
            <text:p text:style-name="P98"/>
            <text:p text:style-name="P98"><text:span text:style-name="T25">val</text:span>を返し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68" text:outline-level="3"/>
      <text:h text:style-name="P421"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215">説明</text:p>
          </table:table-cell>
          <table:table-cell office:value-type="string">
            <text:p text:style-name="P98"/>
            <text:p text:style-name="P98">Vectorのイテレータです。</text:p>
          </table:table-cell>
        </table:table-row>
        <table:table-row>
          <table:table-cell office:value-type="string">
            <text:p text:style-name="P215">書式</text:p>
          </table:table-cell>
          <table:table-cell office:value-type="string">
            <text:p text:style-name="P98"/>
            <text:p text:style-name="P98"><text:span text:style-name="T60">Vector</text:span> each do: { | <text:span text:style-name="T25">val</text:span> | <text:s/><text:span text:style-name="T25">block</text:span> }</text:p>
          </table:table-cell>
        </table:table-row>
        <table:table-row>
          <table:table-cell office:value-type="string">
            <text:p text:style-name="P215">詳細</text:p>
          </table:table-cell>
          <table:table-cell office:value-type="string">
            <text:p text:style-name="P98"/>
            <text:p text:style-name="P98">Vectorオブジェクトの全要素について<text:span text:style-name="T25">block</text:span>を実行します。現在の要素は<text:span text:style-name="T25">val</text:span>に設定されます。</text:p>
          </table:table-cell>
        </table:table-row>
        <table:table-row>
          <table:table-cell office:value-type="string">
            <text:p text:style-name="P215">戻り値</text:p>
          </table:table-cell>
          <table:table-cell office:value-type="string">
            <text:p text:style-name="P98"/>
            <text:p text:style-name="P98">最後の要素について実行された<text:span text:style-name="T25">block</text:span>の結果が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215">説明</text:p>
          </table:table-cell>
          <table:table-cell office:value-type="string">
            <text:p text:style-name="P98"/>
            <text:p text:style-name="P98">Vectorオブジェクトから要素を取り出します。</text:p>
          </table:table-cell>
        </table:table-row>
        <table:table-row>
          <table:table-cell office:value-type="string">
            <text:p text:style-name="P215">書式</text:p>
          </table:table-cell>
          <table:table-cell office:value-type="string">
            <text:p text:style-name="P98"/>
            <text:p text:style-name="P98">Vector get <text:span text:style-name="T25">index</text:span></text:p>
          </table:table-cell>
        </table:table-row>
        <table:table-row>
          <table:table-cell office:value-type="string">
            <text:p text:style-name="P215">詳細</text:p>
          </table:table-cell>
          <table:table-cell office:value-type="string">
            <text:p text:style-name="P98"/>
            <text:p text:style-name="P98">Vectorオブジェクトの<text:span text:style-name="T25">index</text:span>番目の要素を返します。<text:span text:style-name="T25">index</text:span>は0からはじまります。従って最後の要素は、[vector len] -1 となります。</text:p>
          </table:table-cell>
        </table:table-row>
        <table:table-row>
          <table:table-cell office:value-type="string">
            <text:p text:style-name="P215">戻り値</text:p>
          </table:table-cell>
          <table:table-cell office:value-type="string">
            <text:p text:style-name="P98"/>
            <text:p text:style-name="P98">Index番目の要素が返ります。</text:p>
            <text:p text:style-name="P98">ErrArrayBoundary: <text:span text:style-name="T25">index</text:span>の値に誤りがあ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215">説明</text:p>
          </table:table-cell>
          <table:table-cell office:value-type="string">
            <text:p text:style-name="P98"/>
            <text:p text:style-name="P98">Vectorオブジェクトの最後の要素を返します。</text:p>
          </table:table-cell>
        </table:table-row>
        <table:table-row>
          <table:table-cell office:value-type="string">
            <text:p text:style-name="P215">書式</text:p>
          </table:table-cell>
          <table:table-cell office:value-type="string">
            <text:p text:style-name="P98"/>
            <text:p text:style-name="P98">Vector last</text:p>
          </table:table-cell>
        </table:table-row>
        <table:table-row>
          <table:table-cell office:value-type="string">
            <text:p text:style-name="P215">詳細</text:p>
          </table:table-cell>
          <table:table-cell office:value-type="string">
            <text:p text:style-name="P98"/>
            <text:p text:style-name="P98">Vectorオブジェクトの最後の要素を返します。Vectorに要素が設定されていない場合はnilを返します。</text:p>
          </table:table-cell>
        </table:table-row>
        <table:table-row>
          <table:table-cell office:value-type="string">
            <text:p text:style-name="P215">戻り値</text:p>
          </table:table-cell>
          <table:table-cell office:value-type="string">
            <text:p text:style-name="P98"/>
            <text:p text:style-name="P98">最後の要素が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215">説明</text:p>
          </table:table-cell>
          <table:table-cell office:value-type="string">
            <text:p text:style-name="P98"/>
            <text:p text:style-name="P98">Vectorオブジェクトの要素数を返します。</text:p>
          </table:table-cell>
        </table:table-row>
        <table:table-row>
          <table:table-cell office:value-type="string">
            <text:p text:style-name="P215">書式</text:p>
          </table:table-cell>
          <table:table-cell office:value-type="string">
            <text:p text:style-name="P98"/>
            <text:p text:style-name="P98">Vector len</text:p>
          </table:table-cell>
        </table:table-row>
        <table:table-row>
          <table:table-cell office:value-type="string">
            <text:p text:style-name="P215">詳細</text:p>
          </table:table-cell>
          <table:table-cell office:value-type="string">
            <text:p text:style-name="P98"/>
            <text:p text:style-name="P98">Vectorオブジェクトの要素数を返します。</text:p>
          </table:table-cell>
        </table:table-row>
        <table:table-row>
          <table:table-cell office:value-type="string">
            <text:p text:style-name="P215">戻り値</text:p>
          </table:table-cell>
          <table:table-cell office:value-type="string">
            <text:p text:style-name="P98"/>
            <text:p text:style-name="P98">Vectorオブジェクトの要素数として0以上の整数値が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215">説明</text:p>
          </table:table-cell>
          <table:table-cell office:value-type="string">
            <text:p text:style-name="P98"/>
            <text:p text:style-name="P98">Vectorオブジェクトをリストへ変換します。</text:p>
          </table:table-cell>
        </table:table-row>
        <table:table-row>
          <table:table-cell office:value-type="string">
            <text:p text:style-name="P215">書式</text:p>
          </table:table-cell>
          <table:table-cell office:value-type="string">
            <text:p text:style-name="P98"/>
            <text:p text:style-name="P98">Vector list</text:p>
          </table:table-cell>
        </table:table-row>
        <table:table-row>
          <table:table-cell office:value-type="string">
            <text:p text:style-name="P215">詳細</text:p>
          </table:table-cell>
          <table:table-cell office:value-type="string">
            <text:p text:style-name="P98"/>
            <text:p text:style-name="P98">Vectorオブジェクトの各要素を順番にリストの要素としたリストを返します。</text:p>
          </table:table-cell>
        </table:table-row>
        <table:table-row>
          <table:table-cell office:value-type="string">
            <text:p text:style-name="P215">戻り値</text:p>
          </table:table-cell>
          <table:table-cell office:value-type="string">
            <text:p text:style-name="P98"/>
            <text:p text:style-name="P98">Vectorオブジェクトの要素のリストが返り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215">説明</text:p>
          </table:table-cell>
          <table:table-cell office:value-type="string">
            <text:p text:style-name="P98"/>
            <text:p text:style-name="P98">Vectorの要素に値を設定します。</text:p>
          </table:table-cell>
        </table:table-row>
        <table:table-row>
          <table:table-cell office:value-type="string">
            <text:p text:style-name="P215">書式</text:p>
          </table:table-cell>
          <table:table-cell office:value-type="string">
            <text:p text:style-name="P98"/>
            <text:p text:style-name="P98">Vector set <text:span text:style-name="T25">index</text:span> <text:span text:style-name="T25">val</text:span></text:p>
          </table:table-cell>
        </table:table-row>
        <table:table-row>
          <table:table-cell office:value-type="string">
            <text:p text:style-name="P215">詳細</text:p>
          </table:table-cell>
          <table:table-cell office:value-type="string">
            <text:p text:style-name="P98"/>
            <text:p text:style-name="P98">Vectorオブジェクトの要素位置<text:span text:style-name="T25">index</text:span>に値<text:span text:style-name="T25">val</text:span>を設定します。<text:span text:style-name="T25">index</text:span>の範囲は、0から[Vector len] -1 までとなります。</text:p>
          </table:table-cell>
        </table:table-row>
        <table:table-row>
          <table:table-cell office:value-type="string">
            <text:p text:style-name="P215">戻り値</text:p>
          </table:table-cell>
          <table:table-cell office:value-type="string">
            <text:p text:style-name="P98"/>
            <text:p text:style-name="P98"><text:span text:style-name="T25">val</text:span>を返します。</text:p>
          </table:table-cell>
        </table:table-row>
        <table:table-row>
          <table:table-cell office:value-type="string">
            <text:p text:style-name="P215">例外</text:p>
          </table:table-cell>
          <table:table-cell office:value-type="string">
            <text:p text:style-name="P98"/>
            <text:p text:style-name="P98">ErrSyntax: 書式に誤りがあります。</text:p>
            <text:p text:style-name="P98">ErrArrayBoundary: <text:span text:style-name="T25">index</text:span>の値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421"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215">説明</text:p>
          </table:table-cell>
          <table:table-cell office:value-type="string">
            <text:p text:style-name="P98"/>
            <text:p text:style-name="P98">Vectorオブジェクトの文字列表現を返します。</text:p>
          </table:table-cell>
        </table:table-row>
        <table:table-row>
          <table:table-cell office:value-type="string">
            <text:p text:style-name="P215">書式</text:p>
          </table:table-cell>
          <table:table-cell office:value-type="string">
            <text:p text:style-name="P98"/>
            <text:p text:style-name="P98">Vector string</text:p>
          </table:table-cell>
        </table:table-row>
        <table:table-row>
          <table:table-cell office:value-type="string">
            <text:p text:style-name="P215">詳細</text:p>
          </table:table-cell>
          <table:table-cell office:value-type="string">
            <text:p text:style-name="P98"/>
            <text:p text:style-name="P98">Vectorオブジェクトの文字列表現を返します。</text:p>
          </table:table-cell>
        </table:table-row>
        <table:table-row>
          <table:table-cell office:value-type="string">
            <text:p text:style-name="P215">戻り値</text:p>
          </table:table-cell>
          <table:table-cell office:value-type="string">
            <text:p text:style-name="P98"/>
            <text:p text:style-name="P98">Vectorオブジェクトの文字列表現を返します。</text:p>
          </table:table-cell>
        </table:table-row>
        <table:table-row>
          <table:table-cell office:value-type="string">
            <text:p text:style-name="P215">例外</text:p>
          </table:table-cell>
          <table:table-cell office:value-type="string">
            <text:p text:style-name="P98"/>
            <text:p text:style-name="P98">ErrSyntax: 書式に誤りがあります。</text:p>
          </table:table-cell>
        </table:table-row>
        <table:table-row>
          <table:table-cell office:value-type="string">
            <text:p text:style-name="P215">使用例</text:p>
          </table:table-cell>
          <table:table-cell office:value-type="string">
            <text:p text:style-name="P163"/>
            <text:p text:style-name="P163"/>
          </table:table-cell>
        </table:table-row>
      </table:table>
      <text:h text:style-name="P377" text:outline-level="3"/>
      <text:h text:style-name="P347" text:outline-level="3"/>
      <text:h text:style-name="P416" text:outline-level="3"><text:bookmark-start text:name="__RefHeading__17281_467714174"/><text:span text:style-name="T1">Vector</text:span>::swap<text:span text:style-name="T1">　</text:span><text:bookmark-end text:name="__RefHeading__17281_467714174"/></text:h>
      <table:table table:name="表87" table:style-name="表87">
        <table:table-column table:style-name="表87.A"/>
        <table:table-column table:style-name="表87.B"/>
        <table:table-row>
          <table:table-cell office:value-type="string">
            <text:p text:style-name="P233">説明</text:p>
          </table:table-cell>
          <table:table-cell office:value-type="string">
            <text:p text:style-name="P122"/>
            <text:p text:style-name="P122">Vectorの指定した2要素の値を入れ替えます。</text:p>
          </table:table-cell>
        </table:table-row>
        <table:table-row>
          <table:table-cell office:value-type="string">
            <text:p text:style-name="P233">書式</text:p>
          </table:table-cell>
          <table:table-cell office:value-type="string">
            <text:p text:style-name="P122"/>
            <text:p text:style-name="P122">Vector swap <text:span text:style-name="T25">index1</text:span> <text:s/><text:span text:style-name="T25">index2</text:span></text:p>
          </table:table-cell>
        </table:table-row>
        <table:table-row>
          <table:table-cell office:value-type="string">
            <text:p text:style-name="P233">詳細</text:p>
          </table:table-cell>
          <table:table-cell office:value-type="string">
            <text:p text:style-name="P122"/>
            <text:p text:style-name="P123">Vectorオブジェクトの要素位置<text:span text:style-name="T25">index1 </text:span><text:span text:style-name="T45">と</text:span><text:span text:style-name="T25">index</text:span><text:span text:style-name="T27">2 </text:span><text:span text:style-name="T45"><text:s/>の値を入れ替えます</text:span>。</text:p>
          </table:table-cell>
        </table:table-row>
        <table:table-row>
          <table:table-cell office:value-type="string">
            <text:p text:style-name="P233">戻り値</text:p>
          </table:table-cell>
          <table:table-cell office:value-type="string">
            <text:p text:style-name="P122"/>
            <text:p text:style-name="P122"><text:span text:style-name="T45">入れ替えが成功したらt </text:span>を返します。</text:p>
          </table:table-cell>
        </table:table-row>
        <table:table-row>
          <table:table-cell office:value-type="string">
            <text:p text:style-name="P233">例外</text:p>
          </table:table-cell>
          <table:table-cell office:value-type="string">
            <text:p text:style-name="P122"/>
            <text:p text:style-name="P122">ErrSyntax: 書式に誤りがあります。</text:p>
            <text:p text:style-name="P123">ErrArrayBoundary: <text:span text:style-name="T25">index1, index2</text:span>の値に誤りがあります。</text:p>
          </table:table-cell>
        </table:table-row>
        <table:table-row>
          <table:table-cell office:value-type="string">
            <text:p text:style-name="P233">使用例</text:p>
          </table:table-cell>
          <table:table-cell office:value-type="string">
            <text:p text:style-name="P179"/>
            <text:p text:style-name="P179"/>
          </table:table-cell>
        </table:table-row>
      </table:table>
      <text:h text:style-name="P352" text:outline-level="3"/>
      <text:h text:style-name="P330" text:outline-level="2"><text:bookmark-start text:name="__RefHeading__16814_505007155"/>5.3 <text:span text:style-name="T1">エラー一覧</text:span><text:bookmark-end text:name="__RefHeading__16814_505007155"/></text:h>
      <text:p text:style-name="P18">　以下にシステムで発生するエラーの一覧を示します。</text:p>
      <text:p text:style-name="P18"/>
      <table:table table:name="表85" table:style-name="表85">
        <table:table-column table:style-name="表85.A"/>
        <table:table-column table:style-name="表85.B"/>
        <table:table-row table:style-name="表85.1">
          <table:table-cell table:style-name="表85.A1" office:value-type="string">
            <text:p text:style-name="P232">エラーシンボル</text:p>
          </table:table-cell>
          <table:table-cell table:style-name="表85.A1" office:value-type="string">
            <text:p text:style-name="P261">意味</text:p>
          </table:table-cell>
        </table:table-row>
        <table:table-row>
          <table:table-cell table:style-name="表85.A1" office:value-type="string">
            <text:p text:style-name="P232">ErrInternal</text:p>
          </table:table-cell>
          <table:table-cell table:style-name="表85.A1" office:value-type="string">
            <text:p text:style-name="P119">内部エラーが発生した。</text:p>
          </table:table-cell>
        </table:table-row>
        <table:table-row>
          <table:table-cell table:style-name="表85.A1" office:value-type="string">
            <text:p text:style-name="P252">ErrNoMemory</text:p>
          </table:table-cell>
          <table:table-cell table:style-name="表85.A1" office:value-type="string">
            <text:p text:style-name="P147">メモリの割り当てに失敗した。</text:p>
          </table:table-cell>
        </table:table-row>
        <table:table-row>
          <table:table-cell table:style-name="表85.A1" office:value-type="string">
            <text:p text:style-name="P252">WarnParseString</text:p>
          </table:table-cell>
          <table:table-cell table:style-name="表85.A1" office:value-type="string">
            <text:p text:style-name="P119">文字列リテラルが途中である。（後ろに文字を追加すればエラーにならない可能性がある）</text:p>
          </table:table-cell>
        </table:table-row>
        <table:table-row>
          <table:table-cell table:style-name="表85.A1" office:value-type="string">
            <text:p text:style-name="P252">WarnParseClose</text:p>
          </table:table-cell>
          <table:table-cell table:style-name="表85.A1" office:value-type="string">
            <text:p text:style-name="P120">閉じ括弧（")”、"}”、"]"）が足りない。（後ろに文字を追加すればエラーにならない可能性がある）</text:p>
          </table:table-cell>
        </table:table-row>
        <table:table-row>
          <table:table-cell table:style-name="表85.A1" office:value-type="string">
            <text:p text:style-name="P252">ErrParseClose</text:p>
          </table:table-cell>
          <table:table-cell table:style-name="表85.A1" office:value-type="string">
            <text:p text:style-name="P119">括弧の対応が間違っている。</text:p>
          </table:table-cell>
        </table:table-row>
        <table:table-row>
          <table:table-cell table:style-name="表85.A1" office:value-type="string">
            <text:p text:style-name="P252">ErrNoGivenNamedArg</text:p>
          </table:table-cell>
          <table:table-cell table:style-name="表85.A1" office:value-type="string">
            <text:p text:style-name="P119">キーワード引数に値が与えられなかった。</text:p>
          </table:table-cell>
        </table:table-row>
        <table:table-row>
          <table:table-cell table:style-name="表85.A1" office:value-type="string">
            <text:p text:style-name="P252">ErrNoSuchVariable</text:p>
          </table:table-cell>
          <table:table-cell table:style-name="表85.A1" office:value-type="string">
            <text:p text:style-name="P119">変数が存在しない。</text:p>
          </table:table-cell>
        </table:table-row>
        <table:table-row>
          <table:table-cell table:style-name="表85.A1" office:value-type="string">
            <text:p text:style-name="P252">ErrNoRunnableObject</text:p>
          </table:table-cell>
          <table:table-cell table:style-name="表85.A1" office:value-type="string">
            <text:p text:style-name="P120">命令の先頭が関数でもオブジェクトでもない。</text:p>
          </table:table-cell>
        </table:table-row>
        <table:table-row>
          <table:table-cell table:style-name="表85.A1" office:value-type="string">
            <text:p text:style-name="P252">_ErrNoFunction</text:p>
          </table:table-cell>
          <table:table-cell table:style-name="表85.A1" office:value-type="string">
            <text:p text:style-name="P120">指定された関数が存在しない。</text:p>
            <text:p text:style-name="P12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252">ErrNoFunction</text:p>
          </table:table-cell>
          <table:table-cell table:style-name="表85.A1" office:value-type="string">
            <text:p text:style-name="P120">指定された関数が存在しない。</text:p>
            <text:p text:style-name="P120">unknown内での関数の解決に失敗したときに発生します。</text:p>
          </table:table-cell>
        </table:table-row>
        <table:table-row>
          <table:table-cell table:style-name="表85.A1" office:value-type="string">
            <text:p text:style-name="P252">ErrNoTypeObject</text:p>
          </table:table-cell>
          <table:table-cell table:style-name="表85.A1" office:value-type="string">
            <text:p text:style-name="P119">システムに存在しない型が指定された。</text:p>
          </table:table-cell>
        </table:table-row>
        <table:table-row>
          <table:table-cell table:style-name="表85.A1" office:value-type="string">
            <text:p text:style-name="P252">ErrFewArg</text:p>
          </table:table-cell>
          <table:table-cell table:style-name="表85.A1" office:value-type="string">
            <text:p text:style-name="P119">位置引数が足りない。</text:p>
          </table:table-cell>
        </table:table-row>
        <table:table-row>
          <table:table-cell table:style-name="表85.A1" office:value-type="string">
            <text:p text:style-name="P252">ErrMayArg</text:p>
          </table:table-cell>
          <table:table-cell table:style-name="表85.A1" office:value-type="string">
            <text:p text:style-name="P119">位置引数が多い。</text:p>
          </table:table-cell>
        </table:table-row>
        <table:table-row>
          <table:table-cell table:style-name="表85.A1" office:value-type="string">
            <text:p text:style-name="P252">ErrNoSpecifiedArg</text:p>
          </table:table-cell>
          <table:table-cell table:style-name="表85.A1" office:value-type="string">
            <text:p text:style-name="P119">定義の無いキーワード引数が与えられた。</text:p>
          </table:table-cell>
        </table:table-row>
        <table:table-row>
          <table:table-cell table:style-name="表85.A1" office:value-type="string">
            <text:p text:style-name="P252">ErrSyntax</text:p>
          </table:table-cell>
          <table:table-cell table:style-name="表85.A1" office:value-type="string">
            <text:p text:style-name="P119">コマンドの文法に誤りがある。</text:p>
          </table:table-cell>
        </table:table-row>
        <table:table-row>
          <table:table-cell table:style-name="表85.A1" office:value-type="string">
            <text:p text:style-name="P252">ErrStackOverflow</text:p>
          </table:table-cell>
          <table:table-cell table:style-name="表85.A1" office:value-type="string">
            <text:p text:style-name="P119">スタックがオーバーフローした。</text:p>
          </table:table-cell>
        </table:table-row>
        <table:table-row>
          <table:table-cell table:style-name="表85.A1" office:value-type="string">
            <text:p text:style-name="P252">ErrStackUnderflow</text:p>
          </table:table-cell>
          <table:table-cell table:style-name="表85.A1" office:value-type="string">
            <text:p text:style-name="P11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252">ErrNoClass</text:p>
          </table:table-cell>
          <table:table-cell table:style-name="表85.A1" office:value-type="string">
            <text:p text:style-name="P119">クラスが存在しない。</text:p>
          </table:table-cell>
        </table:table-row>
        <table:table-row>
          <table:table-cell table:style-name="表85.A1" office:value-type="string">
            <text:p text:style-name="P252">ErrNoMethod</text:p>
          </table:table-cell>
          <table:table-cell table:style-name="表85.A1" office:value-type="string">
            <text:p text:style-name="P119">メソッドが存在しない。</text:p>
          </table:table-cell>
        </table:table-row>
        <table:table-row>
          <table:table-cell table:style-name="表85.A1" office:value-type="string">
            <text:p text:style-name="P252">ErrNoDelegate</text:p>
          </table:table-cell>
          <table:table-cell table:style-name="表85.A1" office:value-type="string">
            <text:p text:style-name="P119">委譲先のクラスが存在しない。</text:p>
          </table:table-cell>
        </table:table-row>
        <table:table-row>
          <table:table-cell table:style-name="表85.A1" office:value-type="string">
            <text:p text:style-name="P252">ErrBadType</text:p>
          </table:table-cell>
          <table:table-cell table:style-name="表85.A1" office:value-type="string">
            <text:p text:style-name="P145">システムが用意するWrapperクラスで内部の基本データ型が正しくない状態が発生した。</text:p>
          </table:table-cell>
        </table:table-row>
        <table:table-row>
          <table:table-cell table:style-name="表85.A1" office:value-type="string">
            <text:p text:style-name="P252">ErrBadMethod</text:p>
          </table:table-cell>
          <table:table-cell table:style-name="表85.A1" office:value-type="string">
            <text:p text:style-name="P145">メソッドの指定が正しくない。</text:p>
          </table:table-cell>
        </table:table-row>
        <table:table-row>
          <table:table-cell table:style-name="表85.A1" office:value-type="string">
            <text:p text:style-name="P252">ErrFileNotOpen</text:p>
          </table:table-cell>
          <table:table-cell table:style-name="表85.A1" office:value-type="string">
            <text:p text:style-name="P145">ファイルがオープンされていない。</text:p>
          </table:table-cell>
        </table:table-row>
        <table:table-row>
          <table:table-cell table:style-name="表85.A1" office:value-type="string">
            <text:p text:style-name="P252">ErrFileAccess</text:p>
          </table:table-cell>
          <table:table-cell table:style-name="表85.A1" office:value-type="string">
            <text:p text:style-name="P145">ファイルのアクセス権が無い。</text:p>
          </table:table-cell>
        </table:table-row>
        <text:soft-page-break/>
        <table:table-row>
          <table:table-cell table:style-name="表85.A1" office:value-type="string">
            <text:p text:style-name="P232">エラーシンボル</text:p>
          </table:table-cell>
          <table:table-cell table:style-name="表85.A1" office:value-type="string">
            <text:p text:style-name="P261">意味</text:p>
          </table:table-cell>
        </table:table-row>
        <table:table-row>
          <table:table-cell table:style-name="表85.A1" office:value-type="string">
            <text:p text:style-name="P252">ErrSysCall</text:p>
          </table:table-cell>
          <table:table-cell table:style-name="表85.A1" office:value-type="string">
            <text:p text:style-name="P145">システムコールでエラーが発生した。</text:p>
          </table:table-cell>
        </table:table-row>
        <table:table-row>
          <table:table-cell table:style-name="表85.A1" office:value-type="string">
            <text:p text:style-name="P252">ErrLinkAlias</text:p>
          </table:table-cell>
          <table:table-cell table:style-name="表85.A1" office:value-type="string">
            <text:p text:style-name="P145">aliasがループしている。</text:p>
          </table:table-cell>
        </table:table-row>
        <table:table-row>
          <table:table-cell table:style-name="表85.A1" office:value-type="string">
            <text:p text:style-name="P253">ErrRegex</text:p>
          </table:table-cell>
          <table:table-cell table:style-name="表85.A1" office:value-type="string">
            <text:p text:style-name="P145">正規表現に誤りがある。</text:p>
          </table:table-cell>
        </table:table-row>
        <table:table-row>
          <table:table-cell table:style-name="表85.A1" office:value-type="string">
            <text:p text:style-name="P253">ErrZeroDivide</text:p>
          </table:table-cell>
          <table:table-cell table:style-name="表85.A1" office:value-type="string">
            <text:p text:style-name="P145">ゼロ除算を実行しようとした。</text:p>
          </table:table-cell>
        </table:table-row>
        <table:table-row>
          <table:table-cell table:style-name="表85.A1" office:value-type="string">
            <text:p text:style-name="P253">ErrAlreadyExists</text:p>
          </table:table-cell>
          <table:table-cell table:style-name="表85.A1" office:value-type="string">
            <text:p text:style-name="P145">すでに定義されているグローバル変数を定義しようとした。</text:p>
          </table:table-cell>
        </table:table-row>
        <table:table-row>
          <table:table-cell table:style-name="表85.A1" office:value-type="string">
            <text:p text:style-name="P253">ErrBadStackBase</text:p>
          </table:table-cell>
          <table:table-cell table:style-name="表85.A1" office:value-type="string">
            <text:p text:style-name="P145">（未使用）</text:p>
          </table:table-cell>
        </table:table-row>
        <table:table-row>
          <table:table-cell table:style-name="表85.A1" office:value-type="string">
            <text:p text:style-name="P253">ErrBadBindSpec</text:p>
          </table:table-cell>
          <table:table-cell table:style-name="表85.A1" office:value-type="string">
            <text:p text:style-name="P145">バインド変数の指定に誤りがある。</text:p>
          </table:table-cell>
        </table:table-row>
        <table:table-row>
          <table:table-cell table:style-name="表85.A1" office:value-type="string">
            <text:p text:style-name="P253">ErrNotImpliment</text:p>
          </table:table-cell>
          <table:table-cell table:style-name="表85.A1" office:value-type="string">
            <text:p text:style-name="P146">（未使用）</text:p>
          </table:table-cell>
        </table:table-row>
        <table:table-row>
          <table:table-cell table:style-name="表85.A1" office:value-type="string">
            <text:p text:style-name="P253">ErrNoFoundHost</text:p>
          </table:table-cell>
          <table:table-cell table:style-name="表85.A1" office:value-type="string">
            <text:p text:style-name="P145">ホスト名解決に失敗した。</text:p>
          </table:table-cell>
        </table:table-row>
        <table:table-row>
          <table:table-cell table:style-name="表85.A1" office:value-type="string">
            <text:p text:style-name="P253">ErrCreateCoroutine</text:p>
          </table:table-cell>
          <table:table-cell table:style-name="表85.A1" office:value-type="string">
            <text:p text:style-name="P145">コルーチンの生成に失敗した。</text:p>
          </table:table-cell>
        </table:table-row>
        <table:table-row>
          <table:table-cell table:style-name="表85.A1" office:value-type="string">
            <text:p text:style-name="P253">ErrCoroutineOutOfLife</text:p>
          </table:table-cell>
          <table:table-cell table:style-name="表85.A1" office:value-type="string">
            <text:p text:style-name="P145">既に終了したコルーチンを実行しようとした。</text:p>
          </table:table-cell>
        </table:table-row>
        <table:table-row>
          <table:table-cell table:style-name="表85.A1" office:value-type="string">
            <text:p text:style-name="P253">ErrNotCoroutine</text:p>
          </table:table-cell>
          <table:table-cell table:style-name="表85.A1" office:value-type="string">
            <text:p text:style-name="P145">コルーチンでないのにpauseしようとした。</text:p>
          </table:table-cell>
        </table:table-row>
        <table:table-row>
          <table:table-cell table:style-name="表85.A1" office:value-type="string">
            <text:p text:style-name="P253">ErrNoStackSlot</text:p>
          </table:table-cell>
          <table:table-cell table:style-name="表85.A1" office:value-type="string">
            <text:p text:style-name="P145">コルーチンの生成においてスタックスロットが用意できなかった。</text:p>
          </table:table-cell>
        </table:table-row>
      </table:table>
      <text:h text:style-name="P298" text:outline-level="3"/>
      <text:h text:style-name="P298" text:outline-level="3"/>
      <text:h text:style-name="P298" text:outline-level="3"/>
      <text:h text:style-name="P322" text:outline-level="1" text:restart-numbering="true" text:start-value="-1"><text:bookmark-start text:name="__RefHeading__14135_1655096004"/><text:chapter text:display="number-and-name" text:outline-level="1"/><text:bookmark-end text:name="__RefHeading__14135_1655096004"/></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bookmark-start text:name="__RefHeading__14104_1938697309"/>A programming language perfume<text:bookmark-end text:name="__RefHeading__14104_1938697309"/></text:p>
      <text:p text:style-name="P40">Language manual</text:p>
      <text:p text:style-name="P41"/>
      <text:p text:style-name="P41"/>
      <text:p text:style-name="P41"><text:tab/>Version 0.<text:span text:style-name="T5">8</text:span>.0</text:p>
      <text:p text:style-name="P41"><text:tab/><text:span text:style-name="T5">Dec</text:span> <text:span text:style-name="T3">2</text:span><text:span text:style-name="T5">3</text:span>, 201<text:span text:style-name="T1">5 </text:span><text:span text:style-name="T5">(KASHIYUKA 27</text:span><text:span text:style-name="T77">th</text:span><text:span text:style-name="T5"> birthday)</text:span></text:p>
      <text:p text:style-name="P42"><text:tab/>SATO Mitsuhide </text:p>
      <text:p text:style-name="P48"><text:span text:style-name="T70"><text:tab/>E-Mail:</text:span><text:span text:style-name="T71"> </text:span><text:span text:style-name="T70">&lt;</text:span><text:a xlink:type="simple" xlink:href="mailto:mitchan@poppy.ocn.ne.jp" text:style-name="Internet_20_link" text:visited-style-name="Visited_20_Internet_20_Link"><text:span text:style-name="T70">mitchan@poppy.ocn.ne.jp</text:span></text:a><text:span text:style-name="T70">&gt;</text:span></text:p>
      <text:p text:style-name="P48"><text:span text:style-name="T70"><text:tab/></text:span><text:span text:style-name="T71">twitter: @mitchan0321</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in" fo:margin-right="0.25in" fo:text-indent="0in" style:auto-text-indent="false"/>
      <style:text-properties fo:language="zxx" fo:country="none" style:language-asian="zxx" style:country-asian="non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page-layout>
  </office:automatic-styles>
  <office:master-styles>
    <style:master-page style:name="Standard" style:page-layout-name="Mpm1">
      <style:header>
        <text:p text:style-name="MP1">A Programming language perfume<draw:line text:anchor-type="char" draw:z-index="12" draw:style-name="Mgr1" draw:text-style-name="MP2" svg:x1="-0.1252in" svg:y1="0.6146in" svg:x2="6in" svg:y2="0.6146in"><text:p/></draw:line></text:p>
      </style:header>
      <style:footer>
        <text:p text:style-name="MP3"><draw:frame draw:style-name="Mfr1" draw:name="枠1" text:anchor-type="paragraph" svg:y="0.0008in" draw:z-index="0"><draw:text-box fo:min-height="0.1457in" fo:min-width="0.0161in"><text:p text:style-name="Footer"><text:span text:style-name="Page_20_Number"><text:page-number text:select-page="current">1</text:page-number></text:span></text:p></draw:text-box></draw:frame><draw:line text:anchor-type="char" draw:z-index="13" draw:style-name="Mgr1" draw:text-style-name="MP2" svg:x1="-0.1252in" svg:y1="-0.3256in" svg:x2="6in" svg:y2="-0.3256in"><text:p/></draw:line></text:p>
      </style:footer>
    </style:master-page>
    <style:master-page style:name="_31__20_を変換" style:display-name="1 を変換" style:page-layout-name="Mpm1">
      <style:header>
        <text:p text:style-name="MP1">A Programming language perfume<draw:line text:anchor-type="char" draw:z-index="580" draw:style-name="Mgr1" draw:text-style-name="MP2" svg:x1="-0.1252in" svg:y1="0.6146in" svg:x2="6in" svg:y2="0.6146in"><text:p/></draw:line></text:p>
      </style:header>
      <style:footer>
        <text:p text:style-name="MP4"><draw:frame draw:style-name="Mfr1" draw:name="枠2" text:anchor-type="paragraph" svg:y="0.0008in" draw:z-index="11"><draw:text-box fo:min-height="0.1457in" fo:min-width="0.0161in"><text:p text:style-name="Footer"><text:span text:style-name="Page_20_Number"><text:page-number text:select-page="current">9</text:page-number></text:span></text:p></draw:text-box></draw:frame><draw:line text:anchor-type="char" draw:z-index="591" draw:style-name="Mgr1" draw:text-style-name="MP2" svg:x1="-0.1252in" svg:y1="-0.3118in" svg:x2="6in" svg:y2="-0.3118in"><text:p/></draw:line></text:p>
      </style:footer>
    </style:master-page>
    <style:master-page style:name="_32__20_を変換" style:display-name="2 を変換" style:page-layout-name="Mpm1">
      <style:header>
        <text:p text:style-name="MP1">A Programming language perfume<draw:line text:anchor-type="char" draw:z-index="292" draw:style-name="Mgr1" draw:text-style-name="MP2" svg:x1="-0.1252in" svg:y1="0.6146in" svg:x2="6in" svg:y2="0.6146in"><text:p/></draw:line></text:p>
      </style:header>
      <style:footer>
        <text:p text:style-name="MP3"><draw:frame draw:style-name="Mfr1" draw:name="枠3"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590922">1. はじめに</text:bookmark-ref><draw:line text:anchor-type="char" draw:z-index="14" draw:style-name="Mgr1" draw:text-style-name="MP2" svg:x1="-0.1252in" svg:y1="-0.3118in" svg:x2="6in" svg:y2="-0.3118in"><text:p/></draw:line></text:p>
      </style:footer>
    </style:master-page>
    <style:master-page style:name="_33__20_を変換" style:display-name="3 を変換" style:page-layout-name="Mpm1">
      <style:header>
        <text:p text:style-name="MP1">A Programming language perfume<draw:line text:anchor-type="char" draw:z-index="297" draw:style-name="Mgr1" draw:text-style-name="MP2" svg:x1="-0.1252in" svg:y1="0.6146in" svg:x2="6in" svg:y2="0.6146in"><text:p/></draw:line></text:p>
      </style:header>
      <style:footer>
        <text:p text:style-name="MP3"><draw:frame draw:style-name="Mfr1" draw:name="枠4" text:anchor-type="paragraph" svg:y="0.0008in" draw:z-index="597"><draw:text-box fo:min-height="0.1457in" fo:min-width="0.0161in"><text:p text:style-name="Footer"><text:span text:style-name="Page_20_Number"><text:page-number text:select-page="current">14</text:page-number></text:span></text:p></draw:text-box></draw:frame><text:chapter text:display="number-and-name" text:outline-level="1">2. 概要</text:chapter><draw:line text:anchor-type="char" draw:z-index="19" draw:style-name="Mgr1" draw:text-style-name="MP2" svg:x1="-0.1252in" svg:y1="-0.3118in" svg:x2="6in" svg:y2="-0.3118in"><text:p/></draw:line></text:p>
      </style:footer>
    </style:master-page>
    <style:master-page style:name="_34__20_を変換" style:display-name="4 を変換" style:page-layout-name="Mpm2">
      <style:header>
        <text:p text:style-name="Header">Toy-lang Language Manual<draw:line text:anchor-type="char" draw:z-index="592" draw:style-name="Mgr1" draw:text-style-name="MP2" svg:x1="-58712.9161in" svg:y1="-58712.9161in" svg:x2="-58706.7909in" svg:y2="-58712.9161in"><text:p/></draw:line></text:p>
      </style:header>
    </style:master-page>
    <style:master-page style:name="_35__20_を変換" style:display-name="5 を変換" style:page-layout-name="Mpm1">
      <style:header>
        <text:p text:style-name="Header">Toy-lang Language Manual<draw:line text:anchor-type="char" draw:z-index="298" draw:style-name="Mgr1" draw:text-style-name="MP2" svg:x1="-58712.9161in" svg:y1="-58712.9161in" svg:x2="-58706.7909in" svg:y2="-58712.9161in"><text:p/></draw:line></text:p>
      </style:header>
      <style:footer>
        <text:p text:style-name="MP3"><draw:frame draw:style-name="Mfr1" draw:name="枠6"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36">.1 データ型</text:bookmark-ref><draw:line text:anchor-type="char" draw:z-index="20" draw:style-name="Mgr1" draw:text-style-name="MP2" svg:x1="-58712.9161in" svg:y1="-58712.9161in" svg:x2="-58706.7909in" svg:y2="-58712.9161in"><text:p/></draw:line></text:p>
      </style:footer>
    </style:master-page>
    <style:master-page style:name="_36__20_を変換" style:display-name="6 を変換" style:page-layout-name="Mpm1">
      <style:header>
        <text:p text:style-name="Header">Toy-lang Language Manual<draw:line text:anchor-type="char" draw:z-index="299" draw:style-name="Mgr1" draw:text-style-name="MP2" svg:x1="-58712.9161in" svg:y1="-58712.9161in" svg:x2="-58706.7909in" svg:y2="-58712.9161in"><text:p/></draw:line></text:p>
      </style:header>
      <style:footer>
        <text:p text:style-name="MP3"><draw:frame draw:style-name="Mfr1" draw:name="枠7"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1" draw:style-name="Mgr1" draw:text-style-name="MP2" svg:x1="-58712.9161in" svg:y1="-58712.9161in" svg:x2="-58706.7909in" svg:y2="-58712.9161in"><text:p/></draw:line></text:p>
      </style:footer>
    </style:master-page>
    <style:master-page style:name="_37__20_を変換" style:display-name="7 を変換" style:page-layout-name="Mpm1">
      <style:header>
        <text:p text:style-name="MP1">A Programming language perfume<draw:line text:anchor-type="char" draw:z-index="303" draw:style-name="Mgr1" draw:text-style-name="MP2" svg:x1="-0.1252in" svg:y1="0.6146in" svg:x2="6in" svg:y2="0.6146in"><text:p/></draw:line></text:p>
      </style:header>
      <style:footer>
        <text:p text:style-name="MP3"><draw:frame draw:style-name="Mfr1" draw:name="枠8" text:anchor-type="paragraph" svg:y="0.0008in" draw:z-index="601"><draw:text-box fo:min-height="0.1457in" fo:min-width="0.0161in"><text:p text:style-name="Footer"><text:span text:style-name="Page_20_Number"><text:page-number text:select-page="current">21</text:page-number></text:span></text:p></draw:text-box></draw:frame><text:chapter text:display="number-and-name" text:outline-level="1">3. 準備</text:chapter><draw:line text:anchor-type="char" draw:z-index="25" draw:style-name="Mgr1" draw:text-style-name="MP2" svg:x1="-0.1252in" svg:y1="-0.3118in" svg:x2="6in" svg:y2="-0.3118in"><text:p/></draw:line></text:p>
      </style:footer>
    </style:master-page>
    <style:master-page style:name="_38__20_を変換" style:display-name="8 を変換" style:page-layout-name="Mpm1">
      <style:header>
        <text:p text:style-name="MP1">A Programming language perfume<draw:line text:anchor-type="char" draw:z-index="305" draw:style-name="Mgr1" draw:text-style-name="MP2" svg:x1="-0.1252in" svg:y1="0.6146in" svg:x2="6in" svg:y2="0.6146in"><text:p/></draw:line></text:p>
      </style:header>
      <style:footer>
        <text:p text:style-name="MP3"><draw:frame draw:style-name="Mfr1" draw:name="枠9" text:anchor-type="paragraph" svg:y="0.0008in" draw:z-index="603"><draw:text-box fo:min-height="0.1457in" fo:min-width="0.0161in"><text:p text:style-name="Footer"><text:span text:style-name="Page_20_Number"><text:page-number text:select-page="current">23</text:page-number></text:span></text:p></draw:text-box></draw:frame><text:chapter text:display="number-and-name" text:outline-level="1">3. 準備</text:chapter><draw:line text:anchor-type="char" draw:z-index="27" draw:style-name="Mgr1" draw:text-style-name="MP2" svg:x1="-0.1252in" svg:y1="-0.3118in" svg:x2="6in" svg:y2="-0.3118in"><text:p/></draw:line></text:p>
      </style:footer>
    </style:master-page>
    <style:master-page style:name="_39__20_を変換" style:display-name="9 を変換" style:page-layout-name="Mpm1">
      <style:header>
        <text:p text:style-name="MP1">A Programming language perfume<draw:line text:anchor-type="char" draw:z-index="337" draw:style-name="Mgr1" draw:text-style-name="MP2" svg:x1="-0.1252in" svg:y1="0.6146in" svg:x2="6in" svg:y2="0.6146in"><text:p/></draw:line></text:p>
      </style:header>
      <style:footer>
        <text:p text:style-name="MP3"><draw:frame draw:style-name="Mfr1" draw:name="枠10" text:anchor-type="paragraph" svg:y="0.0008in" draw:z-index="635"><draw:text-box fo:min-height="0.1457in" fo:min-width="0.0161in"><text:p text:style-name="Footer"><text:span text:style-name="Page_20_Number"><text:page-number text:select-page="current">27</text:page-number></text:span></text:p></draw:text-box></draw:frame><text:bookmark-ref text:reference-format="text" text:ref-name="_Ref230609227">4. 言語仕様</text:bookmark-ref><draw:line text:anchor-type="char" draw:z-index="59" draw:style-name="Mgr1" draw:text-style-name="MP2" svg:x1="-0.1252in" svg:y1="-0.3118in" svg:x2="6in" svg:y2="-0.3118in"><text:p/></draw:line></text:p>
      </style:footer>
    </style:master-page>
    <style:master-page style:name="_31_0_20_を変換" style:display-name="10 を変換" style:page-layout-name="Mpm1">
      <style:header>
        <text:p text:style-name="Header">A Programming language perfume<draw:line text:anchor-type="char" draw:z-index="569" draw:style-name="Mgr1" draw:text-style-name="MP2" svg:x1="-0.1252in" svg:y1="0.6146in" svg:x2="6in" svg:y2="0.6146in"><text:p/></draw:line></text:p>
      </style:header>
      <style:footer>
        <text:p text:style-name="MP3"><draw:frame draw:style-name="Mfr1" draw:name="枠11" text:anchor-type="paragraph" svg:y="0.0008in" draw:z-index="869"><draw:text-box fo:min-height="0.1457in" fo:min-width="0.0161in"><text:p text:style-name="Footer"><text:span text:style-name="Page_20_Number"><text:page-number text:select-page="current">254</text:page-number></text:span></text:p></draw:text-box></draw:frame><text:chapter text:display="name" text:outline-level="1">5. リファレンス</text:chapter><draw:line text:anchor-type="char" draw:z-index="291" draw:style-name="Mgr1" draw:text-style-name="MP2" svg:x1="-0.1252in" svg:y1="-0.3118in" svg:x2="6in" svg:y2="-0.3118in"><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FreeBSD_X86_64 LibreOffice_project/00m0$Build-2</meta:generator>
    <meta:initial-creator>z1h4570</meta:initial-creator>
    <meta:creation-date>2009-05-20T10:52:00</meta:creation-date>
    <dc:date>2015-12-20T03:02:10.246664875</dc:date>
    <meta:print-date>2014-12-10T15:02:46</meta:print-date>
    <meta:editing-cycles>170</meta:editing-cycles>
    <meta:editing-duration>P7DT14H56M30S</meta:editing-duration>
    <meta:printed-by>SATO Mitsuhide</meta:printed-by>
    <meta:document-statistic meta:table-count="246" meta:image-count="0" meta:object-count="0" meta:page-count="287" meta:paragraph-count="4426" meta:word-count="53550" meta:character-count="82057" meta:non-whitespace-character-count="76535"/>
    <meta:user-defined meta:name="情報 1"/>
    <meta:user-defined meta:name="情報 2"/>
    <meta:user-defined meta:name="情報 3"/>
    <meta:user-defined meta:name="情報 4"/>
  </office:meta>
</office:document-meta>
</file>